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17.23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122.91mm"/>
    </style:style>
    <style:style style:name="co5" style:family="table-column">
      <style:table-column-properties fo:break-before="auto" style:column-width="249.54mm"/>
    </style:style>
    <style:style style:name="co6" style:family="table-column">
      <style:table-column-properties fo:break-before="auto" style:column-width="21.33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30.3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88.09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5">
      <number:number number:decimal-places="2" loext:min-decimal-places="2" number:grouping="true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117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5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3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99"/>
    <style:style style:name="ce8" style:family="table-cell" style:parent-style-name="Pivot_20_Table_20_Field">
      <style:table-cell-properties fo:border-bottom="0.99pt solid #000000" fo:border-left="2.01pt solid #000000" fo:border-right="0.99pt solid #000000" fo:border-top="0.99pt solid #000000"/>
      <style:text-properties fo:font-weight="bold" style:font-weight-asian="bold" style:font-weight-complex="bold"/>
    </style:style>
    <style:style style:name="ce9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Pivot_20_Table_20_Result" style:data-style-name="N3">
      <style:table-cell-properties fo:border-bottom="2.01pt solid #000000" fo:border-left="0.99pt solid #000000" fo:border-right="none" fo:border-top="0.99pt solid #000000"/>
    </style:style>
    <style:style style:name="ce14" style:family="table-cell" style:parent-style-name="Pivot_20_Table_20_Value" style:data-style-name="N3">
      <style:table-cell-properties fo:border-bottom="none" fo:border-left="0.99pt solid #000000" fo:border-right="none" fo:border-top="none"/>
    </style:style>
    <style:style style:name="ce15" style:family="table-cell" style:parent-style-name="Pivot_20_Table_20_Value" style:data-style-name="N3">
      <style:table-cell-properties fo:border-bottom="0.99pt solid #000000" fo:border-left="0.99pt solid #000000" fo:border-right="none" fo:border-top="none"/>
    </style:style>
    <style:style style:name="ce16" style:family="table-cell" style:parent-style-name="Pivot_20_Table_20_Value" style:data-style-name="N3">
      <style:table-cell-properties fo:border-bottom="none" fo:border-left="0.99pt solid #000000" fo:border-right="none" fo:border-top="0.99pt solid #000000"/>
    </style:style>
    <style:style style:name="ce17" style:family="table-cell" style:parent-style-name="Pivot_20_Table_20_Category" style:data-style-name="N0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Pivot_20_Table_20_Result" style:data-style-name="N3">
      <style:table-cell-properties fo:border-bottom="2.01pt solid #000000" fo:border-left="none" fo:border-right="none" fo:border-top="0.99pt solid #000000"/>
    </style:style>
    <style:style style:name="ce19" style:family="table-cell" style:parent-style-name="Pivot_20_Table_20_Value" style:data-style-name="N3"/>
    <style:style style:name="ce20" style:family="table-cell" style:parent-style-name="Pivot_20_Table_20_Value" style:data-style-name="N3">
      <style:table-cell-properties fo:border-bottom="0.99pt solid #000000" fo:border-left="none" fo:border-right="none" fo:border-top="none"/>
    </style:style>
    <style:style style:name="ce21" style:family="table-cell" style:parent-style-name="Pivot_20_Table_20_Value" style:data-style-name="N3">
      <style:table-cell-properties fo:border-bottom="none" fo:border-left="none" fo:border-right="none" fo:border-top="0.99pt solid #000000"/>
    </style:style>
    <style:style style:name="ce22" style:family="table-cell" style:parent-style-name="Pivot_20_Table_20_Result" style:data-style-name="N3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Value" style:data-style-name="N3">
      <style:table-cell-properties fo:border-bottom="none" fo:border-left="none" fo:border-right="0.99pt solid #000000" fo:border-top="none"/>
    </style:style>
    <style:style style:name="ce24" style:family="table-cell" style:parent-style-name="Pivot_20_Table_20_Value" style:data-style-name="N3">
      <style:table-cell-properties fo:border-bottom="0.99pt solid #000000" fo:border-left="none" fo:border-right="0.99pt solid #000000" fo:border-top="none"/>
    </style:style>
    <style:style style:name="ce25" style:family="table-cell" style:parent-style-name="Pivot_20_Table_20_Value" style:data-style-name="N3">
      <style:table-cell-properties fo:border-bottom="none" fo:border-left="none" fo:border-right="0.99pt solid #000000" fo:border-top="0.99pt solid #000000"/>
    </style:style>
    <style:style style:name="ce2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  <style:text-properties fo:font-weight="bold" style:font-weight-asian="bold" style:font-weight-complex="bold"/>
    </style:style>
    <style:style style:name="ce27" style:family="table-cell" style:parent-style-name="Pivot_20_Table_20_Result" style:data-style-name="N3">
      <style:table-cell-properties fo:border-bottom="2.01pt solid #000000" fo:border-left="0.99pt solid #000000" fo:border-right="2.01pt solid #000000" fo:border-top="0.99pt solid #000000"/>
    </style:style>
    <style:style style:name="ce28" style:family="table-cell" style:parent-style-name="Pivot_20_Table_20_Result" style:data-style-name="N3">
      <style:table-cell-properties fo:border-bottom="none" fo:border-left="0.99pt solid #000000" fo:border-right="2.01pt solid #000000" fo:border-top="none"/>
    </style:style>
    <style:style style:name="ce29" style:family="table-cell" style:parent-style-name="Pivot_20_Table_20_Result" style:data-style-name="N3">
      <style:table-cell-properties fo:border-bottom="0.99pt solid #000000" fo:border-left="0.99pt solid #000000" fo:border-right="2.01pt solid #000000" fo:border-top="none"/>
    </style:style>
    <style:style style:name="ce30" style:family="table-cell" style:parent-style-name="Pivot_20_Table_20_Result" style:data-style-name="N3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3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4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35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36" style:family="table-cell" style:parent-style-name="Pivot_20_Table_20_Value">
      <style:table-cell-properties fo:border-bottom="none" fo:border-left="0.99pt solid #000000" fo:border-right="none" fo:border-top="none"/>
    </style:style>
    <style:style style:name="ce37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4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42" style:family="table-cell" style:parent-style-name="Pivot_20_Table_20_Value">
      <style:table-cell-properties fo:border-bottom="none" fo:border-left="none" fo:border-right="none" fo:border-top="0.99pt solid #000000"/>
    </style:style>
    <style:style style:name="ce43" style:family="table-cell" style:parent-style-name="Pivot_20_Table_20_Value" style:data-style-name="N0"/>
    <style:style style:name="ce44" style:family="table-cell" style:parent-style-name="Pivot_20_Table_20_Value">
      <style:table-cell-properties fo:border-bottom="0.99pt solid #000000" fo:border-left="none" fo:border-right="none" fo:border-top="none"/>
    </style:style>
    <style:style style:name="ce4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4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47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4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4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0" style:family="table-cell" style:parent-style-name="Pivot_20_Table_20_Value">
      <style:table-cell-properties fo:border-bottom="none" fo:border-left="none" fo:border-right="0.99pt solid #000000" fo:border-top="none"/>
    </style:style>
    <style:style style:name="ce51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52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55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5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T1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Times New Roman"/>
    </style:style>
    <style:style style:name="T2" style:family="text">
      <style:text-properties style:font-style-complex="norm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name="Arial"/>
    </style:style>
  </office:automatic-styles>
  <office:body>
    <office:spreadsheet>
      <table:calculation-settings table:automatic-find-labels="false"/>
      <table:table table:name="sezna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ce7"/>
        <table:table-column table:style-name="co9" table:number-columns-repeated="1009" table:default-cell-style-name="Default"/>
        <table:table-row table:style-name="ro1">
          <table:table-cell table:style-name="ce1" office:value-type="string" calcext:value-type="string">
            <text:p>Rok</text:p>
          </table:table-cell>
          <table:table-cell table:style-name="ce2" office:value-type="string" calcext:value-type="string">
            <text:p>Č. proj.</text:p>
          </table:table-cell>
          <table:table-cell table:style-name="ce2" office:value-type="string" calcext:value-type="string">
            <text:p>IČO</text:p>
          </table:table-cell>
          <table:table-cell table:style-name="ce3" office:value-type="string" calcext:value-type="string">
            <text:p>Žadatel</text:p>
          </table:table-cell>
          <table:table-cell table:style-name="ce4" office:value-type="string" calcext:value-type="string">
            <text:p>Účel příspěvku</text:p>
          </table:table-cell>
          <table:table-cell table:style-name="ce5" office:value-type="string" calcext:value-type="string">
            <text:p>Celk. náklady</text:p>
          </table:table-cell>
          <table:table-cell table:style-name="ce6" office:value-type="string" calcext:value-type="string">
            <text:p>Požadavek</text:p>
          </table:table-cell>
          <table:table-cell table:style-name="ce6" office:value-type="string" calcext:value-type="string">
            <text:p>Přiděleno</text:p>
          </table:table-cell>
          <table:table-cell table:style-name="ce6"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1/A</text:p>
          </table:table-cell>
          <table:table-cell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office:value-type="string" calcext:value-type="string">
            <text:p>Rekonstrukce tělocvičny - TJ Sokol Michle, Pod Stárkou 36/4, Praha 4</text:p>
          </table:table-cell>
          <table:table-cell office:value-type="float" office:value="1101000" calcext:value-type="float">
            <text:p>1101000</text:p>
          </table:table-cell>
          <table:table-cell office:value-type="float" office:value="728000" calcext:value-type="float">
            <text:p>728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7/1</text:p>
          </table:table-cell>
          <table:table-cell office:value-type="float" office:value="197386" calcext:value-type="float">
            <text:p>197386</text:p>
          </table:table-cell>
          <table:table-cell office:value-type="string" calcext:value-type="string">
            <text:p>Tělocvičná Jednota Sokol Michle</text:p>
          </table:table-cell>
          <table:table-cell office:value-type="string" calcext:value-type="string">
            <text:p>Rek. volejbal. kurtu TJ Montáže Praha 4, Pod Stárkou 2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2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odvodnění fotbalového hřiště s umělým povrchem - Žádost stažena na žádost klubu - byla dokončena již v r.2009</text:p>
          </table:table-cell>
          <table:table-cell office:value-type="float" office:value="457895" calcext:value-type="float">
            <text:p>457895</text:p>
          </table:table-cell>
          <table:table-cell office:value-type="float" office:value="365000" calcext:value-type="float">
            <text:p>36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3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oplocení fotbalového hřiště s umělým povrchem - Žádost stažena na žádost klubu - byla dokončena již v r.2009</text:p>
          </table:table-cell>
          <table:table-cell office:value-type="float" office:value="418295" calcext:value-type="float">
            <text:p>418295</text:p>
          </table:table-cell>
          <table:table-cell office:value-type="float" office:value="333000" calcext:value-type="float">
            <text:p>33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4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sociálního zařízení ve volejbalovém areálu</text:p>
          </table:table-cell>
          <table:table-cell office:value-type="float" office:value="501143" calcext:value-type="float">
            <text:p>501143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3/2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podlahy v herně stolního tenisu</text:p>
          </table:table-cell>
          <table:table-cell office:value-type="float" office:value="301665" calcext:value-type="float">
            <text:p>301665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7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antukových kurtů</text:p>
          </table:table-cell>
          <table:table-cell office:value-type="float" office:value="1190000" calcext:value-type="float">
            <text:p>1190000</text:p>
          </table:table-cell>
          <table:table-cell office:value-type="float" office:value="916000" calcext:value-type="float">
            <text:p>91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8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škvárového fotbalového hřiště na umělý trávník III. generace - II.etapa umělý povrch</text:p>
          </table:table-cell>
          <table:table-cell office:value-type="float" office:value="8377551" calcext:value-type="float">
            <text:p>8377551</text:p>
          </table:table-cell>
          <table:table-cell office:value-type="float" office:value="6700000" calcext:value-type="float">
            <text:p>670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37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antukových volejbalových kurtů</text:p>
          </table:table-cell>
          <table:table-cell office:value-type="float" office:value="1500043" calcext:value-type="float">
            <text:p>150004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38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</text:p>
          </table:table-cell>
          <table:table-cell office:value-type="string" calcext:value-type="string">
            <text:p>Rekonstrukce povrchu škvárového hřiště na umělý trávník III. generace - dokončení</text:p>
          </table:table-cell>
          <table:table-cell office:value-type="float" office:value="4552526" calcext:value-type="float">
            <text:p>4552526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6" calcext:value-type="float">
            <text:p>2046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o.s.</text:p>
          </table:table-cell>
          <table:table-cell office:value-type="string" calcext:value-type="string">
            <text:p>Rekonstrukce sociálního zařízení tělocvičny</text:p>
          </table:table-cell>
          <table:table-cell office:value-type="float" office:value="499422" calcext:value-type="float">
            <text:p>499422</text:p>
          </table:table-cell>
          <table:table-cell office:value-type="float" office:value="399000" calcext:value-type="float">
            <text:p>399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8/A/1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z. s.</text:p>
          </table:table-cell>
          <table:table-cell office:value-type="string" calcext:value-type="string">
            <text:p>Volejbalový areál TJ ABC Braník z.s., Za mlýnem 1778/10, Praha 4 - stavba nové přetlakové haly pro beachvolejbalové kurty</text:p>
          </table:table-cell>
          <table:table-cell office:value-type="float" office:value="3988000" calcext:value-type="float">
            <text:p>3988000</text:p>
          </table:table-cell>
          <table:table-cell office:value-type="float" office:value="3190000" calcext:value-type="float">
            <text:p>319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89" calcext:value-type="float">
            <text:p>9089</text:p>
          </table:table-cell>
          <table:table-cell office:value-type="float" office:value="198773" calcext:value-type="float">
            <text:p>198773</text:p>
          </table:table-cell>
          <table:table-cell office:value-type="string" calcext:value-type="string">
            <text:p>TJ ABC Braník, z. s.</text:p>
          </table:table-cell>
          <table:table-cell office:value-type="string" calcext:value-type="string">
            <text:p>Havarijní stav podlahy tělocvičny a oken</text:p>
          </table:table-cell>
          <table:table-cell table:number-columns-repeated="2" office:value-type="float" office:value="2919771" calcext:value-type="float">
            <text:p>2919771</text:p>
          </table:table-cell>
          <table:table-cell office:value-type="float" office:value="2900000" calcext:value-type="float">
            <text:p>29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35" calcext:value-type="float">
            <text:p>2135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Člocvičná jednota Sokol Praha Královské Vinohrady</text:p>
          </table:table-cell>
          <table:table-cell office:value-type="string" calcext:value-type="string">
            <text:p>Rekonstrukce šaten TJ Sokol Praha Královské Vinohrady, Polská Ň400/1</text:p>
          </table:table-cell>
          <table:table-cell office:value-type="float" office:value="1124994" calcext:value-type="float">
            <text:p>1124994</text:p>
          </table:table-cell>
          <table:table-cell office:value-type="float" office:value="899995" calcext:value-type="float">
            <text:p>899995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30" calcext:value-type="float">
            <text:p>9030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</text:p>
            <text:p>Praha Královské Vinohrady</text:p>
          </table:table-cell>
          <table:table-cell office:value-type="string" calcext:value-type="string">
            <text:p>Havarijní stav kotelny sokolovny</text:p>
          </table:table-cell>
          <table:table-cell table:number-columns-repeated="2" office:value-type="float" office:value="5547479" calcext:value-type="float">
            <text:p>5547479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osvětlení sportovní haly</text:p>
          </table:table-cell>
          <table:table-cell office:value-type="float" office:value="907101" calcext:value-type="float">
            <text:p>907101</text:p>
          </table:table-cell>
          <table:table-cell office:value-type="float" office:value="725681" calcext:value-type="float">
            <text:p>725681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05" calcext:value-type="float">
            <text:p>2105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kotelnyTělocvičné jednoty SOKOL Praha Královské Vinohrady, Polská 2400/1</text:p>
          </table:table-cell>
          <table:table-cell office:value-type="float" office:value="6662244" calcext:value-type="float">
            <text:p>6662244</text:p>
          </table:table-cell>
          <table:table-cell office:value-type="float" office:value="5329795" calcext:value-type="float">
            <text:p>5329795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8/1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Nákup zařízení Ecoline FSRC - 200 - úsporné opatření v oblasti bazénové chemie a přípravy vody</text:p>
          </table:table-cell>
          <table:table-cell office:value-type="float" office:value="281000" calcext:value-type="float">
            <text:p>281000</text:p>
          </table:table-cell>
          <table:table-cell office:value-type="float" office:value="224800" calcext:value-type="float">
            <text:p>224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7/2</text:p>
          </table:table-cell>
          <table:table-cell office:value-type="float" office:value="200191" calcext:value-type="float">
            <text:p>200191</text:p>
          </table:table-cell>
          <table:table-cell office:value-type="string" calcext:value-type="string">
            <text:p>Tělocvičná jednota Sokol Praha Královské Vinohrady</text:p>
          </table:table-cell>
          <table:table-cell office:value-type="string" calcext:value-type="string">
            <text:p>Rekonstrukce povrchu sportovní haly</text:p>
          </table:table-cell>
          <table:table-cell office:value-type="float" office:value="1744340" calcext:value-type="float">
            <text:p>1744340</text:p>
          </table:table-cell>
          <table:table-cell office:value-type="float" office:value="1395472" calcext:value-type="float">
            <text:p>139547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94" calcext:value-type="float">
            <text:p>9094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ělocvičná jednota Sokol</text:p>
            <text:p>Prosek</text:p>
          </table:table-cell>
          <table:table-cell office:value-type="string" calcext:value-type="string">
            <text:p>Odvlhčení havarijního stavu obvodové zdi</text:p>
          </table:table-cell>
          <table:table-cell office:value-type="float" office:value="423592" calcext:value-type="float">
            <text:p>423592</text:p>
          </table:table-cell>
          <table:table-cell office:value-type="float" office:value="420000" calcext:value-type="float">
            <text:p>42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4/A/2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ělocvičná jednota Sokol Prosek</text:p>
          </table:table-cell>
          <table:table-cell office:value-type="string" calcext:value-type="string">
            <text:p>Sokolovna TJ Sokol Prosek, Na Proseku 6/15, Praha 9 - Rekonstrukce a modernizace velké tělocvičny a jejího zázemí</text:p>
          </table:table-cell>
          <table:table-cell office:value-type="float" office:value="1139367" calcext:value-type="float">
            <text:p>1139367</text:p>
          </table:table-cell>
          <table:table-cell office:value-type="float" office:value="910000" calcext:value-type="float">
            <text:p>9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9/1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J Sokol Prosek</text:p>
          </table:table-cell>
          <table:table-cell office:value-type="string" calcext:value-type="string">
            <text:p>Oprava střechy, omítek, podlahy, zateplení</text:p>
          </table:table-cell>
          <table:table-cell office:value-type="float" office:value="1180000" calcext:value-type="float">
            <text:p>118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0/2</text:p>
          </table:table-cell>
          <table:table-cell office:value-type="float" office:value="203823" calcext:value-type="float">
            <text:p>203823</text:p>
          </table:table-cell>
          <table:table-cell office:value-type="string" calcext:value-type="string">
            <text:p>TJ Sokol Prosek</text:p>
          </table:table-cell>
          <table:table-cell office:value-type="string" calcext:value-type="string">
            <text:p>Rekonstrukce parketové podlahy sokolovny</text:p>
          </table:table-cell>
          <table:table-cell office:value-type="float" office:value="73000" calcext:value-type="float">
            <text:p>73000</text:p>
          </table:table-cell>
          <table:table-cell office:value-type="float" office:value="54000" calcext:value-type="float">
            <text:p>5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3/A</text:p>
          </table:table-cell>
          <table:table-cell office:value-type="float" office:value="216208" calcext:value-type="float">
            <text:p>216208</text:p>
          </table:table-cell>
          <table:table-cell office:value-type="string" calcext:value-type="string">
            <text:p>Univerzita Karlova v Praze</text:p>
          </table:table-cell>
          <table:table-cell office:value-type="string" calcext:value-type="string">
            <text:p>Rekonstrukce střechy - loděnice Troja, Vodácká 789/8, Praha 7</text:p>
          </table:table-cell>
          <table:table-cell office:value-type="float" office:value="680000" calcext:value-type="float">
            <text:p>680000</text:p>
          </table:table-cell>
          <table:table-cell office:value-type="float" office:value="544000" calcext:value-type="float">
            <text:p>544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3/1</text:p>
          </table:table-cell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</text:p>
          </table:table-cell>
          <table:table-cell office:value-type="string" calcext:value-type="string">
            <text:p>Rekonstrukce škváry na trávu</text:p>
          </table:table-cell>
          <table:table-cell office:value-type="float" office:value="2536000" calcext:value-type="float">
            <text:p>2536000</text:p>
          </table:table-cell>
          <table:table-cell office:value-type="float" office:value="2028000" calcext:value-type="float">
            <text:p>202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6/1</text:p>
          </table:table-cell>
          <table:table-cell office:value-type="float" office:value="231151" calcext:value-type="float">
            <text:p>231151</text:p>
          </table:table-cell>
          <table:table-cell office:value-type="string" calcext:value-type="string">
            <text:p>FK Tempo Praha <text:s text:c="2"/></text:p>
          </table:table-cell>
          <table:table-cell office:value-type="string" calcext:value-type="string">
            <text:p>Havárie sociál. zařízení šaten</text:p>
          </table:table-cell>
          <table:table-cell office:value-type="float" office:value="335000" calcext:value-type="float">
            <text:p>335000</text:p>
          </table:table-cell>
          <table:table-cell office:value-type="float" office:value="285000" calcext:value-type="float">
            <text:p>285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C Kobra Praha</text:p>
          </table:table-cell>
          <table:table-cell office:value-type="string" calcext:value-type="string">
            <text:p>Rekonstrukce a modernizace technologie chladícího zařízení</text:p>
          </table:table-cell>
          <table:table-cell office:value-type="float" office:value="2231250" calcext:value-type="float">
            <text:p>2231250</text:p>
          </table:table-cell>
          <table:table-cell office:value-type="float" office:value="1785000" calcext:value-type="float">
            <text:p>1785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1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Dokončení realizace komplexního využití odpadního tepla modernizací provozu technologie chladícího zařízení</text:p>
          </table:table-cell>
          <table:table-cell office:value-type="float" office:value="1632000" calcext:value-type="float">
            <text:p>1632000</text:p>
          </table:table-cell>
          <table:table-cell office:value-type="float" office:value="1305600" calcext:value-type="float">
            <text:p>13056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Komplexní využití odpadního tepla modernizací provozu technologie chladícího zařízení</text:p>
          </table:table-cell>
          <table:table-cell office:value-type="float" office:value="1704000" calcext:value-type="float">
            <text:p>1704000</text:p>
          </table:table-cell>
          <table:table-cell office:value-type="float" office:value="1363200" calcext:value-type="float">
            <text:p>13632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2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Modernizace technologického zařízení zimního stadionu HC Kobra Praha, osvětlení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3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</text:p>
          </table:table-cell>
          <table:table-cell office:value-type="string" calcext:value-type="string">
            <text:p>Modernizace technologického zaĜízení zimního stadionu HC Kobra Praha - poĜízení nového chladícího kompresoru</text:p>
          </table:table-cell>
          <table:table-cell office:value-type="float" office:value="2032800" calcext:value-type="float">
            <text:p>2032800</text:p>
          </table:table-cell>
          <table:table-cell office:value-type="float" office:value="1626240" calcext:value-type="float">
            <text:p>162624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1/A/2</text:p>
          </table:table-cell>
          <table:table-cell office:value-type="float" office:value="389838" calcext:value-type="float">
            <text:p>389838</text:p>
          </table:table-cell>
          <table:table-cell office:value-type="string" calcext:value-type="string">
            <text:p>Hockey Club Kobra Praha z.s.</text:p>
          </table:table-cell>
          <table:table-cell office:value-type="string" calcext:value-type="string">
            <text:p>HC Kobra Praha zimní stadion, Mikuleckého 1584, Praha 4 - Modernizace a rekonstrukce elektro-částí chladícího zařízení včetně rekonstrukce rozvaděčů a systému měření regulace za účelem zachování funkčnosti elektro-vybavení provozu</text:p>
          </table:table-cell>
          <table:table-cell office:value-type="float" office:value="1057745" calcext:value-type="float">
            <text:p>1057745</text:p>
          </table:table-cell>
          <table:table-cell office:value-type="float" office:value="845100" calcext:value-type="float">
            <text:p>8451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70" calcext:value-type="float">
            <text:p>2070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office:value-type="string" calcext:value-type="string">
            <text:p>Rekonstrukce obvodového pláště sportovní haly Folimanka - pokračování - 3. stěna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5440000" calcext:value-type="float">
            <text:p>54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9" calcext:value-type="float">
            <text:p>2079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niverzitní sportovní klub Praha</text:p>
          </table:table-cell>
          <table:table-cell office:value-type="string" calcext:value-type="string">
            <text:p>Rekonstrukce obvodového pláště sportovní haly Folimanka - 4. stěna</text:p>
          </table:table-cell>
          <table:table-cell office:value-type="float" office:value="3972287" calcext:value-type="float">
            <text:p>3972287</text:p>
          </table:table-cell>
          <table:table-cell office:value-type="float" office:value="3177830" calcext:value-type="float">
            <text:p>317783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obvodového pláště sportovní haly Folimanka – I. Etapa</text:p>
          </table:table-cell>
          <table:table-cell table:number-columns-repeated="2" office:value-type="float" office:value="12000000" calcext:value-type="float">
            <text:p>12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7" calcext:value-type="float">
            <text:p>6007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Instalace přetlakové nafukovací haly na dvě hřiště s umělou trávou se zapískováním - rozměry 21x40 m a 35x36 m </text:p>
          </table:table-cell>
          <table:table-cell office:value-type="float" office:value="3268930" calcext:value-type="float">
            <text:p>3268930</text:p>
          </table:table-cell>
          <table:table-cell office:value-type="float" office:value="1590000" calcext:value-type="float">
            <text:p>159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45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oprava komínu v ZS Hasa</text:p>
          </table:table-cell>
          <table:table-cell office:value-type="float" office:value="50000" calcext:value-type="float">
            <text:p>50000</text:p>
          </table:table-cell>
          <table:table-cell office:value-type="float" office:value="42500" calcext:value-type="float">
            <text:p>42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46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ploché střechy zim.stadionu Hasa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72500" calcext:value-type="float">
            <text:p>15725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8/2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Výměna chladicího kondenzátoru zimního stadionu USK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935000" calcext:value-type="float">
            <text:p>935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7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prašného hřiště na hřiště s umělým povrchem 20 x 40 včetně oplocení</text:p>
          </table:table-cell>
          <table:table-cell office:value-type="float" office:value="2172932" calcext:value-type="float">
            <text:p>2172932</text:p>
          </table:table-cell>
          <table:table-cell office:value-type="float" office:value="1738352" calcext:value-type="float">
            <text:p>17383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</text:p>
          </table:table-cell>
          <table:table-cell office:value-type="string" calcext:value-type="string">
            <text:p>Rekonstrukce vzduchotechniky a požární signalizace</text:p>
          </table:table-cell>
          <table:table-cell table:number-columns-repeated="2" office:value-type="float" office:value="6000000" calcext:value-type="float">
            <text:p>6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2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 <text:s text:c="25"/>P</text:p>
          </table:table-cell>
          <table:table-cell office:value-type="string" calcext:value-type="string">
            <text:p>Oplocení, buňky na šatny, WC u hř.v Braníku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3/1</text:p>
          </table:table-cell>
          <table:table-cell office:value-type="float" office:value="393495" calcext:value-type="float">
            <text:p>393495</text:p>
          </table:table-cell>
          <table:table-cell office:value-type="string" calcext:value-type="string">
            <text:p>USK Praha <text:s text:c="25"/>P</text:p>
          </table:table-cell>
          <table:table-cell office:value-type="string" calcext:value-type="string">
            <text:p>Zprovoz. uměl. slalomového kanálu v Tróji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8/A/1</text:p>
          </table:table-cell>
          <table:table-cell office:value-type="float" office:value="406741" calcext:value-type="float">
            <text:p>406741</text:p>
          </table:table-cell>
          <table:table-cell office:value-type="string" calcext:value-type="string">
            <text:p>Fotbalová asociace České republiky</text:p>
          </table:table-cell>
          <table:table-cell office:value-type="string" calcext:value-type="string">
            <text:p>Hřiště Přátelství areál FaČR, Diskařská /4, Praha 6 - vybudování umělého osvětlení</text:p>
          </table:table-cell>
          <table:table-cell office:value-type="float" office:value="15931880" calcext:value-type="float">
            <text:p>15931880</text:p>
          </table:table-cell>
          <table:table-cell office:value-type="float" office:value="12745504" calcext:value-type="float">
            <text:p>12745504</text:p>
          </table:table-cell>
          <table:table-cell office:value-type="float" office:value="10000000" calcext:value-type="float">
            <text:p>10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7" calcext:value-type="float">
            <text:p>2027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krytého plaveckého bazénu v Tyršově domě, Újezd 450/40</text:p>
          </table:table-cell>
          <table:table-cell office:value-type="float" office:value="3118728" calcext:value-type="float">
            <text:p>31187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36" calcext:value-type="float">
            <text:p>2036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stĜechy Tyršova domu Tyršův dům, Újezd</text:p>
            <text:p>450/40</text:p>
          </table:table-cell>
          <table:table-cell office:value-type="float" office:value="2319507" calcext:value-type="float">
            <text:p>2319507</text:p>
          </table:table-cell>
          <table:table-cell office:value-type="float" office:value="999000" calcext:value-type="float">
            <text:p>999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2/1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Modernizace technologií úpravy vody plaveckého bazénu</text:p>
          </table:table-cell>
          <table:table-cell office:value-type="float" office:value="1753486" calcext:value-type="float">
            <text:p>1753486</text:p>
          </table:table-cell>
          <table:table-cell office:value-type="float" office:value="1402789" calcext:value-type="float">
            <text:p>1402789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5/1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Ekonomizace technologie a provozu bazénu</text:p>
          </table:table-cell>
          <table:table-cell office:value-type="float" office:value="1825164" calcext:value-type="float">
            <text:p>1825164</text:p>
          </table:table-cell>
          <table:table-cell office:value-type="float" office:value="1460131" calcext:value-type="float">
            <text:p>1460131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3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- úprava povrchů tělocvičen a zařízení ve cvičebních prostorách Tyršův dům, Újezd 450/40</text:p>
          </table:table-cell>
          <table:table-cell office:value-type="float" office:value="840400" calcext:value-type="float">
            <text:p>8404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4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podlah tělocvičen v Tyršově domě</text:p>
          </table:table-cell>
          <table:table-cell office:value-type="float" office:value="260000" calcext:value-type="float">
            <text:p>260000</text:p>
          </table:table-cell>
          <table:table-cell office:value-type="float" office:value="182000" calcext:value-type="float">
            <text:p>182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5/2</text:p>
          </table:table-cell>
          <table:table-cell office:value-type="float" office:value="409537" calcext:value-type="float">
            <text:p>409537</text:p>
          </table:table-cell>
          <table:table-cell office:value-type="string" calcext:value-type="string">
            <text:p>Česká obec sokolská</text:p>
          </table:table-cell>
          <table:table-cell office:value-type="string" calcext:value-type="string">
            <text:p>Rekonstrukce povrchu tělocvičny T 5 v Tyršově domě</text:p>
          </table:table-cell>
          <table:table-cell office:value-type="float" office:value="236200" calcext:value-type="float">
            <text:p>236200</text:p>
          </table:table-cell>
          <table:table-cell office:value-type="float" office:value="188900" calcext:value-type="float">
            <text:p>1889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2/1</text:p>
          </table:table-cell>
          <table:table-cell office:value-type="float" office:value="499498" calcext:value-type="float">
            <text:p>499498</text:p>
          </table:table-cell>
          <table:table-cell office:value-type="string" calcext:value-type="string">
            <text:p>YMCA v České republice</text:p>
          </table:table-cell>
          <table:table-cell office:value-type="string" calcext:value-type="string">
            <text:p>Modernizace technologického zařízení plaveckého bazénu Sportcentrum YMCA - UV Lampa,řídící jednotka celé technologie úpravy vody, změkčovací stanice, čerpadlo</text:p>
          </table:table-cell>
          <table:table-cell office:value-type="float" office:value="4300000" calcext:value-type="float">
            <text:p>43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650000" calcext:value-type="float">
            <text:p>6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3/A/2</text:p>
          </table:table-cell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office:value-type="string" calcext:value-type="string">
            <text:p>TJ Sokol Pražský, Žitná 1438/42, Praha 2 - Rekonstrukce sportovní palubovky</text:p>
          </table:table-cell>
          <table:table-cell office:value-type="float" office:value="1738382" calcext:value-type="float">
            <text:p>1738382</text:p>
          </table:table-cell>
          <table:table-cell office:value-type="float" office:value="1390705" calcext:value-type="float">
            <text:p>1390705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0/2</text:p>
          </table:table-cell>
          <table:table-cell office:value-type="float" office:value="505714" calcext:value-type="float">
            <text:p>505714</text:p>
          </table:table-cell>
          <table:table-cell office:value-type="string" calcext:value-type="string">
            <text:p>Tělocvičná jednota Sokol Pražský</text:p>
          </table:table-cell>
          <table:table-cell office:value-type="string" calcext:value-type="string">
            <text:p>Rekonstrukce povrchu tělocvičny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3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Oprava havarijního stavu oplocení, opěrná zídka části severní a jižní strany horního hřiště č.2 ve sportovním areálu</text:p>
          </table:table-cell>
          <table:table-cell office:value-type="float" office:value="1827000" calcext:value-type="float">
            <text:p>1827000</text:p>
          </table:table-cell>
          <table:table-cell office:value-type="float" office:value="1552000" calcext:value-type="float">
            <text:p>155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4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ekonstrukce vodovodní přípojky a rozvodů pro zavlažování</text:p>
          </table:table-cell>
          <table:table-cell office:value-type="float" office:value="218000" calcext:value-type="float">
            <text:p>218000</text:p>
          </table:table-cell>
          <table:table-cell office:value-type="float" office:value="185000" calcext:value-type="float">
            <text:p>185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5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Vybudování zpevněných ploch ve sportovním areálu - v okolí kabin, chodník k víceúčelovému hřišti a zpevněné plochy u vjezdu</text:p>
          </table:table-cell>
          <table:table-cell office:value-type="float" office:value="1564000" calcext:value-type="float">
            <text:p>1564000</text:p>
          </table:table-cell>
          <table:table-cell office:value-type="float" office:value="1329000" calcext:value-type="float">
            <text:p>132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05/2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Odstranění havarijního stavu kanalizační přípojky v areálu FC Tempo</text:p>
          </table:table-cell>
          <table:table-cell office:value-type="float" office:value="206000" calcext:value-type="float">
            <text:p>206000</text:p>
          </table:table-cell>
          <table:table-cell office:value-type="float" office:value="175000" calcext:value-type="float">
            <text:p>175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6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ekonstrukce zábradlí a vodovodní šachty</text:p>
          </table:table-cell>
          <table:table-cell office:value-type="float" office:value="180000" calcext:value-type="float">
            <text:p>1800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6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ozšíření objektu šaten - V. etapa - dokončení stavby</text:p>
          </table:table-cell>
          <table:table-cell office:value-type="float" office:value="2633133" calcext:value-type="float">
            <text:p>263313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7/1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</text:p>
          </table:table-cell>
          <table:table-cell office:value-type="string" calcext:value-type="string">
            <text:p>Rozšíření objektu šaten v zázemí klubu</text:p>
          </table:table-cell>
          <table:table-cell office:value-type="float" office:value="6904983" calcext:value-type="float">
            <text:p>690498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7" calcext:value-type="float">
            <text:p>2017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, o.s.</text:p>
          </table:table-cell>
          <table:table-cell office:value-type="string" calcext:value-type="string">
            <text:p>Rekonstrukce systému přípravy teplé vody ve fotbalových šatnách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6/A</text:p>
          </table:table-cell>
          <table:table-cell office:value-type="float" office:value="536288" calcext:value-type="float">
            <text:p>536288</text:p>
          </table:table-cell>
          <table:table-cell office:value-type="string" calcext:value-type="string">
            <text:p>FC TEMPO PRAHA, o.s.</text:p>
          </table:table-cell>
          <table:table-cell office:value-type="string" calcext:value-type="string">
            <text:p>Výstavba hřiště s umělou trávou - Sportovní areál FC Tempo Praha, Ve Lhotce 1045/3, Praha 4</text:p>
          </table:table-cell>
          <table:table-cell office:value-type="float" office:value="16000000" calcext:value-type="float">
            <text:p>16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3/2</text:p>
          </table:table-cell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office:value-type="string" calcext:value-type="string">
            <text:p>Odstranění havarijního stavu sociálního a šatnového zázemí tenisového oddílu - zateplení pláště objektu, okna, dveře, vyzdívka komínu, plynovodní přípojka, vnitřní rozvod plynovodu, zřízení ustředního vytápění</text:p>
          </table:table-cell>
          <table:table-cell office:value-type="float" office:value="2842969" calcext:value-type="float">
            <text:p>2842969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7/1</text:p>
          </table:table-cell>
          <table:table-cell office:value-type="float" office:value="536318" calcext:value-type="float">
            <text:p>536318</text:p>
          </table:table-cell>
          <table:table-cell office:value-type="string" calcext:value-type="string">
            <text:p>TJ Břevnov</text:p>
          </table:table-cell>
          <table:table-cell office:value-type="string" calcext:value-type="string">
            <text:p>Rekonstrukce střechy,rekonstrukce vnitroareálových komunikací,oplocení kurtů a oplocení celého areálu</text:p>
          </table:table-cell>
          <table:table-cell office:value-type="float" office:value="783468" calcext:value-type="float">
            <text:p>783468</text:p>
          </table:table-cell>
          <table:table-cell office:value-type="float" office:value="626768" calcext:value-type="float">
            <text:p>626768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6" calcext:value-type="float">
            <text:p>2006</text:p>
          </table:table-cell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office:value-type="string" calcext:value-type="string">
            <text:p>Rekonstrukce opěrné stěny oddělující fotbalová hřiště</text:p>
          </table:table-cell>
          <table:table-cell office:value-type="float" office:value="904020" calcext:value-type="float">
            <text:p>904020</text:p>
          </table:table-cell>
          <table:table-cell office:value-type="float" office:value="684020" calcext:value-type="float">
            <text:p>68402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4/1</text:p>
          </table:table-cell>
          <table:table-cell office:value-type="float" office:value="536628" calcext:value-type="float">
            <text:p>536628</text:p>
          </table:table-cell>
          <table:table-cell office:value-type="string" calcext:value-type="string">
            <text:p>Tělocvičná jednota Sokol Libeň</text:p>
          </table:table-cell>
          <table:table-cell office:value-type="string" calcext:value-type="string">
            <text:p>Rekonstrukce povrchu fotbalového hřiště z přírodního trávníku na umělou trávu 3. generace - I. etapa</text:p>
          </table:table-cell>
          <table:table-cell office:value-type="float" office:value="867146" calcext:value-type="float">
            <text:p>867146</text:p>
          </table:table-cell>
          <table:table-cell office:value-type="float" office:value="667146" calcext:value-type="float">
            <text:p>667146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0/1</text:p>
          </table:table-cell>
          <table:table-cell office:value-type="float" office:value="537004" calcext:value-type="float">
            <text:p>537004</text:p>
          </table:table-cell>
          <table:table-cell office:value-type="string" calcext:value-type="string">
            <text:p>Česká klusácká asociace <text:s text:c="5"/>P</text:p>
          </table:table-cell>
          <table:table-cell office:value-type="string" calcext:value-type="string">
            <text:p>Havárie klusáckého sportoviště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41" calcext:value-type="float">
            <text:p>9041</text:p>
          </table:table-cell>
          <table:table-cell office:value-type="float" office:value="537381" calcext:value-type="float">
            <text:p>537381</text:p>
          </table:table-cell>
          <table:table-cell office:value-type="string" calcext:value-type="string">
            <text:p>Sportovní klub Start Praha<text:span text:style-name="T1"> </text:span><text:span text:style-name="T2">z.s.</text:span></text:p>
          </table:table-cell>
          <table:table-cell office:value-type="string" calcext:value-type="string">
            <text:p>Havarijní stav podlahy tělocvičny</text:p>
          </table:table-cell>
          <table:table-cell table:number-columns-repeated="2" office:value-type="float" office:value="971450" calcext:value-type="float">
            <text:p>97145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63/A/2</text:p>
          </table:table-cell>
          <table:table-cell office:value-type="float" office:value="537381" calcext:value-type="float">
            <text:p>537381</text:p>
          </table:table-cell>
          <table:table-cell office:value-type="string" calcext:value-type="string">
            <text:p>Sportovní klub Start Praha, o.s.</text:p>
          </table:table-cell>
          <table:table-cell office:value-type="string" calcext:value-type="string">
            <text:p>Lukostřelecká strelnice SK Start Praha , Běžecká , Praha 6 - rekonstrukce bezpečnostní stěny na střelnici</text:p>
          </table:table-cell>
          <table:table-cell office:value-type="float" office:value="656630" calcext:value-type="float">
            <text:p>656630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77" calcext:value-type="float">
            <text:p>9077</text:p>
          </table:table-cell>
          <table:table-cell office:value-type="float" office:value="537462" calcext:value-type="float">
            <text:p>537462</text:p>
          </table:table-cell>
          <table:table-cell office:value-type="string" calcext:value-type="string">
            <text:p>Tělovýchovná jednota Kotva</text:p>
            <text:p>Braník</text:p>
          </table:table-cell>
          <table:table-cell office:value-type="string" calcext:value-type="string">
            <text:p>Havarijní stav rozvodů vody a kanalizace v loděnici</text:p>
            <text:p>TJ Kotva Braník</text:p>
          </table:table-cell>
          <table:table-cell table:number-columns-repeated="2" office:value-type="float" office:value="426525" calcext:value-type="float">
            <text:p>426525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1" calcext:value-type="float">
            <text:p>2031</text:p>
          </table:table-cell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office:value-type="string" calcext:value-type="string">
            <text:p>Výstavba nového zázemí fotbalového areálu</text:p>
          </table:table-cell>
          <table:table-cell office:value-type="float" office:value="14200000" calcext:value-type="float">
            <text:p>14200000</text:p>
          </table:table-cell>
          <table:table-cell office:value-type="float" office:value="11300000" calcext:value-type="float">
            <text:p>1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50/1</text:p>
          </table:table-cell>
          <table:table-cell office:value-type="float" office:value="537667" calcext:value-type="float">
            <text:p>537667</text:p>
          </table:table-cell>
          <table:table-cell office:value-type="string" calcext:value-type="string">
            <text:p>SPORTOVNÍ KLUB ČECHIE SMÍCHOV</text:p>
          </table:table-cell>
          <table:table-cell office:value-type="string" calcext:value-type="string">
            <text:p>Rekonstrukce povrchu fotbalového hřiště na hřiště s umělým povrchem</text:p>
          </table:table-cell>
          <table:table-cell office:value-type="float" office:value="1588896" calcext:value-type="float">
            <text:p>1588896</text:p>
          </table:table-cell>
          <table:table-cell office:value-type="float" office:value="1188896" calcext:value-type="float">
            <text:p>1188896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30" calcext:value-type="float">
            <text:p>2030</text:p>
          </table:table-cell>
          <table:table-cell office:value-type="float" office:value="537730" calcext:value-type="float">
            <text:p>537730</text:p>
          </table:table-cell>
          <table:table-cell office:value-type="string" calcext:value-type="string">
            <text:p>Český svaz kanoistů</text:p>
          </table:table-cell>
          <table:table-cell office:value-type="string" calcext:value-type="string">
            <text:p>Rekonstrukce sociálního zařízení závodiště Císařská louka, Císařská louka 162</text:p>
          </table:table-cell>
          <table:table-cell office:value-type="float" office:value="628500" calcext:value-type="float">
            <text:p>628500</text:p>
          </table:table-cell>
          <table:table-cell office:value-type="float" office:value="502000" calcext:value-type="float">
            <text:p>50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8" calcext:value-type="float">
            <text:p>2068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přední dřevěné části dvou boxové stáje</text:p>
          </table:table-cell>
          <table:table-cell office:value-type="float" office:value="68000" calcext:value-type="float">
            <text:p>68000</text:p>
          </table:table-cell>
          <table:table-cell office:value-type="float" office:value="54400" calcext:value-type="float">
            <text:p>54400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1" calcext:value-type="float">
            <text:p>2071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hromosvodů, okapů a s tím související práce na provozních budovách jezdeckého areálu</text:p>
          </table:table-cell>
          <table:table-cell office:value-type="float" office:value="309422" calcext:value-type="float">
            <text:p>309422</text:p>
          </table:table-cell>
          <table:table-cell office:value-type="float" office:value="247542" calcext:value-type="float">
            <text:p>247542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8/2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</text:p>
          </table:table-cell>
          <table:table-cell office:value-type="string" calcext:value-type="string">
            <text:p>Rekonstrukce povrchu jízdárny</text:p>
          </table:table-cell>
          <table:table-cell office:value-type="float" office:value="30500" calcext:value-type="float">
            <text:p>30500</text:p>
          </table:table-cell>
          <table:table-cell office:value-type="float" office:value="24400" calcext:value-type="float">
            <text:p>24400</text:p>
          </table:table-cell>
          <table:table-cell office:value-type="float" office:value="20000" calcext:value-type="float">
            <text:p>2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70" calcext:value-type="float">
            <text:p>9070</text:p>
          </table:table-cell>
          <table:table-cell office:value-type="float" office:value="537781" calcext:value-type="float">
            <text:p>537781</text:p>
          </table:table-cell>
          <table:table-cell office:value-type="string" calcext:value-type="string">
            <text:p>Tělovýchovná jezdecká jednota Přední Kopanina, z.s.</text:p>
          </table:table-cell>
          <table:table-cell office:value-type="string" calcext:value-type="string">
            <text:p>Havarijní stav provozní budovy, klubovny a sociální</text:p>
            <text:p>zařízení</text:p>
          </table:table-cell>
          <table:table-cell table:number-columns-repeated="2" office:value-type="float" office:value="755493" calcext:value-type="float">
            <text:p>755493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3/A/1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office:value-type="string" calcext:value-type="string">
            <text:p>TJ Sokol Kobylisy, U Školské zahrady 430/9, Praha 8 - Výstavba nové víceúčelové sportovní haly</text:p>
          </table:table-cell>
          <table:table-cell office:value-type="float" office:value="16918032" calcext:value-type="float">
            <text:p>16918032</text:p>
          </table:table-cell>
          <table:table-cell office:value-type="float" office:value="13500000" calcext:value-type="float">
            <text:p>13500000</text:p>
          </table:table-cell>
          <table:table-cell office:value-type="float" office:value="12000000" calcext:value-type="float">
            <text:p>12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3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ělocvičná jednota Sokol Kobylisy</text:p>
          </table:table-cell>
          <table:table-cell office:value-type="string" calcext:value-type="string">
            <text:p>Rekonstrukce umělého povrchu florbalového hřiště v přetlakové sportovní hale</text:p>
          </table:table-cell>
          <table:table-cell office:value-type="float" office:value="1380000" calcext:value-type="float">
            <text:p>1380000</text:p>
          </table:table-cell>
          <table:table-cell office:value-type="float" office:value="1104000" calcext:value-type="float">
            <text:p>1104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6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J Sokol Kobylisy</text:p>
          </table:table-cell>
          <table:table-cell office:value-type="string" calcext:value-type="string">
            <text:p>Zkvalitnění povrchu sokolovny</text:p>
          </table:table-cell>
          <table:table-cell office:value-type="float" office:value="78270" calcext:value-type="float">
            <text:p>78270</text:p>
          </table:table-cell>
          <table:table-cell office:value-type="float" office:value="62570" calcext:value-type="float">
            <text:p>62570</text:p>
          </table:table-cell>
          <table:table-cell office:value-type="float" office:value="60000" calcext:value-type="float">
            <text:p>6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8/2</text:p>
          </table:table-cell>
          <table:table-cell office:value-type="float" office:value="537799" calcext:value-type="float">
            <text:p>537799</text:p>
          </table:table-cell>
          <table:table-cell office:value-type="string" calcext:value-type="string">
            <text:p>TJ Sokol Kobylisy</text:p>
          </table:table-cell>
          <table:table-cell office:value-type="string" calcext:value-type="string">
            <text:p>Rekonstrukce povrchu hřiště ve víceúčelové přetlakové hale - výměna umělého povrchu</text:p>
          </table:table-cell>
          <table:table-cell office:value-type="float" office:value="1186717" calcext:value-type="float">
            <text:p>1186717</text:p>
          </table:table-cell>
          <table:table-cell office:value-type="float" office:value="949373" calcext:value-type="float">
            <text:p>94937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2" calcext:value-type="float">
            <text:p>206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ělovýchovná jednota Jižní Město Chodov,o.s.</text:p>
          </table:table-cell>
          <table:table-cell office:value-type="string" calcext:value-type="string">
            <text:p>Rekonstrukce okenních výplní sportovní haly - zateplení haly</text:p>
          </table:table-cell>
          <table:table-cell office:value-type="float" office:value="8772300" calcext:value-type="float">
            <text:p>8772300</text:p>
          </table:table-cell>
          <table:table-cell office:value-type="float" office:value="7017840" calcext:value-type="float">
            <text:p>70178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73" calcext:value-type="float">
            <text:p>9073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ělovýchovná jednota Jižní Město Chodov,o.s.</text:p>
          </table:table-cell>
          <table:table-cell office:value-type="string" calcext:value-type="string">
            <text:p>Havarijní stav elektroinstalace a kanalizace ve<text:span text:style-name="T1"> </text:span><text:span text:style-name="T2">sportovní hale</text:span></text:p>
          </table:table-cell>
          <table:table-cell table:number-columns-repeated="2" office:value-type="float" office:value="1825000" calcext:value-type="float">
            <text:p>1825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3/1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- Chodov</text:p>
          </table:table-cell>
          <table:table-cell office:value-type="string" calcext:value-type="string">
            <text:p>Rekonstrukce osvětlení sport. haly</text:p>
          </table:table-cell>
          <table:table-cell office:value-type="float" office:value="2046619" calcext:value-type="float">
            <text:p>2046619</text:p>
          </table:table-cell>
          <table:table-cell office:value-type="float" office:value="1739626" calcext:value-type="float">
            <text:p>173962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4/1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- Chodov</text:p>
          </table:table-cell>
          <table:table-cell office:value-type="string" calcext:value-type="string">
            <text:p>Oprava střešní krytiny sport. haly</text:p>
          </table:table-cell>
          <table:table-cell office:value-type="float" office:value="1480343.6" calcext:value-type="float">
            <text:p>1480343,6</text:p>
          </table:table-cell>
          <table:table-cell office:value-type="float" office:value="1184278.8" calcext:value-type="float">
            <text:p>1184278,8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0/3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rekonstrukce kotelny na horolezeckou halu</text:p>
          </table:table-cell>
          <table:table-cell office:value-type="float" office:value="4529452" calcext:value-type="float">
            <text:p>4529452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2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Rekonstrukce vnitřních rozvodů Sport centra zelené zdraví - Hrabákova - voda - kanalizace - topení</text:p>
          </table:table-cell>
          <table:table-cell office:value-type="float" office:value="2523877" calcext:value-type="float">
            <text:p>2523877</text:p>
          </table:table-cell>
          <table:table-cell office:value-type="float" office:value="2145000" calcext:value-type="float">
            <text:p>2145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5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Zajištění a opravy trhlin ve zdech, podlaze a v obvodovém plášti sportovní haly, oprava trasy kanalizační přípojky, svislé izolace proti vodě</text:p>
          </table:table-cell>
          <table:table-cell office:value-type="float" office:value="5965160" calcext:value-type="float">
            <text:p>5965160</text:p>
          </table:table-cell>
          <table:table-cell office:value-type="float" office:value="5070386" calcext:value-type="float">
            <text:p>507038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6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Celková rekonstrukce vnitřní kanalizace v objektu klubovny Volkovova ul. Praha 4, šatny, sprchy, WC.</text:p>
          </table:table-cell>
          <table:table-cell office:value-type="float" office:value="829394" calcext:value-type="float">
            <text:p>829394</text:p>
          </table:table-cell>
          <table:table-cell office:value-type="float" office:value="490000" calcext:value-type="float">
            <text:p>49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3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</text:p>
          </table:table-cell>
          <table:table-cell office:value-type="string" calcext:value-type="string">
            <text:p>Oprava parketové podlahy sportovní haly</text:p>
          </table:table-cell>
          <table:table-cell office:value-type="float" office:value="480000" calcext:value-type="float">
            <text:p>480000</text:p>
          </table:table-cell>
          <table:table-cell office:value-type="float" office:value="384000" calcext:value-type="float">
            <text:p>38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5/2</text:p>
          </table:table-cell>
          <table:table-cell office:value-type="float" office:value="537829" calcext:value-type="float">
            <text:p>537829</text:p>
          </table:table-cell>
          <table:table-cell office:value-type="string" calcext:value-type="string">
            <text:p>TJ Jižní Město Chodov, o.s.</text:p>
          </table:table-cell>
          <table:table-cell office:value-type="string" calcext:value-type="string">
            <text:p>Obnova tělocvičného nářadí - zakoupení gymnastického koberce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2/2</text:p>
          </table:table-cell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</text:p>
          </table:table-cell>
          <table:table-cell office:value-type="string" calcext:value-type="string">
            <text:p>Dokončení rekonstrukce oplocení tenisového areálu ve Stromovce, zničeného při povodni v r. 2002 - demontáž starých <text:s/>a montáž nových sloupků a pletiva, oprava základového betonu</text:p>
          </table:table-cell>
          <table:table-cell office:value-type="float" office:value="383215" calcext:value-type="float">
            <text:p>383215</text:p>
          </table:table-cell>
          <table:table-cell office:value-type="float" office:value="325732" calcext:value-type="float">
            <text:p>3257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6/1</text:p>
          </table:table-cell>
          <table:table-cell office:value-type="float" office:value="537870" calcext:value-type="float">
            <text:p>537870</text:p>
          </table:table-cell>
          <table:table-cell office:value-type="string" calcext:value-type="string">
            <text:p>TJ Tatran Praha 7 <text:s text:c="16"/>P</text:p>
          </table:table-cell>
          <table:table-cell office:value-type="string" calcext:value-type="string">
            <text:p>Obnova tenisového areálu zničeného povodní <text:s/></text:p>
          </table:table-cell>
          <table:table-cell office:value-type="float" office:value="3500000" calcext:value-type="float">
            <text:p>3500000</text:p>
          </table:table-cell>
          <table:table-cell office:value-type="float" office:value="2975000" calcext:value-type="float">
            <text:p>297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4" calcext:value-type="float">
            <text:p>2164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Človýchovná jednota RuzynČ</text:p>
          </table:table-cell>
          <table:table-cell office:value-type="string" calcext:value-type="string">
            <text:p>Rekonstrukce vodovodního potrubí a oprava vodomČrné šachty ve sportovním areálu TJ RuzynČ, o.s., Drnovská 1ř</text:p>
          </table:table-cell>
          <table:table-cell office:value-type="float" office:value="1270337" calcext:value-type="float">
            <text:p>1270337</text:p>
          </table:table-cell>
          <table:table-cell office:value-type="float" office:value="980000" calcext:value-type="float">
            <text:p>9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2" calcext:value-type="float">
            <text:p>2052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šaten a sociálního zařízení tenisového areálu</text:p>
          </table:table-cell>
          <table:table-cell office:value-type="float" office:value="1138922" calcext:value-type="float">
            <text:p>1138922</text:p>
          </table:table-cell>
          <table:table-cell office:value-type="float" office:value="850000" calcext:value-type="float">
            <text:p>8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6" calcext:value-type="float">
            <text:p>2066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střechy kotelny sportovního areálu</text:p>
          </table:table-cell>
          <table:table-cell office:value-type="float" office:value="247922" calcext:value-type="float">
            <text:p>247922</text:p>
          </table:table-cell>
          <table:table-cell office:value-type="float" office:value="185941" calcext:value-type="float">
            <text:p>185941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38" calcext:value-type="float">
            <text:p>2138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šaten a sociálního zázemí víceúčelové sportovní haly TJ Ruzyně, Drnovská 19</text:p>
          </table:table-cell>
          <table:table-cell office:value-type="float" office:value="861628" calcext:value-type="float">
            <text:p>861628</text:p>
          </table:table-cell>
          <table:table-cell office:value-type="float" office:value="689000" calcext:value-type="float">
            <text:p>689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3" calcext:value-type="float">
            <text:p>2163</text:p>
          </table:table-cell>
          <table:table-cell office:value-type="float" office:value="538116" calcext:value-type="float">
            <text:p>538116</text:p>
          </table:table-cell>
          <table:table-cell office:value-type="string" calcext:value-type="string">
            <text:p>Tělovýchovná jednota Ruzyně</text:p>
          </table:table-cell>
          <table:table-cell office:value-type="string" calcext:value-type="string">
            <text:p>Rekonstrukce rozvodů nízkého napČtí ve sportovním areálu TJ RuzynČ, o.s., Drnovská 1ř</text:p>
          </table:table-cell>
          <table:table-cell office:value-type="float" office:value="1212102" calcext:value-type="float">
            <text:p>1212102</text:p>
          </table:table-cell>
          <table:table-cell office:value-type="float" office:value="950000" calcext:value-type="float">
            <text:p>950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83" calcext:value-type="float">
            <text:p>9083</text:p>
          </table:table-cell>
          <table:table-cell office:value-type="float" office:value="538388" calcext:value-type="float">
            <text:p>538388</text:p>
          </table:table-cell>
          <table:table-cell office:value-type="string" calcext:value-type="string">
            <text:p>Český tenisový svaz o.s.</text:p>
          </table:table-cell>
          <table:table-cell office:value-type="string" calcext:value-type="string">
            <text:p>Rekonstrukce havarijního stavu v tenisovém<text:span text:style-name="T1"> </text:span><text:span text:style-name="T2">areálu ČTS, větrací a odvlhčovací zařízení rehabilitačního bazénu, vodovodní a kanalizační potrubí budovy centrálního kurtu, osvětlení haly a elektroinstalace ubytovny</text:span></text:p>
          </table:table-cell>
          <table:table-cell office:value-type="float" office:value="4776523" calcext:value-type="float">
            <text:p>477652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7" calcext:value-type="float">
            <text:p>2017</text:p>
          </table:table-cell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office:value-type="string" calcext:value-type="string">
            <text:p>Rekonstrukce kuželníku</text:p>
          </table:table-cell>
          <table:table-cell office:value-type="float" office:value="2878580" calcext:value-type="float">
            <text:p>287858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8/1</text:p>
          </table:table-cell>
          <table:table-cell office:value-type="float" office:value="538469" calcext:value-type="float">
            <text:p>538469</text:p>
          </table:table-cell>
          <table:table-cell office:value-type="string" calcext:value-type="string">
            <text:p>SPORTOVNÍ KLUB METEOR PRAHA</text:p>
          </table:table-cell>
          <table:table-cell office:value-type="string" calcext:value-type="string">
            <text:p>Rekonstrukce povrchu dětského tenisového kurtu a odrazové stěny</text:p>
          </table:table-cell>
          <table:table-cell office:value-type="float" office:value="312768" calcext:value-type="float">
            <text:p>312768</text:p>
          </table:table-cell>
          <table:table-cell office:value-type="float" office:value="250000" calcext:value-type="float">
            <text:p>2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1" calcext:value-type="float">
            <text:p>2061</text:p>
          </table:table-cell>
          <table:table-cell office:value-type="float" office:value="538477" calcext:value-type="float">
            <text:p>538477</text:p>
          </table:table-cell>
          <table:table-cell office:value-type="string" calcext:value-type="string">
            <text:p>Tělovýchovná jednota ASTRA Zahradní město</text:p>
          </table:table-cell>
          <table:table-cell office:value-type="string" calcext:value-type="string">
            <text:p>Rekonstrukce šaten a sociálního zařízení staré haly</text:p>
          </table:table-cell>
          <table:table-cell office:value-type="float" office:value="577182" calcext:value-type="float">
            <text:p>577182</text:p>
          </table:table-cell>
          <table:table-cell office:value-type="float" office:value="460000" calcext:value-type="float">
            <text:p>4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3/A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office:value-type="string" calcext:value-type="string">
            <text:p>Rekonstrukce kotelny - tělocvična Chvalkovická 2031/47, Praha 20</text:p>
          </table:table-cell>
          <table:table-cell office:value-type="float" office:value="758102" calcext:value-type="float">
            <text:p>758102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04/A/2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ělovýchovná jednota Sokol Horní Počernice</text:p>
          </table:table-cell>
          <table:table-cell office:value-type="string" calcext:value-type="string">
            <text:p>Tělocvična TJ Sokol Horní Počernice, Chvalkovická 2031/47, Praha 20 - Dokončení celkového zateplení objektu a následná oprava fasády severní strany objektu a celý východní štít tělocvičny</text:p>
          </table:table-cell>
          <table:table-cell office:value-type="float" office:value="600000" calcext:value-type="float">
            <text:p>600000</text:p>
          </table:table-cell>
          <table:table-cell table:number-columns-repeated="2"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4" calcext:value-type="float">
            <text:p>2054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. PRAHA 9</text:p>
          </table:table-cell>
          <table:table-cell office:value-type="string" calcext:value-type="string">
            <text:p>Celková rekonstrukce objektu šaten, soc. zařízení a klubovny zničených při výbuchu plynem a následném požáru</text:p>
          </table:table-cell>
          <table:table-cell office:value-type="float" office:value="5800000" calcext:value-type="float">
            <text:p>58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5" calcext:value-type="float">
            <text:p>2075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. PRAHA 9</text:p>
          </table:table-cell>
          <table:table-cell office:value-type="string" calcext:value-type="string">
            <text:p>Dokončení výstavby objektu šaten a sociálního zařízení po výbuchu plynu a rekonstrukce 4 tenisových kurtů</text:p>
          </table:table-cell>
          <table:table-cell office:value-type="float" office:value="5852452" calcext:value-type="float">
            <text:p>5852452</text:p>
          </table:table-cell>
          <table:table-cell office:value-type="float" office:value="850000" calcext:value-type="float">
            <text:p>85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2/2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nice</text:p>
          </table:table-cell>
          <table:table-cell office:value-type="string" calcext:value-type="string">
            <text:p>Řešení odstranění havárie tělocvičny - poškození střechy vlivem orkánu Kiryll </text:p>
          </table:table-cell>
          <table:table-cell office:value-type="float" office:value="583159.6" calcext:value-type="float">
            <text:p>583159,6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7/1</text:p>
          </table:table-cell>
          <table:table-cell office:value-type="float" office:value="538647" calcext:value-type="float">
            <text:p>538647</text:p>
          </table:table-cell>
          <table:table-cell office:value-type="string" calcext:value-type="string">
            <text:p>TJ Sokol Horní Počernice</text:p>
          </table:table-cell>
          <table:table-cell office:value-type="string" calcext:value-type="string">
            <text:p>Zkvalitnění povrchu otevřeného sportoviště - hřiště pro malou kopanou s atletickou dráhou - realizace II. etapy</text:p>
          </table:table-cell>
          <table:table-cell office:value-type="float" office:value="2200607" calcext:value-type="float">
            <text:p>2200607</text:p>
          </table:table-cell>
          <table:table-cell office:value-type="float" office:value="1760000" calcext:value-type="float">
            <text:p>17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1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opláštění budovy sociálního objektu fotbalového oddílu</text:p>
          </table:table-cell>
          <table:table-cell office:value-type="float" office:value="2491591" calcext:value-type="float">
            <text:p>2491591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00000" calcext:value-type="float">
            <text:p>13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16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třešního pláště objektu šaten fotbalového oddílu</text:p>
          </table:table-cell>
          <table:table-cell office:value-type="float" office:value="1792309" calcext:value-type="float">
            <text:p>179230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18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havarijního stavu šaten a sociálního zázemí fotbalového oddílu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657500" calcext:value-type="float">
            <text:p>16575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9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izolací nosných základových stěn objektu plaveckého bazénu a oprava opalovací terasy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2507000" calcext:value-type="float">
            <text:p>2507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9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třešního pláště sociálního objektu fotbalového oddílu</text:p>
          </table:table-cell>
          <table:table-cell office:value-type="float" office:value="1792309" calcext:value-type="float">
            <text:p>1792309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0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chlorovny a její zabezpečení proti úniku látek</text:p>
          </table:table-cell>
          <table:table-cell office:value-type="float" office:value="2329500" calcext:value-type="float">
            <text:p>2329500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23/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oprava topného systému a výměna topného kotle v areálu Butovická 592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5000" calcext:value-type="float">
            <text:p>1105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3002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Informační systém pro měření a řízení odběru energie v provozu plaveckého bazénu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3003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bazénové vyrovnávací nádrže, instalace ohřívače teplé vody do sprch bazénu a rozšíření zásobníku</text:p>
          </table:table-cell>
          <table:table-cell office:value-type="float" office:value="2650000" calcext:value-type="float">
            <text:p>2650000</text:p>
          </table:table-cell>
          <table:table-cell office:value-type="float" office:value="2120000" calcext:value-type="float">
            <text:p>212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300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onstrukce saun a instalace parních kabin v prostorách plaveckého bazénu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840000" calcext:value-type="float">
            <text:p>84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1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Rekultivace travnaté plochy a zabudování závlahového systému na hlavním stadionu SK Motorlet Praha</text:p>
          </table:table-cell>
          <table:table-cell office:value-type="float" office:value="2320440" calcext:value-type="float">
            <text:p>2320440</text:p>
          </table:table-cell>
          <table:table-cell office:value-type="float" office:value="1856352" calcext:value-type="float">
            <text:p>1856352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1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Údržba umělého povrchu III. generace na fotbalovém hřišti, oplocení za brankami a fotbalové střídačky v areálu Butovická</text:p>
          </table:table-cell>
          <table:table-cell office:value-type="float" office:value="614944" calcext:value-type="float">
            <text:p>614944</text:p>
          </table:table-cell>
          <table:table-cell office:value-type="float" office:value="450000" calcext:value-type="float">
            <text:p>45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</text:p>
          </table:table-cell>
          <table:table-cell office:value-type="string" calcext:value-type="string">
            <text:p>Výstavba nafukovací haly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3005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, P-5</text:p>
          </table:table-cell>
          <table:table-cell office:value-type="string" calcext:value-type="string">
            <text:p>Oprava vany venkovního plaveckého bazénu - pláště a osvětlení</text:p>
          </table:table-cell>
          <table:table-cell office:value-type="float" office:value="2550000" calcext:value-type="float">
            <text:p>2550000</text:p>
          </table:table-cell>
          <table:table-cell office:value-type="float" office:value="2040000" calcext:value-type="float">
            <text:p>204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3006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K Motorlet Praha, P-5</text:p>
          </table:table-cell>
          <table:table-cell office:value-type="string" calcext:value-type="string">
            <text:p>Realizace turniketového systému pokladní evidence a prodeje služeb plaveckého bazénu</text:p>
          </table:table-cell>
          <table:table-cell office:value-type="float" office:value="2950000" calcext:value-type="float">
            <text:p>2950000</text:p>
          </table:table-cell>
          <table:table-cell office:value-type="float" office:value="2360000" calcext:value-type="float">
            <text:p>2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8" calcext:value-type="float">
            <text:p>2018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rekonstrukce obvodového pláště sociálního objektu fotbalového areálu - zateplení a okna</text:p>
          </table:table-cell>
          <table:table-cell office:value-type="float" office:value="1069955" calcext:value-type="float">
            <text:p>1069955</text:p>
          </table:table-cell>
          <table:table-cell office:value-type="float" office:value="855964" calcext:value-type="float">
            <text:p>855964</text:p>
          </table:table-cell>
          <table:table-cell office:value-type="float" office:value="650000" calcext:value-type="float">
            <text:p>6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9" calcext:value-type="float">
            <text:p>2019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ložení bazénové haly</text:p>
          </table:table-cell>
          <table:table-cell office:value-type="float" office:value="1298000" calcext:value-type="float">
            <text:p>1298000</text:p>
          </table:table-cell>
          <table:table-cell office:value-type="float" office:value="1038400" calcext:value-type="float">
            <text:p>10384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0" calcext:value-type="float">
            <text:p>2020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plocení fotbalového hřiště</text:p>
          </table:table-cell>
          <table:table-cell office:value-type="float" office:value="764568" calcext:value-type="float">
            <text:p>764568</text:p>
          </table:table-cell>
          <table:table-cell office:value-type="float" office:value="611654" calcext:value-type="float">
            <text:p>611654</text:p>
          </table:table-cell>
          <table:table-cell office:value-type="float" office:value="550000" calcext:value-type="float">
            <text:p>5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4" calcext:value-type="float">
            <text:p>2034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relaxačního a regeneračního zázemí plaveckého bazénu</text:p>
          </table:table-cell>
          <table:table-cell office:value-type="float" office:value="1941000" calcext:value-type="float">
            <text:p>1941000</text:p>
          </table:table-cell>
          <table:table-cell office:value-type="float" office:value="1552800" calcext:value-type="float">
            <text:p>15528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5" calcext:value-type="float">
            <text:p>2035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severní části tribuny fotbalového areálu</text:p>
          </table:table-cell>
          <table:table-cell office:value-type="float" office:value="732841" calcext:value-type="float">
            <text:p>732841</text:p>
          </table:table-cell>
          <table:table-cell office:value-type="float" office:value="586272" calcext:value-type="float">
            <text:p>586272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0" calcext:value-type="float">
            <text:p>2080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elektrického osvětlení plaveckého bazénu a dalších prostor sportovního areálu SK Motorlet Praha, Radlická 298/105</text:p>
          </table:table-cell>
          <table:table-cell office:value-type="float" office:value="596800" calcext:value-type="float">
            <text:p>5968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1" calcext:value-type="float">
            <text:p>208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vzduchotechniky SK Motorlet Praha, Radlická 298/105</text:p>
          </table:table-cell>
          <table:table-cell office:value-type="float" office:value="1710000" calcext:value-type="float">
            <text:p>171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02" calcext:value-type="float">
            <text:p>2102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fotbalového hĜištČ s pĜírodním trávníkem fotbalového areálu Sportovního klubu Motorlet Praha, Butovická 5řŇ/ň5</text:p>
          </table:table-cell>
          <table:table-cell office:value-type="float" office:value="2565473" calcext:value-type="float">
            <text:p>256547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1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Dokončení výměny opláštění sportovní haly a plaveckého bazénu - Sportovní areál SK Motorlet Praha, Radlická 298/105, Praha 5 - Radlice</text:p>
          </table:table-cell>
          <table:table-cell office:value-type="float" office:value="4155469" calcext:value-type="float">
            <text:p>415546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2/A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šaten a sociálního zázemí - Fotbalový areál SK Motorlet Praha, Butovická 592/35, Praha 5 - Jinonice (Praha 5)</text:p>
          </table:table-cell>
          <table:table-cell office:value-type="float" office:value="1687038" calcext:value-type="float">
            <text:p>1687038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4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obvodového pláště plaveckého bazénu</text:p>
          </table:table-cell>
          <table:table-cell office:value-type="float" office:value="1830000" calcext:value-type="float">
            <text:p>1830000</text:p>
          </table:table-cell>
          <table:table-cell office:value-type="float" office:value="1464000" calcext:value-type="float">
            <text:p>1464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7/1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 Praha, občanské sdružení</text:p>
          </table:table-cell>
          <table:table-cell office:value-type="string" calcext:value-type="string">
            <text:p>Rekonstrukce vzduchotechniky plaveckého bazénu</text:p>
          </table:table-cell>
          <table:table-cell office:value-type="float" office:value="1596000" calcext:value-type="float">
            <text:p>1596000</text:p>
          </table:table-cell>
          <table:table-cell office:value-type="float" office:value="1276800" calcext:value-type="float">
            <text:p>1276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68" calcext:value-type="float">
            <text:p>9068</text:p>
          </table:table-cell>
          <table:table-cell office:value-type="float" office:value="538663" calcext:value-type="float">
            <text:p>538663</text:p>
          </table:table-cell>
          <table:table-cell office:value-type="string" calcext:value-type="string">
            <text:p>Sportovní klub Motorlet<text:span text:style-name="T1"> </text:span><text:span text:style-name="T2">Praha, spolek</text:span></text:p>
          </table:table-cell>
          <table:table-cell office:value-type="string" calcext:value-type="string">
            <text:p>Havarijní stav rozvodů vody, izolace podlah i keramických stěn a výztuže podlah i nosných konstrukcí v plaveckém areálu Sportovní klub<text:span text:style-name="T1"> </text:span><text:span text:style-name="T2">Motorlet Praha</text:span></text:p>
          </table:table-cell>
          <table:table-cell office:value-type="float" office:value="4469273" calcext:value-type="float">
            <text:p>4469273</text:p>
          </table:table-cell>
          <table:table-cell office:value-type="float" office:value="3700000" calcext:value-type="float">
            <text:p>3700000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5/1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K Oaza Praha</text:p>
          </table:table-cell>
          <table:table-cell office:value-type="string" calcext:value-type="string">
            <text:p>Rekonstrukce šaten, sociálního zařízení a balkónů 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1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K Oaza Praha</text:p>
          </table:table-cell>
          <table:table-cell office:value-type="string" calcext:value-type="string">
            <text:p>Rekonstrukce páteřního rozvodu vody a výměna hlavního jističe ARV 1033</text:p>
          </table:table-cell>
          <table:table-cell office:value-type="float" office:value="1254057" calcext:value-type="float">
            <text:p>1254057</text:p>
          </table:table-cell>
          <table:table-cell office:value-type="float" office:value="1065948" calcext:value-type="float">
            <text:p>106594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1" calcext:value-type="float">
            <text:p>2021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osvětlení sportovní haly</text:p>
          </table:table-cell>
          <table:table-cell office:value-type="float" office:value="1772243" calcext:value-type="float">
            <text:p>1772243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7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podlahy v tělocvičně</text:p>
          </table:table-cell>
          <table:table-cell office:value-type="float" office:value="596868" calcext:value-type="float">
            <text:p>596868</text:p>
          </table:table-cell>
          <table:table-cell office:value-type="float" office:value="477468" calcext:value-type="float">
            <text:p>4774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3/2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Rekonstrukce podlahy malé tělocvičny</text:p>
          </table:table-cell>
          <table:table-cell office:value-type="float" office:value="250852" calcext:value-type="float">
            <text:p>250852</text:p>
          </table:table-cell>
          <table:table-cell office:value-type="float" office:value="200681" calcext:value-type="float">
            <text:p>200681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51" calcext:value-type="float">
            <text:p>9051</text:p>
          </table:table-cell>
          <table:table-cell office:value-type="float" office:value="538817" calcext:value-type="float">
            <text:p>538817</text:p>
          </table:table-cell>
          <table:table-cell office:value-type="string" calcext:value-type="string">
            <text:p>Sportovní klub OAZA Praha</text:p>
          </table:table-cell>
          <table:table-cell office:value-type="string" calcext:value-type="string">
            <text:p>Havarijní stavy na budovách ve sportovním areálu</text:p>
          </table:table-cell>
          <table:table-cell table:number-columns-repeated="2" office:value-type="float" office:value="607144" calcext:value-type="float">
            <text:p>607144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5" calcext:value-type="float">
            <text:p>2065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Rekonstrukce okenních výplní a vstupních dveřních výplní objektu šaten</text:p>
          </table:table-cell>
          <table:table-cell office:value-type="float" office:value="867253" calcext:value-type="float">
            <text:p>867253</text:p>
          </table:table-cell>
          <table:table-cell office:value-type="float" office:value="722711" calcext:value-type="float">
            <text:p>722711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5/A/1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Tenisová hala TJ Tatran Střešovice v areálu Vozovna Střešovice, Slunná , Praha 6 - pořízení, montáž a ukotvení nové tenisové přetlakové haly</text:p>
          </table:table-cell>
          <table:table-cell office:value-type="float" office:value="4019608" calcext:value-type="float">
            <text:p>4019608</text:p>
          </table:table-cell>
          <table:table-cell office:value-type="float" office:value="3210000" calcext:value-type="float">
            <text:p>3210000</text:p>
          </table:table-cell>
          <table:table-cell office:value-type="float" office:value="3200000" calcext:value-type="float">
            <text:p>32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1/A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Sokolovna TJ Tatran Střešovice, Sibeliova 368/51, Praha 6 - komplexní rekonstrukce osvětlení tělocvičny v havarijním stavu</text:p>
          </table:table-cell>
          <table:table-cell office:value-type="float" office:value="567352" calcext:value-type="float">
            <text:p>567352</text:p>
          </table:table-cell>
          <table:table-cell office:value-type="float" office:value="453000" calcext:value-type="float">
            <text:p>453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3/1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o. s.</text:p>
          </table:table-cell>
          <table:table-cell office:value-type="string" calcext:value-type="string">
            <text:p>Rekonstrukce povrchu víceúčelového antukového hřiště na hřiště s umělým povrchem</text:p>
          </table:table-cell>
          <table:table-cell office:value-type="float" office:value="2373013" calcext:value-type="float">
            <text:p>2373013</text:p>
          </table:table-cell>
          <table:table-cell office:value-type="float" office:value="1898410" calcext:value-type="float">
            <text:p>189841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36" calcext:value-type="float">
            <text:p>9036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ělovýchovná jednota Tatran Střešovice, z. s.</text:p>
          </table:table-cell>
          <table:table-cell office:value-type="string" calcext:value-type="string">
            <text:p>Havarijní stav sokolovny TJ Tatran Střešovice nadstřešní konstrukce a fasády</text:p>
          </table:table-cell>
          <table:table-cell table:number-columns-repeated="2" office:value-type="float" office:value="2480709" calcext:value-type="float">
            <text:p>2480709</text:p>
          </table:table-cell>
          <table:table-cell office:value-type="float" office:value="2100000" calcext:value-type="float">
            <text:p>2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3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Havarijní stav podlahy v objektu haly TJ - rekonstrukce podlahy ve sportovní hale</text:p>
          </table:table-cell>
          <table:table-cell office:value-type="float" office:value="2618000" calcext:value-type="float">
            <text:p>2618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4/2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Odstranění havarijního stavu osvětlení tělocvičny</text:p>
          </table:table-cell>
          <table:table-cell office:value-type="float" office:value="170858" calcext:value-type="float">
            <text:p>170858</text:p>
          </table:table-cell>
          <table:table-cell office:value-type="float" office:value="145229" calcext:value-type="float">
            <text:p>145229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39015" calcext:value-type="float">
            <text:p>539015</text:p>
          </table:table-cell>
          <table:table-cell office:value-type="string" calcext:value-type="string">
            <text:p>TJ Tatran Střešovice</text:p>
          </table:table-cell>
          <table:table-cell office:value-type="string" calcext:value-type="string">
            <text:p>Rekonstrukce šaten a zázemí 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9" calcext:value-type="float">
            <text:p>2049</text:p>
          </table:table-cell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office:value-type="string" calcext:value-type="string">
            <text:p>Rekonstrukce podlahy sportovní haly</text:p>
          </table:table-cell>
          <table:table-cell office:value-type="float" office:value="2111843" calcext:value-type="float">
            <text:p>2111843</text:p>
          </table:table-cell>
          <table:table-cell office:value-type="float" office:value="1759869" calcext:value-type="float">
            <text:p>175986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4" calcext:value-type="float">
            <text:p>2064</text:p>
          </table:table-cell>
          <table:table-cell office:value-type="float" office:value="539104" calcext:value-type="float">
            <text:p>539104</text:p>
          </table:table-cell>
          <table:table-cell office:value-type="string" calcext:value-type="string">
            <text:p>Tělovýchovná jednota Pankrác</text:p>
          </table:table-cell>
          <table:table-cell office:value-type="string" calcext:value-type="string">
            <text:p>Rekonstrukce parketové podlahy ve velké hale</text:p>
          </table:table-cell>
          <table:table-cell office:value-type="float" office:value="2111843" calcext:value-type="float">
            <text:p>2111843</text:p>
          </table:table-cell>
          <table:table-cell office:value-type="float" office:value="1759869" calcext:value-type="float">
            <text:p>1759869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3" calcext:value-type="float">
            <text:p>2003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Rekonstrukce rozvodů vody a kanalizace sportovního areálu SK Prosek Praha, Lovosická 559/32</text:p>
          </table:table-cell>
          <table:table-cell office:value-type="float" office:value="2400000" calcext:value-type="float">
            <text:p>2400000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300000" calcext:value-type="float">
            <text:p>13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03" calcext:value-type="float">
            <text:p>2003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Rekonstrukce sportovní haly SK PROSEK PRAHA, zateplení</text:p>
            <text:p>2. etapa</text:p>
          </table:table-cell>
          <table:table-cell office:value-type="float" office:value="8176913" calcext:value-type="float">
            <text:p>8176913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5" calcext:value-type="float">
            <text:p>2005</text:p>
          </table:table-cell>
          <table:table-cell office:value-type="float" office:value="539601" calcext:value-type="float">
            <text:p>539601</text:p>
          </table:table-cell>
          <table:table-cell office:value-type="string" calcext:value-type="string">
            <text:p>SK PROSEK PRAHA</text:p>
          </table:table-cell>
          <table:table-cell office:value-type="string" calcext:value-type="string">
            <text:p>Zateplení sportovní haly SK PROSEK PRAHA</text:p>
          </table:table-cell>
          <table:table-cell office:value-type="float" office:value="7450800" calcext:value-type="float">
            <text:p>7450800</text:p>
          </table:table-cell>
          <table:table-cell office:value-type="float" office:value="5750000" calcext:value-type="float">
            <text:p>5750000</text:p>
          </table:table-cell>
          <table:table-cell office:value-type="float" office:value="3700000" calcext:value-type="float">
            <text:p>3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9/A/1</text:p>
          </table:table-cell>
          <table:table-cell office:value-type="float" office:value="539724" calcext:value-type="float">
            <text:p>539724</text:p>
          </table:table-cell>
          <table:table-cell office:value-type="string" calcext:value-type="string">
            <text:p>Sportovní klub LTC Modřany 2005 z.s.</text:p>
          </table:table-cell>
          <table:table-cell office:value-type="string" calcext:value-type="string">
            <text:p>Tenisový areál LTC 2005, Komořanská , Praha 12 - nákup a kompletní instalace přetlakové tenisové haly pro 3 dvorce</text:p>
          </table:table-cell>
          <table:table-cell office:value-type="float" office:value="3807405" calcext:value-type="float">
            <text:p>3807405</text:p>
          </table:table-cell>
          <table:table-cell table:number-columns-repeated="2" office:value-type="float" office:value="2800000" calcext:value-type="float">
            <text:p>28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9/1</text:p>
          </table:table-cell>
          <table:table-cell office:value-type="float" office:value="539791" calcext:value-type="float">
            <text:p>539791</text:p>
          </table:table-cell>
          <table:table-cell office:value-type="string" calcext:value-type="string">
            <text:p>TJ Sokol Hodkovičky <text:s text:c="10"/>P</text:p>
          </table:table-cell>
          <table:table-cell office:value-type="string" calcext:value-type="string">
            <text:p>Odstr. škod na hř.,sokolovna,tělocv…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2/1</text:p>
          </table:table-cell>
          <table:table-cell office:value-type="float" office:value="540129" calcext:value-type="float">
            <text:p>540129</text:p>
          </table:table-cell>
          <table:table-cell office:value-type="string" calcext:value-type="string">
            <text:p>Český Yacht Klub</text:p>
          </table:table-cell>
          <table:table-cell office:value-type="string" calcext:value-type="string">
            <text:p>Doplnění plovoucího mola pro sportovní lodě pro žáky a dorost</text:p>
          </table:table-cell>
          <table:table-cell office:value-type="float" office:value="168000" calcext:value-type="float">
            <text:p>168000</text:p>
          </table:table-cell>
          <table:table-cell office:value-type="float" office:value="134400" calcext:value-type="float">
            <text:p>134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7/1</text:p>
          </table:table-cell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 <text:s text:c="13"/>P</text:p>
          </table:table-cell>
          <table:table-cell office:value-type="string" calcext:value-type="string">
            <text:p>Rekonstrukce veslařské posilovny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80" calcext:value-type="float">
            <text:p>2080</text:p>
          </table:table-cell>
          <table:table-cell office:value-type="float" office:value="540145" calcext:value-type="float">
            <text:p>540145</text:p>
          </table:table-cell>
          <table:table-cell office:value-type="string" calcext:value-type="string">
            <text:p>Veslařský klub BLESK, založen 1879</text:p>
          </table:table-cell>
          <table:table-cell office:value-type="string" calcext:value-type="string">
            <text:p>Rekonstrukce střechy veslařské loděnice</text:p>
          </table:table-cell>
          <table:table-cell office:value-type="float" office:value="1846346" calcext:value-type="float">
            <text:p>1846346</text:p>
          </table:table-cell>
          <table:table-cell office:value-type="float" office:value="1477076" calcext:value-type="float">
            <text:p>1477076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40/1</text:p>
          </table:table-cell>
          <table:table-cell office:value-type="float" office:value="540960" calcext:value-type="float">
            <text:p>540960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Rekonstrukce budovy zázemí sportovního klubu areálu Cihelna</text:p>
          </table:table-cell>
          <table:table-cell office:value-type="float" office:value="8503000" calcext:value-type="float">
            <text:p>8503000</text:p>
          </table:table-cell>
          <table:table-cell office:value-type="float" office:value="6900000" calcext:value-type="float">
            <text:p>69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1/2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</text:p>
          </table:table-cell>
          <table:table-cell office:value-type="string" calcext:value-type="string">
            <text:p>Rekonstrukce podlahy v tělocvičně</text:p>
          </table:table-cell>
          <table:table-cell office:value-type="float" office:value="1004880" calcext:value-type="float">
            <text:p>1004880</text:p>
          </table:table-cell>
          <table:table-cell office:value-type="float" office:value="803904" calcext:value-type="float">
            <text:p>80390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8/1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</text:p>
          </table:table-cell>
          <table:table-cell office:value-type="string" calcext:value-type="string">
            <text:p>Obnova travnaté plochy, rek. střídaček a oprava laviček </text:p>
          </table:table-cell>
          <table:table-cell office:value-type="float" office:value="170000" calcext:value-type="float">
            <text:p>170000</text:p>
          </table:table-cell>
          <table:table-cell office:value-type="float" office:value="135000" calcext:value-type="float">
            <text:p>13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1" calcext:value-type="float">
            <text:p>2041</text:p>
          </table:table-cell>
          <table:table-cell office:value-type="float" office:value="541664" calcext:value-type="float">
            <text:p>541664</text:p>
          </table:table-cell>
          <table:table-cell office:value-type="string" calcext:value-type="string">
            <text:p>Tělovýchovná jednota Malešice, občanské sdružení</text:p>
          </table:table-cell>
          <table:table-cell office:value-type="string" calcext:value-type="string">
            <text:p>Rekonstrukce fasády hlavní budovy klubu</text:p>
          </table:table-cell>
          <table:table-cell office:value-type="float" office:value="969588" calcext:value-type="float">
            <text:p>969588</text:p>
          </table:table-cell>
          <table:table-cell office:value-type="float" office:value="775670" calcext:value-type="float">
            <text:p>7756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4/2</text:p>
          </table:table-cell>
          <table:table-cell office:value-type="float" office:value="541915" calcext:value-type="float">
            <text:p>541915</text:p>
          </table:table-cell>
          <table:table-cell office:value-type="string" calcext:value-type="string">
            <text:p>SK Sport Zbraslav</text:p>
          </table:table-cell>
          <table:table-cell office:value-type="string" calcext:value-type="string">
            <text:p>Oprava parketové podlahy tělocvičny</text:p>
          </table:table-cell>
          <table:table-cell office:value-type="float" office:value="110750" calcext:value-type="float">
            <text:p>110750</text:p>
          </table:table-cell>
          <table:table-cell office:value-type="float" office:value="83000" calcext:value-type="float">
            <text:p>83000</text:p>
          </table:table-cell>
          <table:table-cell office:value-type="float" office:value="60000" calcext:value-type="float">
            <text:p>6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2" calcext:value-type="float">
            <text:p>2142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hřiště národní házené, TJ Spoje Praha, Na Balkáně 812/21</text:p>
          </table:table-cell>
          <table:table-cell office:value-type="float" office:value="314000" calcext:value-type="float">
            <text:p>3140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7/2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Sportovní haly TJ Spoje Praha , Na Balkáně 812/21</text:p>
          </table:table-cell>
          <table:table-cell office:value-type="float" office:value="2120500" calcext:value-type="float">
            <text:p>2120500</text:p>
          </table:table-cell>
          <table:table-cell office:value-type="float" office:value="1611500" calcext:value-type="float">
            <text:p>16115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0/1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ĚLOVÝCHOVNÁ JEDNOTA SPOJE PRAHA</text:p>
          </table:table-cell>
          <table:table-cell office:value-type="string" calcext:value-type="string">
            <text:p>Rekonstrukce povrchu hřiště antukových tenisového kurtu, oplocení areálu, rekonstrukce tribuny</text:p>
          </table:table-cell>
          <table:table-cell office:value-type="float" office:value="977778" calcext:value-type="float">
            <text:p>977778</text:p>
          </table:table-cell>
          <table:table-cell office:value-type="float" office:value="450000" calcext:value-type="float">
            <text:p>45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8/1</text:p>
          </table:table-cell>
          <table:table-cell office:value-type="float" office:value="541991" calcext:value-type="float">
            <text:p>541991</text:p>
          </table:table-cell>
          <table:table-cell office:value-type="string" calcext:value-type="string">
            <text:p>TJ Spoje Praha</text:p>
          </table:table-cell>
          <table:table-cell office:value-type="string" calcext:value-type="string">
            <text:p>Rekonstrukce antukových tenisových dvorců</text:p>
          </table:table-cell>
          <table:table-cell office:value-type="float" office:value="494362" calcext:value-type="float">
            <text:p>494362</text:p>
          </table:table-cell>
          <table:table-cell office:value-type="float" office:value="321335" calcext:value-type="float">
            <text:p>321335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2/3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havár. střechy <text:s/>veslař. loděnice <text:s/>- skladu a oprava střechy obj.</text:p>
          </table:table-cell>
          <table:table-cell office:value-type="float" office:value="3266291.4" calcext:value-type="float">
            <text:p>3266291,4</text:p>
          </table:table-cell>
          <table:table-cell office:value-type="float" office:value="1776347.6" calcext:value-type="float">
            <text:p>1776347,6</text:p>
          </table:table-cell>
          <table:table-cell office:value-type="float" office:value="1700000" calcext:value-type="float">
            <text:p>17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6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kanoistické loděnice - sklad pro úschovu lodí - nosné konstrukce a střešní krytina</text:p>
          </table:table-cell>
          <table:table-cell office:value-type="float" office:value="858800" calcext:value-type="float">
            <text:p>858800</text:p>
          </table:table-cell>
          <table:table-cell office:value-type="float" office:value="515280" calcext:value-type="float">
            <text:p>51528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7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střechy , vnitřních omítek a větrání švihové posilovny</text:p>
          </table:table-cell>
          <table:table-cell office:value-type="float" office:value="832250" calcext:value-type="float">
            <text:p>832250</text:p>
          </table:table-cell>
          <table:table-cell office:value-type="float" office:value="499350" calcext:value-type="float">
            <text:p>49935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7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K Praha 4</text:p>
          </table:table-cell>
          <table:table-cell office:value-type="string" calcext:value-type="string">
            <text:p>Rekonstrukce a zkvalitnění povrchu posiloven - instalace bezprašné a omyvatelné podlahy</text:p>
          </table:table-cell>
          <table:table-cell office:value-type="float" office:value="240000" calcext:value-type="float">
            <text:p>240000</text:p>
          </table:table-cell>
          <table:table-cell office:value-type="float" office:value="192000" calcext:value-type="float">
            <text:p>19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2" calcext:value-type="float">
            <text:p>202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mínového tělesa v klubovní části loděnice ČVK</text:p>
          </table:table-cell>
          <table:table-cell office:value-type="float" office:value="285176" calcext:value-type="float">
            <text:p>285176</text:p>
          </table:table-cell>
          <table:table-cell office:value-type="float" office:value="225176" calcext:value-type="float">
            <text:p>2251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3" calcext:value-type="float">
            <text:p>2023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objektu skladovací garáže - dokončení hydroizolace stěn a rekonstrukce střechy</text:p>
          </table:table-cell>
          <table:table-cell office:value-type="float" office:value="424800" calcext:value-type="float">
            <text:p>424800</text:p>
          </table:table-cell>
          <table:table-cell office:value-type="float" office:value="297000" calcext:value-type="float">
            <text:p>297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4" calcext:value-type="float">
            <text:p>2024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oplocení kanoistické loděnice</text:p>
          </table:table-cell>
          <table:table-cell office:value-type="float" office:value="1603968" calcext:value-type="float">
            <text:p>1603968</text:p>
          </table:table-cell>
          <table:table-cell office:value-type="float" office:value="1283174" calcext:value-type="float">
            <text:p>128317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5" calcext:value-type="float">
            <text:p>2025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rozvodů topení v objektu zázemí atletického oddílu</text:p>
          </table:table-cell>
          <table:table-cell office:value-type="float" office:value="76520" calcext:value-type="float">
            <text:p>76520</text:p>
          </table:table-cell>
          <table:table-cell office:value-type="float" office:value="53000" calcext:value-type="float">
            <text:p>53000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7" calcext:value-type="float">
            <text:p>2037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telny budovy zázemí atletického oddílu</text:p>
          </table:table-cell>
          <table:table-cell office:value-type="float" office:value="825000" calcext:value-type="float">
            <text:p>825000</text:p>
          </table:table-cell>
          <table:table-cell office:value-type="float" office:value="660000" calcext:value-type="float">
            <text:p>6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8" calcext:value-type="float">
            <text:p>2038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střechy sportovní haly Děkanka</text:p>
          </table:table-cell>
          <table:table-cell office:value-type="float" office:value="1314546" calcext:value-type="float">
            <text:p>1314546</text:p>
          </table:table-cell>
          <table:table-cell office:value-type="float" office:value="1051636" calcext:value-type="float">
            <text:p>1051636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9" calcext:value-type="float">
            <text:p>2039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vstupu do objektu a dveřních otvorů v zázemí atletického oddílu</text:p>
          </table:table-cell>
          <table:table-cell office:value-type="float" office:value="311387" calcext:value-type="float">
            <text:p>311387</text:p>
          </table:table-cell>
          <table:table-cell office:value-type="float" office:value="241387" calcext:value-type="float">
            <text:p>24138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0" calcext:value-type="float">
            <text:p>2040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Zpevnění a revitalizace svahu nad ulicí Pod Děkankou</text:p>
          </table:table-cell>
          <table:table-cell office:value-type="float" office:value="810000" calcext:value-type="float">
            <text:p>810000</text:p>
          </table:table-cell>
          <table:table-cell office:value-type="float" office:value="648000" calcext:value-type="float">
            <text:p>64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85" calcext:value-type="float">
            <text:p>2085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kotelny v zázemí atletického oddílu na atletickém stadionu Děkanka - Spartak Praha 4, Děkanská Vinice I 987/5</text:p>
          </table:table-cell>
          <table:table-cell office:value-type="float" office:value="822879" calcext:value-type="float">
            <text:p>822879</text:p>
          </table:table-cell>
          <table:table-cell office:value-type="float" office:value="655000" calcext:value-type="float">
            <text:p>655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5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střechy a šaten - Kanoistická loděnice KVS Praha, Modřanská 1151/53, Praha 4</text:p>
          </table:table-cell>
          <table:table-cell office:value-type="float" office:value="656995" calcext:value-type="float">
            <text:p>656995</text:p>
          </table:table-cell>
          <table:table-cell office:value-type="float" office:value="525596" calcext:value-type="float">
            <text:p>52559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6/A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Výstavba tréninkové nakloněné dráhy - Atletický stadion Děkanka, Děkankská vinice I 987/5, Praha 4</text:p>
          </table:table-cell>
          <table:table-cell office:value-type="float" office:value="3172532" calcext:value-type="float">
            <text:p>3172532</text:p>
          </table:table-cell>
          <table:table-cell office:value-type="float" office:value="2538000" calcext:value-type="float">
            <text:p>2538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66/A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Kanoistická loděnice KVS Praha, Podolí, Modřanská 1151/53, Praha 4 - Rekonstrukce starého skladu lodí</text:p>
          </table:table-cell>
          <table:table-cell office:value-type="float" office:value="847000" calcext:value-type="float">
            <text:p>847000</text:p>
          </table:table-cell>
          <table:table-cell office:value-type="float" office:value="508200" calcext:value-type="float">
            <text:p>5082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8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dlahy posilovny, vybavení posiloven</text:p>
          </table:table-cell>
          <table:table-cell office:value-type="float" office:value="372310" calcext:value-type="float">
            <text:p>372310</text:p>
          </table:table-cell>
          <table:table-cell office:value-type="float" office:value="252000" calcext:value-type="float">
            <text:p>25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7/2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dlahy a doplnění náčiní švihové a těžké posilovny</text:p>
          </table:table-cell>
          <table:table-cell office:value-type="float" office:value="558890" calcext:value-type="float">
            <text:p>558890</text:p>
          </table:table-cell>
          <table:table-cell office:value-type="float" office:value="391290" calcext:value-type="float">
            <text:p>39129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3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vrchu rozběžiště pro hod oštěpem</text:p>
          </table:table-cell>
          <table:table-cell office:value-type="float" office:value="389000" calcext:value-type="float">
            <text:p>389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61/1</text:p>
          </table:table-cell>
          <table:table-cell office:value-type="float" office:value="542041" calcext:value-type="float">
            <text:p>542041</text:p>
          </table:table-cell>
          <table:table-cell office:value-type="string" calcext:value-type="string">
            <text:p>SPORTOVNÍ KLUBY PRAHA 4</text:p>
          </table:table-cell>
          <table:table-cell office:value-type="string" calcext:value-type="string">
            <text:p>Rekonstrukce povrchu tréninkové rovinky atletického stadionu</text:p>
          </table:table-cell>
          <table:table-cell office:value-type="float" office:value="1325000" calcext:value-type="float">
            <text:p>1325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3/A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"SPORTOVNÍ KLUB SLAVIA PRAHA"</text:p>
          </table:table-cell>
          <table:table-cell office:value-type="string" calcext:value-type="string">
            <text:p>Rekonstrukce dětského bazénu,vybudování tobogánu a dětského hřiště PS Slavia - SK Slavia Praha, Vladivostocká 1460/10, Praha 10</text:p>
          </table:table-cell>
          <table:table-cell office:value-type="float" office:value="5225000" calcext:value-type="float">
            <text:p>5225000</text:p>
          </table:table-cell>
          <table:table-cell office:value-type="float" office:value="4180000" calcext:value-type="float">
            <text:p>418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28" calcext:value-type="float">
            <text:p>902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"SPORTOVNÍ KLUB<text:span text:style-name="T1"> </text:span><text:span text:style-name="T2">SLAVIA PRAHA"</text:span></text:p>
          </table:table-cell>
          <table:table-cell office:value-type="string" calcext:value-type="string">
            <text:p>Havarijní stav rozvodů vody plaveckého bazénu včetně zařízení s tím spojených</text:p>
          </table:table-cell>
          <table:table-cell table:number-columns-repeated="2" office:value-type="float" office:value="2452051" calcext:value-type="float">
            <text:p>2452051</text:p>
          </table:table-cell>
          <table:table-cell office:value-type="float" office:value="2350000" calcext:value-type="float">
            <text:p>23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2" calcext:value-type="float">
            <text:p>2002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Oprava střechy trafostanice SK Slavia Praha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3" calcext:value-type="float">
            <text:p>2003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hokejových šaten zimního stadionu</text:p>
          </table:table-cell>
          <table:table-cell office:value-type="float" office:value="260000" calcext:value-type="float">
            <text:p>260000</text:p>
          </table:table-cell>
          <table:table-cell office:value-type="float" office:value="52000" calcext:value-type="float">
            <text:p>52000</text:p>
          </table:table-cell>
          <table:table-cell office:value-type="float" office:value="40000" calcext:value-type="float">
            <text:p>4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4" calcext:value-type="float">
            <text:p>200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řívodního potrubí bazénové vody brouzdaliště venkovního plaveckého stadionu</text:p>
          </table:table-cell>
          <table:table-cell office:value-type="float" office:value="516429" calcext:value-type="float">
            <text:p>516429</text:p>
          </table:table-cell>
          <table:table-cell office:value-type="float" office:value="413143" calcext:value-type="float">
            <text:p>413143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5" calcext:value-type="float">
            <text:p>200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šaten mládeže plavání a vodního póla</text:p>
          </table:table-cell>
          <table:table-cell office:value-type="float" office:value="245000" calcext:value-type="float">
            <text:p>245000</text:p>
          </table:table-cell>
          <table:table-cell office:value-type="float" office:value="196000" calcext:value-type="float">
            <text:p>196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6" calcext:value-type="float">
            <text:p>2006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transformátorů v trafostanici SK Slavia Praha</text:p>
          </table:table-cell>
          <table:table-cell office:value-type="float" office:value="225000" calcext:value-type="float">
            <text:p>225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7" calcext:value-type="float">
            <text:p>2007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pustních trysek vnitřního výukového bazénu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8" calcext:value-type="float">
            <text:p>200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zimních a letních šaten plaveckého bazénu - výměna oken</text:p>
          </table:table-cell>
          <table:table-cell office:value-type="float" office:value="520000" calcext:value-type="float">
            <text:p>520000</text:p>
          </table:table-cell>
          <table:table-cell office:value-type="float" office:value="416000" calcext:value-type="float">
            <text:p>41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18" calcext:value-type="float">
            <text:p>201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- výměna povrchu výukového bazénu SK Slavia Praha, Vladivostocká 1460/10</text:p>
          </table:table-cell>
          <table:table-cell office:value-type="float" office:value="600000" calcext:value-type="float">
            <text:p>60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6" calcext:value-type="float">
            <text:p>2026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dřevěné stěny střelnice lukostřelby</text:p>
          </table:table-cell>
          <table:table-cell office:value-type="float" office:value="610400" calcext:value-type="float">
            <text:p>610400</text:p>
          </table:table-cell>
          <table:table-cell office:value-type="float" office:value="488320" calcext:value-type="float">
            <text:p>4883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7" calcext:value-type="float">
            <text:p>2027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expanzní nádoby strojovny chladícího zařízení zimního stadionu</text:p>
          </table:table-cell>
          <table:table-cell office:value-type="float" office:value="3850000" calcext:value-type="float">
            <text:p>3850000</text:p>
          </table:table-cell>
          <table:table-cell office:value-type="float" office:value="3080000" calcext:value-type="float">
            <text:p>30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8" calcext:value-type="float">
            <text:p>2028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fotbalových šaten mládeže a sociálního zařízení</text:p>
          </table:table-cell>
          <table:table-cell office:value-type="float" office:value="1224000" calcext:value-type="float">
            <text:p>1224000</text:p>
          </table:table-cell>
          <table:table-cell office:value-type="float" office:value="979200" calcext:value-type="float">
            <text:p>9792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29" calcext:value-type="float">
            <text:p>2029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otrubí přívodní bazénové vody plaveckého stadionu</text:p>
          </table:table-cell>
          <table:table-cell office:value-type="float" office:value="516429" calcext:value-type="float">
            <text:p>516429</text:p>
          </table:table-cell>
          <table:table-cell office:value-type="float" office:value="413144" calcext:value-type="float">
            <text:p>413144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0" calcext:value-type="float">
            <text:p>2030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budovy plaveckého stadionu a letních šaten - II. etapa</text:p>
          </table:table-cell>
          <table:table-cell office:value-type="float" office:value="526000" calcext:value-type="float">
            <text:p>526000</text:p>
          </table:table-cell>
          <table:table-cell office:value-type="float" office:value="420800" calcext:value-type="float">
            <text:p>4208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1" calcext:value-type="float">
            <text:p>203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trafostanice</text:p>
          </table:table-cell>
          <table:table-cell office:value-type="float" office:value="157000" calcext:value-type="float">
            <text:p>157000</text:p>
          </table:table-cell>
          <table:table-cell office:value-type="float" office:value="125600" calcext:value-type="float">
            <text:p>125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1" calcext:value-type="float">
            <text:p>203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střechy trafostanice</text:p>
          </table:table-cell>
          <table:table-cell office:value-type="float" office:value="157000" calcext:value-type="float">
            <text:p>157000</text:p>
          </table:table-cell>
          <table:table-cell office:value-type="float" office:value="125600" calcext:value-type="float">
            <text:p>125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2" calcext:value-type="float">
            <text:p>2032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šaten mládeže a sociálního zařízení házené</text:p>
          </table:table-cell>
          <table:table-cell office:value-type="float" office:value="200660" calcext:value-type="float">
            <text:p>200660</text:p>
          </table:table-cell>
          <table:table-cell office:value-type="float" office:value="160528" calcext:value-type="float">
            <text:p>160528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3" calcext:value-type="float">
            <text:p>2033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pustních trysek venkovních bazénů</text:p>
          </table:table-cell>
          <table:table-cell office:value-type="float" office:value="362080" calcext:value-type="float">
            <text:p>362080</text:p>
          </table:table-cell>
          <table:table-cell office:value-type="float" office:value="289664" calcext:value-type="float">
            <text:p>289664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4" calcext:value-type="float">
            <text:p>203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stupní plochy plaveckého stadionu - III. etapa</text:p>
          </table:table-cell>
          <table:table-cell office:value-type="float" office:value="290000" calcext:value-type="float">
            <text:p>290000</text:p>
          </table:table-cell>
          <table:table-cell office:value-type="float" office:value="241600" calcext:value-type="float">
            <text:p>241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4" calcext:value-type="float">
            <text:p>2034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stupní plochy plaveckého stadionu - III. etapa</text:p>
          </table:table-cell>
          <table:table-cell office:value-type="float" office:value="290000" calcext:value-type="float">
            <text:p>290000</text:p>
          </table:table-cell>
          <table:table-cell office:value-type="float" office:value="241600" calcext:value-type="float">
            <text:p>241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2035" calcext:value-type="float">
            <text:p>203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osvětlení fotbalových hřišť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5" calcext:value-type="float">
            <text:p>2035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osvětlení fotbalových hřišť</text:p>
          </table:table-cell>
          <table:table-cell office:value-type="float" office:value="2350000" calcext:value-type="float">
            <text:p>2350000</text:p>
          </table:table-cell>
          <table:table-cell office:value-type="float" office:value="1880000" calcext:value-type="float">
            <text:p>18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Cirkulační úprava vody v bazénu</text:p>
          </table:table-cell>
          <table:table-cell office:value-type="float" office:value="1327000" calcext:value-type="float">
            <text:p>1327000</text:p>
          </table:table-cell>
          <table:table-cell office:value-type="float" office:value="1061760" calcext:value-type="float">
            <text:p>106176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Modernizace technologického zaĜízení plaveckého bazénu - cirkulační úprava vody - III. etapa SK Slavia Praha</text:p>
          </table:table-cell>
          <table:table-cell office:value-type="float" office:value="14800000" calcext:value-type="float">
            <text:p>148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1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Modernizace technologického zařízení plaveckého bazénu SK Slavia Praha</text:p>
          </table:table-cell>
          <table:table-cell office:value-type="float" office:value="15900000" calcext:value-type="float">
            <text:p>15900000</text:p>
          </table:table-cell>
          <table:table-cell office:value-type="float" office:value="530800" calcext:value-type="float">
            <text:p>5308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2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povrchu vany výukového bazénu</text:p>
          </table:table-cell>
          <table:table-cell office:value-type="float" office:value="710000" calcext:value-type="float">
            <text:p>710000</text:p>
          </table:table-cell>
          <table:table-cell office:value-type="float" office:value="568000" calcext:value-type="float">
            <text:p>56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3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Úsporná technologická opatření pro provoz bazénů - výměna termostatických ventilů a regulace topení</text:p>
          </table:table-cell>
          <table:table-cell office:value-type="float" office:value="730000" calcext:value-type="float">
            <text:p>730000</text:p>
          </table:table-cell>
          <table:table-cell office:value-type="float" office:value="584000" calcext:value-type="float">
            <text:p>584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Výměna letních a zimních sprch za úsporné, výměna centrální směšovací baterie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2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házenkářského hřiště s umělým povrchem</text:p>
          </table:table-cell>
          <table:table-cell office:value-type="float" office:value="600000" calcext:value-type="float">
            <text:p>60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ýběhových ploch hřiště pozemního hokeje s umělým trávníkem</text:p>
          </table:table-cell>
          <table:table-cell office:value-type="float" office:value="1974055" calcext:value-type="float">
            <text:p>1974055</text:p>
          </table:table-cell>
          <table:table-cell office:value-type="float" office:value="1579244" calcext:value-type="float">
            <text:p>15792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5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konstrukce výběhových ploch hřiště pozemního hokeje s umělým trávníkem</text:p>
          </table:table-cell>
          <table:table-cell office:value-type="float" office:value="1974055" calcext:value-type="float">
            <text:p>1974055</text:p>
          </table:table-cell>
          <table:table-cell office:value-type="float" office:value="1579244" calcext:value-type="float">
            <text:p>15792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6/1</text:p>
          </table:table-cell>
          <table:table-cell office:value-type="float" office:value="548693" calcext:value-type="float">
            <text:p>548693</text:p>
          </table:table-cell>
          <table:table-cell office:value-type="string" calcext:value-type="string">
            <text:p>SPORTOVNÍ KLUB SLAVIA PRAHA</text:p>
          </table:table-cell>
          <table:table-cell office:value-type="string" calcext:value-type="string">
            <text:p>Revitalizace a údržba tréninkových ploch pro fotbalovou mládež</text:p>
          </table:table-cell>
          <table:table-cell office:value-type="float" office:value="1860000" calcext:value-type="float">
            <text:p>1860000</text:p>
          </table:table-cell>
          <table:table-cell office:value-type="float" office:value="1488000" calcext:value-type="float">
            <text:p>1488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55" calcext:value-type="float">
            <text:p>2155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Rekonstrukce - výměna sedaček na tribuně TJ Lokomotiva Praha, U Průhonu 320/1</text:p>
          </table:table-cell>
          <table:table-cell office:value-type="float" office:value="722000" calcext:value-type="float">
            <text:p>722000</text:p>
          </table:table-cell>
          <table:table-cell office:value-type="float" office:value="570000" calcext:value-type="float">
            <text:p>57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8/2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Kompletní rekonstrukce rozvodů vody a kanalizace stadionu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0/A/2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Areál TJ Lokomotiva Praha, U Průhonu 320/1, Praha 7 - Rekultivace travnatého hřiště</text:p>
          </table:table-cell>
          <table:table-cell office:value-type="float" office:value="499984" calcext:value-type="float">
            <text:p>499984</text:p>
          </table:table-cell>
          <table:table-cell office:value-type="float" office:value="390000" calcext:value-type="float">
            <text:p>39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3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540000" calcext:value-type="float">
            <text:p>540000</text:p>
          </table:table-cell>
          <table:table-cell office:value-type="float" office:value="432000" calcext:value-type="float">
            <text:p>43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</text:p>
          </table:table-cell>
          <table:table-cell office:value-type="string" calcext:value-type="string">
            <text:p>Přístavba a nástavba šaten a dostavba tribuny</text:p>
          </table:table-cell>
          <table:table-cell table:number-columns-repeated="3" office:value-type="float" office:value="6300000" calcext:value-type="float">
            <text:p>6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2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 <text:s text:c="8"/>P</text:p>
          </table:table-cell>
          <table:table-cell office:value-type="string" calcext:value-type="string">
            <text:p>Odstr. škod v loděnici</text:p>
          </table:table-cell>
          <table:table-cell office:value-type="float" office:value="420000" calcext:value-type="float">
            <text:p>420000</text:p>
          </table:table-cell>
          <table:table-cell table:number-columns-repeated="2"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36/1</text:p>
          </table:table-cell>
          <table:table-cell office:value-type="float" office:value="548707" calcext:value-type="float">
            <text:p>548707</text:p>
          </table:table-cell>
          <table:table-cell office:value-type="string" calcext:value-type="string">
            <text:p>TJ Lokomotiva Praha, P-7</text:p>
          </table:table-cell>
          <table:table-cell office:value-type="string" calcext:value-type="string">
            <text:p>Rekonstrukce škvár. trénink. fotbal. hř. na hř. s umělým trávníkem 3. generace</text:p>
          </table:table-cell>
          <table:table-cell office:value-type="float" office:value="11418607" calcext:value-type="float">
            <text:p>11418607</text:p>
          </table:table-cell>
          <table:table-cell table:number-columns-repeated="2"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0" calcext:value-type="float">
            <text:p>2050</text:p>
          </table:table-cell>
          <table:table-cell office:value-type="float" office:value="549045" calcext:value-type="float">
            <text:p>549045</text:p>
          </table:table-cell>
          <table:table-cell office:value-type="string" calcext:value-type="string">
            <text:p>TJ PEDAGOG MODŘANY</text:p>
          </table:table-cell>
          <table:table-cell office:value-type="string" calcext:value-type="string">
            <text:p>Rekonstrukce bývalé výměníkové stanice na tělocvičnu</text:p>
          </table:table-cell>
          <table:table-cell office:value-type="float" office:value="6800000" calcext:value-type="float">
            <text:p>6800000</text:p>
          </table:table-cell>
          <table:table-cell office:value-type="float" office:value="5440000" calcext:value-type="float">
            <text:p>54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2/2</text:p>
          </table:table-cell>
          <table:table-cell office:value-type="float" office:value="549517" calcext:value-type="float">
            <text:p>549517</text:p>
          </table:table-cell>
          <table:table-cell office:value-type="string" calcext:value-type="string">
            <text:p>TJ Sokol Zbraslav</text:p>
          </table:table-cell>
          <table:table-cell office:value-type="string" calcext:value-type="string">
            <text:p>Rekonstrukce parketové krytiny tělocvičny</text:p>
          </table:table-cell>
          <table:table-cell office:value-type="float" office:value="956978" calcext:value-type="float">
            <text:p>956978</text:p>
          </table:table-cell>
          <table:table-cell office:value-type="float" office:value="756978" calcext:value-type="float">
            <text:p>756978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7" calcext:value-type="float">
            <text:p>2147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Rekonstrukce stávající staré klubovny, soc. zázemí,vytvoření nových sociálních prostor,úprava terasy,úpravy buněk Tenis Klánovice, V Pátém 521</text:p>
          </table:table-cell>
          <table:table-cell office:value-type="float" office:value="997000" calcext:value-type="float">
            <text:p>997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7" calcext:value-type="float">
            <text:p>2177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Dokončení rekonstrukce tenisové klubovny včetnČ teras a pĜilehlých chodníků - Ň. etapa, V pátém 5Ň1</text:p>
          </table:table-cell>
          <table:table-cell office:value-type="float" office:value="1473774" calcext:value-type="float">
            <text:p>1473774</text:p>
          </table:table-cell>
          <table:table-cell office:value-type="float" office:value="1105538" calcext:value-type="float">
            <text:p>1105538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8/1</text:p>
          </table:table-cell>
          <table:table-cell office:value-type="float" office:value="549525" calcext:value-type="float">
            <text:p>549525</text:p>
          </table:table-cell>
          <table:table-cell office:value-type="string" calcext:value-type="string">
            <text:p>TENIS KLÁNOVICE</text:p>
          </table:table-cell>
          <table:table-cell office:value-type="string" calcext:value-type="string">
            <text:p>Rekonstrukce tenisového kurtu na kurt víceúčelový, Tenis Klánovice, V Pátém 521</text:p>
          </table:table-cell>
          <table:table-cell office:value-type="float" office:value="725160" calcext:value-type="float">
            <text:p>725160</text:p>
          </table:table-cell>
          <table:table-cell office:value-type="float" office:value="580000" calcext:value-type="float">
            <text:p>580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4" calcext:value-type="float">
            <text:p>2044</text:p>
          </table:table-cell>
          <table:table-cell office:value-type="float" office:value="549673" calcext:value-type="float">
            <text:p>549673</text:p>
          </table:table-cell>
          <table:table-cell office:value-type="string" calcext:value-type="string">
            <text:p>T.J. Sokol Liboc</text:p>
          </table:table-cell>
          <table:table-cell office:value-type="string" calcext:value-type="string">
            <text:p>Rekonstrukce stropního osvětlení tělocvičny</text:p>
          </table:table-cell>
          <table:table-cell office:value-type="float" office:value="376681" calcext:value-type="float">
            <text:p>376681</text:p>
          </table:table-cell>
          <table:table-cell office:value-type="float" office:value="301345" calcext:value-type="float">
            <text:p>30134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58" calcext:value-type="float">
            <text:p>9058</text:p>
          </table:table-cell>
          <table:table-cell office:value-type="float" office:value="549673" calcext:value-type="float">
            <text:p>549673</text:p>
          </table:table-cell>
          <table:table-cell office:value-type="string" calcext:value-type="string">
            <text:p>TJ Sokol Liboc</text:p>
          </table:table-cell>
          <table:table-cell office:value-type="string" calcext:value-type="string">
            <text:p>Havarijní stav části budovy, šaten a sociálního</text:p>
            <text:p>zázemí TJ Sokol Liboc</text:p>
          </table:table-cell>
          <table:table-cell table:number-columns-repeated="2" office:value-type="float" office:value="331617" calcext:value-type="float">
            <text:p>331617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0" calcext:value-type="float">
            <text:p>2050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okapů, žlabů a svodů</text:p>
          </table:table-cell>
          <table:table-cell office:value-type="float" office:value="199000" calcext:value-type="float">
            <text:p>199000</text:p>
          </table:table-cell>
          <table:table-cell office:value-type="float" office:value="149000" calcext:value-type="float">
            <text:p>149000</text:p>
          </table:table-cell>
          <table:table-cell office:value-type="float" office:value="120000" calcext:value-type="float">
            <text:p>12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8" calcext:value-type="float">
            <text:p>2058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stropu tělocvičny</text:p>
          </table:table-cell>
          <table:table-cell office:value-type="float" office:value="268898" calcext:value-type="float">
            <text:p>268898</text:p>
          </table:table-cell>
          <table:table-cell office:value-type="float" office:value="201673" calcext:value-type="float">
            <text:p>201673</text:p>
          </table:table-cell>
          <table:table-cell office:value-type="float" office:value="80000" calcext:value-type="float">
            <text:p>8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03" calcext:value-type="float">
            <text:p>2103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ělocvičná jednota Sokol Praha - Hanspaulka, reg.č. 31060309</text:p>
          </table:table-cell>
          <table:table-cell office:value-type="string" calcext:value-type="string">
            <text:p>Rekonstrukce šaten a sociálního zázemí sokolovny Tělocvičné jednoty Sokol Praha - Hanspaulka, reg.č. 31060309 , Na Hanspaulce 166/2</text:p>
          </table:table-cell>
          <table:table-cell office:value-type="float" office:value="1513355" calcext:value-type="float">
            <text:p>1513355</text:p>
          </table:table-cell>
          <table:table-cell office:value-type="float" office:value="950000" calcext:value-type="float">
            <text:p>95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4/1</text:p>
          </table:table-cell>
          <table:table-cell office:value-type="float" office:value="549908" calcext:value-type="float">
            <text:p>549908</text:p>
          </table:table-cell>
          <table:table-cell office:value-type="string" calcext:value-type="string">
            <text:p>TJ Sokol Praha - Hanspaulka</text:p>
          </table:table-cell>
          <table:table-cell office:value-type="string" calcext:value-type="string">
            <text:p>Rekonstrukce okenních výplní v sokolovně</text:p>
          </table:table-cell>
          <table:table-cell office:value-type="float" office:value="351362" calcext:value-type="float">
            <text:p>351362</text:p>
          </table:table-cell>
          <table:table-cell office:value-type="float" office:value="281090" calcext:value-type="float">
            <text:p>28109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2" calcext:value-type="float">
            <text:p>2172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Človýchovná jednota TEMPO PRAHA</text:p>
          </table:table-cell>
          <table:table-cell office:value-type="string" calcext:value-type="string">
            <text:p>Rekonstrukce šaten a sociálního zázemí oddílů baseballu a softballu - III. etapa - výmČna starých bunČk sportovní areál TJ Tempo Praha, Zelenkova 530/3</text:p>
          </table:table-cell>
          <table:table-cell office:value-type="float" office:value="2907730" calcext:value-type="float">
            <text:p>290773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6" calcext:value-type="float">
            <text:p>2066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střídaček baseballového hřiště - II.etapa</text:p>
          </table:table-cell>
          <table:table-cell office:value-type="float" office:value="234395" calcext:value-type="float">
            <text:p>234395</text:p>
          </table:table-cell>
          <table:table-cell office:value-type="float" office:value="187516" calcext:value-type="float">
            <text:p>187516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7" calcext:value-type="float">
            <text:p>2067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zázemí šaten a sociálního zařízení tenisového oddílu</text:p>
          </table:table-cell>
          <table:table-cell office:value-type="float" office:value="1802100" calcext:value-type="float">
            <text:p>1802100</text:p>
          </table:table-cell>
          <table:table-cell office:value-type="float" office:value="1441680" calcext:value-type="float">
            <text:p>144168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9" calcext:value-type="float">
            <text:p>2069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šaten a sociálního zázemí oddílů baseballu a softballu - I. etapa</text:p>
          </table:table-cell>
          <table:table-cell office:value-type="float" office:value="3600000" calcext:value-type="float">
            <text:p>3600000</text:p>
          </table:table-cell>
          <table:table-cell office:value-type="float" office:value="2880000" calcext:value-type="float">
            <text:p>288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0" calcext:value-type="float">
            <text:p>2070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tenisového areálu - vybudování samostatného vjezdu a vstupu na kurty a do zázemí</text:p>
          </table:table-cell>
          <table:table-cell office:value-type="float" office:value="828000" calcext:value-type="float">
            <text:p>828000</text:p>
          </table:table-cell>
          <table:table-cell office:value-type="float" office:value="663000" calcext:value-type="float">
            <text:p>66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44" calcext:value-type="float">
            <text:p>2144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šaten a sociálního zázemí sportovního areálu TJ Tempo Praha, Zelenkova 530/3</text:p>
          </table:table-cell>
          <table:table-cell office:value-type="float" office:value="978060" calcext:value-type="float">
            <text:p>978060</text:p>
          </table:table-cell>
          <table:table-cell office:value-type="float" office:value="780000" calcext:value-type="float">
            <text:p>78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6/A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Sportovní areál TJ Tempo Praha, Zelenkova 530/3, Praha 12 - Revitalizace a dostavba víceúčelové sportovní haly z rozestavěného objektu skladu</text:p>
          </table:table-cell>
          <table:table-cell office:value-type="float" office:value="11794415" calcext:value-type="float">
            <text:p>11794415</text:p>
          </table:table-cell>
          <table:table-cell office:value-type="float" office:value="9435531" calcext:value-type="float">
            <text:p>9435531</text:p>
          </table:table-cell>
          <table:table-cell office:value-type="float" office:value="9000000" calcext:value-type="float">
            <text:p>9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1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Pořízení žacího stroje pro údržbu softbalových hřišť</text:p>
          </table:table-cell>
          <table:table-cell office:value-type="float" office:value="485000" calcext:value-type="float">
            <text:p>485000</text:p>
          </table:table-cell>
          <table:table-cell office:value-type="float" office:value="339500" calcext:value-type="float">
            <text:p>339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7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Zkvalitnění povrchu vnitřního pole hřiště softballu, Zelenkova 530/3</text:p>
          </table:table-cell>
          <table:table-cell office:value-type="float" office:value="469850" calcext:value-type="float">
            <text:p>469850</text:p>
          </table:table-cell>
          <table:table-cell office:value-type="float" office:value="365000" calcext:value-type="float">
            <text:p>36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4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povrchu antukového kurtu na kurt s umělým povrchem</text:p>
          </table:table-cell>
          <table:table-cell office:value-type="float" office:value="815000" calcext:value-type="float">
            <text:p>815000</text:p>
          </table:table-cell>
          <table:table-cell office:value-type="float" office:value="652000" calcext:value-type="float">
            <text:p>65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5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ělovýchovná jednota TEMPO PRAHA</text:p>
          </table:table-cell>
          <table:table-cell office:value-type="string" calcext:value-type="string">
            <text:p>Rekonstrukce travnatého povrchu hřiště baseballu</text:p>
          </table:table-cell>
          <table:table-cell office:value-type="float" office:value="1008840" calcext:value-type="float">
            <text:p>1008840</text:p>
          </table:table-cell>
          <table:table-cell office:value-type="float" office:value="870072" calcext:value-type="float">
            <text:p>870072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4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střídaček na baseball a softball</text:p>
          </table:table-cell>
          <table:table-cell office:value-type="float" office:value="230168" calcext:value-type="float">
            <text:p>230168</text:p>
          </table:table-cell>
          <table:table-cell office:value-type="float" office:value="184134" calcext:value-type="float">
            <text:p>184134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5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zázemí šaten a sociálního zařízení tenisového oddílu - II. etapa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132000" calcext:value-type="float">
            <text:p>1132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7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Oplocení,úprava povrchu,vybudování střídaček</text:p>
          </table:table-cell>
          <table:table-cell office:value-type="float" office:value="1913118" calcext:value-type="float">
            <text:p>1913118</text:p>
          </table:table-cell>
          <table:table-cell office:value-type="float" office:value="1498814" calcext:value-type="float">
            <text:p>14988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2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. oplocení hřišť - baseball. a softbal. areál</text:p>
          </table:table-cell>
          <table:table-cell office:value-type="float" office:value="216485" calcext:value-type="float">
            <text:p>216485</text:p>
          </table:table-cell>
          <table:table-cell office:value-type="float" office:value="173188" calcext:value-type="float">
            <text:p>173188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3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. povrchu hlinitopísčitého hřiště na baseball a softball - obnova podkladu a antuky, oplocení</text:p>
          </table:table-cell>
          <table:table-cell office:value-type="float" office:value="1898350" calcext:value-type="float">
            <text:p>1898350</text:p>
          </table:table-cell>
          <table:table-cell office:value-type="float" office:value="1518680" calcext:value-type="float">
            <text:p>151868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1/1</text:p>
          </table:table-cell>
          <table:table-cell office:value-type="float" office:value="550311" calcext:value-type="float">
            <text:p>550311</text:p>
          </table:table-cell>
          <table:table-cell office:value-type="string" calcext:value-type="string">
            <text:p>TJ Tempo Praha</text:p>
          </table:table-cell>
          <table:table-cell office:value-type="string" calcext:value-type="string">
            <text:p>Rekonstrukce povrchu softbalového hřiště</text:p>
          </table:table-cell>
          <table:table-cell office:value-type="float" office:value="378000" calcext:value-type="float">
            <text:p>378000</text:p>
          </table:table-cell>
          <table:table-cell office:value-type="float" office:value="302400" calcext:value-type="float">
            <text:p>3024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2/1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Celková rekonstrukce dvora - odstranění asfaltového povrchu a položení zámkové dlažby</text:p>
          </table:table-cell>
          <table:table-cell office:value-type="float" office:value="250000" calcext:value-type="float">
            <text:p>250000</text:p>
          </table:table-cell>
          <table:table-cell office:value-type="float" office:value="212500" calcext:value-type="float">
            <text:p>2125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3/2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Rekonstrukce jezdeckého povrchu v kryté jezdecké hale</text:p>
          </table:table-cell>
          <table:table-cell office:value-type="float" office:value="383376" calcext:value-type="float">
            <text:p>383376</text:p>
          </table:table-cell>
          <table:table-cell office:value-type="float" office:value="306701" calcext:value-type="float">
            <text:p>30670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3/1</text:p>
          </table:table-cell>
          <table:table-cell office:value-type="float" office:value="550353" calcext:value-type="float">
            <text:p>550353</text:p>
          </table:table-cell>
          <table:table-cell office:value-type="string" calcext:value-type="string">
            <text:p>PRAŽSKÝ JEZDECKÝ KLUB GABRIELKA</text:p>
          </table:table-cell>
          <table:table-cell office:value-type="string" calcext:value-type="string">
            <text:p>Rekonstrukce povrchu venkovní jízdárny</text:p>
          </table:table-cell>
          <table:table-cell office:value-type="float" office:value="517100" calcext:value-type="float">
            <text:p>517100</text:p>
          </table:table-cell>
          <table:table-cell office:value-type="float" office:value="413680" calcext:value-type="float">
            <text:p>41368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4/2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tenisového kurtu s umělým povrchem ve sportovní hale</text:p>
          </table:table-cell>
          <table:table-cell office:value-type="float" office:value="1880238" calcext:value-type="float">
            <text:p>1880238</text:p>
          </table:table-cell>
          <table:table-cell office:value-type="float" office:value="1504190" calcext:value-type="float">
            <text:p>150419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0/1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antukových kurtů na kurty s umělou trávou</text:p>
          </table:table-cell>
          <table:table-cell office:value-type="float" office:value="3296056" calcext:value-type="float">
            <text:p>3296056</text:p>
          </table:table-cell>
          <table:table-cell office:value-type="float" office:value="2636845" calcext:value-type="float">
            <text:p>2636845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92/1</text:p>
          </table:table-cell>
          <table:table-cell office:value-type="float" office:value="550396" calcext:value-type="float">
            <text:p>550396</text:p>
          </table:table-cell>
          <table:table-cell office:value-type="string" calcext:value-type="string">
            <text:p>TJ LETOV LETŇANY</text:p>
          </table:table-cell>
          <table:table-cell office:value-type="string" calcext:value-type="string">
            <text:p>Rekonstrukce povrchu 3 tenisových kurtů na kurty s umělým povrchem</text:p>
          </table:table-cell>
          <table:table-cell office:value-type="float" office:value="3444038" calcext:value-type="float">
            <text:p>3444038</text:p>
          </table:table-cell>
          <table:table-cell office:value-type="float" office:value="2755230" calcext:value-type="float">
            <text:p>2755230</text:p>
          </table:table-cell>
          <table:table-cell office:value-type="float" office:value="2250000" calcext:value-type="float">
            <text:p>22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80" calcext:value-type="float">
            <text:p>9080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SK Ďáblice z.s.</text:p>
          </table:table-cell>
          <table:table-cell office:value-type="string" calcext:value-type="string">
            <text:p>Oprava střešního pláště a odstranění azbestové krytiny SK Ďáblice</text:p>
          </table:table-cell>
          <table:table-cell table:number-columns-repeated="2" office:value-type="float" office:value="411829" calcext:value-type="float">
            <text:p>411829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56" calcext:value-type="float">
            <text:p>2156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Človýchovná jednota Ćáblice</text:p>
          </table:table-cell>
          <table:table-cell office:value-type="string" calcext:value-type="string">
            <text:p>Dokončení pokládky umČlého trávníku ve fotbalovém areálu TJ Ćáblice, KokoĜínská 400/ň4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57" calcext:value-type="float">
            <text:p>2157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Človýchovná jednota Ćáblice</text:p>
          </table:table-cell>
          <table:table-cell office:value-type="string" calcext:value-type="string">
            <text:p>Rekonstrukce osvČtlení ve fotbalovém areálu TJ Ćáblice, KokoĜínská 400/ň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28" calcext:value-type="float">
            <text:p>2128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Dokončení výstavby fotbalového hřiště s umělým trávníkem, Kokořínská 400/34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4/A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Výstavba osvětení - fotbalové hřiště s umělým povrchem, Kokořínská 400/34, Praha-Ďáblice</text:p>
          </table:table-cell>
          <table:table-cell office:value-type="float" office:value="1650000" calcext:value-type="float">
            <text:p>1650000</text:p>
          </table:table-cell>
          <table:table-cell table:number-columns-repeated="2" office:value-type="float" office:value="420000" calcext:value-type="float">
            <text:p>42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3/1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Rekonstrukce fotbalového hřiště - umělá tráva - II. etapa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4347928" calcext:value-type="float">
            <text:p>43479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ělovýchovná jednota Ďáblice</text:p>
          </table:table-cell>
          <table:table-cell office:value-type="string" calcext:value-type="string">
            <text:p>Dokončení rekonstrukce fotbalového hřiště s umělou trávou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4347928" calcext:value-type="float">
            <text:p>43479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2/1</text:p>
          </table:table-cell>
          <table:table-cell office:value-type="float" office:value="550574" calcext:value-type="float">
            <text:p>550574</text:p>
          </table:table-cell>
          <table:table-cell office:value-type="string" calcext:value-type="string">
            <text:p>TJ ĎÁBLICE</text:p>
          </table:table-cell>
          <table:table-cell office:value-type="string" calcext:value-type="string">
            <text:p>Rekonstrukce povrchu fotbalového hřiště na umělou trávu - dokončení</text:p>
          </table:table-cell>
          <table:table-cell office:value-type="float" office:value="10437928" calcext:value-type="float">
            <text:p>10437928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85" calcext:value-type="float">
            <text:p>9085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</text:p>
            <text:p>Praha VII</text:p>
          </table:table-cell>
          <table:table-cell office:value-type="string" calcext:value-type="string">
            <text:p>Havarijní stav výměníkové stanice</text:p>
          </table:table-cell>
          <table:table-cell office:value-type="float" office:value="1559486" calcext:value-type="float">
            <text:p>1559486</text:p>
          </table:table-cell>
          <table:table-cell table:number-columns-repeated="2"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3" calcext:value-type="float">
            <text:p>2053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podlahy tělocvičny napadené dřevomorkou</text:p>
          </table:table-cell>
          <table:table-cell office:value-type="float" office:value="1175160" calcext:value-type="float">
            <text:p>1175160</text:p>
          </table:table-cell>
          <table:table-cell office:value-type="float" office:value="940000" calcext:value-type="float">
            <text:p>94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1" calcext:value-type="float">
            <text:p>2061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sokolovny - poškození dřevomorkou a vlhnutí zdiva</text:p>
          </table:table-cell>
          <table:table-cell office:value-type="float" office:value="392906" calcext:value-type="float">
            <text:p>392906</text:p>
          </table:table-cell>
          <table:table-cell office:value-type="float" office:value="314300" calcext:value-type="float">
            <text:p>3143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8/2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ělocvičná jednota SOKOL Praha VII.</text:p>
          </table:table-cell>
          <table:table-cell office:value-type="string" calcext:value-type="string">
            <text:p>Rekonstrukce podlahy tělocvičny, výměna madel a žebřin</text:p>
          </table:table-cell>
          <table:table-cell office:value-type="float" office:value="301314" calcext:value-type="float">
            <text:p>301314</text:p>
          </table:table-cell>
          <table:table-cell office:value-type="float" office:value="241000" calcext:value-type="float">
            <text:p>241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6/1</text:p>
          </table:table-cell>
          <table:table-cell office:value-type="float" office:value="551066" calcext:value-type="float">
            <text:p>551066</text:p>
          </table:table-cell>
          <table:table-cell office:value-type="string" calcext:value-type="string">
            <text:p>TJ Sokol Praha VII</text:p>
          </table:table-cell>
          <table:table-cell office:value-type="string" calcext:value-type="string">
            <text:p>Rekonstrukce omítek fasády sokolovny</text:p>
          </table:table-cell>
          <table:table-cell office:value-type="float" office:value="1221176" calcext:value-type="float">
            <text:p>1221176</text:p>
          </table:table-cell>
          <table:table-cell office:value-type="float" office:value="970000" calcext:value-type="float">
            <text:p>97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8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.J. Sokol Troja</text:p>
          </table:table-cell>
          <table:table-cell office:value-type="string" calcext:value-type="string">
            <text:p>Rekonstrukce povrchu pískového hřiště na víceúčelové s umělým povrchem - I etapa</text:p>
          </table:table-cell>
          <table:table-cell office:value-type="float" office:value="792171" calcext:value-type="float">
            <text:p>792171</text:p>
          </table:table-cell>
          <table:table-cell office:value-type="float" office:value="630000" calcext:value-type="float">
            <text:p>63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91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</text:p>
          </table:table-cell>
          <table:table-cell office:value-type="string" calcext:value-type="string">
            <text:p>Rekonstrukce fotbalového hřiště TJ Sokola Troja, Povltavská</text:p>
          </table:table-cell>
          <table:table-cell office:value-type="float" office:value="907669" calcext:value-type="float">
            <text:p>907669</text:p>
          </table:table-cell>
          <table:table-cell office:value-type="float" office:value="700000" calcext:value-type="float">
            <text:p>70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79" calcext:value-type="float">
            <text:p>9079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</text:p>
          </table:table-cell>
          <table:table-cell office:value-type="string" calcext:value-type="string">
            <text:p>Havarijní stav šaten oddílu kopané</text:p>
          </table:table-cell>
          <table:table-cell table:number-columns-repeated="2" office:value-type="float" office:value="925000" calcext:value-type="float">
            <text:p>925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3/1</text:p>
          </table:table-cell>
          <table:table-cell office:value-type="float" office:value="551660" calcext:value-type="float">
            <text:p>551660</text:p>
          </table:table-cell>
          <table:table-cell office:value-type="string" calcext:value-type="string">
            <text:p>TJ Sokol Troja <text:s text:c="18"/>P</text:p>
          </table:table-cell>
          <table:table-cell office:value-type="string" calcext:value-type="string">
            <text:p>Rekonstr. travnatého fotbal. hř.</text:p>
          </table:table-cell>
          <table:table-cell office:value-type="float" office:value="952764" calcext:value-type="float">
            <text:p>952764</text:p>
          </table:table-cell>
          <table:table-cell office:value-type="float" office:value="452764" calcext:value-type="float">
            <text:p>452764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88" calcext:value-type="float">
            <text:p>9088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</text:p>
            <text:p>Praha Vršovice</text:p>
          </table:table-cell>
          <table:table-cell office:value-type="string" calcext:value-type="string">
            <text:p>Havarijní stav střechy nad sálem sokolovny</text:p>
          </table:table-cell>
          <table:table-cell table:number-columns-repeated="2" office:value-type="float" office:value="725000" calcext:value-type="float">
            <text:p>725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4" calcext:value-type="float">
            <text:p>2054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okenních výplní a vstupních dveří v 1.NP házenkářských šaten</text:p>
          </table:table-cell>
          <table:table-cell office:value-type="float" office:value="411600" calcext:value-type="float">
            <text:p>411600</text:p>
          </table:table-cell>
          <table:table-cell office:value-type="float" office:value="329280" calcext:value-type="float">
            <text:p>32928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5" calcext:value-type="float">
            <text:p>2055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třešní krytiny na šatnách oddílu házené</text:p>
          </table:table-cell>
          <table:table-cell office:value-type="float" office:value="644220" calcext:value-type="float">
            <text:p>644220</text:p>
          </table:table-cell>
          <table:table-cell office:value-type="float" office:value="515376" calcext:value-type="float">
            <text:p>5153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4" calcext:value-type="float">
            <text:p>2114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třešní krytiny na šatnách házené v Heroldových sadech, kryté sportoviště házené TJ Sokol Praha Vršovice, Holandská</text:p>
          </table:table-cell>
          <table:table-cell office:value-type="float" office:value="896220" calcext:value-type="float">
            <text:p>896220</text:p>
          </table:table-cell>
          <table:table-cell office:value-type="float" office:value="716900" calcext:value-type="float">
            <text:p>7169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3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osvětlení sál juda - TJ Sokol Praha Vršovice, Vršovické náměstí 111/2, Praha 10</text:p>
          </table:table-cell>
          <table:table-cell office:value-type="float" office:value="255250" calcext:value-type="float">
            <text:p>255250</text:p>
          </table:table-cell>
          <table:table-cell table:number-columns-repeated="2" office:value-type="float" office:value="204000" calcext:value-type="float">
            <text:p>204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4/A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Rekonstrukce sociálního zázemí - šatny v areálu házené TJ Sokol Praha Vršovice, Holandská, Praha 10</text:p>
          </table:table-cell>
          <table:table-cell office:value-type="float" office:value="647955" calcext:value-type="float">
            <text:p>647955</text:p>
          </table:table-cell>
          <table:table-cell office:value-type="float" office:value="518300" calcext:value-type="float">
            <text:p>5183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2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Propojení šaten a sociálního zařízení se sportovní halou v areálu házené</text:p>
          </table:table-cell>
          <table:table-cell office:value-type="float" office:value="301107" calcext:value-type="float">
            <text:p>301107</text:p>
          </table:table-cell>
          <table:table-cell office:value-type="float" office:value="240886" calcext:value-type="float">
            <text:p>24088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6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ělocvičná jednota Sokol Praha Vršovice</text:p>
          </table:table-cell>
          <table:table-cell office:value-type="string" calcext:value-type="string">
            <text:p>Instalace přetlakové haly nad hřištěm házené s umělým povrchem v Heroldových sadech</text:p>
          </table:table-cell>
          <table:table-cell office:value-type="float" office:value="3852000" calcext:value-type="float">
            <text:p>3852000</text:p>
          </table:table-cell>
          <table:table-cell office:value-type="float" office:value="3081600" calcext:value-type="float">
            <text:p>30816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5" calcext:value-type="float">
            <text:p>6005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Instalace nafukovací přetlakové <text:s/>haly <text:s/>s vytápěním na hřisti s umělým povrchem pro házenou - rozměry 25x45 m</text:p>
          </table:table-cell>
          <table:table-cell office:value-type="float" office:value="2975000" calcext:value-type="float">
            <text:p>2975000</text:p>
          </table:table-cell>
          <table:table-cell office:value-type="float" office:value="2082500" calcext:value-type="float">
            <text:p>2082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6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Havarijní stav sprch v sokolovně 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3080" calcext:value-type="float">
            <text:p>14308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kanalizační přípojky - havárie pod pozemkem TJ Sokol Vršovice</text:p>
          </table:table-cell>
          <table:table-cell office:value-type="float" office:value="392500" calcext:value-type="float">
            <text:p>392500</text:p>
          </table:table-cell>
          <table:table-cell office:value-type="float" office:value="333625" calcext:value-type="float">
            <text:p>333625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velkoplošných oken v baletním sále - havarijní stav</text:p>
          </table:table-cell>
          <table:table-cell office:value-type="float" office:value="155295" calcext:value-type="float">
            <text:p>155295</text:p>
          </table:table-cell>
          <table:table-cell office:value-type="float" office:value="132000" calcext:value-type="float">
            <text:p>132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3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bměna a modernizace výtahu v budově sokolovny - havarijní stav</text:p>
          </table:table-cell>
          <table:table-cell office:value-type="float" office:value="151475" calcext:value-type="float">
            <text:p>151475</text:p>
          </table:table-cell>
          <table:table-cell office:value-type="float" office:value="128750" calcext:value-type="float">
            <text:p>1287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4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plynových bojlerů - havarijní stav stávajících</text:p>
          </table:table-cell>
          <table:table-cell office:value-type="float" office:value="184236" calcext:value-type="float">
            <text:p>184236</text:p>
          </table:table-cell>
          <table:table-cell office:value-type="float" office:value="156600" calcext:value-type="float">
            <text:p>1566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dilatačních spár ve velkém sále sokolovny</text:p>
          </table:table-cell>
          <table:table-cell office:value-type="float" office:value="112538" calcext:value-type="float">
            <text:p>112538</text:p>
          </table:table-cell>
          <table:table-cell office:value-type="float" office:value="90030" calcext:value-type="float">
            <text:p>9003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7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Havárie vodovodního rozvodu - kancelář a sál judo</text:p>
          </table:table-cell>
          <table:table-cell office:value-type="float" office:value="50532" calcext:value-type="float">
            <text:p>50532</text:p>
          </table:table-cell>
          <table:table-cell office:value-type="float" office:value="42952" calcext:value-type="float">
            <text:p>429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okenních výplní v malém sále</text:p>
          </table:table-cell>
          <table:table-cell office:value-type="float" office:value="305670" calcext:value-type="float">
            <text:p>305670</text:p>
          </table:table-cell>
          <table:table-cell office:value-type="float" office:value="244536" calcext:value-type="float">
            <text:p>24453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8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sociálních zařízení v II. a I. suterénu budovy sokolovny</text:p>
          </table:table-cell>
          <table:table-cell office:value-type="float" office:value="541450" calcext:value-type="float">
            <text:p>541450</text:p>
          </table:table-cell>
          <table:table-cell office:value-type="float" office:value="460232" calcext:value-type="float">
            <text:p>460232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9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Rekonstrukce venkovního osvětlení hřiště házené</text:p>
          </table:table-cell>
          <table:table-cell office:value-type="float" office:value="317500" calcext:value-type="float">
            <text:p>317500</text:p>
          </table:table-cell>
          <table:table-cell office:value-type="float" office:value="254000" calcext:value-type="float">
            <text:p>254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50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prava parket v tělocvičně</text:p>
          </table:table-cell>
          <table:table-cell office:value-type="float" office:value="566900" calcext:value-type="float">
            <text:p>566900</text:p>
          </table:table-cell>
          <table:table-cell office:value-type="float" office:value="340140" calcext:value-type="float">
            <text:p>3401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2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Výměna podlahy pódia ve velkém sále, obnova tělocvičného nářadí</text:p>
          </table:table-cell>
          <table:table-cell office:value-type="float" office:value="597457" calcext:value-type="float">
            <text:p>597457</text:p>
          </table:table-cell>
          <table:table-cell office:value-type="float" office:value="477966" calcext:value-type="float">
            <text:p>47796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17/2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Obnova speciální gymnastické podlahy</text:p>
          </table:table-cell>
          <table:table-cell office:value-type="float" office:value="134230" calcext:value-type="float">
            <text:p>134230</text:p>
          </table:table-cell>
          <table:table-cell office:value-type="float" office:value="107384" calcext:value-type="float">
            <text:p>107384</text:p>
          </table:table-cell>
          <table:table-cell office:value-type="float" office:value="80000" calcext:value-type="float">
            <text:p>8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7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Nový umělý povrch hřiště házené</text:p>
          </table:table-cell>
          <table:table-cell office:value-type="float" office:value="1799684" calcext:value-type="float">
            <text:p>1799684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Příspěvek na nové lajny pro 2 tenisové kurty a napínák</text:p>
          </table:table-cell>
          <table:table-cell office:value-type="float" office:value="28040" calcext:value-type="float">
            <text:p>28040</text:p>
          </table:table-cell>
          <table:table-cell office:value-type="float" office:value="19628" calcext:value-type="float">
            <text:p>1962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8/1</text:p>
          </table:table-cell>
          <table:table-cell office:value-type="float" office:value="552941" calcext:value-type="float">
            <text:p>552941</text:p>
          </table:table-cell>
          <table:table-cell office:value-type="string" calcext:value-type="string">
            <text:p>TJ Sokol Praha Vršovice</text:p>
          </table:table-cell>
          <table:table-cell office:value-type="string" calcext:value-type="string">
            <text:p>Příspěvek na nové lajny pro tenisové kurty</text:p>
          </table:table-cell>
          <table:table-cell office:value-type="float" office:value="27140" calcext:value-type="float">
            <text:p>27140</text:p>
          </table:table-cell>
          <table:table-cell office:value-type="float" office:value="18998" calcext:value-type="float">
            <text:p>1899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0/3</text:p>
          </table:table-cell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office:value-type="string" calcext:value-type="string">
            <text:p>dokonč.opravy budovy po záplav. a vybav. vnitř. prost. </text:p>
          </table:table-cell>
          <table:table-cell office:value-type="float" office:value="1401800" calcext:value-type="float">
            <text:p>1401800</text:p>
          </table:table-cell>
          <table:table-cell office:value-type="float" office:value="1191530" calcext:value-type="float">
            <text:p>119153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6/1</text:p>
          </table:table-cell>
          <table:table-cell office:value-type="float" office:value="553361" calcext:value-type="float">
            <text:p>553361</text:p>
          </table:table-cell>
          <table:table-cell office:value-type="string" calcext:value-type="string">
            <text:p>SK Čechoslovan Chuchle</text:p>
          </table:table-cell>
          <table:table-cell office:value-type="string" calcext:value-type="string">
            <text:p>Rek. fotbalového. hřiště - umělá tráva III. generace</text:p>
          </table:table-cell>
          <table:table-cell office:value-type="float" office:value="16000697" calcext:value-type="float">
            <text:p>16000697</text:p>
          </table:table-cell>
          <table:table-cell office:value-type="float" office:value="12800557" calcext:value-type="float">
            <text:p>1280055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7" calcext:value-type="float">
            <text:p>2047</text:p>
          </table:table-cell>
          <table:table-cell office:value-type="float" office:value="564435" calcext:value-type="float">
            <text:p>564435</text:p>
          </table:table-cell>
          <table:table-cell office:value-type="string" calcext:value-type="string">
            <text:p>T.J. Blaník Praha</text:p>
          </table:table-cell>
          <table:table-cell office:value-type="string" calcext:value-type="string">
            <text:p>Rekonstrukce elektroinstalace v loděnici</text:p>
          </table:table-cell>
          <table:table-cell office:value-type="float" office:value="153581" calcext:value-type="float">
            <text:p>153581</text:p>
          </table:table-cell>
          <table:table-cell office:value-type="float" office:value="120000" calcext:value-type="float">
            <text:p>12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81" calcext:value-type="float">
            <text:p>2181</text:p>
          </table:table-cell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závlahového systému v areálu Tennis Resort Panorama, Nad Hliníkem 1Ň0Ň/Ň</text:p>
          </table:table-cell>
          <table:table-cell office:value-type="float" office:value="1243921" calcext:value-type="float">
            <text:p>1243921</text:p>
          </table:table-cell>
          <table:table-cell office:value-type="float" office:value="950000" calcext:value-type="float">
            <text:p>9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89/1</text:p>
          </table:table-cell>
          <table:table-cell office:value-type="float" office:value="565784" calcext:value-type="float">
            <text:p>565784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povrchu tenisových kurtů na kurty s umělým povrchem</text:p>
          </table:table-cell>
          <table:table-cell office:value-type="float" office:value="1947888" calcext:value-type="float">
            <text:p>1947888</text:p>
          </table:table-cell>
          <table:table-cell office:value-type="float" office:value="1558310" calcext:value-type="float">
            <text:p>155831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7" calcext:value-type="float">
            <text:p>2057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rozvodů teplé užitkové vody ve sprchách ve volejbalovém areálu</text:p>
          </table:table-cell>
          <table:table-cell office:value-type="float" office:value="196382" calcext:value-type="float">
            <text:p>196382</text:p>
          </table:table-cell>
          <table:table-cell office:value-type="float" office:value="117829" calcext:value-type="float">
            <text:p>117829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6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osvětlení tělocvičny</text:p>
          </table:table-cell>
          <table:table-cell office:value-type="float" office:value="475700" calcext:value-type="float">
            <text:p>4757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1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ělocvičná jednota Sokol Nusle Praha, reg.č.31040518</text:p>
          </table:table-cell>
          <table:table-cell office:value-type="string" calcext:value-type="string">
            <text:p>Rekonstrukce osvětlení velkého sálu tělocvičny</text:p>
          </table:table-cell>
          <table:table-cell office:value-type="float" office:value="275700" calcext:value-type="float">
            <text:p>275700</text:p>
          </table:table-cell>
          <table:table-cell office:value-type="float" office:value="198000" calcext:value-type="float">
            <text:p>19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5/1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J Sokol Praha - Strašnice</text:p>
          </table:table-cell>
          <table:table-cell office:value-type="string" calcext:value-type="string">
            <text:p>Rekonstrukce elektroinstalací v budově sokolovny,rekonstrukce osvětlení v tělocvičně, revize</text:p>
          </table:table-cell>
          <table:table-cell office:value-type="float" office:value="164220" calcext:value-type="float">
            <text:p>164220</text:p>
          </table:table-cell>
          <table:table-cell office:value-type="float" office:value="114954" calcext:value-type="float">
            <text:p>114954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1/2</text:p>
          </table:table-cell>
          <table:table-cell office:value-type="float" office:value="569488" calcext:value-type="float">
            <text:p>569488</text:p>
          </table:table-cell>
          <table:table-cell office:value-type="string" calcext:value-type="string">
            <text:p>TJ Sokol Praha - Strašnice</text:p>
          </table:table-cell>
          <table:table-cell office:value-type="string" calcext:value-type="string">
            <text:p>Generální oprava podlahy v hlavním cvičebním sále - pódium</text:p>
          </table:table-cell>
          <table:table-cell office:value-type="float" office:value="280000" calcext:value-type="float">
            <text:p>28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6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Člocvičná jednota Sokol Vysočany</text:p>
          </table:table-cell>
          <table:table-cell office:value-type="string" calcext:value-type="string">
            <text:p>Rekonstrukce povrchů antukových víceúčelových dvorců ve sportovním areálu TJ Sokol Vysočany, NOVOŠKOLSKÁ 696/2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7" calcext:value-type="float">
            <text:p>2057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office:value-type="string" calcext:value-type="string">
            <text:p>Rekonstrukce šaten a sociálního zázemí sportovního areálu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40000" calcext:value-type="float">
            <text:p>34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6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ělocvičná jednota Sokol Vysočany</text:p>
          </table:table-cell>
          <table:table-cell office:value-type="string" calcext:value-type="string">
            <text:p>Rekonstrukce povrchu hřiště s umělým opotřebeným povrchem</text:p>
          </table:table-cell>
          <table:table-cell office:value-type="float" office:value="1267012" calcext:value-type="float">
            <text:p>1267012</text:p>
          </table:table-cell>
          <table:table-cell office:value-type="float" office:value="1013610" calcext:value-type="float">
            <text:p>101361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6" calcext:value-type="float">
            <text:p>6006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Instalace přetlakové haly na hřišti s umělou trávou 3. generace pro malou kopanou - rozměry 30x45 m, využitím v zimním období</text:p>
          </table:table-cell>
          <table:table-cell office:value-type="float" office:value="2878610" calcext:value-type="float">
            <text:p>2878610</text:p>
          </table:table-cell>
          <table:table-cell office:value-type="float" office:value="2015027" calcext:value-type="float">
            <text:p>201502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3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Výměna poškozených oken v šatnách a sociálním zařízení</text:p>
          </table:table-cell>
          <table:table-cell office:value-type="float" office:value="90540" calcext:value-type="float">
            <text:p>90540</text:p>
          </table:table-cell>
          <table:table-cell office:value-type="float" office:value="72432" calcext:value-type="float">
            <text:p>7243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39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Dovybavení hřiště na malou kopanou střídacími lavicemi</text:p>
          </table:table-cell>
          <table:table-cell office:value-type="float" office:value="124000" calcext:value-type="float">
            <text:p>124000</text:p>
          </table:table-cell>
          <table:table-cell office:value-type="float" office:value="79000" calcext:value-type="float">
            <text:p>7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0/1</text:p>
          </table:table-cell>
          <table:table-cell office:value-type="float" office:value="569496" calcext:value-type="float">
            <text:p>569496</text:p>
          </table:table-cell>
          <table:table-cell office:value-type="string" calcext:value-type="string">
            <text:p>TJ Sokol Vysočany ČOS</text:p>
          </table:table-cell>
          <table:table-cell office:value-type="string" calcext:value-type="string">
            <text:p>Rekonstrukce atletického oválu na umělý povrch</text:p>
          </table:table-cell>
          <table:table-cell office:value-type="float" office:value="2630317" calcext:value-type="float">
            <text:p>2630317</text:p>
          </table:table-cell>
          <table:table-cell office:value-type="float" office:value="2070317" calcext:value-type="float">
            <text:p>2070317</text:p>
          </table:table-cell>
          <table:table-cell office:value-type="float" office:value="1900000" calcext:value-type="float">
            <text:p>19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1/2</text:p>
          </table:table-cell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</text:p>
          </table:table-cell>
          <table:table-cell office:value-type="string" calcext:value-type="string">
            <text:p>Rekonstrukce parketové podlahy tělocvičny</text:p>
          </table:table-cell>
          <table:table-cell office:value-type="float" office:value="1061241" calcext:value-type="float">
            <text:p>1061241</text:p>
          </table:table-cell>
          <table:table-cell office:value-type="float" office:value="902041" calcext:value-type="float">
            <text:p>90204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95/A</text:p>
          </table:table-cell>
          <table:table-cell office:value-type="float" office:value="569534" calcext:value-type="float">
            <text:p>569534</text:p>
          </table:table-cell>
          <table:table-cell office:value-type="string" calcext:value-type="string">
            <text:p>TJ Slavoj Koloděje o.s.</text:p>
          </table:table-cell>
          <table:table-cell office:value-type="string" calcext:value-type="string">
            <text:p>Rekonstrukce sportoviště - Sportovní multifunkční hřiště, Lupenická 20/6, Praha-Koloděje</text:p>
          </table:table-cell>
          <table:table-cell office:value-type="float" office:value="999144" calcext:value-type="float">
            <text:p>999144</text:p>
          </table:table-cell>
          <table:table-cell office:value-type="float" office:value="789324" calcext:value-type="float">
            <text:p>7893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6" calcext:value-type="float">
            <text:p>2016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Rekonstrukce osvětlení ve velkém sále sokolovny</text:p>
          </table:table-cell>
          <table:table-cell office:value-type="float" office:value="67640" calcext:value-type="float">
            <text:p>67640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8" calcext:value-type="float">
            <text:p>2028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Statické zajištění a oprava ukotvení mantinelů, odhlučnění, výměna okopových desek hřiště TJ Sokol Radotín, Vykoukových 622/2</text:p>
          </table:table-cell>
          <table:table-cell office:value-type="float" office:value="1470000" calcext:value-type="float">
            <text:p>1470000</text:p>
          </table:table-cell>
          <table:table-cell office:value-type="float" office:value="1170000" calcext:value-type="float">
            <text:p>117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7/A/2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ČESKÁ OBEC SOKOLSKÁ, TĚLOCVIČNÁ JEDNOTA SOKOL RADOTÍN</text:p>
          </table:table-cell>
          <table:table-cell office:value-type="string" calcext:value-type="string">
            <text:p>Areál TJ Sokol Radotín, Vykoukových 622/2, Praha 16 - zastřešení tribun víceúčelového venkovního hřiště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9/1</text:p>
          </table:table-cell>
          <table:table-cell office:value-type="float" office:value="674346" calcext:value-type="float">
            <text:p>674346</text:p>
          </table:table-cell>
          <table:table-cell office:value-type="string" calcext:value-type="string">
            <text:p>TJ Sokol Radotín</text:p>
          </table:table-cell>
          <table:table-cell office:value-type="string" calcext:value-type="string">
            <text:p>Rek. povrchu víceúčelového hřiště - výměna opotřebovaného umělého trávníku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2080000" calcext:value-type="float">
            <text:p>208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6/2</text:p>
          </table:table-cell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office:value-type="string" calcext:value-type="string">
            <text:p>Rekonstrukce povrchu palubovky víceúčelové sportovní haly</text:p>
          </table:table-cell>
          <table:table-cell office:value-type="float" office:value="233310" calcext:value-type="float">
            <text:p>233310</text:p>
          </table:table-cell>
          <table:table-cell office:value-type="float" office:value="186648" calcext:value-type="float">
            <text:p>186648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59/1</text:p>
          </table:table-cell>
          <table:table-cell office:value-type="float" office:value="674842" calcext:value-type="float">
            <text:p>674842</text:p>
          </table:table-cell>
          <table:table-cell office:value-type="string" calcext:value-type="string">
            <text:p>Tělovýchovná jednota Slovan Bohnice - Praha 8 o.s.</text:p>
          </table:table-cell>
          <table:table-cell office:value-type="string" calcext:value-type="string">
            <text:p>Rekonstrukce a instalace nového přírodního trávníku fotbalové hřiště TJ Slovan Bohnice Praha 8 o.s., Bukolská 570</text:p>
          </table:table-cell>
          <table:table-cell office:value-type="float" office:value="641300" calcext:value-type="float">
            <text:p>641300</text:p>
          </table:table-cell>
          <table:table-cell office:value-type="float" office:value="510000" calcext:value-type="float">
            <text:p>5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46" calcext:value-type="float">
            <text:p>9046</text:p>
          </table:table-cell>
          <table:table-cell office:value-type="float" office:value="675750" calcext:value-type="float">
            <text:p>675750</text:p>
          </table:table-cell>
          <table:table-cell office:value-type="string" calcext:value-type="string">
            <text:p>Tělocvičnná jednota Sokol</text:p>
            <text:p>Malá Strana</text:p>
          </table:table-cell>
          <table:table-cell office:value-type="string" calcext:value-type="string">
            <text:p>Havarijní stav povrchu hřiště s umělým povrchem</text:p>
          </table:table-cell>
          <table:table-cell office:value-type="float" office:value="1164389" calcext:value-type="float">
            <text:p>1164389</text:p>
          </table:table-cell>
          <table:table-cell table:number-columns-repeated="2" office:value-type="float" office:value="550000" calcext:value-type="float">
            <text:p>5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90/A/2</text:p>
          </table:table-cell>
          <table:table-cell office:value-type="float" office:value="675750" calcext:value-type="float">
            <text:p>675750</text:p>
          </table:table-cell>
          <table:table-cell office:value-type="string" calcext:value-type="string">
            <text:p>Tělocvičnná jednota Sokol Malá Strana</text:p>
          </table:table-cell>
          <table:table-cell office:value-type="string" calcext:value-type="string">
            <text:p>Hřiště v areálu TJ Sokol Malá Strana, U Lanové dráhy 609/3, Praha 1 - Rekonstrukce (výměna) poškozeného povrchu hřiště pro míčové sporty</text:p>
          </table:table-cell>
          <table:table-cell office:value-type="float" office:value="1164389" calcext:value-type="float">
            <text:p>1164389</text:p>
          </table:table-cell>
          <table:table-cell office:value-type="float" office:value="931510" calcext:value-type="float">
            <text:p>93151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8/A/2</text:p>
          </table:table-cell>
          <table:table-cell office:value-type="float" office:value="2278120" calcext:value-type="float">
            <text:p>2278120</text:p>
          </table:table-cell>
          <table:table-cell office:value-type="string" calcext:value-type="string">
            <text:p>TSM SOKOL VYSOČANY</text:p>
          </table:table-cell>
          <table:table-cell office:value-type="string" calcext:value-type="string">
            <text:p>Tenisové dvorce TSM Sokol Vysočany, Novoškolská 696/2, Praha 9 - Dostavba odrazové zdi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84/A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ělovýchovná jednota Sokol Královice</text:p>
          </table:table-cell>
          <table:table-cell office:value-type="string" calcext:value-type="string">
            <text:p>Výstavba fotbalového hřiště (2. etapa) - TJ Sokol Královice, Kuťatská, Praha-Královice</text:p>
          </table:table-cell>
          <table:table-cell office:value-type="float" office:value="1374313" calcext:value-type="float">
            <text:p>1374313</text:p>
          </table:table-cell>
          <table:table-cell office:value-type="float" office:value="1099450" calcext:value-type="float">
            <text:p>109945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6" calcext:value-type="float">
            <text:p>2076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oplocení tenisových kurtů</text:p>
          </table:table-cell>
          <table:table-cell office:value-type="float" office:value="616908" calcext:value-type="float">
            <text:p>616908</text:p>
          </table:table-cell>
          <table:table-cell office:value-type="float" office:value="490000" calcext:value-type="float">
            <text:p>49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7" calcext:value-type="float">
            <text:p>2077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střechy šaten a klubovny tenisového areálu</text:p>
          </table:table-cell>
          <table:table-cell office:value-type="float" office:value="844297" calcext:value-type="float">
            <text:p>844297</text:p>
          </table:table-cell>
          <table:table-cell office:value-type="float" office:value="674297" calcext:value-type="float">
            <text:p>67429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3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Dokončení rekonstrukce tenisových kurtů</text:p>
          </table:table-cell>
          <table:table-cell office:value-type="float" office:value="3818180" calcext:value-type="float">
            <text:p>3818180</text:p>
          </table:table-cell>
          <table:table-cell office:value-type="float" office:value="3054544" calcext:value-type="float">
            <text:p>30545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4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oplocení tenisových kurtů</text:p>
          </table:table-cell>
          <table:table-cell office:value-type="float" office:value="579204" calcext:value-type="float">
            <text:p>579204</text:p>
          </table:table-cell>
          <table:table-cell office:value-type="float" office:value="459204" calcext:value-type="float">
            <text:p>4592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5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Rekonstrukce povrchu tenisového kurtu a cvičné stěny - umělá antuka</text:p>
          </table:table-cell>
          <table:table-cell office:value-type="float" office:value="919620" calcext:value-type="float">
            <text:p>919620</text:p>
          </table:table-cell>
          <table:table-cell office:value-type="float" office:value="734620" calcext:value-type="float">
            <text:p>73462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87/1</text:p>
          </table:table-cell>
          <table:table-cell office:value-type="float" office:value="14888203" calcext:value-type="float">
            <text:p>14888203</text:p>
          </table:table-cell>
          <table:table-cell office:value-type="string" calcext:value-type="string">
            <text:p>TJ SOKOL KRÁLOVICE</text:p>
          </table:table-cell>
          <table:table-cell office:value-type="string" calcext:value-type="string">
            <text:p>Výstavba sportovního areálu na pozemku ve vlastnictví Sokola-ppč 256/3 k.ú.Královice areál TJ Sokol Královice, Do Dolnic 72I.etapa-odvodnění a položení drenáží</text:p>
          </table:table-cell>
          <table:table-cell office:value-type="float" office:value="627758" calcext:value-type="float">
            <text:p>627758</text:p>
          </table:table-cell>
          <table:table-cell office:value-type="float" office:value="502206" calcext:value-type="float">
            <text:p>502206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2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dstranění havarijního stavu kryté tribuny - obnova hlediště</text:p>
          </table:table-cell>
          <table:table-cell office:value-type="float" office:value="2507867" calcext:value-type="float">
            <text:p>2507867</text:p>
          </table:table-cell>
          <table:table-cell office:value-type="float" office:value="1870000" calcext:value-type="float">
            <text:p>1870000</text:p>
          </table:table-cell>
          <table:table-cell office:value-type="float" office:value="1700000" calcext:value-type="float">
            <text:p>17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43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dstranění havarijního stavu kryté tribuny - obnova vnitřních prostor a vybavení</text:p>
          </table:table-cell>
          <table:table-cell office:value-type="float" office:value="2146777" calcext:value-type="float">
            <text:p>2146777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2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prostorů pro ustájení koní - 52 mobilních boxů pro ustájení koní</text:p>
          </table:table-cell>
          <table:table-cell office:value-type="float" office:value="2404038" calcext:value-type="float">
            <text:p>2404038</text:p>
          </table:table-cell>
          <table:table-cell office:value-type="float" office:value="1923230" calcext:value-type="float">
            <text:p>192323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3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jezdeckých ploch a jejich vybavení</text:p>
          </table:table-cell>
          <table:table-cell office:value-type="float" office:value="881971" calcext:value-type="float">
            <text:p>881971</text:p>
          </table:table-cell>
          <table:table-cell office:value-type="float" office:value="705576" calcext:value-type="float">
            <text:p>705576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4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otevřené tribuny pro diváky</text:p>
          </table:table-cell>
          <table:table-cell office:value-type="float" office:value="2875460" calcext:value-type="float">
            <text:p>2875460</text:p>
          </table:table-cell>
          <table:table-cell office:value-type="float" office:value="2300368" calcext:value-type="float">
            <text:p>23003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5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Obnova ploch soutěžního drezurního obdélníku a cvičné jezdecké plochy</text:p>
          </table:table-cell>
          <table:table-cell office:value-type="float" office:value="3287282" calcext:value-type="float">
            <text:p>3287282</text:p>
          </table:table-cell>
          <table:table-cell office:value-type="float" office:value="2301097" calcext:value-type="float">
            <text:p>2301097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5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Výroba a montáž mobilních boxů pro ustájení koní startujících na jezdeckých závodech</text:p>
          </table:table-cell>
          <table:table-cell office:value-type="float" office:value="3328668" calcext:value-type="float">
            <text:p>3328668</text:p>
          </table:table-cell>
          <table:table-cell office:value-type="float" office:value="2330068" calcext:value-type="float">
            <text:p>23300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56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Rekonstrukce objektů vodárny a kovárny</text:p>
          </table:table-cell>
          <table:table-cell office:value-type="float" office:value="995501" calcext:value-type="float">
            <text:p>995501</text:p>
          </table:table-cell>
          <table:table-cell office:value-type="float" office:value="796401" calcext:value-type="float">
            <text:p>796401</text:p>
          </table:table-cell>
          <table:table-cell office:value-type="float" office:value="750000" calcext:value-type="float">
            <text:p>7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6/2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zřízení víceúčelové zatravněné zpevněné plochy v jezdeckém areálu </text:p>
          </table:table-cell>
          <table:table-cell office:value-type="float" office:value="5168899" calcext:value-type="float">
            <text:p>5168899</text:p>
          </table:table-cell>
          <table:table-cell office:value-type="float" office:value="3876674" calcext:value-type="float">
            <text:p>387667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4045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Zkvalitnění povrchů pískových jezdeckých ploch a vybavení překážkovým drezurním materiálem</text:p>
          </table:table-cell>
          <table:table-cell office:value-type="float" office:value="881971" calcext:value-type="float">
            <text:p>881971</text:p>
          </table:table-cell>
          <table:table-cell office:value-type="float" office:value="610000" calcext:value-type="float">
            <text:p>61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2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</text:p>
          </table:table-cell>
          <table:table-cell office:value-type="string" calcext:value-type="string">
            <text:p>Rekonstrukce cvičných jezdeckých ploch - doplnění křemičitého písku a geotextilie</text:p>
          </table:table-cell>
          <table:table-cell office:value-type="float" office:value="287600" calcext:value-type="float">
            <text:p>287600</text:p>
          </table:table-cell>
          <table:table-cell office:value-type="float" office:value="215700" calcext:value-type="float">
            <text:p>2157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7/1</text:p>
          </table:table-cell>
          <table:table-cell office:value-type="float" office:value="14888327" calcext:value-type="float">
            <text:p>14888327</text:p>
          </table:table-cell>
          <table:table-cell office:value-type="string" calcext:value-type="string">
            <text:p>TJ Žižka Praha <text:s text:c="18"/>P</text:p>
          </table:table-cell>
          <table:table-cell office:value-type="string" calcext:value-type="string">
            <text:p>Odstr. havárie jezdeckého areálu</text:p>
          </table:table-cell>
          <table:table-cell office:value-type="float" office:value="28540000" calcext:value-type="float">
            <text:p>28540000</text:p>
          </table:table-cell>
          <table:table-cell office:value-type="float" office:value="24259000" calcext:value-type="float">
            <text:p>2425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1/1</text:p>
          </table:table-cell>
          <table:table-cell office:value-type="float" office:value="14888335" calcext:value-type="float">
            <text:p>14888335</text:p>
          </table:table-cell>
          <table:table-cell office:value-type="string" calcext:value-type="string">
            <text:p>Sdruž. hokejbal. mužstev Pha</text:p>
          </table:table-cell>
          <table:table-cell office:value-type="string" calcext:value-type="string">
            <text:p>Rekonst. hř.,mantinely,střídačky</text:p>
          </table:table-cell>
          <table:table-cell office:value-type="float" office:value="1449800" calcext:value-type="float">
            <text:p>14498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98" calcext:value-type="float">
            <text:p>2098</text:p>
          </table:table-cell>
          <table:table-cell office:value-type="float" office:value="14891085" calcext:value-type="float">
            <text:p>14891085</text:p>
          </table:table-cell>
          <table:table-cell office:value-type="string" calcext:value-type="string">
            <text:p>Sportovní klub Hradčany</text:p>
          </table:table-cell>
          <table:table-cell office:value-type="string" calcext:value-type="string">
            <text:p>Rekonstrukce a modernizace plynové kotelny Sportovní klub Hradčany, Dlabačov 1/Ňř4</text:p>
          </table:table-cell>
          <table:table-cell office:value-type="float" office:value="1070376" calcext:value-type="float">
            <text:p>1070376</text:p>
          </table:table-cell>
          <table:table-cell office:value-type="float" office:value="838646" calcext:value-type="float">
            <text:p>838646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26" calcext:value-type="float">
            <text:p>9026</text:p>
          </table:table-cell>
          <table:table-cell office:value-type="float" office:value="14891085" calcext:value-type="float">
            <text:p>14891085</text:p>
          </table:table-cell>
          <table:table-cell office:value-type="string" calcext:value-type="string">
            <text:p>Sportovní klub Hradčany,</text:p>
            <text:p>z.s.</text:p>
          </table:table-cell>
          <table:table-cell office:value-type="string" calcext:value-type="string">
            <text:p>Rekonstrukce elektroinstalací v gymnastické hale</text:p>
            <text:p>Dlabačov</text:p>
          </table:table-cell>
          <table:table-cell table:number-columns-repeated="2" office:value-type="float" office:value="600527" calcext:value-type="float">
            <text:p>600527</text:p>
          </table:table-cell>
          <table:table-cell office:value-type="float" office:value="550000" calcext:value-type="float">
            <text:p>55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25" calcext:value-type="float">
            <text:p>9025</text:p>
          </table:table-cell>
          <table:table-cell office:value-type="float" office:value="14891085" calcext:value-type="float">
            <text:p>14891085</text:p>
          </table:table-cell>
          <table:table-cell office:value-type="string" calcext:value-type="string">
            <text:p>Sportovní klub Hradčany,</text:p>
            <text:p>z.s.</text:p>
          </table:table-cell>
          <table:table-cell office:value-type="string" calcext:value-type="string">
            <text:p>Rekonstrukce vzduchotechniky v gymnastické hale</text:p>
            <text:p>Dlabačov</text:p>
          </table:table-cell>
          <table:table-cell table:number-columns-repeated="2" office:value-type="float" office:value="2092783" calcext:value-type="float">
            <text:p>2092783</text:p>
          </table:table-cell>
          <table:table-cell office:value-type="float" office:value="1900000" calcext:value-type="float">
            <text:p>19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5/2</text:p>
          </table:table-cell>
          <table:table-cell office:value-type="float" office:value="14893835" calcext:value-type="float">
            <text:p>14893835</text:p>
          </table:table-cell>
          <table:table-cell office:value-type="string" calcext:value-type="string">
            <text:p>TJ Sokol Jinonice</text:p>
          </table:table-cell>
          <table:table-cell office:value-type="string" calcext:value-type="string">
            <text:p>Broušení a lakování původních parket sokolovny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1/A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SK Čechie Uhříněves, z.s.</text:p>
          </table:table-cell>
          <table:table-cell office:value-type="string" calcext:value-type="string">
            <text:p>Areál SK Čechie Uhříněves, Vachkova 787/37, Praha 22 - kompletní přístavba II. patra šaten a sociálního zařízení ze sestavy modulů objektu</text:p>
          </table:table-cell>
          <table:table-cell office:value-type="float" office:value="8075151" calcext:value-type="float">
            <text:p>8075151</text:p>
          </table:table-cell>
          <table:table-cell office:value-type="float" office:value="6460120" calcext:value-type="float">
            <text:p>646012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208" calcext:value-type="float">
            <text:p>2208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ĜínČves</text:p>
          </table:table-cell>
          <table:table-cell office:value-type="string" calcext:value-type="string">
            <text:p>Rekonstrukce starých kabin, ň. etapa, sportovní areál TJ UhĜínČves, V Bytovkách 7Ř7</text:p>
          </table:table-cell>
          <table:table-cell office:value-type="float" office:value="999000" calcext:value-type="float">
            <text:p>999000</text:p>
          </table:table-cell>
          <table:table-cell office:value-type="float" office:value="799000" calcext:value-type="float">
            <text:p>799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93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ĜínČves</text:p>
          </table:table-cell>
          <table:table-cell office:value-type="string" calcext:value-type="string">
            <text:p>Výstavba Ň nových kurtů s antukovým povrchem ve sportovním areálu TJ UhĜínČves, V Bytovkách 7Ř7</text:p>
          </table:table-cell>
          <table:table-cell office:value-type="float" office:value="444214" calcext:value-type="float">
            <text:p>444214</text:p>
          </table:table-cell>
          <table:table-cell office:value-type="float" office:value="355000" calcext:value-type="float">
            <text:p>35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73" calcext:value-type="float">
            <text:p>2173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říněves</text:p>
          </table:table-cell>
          <table:table-cell office:value-type="string" calcext:value-type="string">
            <text:p>Rekonstrukce kabin sportovního areálu TJ Uhříněves, V Bytovkách 787</text:p>
          </table:table-cell>
          <table:table-cell office:value-type="float" office:value="1552643" calcext:value-type="float">
            <text:p>1552643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92/1</text:p>
          </table:table-cell>
          <table:table-cell office:value-type="float" office:value="15268551" calcext:value-type="float">
            <text:p>15268551</text:p>
          </table:table-cell>
          <table:table-cell office:value-type="string" calcext:value-type="string">
            <text:p>TJ Uhříněves</text:p>
          </table:table-cell>
          <table:table-cell office:value-type="string" calcext:value-type="string">
            <text:p>Výstavba nového fotbalového hřiště, sportovní areál TJ Uhříněves, V Bytovkách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92" calcext:value-type="float">
            <text:p>9092</text:p>
          </table:table-cell>
          <table:table-cell office:value-type="float" office:value="15268829" calcext:value-type="float">
            <text:p>15268829</text:p>
          </table:table-cell>
          <table:table-cell office:value-type="string" calcext:value-type="string">
            <text:p>Sokol Chodov</text:p>
          </table:table-cell>
          <table:table-cell office:value-type="string" calcext:value-type="string">
            <text:p>Havarijní stav kotlů a techniky na vytápění</text:p>
          </table:table-cell>
          <table:table-cell table:number-columns-repeated="2" office:value-type="float" office:value="1948532" calcext:value-type="float">
            <text:p>1948532</text:p>
          </table:table-cell>
          <table:table-cell office:value-type="float" office:value="1900000" calcext:value-type="float">
            <text:p>1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1" calcext:value-type="float">
            <text:p>2051</text:p>
          </table:table-cell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office:value-type="string" calcext:value-type="string">
            <text:p>Rekonstrukce budovy zázemí v areálu Dobeška</text:p>
          </table:table-cell>
          <table:table-cell office:value-type="float" office:value="396000" calcext:value-type="float">
            <text:p>396000</text:p>
          </table:table-cell>
          <table:table-cell office:value-type="float" office:value="316800" calcext:value-type="float">
            <text:p>316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5" calcext:value-type="float">
            <text:p>2065</text:p>
          </table:table-cell>
          <table:table-cell office:value-type="float" office:value="15269086" calcext:value-type="float">
            <text:p>15269086</text:p>
          </table:table-cell>
          <table:table-cell office:value-type="string" calcext:value-type="string">
            <text:p>Tělovýchovná jednota Praha-Podolí</text:p>
          </table:table-cell>
          <table:table-cell office:value-type="string" calcext:value-type="string">
            <text:p>Rekonstrukce zázemí sportovního areálu Dobeška</text:p>
          </table:table-cell>
          <table:table-cell office:value-type="float" office:value="408000" calcext:value-type="float">
            <text:p>408000</text:p>
          </table:table-cell>
          <table:table-cell office:value-type="float" office:value="326400" calcext:value-type="float">
            <text:p>3264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2" calcext:value-type="float">
            <text:p>2022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střechy a tribuny fotbalového areálu</text:p>
          </table:table-cell>
          <table:table-cell office:value-type="float" office:value="1309000" calcext:value-type="float">
            <text:p>1309000</text:p>
          </table:table-cell>
          <table:table-cell office:value-type="float" office:value="1050000" calcext:value-type="float">
            <text:p>10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6/2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přírodní travnaté plochy fotbalového hřiště FSC Libuš</text:p>
          </table:table-cell>
          <table:table-cell office:value-type="float" office:value="1720026" calcext:value-type="float">
            <text:p>1720026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7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Ostranění havarij. stavu sociál. zařízení</text:p>
          </table:table-cell>
          <table:table-cell office:value-type="float" office:value="180000" calcext:value-type="float">
            <text:p>180000</text:p>
          </table:table-cell>
          <table:table-cell office:value-type="float" office:value="153000" calcext:value-type="float">
            <text:p>15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9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Údržba a zatravnění sportovních ploch včetně dovybavení sportovišť</text:p>
          </table:table-cell>
          <table:table-cell office:value-type="float" office:value="1272000" calcext:value-type="float">
            <text:p>1272000</text:p>
          </table:table-cell>
          <table:table-cell office:value-type="float" office:value="1017000" calcext:value-type="float">
            <text:p>101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2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Celková regenerace travnatého fotbalového hřiště, ochranné sítě okolo hřiště a přenosné fotbalové branky</text:p>
          </table:table-cell>
          <table:table-cell office:value-type="float" office:value="2508818" calcext:value-type="float">
            <text:p>250881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8/1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2533896" calcext:value-type="float">
            <text:p>2533896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15270351" calcext:value-type="float">
            <text:p>15270351</text:p>
          </table:table-cell>
          <table:table-cell office:value-type="string" calcext:value-type="string">
            <text:p>FSC Libuš</text:p>
          </table:table-cell>
          <table:table-cell office:value-type="string" calcext:value-type="string">
            <text:p>Rekonstrukce sociálního zázemí šaten</text:p>
          </table:table-cell>
          <table:table-cell office:value-type="float" office:value="2243150" calcext:value-type="float">
            <text:p>224315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3" calcext:value-type="float">
            <text:p>2043</text:p>
          </table:table-cell>
          <table:table-cell office:value-type="float" office:value="15273482" calcext:value-type="float">
            <text:p>15273482</text:p>
          </table:table-cell>
          <table:table-cell office:value-type="string" calcext:value-type="string">
            <text:p>TJ Karlín Tesla</text:p>
          </table:table-cell>
          <table:table-cell office:value-type="string" calcext:value-type="string">
            <text:p>Rekonstrukce zázemí tenisového areálu a oplocení</text:p>
          </table:table-cell>
          <table:table-cell office:value-type="float" office:value="435000" calcext:value-type="float">
            <text:p>435000</text:p>
          </table:table-cell>
          <table:table-cell office:value-type="float" office:value="348000" calcext:value-type="float">
            <text:p>34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23" calcext:value-type="float">
            <text:p>9023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</text:p>
            <text:p>Bohemians Praha</text:p>
          </table:table-cell>
          <table:table-cell office:value-type="string" calcext:value-type="string">
            <text:p>Rekonstrukce výměníkové stanice na plynovou</text:p>
            <text:p>kotelnu</text:p>
          </table:table-cell>
          <table:table-cell table:number-columns-repeated="2" office:value-type="float" office:value="3808029" calcext:value-type="float">
            <text:p>3808029</text:p>
          </table:table-cell>
          <table:table-cell office:value-type="float" office:value="3700000" calcext:value-type="float">
            <text:p>37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1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osvětlení - Sportovní hala Slovenská, Slovenská 2205/2, Praha 10</text:p>
          </table:table-cell>
          <table:table-cell office:value-type="float" office:value="470332" calcext:value-type="float">
            <text:p>470332</text:p>
          </table:table-cell>
          <table:table-cell office:value-type="float" office:value="376265" calcext:value-type="float">
            <text:p>376265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73/A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ělovýchovná jednota Bohemians Praha</text:p>
          </table:table-cell>
          <table:table-cell office:value-type="string" calcext:value-type="string">
            <text:p>Rekonstrukce výměníkové stanice - Sportovní hala TJ Bohemians Praha HAGIBOR, Izraelská 3160/6, Praha 10</text:p>
          </table:table-cell>
          <table:table-cell office:value-type="float" office:value="3243550" calcext:value-type="float">
            <text:p>3243550</text:p>
          </table:table-cell>
          <table:table-cell office:value-type="float" office:value="2594840" calcext:value-type="float">
            <text:p>259484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4" calcext:value-type="float">
            <text:p>2074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osvětlení sportovní haly Hagibor</text:p>
          </table:table-cell>
          <table:table-cell office:value-type="float" office:value="440000" calcext:value-type="float">
            <text:p>440000</text:p>
          </table:table-cell>
          <table:table-cell office:value-type="float" office:value="352000" calcext:value-type="float">
            <text:p>35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22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dstranění havárie plynové kotelny objektu loděnice Podolí </text:p>
          </table:table-cell>
          <table:table-cell office:value-type="float" office:value="1130000" calcext:value-type="float">
            <text:p>1130000</text:p>
          </table:table-cell>
          <table:table-cell office:value-type="float" office:value="960500" calcext:value-type="float">
            <text:p>9605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29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veslařského bazénu v loděnici v Podolí</text:p>
          </table:table-cell>
          <table:table-cell office:value-type="float" office:value="539784" calcext:value-type="float">
            <text:p>539784</text:p>
          </table:table-cell>
          <table:table-cell office:value-type="float" office:value="458814" calcext:value-type="float">
            <text:p>458814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2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lynové kotelny SH Slovenská - výměna kotlů za nové</text:p>
          </table:table-cell>
          <table:table-cell office:value-type="float" office:value="1205000" calcext:value-type="float">
            <text:p>1205000</text:p>
          </table:table-cell>
          <table:table-cell office:value-type="float" office:value="1024250" calcext:value-type="float">
            <text:p>102425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6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dstranění havarijního stavu ohřivačů TUV v loděnici - Praha 4, Podolí</text:p>
          </table:table-cell>
          <table:table-cell office:value-type="float" office:value="225000" calcext:value-type="float">
            <text:p>225000</text:p>
          </table:table-cell>
          <table:table-cell office:value-type="float" office:value="191250" calcext:value-type="float">
            <text:p>19125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5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Oprava tenis. kurtů Hagibor</text:p>
          </table:table-cell>
          <table:table-cell office:value-type="float" office:value="324000" calcext:value-type="float">
            <text:p>324000</text:p>
          </table:table-cell>
          <table:table-cell office:value-type="float" office:value="275400" calcext:value-type="float">
            <text:p>275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6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sprch a WC, hala Slovenská</text:p>
          </table:table-cell>
          <table:table-cell office:value-type="float" office:value="625000" calcext:value-type="float">
            <text:p>625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7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Hagibor - havárie střešního pláště</text:p>
          </table:table-cell>
          <table:table-cell office:value-type="float" office:value="83700" calcext:value-type="float">
            <text:p>83700</text:p>
          </table:table-cell>
          <table:table-cell office:value-type="float" office:value="66960" calcext:value-type="float">
            <text:p>669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4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. podlahy ve sportovní hale Slovenská - gymnastický koberec</text:p>
          </table:table-cell>
          <table:table-cell office:value-type="float" office:value="195000" calcext:value-type="float">
            <text:p>195000</text:p>
          </table:table-cell>
          <table:table-cell office:value-type="float" office:value="156000" calcext:value-type="float">
            <text:p>156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07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ovrchu podlahy v šermířském sále v areálu Hagibor</text:p>
          </table:table-cell>
          <table:table-cell office:value-type="float" office:value="1080540" calcext:value-type="float">
            <text:p>1080540</text:p>
          </table:table-cell>
          <table:table-cell office:value-type="float" office:value="864432" calcext:value-type="float">
            <text:p>864432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08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povrchu nafukovací sportovní haly Slovenská</text:p>
          </table:table-cell>
          <table:table-cell office:value-type="float" office:value="1666000" calcext:value-type="float">
            <text:p>1666000</text:p>
          </table:table-cell>
          <table:table-cell office:value-type="float" office:value="1333800" calcext:value-type="float">
            <text:p>1333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3/2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doskokové jámy a doskokové plochy pro gymnastiku ve sportovní hale</text:p>
          </table:table-cell>
          <table:table-cell office:value-type="float" office:value="1159500" calcext:value-type="float">
            <text:p>1159500</text:p>
          </table:table-cell>
          <table:table-cell office:value-type="float" office:value="927600" calcext:value-type="float">
            <text:p>9276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7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</text:p>
          </table:table-cell>
          <table:table-cell office:value-type="string" calcext:value-type="string">
            <text:p>Rekonstrukce umělého povrchu hřiště házené v areálu Slovenská</text:p>
          </table:table-cell>
          <table:table-cell office:value-type="float" office:value="2194421" calcext:value-type="float">
            <text:p>2194421</text:p>
          </table:table-cell>
          <table:table-cell office:value-type="float" office:value="1755421" calcext:value-type="float">
            <text:p>1755421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4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Sportovní areál Slovenská - rekonstrukce sprch a WC</text:p>
          </table:table-cell>
          <table:table-cell office:value-type="float" office:value="625000" calcext:value-type="float">
            <text:p>625000</text:p>
          </table:table-cell>
          <table:table-cell office:value-type="float" office:value="531250" calcext:value-type="float">
            <text:p>5312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5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Odstranění havarijního stavu teras v loděnici v Podolí</text:p>
          </table:table-cell>
          <table:table-cell office:value-type="float" office:value="975800" calcext:value-type="float">
            <text:p>975800</text:p>
          </table:table-cell>
          <table:table-cell office:value-type="float" office:value="829430" calcext:value-type="float">
            <text:p>82943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6/1</text:p>
          </table:table-cell>
          <table:table-cell office:value-type="float" office:value="15887456" calcext:value-type="float">
            <text:p>15887456</text:p>
          </table:table-cell>
          <table:table-cell office:value-type="string" calcext:value-type="string">
            <text:p>TJ Bohemians Praha, P-10</text:p>
          </table:table-cell>
          <table:table-cell office:value-type="string" calcext:value-type="string">
            <text:p>Sportovní areál Hagibor - rekonstrukce parkovací plochy</text:p>
          </table:table-cell>
          <table:table-cell office:value-type="float" office:value="381260" calcext:value-type="float">
            <text:p>381260</text:p>
          </table:table-cell>
          <table:table-cell office:value-type="float" office:value="324070" calcext:value-type="float">
            <text:p>3240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8/A/2</text:p>
          </table:table-cell>
          <table:table-cell office:value-type="float" office:value="15889327" calcext:value-type="float">
            <text:p>15889327</text:p>
          </table:table-cell>
          <table:table-cell office:value-type="string" calcext:value-type="string">
            <text:p>TJ AFK Slivenec</text:p>
          </table:table-cell>
          <table:table-cell office:value-type="string" calcext:value-type="string">
            <text:p>Sportovní areál TJ AFK Slivenec, U Sportoviště 54, Praha-Slivenec - Rekonstrukce původní sportovní plochy 800 m2 a položení nového víceúčelového povrchu</text:p>
          </table:table-cell>
          <table:table-cell office:value-type="float" office:value="2472201" calcext:value-type="float">
            <text:p>2472201</text:p>
          </table:table-cell>
          <table:table-cell office:value-type="float" office:value="1950000" calcext:value-type="float">
            <text:p>19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5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ĚLOVÝCHOVNÁ JEDNOTA AC PRAHA 1890</text:p>
          </table:table-cell>
          <table:table-cell office:value-type="string" calcext:value-type="string">
            <text:p>Rekonstrukce povrchu sektoru pro skok daleký a pro skok vysoký</text:p>
          </table:table-cell>
          <table:table-cell office:value-type="float" office:value="373640" calcext:value-type="float">
            <text:p>373640</text:p>
          </table:table-cell>
          <table:table-cell office:value-type="float" office:value="298912" calcext:value-type="float">
            <text:p>298912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6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ĚLOVÝCHOVNÁ JEDNOTA AC PRAHA 1890</text:p>
          </table:table-cell>
          <table:table-cell office:value-type="string" calcext:value-type="string">
            <text:p>Vybudování ochranného plotu okolo víceúčelového hřiště</text:p>
          </table:table-cell>
          <table:table-cell office:value-type="float" office:value="31075" calcext:value-type="float">
            <text:p>31075</text:p>
          </table:table-cell>
          <table:table-cell office:value-type="float" office:value="24890" calcext:value-type="float">
            <text:p>2489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0" calcext:value-type="float">
            <text:p>2060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onstrukce vnitřních omítek v zázemí klubu</text:p>
          </table:table-cell>
          <table:table-cell office:value-type="float" office:value="204032" calcext:value-type="float">
            <text:p>204032</text:p>
          </table:table-cell>
          <table:table-cell office:value-type="float" office:value="163226" calcext:value-type="float">
            <text:p>163226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5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onstrukce vnitřních a vnějších omítek zázemí klubu</text:p>
          </table:table-cell>
          <table:table-cell office:value-type="float" office:value="377588" calcext:value-type="float">
            <text:p>377588</text:p>
          </table:table-cell>
          <table:table-cell office:value-type="float" office:value="302070" calcext:value-type="float">
            <text:p>30207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9/A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Stadion AC PRAHA 1890, U Pekařky 1597/20, Praha 8 - Rekonstrukce atletické dráhy</text:p>
          </table:table-cell>
          <table:table-cell office:value-type="float" office:value="4100196" calcext:value-type="float">
            <text:p>4100196</text:p>
          </table:table-cell>
          <table:table-cell office:value-type="float" office:value="3280000" calcext:value-type="float">
            <text:p>3280000</text:p>
          </table:table-cell>
          <table:table-cell office:value-type="float" office:value="3200000" calcext:value-type="float">
            <text:p>3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2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Rek. víceúčelového hřiště a atlet. sektorů na umělý povrch </text:p>
          </table:table-cell>
          <table:table-cell office:value-type="float" office:value="2194026" calcext:value-type="float">
            <text:p>2194026</text:p>
          </table:table-cell>
          <table:table-cell office:value-type="float" office:value="1755221" calcext:value-type="float">
            <text:p>175522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0/1</text:p>
          </table:table-cell>
          <table:table-cell office:value-type="float" office:value="15890112" calcext:value-type="float">
            <text:p>15890112</text:p>
          </table:table-cell>
          <table:table-cell office:value-type="string" calcext:value-type="string">
            <text:p>TJ AC Praha 1890</text:p>
          </table:table-cell>
          <table:table-cell office:value-type="string" calcext:value-type="string">
            <text:p>Vybudování tenisového kurtu</text:p>
          </table:table-cell>
          <table:table-cell office:value-type="float" office:value="520820" calcext:value-type="float">
            <text:p>520820</text:p>
          </table:table-cell>
          <table:table-cell office:value-type="float" office:value="416660" calcext:value-type="float">
            <text:p>41666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27" calcext:value-type="float">
            <text:p>2127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sociálních místností a kotelny v objektu technické zázemí suterénu objektu TJ - kotelna a chodba, sociální zařízení v přízemí budovy TJ, Na Hlavní 149/31</text:p>
          </table:table-cell>
          <table:table-cell office:value-type="float" office:value="584675" calcext:value-type="float">
            <text:p>584675</text:p>
          </table:table-cell>
          <table:table-cell office:value-type="float" office:value="467700" calcext:value-type="float">
            <text:p>4677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7/2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povrchu tělocvičny</text:p>
          </table:table-cell>
          <table:table-cell office:value-type="float" office:value="132000" calcext:value-type="float">
            <text:p>132000</text:p>
          </table:table-cell>
          <table:table-cell office:value-type="float" office:value="105600" calcext:value-type="float">
            <text:p>1056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8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povrchu travnatého fotbalového hřiště</text:p>
          </table:table-cell>
          <table:table-cell office:value-type="float" office:value="572000" calcext:value-type="float">
            <text:p>572000</text:p>
          </table:table-cell>
          <table:table-cell office:value-type="float" office:value="457600" calcext:value-type="float">
            <text:p>4576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0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konstrukce fotbalového hřiště - Regenerace hřiště kopané, výstavba ozvučení hřiště a zhotovení zábradlové výplně travnaté hřiště kopané, Na Hlavní 149/31</text:p>
          </table:table-cell>
          <table:table-cell office:value-type="float" office:value="602364" calcext:value-type="float">
            <text:p>602364</text:p>
          </table:table-cell>
          <table:table-cell office:value-type="float" office:value="481891" calcext:value-type="float">
            <text:p>481891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72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ělovýchovná jednota Březiněves</text:p>
          </table:table-cell>
          <table:table-cell office:value-type="string" calcext:value-type="string">
            <text:p>Regenerace travnaté plochy hřiště, výměna pletiva a úprava venkovní plochy pro sklad sportovního nářadí</text:p>
          </table:table-cell>
          <table:table-cell office:value-type="float" office:value="590000" calcext:value-type="float">
            <text:p>590000</text:p>
          </table:table-cell>
          <table:table-cell office:value-type="float" office:value="472000" calcext:value-type="float">
            <text:p>47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8/1</text:p>
          </table:table-cell>
          <table:table-cell office:value-type="float" office:value="15891542" calcext:value-type="float">
            <text:p>15891542</text:p>
          </table:table-cell>
          <table:table-cell office:value-type="string" calcext:value-type="string">
            <text:p>TJ Březiněves</text:p>
          </table:table-cell>
          <table:table-cell office:value-type="string" calcext:value-type="string">
            <text:p>Rekonstrukce soklu, sociálních místností a vstupní terasy budovy zázemí</text:p>
          </table:table-cell>
          <table:table-cell office:value-type="float" office:value="568820" calcext:value-type="float">
            <text:p>568820</text:p>
          </table:table-cell>
          <table:table-cell office:value-type="float" office:value="455056" calcext:value-type="float">
            <text:p>455056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7" calcext:value-type="float">
            <text:p>2037</text:p>
          </table:table-cell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office:value-type="string" calcext:value-type="string">
            <text:p>Rekonstrukce šaten a sociálního zařízení fotbalového areálu</text:p>
          </table:table-cell>
          <table:table-cell office:value-type="float" office:value="429715" calcext:value-type="float">
            <text:p>429715</text:p>
          </table:table-cell>
          <table:table-cell office:value-type="float" office:value="343772" calcext:value-type="float">
            <text:p>343772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8/2</text:p>
          </table:table-cell>
          <table:table-cell office:value-type="float" office:value="16191579" calcext:value-type="float">
            <text:p>16191579</text:p>
          </table:table-cell>
          <table:table-cell office:value-type="string" calcext:value-type="string">
            <text:p>SK Uhelné sklady Praha</text:p>
          </table:table-cell>
          <table:table-cell office:value-type="string" calcext:value-type="string">
            <text:p>Odstranění <text:s/>havarijního stavu vodovodního potrubí v celém sportovním areálu</text:p>
          </table:table-cell>
          <table:table-cell office:value-type="float" office:value="1364637" calcext:value-type="float">
            <text:p>1364637</text:p>
          </table:table-cell>
          <table:table-cell office:value-type="float" office:value="1159000" calcext:value-type="float">
            <text:p>115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31" calcext:value-type="float">
            <text:p>2131</text:p>
          </table:table-cell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ċLOCVIČNÁ JEDNOTA SOKOL PRAHA - PODOLÍ</text:p>
          </table:table-cell>
          <table:table-cell office:value-type="string" calcext:value-type="string">
            <text:p>Rekonstrukce stĜechy sokolovny TJ Sokol Praha-Podolí, Podolská ř0/5</text:p>
          </table:table-cell>
          <table:table-cell office:value-type="float" office:value="3459902" calcext:value-type="float">
            <text:p>3459902</text:p>
          </table:table-cell>
          <table:table-cell office:value-type="float" office:value="2767921" calcext:value-type="float">
            <text:p>2767921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1" calcext:value-type="float">
            <text:p>2051</text:p>
          </table:table-cell>
          <table:table-cell office:value-type="float" office:value="17046122" calcext:value-type="float">
            <text:p>17046122</text:p>
          </table:table-cell>
          <table:table-cell office:value-type="string" calcext:value-type="string">
            <text:p>TĚLOCVIČNÁ JEDNOTA SOKOL PRAHA - PODOLÍ</text:p>
          </table:table-cell>
          <table:table-cell office:value-type="string" calcext:value-type="string">
            <text:p>Rekonstrukce střešního pláště sokolovny</text:p>
          </table:table-cell>
          <table:table-cell office:value-type="float" office:value="4312616" calcext:value-type="float">
            <text:p>4312616</text:p>
          </table:table-cell>
          <table:table-cell office:value-type="float" office:value="3450093" calcext:value-type="float">
            <text:p>345009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8/1</text:p>
          </table:table-cell>
          <table:table-cell office:value-type="float" office:value="17049911" calcext:value-type="float">
            <text:p>17049911</text:p>
          </table:table-cell>
          <table:table-cell office:value-type="string" calcext:value-type="string">
            <text:p>Fotbalový klub FC Zličín</text:p>
          </table:table-cell>
          <table:table-cell office:value-type="string" calcext:value-type="string">
            <text:p>Dokončení rekonstrukce fotbalového hřiště - umělý trávník III. generace</text:p>
          </table:table-cell>
          <table:table-cell office:value-type="float" office:value="12540053" calcext:value-type="float">
            <text:p>12540053</text:p>
          </table:table-cell>
          <table:table-cell office:value-type="float" office:value="3140000" calcext:value-type="float">
            <text:p>314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2025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Výměna hlavního spojovacího schodiště mezi kabinami a hřištěm,rekonstrukce odvodňovacího žlabu, pokácení vzrostlých stromů v místech pro diváky</text:p>
          </table:table-cell>
          <table:table-cell office:value-type="float" office:value="450000" calcext:value-type="float">
            <text:p>45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6/2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Odstanění havarijního stavu škvárového hřiště - podkladní, drenážní vrstvy, umělá tráva 3. generace</text:p>
          </table:table-cell>
          <table:table-cell office:value-type="float" office:value="4729060" calcext:value-type="float">
            <text:p>4729060</text:p>
          </table:table-cell>
          <table:table-cell office:value-type="float" office:value="3479060" calcext:value-type="float">
            <text:p>34790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7/2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odstranění hav. stavu schodiště, opěrná zídka vstupu, sloupy a zádržné sítě</text:p>
          </table:table-cell>
          <table:table-cell office:value-type="float" office:value="301070" calcext:value-type="float">
            <text:p>301070</text:p>
          </table:table-cell>
          <table:table-cell office:value-type="float" office:value="240856" calcext:value-type="float">
            <text:p>24085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1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Dokončení rekonstrukce fotbalového hřiště na hřiště s umělou trávou 3. generace</text:p>
          </table:table-cell>
          <table:table-cell office:value-type="float" office:value="15085000" calcext:value-type="float">
            <text:p>15085000</text:p>
          </table:table-cell>
          <table:table-cell office:value-type="float" office:value="7542500" calcext:value-type="float">
            <text:p>75425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4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Rek. fotbal. škvárového hřiště na hřiště s umělou trávou III. generace</text:p>
          </table:table-cell>
          <table:table-cell office:value-type="float" office:value="15979000" calcext:value-type="float">
            <text:p>15979000</text:p>
          </table:table-cell>
          <table:table-cell office:value-type="float" office:value="7990000" calcext:value-type="float">
            <text:p>799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4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Vybavení fotbalového hřiště s umělou trávou -traktor s příslušenstvím pro údržbu hrací plochy, mobilní WC, časomíra, mobilní tréninková zeď, projektová dokumentace na objekt kabin a zázemí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K Střešovice 1911</text:p>
          </table:table-cell>
          <table:table-cell office:value-type="string" calcext:value-type="string">
            <text:p>Dokončení areálu střešovických fotbalových hřišť na povrch s umělou trávou III.generace a vybavení hřiště</text:p>
          </table:table-cell>
          <table:table-cell office:value-type="float" office:value="9251000" calcext:value-type="float">
            <text:p>9251000</text:p>
          </table:table-cell>
          <table:table-cell office:value-type="float" office:value="4801000" calcext:value-type="float">
            <text:p>4801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05" calcext:value-type="float">
            <text:p>2105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Ĝešovice 1ř11</text:p>
          </table:table-cell>
          <table:table-cell office:value-type="string" calcext:value-type="string">
            <text:p>Rekonstrukce fasády - zateplení objektu SK StĜešovice 1ř11, Cukrovarnická 1071/6Ň</text:p>
          </table:table-cell>
          <table:table-cell office:value-type="float" office:value="982300" calcext:value-type="float">
            <text:p>9823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6" calcext:value-type="float">
            <text:p>2036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budovy zázemí fotbalového klubu - střecha, okenní a dveřní výplně, zateplení</text:p>
          </table:table-cell>
          <table:table-cell office:value-type="float" office:value="1493300" calcext:value-type="float">
            <text:p>1493300</text:p>
          </table:table-cell>
          <table:table-cell office:value-type="float" office:value="1193300" calcext:value-type="float">
            <text:p>11933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6" calcext:value-type="float">
            <text:p>2036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zázemí klubu a jeho okolí</text:p>
          </table:table-cell>
          <table:table-cell office:value-type="float" office:value="1020000" calcext:value-type="float">
            <text:p>1020000</text:p>
          </table:table-cell>
          <table:table-cell office:value-type="float" office:value="750000" calcext:value-type="float">
            <text:p>7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0/A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Sportovní areál SK Střešovice 1911, Cukrovarnická 1071/62, Praha 6 - rekonstrukce travnatého fotbalového hřiště</text:p>
          </table:table-cell>
          <table:table-cell office:value-type="float" office:value="8736930" calcext:value-type="float">
            <text:p>8736930</text:p>
          </table:table-cell>
          <table:table-cell office:value-type="float" office:value="6969544" calcext:value-type="float">
            <text:p>6969544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7/1</text:p>
          </table:table-cell>
          <table:table-cell office:value-type="float" office:value="18626696" calcext:value-type="float">
            <text:p>18626696</text:p>
          </table:table-cell>
          <table:table-cell office:value-type="string" calcext:value-type="string">
            <text:p>Sportovní klub Střešovice 1911</text:p>
          </table:table-cell>
          <table:table-cell office:value-type="string" calcext:value-type="string">
            <text:p>Rekonstrukce fotbalového areálu a jeho dovybavení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2840000" calcext:value-type="float">
            <text:p>28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0/1</text:p>
          </table:table-cell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office:value-type="string" calcext:value-type="string">
            <text:p>Odstr. havárie v šatnách a soc. zař.</text:p>
          </table:table-cell>
          <table:table-cell office:value-type="float" office:value="186000" calcext:value-type="float">
            <text:p>186000</text:p>
          </table:table-cell>
          <table:table-cell office:value-type="float" office:value="130200" calcext:value-type="float">
            <text:p>130200</text:p>
          </table:table-cell>
          <table:table-cell office:value-type="float" office:value="130000" calcext:value-type="float">
            <text:p>13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9/1</text:p>
          </table:table-cell>
          <table:table-cell office:value-type="float" office:value="18627391" calcext:value-type="float">
            <text:p>18627391</text:p>
          </table:table-cell>
          <table:table-cell office:value-type="string" calcext:value-type="string">
            <text:p>TJ Sokol Vysočany</text:p>
          </table:table-cell>
          <table:table-cell office:value-type="string" calcext:value-type="string">
            <text:p>Rekonstr. venk. hř. na umělý povrch</text:p>
          </table:table-cell>
          <table:table-cell office:value-type="float" office:value="2534273" calcext:value-type="float">
            <text:p>2534273</text:p>
          </table:table-cell>
          <table:table-cell office:value-type="float" office:value="2027418.4" calcext:value-type="float">
            <text:p>2027418,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4" calcext:value-type="float">
            <text:p>2044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Dokončení rekonstrukce modernizace zázemí pro veřejnost - areál Mikulova</text:p>
          </table:table-cell>
          <table:table-cell office:value-type="float" office:value="1150000" calcext:value-type="float">
            <text:p>1150000</text:p>
          </table:table-cell>
          <table:table-cell office:value-type="float" office:value="920000" calcext:value-type="float">
            <text:p>92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5" calcext:value-type="float">
            <text:p>2045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sportovní klubovny v ulici Stachově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2" calcext:value-type="float">
            <text:p>2072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klubových prostor v ulici Stachova - II. etapa</text:p>
          </table:table-cell>
          <table:table-cell office:value-type="float" office:value="890000" calcext:value-type="float">
            <text:p>890000</text:p>
          </table:table-cell>
          <table:table-cell office:value-type="float" office:value="712000" calcext:value-type="float">
            <text:p>71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3" calcext:value-type="float">
            <text:p>2073</text:p>
          </table:table-cell>
          <table:table-cell office:value-type="float" office:value="22721649" calcext:value-type="float">
            <text:p>22721649</text:p>
          </table:table-cell>
          <table:table-cell office:value-type="string" calcext:value-type="string">
            <text:p>Time 4 sport</text:p>
          </table:table-cell>
          <table:table-cell office:value-type="string" calcext:value-type="string">
            <text:p>Rekonstrukce zázemí fotbalového areálu ZŠ Mikulova</text:p>
          </table:table-cell>
          <table:table-cell office:value-type="float" office:value="1750000" calcext:value-type="float">
            <text:p>1750000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5/1</text:p>
          </table:table-cell>
          <table:table-cell office:value-type="float" office:value="22735134" calcext:value-type="float">
            <text:p>22735134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sportovního areálu - vybudování nových plážových sportovišť, osvětlení, tribuna, zastřešení sportovišť</text:p>
          </table:table-cell>
          <table:table-cell office:value-type="float" office:value="2580000" calcext:value-type="float">
            <text:p>2580000</text:p>
          </table:table-cell>
          <table:table-cell office:value-type="float" office:value="2064000" calcext:value-type="float">
            <text:p>2064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5" calcext:value-type="float">
            <text:p>2025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střechy zázemí a modernizace zázemí - osvětlení a tribuny Beachklubu Ládví o.s., Chabařovická /4</text:p>
          </table:table-cell>
          <table:table-cell office:value-type="float" office:value="792000" calcext:value-type="float">
            <text:p>792000</text:p>
          </table:table-cell>
          <table:table-cell table:number-columns-repeated="2"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33" calcext:value-type="float">
            <text:p>2033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areálu plážového volejbalu - poĜízení pĜetlakové haly Beachklubu Ládví, ChabaĜovická /4</text:p>
          </table:table-cell>
          <table:table-cell office:value-type="float" office:value="2470000" calcext:value-type="float">
            <text:p>247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9/1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o.s.</text:p>
          </table:table-cell>
          <table:table-cell office:value-type="string" calcext:value-type="string">
            <text:p>Rekonstrukce beachevolejbalového areálu - 3.etapa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930000" calcext:value-type="float">
            <text:p>93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60" calcext:value-type="float">
            <text:p>9060</text:p>
          </table:table-cell>
          <table:table-cell office:value-type="float" office:value="22735135" calcext:value-type="float">
            <text:p>22735135</text:p>
          </table:table-cell>
          <table:table-cell office:value-type="string" calcext:value-type="string">
            <text:p>Beachklub Ládví z.s.</text:p>
          </table:table-cell>
          <table:table-cell office:value-type="string" calcext:value-type="string">
            <text:p>Havarijní stav Beachklub Ládví sociální zázemí,</text:p>
            <text:p>úprava kurtů a nafukovací haly</text:p>
          </table:table-cell>
          <table:table-cell table:number-columns-repeated="2" office:value-type="float" office:value="3295417" calcext:value-type="float">
            <text:p>3295417</text:p>
          </table:table-cell>
          <table:table-cell office:value-type="float" office:value="3100000" calcext:value-type="float">
            <text:p>31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9/A</text:p>
          </table:table-cell>
          <table:table-cell office:value-type="float" office:value="22755594" calcext:value-type="float">
            <text:p>22755594</text:p>
          </table:table-cell>
          <table:table-cell office:value-type="string" calcext:value-type="string">
            <text:p>Sportovní klub Kbely</text:p>
          </table:table-cell>
          <table:table-cell office:value-type="string" calcext:value-type="string">
            <text:p>Výstavba dřevěné cyklo dráhy tzv. pumptracku, parc. č. 2080 v k.ú. Kbely , Praha 19</text:p>
          </table:table-cell>
          <table:table-cell office:value-type="float" office:value="1145851" calcext:value-type="float">
            <text:p>1145851</text:p>
          </table:table-cell>
          <table:table-cell office:value-type="float" office:value="895851" calcext:value-type="float">
            <text:p>895851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2/1</text:p>
          </table:table-cell>
          <table:table-cell office:value-type="float" office:value="22814175" calcext:value-type="float">
            <text:p>22814175</text:p>
          </table:table-cell>
          <table:table-cell office:value-type="string" calcext:value-type="string">
            <text:p>Prague Panthers, občanské sdružení</text:p>
          </table:table-cell>
          <table:table-cell office:value-type="string" calcext:value-type="string">
            <text:p>Rek. přírodního hřiště na hřiště pro americký fotbal, Plzeňská 87, Praha 5 - Motol</text:p>
          </table:table-cell>
          <table:table-cell office:value-type="float" office:value="4341792" calcext:value-type="float">
            <text:p>4341792</text:p>
          </table:table-cell>
          <table:table-cell office:value-type="float" office:value="3473434" calcext:value-type="float">
            <text:p>3473434</text:p>
          </table:table-cell>
          <table:table-cell office:value-type="float" office:value="1850000" calcext:value-type="float">
            <text:p>18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4/A</text:p>
          </table:table-cell>
          <table:table-cell office:value-type="float" office:value="22832530" calcext:value-type="float">
            <text:p>22832530</text:p>
          </table:table-cell>
          <table:table-cell office:value-type="string" calcext:value-type="string">
            <text:p>"Tenisový klub Horní Měcholupy"</text:p>
          </table:table-cell>
          <table:table-cell office:value-type="string" calcext:value-type="string">
            <text:p>Výstavba sezónní tenisové přetlakové haly a rekonstrukce povrchu tenisového kurtu - Sportovní areál Hornoměcholupská 564, Praha 10</text:p>
          </table:table-cell>
          <table:table-cell office:value-type="float" office:value="2856326" calcext:value-type="float">
            <text:p>2856326</text:p>
          </table:table-cell>
          <table:table-cell office:value-type="float" office:value="2285060" calcext:value-type="float">
            <text:p>228506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9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Vybudování 4 mobilních tenisových kurtů v areálu SK Hamr,o.s. , K Prádelně 183/1</text:p>
          </table:table-cell>
          <table:table-cell office:value-type="float" office:value="6444800" calcext:value-type="float">
            <text:p>6444800</text:p>
          </table:table-cell>
          <table:table-cell office:value-type="float" office:value="5155840" calcext:value-type="float">
            <text:p>5155840</text:p>
          </table:table-cell>
          <table:table-cell office:value-type="float" office:value="2600000" calcext:value-type="float">
            <text:p>26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0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Rekonstrukce povrchu dvou tenisových kurtů</text:p>
          </table:table-cell>
          <table:table-cell office:value-type="float" office:value="3800000" calcext:value-type="float">
            <text:p>3800000</text:p>
          </table:table-cell>
          <table:table-cell office:value-type="float" office:value="3040000" calcext:value-type="float">
            <text:p>304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1/1</text:p>
          </table:table-cell>
          <table:table-cell office:value-type="float" office:value="22846662" calcext:value-type="float">
            <text:p>22846662</text:p>
          </table:table-cell>
          <table:table-cell office:value-type="string" calcext:value-type="string">
            <text:p>SK HAMR, o.s.</text:p>
          </table:table-cell>
          <table:table-cell office:value-type="string" calcext:value-type="string">
            <text:p>Rekonstrukce povrchu fotbalového hřiště na malý fotbal</text:p>
          </table:table-cell>
          <table:table-cell office:value-type="float" office:value="2450000" calcext:value-type="float">
            <text:p>2450000</text:p>
          </table:table-cell>
          <table:table-cell office:value-type="float" office:value="1960000" calcext:value-type="float">
            <text:p>196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1" calcext:value-type="float">
            <text:p>2071</text:p>
          </table:table-cell>
          <table:table-cell office:value-type="float" office:value="22852247" calcext:value-type="float">
            <text:p>22852247</text:p>
          </table:table-cell>
          <table:table-cell office:value-type="string" calcext:value-type="string">
            <text:p>SK Tiebreak Praha</text:p>
          </table:table-cell>
          <table:table-cell office:value-type="string" calcext:value-type="string">
            <text:p>Pořízení nafukovací haly, včetně technického zázemí a dokončení oplocení, pořízení skladovacího kontejneru pro sportovní areál Třinecká, Třinecká 65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3200000" calcext:value-type="float">
            <text:p>32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7" calcext:value-type="float">
            <text:p>2027</text:p>
          </table:table-cell>
          <table:table-cell office:value-type="float" office:value="22888195" calcext:value-type="float">
            <text:p>22888195</text:p>
          </table:table-cell>
          <table:table-cell office:value-type="string" calcext:value-type="string">
            <text:p>AFK SLAVIA MALEŠICE</text:p>
          </table:table-cell>
          <table:table-cell office:value-type="string" calcext:value-type="string">
            <text:p>Rekonstrukce hokejbalového hĜištČ AFK Slavia Malešice, Sportareál ŠafáĜka, Heldova 555/1</text:p>
          </table:table-cell>
          <table:table-cell office:value-type="float" office:value="1222368" calcext:value-type="float">
            <text:p>1222368</text:p>
          </table:table-cell>
          <table:table-cell office:value-type="float" office:value="970000" calcext:value-type="float">
            <text:p>97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50" calcext:value-type="float">
            <text:p>9050</text:p>
          </table:table-cell>
          <table:table-cell office:value-type="float" office:value="22888195" calcext:value-type="float">
            <text:p>22888195</text:p>
          </table:table-cell>
          <table:table-cell office:value-type="string" calcext:value-type="string">
            <text:p>AFK SLAVIA MALEŠICE</text:p>
          </table:table-cell>
          <table:table-cell office:value-type="string" calcext:value-type="string">
            <text:p>Rekonstrukce osvětlení lakrosového víceúčelového hřiště AFK Slavia Malešice</text:p>
          </table:table-cell>
          <table:table-cell table:number-columns-repeated="2" office:value-type="float" office:value="2805386" calcext:value-type="float">
            <text:p>2805386</text:p>
          </table:table-cell>
          <table:table-cell office:value-type="float" office:value="2650000" calcext:value-type="float">
            <text:p>26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8/1</text:p>
          </table:table-cell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office:value-type="string" calcext:value-type="string">
            <text:p>Oprava povrchu volejbalových kurtů</text:p>
          </table:table-cell>
          <table:table-cell office:value-type="float" office:value="24200" calcext:value-type="float">
            <text:p>24200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22888993" calcext:value-type="float">
            <text:p>22888993</text:p>
          </table:table-cell>
          <table:table-cell office:value-type="string" calcext:value-type="string">
            <text:p>TJ Praga</text:p>
          </table:table-cell>
          <table:table-cell office:value-type="string" calcext:value-type="string">
            <text:p>Výstavba tréninkového hřiště</text:p>
          </table:table-cell>
          <table:table-cell table:number-columns-repeated="3" office:value-type="float" office:value="4300000" calcext:value-type="float">
            <text:p>4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39" calcext:value-type="float">
            <text:p>2039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tenisových kurtů - prostor základní čáry Hamr-Sport a.s. (Braník), Vltavanů 1542</text:p>
          </table:table-cell>
          <table:table-cell office:value-type="float" office:value="508800" calcext:value-type="float">
            <text:p>508800</text:p>
          </table:table-cell>
          <table:table-cell office:value-type="float" office:value="407040" calcext:value-type="float">
            <text:p>40704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1" calcext:value-type="float">
            <text:p>2041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- výměna fólií na přetlakových halách Hamr - Sport a.s. (Záběhlice), K Prádelně 183/1</text:p>
          </table:table-cell>
          <table:table-cell office:value-type="float" office:value="2294946" calcext:value-type="float">
            <text:p>2294946</text:p>
          </table:table-cell>
          <table:table-cell office:value-type="float" office:value="1835956" calcext:value-type="float">
            <text:p>1835956</text:p>
          </table:table-cell>
          <table:table-cell office:value-type="float" office:value="1100000" calcext:value-type="float">
            <text:p>11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2" calcext:value-type="float">
            <text:p>2042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 - výměna fólií na přetlakových halách Hamr - Sport a.s. (Braník), Vltavanů 1542</text:p>
          </table:table-cell>
          <table:table-cell office:value-type="float" office:value="1305580" calcext:value-type="float">
            <text:p>1305580</text:p>
          </table:table-cell>
          <table:table-cell office:value-type="float" office:value="1044464" calcext:value-type="float">
            <text:p>1044464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2" calcext:value-type="float">
            <text:p>2052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Rekonstrukce-odstranČní následků povodní Ň01ň - základní nosné plachty pĜetlakových hal Braník Hamr - Sport a.s.</text:p>
          </table:table-cell>
          <table:table-cell office:value-type="float" office:value="3962175" calcext:value-type="float">
            <text:p>3962175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4" calcext:value-type="float">
            <text:p>2054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Modernizace osvČtlení v pĜetlakových halách za úsporné osvČtlení Braník, Hamr - Sport a.s.</text:p>
          </table:table-cell>
          <table:table-cell office:value-type="float" office:value="2341223" calcext:value-type="float">
            <text:p>2341223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2/A/1</text:p>
          </table:table-cell>
          <table:table-cell office:value-type="float" office:value="25083261" calcext:value-type="float">
            <text:p>25083261</text:p>
          </table:table-cell>
          <table:table-cell office:value-type="string" calcext:value-type="string">
            <text:p>HAMR - Sport a.s.</text:p>
          </table:table-cell>
          <table:table-cell office:value-type="string" calcext:value-type="string">
            <text:p>Sportovní areál HAMR - Záběhlice, K vodě 3200/3, Praha 10 - komplexní výměna plášťů (nosných plachet) u 7 přetlakových hal, včetně jejich technologického vybavení (vzduchotechnické jednotky a jejich součástí pro 18 tenisových kurtů</text:p>
          </table:table-cell>
          <table:table-cell office:value-type="float" office:value="16352529" calcext:value-type="float">
            <text:p>16352529</text:p>
          </table:table-cell>
          <table:table-cell table:number-columns-repeated="2"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78" calcext:value-type="float">
            <text:p>2078</text:p>
          </table:table-cell>
          <table:table-cell office:value-type="float" office:value="25164449" calcext:value-type="float">
            <text:p>25164449</text:p>
          </table:table-cell>
          <table:table-cell office:value-type="string" calcext:value-type="string">
            <text:p>TMM s.r.o.</text:p>
          </table:table-cell>
          <table:table-cell office:value-type="string" calcext:value-type="string">
            <text:p>Rekonstrukce povrchu tréninkové dráhy na dostihovém závodišti v Chuchli</text:p>
          </table:table-cell>
          <table:table-cell office:value-type="float" office:value="1230000" calcext:value-type="float">
            <text:p>1230000</text:p>
          </table:table-cell>
          <table:table-cell office:value-type="float" office:value="922500" calcext:value-type="float">
            <text:p>9225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66" calcext:value-type="float">
            <text:p>9066</text:p>
          </table:table-cell>
          <table:table-cell office:value-type="float" office:value="25164449" calcext:value-type="float">
            <text:p>25164449</text:p>
          </table:table-cell>
          <table:table-cell office:value-type="string" calcext:value-type="string">
            <text:p>TMM s.r.o.</text:p>
          </table:table-cell>
          <table:table-cell office:value-type="string" calcext:value-type="string">
            <text:p>Havarijní stav čerpací stanice na dostihovém</text:p>
            <text:p>závodišti</text:p>
          </table:table-cell>
          <table:table-cell office:value-type="float" office:value="1053173" calcext:value-type="float">
            <text:p>1053173</text:p>
          </table:table-cell>
          <table:table-cell office:value-type="float" office:value="820000" calcext:value-type="float">
            <text:p>82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87" calcext:value-type="float">
            <text:p>9087</text:p>
          </table:table-cell>
          <table:table-cell office:value-type="float" office:value="25728113" calcext:value-type="float">
            <text:p>25728113</text:p>
          </table:table-cell>
          <table:table-cell office:value-type="string" calcext:value-type="string">
            <text:p>AFK Slavoj Podolí Praha<text:span text:style-name="T1"> </text:span><text:span text:style-name="T2">s.r.o.</text:span></text:p>
          </table:table-cell>
          <table:table-cell office:value-type="string" calcext:value-type="string">
            <text:p>Havarijní stav zdroje topného systému budovy</text:p>
          </table:table-cell>
          <table:table-cell table:number-columns-repeated="2" office:value-type="float" office:value="2780000" calcext:value-type="float">
            <text:p>2780000</text:p>
          </table:table-cell>
          <table:table-cell office:value-type="float" office:value="2700000" calcext:value-type="float">
            <text:p>2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3" calcext:value-type="float">
            <text:p>2013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tobogánu plaveckého bazénu</text:p>
          </table:table-cell>
          <table:table-cell office:value-type="float" office:value="771600" calcext:value-type="float">
            <text:p>771600</text:p>
          </table:table-cell>
          <table:table-cell office:value-type="float" office:value="617280" calcext:value-type="float">
            <text:p>61728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4" calcext:value-type="float">
            <text:p>2024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šatních skříněk, převlékacích boxů a zázemí šaten plaveckého bazénu Letňany</text:p>
          </table:table-cell>
          <table:table-cell office:value-type="float" office:value="732000" calcext:value-type="float">
            <text:p>732000</text:p>
          </table:table-cell>
          <table:table-cell office:value-type="float" office:value="585600" calcext:value-type="float">
            <text:p>5856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1" calcext:value-type="float">
            <text:p>205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vzduchotechniky v plaveckém bazénu Letňany Lagoon, Tupolevova 665</text:p>
          </table:table-cell>
          <table:table-cell office:value-type="float" office:value="1003200" calcext:value-type="float">
            <text:p>10032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9/A/2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Krytý plavecký bazén Letňany Lagoon, Tupolevova 665, Praha 18 - Oprava pochozích ploch krytého plaveckého bazénu</text:p>
          </table:table-cell>
          <table:table-cell office:value-type="float" office:value="1255890" calcext:value-type="float">
            <text:p>125589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3/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vodního hospodářství plaveckého bazénu</text:p>
          </table:table-cell>
          <table:table-cell office:value-type="float" office:value="637000" calcext:value-type="float">
            <text:p>637000</text:p>
          </table:table-cell>
          <table:table-cell office:value-type="float" office:value="509600" calcext:value-type="float">
            <text:p>5096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6/1</text:p>
          </table:table-cell>
          <table:table-cell office:value-type="float" office:value="26183111" calcext:value-type="float">
            <text:p>26183111</text:p>
          </table:table-cell>
          <table:table-cell office:value-type="string" calcext:value-type="string">
            <text:p>LETŇANY LAGOON, s.r.o.</text:p>
          </table:table-cell>
          <table:table-cell office:value-type="string" calcext:value-type="string">
            <text:p>Rekonstrukce letní venkovní plochy plaveckého bazénu</text:p>
          </table:table-cell>
          <table:table-cell office:value-type="float" office:value="1820000" calcext:value-type="float">
            <text:p>1820000</text:p>
          </table:table-cell>
          <table:table-cell office:value-type="float" office:value="1456000" calcext:value-type="float">
            <text:p>145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4/A/2</text:p>
          </table:table-cell>
          <table:table-cell office:value-type="float" office:value="26479974" calcext:value-type="float">
            <text:p>26479974</text:p>
          </table:table-cell>
          <table:table-cell office:value-type="string" calcext:value-type="string">
            <text:p>Relax Sport Centrum Zbraslav, a.s.</text:p>
          </table:table-cell>
          <table:table-cell office:value-type="string" calcext:value-type="string">
            <text:p>Centrum Třešňovka, Žabovřeská 706/9, Praha-Zbraslav - modernizace části budovy formou výstavby izolačního podhledu a izolační předstěny curlingové haly</text:p>
          </table:table-cell>
          <table:table-cell office:value-type="float" office:value="752544" calcext:value-type="float">
            <text:p>752544</text:p>
          </table:table-cell>
          <table:table-cell office:value-type="float" office:value="602035" calcext:value-type="float">
            <text:p>602035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7/2</text:p>
          </table:table-cell>
          <table:table-cell office:value-type="float" office:value="26530830" calcext:value-type="float">
            <text:p>26530830</text:p>
          </table:table-cell>
          <table:table-cell office:value-type="string" calcext:value-type="string">
            <text:p>RELAX SPORT CLUB ZBRASLAV</text:p>
          </table:table-cell>
          <table:table-cell office:value-type="string" calcext:value-type="string">
            <text:p>Rekonstrukce podlahy sálu na aerobik a vybavení příslušenstvím</text:p>
          </table:table-cell>
          <table:table-cell office:value-type="float" office:value="198240" calcext:value-type="float">
            <text:p>198240</text:p>
          </table:table-cell>
          <table:table-cell office:value-type="float" office:value="158592" calcext:value-type="float">
            <text:p>15859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2" calcext:value-type="float">
            <text:p>6002</text:p>
          </table:table-cell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Instalace nafukovací přetlakové haly na hřiště s umělým povrchem - rozměry 36x56 m 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800000" calcext:value-type="float">
            <text:p>28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26537443" calcext:value-type="float">
            <text:p>26537443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Rekonstrukce povrchu fotbalového hřiště - výměna umělého trávníku ve fotbalovém areálu Hornoměcholupská</text:p>
          </table:table-cell>
          <table:table-cell office:value-type="float" office:value="8406000" calcext:value-type="float">
            <text:p>8406000</text:p>
          </table:table-cell>
          <table:table-cell office:value-type="float" office:value="6724000" calcext:value-type="float">
            <text:p>6724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5/A</text:p>
          </table:table-cell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eslařský klub Smíchov</text:p>
          </table:table-cell>
          <table:table-cell office:value-type="string" calcext:value-type="string">
            <text:p>Rekonstrukce zdroje tepla v loděnici - Veslařský klub Smíchov, Strakonická 1135/2a, Praha 5</text:p>
          </table:table-cell>
          <table:table-cell office:value-type="float" office:value="4794996" calcext:value-type="float">
            <text:p>4794996</text:p>
          </table:table-cell>
          <table:table-cell office:value-type="float" office:value="3835996" calcext:value-type="float">
            <text:p>3835996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2/1</text:p>
          </table:table-cell>
          <table:table-cell office:value-type="float" office:value="26541262" calcext:value-type="float">
            <text:p>26541262</text:p>
          </table:table-cell>
          <table:table-cell office:value-type="string" calcext:value-type="string">
            <text:p>VK Smíchov <text:s text:c="22"/>P</text:p>
          </table:table-cell>
          <table:table-cell office:value-type="string" calcext:value-type="string">
            <text:p>Havárie objektu loděnice</text:p>
          </table:table-cell>
          <table:table-cell office:value-type="float" office:value="3499853" calcext:value-type="float">
            <text:p>3499853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6/2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office:value-type="string" calcext:value-type="string">
            <text:p>Výměna oken a dveří sportovní haly, včetně výměny plastové výplně zdi mezi okny</text:p>
          </table:table-cell>
          <table:table-cell office:value-type="float" office:value="1602000" calcext:value-type="float">
            <text:p>1602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7/2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K Hala Lužiny</text:p>
          </table:table-cell>
          <table:table-cell office:value-type="string" calcext:value-type="string">
            <text:p>Provedení rekonstrukce sociálního zařízení šaten a sprch</text:p>
          </table:table-cell>
          <table:table-cell office:value-type="float" office:value="804000" calcext:value-type="float">
            <text:p>804000</text:p>
          </table:table-cell>
          <table:table-cell office:value-type="float" office:value="680000" calcext:value-type="float">
            <text:p>6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6" calcext:value-type="float">
            <text:p>2016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Rekonstrukce okenních výplní sportovní haly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330000" calcext:value-type="float">
            <text:p>133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7/A/1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Sportovní hala Lužiny, Bellušova 1877/68, Praha 13 -Rekonstrukce sportovní haly na Lužinách</text:p>
          </table:table-cell>
          <table:table-cell office:value-type="float" office:value="22047152" calcext:value-type="float">
            <text:p>22047152</text:p>
          </table:table-cell>
          <table:table-cell office:value-type="float" office:value="17600000" calcext:value-type="float">
            <text:p>17600000</text:p>
          </table:table-cell>
          <table:table-cell office:value-type="float" office:value="15000000" calcext:value-type="float">
            <text:p>15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7/A</text:p>
          </table:table-cell>
          <table:table-cell office:value-type="float" office:value="26547970" calcext:value-type="float">
            <text:p>26547970</text:p>
          </table:table-cell>
          <table:table-cell office:value-type="string" calcext:value-type="string">
            <text:p>Sportovní klub Hala Lužiny (SK Hala Lužiny)</text:p>
          </table:table-cell>
          <table:table-cell office:value-type="string" calcext:value-type="string">
            <text:p>Rekonstrukce sportovní haly - Sportovní hala Lužiny, Bellušova 1877/68, Praha 13</text:p>
          </table:table-cell>
          <table:table-cell office:value-type="float" office:value="7995401" calcext:value-type="float">
            <text:p>7995401</text:p>
          </table:table-cell>
          <table:table-cell office:value-type="float" office:value="6488000" calcext:value-type="float">
            <text:p>6488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2" calcext:value-type="float">
            <text:p>204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střechy provozní budovy tenisového areálu</text:p>
          </table:table-cell>
          <table:table-cell office:value-type="float" office:value="802826" calcext:value-type="float">
            <text:p>802826</text:p>
          </table:table-cell>
          <table:table-cell office:value-type="float" office:value="642260" calcext:value-type="float">
            <text:p>64226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0/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Odstranění škod způsobených orkánem Kyrill na zázemí sportovně rekreačního centra Lužiny - odtržení klempířských výrobků na provozní budově, poškození atikového věnce, konstrukce nafukovací haly a krytiny provozní budovy včetně hromosvodu</text:p>
          </table:table-cell>
          <table:table-cell office:value-type="float" office:value="662700" calcext:value-type="float">
            <text:p>662700</text:p>
          </table:table-cell>
          <table:table-cell office:value-type="float" office:value="563295" calcext:value-type="float">
            <text:p>5632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2/2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povrchu tenisového kurtu v přetlakové hale - instalace nového umělého povrchu</text:p>
          </table:table-cell>
          <table:table-cell office:value-type="float" office:value="1568747" calcext:value-type="float">
            <text:p>1568747</text:p>
          </table:table-cell>
          <table:table-cell office:value-type="float" office:value="1176560" calcext:value-type="float">
            <text:p>117656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4/1</text:p>
          </table:table-cell>
          <table:table-cell office:value-type="float" office:value="26551365" calcext:value-type="float">
            <text:p>26551365</text:p>
          </table:table-cell>
          <table:table-cell office:value-type="string" calcext:value-type="string">
            <text:p>Tenisový klub SPORT AKTIV</text:p>
          </table:table-cell>
          <table:table-cell office:value-type="string" calcext:value-type="string">
            <text:p>Rekonstrukce povrchu venkovního tenisového kurtu</text:p>
          </table:table-cell>
          <table:table-cell office:value-type="float" office:value="1090000" calcext:value-type="float">
            <text:p>1090000</text:p>
          </table:table-cell>
          <table:table-cell office:value-type="float" office:value="872000" calcext:value-type="float">
            <text:p>87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8" calcext:value-type="float">
            <text:p>2068</text:p>
          </table:table-cell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office:value-type="string" calcext:value-type="string">
            <text:p>Rekonstrukce osvětlení hřišť T1 a T2, Vladivostocká 1460/2</text:p>
          </table:table-cell>
          <table:table-cell office:value-type="float" office:value="2008823" calcext:value-type="float">
            <text:p>2008823</text:p>
          </table:table-cell>
          <table:table-cell office:value-type="float" office:value="650000" calcext:value-type="float">
            <text:p>6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6" calcext:value-type="float">
            <text:p>2086</text:p>
          </table:table-cell>
          <table:table-cell office:value-type="float" office:value="26561166" calcext:value-type="float">
            <text:p>26561166</text:p>
          </table:table-cell>
          <table:table-cell office:value-type="string" calcext:value-type="string">
            <text:p>SK Slavia Praha - fotbal mládež</text:p>
          </table:table-cell>
          <table:table-cell office:value-type="string" calcext:value-type="string">
            <text:p>II. etapa rekonstrukce havarijního osvČtlení hĜišť T1 a TŇ, Vladivostocká 1460/10</text:p>
          </table:table-cell>
          <table:table-cell office:value-type="float" office:value="998840" calcext:value-type="float">
            <text:p>998840</text:p>
          </table:table-cell>
          <table:table-cell office:value-type="float" office:value="780000" calcext:value-type="float">
            <text:p>780000</text:p>
          </table:table-cell>
          <table:table-cell office:value-type="float" office:value="650000" calcext:value-type="float">
            <text:p>6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0/A</text:p>
          </table:table-cell>
          <table:table-cell office:value-type="float" office:value="26570076" calcext:value-type="float">
            <text:p>26570076</text:p>
          </table:table-cell>
          <table:table-cell office:value-type="string" calcext:value-type="string">
            <text:p>BLK Slavia Praha</text:p>
          </table:table-cell>
          <table:table-cell office:value-type="string" calcext:value-type="string">
            <text:p>Výstavba nové sportovní haly a návazných sportovních ploch - Sportovní areál Hloubětín, Hloubětínská, Praha 14</text:p>
          </table:table-cell>
          <table:table-cell office:value-type="float" office:value="40075243" calcext:value-type="float">
            <text:p>40075243</text:p>
          </table:table-cell>
          <table:table-cell office:value-type="float" office:value="9936011" calcext:value-type="float">
            <text:p>9936011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91" calcext:value-type="float">
            <text:p>9091</text:p>
          </table:table-cell>
          <table:table-cell office:value-type="float" office:value="26570076" calcext:value-type="float">
            <text:p>26570076</text:p>
          </table:table-cell>
          <table:table-cell office:value-type="string" calcext:value-type="string">
            <text:p>BLK Slavia Praha</text:p>
          </table:table-cell>
          <table:table-cell office:value-type="string" calcext:value-type="string">
            <text:p>Havarijní stav schodiště, podezdívky plotu areál v Hloubětíně</text:p>
          </table:table-cell>
          <table:table-cell office:value-type="float" office:value="1273000" calcext:value-type="float">
            <text:p>1273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5" calcext:value-type="float">
            <text:p>2055</text:p>
          </table:table-cell>
          <table:table-cell office:value-type="float" office:value="26604850" calcext:value-type="float">
            <text:p>26604850</text:p>
          </table:table-cell>
          <table:table-cell office:value-type="string" calcext:value-type="string">
            <text:p>Občanské sdružení - SC XAVEROV HORNÍ POČERNICE</text:p>
          </table:table-cell>
          <table:table-cell office:value-type="string" calcext:value-type="string">
            <text:p>Rekonstrukce umělého trávníku v areálu SC Xaverov Horní Počernice, Božanovská 2098 2098</text:p>
          </table:table-cell>
          <table:table-cell office:value-type="float" office:value="2743272" calcext:value-type="float">
            <text:p>2743272</text:p>
          </table:table-cell>
          <table:table-cell office:value-type="float" office:value="1646000" calcext:value-type="float">
            <text:p>1646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1/1</text:p>
          </table:table-cell>
          <table:table-cell office:value-type="float" office:value="26613298" calcext:value-type="float">
            <text:p>26613298</text:p>
          </table:table-cell>
          <table:table-cell office:value-type="string" calcext:value-type="string">
            <text:p>Jezdecký Klub Cholupice</text:p>
          </table:table-cell>
          <table:table-cell office:value-type="string" calcext:value-type="string">
            <text:p>Rekonstrukce povrchu jízdárny, Jezdecký klub Cholupice</text:p>
          </table:table-cell>
          <table:table-cell office:value-type="float" office:value="600000" calcext:value-type="float">
            <text:p>60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6/2</text:p>
          </table:table-cell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office:value-type="string" calcext:value-type="string">
            <text:p>Rekonstrukce nebytových prostor pro centrum bojových sportů</text:p>
          </table:table-cell>
          <table:table-cell office:value-type="float" office:value="1675000" calcext:value-type="float">
            <text:p>1675000</text:p>
          </table:table-cell>
          <table:table-cell office:value-type="float" office:value="1340000" calcext:value-type="float">
            <text:p>13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2/2</text:p>
          </table:table-cell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office:value-type="string" calcext:value-type="string">
            <text:p>Stavební úpravy sálu a dovybavení sálu na thai box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100" calcext:value-type="float">
            <text:p>9100</text:p>
          </table:table-cell>
          <table:table-cell office:value-type="float" office:value="26636824" calcext:value-type="float">
            <text:p>26636824</text:p>
          </table:table-cell>
          <table:table-cell office:value-type="string" calcext:value-type="string">
            <text:p>LANNA GYM, o.s.</text:p>
          </table:table-cell>
          <table:table-cell office:value-type="string" calcext:value-type="string">
            <text:p>Havarijní stav rozvodů vytápění</text:p>
          </table:table-cell>
          <table:table-cell table:number-columns-repeated="2" office:value-type="float" office:value="941171" calcext:value-type="float">
            <text:p>941171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9/A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C Radotín z.s.</text:p>
          </table:table-cell>
          <table:table-cell office:value-type="string" calcext:value-type="string">
            <text:p>SC Radotín, Ke Zděři 1111/21, Praha 16 - Komplexní výměna UMT fotbalového hřiště a repase zachovalého zbytky 800 m2 k vybudování nové tréninkové plochy vně atletické dráhy hlavního stadionu</text:p>
          </table:table-cell>
          <table:table-cell office:value-type="float" office:value="8832165" calcext:value-type="float">
            <text:p>8832165</text:p>
          </table:table-cell>
          <table:table-cell office:value-type="float" office:value="7065732" calcext:value-type="float">
            <text:p>7065732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2" calcext:value-type="float">
            <text:p>2032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okenních a dveřních výplní budovy zázemí - II. etapa - jižní část budovy</text:p>
          </table:table-cell>
          <table:table-cell office:value-type="float" office:value="337764" calcext:value-type="float">
            <text:p>337764</text:p>
          </table:table-cell>
          <table:table-cell office:value-type="float" office:value="270211" calcext:value-type="float">
            <text:p>270211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9" calcext:value-type="float">
            <text:p>2039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okenních a dveřních výplní v budově zázemí klubu</text:p>
          </table:table-cell>
          <table:table-cell office:value-type="float" office:value="647568" calcext:value-type="float">
            <text:p>647568</text:p>
          </table:table-cell>
          <table:table-cell office:value-type="float" office:value="518054" calcext:value-type="float">
            <text:p>518054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5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Závěrečná etapa rek. fotbalového hřiště - osvětlení</text:p>
          </table:table-cell>
          <table:table-cell office:value-type="float" office:value="2184626" calcext:value-type="float">
            <text:p>2184626</text:p>
          </table:table-cell>
          <table:table-cell office:value-type="float" office:value="1747700" calcext:value-type="float">
            <text:p>17477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1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Rekonstrukce atletické dráhy - dokončení</text:p>
          </table:table-cell>
          <table:table-cell office:value-type="float" office:value="3797763" calcext:value-type="float">
            <text:p>3797763</text:p>
          </table:table-cell>
          <table:table-cell office:value-type="float" office:value="3038210" calcext:value-type="float">
            <text:p>303821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8/1</text:p>
          </table:table-cell>
          <table:table-cell office:value-type="float" office:value="26644746" calcext:value-type="float">
            <text:p>26644746</text:p>
          </table:table-cell>
          <table:table-cell office:value-type="string" calcext:value-type="string">
            <text:p>Sportovní centrum Radotín</text:p>
          </table:table-cell>
          <table:table-cell office:value-type="string" calcext:value-type="string">
            <text:p>III. etapa rekonstrukce atletické dráhy - pokládka asfaltové a tartanové plochy</text:p>
          </table:table-cell>
          <table:table-cell office:value-type="float" office:value="2190000" calcext:value-type="float">
            <text:p>2190000</text:p>
          </table:table-cell>
          <table:table-cell office:value-type="float" office:value="1752000" calcext:value-type="float">
            <text:p>1752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37/1</text:p>
          </table:table-cell>
          <table:table-cell office:value-type="float" office:value="26649225" calcext:value-type="float">
            <text:p>26649225</text:p>
          </table:table-cell>
          <table:table-cell office:value-type="string" calcext:value-type="string">
            <text:p>Jezdecký klub KolodČje</text:p>
          </table:table-cell>
          <table:table-cell office:value-type="string" calcext:value-type="string">
            <text:p>Rekonstrukce venkovní jízdárny JK KolodČje</text:p>
          </table:table-cell>
          <table:table-cell office:value-type="float" office:value="1201850" calcext:value-type="float">
            <text:p>1201850</text:p>
          </table:table-cell>
          <table:table-cell office:value-type="float" office:value="961480" calcext:value-type="float">
            <text:p>96148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76" calcext:value-type="float">
            <text:p>2176</text:p>
          </table:table-cell>
          <table:table-cell office:value-type="float" office:value="26651718" calcext:value-type="float">
            <text:p>26651718</text:p>
          </table:table-cell>
          <table:table-cell office:value-type="string" calcext:value-type="string">
            <text:p>Tenis Cibulka</text:p>
          </table:table-cell>
          <table:table-cell office:value-type="string" calcext:value-type="string">
            <text:p>Rekonstrukce stĜechy klubovny Tenis Cibulka, V Stráni</text:p>
            <text:p>11/485</text:p>
          </table:table-cell>
          <table:table-cell office:value-type="float" office:value="893733" calcext:value-type="float">
            <text:p>893733</text:p>
          </table:table-cell>
          <table:table-cell office:value-type="float" office:value="710000" calcext:value-type="float">
            <text:p>7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8/A/2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Baseballový areál na Markétě, Zvoníčkova , Praha 6 - Modernizace baseballového areálu</text:p>
          </table:table-cell>
          <table:table-cell office:value-type="float" office:value="2491799" calcext:value-type="float">
            <text:p>2491799</text:p>
          </table:table-cell>
          <table:table-cell office:value-type="float" office:value="1993439" calcext:value-type="float">
            <text:p>1993439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3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sportovního areálu na Markétě - baseball</text:p>
          </table:table-cell>
          <table:table-cell office:value-type="float" office:value="1825000" calcext:value-type="float">
            <text:p>1825000</text:p>
          </table:table-cell>
          <table:table-cell office:value-type="float" office:value="1460000" calcext:value-type="float">
            <text:p>146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0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areálu</text:p>
          </table:table-cell>
          <table:table-cell office:value-type="float" office:value="940900" calcext:value-type="float">
            <text:p>940900</text:p>
          </table:table-cell>
          <table:table-cell office:value-type="float" office:value="752720" calcext:value-type="float">
            <text:p>75272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2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areálu - výsledková tabule, zdroj vody, tribuny a revitalizace hrací plochy</text:p>
          </table:table-cell>
          <table:table-cell office:value-type="float" office:value="940900" calcext:value-type="float">
            <text:p>940900</text:p>
          </table:table-cell>
          <table:table-cell office:value-type="float" office:value="752720" calcext:value-type="float">
            <text:p>75272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33/1</text:p>
          </table:table-cell>
          <table:table-cell office:value-type="float" office:value="26669277" calcext:value-type="float">
            <text:p>26669277</text:p>
          </table:table-cell>
          <table:table-cell office:value-type="string" calcext:value-type="string">
            <text:p>Kotlářka Praha</text:p>
          </table:table-cell>
          <table:table-cell office:value-type="string" calcext:value-type="string">
            <text:p>Rekonstrukce baseballového hřiště na Markétě, U vojtěšky 11</text:p>
          </table:table-cell>
          <table:table-cell office:value-type="float" office:value="4562000" calcext:value-type="float">
            <text:p>4562000</text:p>
          </table:table-cell>
          <table:table-cell office:value-type="float" office:value="3649000" calcext:value-type="float">
            <text:p>3649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8/A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office:value-type="string" calcext:value-type="string">
            <text:p>Výstavba přetlakové haly - BeachPraha Arena, Chodecká 1230, Praha 6</text:p>
          </table:table-cell>
          <table:table-cell office:value-type="float" office:value="3765497" calcext:value-type="float">
            <text:p>3765497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8/1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</text:p>
          </table:table-cell>
          <table:table-cell office:value-type="string" calcext:value-type="string">
            <text:p>Rekonstrukce osvětlení beachvolejbalových hřišť</text:p>
          </table:table-cell>
          <table:table-cell office:value-type="float" office:value="859200" calcext:value-type="float">
            <text:p>859200</text:p>
          </table:table-cell>
          <table:table-cell office:value-type="float" office:value="687360" calcext:value-type="float">
            <text:p>68736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1/2</text:p>
          </table:table-cell>
          <table:table-cell office:value-type="float" office:value="26670828" calcext:value-type="float">
            <text:p>26670828</text:p>
          </table:table-cell>
          <table:table-cell office:value-type="string" calcext:value-type="string">
            <text:p>Beachclub Strahov, o.s.</text:p>
          </table:table-cell>
          <table:table-cell office:value-type="string" calcext:value-type="string">
            <text:p>Rekonstrukce povrchu beachvolejbalového hřiště</text:p>
          </table:table-cell>
          <table:table-cell office:value-type="float" office:value="696111" calcext:value-type="float">
            <text:p>696111</text:p>
          </table:table-cell>
          <table:table-cell office:value-type="float" office:value="556888" calcext:value-type="float">
            <text:p>556888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2/1</text:p>
          </table:table-cell>
          <table:table-cell office:value-type="float" office:value="26675010" calcext:value-type="float">
            <text:p>26675010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. odvodnění sportovního areálu a související rek. fotbal. hřiště</text:p>
          </table:table-cell>
          <table:table-cell office:value-type="float" office:value="1192440" calcext:value-type="float">
            <text:p>1192440</text:p>
          </table:table-cell>
          <table:table-cell office:value-type="float" office:value="992440" calcext:value-type="float">
            <text:p>99244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5/1</text:p>
          </table:table-cell>
          <table:table-cell office:value-type="float" office:value="26675011" calcext:value-type="float">
            <text:p>26675011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Bezbariérový přístup do hlavní tribuny stadionu Markéta - vybudování venkovního výtahu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1145000" calcext:value-type="float">
            <text:p>114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4/1</text:p>
          </table:table-cell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jižní tribuny III. etapa - ocelové mobilní tribuny</text:p>
          </table:table-cell>
          <table:table-cell office:value-type="float" office:value="2075000" calcext:value-type="float">
            <text:p>2075000</text:p>
          </table:table-cell>
          <table:table-cell office:value-type="float" office:value="1660000" calcext:value-type="float">
            <text:p>166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2006/1</text:p>
          </table:table-cell>
          <table:table-cell office:value-type="float" office:value="26675012" calcext:value-type="float">
            <text:p>26675012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jižní tribuny plochodrážního stadionu Markéta - dokončení</text:p>
          </table:table-cell>
          <table:table-cell office:value-type="float" office:value="1485000" calcext:value-type="float">
            <text:p>1485000</text:p>
          </table:table-cell>
          <table:table-cell office:value-type="float" office:value="1260000" calcext:value-type="float">
            <text:p>126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5" calcext:value-type="float">
            <text:p>2005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Rekonstrukce přístupových komunikací ve sportovním areálu</text:p>
          </table:table-cell>
          <table:table-cell office:value-type="float" office:value="1997000" calcext:value-type="float">
            <text:p>1997000</text:p>
          </table:table-cell>
          <table:table-cell office:value-type="float" office:value="1597600" calcext:value-type="float">
            <text:p>1597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Bezbariérový přístup v areálu plochodrážního stadionu Markéta</text:p>
          </table:table-cell>
          <table:table-cell office:value-type="float" office:value="3691000" calcext:value-type="float">
            <text:p>3691000</text:p>
          </table:table-cell>
          <table:table-cell office:value-type="float" office:value="2952800" calcext:value-type="float">
            <text:p>2952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4" calcext:value-type="float">
            <text:p>2024</text:p>
          </table:table-cell>
          <table:table-cell office:value-type="float" office:value="26675013" calcext:value-type="float">
            <text:p>26675013</text:p>
          </table:table-cell>
          <table:table-cell office:value-type="string" calcext:value-type="string">
            <text:p>Auto klub Markéta při PSK Olymp Praha</text:p>
          </table:table-cell>
          <table:table-cell office:value-type="string" calcext:value-type="string">
            <text:p>Dodávka a montáž technologie vysokotlakého mytí a čističky odpadních vod pro stadion Auto klub Markéta, U Vojtěšky 11</text:p>
          </table:table-cell>
          <table:table-cell office:value-type="float" office:value="829262.5" calcext:value-type="float">
            <text:p>829262,5</text:p>
          </table:table-cell>
          <table:table-cell table:number-columns-repeated="2" office:value-type="float" office:value="660000" calcext:value-type="float">
            <text:p>66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8/A/2</text:p>
          </table:table-cell>
          <table:table-cell office:value-type="float" office:value="26993074" calcext:value-type="float">
            <text:p>26993074</text:p>
          </table:table-cell>
          <table:table-cell office:value-type="string" calcext:value-type="string">
            <text:p>Českomoravský Kriketový Svaz</text:p>
          </table:table-cell>
          <table:table-cell office:value-type="string" calcext:value-type="string">
            <text:p>Tenisové centrum Olšanská, Chelčického 2614/43, Praha 3 - rekonstrukce jedné a instalace dvou nových kriketových ploch, konstrukcí a kriketových sítí</text:p>
          </table:table-cell>
          <table:table-cell office:value-type="float" office:value="1054733" calcext:value-type="float">
            <text:p>1054733</text:p>
          </table:table-cell>
          <table:table-cell office:value-type="float" office:value="840000" calcext:value-type="float">
            <text:p>84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8/A/2</text:p>
          </table:table-cell>
          <table:table-cell office:value-type="float" office:value="26999111" calcext:value-type="float">
            <text:p>26999111</text:p>
          </table:table-cell>
          <table:table-cell office:value-type="string" calcext:value-type="string">
            <text:p>SPORTOVNÍ AREÁL PRAHA, spolek</text:p>
          </table:table-cell>
          <table:table-cell office:value-type="string" calcext:value-type="string">
            <text:p>Sportovní hala Královka, Nad Královskou oborou 1080/51, Praha 7 - Modernizace osvětlení</text:p>
          </table:table-cell>
          <table:table-cell office:value-type="float" office:value="1996178" calcext:value-type="float">
            <text:p>1996178</text:p>
          </table:table-cell>
          <table:table-cell office:value-type="float" office:value="1596942" calcext:value-type="float">
            <text:p>1596942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7/1</text:p>
          </table:table-cell>
          <table:table-cell office:value-type="float" office:value="27000273" calcext:value-type="float">
            <text:p>27000273</text:p>
          </table:table-cell>
          <table:table-cell office:value-type="string" calcext:value-type="string">
            <text:p>HBC Hostivař</text:p>
          </table:table-cell>
          <table:table-cell office:value-type="string" calcext:value-type="string">
            <text:p>Rekonstrukce povrchu hokejbalového hřiště u ZŠ Křimická</text:p>
          </table:table-cell>
          <table:table-cell office:value-type="float" office:value="800000" calcext:value-type="float">
            <text:p>8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1" calcext:value-type="float">
            <text:p>2001</text:p>
          </table:table-cell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office:value-type="string" calcext:value-type="string">
            <text:p>Rekonstrukce 3 antukových tenisových kurtů</text:p>
          </table:table-cell>
          <table:table-cell office:value-type="float" office:value="2528772" calcext:value-type="float">
            <text:p>2528772</text:p>
          </table:table-cell>
          <table:table-cell office:value-type="float" office:value="1896579" calcext:value-type="float">
            <text:p>189657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3/1</text:p>
          </table:table-cell>
          <table:table-cell office:value-type="float" office:value="27008614" calcext:value-type="float">
            <text:p>27008614</text:p>
          </table:table-cell>
          <table:table-cell office:value-type="string" calcext:value-type="string">
            <text:p>DRUHÁ ŠANCE - sport pro všechny</text:p>
          </table:table-cell>
          <table:table-cell office:value-type="string" calcext:value-type="string">
            <text:p>Rekonstrukce povrchu antukových tenisových kurtů</text:p>
          </table:table-cell>
          <table:table-cell office:value-type="float" office:value="2535303" calcext:value-type="float">
            <text:p>2535303</text:p>
          </table:table-cell>
          <table:table-cell office:value-type="float" office:value="1901477" calcext:value-type="float">
            <text:p>190147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58" calcext:value-type="float">
            <text:p>2058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Rekonstrukce dvou mládežnických šaten, Vladivostocká</text:p>
            <text:p>1460/10</text:p>
          </table:table-cell>
          <table:table-cell office:value-type="float" office:value="606100" calcext:value-type="float">
            <text:p>6061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9" calcext:value-type="float">
            <text:p>2059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VýmČna sociálního zaĜízení ve všech obytných buĖkách ubytovny, Vladivostocká 1460/10</text:p>
          </table:table-cell>
          <table:table-cell office:value-type="float" office:value="468648" calcext:value-type="float">
            <text:p>468648</text:p>
          </table:table-cell>
          <table:table-cell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3/A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Rekonstrukce chladícího zařízení s využitím odpadního tepla - zimní stadion EDEN, Vladivostocká 1460/10, Praha 10</text:p>
          </table:table-cell>
          <table:table-cell office:value-type="float" office:value="4101719" calcext:value-type="float">
            <text:p>4101719</text:p>
          </table:table-cell>
          <table:table-cell office:value-type="float" office:value="3280000" calcext:value-type="float">
            <text:p>328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2/A/2</text:p>
          </table:table-cell>
          <table:table-cell office:value-type="float" office:value="27010325" calcext:value-type="float">
            <text:p>27010325</text:p>
          </table:table-cell>
          <table:table-cell office:value-type="string" calcext:value-type="string">
            <text:p>Hockey Club Slavia Praha</text:p>
          </table:table-cell>
          <table:table-cell office:value-type="string" calcext:value-type="string">
            <text:p>Zimní stadion Eden, Vladivostocká 1460/10, Praha 10 - modernizace zázemí a sportovní plochy mládeže, úprava mantinelů, rekonstrukce posilovny, šaten s novým vybavením a výměny podlah</text:p>
          </table:table-cell>
          <table:table-cell office:value-type="float" office:value="1804303" calcext:value-type="float">
            <text:p>1804303</text:p>
          </table:table-cell>
          <table:table-cell office:value-type="float" office:value="1443442" calcext:value-type="float">
            <text:p>144344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6/2</text:p>
          </table:table-cell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office:value-type="string" calcext:value-type="string">
            <text:p>Rekonstrukce dvou místností v loděnici na posilovnu a tělocvičnu</text:p>
          </table:table-cell>
          <table:table-cell office:value-type="float" office:value="700000" calcext:value-type="float">
            <text:p>7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2/2</text:p>
          </table:table-cell>
          <table:table-cell office:value-type="float" office:value="27027724" calcext:value-type="float">
            <text:p>27027724</text:p>
          </table:table-cell>
          <table:table-cell office:value-type="string" calcext:value-type="string">
            <text:p>SK LOKOMOTIVA BRANÍK</text:p>
          </table:table-cell>
          <table:table-cell office:value-type="string" calcext:value-type="string">
            <text:p>Rekonstrukce tělocvičny a šaten kanoistické loděnice</text:p>
          </table:table-cell>
          <table:table-cell office:value-type="float" office:value="328500" calcext:value-type="float">
            <text:p>328500</text:p>
          </table:table-cell>
          <table:table-cell office:value-type="float" office:value="229950" calcext:value-type="float">
            <text:p>2299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0" calcext:value-type="float">
            <text:p>2010</text:p>
          </table:table-cell>
          <table:table-cell office:value-type="float" office:value="27050394" calcext:value-type="float">
            <text:p>27050394</text:p>
          </table:table-cell>
          <table:table-cell office:value-type="string" calcext:value-type="string">
            <text:p>Aikido Karlín, o.s.</text:p>
          </table:table-cell>
          <table:table-cell office:value-type="string" calcext:value-type="string">
            <text:p>Rekonstrukce zázemí a tělocvičny sportovního klubu</text:p>
          </table:table-cell>
          <table:table-cell office:value-type="float" office:value="211113" calcext:value-type="float">
            <text:p>211113</text:p>
          </table:table-cell>
          <table:table-cell office:value-type="float" office:value="168890" calcext:value-type="float">
            <text:p>16889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0" calcext:value-type="float">
            <text:p>2020</text:p>
          </table:table-cell>
          <table:table-cell office:value-type="float" office:value="27050394" calcext:value-type="float">
            <text:p>27050394</text:p>
          </table:table-cell>
          <table:table-cell office:value-type="string" calcext:value-type="string">
            <text:p>Aikido Karlín, o.s.</text:p>
          </table:table-cell>
          <table:table-cell office:value-type="string" calcext:value-type="string">
            <text:p>Rekonstrukce havarijního stavu TVZ Dojo Aikido Karlín</text:p>
          </table:table-cell>
          <table:table-cell office:value-type="float" office:value="340000" calcext:value-type="float">
            <text:p>340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1/2</text:p>
          </table:table-cell>
          <table:table-cell office:value-type="float" office:value="27051480" calcext:value-type="float">
            <text:p>27051480</text:p>
          </table:table-cell>
          <table:table-cell office:value-type="string" calcext:value-type="string">
            <text:p>SANG, o.s.</text:p>
          </table:table-cell>
          <table:table-cell office:value-type="string" calcext:value-type="string">
            <text:p>Rekonstrukce podlahových krytin 3 sálů fitness centra</text:p>
          </table:table-cell>
          <table:table-cell office:value-type="float" office:value="384800" calcext:value-type="float">
            <text:p>384800</text:p>
          </table:table-cell>
          <table:table-cell office:value-type="float" office:value="288600" calcext:value-type="float">
            <text:p>288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7/A/1</text:p>
          </table:table-cell>
          <table:table-cell office:value-type="float" office:value="27367312" calcext:value-type="float">
            <text:p>27367312</text:p>
          </table:table-cell>
          <table:table-cell office:value-type="string" calcext:value-type="string">
            <text:p>LALASA, spol. s r.o.</text:p>
          </table:table-cell>
          <table:table-cell office:value-type="string" calcext:value-type="string">
            <text:p>Vista resort &amp;club , Nad Hliníkem 1202/2, Praha 5 - Komplexní stavba pevné tenisové haly se 3 kurty a zázemí pro provoz tenisové akademie v tenisovém areálu a veřejných akcí pro mládež.</text:p>
          </table:table-cell>
          <table:table-cell office:value-type="float" office:value="37268000" calcext:value-type="float">
            <text:p>37268000</text:p>
          </table:table-cell>
          <table:table-cell office:value-type="float" office:value="15000000" calcext:value-type="float">
            <text:p>1500000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1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Využití odpadní vody - jako užitkové vody do sprch, využití zbytkového tepla k vyhřívání bazénu</text:p>
          </table:table-cell>
          <table:table-cell office:value-type="float" office:value="976000" calcext:value-type="float">
            <text:p>976000</text:p>
          </table:table-cell>
          <table:table-cell office:value-type="float" office:value="780800" calcext:value-type="float">
            <text:p>7808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2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Modernizace technologického zaĜízení Aquaparku Barrandov, instalace frekvenčních mČničů</text:p>
          </table:table-cell>
          <table:table-cell office:value-type="float" office:value="524000" calcext:value-type="float">
            <text:p>524000</text:p>
          </table:table-cell>
          <table:table-cell office:value-type="float" office:value="419200" calcext:value-type="float">
            <text:p>4192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3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Modernizace technologického zařízení plaveckého bazénu - Využití odpadní vody Aquapark Barrandov</text:p>
          </table:table-cell>
          <table:table-cell office:value-type="float" office:value="404000" calcext:value-type="float">
            <text:p>404000</text:p>
          </table:table-cell>
          <table:table-cell office:value-type="float" office:value="322000" calcext:value-type="float">
            <text:p>32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3004/1</text:p>
          </table:table-cell>
          <table:table-cell office:value-type="float" office:value="27457125" calcext:value-type="float">
            <text:p>27457125</text:p>
          </table:table-cell>
          <table:table-cell office:value-type="string" calcext:value-type="string">
            <text:p>AquaDream a.s.</text:p>
          </table:table-cell>
          <table:table-cell office:value-type="string" calcext:value-type="string">
            <text:p>Využití odpadního tepla strojovny pro dohřívání bazénové vody</text:p>
          </table:table-cell>
          <table:table-cell office:value-type="float" office:value="309000" calcext:value-type="float">
            <text:p>309000</text:p>
          </table:table-cell>
          <table:table-cell office:value-type="float" office:value="247200" calcext:value-type="float">
            <text:p>2472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63/1</text:p>
          </table:table-cell>
          <table:table-cell office:value-type="float" office:value="27894258" calcext:value-type="float">
            <text:p>27894258</text:p>
          </table:table-cell>
          <table:table-cell office:value-type="string" calcext:value-type="string">
            <text:p>VRŠA - SPORT s.r.o.</text:p>
          </table:table-cell>
          <table:table-cell office:value-type="string" calcext:value-type="string">
            <text:p>Rekonstrukce antukových kurtů ve sportcentru Vrša - sportcentrum</text:p>
          </table:table-cell>
          <table:table-cell office:value-type="float" office:value="2317124" calcext:value-type="float">
            <text:p>2317124</text:p>
          </table:table-cell>
          <table:table-cell office:value-type="float" office:value="1853699" calcext:value-type="float">
            <text:p>185369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7/A/2</text:p>
          </table:table-cell>
          <table:table-cell office:value-type="float" office:value="27903125" calcext:value-type="float">
            <text:p>27903125</text:p>
          </table:table-cell>
          <table:table-cell office:value-type="string" calcext:value-type="string">
            <text:p>Sportareál Praha - Satalice, s.r.o.</text:p>
          </table:table-cell>
          <table:table-cell office:value-type="string" calcext:value-type="string">
            <text:p>Sportareál Praha - Satalice, s.r.o., U Arborky 397, Praha-Satalice - modernizace regeneračního prostoru pro mládež výměnou technologií zdravotechniky a stavebních úprav povrchů, podlah a osazování výplní i podhledů</text:p>
          </table:table-cell>
          <table:table-cell office:value-type="float" office:value="690000" calcext:value-type="float">
            <text:p>690000</text:p>
          </table:table-cell>
          <table:table-cell office:value-type="float" office:value="552000" calcext:value-type="float">
            <text:p>552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4/A/2</text:p>
          </table:table-cell>
          <table:table-cell office:value-type="float" office:value="27904989" calcext:value-type="float">
            <text:p>27904989</text:p>
          </table:table-cell>
          <table:table-cell office:value-type="string" calcext:value-type="string">
            <text:p>Infinit s.r.o.</text:p>
          </table:table-cell>
          <table:table-cell office:value-type="string" calcext:value-type="string">
            <text:p>Plavecký bazén Sportcentrum Step, Malletova 2350, Praha 9, rekonstrukce bazénové technologie plaveckého bazénu</text:p>
          </table:table-cell>
          <table:table-cell office:value-type="float" office:value="1077624" calcext:value-type="float">
            <text:p>1077624</text:p>
          </table:table-cell>
          <table:table-cell office:value-type="float" office:value="800000" calcext:value-type="float">
            <text:p>80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1/1</text:p>
          </table:table-cell>
          <table:table-cell office:value-type="float" office:value="40614964" calcext:value-type="float">
            <text:p>40614964</text:p>
          </table:table-cell>
          <table:table-cell office:value-type="string" calcext:value-type="string">
            <text:p>AFK Záběhlice</text:p>
          </table:table-cell>
          <table:table-cell office:value-type="string" calcext:value-type="string">
            <text:p>Rek. fotbal. hřiště na moderní travnaté hřiště se zavlažovacím systémem</text:p>
          </table:table-cell>
          <table:table-cell office:value-type="float" office:value="561680" calcext:value-type="float">
            <text:p>561680</text:p>
          </table:table-cell>
          <table:table-cell office:value-type="float" office:value="449000" calcext:value-type="float">
            <text:p>44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32" calcext:value-type="float">
            <text:p>2132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ělovýchovná jednota JUNIOR PRAHA</text:p>
          </table:table-cell>
          <table:table-cell office:value-type="string" calcext:value-type="string">
            <text:p>Rekonstrukce - revitalizace zázemí fotbalového oddílu sportovního areálu - fotbalového hřiště, V Úžlabině 320/18</text:p>
          </table:table-cell>
          <table:table-cell office:value-type="float" office:value="1535610" calcext:value-type="float">
            <text:p>153561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9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Rekonstrukce sociálního zázemí sportovního areálu V Úžlabině</text:p>
          </table:table-cell>
          <table:table-cell office:value-type="float" office:value="6493750" calcext:value-type="float">
            <text:p>6493750</text:p>
          </table:table-cell>
          <table:table-cell office:value-type="float" office:value="5195000" calcext:value-type="float">
            <text:p>519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3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Zatravnění fotbal. hř. na Solidaritě</text:p>
          </table:table-cell>
          <table:table-cell office:value-type="float" office:value="941900" calcext:value-type="float">
            <text:p>941900</text:p>
          </table:table-cell>
          <table:table-cell office:value-type="float" office:value="744000" calcext:value-type="float">
            <text:p>744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4035/1</text:p>
          </table:table-cell>
          <table:table-cell office:value-type="float" office:value="40763421" calcext:value-type="float">
            <text:p>40763421</text:p>
          </table:table-cell>
          <table:table-cell office:value-type="string" calcext:value-type="string">
            <text:p>TJ Junior Praha</text:p>
          </table:table-cell>
          <table:table-cell office:value-type="string" calcext:value-type="string">
            <text:p>Rekonstrukce fotbal. hř. na hř. s um. trávníkem 3. generace</text:p>
          </table:table-cell>
          <table:table-cell office:value-type="float" office:value="8286000" calcext:value-type="float">
            <text:p>8286000</text:p>
          </table:table-cell>
          <table:table-cell office:value-type="float" office:value="2300000" calcext:value-type="float">
            <text:p>23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011" calcext:value-type="float">
            <text:p>2011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Celková rekonstrukce tělocvičny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3001/2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Modernizace technologického zařízení zimního stadionu Tipsport arény</text:p>
          </table:table-cell>
          <table:table-cell office:value-type="float" office:value="13161312" calcext:value-type="float">
            <text:p>13161312</text:p>
          </table:table-cell>
          <table:table-cell office:value-type="float" office:value="1974195" calcext:value-type="float">
            <text:p>1974195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2/2</text:p>
          </table:table-cell>
          <table:table-cell office:value-type="float" office:value="40764907" calcext:value-type="float">
            <text:p>40764907</text:p>
          </table:table-cell>
          <table:table-cell office:value-type="string" calcext:value-type="string">
            <text:p>HC Sparta Praha</text:p>
          </table:table-cell>
          <table:table-cell office:value-type="string" calcext:value-type="string">
            <text:p>Modernizace technologického zaĜízení zimního stadionu Tipsport aréna</text:p>
          </table:table-cell>
          <table:table-cell office:value-type="float" office:value="12200000" calcext:value-type="float">
            <text:p>12200000</text:p>
          </table:table-cell>
          <table:table-cell office:value-type="float" office:value="2440000" calcext:value-type="float">
            <text:p>2440000</text:p>
          </table:table-cell>
          <table:table-cell office:value-type="float" office:value="2200000" calcext:value-type="float">
            <text:p>22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1/2</text:p>
          </table:table-cell>
          <table:table-cell office:value-type="float" office:value="40766837" calcext:value-type="float">
            <text:p>40766837</text:p>
          </table:table-cell>
          <table:table-cell office:value-type="string" calcext:value-type="string">
            <text:p>volleyball.cz ČZU Praha</text:p>
          </table:table-cell>
          <table:table-cell office:value-type="string" calcext:value-type="string">
            <text:p>Rekonstrukce palubové podlahy sportovní haly SK Hala Lužiny, Bellušova 1Ř7/6Ř</text:p>
          </table:table-cell>
          <table:table-cell office:value-type="float" office:value="2904799" calcext:value-type="float">
            <text:p>2904799</text:p>
          </table:table-cell>
          <table:table-cell office:value-type="float" office:value="2323832" calcext:value-type="float">
            <text:p>2323832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17" calcext:value-type="float">
            <text:p>2117</text:p>
          </table:table-cell>
          <table:table-cell office:value-type="float" office:value="40767086" calcext:value-type="float">
            <text:p>40767086</text:p>
          </table:table-cell>
          <table:table-cell office:value-type="string" calcext:value-type="string">
            <text:p>Školní sportovní klub pĜi základní škole</text:p>
          </table:table-cell>
          <table:table-cell office:value-type="string" calcext:value-type="string">
            <text:p>Rekonstrukce areálu, vybavení atletického sportovištČ cvičebnČ posilovacími prvky pĜi MasarykovČ základní škole v ÚjezdČ nad Lesy, Polesná 16ř0</text:p>
          </table:table-cell>
          <table:table-cell office:value-type="float" office:value="377863" calcext:value-type="float">
            <text:p>377863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4/1</text:p>
          </table:table-cell>
          <table:table-cell office:value-type="float" office:value="40767353" calcext:value-type="float">
            <text:p>40767353</text:p>
          </table:table-cell>
          <table:table-cell office:value-type="string" calcext:value-type="string">
            <text:p>Radotínský turistický klub</text:p>
          </table:table-cell>
          <table:table-cell office:value-type="string" calcext:value-type="string">
            <text:p>Rekonstrukce povrchu hřiště na víceúčelové s umělou trávou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8/1</text:p>
          </table:table-cell>
          <table:table-cell office:value-type="float" office:value="41186532" calcext:value-type="float">
            <text:p>41186532</text:p>
          </table:table-cell>
          <table:table-cell office:value-type="string" calcext:value-type="string">
            <text:p>Jockey Club České republiky</text:p>
          </table:table-cell>
          <table:table-cell office:value-type="string" calcext:value-type="string">
            <text:p>Odstranění havárie startovacích boxů</text:p>
          </table:table-cell>
          <table:table-cell office:value-type="float" office:value="2700000" calcext:value-type="float">
            <text:p>2700000</text:p>
          </table:table-cell>
          <table:table-cell office:value-type="float" office:value="2160000" calcext:value-type="float">
            <text:p>216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6/2</text:p>
          </table:table-cell>
          <table:table-cell office:value-type="float" office:value="41195892" calcext:value-type="float">
            <text:p>41195892</text:p>
          </table:table-cell>
          <table:table-cell office:value-type="string" calcext:value-type="string">
            <text:p>TJ Sokol Lipence</text:p>
          </table:table-cell>
          <table:table-cell office:value-type="string" calcext:value-type="string">
            <text:p>Rekonstrukce střechy sokolovny</text:p>
          </table:table-cell>
          <table:table-cell office:value-type="float" office:value="501717" calcext:value-type="float">
            <text:p>501717</text:p>
          </table:table-cell>
          <table:table-cell office:value-type="float" office:value="425000" calcext:value-type="float">
            <text:p>42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9/2</text:p>
          </table:table-cell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office:value-type="string" calcext:value-type="string">
            <text:p>Výměna parket v sále tělocvičny</text:p>
          </table:table-cell>
          <table:table-cell office:value-type="float" office:value="385000" calcext:value-type="float">
            <text:p>385000</text:p>
          </table:table-cell>
          <table:table-cell office:value-type="float" office:value="308000" calcext:value-type="float">
            <text:p>308000</text:p>
          </table:table-cell>
          <table:table-cell office:value-type="string" calcext:value-type="string">
            <text:p>staž.na vl.žádost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7/1</text:p>
          </table:table-cell>
          <table:table-cell office:value-type="float" office:value="43001165" calcext:value-type="float">
            <text:p>43001165</text:p>
          </table:table-cell>
          <table:table-cell office:value-type="string" calcext:value-type="string">
            <text:p>TJ Spartak Modřany</text:p>
          </table:table-cell>
          <table:table-cell office:value-type="string" calcext:value-type="string">
            <text:p>Rekonstrukce asfaltového povrchu hřiště národní házené na hřiště s umělým povrchem</text:p>
          </table:table-cell>
          <table:table-cell office:value-type="float" office:value="2556886" calcext:value-type="float">
            <text:p>2556886</text:p>
          </table:table-cell>
          <table:table-cell office:value-type="float" office:value="2045509" calcext:value-type="float">
            <text:p>2045509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5/2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Havárie kanalizačního potrubí pod budovou šaten <text:s/>oddílu kopané, házené a volejbalu</text:p>
          </table:table-cell>
          <table:table-cell office:value-type="float" office:value="647420" calcext:value-type="float">
            <text:p>647420</text:p>
          </table:table-cell>
          <table:table-cell office:value-type="float" office:value="550000" calcext:value-type="float">
            <text:p>5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19/2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Odstranění havárie ohřívačů a rozvodů teplé užitkové vody</text:p>
          </table:table-cell>
          <table:table-cell office:value-type="float" office:value="651554" calcext:value-type="float">
            <text:p>651554</text:p>
          </table:table-cell>
          <table:table-cell office:value-type="float" office:value="540000" calcext:value-type="float">
            <text:p>54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5/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Zkvalitnění povrchu betonového tenisového kurtu - umělý povrch</text:p>
          </table:table-cell>
          <table:table-cell office:value-type="float" office:value="1750087" calcext:value-type="float">
            <text:p>1750087</text:p>
          </table:table-cell>
          <table:table-cell office:value-type="float" office:value="1400069" calcext:value-type="float">
            <text:p>140006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</text:p>
          </table:table-cell>
          <table:table-cell office:value-type="string" calcext:value-type="string">
            <text:p>Rekonstrukce fotbalového hřiště, podklad, drenáž, konstrukční vrstvy</text:p>
          </table:table-cell>
          <table:table-cell table:number-columns-repeated="2" office:value-type="float" office:value="3502158.1" calcext:value-type="float">
            <text:p>3502158,1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5" calcext:value-type="float">
            <text:p>2015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prosklené stěny sportovní haly</text:p>
          </table:table-cell>
          <table:table-cell office:value-type="float" office:value="1379622" calcext:value-type="float">
            <text:p>1379622</text:p>
          </table:table-cell>
          <table:table-cell office:value-type="float" office:value="1100000" calcext:value-type="float">
            <text:p>1100000</text:p>
          </table:table-cell>
          <table:table-cell office:value-type="float" office:value="750000" calcext:value-type="float">
            <text:p>7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7" calcext:value-type="float">
            <text:p>2027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okenních výplní sportovní haly</text:p>
          </table:table-cell>
          <table:table-cell office:value-type="float" office:value="871193" calcext:value-type="float">
            <text:p>871193</text:p>
          </table:table-cell>
          <table:table-cell office:value-type="float" office:value="695000" calcext:value-type="float">
            <text:p>695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8" calcext:value-type="float">
            <text:p>2028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rozvodů ústředního topení ve sportovním areálu</text:p>
          </table:table-cell>
          <table:table-cell office:value-type="float" office:value="641177" calcext:value-type="float">
            <text:p>641177</text:p>
          </table:table-cell>
          <table:table-cell office:value-type="float" office:value="500000" calcext:value-type="float">
            <text:p>5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9" calcext:value-type="float">
            <text:p>2029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WC a sociálního zařízení v zázemí klubu</text:p>
          </table:table-cell>
          <table:table-cell office:value-type="float" office:value="717874" calcext:value-type="float">
            <text:p>717874</text:p>
          </table:table-cell>
          <table:table-cell office:value-type="float" office:value="570000" calcext:value-type="float">
            <text:p>57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4" calcext:value-type="float">
            <text:p>2064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podružné výměníkové stanice SK Aritma Praha. o.s., Nad Lávkou 672/5</text:p>
          </table:table-cell>
          <table:table-cell office:value-type="float" office:value="1070400" calcext:value-type="float">
            <text:p>1070400</text:p>
          </table:table-cell>
          <table:table-cell office:value-type="float" office:value="855000" calcext:value-type="float">
            <text:p>855000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1" calcext:value-type="float">
            <text:p>208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sociálního zázemí v šatnách pro víceúčelovou sportovní halu SK Aritma Praha, o.s., Nad Lávkou 67Ň/5</text:p>
          </table:table-cell>
          <table:table-cell office:value-type="float" office:value="995401" calcext:value-type="float">
            <text:p>995401</text:p>
          </table:table-cell>
          <table:table-cell office:value-type="float" office:value="790000" calcext:value-type="float">
            <text:p>79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3" calcext:value-type="float">
            <text:p>2083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zázemí oddílu atletiky a volejbalu - skladu náčiní a náĜadí zázemí oddílu atletiky a volejbalu, Nad Lávkou 672/5</text:p>
          </table:table-cell>
          <table:table-cell office:value-type="float" office:value="889665" calcext:value-type="float">
            <text:p>889665</text:p>
          </table:table-cell>
          <table:table-cell office:value-type="float" office:value="710000" calcext:value-type="float">
            <text:p>71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9/1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Rekonstrukce 4 tenisových kurtů s povrchem z antuky včetně herních doplňků a oplocení</text:p>
          </table:table-cell>
          <table:table-cell office:value-type="float" office:value="2064864" calcext:value-type="float">
            <text:p>2064864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Dostavba tribuny fotbalového hřiště <text:s/></text:p>
          </table:table-cell>
          <table:table-cell office:value-type="float" office:value="12052000" calcext:value-type="float">
            <text:p>12052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98" calcext:value-type="float">
            <text:p>9098</text:p>
          </table:table-cell>
          <table:table-cell office:value-type="float" office:value="43002609" calcext:value-type="float">
            <text:p>43002609</text:p>
          </table:table-cell>
          <table:table-cell office:value-type="string" calcext:value-type="string">
            <text:p>SK Aritma Praha, o.s.</text:p>
          </table:table-cell>
          <table:table-cell office:value-type="string" calcext:value-type="string">
            <text:p>Havarijní stav oken haly</text:p>
          </table:table-cell>
          <table:table-cell table:number-columns-repeated="2" office:value-type="float" office:value="631006" calcext:value-type="float">
            <text:p>631006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1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střešního pláště objektu loděnice Praha 4 - Braník</text:p>
          </table:table-cell>
          <table:table-cell office:value-type="float" office:value="1824860" calcext:value-type="float">
            <text:p>1824860</text:p>
          </table:table-cell>
          <table:table-cell office:value-type="float" office:value="1550000" calcext:value-type="float">
            <text:p>15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2/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okenních výplní budovy kanoistické loděnice</text:p>
          </table:table-cell>
          <table:table-cell office:value-type="float" office:value="1707452" calcext:value-type="float">
            <text:p>1707452</text:p>
          </table:table-cell>
          <table:table-cell office:value-type="float" office:value="1406137" calcext:value-type="float">
            <text:p>140613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2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Výměna palubovky ve sportovní hale č.2 Sparty na Letné</text:p>
          </table:table-cell>
          <table:table-cell office:value-type="float" office:value="3621755" calcext:value-type="float">
            <text:p>3621755</text:p>
          </table:table-cell>
          <table:table-cell office:value-type="float" office:value="3078485" calcext:value-type="float">
            <text:p>307848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3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Výměna sklopných basketbalových konstrukcí v obou halách Sparty na Letné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952000" calcext:value-type="float">
            <text:p>952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2/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Pokračování rekonstrukce areálu v Podvinném mlýně - vybudování atletického oválu</text:p>
          </table:table-cell>
          <table:table-cell office:value-type="float" office:value="26308000" calcext:value-type="float">
            <text:p>26308000</text:p>
          </table:table-cell>
          <table:table-cell office:value-type="float" office:value="12460000" calcext:value-type="float">
            <text:p>124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</text:p>
          </table:table-cell>
          <table:table-cell office:value-type="string" calcext:value-type="string">
            <text:p>Rekonstrukce povrchu tří sportovních hal (házená, stolní tenis a judo) v areálu Podvinný mlýn</text:p>
          </table:table-cell>
          <table:table-cell office:value-type="float" office:value="3612822" calcext:value-type="float">
            <text:p>3612822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C Sparta Praha </text:p>
          </table:table-cell>
          <table:table-cell office:value-type="string" calcext:value-type="string">
            <text:p>Přestavba škvárových a antukových hřišť na kopanou,volejbal, tenis na atletický ovál </text:p>
          </table:table-cell>
          <table:table-cell office:value-type="float" office:value="24203492" calcext:value-type="float">
            <text:p>24203492</text:p>
          </table:table-cell>
          <table:table-cell office:value-type="float" office:value="12000000" calcext:value-type="float">
            <text:p>12000000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3" calcext:value-type="float">
            <text:p>2003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okenních výplní v kanoistické loděnici včetně vstupních dveří</text:p>
          </table:table-cell>
          <table:table-cell office:value-type="float" office:value="1526073" calcext:value-type="float">
            <text:p>1526073</text:p>
          </table:table-cell>
          <table:table-cell office:value-type="float" office:value="1144555" calcext:value-type="float">
            <text:p>114455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1" calcext:value-type="float">
            <text:p>201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okenních výplní v budově loděnice včetně vstupních dveří</text:p>
          </table:table-cell>
          <table:table-cell office:value-type="float" office:value="1777443" calcext:value-type="float">
            <text:p>1777443</text:p>
          </table:table-cell>
          <table:table-cell office:value-type="float" office:value="1333082" calcext:value-type="float">
            <text:p>133308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1" calcext:value-type="float">
            <text:p>2021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a modernizace pádlovacího bazénu Loděnice AC Sparta Praha, U Ledáren /80</text:p>
          </table:table-cell>
          <table:table-cell office:value-type="float" office:value="2968940" calcext:value-type="float">
            <text:p>296894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100000" calcext:value-type="float">
            <text:p>11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9" calcext:value-type="float">
            <text:p>2029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lodČnice AC Sparta Praha po povodních, U Ledáren Ř0</text:p>
          </table:table-cell>
          <table:table-cell office:value-type="float" office:value="3250100" calcext:value-type="float">
            <text:p>3250100</text:p>
          </table:table-cell>
          <table:table-cell office:value-type="float" office:value="2600000" calcext:value-type="float">
            <text:p>26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8/A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Venkovní víceúčelový areál Podvinný mlýn, Kovanecká 2405/27, Praha 9 - rekonstrukce a modernizace osvětlovací soustavy venkovních sportovišť areálu</text:p>
          </table:table-cell>
          <table:table-cell office:value-type="float" office:value="1998000" calcext:value-type="float">
            <text:p>1998000</text:p>
          </table:table-cell>
          <table:table-cell office:value-type="float" office:value="1598400" calcext:value-type="float">
            <text:p>15984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4/2</text:p>
          </table:table-cell>
          <table:table-cell office:value-type="float" office:value="43005802" calcext:value-type="float">
            <text:p>43005802</text:p>
          </table:table-cell>
          <table:table-cell office:value-type="string" calcext:value-type="string">
            <text:p>ASSOCIATION CLUB SPARTA PRAHA</text:p>
          </table:table-cell>
          <table:table-cell office:value-type="string" calcext:value-type="string">
            <text:p>Rekonstrukce herny stolního tenisu - nákup stolů a ohrádek pro stolní tenis</text:p>
          </table:table-cell>
          <table:table-cell office:value-type="float" office:value="101920" calcext:value-type="float">
            <text:p>101920</text:p>
          </table:table-cell>
          <table:table-cell office:value-type="float" office:value="81530" calcext:value-type="float">
            <text:p>8153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4" calcext:value-type="float">
            <text:p>2014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Rekonstrukce rozvodů vody na zimním stadionu Nikolajka</text:p>
          </table:table-cell>
          <table:table-cell office:value-type="float" office:value="682000" calcext:value-type="float">
            <text:p>682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1/A/2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Zimní stadion Nikolajka, U Nikolajky 2214/28, Praha 5 - kompletní rekonstrukce sociálních zařízení, šaten, osvětlení, gumové podlahové krytiny a dřevěných interiérů</text:p>
          </table:table-cell>
          <table:table-cell office:value-type="float" office:value="808516" calcext:value-type="float">
            <text:p>808516</text:p>
          </table:table-cell>
          <table:table-cell office:value-type="float" office:value="645000" calcext:value-type="float">
            <text:p>645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3/2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 s.</text:p>
          </table:table-cell>
          <table:table-cell office:value-type="string" calcext:value-type="string">
            <text:p>Rekonstrukce osvětlení haly zimního stadionu</text:p>
          </table:table-cell>
          <table:table-cell office:value-type="float" office:value="508000" calcext:value-type="float">
            <text:p>508000</text:p>
          </table:table-cell>
          <table:table-cell office:value-type="float" office:value="406000" calcext:value-type="float">
            <text:p>406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1/1</text:p>
          </table:table-cell>
          <table:table-cell office:value-type="float" office:value="43872921" calcext:value-type="float">
            <text:p>43872921</text:p>
          </table:table-cell>
          <table:table-cell office:value-type="string" calcext:value-type="string">
            <text:p>NIKO Praha a.s.</text:p>
          </table:table-cell>
          <table:table-cell office:value-type="string" calcext:value-type="string">
            <text:p>Rekonstrukce střechy zimního stadionu Nikolajka - III. etapa</text:p>
          </table:table-cell>
          <table:table-cell office:value-type="float" office:value="1850000" calcext:value-type="float">
            <text:p>1850000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0" calcext:value-type="float">
            <text:p>2060</text:p>
          </table:table-cell>
          <table:table-cell office:value-type="float" office:value="43874533" calcext:value-type="float">
            <text:p>43874533</text:p>
          </table:table-cell>
          <table:table-cell office:value-type="string" calcext:value-type="string">
            <text:p>TĚLOCVIČNÁ JEDNOTA SOKOL PRAHA STŘEŠOVICE, ČOS</text:p>
          </table:table-cell>
          <table:table-cell office:value-type="string" calcext:value-type="string">
            <text:p>Rekonstrukce osvětlení víceúčelového hřiště s umělým povrchem</text:p>
          </table:table-cell>
          <table:table-cell office:value-type="float" office:value="598254" calcext:value-type="float">
            <text:p>598254</text:p>
          </table:table-cell>
          <table:table-cell office:value-type="float" office:value="475000" calcext:value-type="float">
            <text:p>475000</text:p>
          </table:table-cell>
          <table:table-cell office:value-type="float" office:value="390000" calcext:value-type="float">
            <text:p>39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9/2</text:p>
          </table:table-cell>
          <table:table-cell office:value-type="float" office:value="44266715" calcext:value-type="float">
            <text:p>44266715</text:p>
          </table:table-cell>
          <table:table-cell office:value-type="string" calcext:value-type="string">
            <text:p>TĚLOCVIČNÁ JEDNOTA SOKOL SPOŘILOV-ROZTYLY</text:p>
          </table:table-cell>
          <table:table-cell office:value-type="string" calcext:value-type="string">
            <text:p>Rekonstrukce podlahy tělocvičny</text:p>
          </table:table-cell>
          <table:table-cell office:value-type="float" office:value="905218" calcext:value-type="float">
            <text:p>905218</text:p>
          </table:table-cell>
          <table:table-cell office:value-type="float" office:value="724174" calcext:value-type="float">
            <text:p>724174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1/1</text:p>
          </table:table-cell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a BASKETBALOVÝ KLUB</text:p>
          </table:table-cell>
          <table:table-cell office:value-type="string" calcext:value-type="string">
            <text:p>Rekonstrukce povrchu tenisových antukových kurtů</text:p>
          </table:table-cell>
          <table:table-cell office:value-type="float" office:value="740000" calcext:value-type="float">
            <text:p>740000</text:p>
          </table:table-cell>
          <table:table-cell office:value-type="float" office:value="592000" calcext:value-type="float">
            <text:p>592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4/1</text:p>
          </table:table-cell>
          <table:table-cell office:value-type="float" office:value="44849699" calcext:value-type="float">
            <text:p>44849699</text:p>
          </table:table-cell>
          <table:table-cell office:value-type="string" calcext:value-type="string">
            <text:p>LTC Radotín - tenisový klub</text:p>
          </table:table-cell>
          <table:table-cell office:value-type="string" calcext:value-type="string">
            <text:p>Rekonstrukce antukového tenisového kurtu a rekonstrukce tréninkové tenisové stěny</text:p>
          </table:table-cell>
          <table:table-cell office:value-type="float" office:value="1074000" calcext:value-type="float">
            <text:p>1074000</text:p>
          </table:table-cell>
          <table:table-cell office:value-type="float" office:value="859200" calcext:value-type="float">
            <text:p>8592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5/A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Tenisový areál I.ČLTK Praha - Štvanice, Ostrov Štvanice 38/38, Praha 7 - nákup a kompletní instalace přetlakové haly s osvětlením, vzduchotechnikou a pokládkou přenosného tenisového povrchu</text:p>
          </table:table-cell>
          <table:table-cell office:value-type="float" office:value="3521802" calcext:value-type="float">
            <text:p>3521802</text:p>
          </table:table-cell>
          <table:table-cell table:number-columns-repeated="2" office:value-type="float" office:value="2800000" calcext:value-type="float">
            <text:p>28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24/A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Rekonstrukce povrchu antukových kurtů včetně instalace kropícího systému - I.ČLTK Praha, Ostrov Štvanice 38/38, Praha 7</text:p>
          </table:table-cell>
          <table:table-cell office:value-type="float" office:value="3262160" calcext:value-type="float">
            <text:p>3262160</text:p>
          </table:table-cell>
          <table:table-cell office:value-type="float" office:value="2609728" calcext:value-type="float">
            <text:p>2609728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3/A/2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Tenisový areál I.ČLTK Praha - Štvanice, Ostrov Štvanice 38/38, Praha 7 - komplexní rekonstrukce podloží a povrchu antukového kurtu</text:p>
          </table:table-cell>
          <table:table-cell office:value-type="float" office:value="437669" calcext:value-type="float">
            <text:p>437669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9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Zkvalitnění sportovní plochy I.ČLTK PRAHA, Ostrov Štvanice 38</text:p>
          </table:table-cell>
          <table:table-cell office:value-type="float" office:value="2846820" calcext:value-type="float">
            <text:p>2846820</text:p>
          </table:table-cell>
          <table:table-cell office:value-type="float" office:value="2277456" calcext:value-type="float">
            <text:p>2277456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34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eský Lawn - Tennis Klub Praha</text:p>
          </table:table-cell>
          <table:table-cell office:value-type="string" calcext:value-type="string">
            <text:p>ZkvalitnČní sportovní plochy I.ČLTK PRAHA, Ostrov Štvanice</text:p>
            <text:p>38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1" calcext:value-type="float">
            <text:p>600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 ČLTK Praha </text:p>
          </table:table-cell>
          <table:table-cell office:value-type="string" calcext:value-type="string">
            <text:p>Instalace nafukovací přetlakové haly na tenisový kurt s umělým povrchem </text:p>
          </table:table-cell>
          <table:table-cell office:value-type="float" office:value="1963500" calcext:value-type="float">
            <text:p>1963500</text:p>
          </table:table-cell>
          <table:table-cell office:value-type="float" office:value="1374450" calcext:value-type="float">
            <text:p>13744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9/1</text:p>
          </table:table-cell>
          <table:table-cell office:value-type="float" office:value="45243077" calcext:value-type="float">
            <text:p>45243077</text:p>
          </table:table-cell>
          <table:table-cell office:value-type="string" calcext:value-type="string">
            <text:p>I.ČESKÝ LAWN TENNIS KLUB - PRAHA</text:p>
          </table:table-cell>
          <table:table-cell office:value-type="string" calcext:value-type="string">
            <text:p>Vybudování tří antukových kurtů a jednoho multifunkčního hřiště</text:p>
          </table:table-cell>
          <table:table-cell office:value-type="float" office:value="4456390" calcext:value-type="float">
            <text:p>4456390</text:p>
          </table:table-cell>
          <table:table-cell office:value-type="float" office:value="3565112" calcext:value-type="float">
            <text:p>35651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84" calcext:value-type="float">
            <text:p>9084</text:p>
          </table:table-cell>
          <table:table-cell office:value-type="float" office:value="45246009" calcext:value-type="float">
            <text:p>45246009</text:p>
          </table:table-cell>
          <table:table-cell office:value-type="string" calcext:value-type="string">
            <text:p>Tělocvičná jednota Sokol Praha - Břevnov</text:p>
          </table:table-cell>
          <table:table-cell office:value-type="string" calcext:value-type="string">
            <text:p>Havarijní stav kotelny a vytápění tělocvičen se</text:p>
            <text:p>zázemím</text:p>
          </table:table-cell>
          <table:table-cell office:value-type="float" office:value="857000" calcext:value-type="float">
            <text:p>857000</text:p>
          </table:table-cell>
          <table:table-cell office:value-type="float" office:value="650000" calcext:value-type="float">
            <text:p>65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45" calcext:value-type="float">
            <text:p>2145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Člocvičná jednota Sokol Vyšehrad</text:p>
          </table:table-cell>
          <table:table-cell office:value-type="string" calcext:value-type="string">
            <text:p>Rekonstrukce fasády sokolovny TJ Sokol Vyšehrad Praha Ň, Rašínovo nábĜeží 65/Ň4</text:p>
          </table:table-cell>
          <table:table-cell office:value-type="float" office:value="3400000" calcext:value-type="float">
            <text:p>3400000</text:p>
          </table:table-cell>
          <table:table-cell office:value-type="float" office:value="2720000" calcext:value-type="float">
            <text:p>2720000</text:p>
          </table:table-cell>
          <table:table-cell office:value-type="float" office:value="1360000" calcext:value-type="float">
            <text:p>136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53" calcext:value-type="float">
            <text:p>9053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</text:p>
            <text:p>Vyšehrad</text:p>
          </table:table-cell>
          <table:table-cell office:value-type="string" calcext:value-type="string">
            <text:p>Rekonstrukce havarijního stavu Malého sálu a</text:p>
            <text:p>prostor příslušenství určených k tělesné výchově</text:p>
          </table:table-cell>
          <table:table-cell table:number-columns-repeated="2" office:value-type="float" office:value="1651981" calcext:value-type="float">
            <text:p>1651981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8" calcext:value-type="float">
            <text:p>2058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podlah, elektroinstalace a stavební úpravy šaten mládeže a mužů sokolovny</text:p>
          </table:table-cell>
          <table:table-cell office:value-type="float" office:value="606250" calcext:value-type="float">
            <text:p>606250</text:p>
          </table:table-cell>
          <table:table-cell office:value-type="float" office:value="485000" calcext:value-type="float">
            <text:p>48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2" calcext:value-type="float">
            <text:p>206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elektroinstalace, podlah a stavební úpravy malé tělocvičny, posilovny a šaten mládeže</text:p>
          </table:table-cell>
          <table:table-cell office:value-type="float" office:value="593000" calcext:value-type="float">
            <text:p>593000</text:p>
          </table:table-cell>
          <table:table-cell office:value-type="float" office:value="474400" calcext:value-type="float">
            <text:p>4744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8" calcext:value-type="float">
            <text:p>2118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střechy sokolovny, TJ Sokol Vyšehrad Praha 2, Rašínovo nábřeží 65/24</text:p>
          </table:table-cell>
          <table:table-cell office:value-type="float" office:value="473000" calcext:value-type="float">
            <text:p>473000</text:p>
          </table:table-cell>
          <table:table-cell office:value-type="float" office:value="378400" calcext:value-type="float">
            <text:p>3784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7/A/1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TJ Sokol Vyšehrad, Rašínovo nábřeží 65/24, Praha 2, rekonstrukce sokolovny</text:p>
          </table:table-cell>
          <table:table-cell office:value-type="float" office:value="3754000" calcext:value-type="float">
            <text:p>3754000</text:p>
          </table:table-cell>
          <table:table-cell office:value-type="float" office:value="3003200" calcext:value-type="float">
            <text:p>30032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7/A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Rekonstrukce fasády východní strany (2.etapa) -sokolovna TJ Sokol Vyšehrad, Rašínovo nábřeží 65/24, Praha 2</text:p>
          </table:table-cell>
          <table:table-cell office:value-type="float" office:value="772000" calcext:value-type="float">
            <text:p>772000</text:p>
          </table:table-cell>
          <table:table-cell office:value-type="float" office:value="617000" calcext:value-type="float">
            <text:p>617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8/A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ělocvičná jednota Sokol Vyšehrad</text:p>
          </table:table-cell>
          <table:table-cell office:value-type="string" calcext:value-type="string">
            <text:p>TJ Sokol Vyšehrad, Rašínovo nábř. 65/24, Praha 2 - Rekonstrukce sokolovny, příslušenství opláštění</text:p>
          </table:table-cell>
          <table:table-cell office:value-type="float" office:value="443000" calcext:value-type="float">
            <text:p>443000</text:p>
          </table:table-cell>
          <table:table-cell office:value-type="float" office:value="354400" calcext:value-type="float">
            <text:p>3544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0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Odstranění havarijního stavu suterénu a základů budovy a sokolovny</text:p>
          </table:table-cell>
          <table:table-cell office:value-type="float" office:value="1198000" calcext:value-type="float">
            <text:p>1198000</text:p>
          </table:table-cell>
          <table:table-cell office:value-type="float" office:value="1018300" calcext:value-type="float">
            <text:p>10183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1/1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Rekonstrukce elektroinstalace sokolovny</text:p>
          </table:table-cell>
          <table:table-cell office:value-type="float" office:value="484925" calcext:value-type="float">
            <text:p>484925</text:p>
          </table:table-cell>
          <table:table-cell office:value-type="float" office:value="387940" calcext:value-type="float">
            <text:p>38794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1/2</text:p>
          </table:table-cell>
          <table:table-cell office:value-type="float" office:value="45246491" calcext:value-type="float">
            <text:p>45246491</text:p>
          </table:table-cell>
          <table:table-cell office:value-type="string" calcext:value-type="string">
            <text:p>TJ Sokol Vyšehrad</text:p>
          </table:table-cell>
          <table:table-cell office:value-type="string" calcext:value-type="string">
            <text:p>Rekonstrukce parketové podlahy velkého sálu a částečná obnova tělocvičného nářadí</text:p>
          </table:table-cell>
          <table:table-cell office:value-type="float" office:value="468350" calcext:value-type="float">
            <text:p>468350</text:p>
          </table:table-cell>
          <table:table-cell office:value-type="float" office:value="374680" calcext:value-type="float">
            <text:p>37468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6" calcext:value-type="float">
            <text:p>2026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prava zázemí rugbyového klubu</text:p>
          </table:table-cell>
          <table:table-cell office:value-type="float" office:value="70000" calcext:value-type="float">
            <text:p>70000</text:p>
          </table:table-cell>
          <table:table-cell office:value-type="float" office:value="56000" calcext:value-type="float">
            <text:p>5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2/1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Rekonstrukce sociálního zázemí sportoviště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3/1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dstranění havarijního stavu oplocení sportovního areálu podél potoka Botyče</text:p>
          </table:table-cell>
          <table:table-cell office:value-type="float" office:value="494174" calcext:value-type="float">
            <text:p>494174</text:p>
          </table:table-cell>
          <table:table-cell office:value-type="float" office:value="415106" calcext:value-type="float">
            <text:p>415106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5/2</text:p>
          </table:table-cell>
          <table:table-cell office:value-type="float" office:value="45246921" calcext:value-type="float">
            <text:p>45246921</text:p>
          </table:table-cell>
          <table:table-cell office:value-type="string" calcext:value-type="string">
            <text:p>Rugby klub Petrovice</text:p>
          </table:table-cell>
          <table:table-cell office:value-type="string" calcext:value-type="string">
            <text:p>Odstranění havarijního stavu zázemí rugbyového klubu po požáru ze dne 30.12.2003 - výstavba nového zázemí</text:p>
          </table:table-cell>
          <table:table-cell office:value-type="float" office:value="3409867" calcext:value-type="float">
            <text:p>3409867</text:p>
          </table:table-cell>
          <table:table-cell office:value-type="float" office:value="2897867" calcext:value-type="float">
            <text:p>2897867</text:p>
          </table:table-cell>
          <table:table-cell office:value-type="float" office:value="1900000" calcext:value-type="float">
            <text:p>19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09/2</text:p>
          </table:table-cell>
          <table:table-cell office:value-type="float" office:value="45247421" calcext:value-type="float">
            <text:p>45247421</text:p>
          </table:table-cell>
          <table:table-cell office:value-type="string" calcext:value-type="string">
            <text:p>SC PRAHA-CENTRUM</text:p>
            <text:p>SPORTOVNÍHO ŠERMU o.s.</text:p>
          </table:table-cell>
          <table:table-cell office:value-type="string" calcext:value-type="string">
            <text:p>Rekonstrukce podlahy šermíĜské haly Sportovního centra</text:p>
            <text:p>Praha, Tupolevova 710</text:p>
          </table:table-cell>
          <table:table-cell office:value-type="float" office:value="800000" calcext:value-type="float">
            <text:p>800000</text:p>
          </table:table-cell>
          <table:table-cell office:value-type="float" office:value="640000" calcext:value-type="float">
            <text:p>64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8" calcext:value-type="float">
            <text:p>2048</text:p>
          </table:table-cell>
          <table:table-cell office:value-type="float" office:value="45248656" calcext:value-type="float">
            <text:p>45248656</text:p>
          </table:table-cell>
          <table:table-cell office:value-type="string" calcext:value-type="string">
            <text:p>Tělocvičná jednota Sokol Kunratice</text:p>
          </table:table-cell>
          <table:table-cell office:value-type="string" calcext:value-type="string">
            <text:p>Rekonstrukce podlahy ve velkém sále sokolovny</text:p>
          </table:table-cell>
          <table:table-cell office:value-type="float" office:value="1213260" calcext:value-type="float">
            <text:p>1213260</text:p>
          </table:table-cell>
          <table:table-cell office:value-type="float" office:value="970608" calcext:value-type="float">
            <text:p>970608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97" calcext:value-type="float">
            <text:p>2197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onstrukce stĜechy šaten a klubovny areálu kopané TJ Sokol Dolní Počernice, V Ráji 611</text:p>
          </table:table-cell>
          <table:table-cell office:value-type="float" office:value="635848" calcext:value-type="float">
            <text:p>635848</text:p>
          </table:table-cell>
          <table:table-cell office:value-type="float" office:value="500000" calcext:value-type="float">
            <text:p>50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7/2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onstrukce podlahy a střešního pláště sokolovny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6/1</text:p>
          </table:table-cell>
          <table:table-cell office:value-type="float" office:value="45249504" calcext:value-type="float">
            <text:p>45249504</text:p>
          </table:table-cell>
          <table:table-cell office:value-type="string" calcext:value-type="string">
            <text:p>TJ Sokol Dolní Počernice</text:p>
          </table:table-cell>
          <table:table-cell office:value-type="string" calcext:value-type="string">
            <text:p>Rek. podkladových vrstev, obnova antuky na tenisových dvorcích, tenisový areál V Ráji, Praha 9 - Dolní Počernice</text:p>
          </table:table-cell>
          <table:table-cell office:value-type="float" office:value="402130" calcext:value-type="float">
            <text:p>402130</text:p>
          </table:table-cell>
          <table:table-cell office:value-type="float" office:value="321704" calcext:value-type="float">
            <text:p>32170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37" calcext:value-type="float">
            <text:p>9037</text:p>
          </table:table-cell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ělovýchovná jednota Kyje</text:p>
            <text:p>Praha 14</text:p>
          </table:table-cell>
          <table:table-cell office:value-type="string" calcext:value-type="string">
            <text:p>Rekonstrukce venkovních šaten tenisového areálu</text:p>
          </table:table-cell>
          <table:table-cell table:number-columns-repeated="2" office:value-type="float" office:value="935018" calcext:value-type="float">
            <text:p>935018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3" calcext:value-type="float">
            <text:p>2063</text:p>
          </table:table-cell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ělovýchovná jednota Kyje Praha 14</text:p>
          </table:table-cell>
          <table:table-cell office:value-type="string" calcext:value-type="string">
            <text:p>Rekonstrukce tribuny na fotbalovém stadionu</text:p>
          </table:table-cell>
          <table:table-cell office:value-type="float" office:value="717600" calcext:value-type="float">
            <text:p>717600</text:p>
          </table:table-cell>
          <table:table-cell office:value-type="float" office:value="573000" calcext:value-type="float">
            <text:p>57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7/2</text:p>
          </table:table-cell>
          <table:table-cell office:value-type="float" office:value="45249776" calcext:value-type="float">
            <text:p>45249776</text:p>
          </table:table-cell>
          <table:table-cell office:value-type="string" calcext:value-type="string">
            <text:p>TJ Kyje</text:p>
          </table:table-cell>
          <table:table-cell office:value-type="string" calcext:value-type="string">
            <text:p>Odstranění havarijního stavu kotelny na plynná paliva</text:p>
          </table:table-cell>
          <table:table-cell office:value-type="float" office:value="443357" calcext:value-type="float">
            <text:p>443357</text:p>
          </table:table-cell>
          <table:table-cell office:value-type="float" office:value="376853" calcext:value-type="float">
            <text:p>376853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79" calcext:value-type="float">
            <text:p>2179</text:p>
          </table:table-cell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 o.s.</text:p>
          </table:table-cell>
          <table:table-cell office:value-type="string" calcext:value-type="string">
            <text:p>Rekonstrukce vnitĜního oplocení tenisových kurtů Tenisového klubu Sparta Praha, Za CísaĜským mlýnem 1115/Ň</text:p>
          </table:table-cell>
          <table:table-cell office:value-type="float" office:value="1886326" calcext:value-type="float">
            <text:p>1886326</text:p>
          </table:table-cell>
          <table:table-cell office:value-type="float" office:value="1506326" calcext:value-type="float">
            <text:p>1506326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14/A/2</text:p>
          </table:table-cell>
          <table:table-cell office:value-type="float" office:value="45250413" calcext:value-type="float">
            <text:p>45250413</text:p>
          </table:table-cell>
          <table:table-cell office:value-type="string" calcext:value-type="string">
            <text:p>Tenisový klub Sparta Praha, z. s.</text:p>
          </table:table-cell>
          <table:table-cell office:value-type="string" calcext:value-type="string">
            <text:p>Tenisový klub Sparta Praha, z.s., Za Císařským mlýnem 1115/2, Praha 7 - komplexní rekonstrukce ocelových konstrukcí v zázemí areálového objektu a tenisové dvouhaly, k výměně protipovodňových výklopných oken, výměně ocelových konstrukcí vnějších přístupových schodišť do prostoru ochozu s rekonstrukcí zábradlí</text:p>
          </table:table-cell>
          <table:table-cell office:value-type="float" office:value="1936072" calcext:value-type="float">
            <text:p>1936072</text:p>
          </table:table-cell>
          <table:table-cell table:number-columns-repeated="2"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4/2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office:value-type="string" calcext:value-type="string">
            <text:p>Rekonstrukce střechy a budovy zázemí sportovního klubu po řádění orkánu Kyrill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3/1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</text:p>
          </table:table-cell>
          <table:table-cell office:value-type="string" calcext:value-type="string">
            <text:p>Rek. softbalového hřiště - z pískového na travnaté vč. zavlažování</text:p>
          </table:table-cell>
          <table:table-cell office:value-type="float" office:value="1265508" calcext:value-type="float">
            <text:p>1265508</text:p>
          </table:table-cell>
          <table:table-cell office:value-type="float" office:value="1012406" calcext:value-type="float">
            <text:p>101240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9/1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K <text:s text:c="14"/>P</text:p>
          </table:table-cell>
          <table:table-cell office:value-type="string" calcext:value-type="string">
            <text:p>Obnova travnatého fotbal. hř.</text:p>
          </table:table-cell>
          <table:table-cell office:value-type="float" office:value="149150" calcext:value-type="float">
            <text:p>149150</text:p>
          </table:table-cell>
          <table:table-cell office:value-type="float" office:value="111650" calcext:value-type="float">
            <text:p>11165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32/A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portovní klub, o.s.</text:p>
          </table:table-cell>
          <table:table-cell office:value-type="string" calcext:value-type="string">
            <text:p>Rekonstrukce střídaček na softbalovém hřišti - Starý stadion Radotín, U Starého stadionu 2094/11, Praha 16 - Radotín</text:p>
          </table:table-cell>
          <table:table-cell office:value-type="float" office:value="762000" calcext:value-type="float">
            <text:p>762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75" calcext:value-type="float">
            <text:p>9075</text:p>
          </table:table-cell>
          <table:table-cell office:value-type="float" office:value="45251291" calcext:value-type="float">
            <text:p>45251291</text:p>
          </table:table-cell>
          <table:table-cell office:value-type="string" calcext:value-type="string">
            <text:p>Radotínský sportovní klub,<text:span text:style-name="T1"> </text:span><text:span text:style-name="T2">o.s.</text:span></text:p>
          </table:table-cell>
          <table:table-cell office:value-type="string" calcext:value-type="string">
            <text:p>Havarijní stav střechy</text:p>
          </table:table-cell>
          <table:table-cell table:number-columns-repeated="2" office:value-type="float" office:value="472756" calcext:value-type="float">
            <text:p>472756</text:p>
          </table:table-cell>
          <table:table-cell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9/1</text:p>
          </table:table-cell>
          <table:table-cell office:value-type="float" office:value="45251304" calcext:value-type="float">
            <text:p>45251304</text:p>
          </table:table-cell>
          <table:table-cell office:value-type="string" calcext:value-type="string">
            <text:p>TTC ELIZZA Praha</text:p>
          </table:table-cell>
          <table:table-cell office:value-type="string" calcext:value-type="string">
            <text:p>Rekonstr. kotelny na hernu stol. tenisu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9/2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K Union Vršovice</text:p>
          </table:table-cell>
          <table:table-cell office:value-type="string" calcext:value-type="string">
            <text:p>Odstranění havárie objektu šaten - rekonstrukce šaten - sociálního vybavení, rozvodů vody, elektřiny a tepla</text:p>
          </table:table-cell>
          <table:table-cell office:value-type="float" office:value="1650000" calcext:value-type="float">
            <text:p>1650000</text:p>
          </table:table-cell>
          <table:table-cell office:value-type="float" office:value="1402500" calcext:value-type="float">
            <text:p>14025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38" calcext:value-type="float">
            <text:p>2038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kanalizace objektu šaten fotbalového areálu</text:p>
          </table:table-cell>
          <table:table-cell office:value-type="float" office:value="1197594" calcext:value-type="float">
            <text:p>1197594</text:p>
          </table:table-cell>
          <table:table-cell office:value-type="float" office:value="958075" calcext:value-type="float">
            <text:p>958075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8/1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povrchu fotbalového hřiště s přírodní trávou</text:p>
          </table:table-cell>
          <table:table-cell office:value-type="float" office:value="615000" calcext:value-type="float">
            <text:p>615000</text:p>
          </table:table-cell>
          <table:table-cell office:value-type="float" office:value="492000" calcext:value-type="float">
            <text:p>492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39/1</text:p>
          </table:table-cell>
          <table:table-cell office:value-type="float" office:value="45251649" calcext:value-type="float">
            <text:p>45251649</text:p>
          </table:table-cell>
          <table:table-cell office:value-type="string" calcext:value-type="string">
            <text:p>Sportovní klub Union Vršovice o.s.</text:p>
          </table:table-cell>
          <table:table-cell office:value-type="string" calcext:value-type="string">
            <text:p>Rekonstrukce povrchu hřiště - změna povrchu fotbalového hřiště - ze škvárového na umělou trávu III. generace</text:p>
          </table:table-cell>
          <table:table-cell office:value-type="float" office:value="6370066" calcext:value-type="float">
            <text:p>6370066</text:p>
          </table:table-cell>
          <table:table-cell office:value-type="float" office:value="5096052" calcext:value-type="float">
            <text:p>509605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2/3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FK Újezd nad Lesy</text:p>
          </table:table-cell>
          <table:table-cell office:value-type="string" calcext:value-type="string">
            <text:p>rekonstrukce šaten a sociálního zázemí I. etapa</text:p>
          </table:table-cell>
          <table:table-cell office:value-type="float" office:value="2596700" calcext:value-type="float">
            <text:p>2596700</text:p>
          </table:table-cell>
          <table:table-cell office:value-type="float" office:value="2258000" calcext:value-type="float">
            <text:p>2258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41/1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Výstavba fotbalového hřiště s umělým povrchem a osvětlení ve sportovním areálu Cihelna</text:p>
          </table:table-cell>
          <table:table-cell office:value-type="float" office:value="9503000" calcext:value-type="float">
            <text:p>9503000</text:p>
          </table:table-cell>
          <table:table-cell office:value-type="float" office:value="5900000" calcext:value-type="float">
            <text:p>59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0/1</text:p>
          </table:table-cell>
          <table:table-cell office:value-type="float" office:value="45313351" calcext:value-type="float">
            <text:p>45313351</text:p>
          </table:table-cell>
          <table:table-cell office:value-type="string" calcext:value-type="string">
            <text:p>TJ Sokol Kolovraty</text:p>
          </table:table-cell>
          <table:table-cell office:value-type="string" calcext:value-type="string">
            <text:p>Rekonstrukce oplocení fotbalového hřiště včetně vybudování ochranných sítí za brankami</text:p>
          </table:table-cell>
          <table:table-cell office:value-type="float" office:value="934548" calcext:value-type="float">
            <text:p>934548</text:p>
          </table:table-cell>
          <table:table-cell office:value-type="float" office:value="745000" calcext:value-type="float">
            <text:p>745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2" calcext:value-type="float">
            <text:p>2002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střechy tělocvičny</text:p>
          </table:table-cell>
          <table:table-cell office:value-type="float" office:value="424929" calcext:value-type="float">
            <text:p>424929</text:p>
          </table:table-cell>
          <table:table-cell office:value-type="float" office:value="339943" calcext:value-type="float">
            <text:p>339943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1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Instalace fotovoltaických článků na výrobu el. energie na střeše šaten - úspora el. energie</text:p>
          </table:table-cell>
          <table:table-cell office:value-type="float" office:value="498960" calcext:value-type="float">
            <text:p>498960</text:p>
          </table:table-cell>
          <table:table-cell office:value-type="float" office:value="399168" calcext:value-type="float">
            <text:p>39916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1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sportovního areálu - oplocení, parkovací místa, terénní úpravy okolo šaten</text:p>
          </table:table-cell>
          <table:table-cell office:value-type="float" office:value="591500" calcext:value-type="float">
            <text:p>591500</text:p>
          </table:table-cell>
          <table:table-cell office:value-type="float" office:value="472800" calcext:value-type="float">
            <text:p>472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2/1</text:p>
          </table:table-cell>
          <table:table-cell office:value-type="float" office:value="45771588" calcext:value-type="float">
            <text:p>45771588</text:p>
          </table:table-cell>
          <table:table-cell office:value-type="string" calcext:value-type="string">
            <text:p>A.F.K. Olympia Šeberov</text:p>
          </table:table-cell>
          <table:table-cell office:value-type="string" calcext:value-type="string">
            <text:p>Rekonstrukce ploch v okolí fotbalového hřiště a šaten - zpevnění ploch, zábradlí,úprava terénu</text:p>
          </table:table-cell>
          <table:table-cell office:value-type="float" office:value="697620" calcext:value-type="float">
            <text:p>697620</text:p>
          </table:table-cell>
          <table:table-cell office:value-type="float" office:value="558096" calcext:value-type="float">
            <text:p>558096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59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Dobudování hřiště na odbíjenou a nohejbal</text:p>
          </table:table-cell>
          <table:table-cell office:value-type="float" office:value="210000" calcext:value-type="float">
            <text:p>210000</text:p>
          </table:table-cell>
          <table:table-cell office:value-type="float" office:value="168000" calcext:value-type="float">
            <text:p>168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64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Rekonstrukce víceúčelového hřiště tělovýchovné jednoty Sokol (Újezd nad Lesy), Veletovská 2358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77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ělovýchovná jednota sokol</text:p>
          </table:table-cell>
          <table:table-cell office:value-type="string" calcext:value-type="string">
            <text:p>Rekonstrukce víceúčelového hřiště - příprava na položení umělého povrchu - podkladové vrstvy</text:p>
          </table:table-cell>
          <table:table-cell office:value-type="float" office:value="490000" calcext:value-type="float">
            <text:p>490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0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J Sokol Újezd n./Lesy</text:p>
          </table:table-cell>
          <table:table-cell office:value-type="string" calcext:value-type="string">
            <text:p>Zkvalitnění povrchu dvou antukových tenisových kurtů</text:p>
          </table:table-cell>
          <table:table-cell office:value-type="float" office:value="417497" calcext:value-type="float">
            <text:p>417497</text:p>
          </table:table-cell>
          <table:table-cell office:value-type="float" office:value="334500" calcext:value-type="float">
            <text:p>3345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5/1</text:p>
          </table:table-cell>
          <table:table-cell office:value-type="float" office:value="45773050" calcext:value-type="float">
            <text:p>45773050</text:p>
          </table:table-cell>
          <table:table-cell office:value-type="string" calcext:value-type="string">
            <text:p>TJ Sokol Újezd n./Lesy</text:p>
          </table:table-cell>
          <table:table-cell office:value-type="string" calcext:value-type="string">
            <text:p>Rekonstrukce antukového tenisového kurtu</text:p>
          </table:table-cell>
          <table:table-cell office:value-type="float" office:value="264097" calcext:value-type="float">
            <text:p>264097</text:p>
          </table:table-cell>
          <table:table-cell office:value-type="float" office:value="164097" calcext:value-type="float">
            <text:p>164097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6" calcext:value-type="float">
            <text:p>2046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podlahy sokolovny</text:p>
          </table:table-cell>
          <table:table-cell table:number-columns-repeated="2" office:value-type="float" office:value="300000" calcext:value-type="float">
            <text:p>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7" calcext:value-type="float">
            <text:p>2047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sportovního areálu Železnobrodská</text:p>
          </table:table-cell>
          <table:table-cell office:value-type="float" office:value="1280000" calcext:value-type="float">
            <text:p>1280000</text:p>
          </table:table-cell>
          <table:table-cell office:value-type="float" office:value="1024000" calcext:value-type="float">
            <text:p>102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6" calcext:value-type="float">
            <text:p>2056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ělocvičná jednota Sokol Kbely</text:p>
          </table:table-cell>
          <table:table-cell office:value-type="string" calcext:value-type="string">
            <text:p>Rekonstrukce podlahy v sále tělocvičny a přilehlých prostor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4/2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Havarijní stav víceúčelového hřiště - přeměna hřiště s prašným povrchem na víceúčelové hřiště s umělým povrchem</text:p>
          </table:table-cell>
          <table:table-cell office:value-type="float" office:value="2413447.5" calcext:value-type="float">
            <text:p>2413447,5</text:p>
          </table:table-cell>
          <table:table-cell office:value-type="float" office:value="2051430.5" calcext:value-type="float">
            <text:p>2051430,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5/2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Odstranění havárie velkoplošného sportoviště - nahrazení starého umělého povrchu novou umělou trávou včetně podloží a umělého osvětlení</text:p>
          </table:table-cell>
          <table:table-cell office:value-type="float" office:value="8508169.5" calcext:value-type="float">
            <text:p>8508169,5</text:p>
          </table:table-cell>
          <table:table-cell office:value-type="float" office:value="7231944.5" calcext:value-type="float">
            <text:p>7231944,5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9/1</text:p>
          </table:table-cell>
          <table:table-cell office:value-type="float" office:value="47606169" calcext:value-type="float">
            <text:p>47606169</text:p>
          </table:table-cell>
          <table:table-cell office:value-type="string" calcext:value-type="string">
            <text:p>TJ Sokol Kbely</text:p>
          </table:table-cell>
          <table:table-cell office:value-type="string" calcext:value-type="string">
            <text:p>Zkvalitnění a údržba dvou hřišť s umělou trávou, jednoho s přírodní trávou a nákup víceúčelového traktůrku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6/A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FK Admira Praha, Na Pecích 1044/46, Praha 8 - komplexní výměna UMT fotbalové hrací plochy a osvětlení, montáž přilehlých nových hráčských kabin</text:p>
          </table:table-cell>
          <table:table-cell office:value-type="float" office:value="7467000" calcext:value-type="float">
            <text:p>7467000</text:p>
          </table:table-cell>
          <table:table-cell office:value-type="float" office:value="4520000" calcext:value-type="float">
            <text:p>4520000</text:p>
          </table:table-cell>
          <table:table-cell office:value-type="float" office:value="4500000" calcext:value-type="float">
            <text:p>4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7/A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Rekonstrukce hřiště s umělým povrchem - Stadion FK Admira Praha, Na Pecích 1044/46, Praha 8</text:p>
          </table:table-cell>
          <table:table-cell office:value-type="float" office:value="7304920" calcext:value-type="float">
            <text:p>7304920</text:p>
          </table:table-cell>
          <table:table-cell office:value-type="float" office:value="1460984" calcext:value-type="float">
            <text:p>1460984</text:p>
          </table:table-cell>
          <table:table-cell office:value-type="float" office:value="1460000" calcext:value-type="float">
            <text:p>146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9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Celková rekonstrukce osvětlení na hřišti s umělou trávou 3. generace</text:p>
          </table:table-cell>
          <table:table-cell office:value-type="float" office:value="590000" calcext:value-type="float">
            <text:p>590000</text:p>
          </table:table-cell>
          <table:table-cell office:value-type="float" office:value="472000" calcext:value-type="float">
            <text:p>47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5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 Praha</text:p>
          </table:table-cell>
          <table:table-cell office:value-type="string" calcext:value-type="string">
            <text:p>Rekonstrukce povrchu fotbalového hřiště s umělou trávou 3.generace</text:p>
          </table:table-cell>
          <table:table-cell office:value-type="float" office:value="360000" calcext:value-type="float">
            <text:p>36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09/1</text:p>
          </table:table-cell>
          <table:table-cell office:value-type="float" office:value="47607122" calcext:value-type="float">
            <text:p>47607122</text:p>
          </table:table-cell>
          <table:table-cell office:value-type="string" calcext:value-type="string">
            <text:p>FK Admira/Slavoj, P-8</text:p>
          </table:table-cell>
          <table:table-cell office:value-type="string" calcext:value-type="string">
            <text:p>Rekonstrukce fotbal. hř. na hř. s umělým povrchem 3. generace</text:p>
          </table:table-cell>
          <table:table-cell office:value-type="float" office:value="10172346" calcext:value-type="float">
            <text:p>10172346</text:p>
          </table:table-cell>
          <table:table-cell office:value-type="float" office:value="8476955" calcext:value-type="float">
            <text:p>8476955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57" calcext:value-type="float">
            <text:p>2057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ċZDA PRAHA</text:p>
          </table:table-cell>
          <table:table-cell office:value-type="string" calcext:value-type="string">
            <text:p>Rekonstrukce stĜešního pláštČ zimního stadionu HC HvČzda Praha, Na Rozdílu 1/75Ň, Ň. etapa</text:p>
          </table:table-cell>
          <table:table-cell office:value-type="float" office:value="1900102" calcext:value-type="float">
            <text:p>1900102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ċZDA PRAHA</text:p>
          </table:table-cell>
          <table:table-cell office:value-type="string" calcext:value-type="string">
            <text:p>Modernizace technologického zaĜízení zimního stadionu HC HvČzda Praha - výmČna stávajícího čpavkové čerpadla za modernČjší a bezpečnČjší typ</text:p>
          </table:table-cell>
          <table:table-cell office:value-type="float" office:value="3980000" calcext:value-type="float">
            <text:p>3980000</text:p>
          </table:table-cell>
          <table:table-cell office:value-type="float" office:value="302887" calcext:value-type="float">
            <text:p>302887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0" calcext:value-type="float">
            <text:p>2010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terasy u restaurace a stropu u vstupu do zimního stadionu</text:p>
          </table:table-cell>
          <table:table-cell office:value-type="float" office:value="977764" calcext:value-type="float">
            <text:p>977764</text:p>
          </table:table-cell>
          <table:table-cell office:value-type="float" office:value="782212" calcext:value-type="float">
            <text:p>782212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3" calcext:value-type="float">
            <text:p>2023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vestibulu - vstupu do zimního stadionu Hvězda</text:p>
          </table:table-cell>
          <table:table-cell office:value-type="float" office:value="682740" calcext:value-type="float">
            <text:p>682740</text:p>
          </table:table-cell>
          <table:table-cell office:value-type="float" office:value="546192" calcext:value-type="float">
            <text:p>546192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44" calcext:value-type="float">
            <text:p>2044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ukce střechy zimního stadionu HC Hvězda Praha</text:p>
          </table:table-cell>
          <table:table-cell office:value-type="float" office:value="3322100" calcext:value-type="float">
            <text:p>3322100</text:p>
          </table:table-cell>
          <table:table-cell office:value-type="float" office:value="2657680" calcext:value-type="float">
            <text:p>2657680</text:p>
          </table:table-cell>
          <table:table-cell office:value-type="float" office:value="1600000" calcext:value-type="float">
            <text:p>160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9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Výměna živičných střešních krytin a oprava silně poškozených vodorovných střech včetně nového oplechování a zvýšení atik na ubytovně zimního stadionu HC Hvězda</text:p>
          </table:table-cell>
          <table:table-cell office:value-type="float" office:value="3540000" calcext:value-type="float">
            <text:p>3540000</text:p>
          </table:table-cell>
          <table:table-cell office:value-type="float" office:value="2832000" calcext:value-type="float">
            <text:p>283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3/A/1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Zimní stadion HC Hvězda Praha, Na Rozdílu 1/752, Praha 6, odvod vlhkosti z prostorů zimního stadionu - umístění cirkulační jednotky s absorpčním rekuperátorem</text:p>
          </table:table-cell>
          <table:table-cell office:value-type="float" office:value="1836000" calcext:value-type="float">
            <text:p>1836000</text:p>
          </table:table-cell>
          <table:table-cell office:value-type="float" office:value="1468800" calcext:value-type="float">
            <text:p>14688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0/A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Zimní stadion HC Hvězda Praha, Na Rozdílu 1/752, Praha 6, -modernizace osvětlovací soustavy zimního stadionu</text:p>
          </table:table-cell>
          <table:table-cell office:value-type="float" office:value="1552665" calcext:value-type="float">
            <text:p>1552665</text:p>
          </table:table-cell>
          <table:table-cell office:value-type="float" office:value="1242132" calcext:value-type="float">
            <text:p>1242132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Automatizované řízení plynové kotelny a celého topného systému</text:p>
          </table:table-cell>
          <table:table-cell office:value-type="float" office:value="811879" calcext:value-type="float">
            <text:p>811879</text:p>
          </table:table-cell>
          <table:table-cell office:value-type="float" office:value="649504" calcext:value-type="float">
            <text:p>649504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Rekonstrukce topného systému zimního stadionu - doplnění termostatických ventilů a hlavic</text:p>
          </table:table-cell>
          <table:table-cell office:value-type="float" office:value="210204" calcext:value-type="float">
            <text:p>210204</text:p>
          </table:table-cell>
          <table:table-cell office:value-type="float" office:value="168164" calcext:value-type="float">
            <text:p>168164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3001/2</text:p>
          </table:table-cell>
          <table:table-cell office:value-type="float" office:value="47610875" calcext:value-type="float">
            <text:p>47610875</text:p>
          </table:table-cell>
          <table:table-cell office:value-type="string" calcext:value-type="string">
            <text:p>HC Hvězda Praha</text:p>
          </table:table-cell>
          <table:table-cell office:value-type="string" calcext:value-type="string">
            <text:p>Výměna oken v prostorách zimního stadionu HC <text:s/>Hvězda</text:p>
          </table:table-cell>
          <table:table-cell office:value-type="float" office:value="2144993" calcext:value-type="float">
            <text:p>2144993</text:p>
          </table:table-cell>
          <table:table-cell office:value-type="float" office:value="1715994" calcext:value-type="float">
            <text:p>1715994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3/1</text:p>
          </table:table-cell>
          <table:table-cell office:value-type="float" office:value="48037826" calcext:value-type="float">
            <text:p>48037826</text:p>
          </table:table-cell>
          <table:table-cell office:value-type="string" calcext:value-type="string">
            <text:p>FK Admira Slavoj</text:p>
          </table:table-cell>
          <table:table-cell office:value-type="string" calcext:value-type="string">
            <text:p>Rekultivace travnatého hřiště</text:p>
          </table:table-cell>
          <table:table-cell office:value-type="float" office:value="599130" calcext:value-type="float">
            <text:p>599130</text:p>
          </table:table-cell>
          <table:table-cell office:value-type="float" office:value="479330" calcext:value-type="float">
            <text:p>47933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61" calcext:value-type="float">
            <text:p>2161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Človýchovná jednota Lokomotiva Vršovice</text:p>
          </table:table-cell>
          <table:table-cell office:value-type="string" calcext:value-type="string">
            <text:p>Rekonstrukce oken, dveĜí a mĜíží v areálu TJ Lokomotiva Vršovice, Sportovní 1ňŘ0</text:p>
          </table:table-cell>
          <table:table-cell office:value-type="float" office:value="495838" calcext:value-type="float">
            <text:p>495838</text:p>
          </table:table-cell>
          <table:table-cell office:value-type="float" office:value="396650" calcext:value-type="float">
            <text:p>39665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94/A/2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ělovýchovná jednota Lokomotiva Vršovice</text:p>
          </table:table-cell>
          <table:table-cell office:value-type="string" calcext:value-type="string">
            <text:p>TJ Lokomotiva Vršovice, Sportovní 1380, Praha 10 - Renovace a rekonstrukce společného zázemí házené a stolního tenisu</text:p>
          </table:table-cell>
          <table:table-cell office:value-type="float" office:value="495533" calcext:value-type="float">
            <text:p>495533</text:p>
          </table:table-cell>
          <table:table-cell office:value-type="float" office:value="395000" calcext:value-type="float">
            <text:p>395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9/2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J Lokomotiva Vršovice</text:p>
          </table:table-cell>
          <table:table-cell office:value-type="string" calcext:value-type="string">
            <text:p>Odstranění havarijního stavu - plynové kotelny tělovýchovného zařízení TJ Lokomotivy Vršovice - osazení kotlových čerpadel a měřící a regulační techniky a stavební úpravy</text:p>
          </table:table-cell>
          <table:table-cell office:value-type="float" office:value="329512" calcext:value-type="float">
            <text:p>329512</text:p>
          </table:table-cell>
          <table:table-cell office:value-type="float" office:value="280000" calcext:value-type="float">
            <text:p>2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4/1</text:p>
          </table:table-cell>
          <table:table-cell office:value-type="float" office:value="48132179" calcext:value-type="float">
            <text:p>48132179</text:p>
          </table:table-cell>
          <table:table-cell office:value-type="string" calcext:value-type="string">
            <text:p>TJ Lokomotiva Vršovice</text:p>
          </table:table-cell>
          <table:table-cell office:value-type="string" calcext:value-type="string">
            <text:p>Rekonstrukce házenkářského hřiště - sejmutí starého a položení nového umělého povrchu</text:p>
          </table:table-cell>
          <table:table-cell office:value-type="float" office:value="1582770" calcext:value-type="float">
            <text:p>158277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4/1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 </text:p>
          </table:table-cell>
          <table:table-cell office:value-type="string" calcext:value-type="string">
            <text:p>Rekonstrukce baseballového a softballového hřiště - závlahový systém travnatého hřiště</text:p>
          </table:table-cell>
          <table:table-cell office:value-type="float" office:value="1087029" calcext:value-type="float">
            <text:p>1087029</text:p>
          </table:table-cell>
          <table:table-cell office:value-type="float" office:value="869600" calcext:value-type="float">
            <text:p>869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3" calcext:value-type="float">
            <text:p>2063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</text:p>
          </table:table-cell>
          <table:table-cell office:value-type="string" calcext:value-type="string">
            <text:p>Rekonstrukce a modernizace areálu SABAT Praha související s pořádáním Mistrovství Evropy v softballe žen, P 7, U Vltavy 1</text:p>
          </table:table-cell>
          <table:table-cell office:value-type="float" office:value="1104000" calcext:value-type="float">
            <text:p>1104000</text:p>
          </table:table-cell>
          <table:table-cell table:number-columns-repeated="2" office:value-type="float" office:value="850000" calcext:value-type="float">
            <text:p>8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7/A/2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</text:p>
          </table:table-cell>
          <table:table-cell office:value-type="string" calcext:value-type="string">
            <text:p>Basebalový a softbalový areál SaBaT Praha, U Vltavy 816/1, Praha-Troja - Dostavba a rekonstrukce baseballového a softbalového hřiště</text:p>
          </table:table-cell>
          <table:table-cell office:value-type="float" office:value="2579953" calcext:value-type="float">
            <text:p>2579953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200000" calcext:value-type="float">
            <text:p>1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4/1</text:p>
          </table:table-cell>
          <table:table-cell office:value-type="float" office:value="48133183" calcext:value-type="float">
            <text:p>48133183</text:p>
          </table:table-cell>
          <table:table-cell office:value-type="string" calcext:value-type="string">
            <text:p>Sabat Praha, o.s. <text:s text:c="14"/>P</text:p>
          </table:table-cell>
          <table:table-cell office:value-type="string" calcext:value-type="string">
            <text:p>Obnovení sportovního areálu po povodni</text:p>
          </table:table-cell>
          <table:table-cell office:value-type="float" office:value="1928200" calcext:value-type="float">
            <text:p>1928200</text:p>
          </table:table-cell>
          <table:table-cell office:value-type="float" office:value="1150220" calcext:value-type="float">
            <text:p>115022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9/1</text:p>
          </table:table-cell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</text:p>
          </table:table-cell>
          <table:table-cell office:value-type="string" calcext:value-type="string">
            <text:p>Přestřešení povrchu jízdárny - dokončení v západní části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520000" calcext:value-type="float">
            <text:p>15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43/1</text:p>
          </table:table-cell>
          <table:table-cell office:value-type="float" office:value="48135682" calcext:value-type="float">
            <text:p>48135682</text:p>
          </table:table-cell>
          <table:table-cell office:value-type="string" calcext:value-type="string">
            <text:p>Tělovýchovná jednota ORION Praha o.s.</text:p>
          </table:table-cell>
          <table:table-cell office:value-type="string" calcext:value-type="string">
            <text:p>Rekonstrukce povrchu jízdárny</text:p>
          </table:table-cell>
          <table:table-cell office:value-type="float" office:value="205000" calcext:value-type="float">
            <text:p>205000</text:p>
          </table:table-cell>
          <table:table-cell office:value-type="float" office:value="163000" calcext:value-type="float">
            <text:p>163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8" calcext:value-type="float">
            <text:p>2048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.J. Čechie Dubeč</text:p>
          </table:table-cell>
          <table:table-cell office:value-type="string" calcext:value-type="string">
            <text:p>Rekonstrukce sociálního zázemí - prádelny a sprch sportovního areálu</text:p>
          </table:table-cell>
          <table:table-cell office:value-type="float" office:value="398397" calcext:value-type="float">
            <text:p>398397</text:p>
          </table:table-cell>
          <table:table-cell office:value-type="float" office:value="318717" calcext:value-type="float">
            <text:p>318717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2" calcext:value-type="float">
            <text:p>2042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Zateplení budovy šaten a zázemí včetně výměny oken fotbalového areálu</text:p>
          </table:table-cell>
          <table:table-cell office:value-type="float" office:value="2243587" calcext:value-type="float">
            <text:p>2243587</text:p>
          </table:table-cell>
          <table:table-cell office:value-type="float" office:value="1794870" calcext:value-type="float">
            <text:p>17948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86" calcext:value-type="float">
            <text:p>2186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Rekonstrukce budovy šaten a zázemí fotbalového oddílu, MČstská 444, Praha - Dubeč</text:p>
          </table:table-cell>
          <table:table-cell office:value-type="float" office:value="993946" calcext:value-type="float">
            <text:p>993946</text:p>
          </table:table-cell>
          <table:table-cell office:value-type="float" office:value="795156" calcext:value-type="float">
            <text:p>795156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4/2</text:p>
          </table:table-cell>
          <table:table-cell office:value-type="float" office:value="48137499" calcext:value-type="float">
            <text:p>48137499</text:p>
          </table:table-cell>
          <table:table-cell office:value-type="string" calcext:value-type="string">
            <text:p>TJ Čechie Dubeč</text:p>
          </table:table-cell>
          <table:table-cell office:value-type="string" calcext:value-type="string">
            <text:p>Havarijní stav oplocení fotbalového hřiště - dokončení rekonstrukce</text:p>
          </table:table-cell>
          <table:table-cell office:value-type="float" office:value="294809.6" calcext:value-type="float">
            <text:p>294809,6</text:p>
          </table:table-cell>
          <table:table-cell office:value-type="float" office:value="250588.1" calcext:value-type="float">
            <text:p>250588,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7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K Újezd nad Lesy</text:p>
          </table:table-cell>
          <table:table-cell office:value-type="string" calcext:value-type="string">
            <text:p>Dokon. rek. fotbalového hř.Blatov</text:p>
          </table:table-cell>
          <table:table-cell office:value-type="float" office:value="442830" calcext:value-type="float">
            <text:p>442830</text:p>
          </table:table-cell>
          <table:table-cell office:value-type="float" office:value="354264" calcext:value-type="float">
            <text:p>354264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2" calcext:value-type="float">
            <text:p>2002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Vybudování nového oplocení fotbalového hřiště, Pilovská 1403</text:p>
          </table:table-cell>
          <table:table-cell office:value-type="float" office:value="1198264.94" calcext:value-type="float">
            <text:p>1198264,94</text:p>
          </table:table-cell>
          <table:table-cell office:value-type="float" office:value="950000" calcext:value-type="float">
            <text:p>95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1/A/2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Treninkový areál FK Újezd nad Lesy, Pilovská 1402, Praha 21 - dokončení výstavby víceúčelového hřiště s umělou trávou a osvětlením</text:p>
          </table:table-cell>
          <table:table-cell office:value-type="float" office:value="728000" calcext:value-type="float">
            <text:p>728000</text:p>
          </table:table-cell>
          <table:table-cell office:value-type="float" office:value="580000" calcext:value-type="float">
            <text:p>5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01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Dokončení rekonstrukce travnatého hřiště na hřiště s umělým povrchem</text:p>
          </table:table-cell>
          <table:table-cell office:value-type="float" office:value="1184616" calcext:value-type="float">
            <text:p>1184616</text:p>
          </table:table-cell>
          <table:table-cell office:value-type="float" office:value="947692" calcext:value-type="float">
            <text:p>947692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2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Rekonstrukce travnatého fotbalového hřiště FK Újezd nad Lesy, Čentická 1470</text:p>
          </table:table-cell>
          <table:table-cell office:value-type="float" office:value="1184832" calcext:value-type="float">
            <text:p>1184832</text:p>
          </table:table-cell>
          <table:table-cell office:value-type="float" office:value="947000" calcext:value-type="float">
            <text:p>947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4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Výstavba víceúčelového hĜištČ Újezd nad Lesy - tréninkový areál, Pilovská 140Ň</text:p>
          </table:table-cell>
          <table:table-cell office:value-type="float" office:value="981618" calcext:value-type="float">
            <text:p>981618</text:p>
          </table:table-cell>
          <table:table-cell office:value-type="float" office:value="782000" calcext:value-type="float">
            <text:p>782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6/1</text:p>
          </table:table-cell>
          <table:table-cell office:value-type="float" office:value="48137715" calcext:value-type="float">
            <text:p>48137715</text:p>
          </table:table-cell>
          <table:table-cell office:value-type="string" calcext:value-type="string">
            <text:p>FOTBALOVÝ KLUB ÚJEZD nad Lesy</text:p>
          </table:table-cell>
          <table:table-cell office:value-type="string" calcext:value-type="string">
            <text:p>Rekonstrukce povrchu fotbalového hřiště z přírodní trávy na umělou</text:p>
          </table:table-cell>
          <table:table-cell office:value-type="float" office:value="2446441" calcext:value-type="float">
            <text:p>2446441</text:p>
          </table:table-cell>
          <table:table-cell office:value-type="float" office:value="1957152" calcext:value-type="float">
            <text:p>1957152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2/1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AWN TENNIS CLUB ZBRASLAV</text:p>
          </table:table-cell>
          <table:table-cell office:value-type="string" calcext:value-type="string">
            <text:p>Rekonstrukce venkovního antukového kurtu včetně oplocení</text:p>
          </table:table-cell>
          <table:table-cell office:value-type="float" office:value="1917633" calcext:value-type="float">
            <text:p>1917633</text:p>
          </table:table-cell>
          <table:table-cell office:value-type="float" office:value="1534107" calcext:value-type="float">
            <text:p>1534107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0/2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TC Zbraslav</text:p>
          </table:table-cell>
          <table:table-cell office:value-type="string" calcext:value-type="string">
            <text:p>Odstranění havarijního stavu pláště nafukovací haly poškozené vichřicí Kyrill v lednu 2007</text:p>
          </table:table-cell>
          <table:table-cell office:value-type="float" office:value="289703" calcext:value-type="float">
            <text:p>289703</text:p>
          </table:table-cell>
          <table:table-cell office:value-type="float" office:value="245000" calcext:value-type="float">
            <text:p>245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5/1</text:p>
          </table:table-cell>
          <table:table-cell office:value-type="float" office:value="48547913" calcext:value-type="float">
            <text:p>48547913</text:p>
          </table:table-cell>
          <table:table-cell office:value-type="string" calcext:value-type="string">
            <text:p>LTC Zbraslav</text:p>
          </table:table-cell>
          <table:table-cell office:value-type="string" calcext:value-type="string">
            <text:p>Rekonstrukce dvou venkovních antukových tenisových kurtů poničených v minulosti povodní</text:p>
          </table:table-cell>
          <table:table-cell office:value-type="float" office:value="2306364" calcext:value-type="float">
            <text:p>2306364</text:p>
          </table:table-cell>
          <table:table-cell office:value-type="float" office:value="1845323" calcext:value-type="float">
            <text:p>1845323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18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ěEPY</text:p>
          </table:table-cell>
          <table:table-cell office:value-type="string" calcext:value-type="string">
            <text:p>Rekonstrukce startovacího pahorku BMX dráhy sportovního areálu Bikrosclubu ěepy, U Boroviček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3/A/2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Sportovní areál Bikrosclubu Řepy, U Boroviček , Praha 17 - kompletní rekonstrukce startovacího pahorku, zastřešení startovacího roštu, vybudování seřadiště jezdců a ochranné zábrany</text:p>
          </table:table-cell>
          <table:table-cell office:value-type="float" office:value="945000" calcext:value-type="float">
            <text:p>945000</text:p>
          </table:table-cell>
          <table:table-cell office:value-type="float" office:value="756000" calcext:value-type="float">
            <text:p>756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0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povrchu dráhy BMX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4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dráhy BMX - 3 etapa Sportovní areál Bikrosclubu Řepy, U Boroviček</text:p>
          </table:table-cell>
          <table:table-cell office:value-type="float" office:value="400000" calcext:value-type="float">
            <text:p>40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9/1</text:p>
          </table:table-cell>
          <table:table-cell office:value-type="float" office:value="48548201" calcext:value-type="float">
            <text:p>48548201</text:p>
          </table:table-cell>
          <table:table-cell office:value-type="string" calcext:value-type="string">
            <text:p>BIKROSCLUB ŘEPY</text:p>
          </table:table-cell>
          <table:table-cell office:value-type="string" calcext:value-type="string">
            <text:p>Rekonstrukce dráhy BMX - 2. etapa - pokládka asfaltového povrchu zatáček</text:p>
          </table:table-cell>
          <table:table-cell office:value-type="float" office:value="490000" calcext:value-type="float">
            <text:p>490000</text:p>
          </table:table-cell>
          <table:table-cell office:value-type="float" office:value="392000" calcext:value-type="float">
            <text:p>392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</text:p>
          </table:table-cell>
          <table:table-cell office:value-type="string" calcext:value-type="string">
            <text:p>Rekonstrukce fotbalového hřiště, podklad, drenáž, konstrukční vrstvy</text:p>
          </table:table-cell>
          <table:table-cell office:value-type="float" office:value="4950000" calcext:value-type="float">
            <text:p>4950000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9" calcext:value-type="float">
            <text:p>2009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střechy kanceláří a klubové restaurace fotbalového areálu</text:p>
          </table:table-cell>
          <table:table-cell office:value-type="float" office:value="1790869" calcext:value-type="float">
            <text:p>1790869</text:p>
          </table:table-cell>
          <table:table-cell office:value-type="float" office:value="1432695" calcext:value-type="float">
            <text:p>14326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8" calcext:value-type="float">
            <text:p>2018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povrchu fotbalového hřiště</text:p>
          </table:table-cell>
          <table:table-cell office:value-type="float" office:value="7803335" calcext:value-type="float">
            <text:p>7803335</text:p>
          </table:table-cell>
          <table:table-cell office:value-type="float" office:value="6242668" calcext:value-type="float">
            <text:p>6242668</text:p>
          </table:table-cell>
          <table:table-cell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7/A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FK Slavoj Vyšehrad s.r.o, Mikuláše z Husi 1709/1, Praha 4 - přístavba samostatného objektu klubovny pro mládež, konstrukčně vsazená mezi objekty šaten a restaurace</text:p>
          </table:table-cell>
          <table:table-cell office:value-type="float" office:value="3998049" calcext:value-type="float">
            <text:p>3998049</text:p>
          </table:table-cell>
          <table:table-cell office:value-type="float" office:value="3198439" calcext:value-type="float">
            <text:p>3198439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26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 s.r.o.</text:p>
          </table:table-cell>
          <table:table-cell office:value-type="string" calcext:value-type="string">
            <text:p>Rekonstrukce - výmČna umČlého trávníku fotbalového hĜištČ FK Slavoj Vyšehrad, Mikuláše z Husi 170ř/1</text:p>
          </table:table-cell>
          <table:table-cell office:value-type="float" office:value="8473394" calcext:value-type="float">
            <text:p>8473394</text:p>
          </table:table-cell>
          <table:table-cell office:value-type="float" office:value="6778715" calcext:value-type="float">
            <text:p>6778715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0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, s.r.o.</text:p>
          </table:table-cell>
          <table:table-cell office:value-type="string" calcext:value-type="string">
            <text:p>Doplnění zpevněných ploch <text:s/>zámkovou dlažbou a oplocení fotbalového areálu</text:p>
          </table:table-cell>
          <table:table-cell office:value-type="float" office:value="1420000" calcext:value-type="float">
            <text:p>1420000</text:p>
          </table:table-cell>
          <table:table-cell office:value-type="float" office:value="1207000" calcext:value-type="float">
            <text:p>1207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12/1</text:p>
          </table:table-cell>
          <table:table-cell office:value-type="float" office:value="49197045" calcext:value-type="float">
            <text:p>49197045</text:p>
          </table:table-cell>
          <table:table-cell office:value-type="string" calcext:value-type="string">
            <text:p>FK Slavoj Vyšehrad, s.r.o., P-2</text:p>
          </table:table-cell>
          <table:table-cell office:value-type="string" calcext:value-type="string">
            <text:p>Rekonstrukce fotbal. hř. položením uměl. povrchu </text:p>
          </table:table-cell>
          <table:table-cell office:value-type="float" office:value="11000000" calcext:value-type="float">
            <text:p>11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3500000" calcext:value-type="float">
            <text:p>3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5/1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ělovýchovná jednota sokol Bílá Hora</text:p>
          </table:table-cell>
          <table:table-cell office:value-type="string" calcext:value-type="string">
            <text:p>Rekonstrukce fotbalového hřiště - umělá tráva 3. generace - II. etapa</text:p>
          </table:table-cell>
          <table:table-cell office:value-type="float" office:value="17557847" calcext:value-type="float">
            <text:p>17557847</text:p>
          </table:table-cell>
          <table:table-cell office:value-type="float" office:value="2903648" calcext:value-type="float">
            <text:p>2903648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ělovýchovná jednota Sokol Bílá Hora</text:p>
          </table:table-cell>
          <table:table-cell office:value-type="string" calcext:value-type="string">
            <text:p>Rekonstrukce fotbalového hřiště umělou trávou III. generace</text:p>
          </table:table-cell>
          <table:table-cell office:value-type="float" office:value="9711427" calcext:value-type="float">
            <text:p>9711427</text:p>
          </table:table-cell>
          <table:table-cell office:value-type="float" office:value="7769141" calcext:value-type="float">
            <text:p>7769141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7" calcext:value-type="float">
            <text:p>2067</text:p>
          </table:table-cell>
          <table:table-cell office:value-type="float" office:value="49276450" calcext:value-type="float">
            <text:p>49276450</text:p>
          </table:table-cell>
          <table:table-cell office:value-type="string" calcext:value-type="string">
            <text:p>TJ Sokol Bílá Hora</text:p>
          </table:table-cell>
          <table:table-cell office:value-type="string" calcext:value-type="string">
            <text:p>Rekonstrukce původního zázemí a šaten fotbalového areálu</text:p>
          </table:table-cell>
          <table:table-cell office:value-type="float" office:value="574000" calcext:value-type="float">
            <text:p>574000</text:p>
          </table:table-cell>
          <table:table-cell office:value-type="float" office:value="459200" calcext:value-type="float">
            <text:p>4592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3" calcext:value-type="float">
            <text:p>2053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ělovýchovná jednota Slavoj Tesla Hloubětín</text:p>
          </table:table-cell>
          <table:table-cell office:value-type="string" calcext:value-type="string">
            <text:p>Rekonstrukce zázemí sportovního klubu - pokračování</text:p>
          </table:table-cell>
          <table:table-cell office:value-type="float" office:value="5615677" calcext:value-type="float">
            <text:p>5615677</text:p>
          </table:table-cell>
          <table:table-cell office:value-type="float" office:value="4492541" calcext:value-type="float">
            <text:p>449254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8/1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J Slavoj Tesla Hloubětín</text:p>
          </table:table-cell>
          <table:table-cell office:value-type="string" calcext:value-type="string">
            <text:p>Oprava budovy šaten a zázemí oddílu fotbalu</text:p>
          </table:table-cell>
          <table:table-cell office:value-type="float" office:value="500000" calcext:value-type="float">
            <text:p>500000</text:p>
          </table:table-cell>
          <table:table-cell office:value-type="float" office:value="425000" calcext:value-type="float">
            <text:p>425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1/1</text:p>
          </table:table-cell>
          <table:table-cell office:value-type="float" office:value="49278924" calcext:value-type="float">
            <text:p>49278924</text:p>
          </table:table-cell>
          <table:table-cell office:value-type="string" calcext:value-type="string">
            <text:p>TJ Slavoj Tesla Hloubětín</text:p>
          </table:table-cell>
          <table:table-cell office:value-type="string" calcext:value-type="string">
            <text:p>Rekonstrukce sociálek, sportovního zázemí a jeho opětovné vybudování</text:p>
          </table:table-cell>
          <table:table-cell office:value-type="float" office:value="5847778" calcext:value-type="float">
            <text:p>5847778</text:p>
          </table:table-cell>
          <table:table-cell office:value-type="float" office:value="4678222" calcext:value-type="float">
            <text:p>4678222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6" calcext:value-type="float">
            <text:p>2076</text:p>
          </table:table-cell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office:value-type="string" calcext:value-type="string">
            <text:p>Vybudování závlahy, SK Dolní Chabry, Dvorní 177</text:p>
          </table:table-cell>
          <table:table-cell office:value-type="float" office:value="345826" calcext:value-type="float">
            <text:p>345826</text:p>
          </table:table-cell>
          <table:table-cell office:value-type="float" office:value="276660" calcext:value-type="float">
            <text:p>27666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5/A</text:p>
          </table:table-cell>
          <table:table-cell office:value-type="float" office:value="49281020" calcext:value-type="float">
            <text:p>49281020</text:p>
          </table:table-cell>
          <table:table-cell office:value-type="string" calcext:value-type="string">
            <text:p>Sportovní klub Dolní Chabry</text:p>
          </table:table-cell>
          <table:table-cell office:value-type="string" calcext:value-type="string">
            <text:p>Rekonstrukce fotbalového areálu - Sportovní areál SK Dolní Chabry, Osecká 732/14 732/14, Praha-Dolní Chabry</text:p>
          </table:table-cell>
          <table:table-cell office:value-type="float" office:value="17822256" calcext:value-type="float">
            <text:p>17822256</text:p>
          </table:table-cell>
          <table:table-cell office:value-type="float" office:value="14257804" calcext:value-type="float">
            <text:p>14257804</text:p>
          </table:table-cell>
          <table:table-cell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36/A/1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Fotbalové hřiště s umělou trávou, Dubanská , Praha-Vinoř - komplexní výstavba nového fotbalového hřiště pro mládež s umělou trávou</text:p>
          </table:table-cell>
          <table:table-cell office:value-type="float" office:value="7784010" calcext:value-type="float">
            <text:p>7784010</text:p>
          </table:table-cell>
          <table:table-cell office:value-type="float" office:value="6227000" calcext:value-type="float">
            <text:p>6227000</text:p>
          </table:table-cell>
          <table:table-cell office:value-type="float" office:value="5000000" calcext:value-type="float">
            <text:p>50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6/A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Výstavba multifunkčního antukového hřiště -sportovní areál, TJ Sokol Vinoř, Klenovská 35, Praha-Vinoř</text:p>
          </table:table-cell>
          <table:table-cell office:value-type="float" office:value="698008" calcext:value-type="float">
            <text:p>698008</text:p>
          </table:table-cell>
          <table:table-cell office:value-type="float" office:value="558406" calcext:value-type="float">
            <text:p>558406</text:p>
          </table:table-cell>
          <table:table-cell office:value-type="float" office:value="550000" calcext:value-type="float">
            <text:p>5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7/A/2</text:p>
          </table:table-cell>
          <table:table-cell office:value-type="float" office:value="49281771" calcext:value-type="float">
            <text:p>49281771</text:p>
          </table:table-cell>
          <table:table-cell office:value-type="string" calcext:value-type="string">
            <text:p>Tělocvičná jednota Sokol Vinoř</text:p>
          </table:table-cell>
          <table:table-cell office:value-type="string" calcext:value-type="string">
            <text:p>Sokolovna, Klenovská 35, Praha-Vinoř - Rekonstrukce objektu sokolovny, zejména prostorů šaten, renovovat podlahu v hlavním sále i střechu, opravit podium a ostatní vnitřní interiéry</text:p>
          </table:table-cell>
          <table:table-cell office:value-type="float" office:value="2682328" calcext:value-type="float">
            <text:p>2682328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1/1</text:p>
          </table:table-cell>
          <table:table-cell office:value-type="float" office:value="49625110" calcext:value-type="float">
            <text:p>49625110</text:p>
          </table:table-cell>
          <table:table-cell office:value-type="string" calcext:value-type="string">
            <text:p>Klub kanoistů Slavia Pha <text:s text:c="2"/>P</text:p>
          </table:table-cell>
          <table:table-cell office:value-type="string" calcext:value-type="string">
            <text:p>Oprava loděnice, stavební úpravy</text:p>
          </table:table-cell>
          <table:table-cell office:value-type="float" office:value="1400134" calcext:value-type="float">
            <text:p>1400134</text:p>
          </table:table-cell>
          <table:table-cell office:value-type="float" office:value="1190114" calcext:value-type="float">
            <text:p>119011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5/2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plocení a okolí sportovních ploch v areálu Bedřichovská - II. etapa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7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kolí travnatého fotbalového hřiště v areálu Libeň - zámková dlažba, oplocení</text:p>
          </table:table-cell>
          <table:table-cell office:value-type="float" office:value="1631940" calcext:value-type="float">
            <text:p>163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8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Rekonstrukce oplocení a okolí sportovních ploch areálu Bedřichovská - II. etapa </text:p>
          </table:table-cell>
          <table:table-cell office:value-type="float" office:value="1400000" calcext:value-type="float">
            <text:p>14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5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</text:p>
          </table:table-cell>
          <table:table-cell office:value-type="string" calcext:value-type="string">
            <text:p>Odstran. havar. tribuny, šaten a soc. zaříz. areálu</text:p>
          </table:table-cell>
          <table:table-cell office:value-type="float" office:value="1324000" calcext:value-type="float">
            <text:p>1324000</text:p>
          </table:table-cell>
          <table:table-cell office:value-type="float" office:value="1125000" calcext:value-type="float">
            <text:p>1125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4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K Meteor Praha VIII.</text:p>
          </table:table-cell>
          <table:table-cell office:value-type="string" calcext:value-type="string">
            <text:p>Zkvalitnění povrchů trav. hřišť</text:p>
          </table:table-cell>
          <table:table-cell office:value-type="float" office:value="1626700" calcext:value-type="float">
            <text:p>16267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8" calcext:value-type="float">
            <text:p>2008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okolí travnatého hřiště - zpevnění okolních ploch</text:p>
          </table:table-cell>
          <table:table-cell office:value-type="float" office:value="1631940" calcext:value-type="float">
            <text:p>163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1" calcext:value-type="float">
            <text:p>202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okolí travnatého hřiště sportovního areálu Libeň</text:p>
          </table:table-cell>
          <table:table-cell office:value-type="float" office:value="1361940" calcext:value-type="float">
            <text:p>136194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100000" calcext:value-type="float">
            <text:p>11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2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ve sportovním areálu FK Meteor Prahy VIII, U Meteoru ň, výmČna umČlé trávy tréninkového hĜištČ</text:p>
          </table:table-cell>
          <table:table-cell office:value-type="float" office:value="3046670" calcext:value-type="float">
            <text:p>3046670</text:p>
          </table:table-cell>
          <table:table-cell office:value-type="float" office:value="2437336" calcext:value-type="float">
            <text:p>2437336</text:p>
          </table:table-cell>
          <table:table-cell office:value-type="float" office:value="950000" calcext:value-type="float">
            <text:p>9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5/1</text:p>
          </table:table-cell>
          <table:table-cell office:value-type="float" office:value="49626183" calcext:value-type="float">
            <text:p>49626183</text:p>
          </table:table-cell>
          <table:table-cell office:value-type="string" calcext:value-type="string">
            <text:p>Fotbalový klub Meteor Praha VIII.</text:p>
          </table:table-cell>
          <table:table-cell office:value-type="string" calcext:value-type="string">
            <text:p>Rekonstrukce travnatého fotbalového hřiště ve sportovním areálu FK Meteor Praha VIII, U Meteoru 3</text:p>
          </table:table-cell>
          <table:table-cell office:value-type="float" office:value="4996997" calcext:value-type="float">
            <text:p>4996997</text:p>
          </table:table-cell>
          <table:table-cell office:value-type="float" office:value="3997000" calcext:value-type="float">
            <text:p>3997000</text:p>
          </table:table-cell>
          <table:table-cell office:value-type="float" office:value="3600000" calcext:value-type="float">
            <text:p>36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string" calcext:value-type="string">
            <text:p>4003/2</text:p>
          </table:table-cell>
          <table:table-cell office:value-type="float" office:value="49626281" calcext:value-type="float">
            <text:p>49626281</text:p>
          </table:table-cell>
          <table:table-cell office:value-type="string" calcext:value-type="string">
            <text:p>ČESKÝ SVAZ CYKLISTIKY</text:p>
          </table:table-cell>
          <table:table-cell office:value-type="string" calcext:value-type="string">
            <text:p>Rekonstrukce dĜevČného povrchu v cyklistické hale v Motole, Nad Hliníkem 4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29" calcext:value-type="float">
            <text:p>9029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Spartak Hrdlořezy, z.s.</text:p>
          </table:table-cell>
          <table:table-cell office:value-type="string" calcext:value-type="string">
            <text:p>Havarijní stav střechy tělocvičny</text:p>
          </table:table-cell>
          <table:table-cell table:number-columns-repeated="2" office:value-type="float" office:value="899278" calcext:value-type="float">
            <text:p>899278</text:p>
          </table:table-cell>
          <table:table-cell office:value-type="float" office:value="850000" calcext:value-type="float">
            <text:p>8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4" calcext:value-type="float">
            <text:p>2064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ĚLOVÝCHOVNÁ JEDNOTA SPARTAK HRDLOŘEZY</text:p>
          </table:table-cell>
          <table:table-cell office:value-type="string" calcext:value-type="string">
            <text:p>Rekonstrukce kotelny a topného systému sportovního areálu</text:p>
          </table:table-cell>
          <table:table-cell office:value-type="float" office:value="1931260" calcext:value-type="float">
            <text:p>1931260</text:p>
          </table:table-cell>
          <table:table-cell office:value-type="float" office:value="1545008" calcext:value-type="float">
            <text:p>1545008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207" calcext:value-type="float">
            <text:p>2207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Ĝezy Praha ř</text:p>
          </table:table-cell>
          <table:table-cell office:value-type="string" calcext:value-type="string">
            <text:p>Dokončení zateplení a rekonstrukce fasády tČlocvičny TJ Spartak HrdloĜezy, PĜed Mosty 1</text:p>
          </table:table-cell>
          <table:table-cell office:value-type="float" office:value="513000" calcext:value-type="float">
            <text:p>513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51/2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</text:p>
          </table:table-cell>
          <table:table-cell office:value-type="string" calcext:value-type="string">
            <text:p>Odstranění havárie nářaďovny - stavební zajištění a odstranění příčiny praskliny stěny nářaďovny a její úprava dle platných norem</text:p>
          </table:table-cell>
          <table:table-cell office:value-type="float" office:value="742235" calcext:value-type="float">
            <text:p>742235</text:p>
          </table:table-cell>
          <table:table-cell office:value-type="float" office:value="630900" calcext:value-type="float">
            <text:p>6309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68" calcext:value-type="float">
            <text:p>2068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 Praha 9</text:p>
          </table:table-cell>
          <table:table-cell office:value-type="string" calcext:value-type="string">
            <text:p>Rekonstrukce šaten a sociálního zařízení klubu - rozšíření šaten</text:p>
          </table:table-cell>
          <table:table-cell office:value-type="float" office:value="320000" calcext:value-type="float">
            <text:p>320000</text:p>
          </table:table-cell>
          <table:table-cell office:value-type="float" office:value="256000" calcext:value-type="float">
            <text:p>256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72" calcext:value-type="float">
            <text:p>2172</text:p>
          </table:table-cell>
          <table:table-cell office:value-type="float" office:value="49626311" calcext:value-type="float">
            <text:p>49626311</text:p>
          </table:table-cell>
          <table:table-cell office:value-type="string" calcext:value-type="string">
            <text:p>TJ Spartak Hrdlořezy Praha 9</text:p>
          </table:table-cell>
          <table:table-cell office:value-type="string" calcext:value-type="string">
            <text:p>Rekonstrukce tělocvičny TJ Spartak Hrdlořezy, Před Mosty /1</text:p>
          </table:table-cell>
          <table:table-cell office:value-type="float" office:value="2100298" calcext:value-type="float">
            <text:p>2100298</text:p>
          </table:table-cell>
          <table:table-cell office:value-type="float" office:value="1680000" calcext:value-type="float">
            <text:p>1680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4/2</text:p>
          </table:table-cell>
          <table:table-cell office:value-type="float" office:value="49626564" calcext:value-type="float">
            <text:p>49626564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Odstranění havarijního stavu rozvodů studené a teplé vody, včetně cirkulačních potrubí a požárních rozvodů</text:p>
          </table:table-cell>
          <table:table-cell office:value-type="float" office:value="686630" calcext:value-type="float">
            <text:p>686630</text:p>
          </table:table-cell>
          <table:table-cell office:value-type="float" office:value="583640" calcext:value-type="float">
            <text:p>5836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2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posilovny a regeneračního zařízení v tribuně atletického stadionu</text:p>
          </table:table-cell>
          <table:table-cell office:value-type="float" office:value="420000" calcext:value-type="float">
            <text:p>42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3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tribuny atletického stadionu</text:p>
          </table:table-cell>
          <table:table-cell office:value-type="float" office:value="512000" calcext:value-type="float">
            <text:p>512000</text:p>
          </table:table-cell>
          <table:table-cell office:value-type="float" office:value="409600" calcext:value-type="float">
            <text:p>409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4/1</text:p>
          </table:table-cell>
          <table:table-cell office:value-type="float" office:value="49626565" calcext:value-type="float">
            <text:p>49626565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Vybavení atletického stadionu doskočištěm pro skok o tyči</text:p>
          </table:table-cell>
          <table:table-cell office:value-type="float" office:value="300000" calcext:value-type="float">
            <text:p>30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4" calcext:value-type="float">
            <text:p>2004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střechy tribuny atletického stadionu</text:p>
          </table:table-cell>
          <table:table-cell office:value-type="float" office:value="1240580" calcext:value-type="float">
            <text:p>1240580</text:p>
          </table:table-cell>
          <table:table-cell office:value-type="float" office:value="992464" calcext:value-type="float">
            <text:p>992464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table:number-columns-repeated="2" office:value-type="float" office:value="2012" calcext:value-type="float">
            <text:p>2012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střechy tribuny atletického stadionu - 2 .etapa - ochranný nátěr</text:p>
          </table:table-cell>
          <table:table-cell office:value-type="float" office:value="636448" calcext:value-type="float">
            <text:p>636448</text:p>
          </table:table-cell>
          <table:table-cell office:value-type="float" office:value="509158" calcext:value-type="float">
            <text:p>509158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3" calcext:value-type="float">
            <text:p>2013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Rekonstrukce ústředního topení v tribuně atletického stadionu - výměna uzavíracích kohoutů</text:p>
          </table:table-cell>
          <table:table-cell office:value-type="float" office:value="111000" calcext:value-type="float">
            <text:p>111000</text:p>
          </table:table-cell>
          <table:table-cell office:value-type="float" office:value="88800" calcext:value-type="float">
            <text:p>88800</text:p>
          </table:table-cell>
          <table:table-cell office:value-type="float" office:value="70000" calcext:value-type="float">
            <text:p>7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09/A/2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Atletický stadion SK Slavia Praha, Vladivostocká 1460/10, Praha 10 - modernizace stávajícího regeneračního zařízení areálu</text:p>
          </table:table-cell>
          <table:table-cell office:value-type="float" office:value="581019" calcext:value-type="float">
            <text:p>581019</text:p>
          </table:table-cell>
          <table:table-cell table:number-columns-repeated="2" office:value-type="float" office:value="450000" calcext:value-type="float">
            <text:p>4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7/1</text:p>
          </table:table-cell>
          <table:table-cell office:value-type="float" office:value="49626566" calcext:value-type="float">
            <text:p>49626566</text:p>
          </table:table-cell>
          <table:table-cell office:value-type="string" calcext:value-type="string">
            <text:p>Atletický sportovní klub Slavia Praha</text:p>
          </table:table-cell>
          <table:table-cell office:value-type="string" calcext:value-type="string">
            <text:p>Vybavení atletického stadionu elektrickou časomírou</text:p>
          </table:table-cell>
          <table:table-cell office:value-type="float" office:value="350000" calcext:value-type="float">
            <text:p>35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0/1</text:p>
          </table:table-cell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office:value-type="string" calcext:value-type="string">
            <text:p>Rekonstrukce střešního pláště sokolovny</text:p>
          </table:table-cell>
          <table:table-cell office:value-type="float" office:value="2498640" calcext:value-type="float">
            <text:p>2498640</text:p>
          </table:table-cell>
          <table:table-cell office:value-type="float" office:value="1998912" calcext:value-type="float">
            <text:p>199891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3/1</text:p>
          </table:table-cell>
          <table:table-cell office:value-type="float" office:value="49628313" calcext:value-type="float">
            <text:p>49628313</text:p>
          </table:table-cell>
          <table:table-cell office:value-type="string" calcext:value-type="string">
            <text:p>TJ Sokol Řeporyje</text:p>
          </table:table-cell>
          <table:table-cell office:value-type="string" calcext:value-type="string">
            <text:p>Rekonstrukce hřiště - vybudování minigolfového hřiště ,herní prvky, koše na streetbal, stolní tenis</text:p>
          </table:table-cell>
          <table:table-cell office:value-type="float" office:value="1644103" calcext:value-type="float">
            <text:p>1644103</text:p>
          </table:table-cell>
          <table:table-cell office:value-type="float" office:value="1315282" calcext:value-type="float">
            <text:p>131528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6/A/2</text:p>
          </table:table-cell>
          <table:table-cell office:value-type="float" office:value="49629018" calcext:value-type="float">
            <text:p>49629018</text:p>
          </table:table-cell>
          <table:table-cell office:value-type="string" calcext:value-type="string">
            <text:p>Rugby Club Tatra Smíchov, z.s.</text:p>
          </table:table-cell>
          <table:table-cell office:value-type="string" calcext:value-type="string">
            <text:p>Sportovní areál rugby Císařka v ulici Podbělohorská (Smrčinská), Smrčinská 0/0, Praha 5 - vybudování částečně zastřešené atletické a posilovací zóny, výměny podhledů a úpravy zázemí hlavní budovy s připojením nových buněk a nové elektrické rozvody</text:p>
          </table:table-cell>
          <table:table-cell office:value-type="float" office:value="2383700" calcext:value-type="float">
            <text:p>2383700</text:p>
          </table:table-cell>
          <table:table-cell office:value-type="float" office:value="1668590" calcext:value-type="float">
            <text:p>166859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09" calcext:value-type="float">
            <text:p>1009</text:p>
          </table:table-cell>
          <table:table-cell office:value-type="float" office:value="49629115" calcext:value-type="float">
            <text:p>49629115</text:p>
          </table:table-cell>
          <table:table-cell office:value-type="string" calcext:value-type="string">
            <text:p>Český paralympijský výbor, o. s.</text:p>
          </table:table-cell>
          <table:table-cell office:value-type="string" calcext:value-type="string">
            <text:p>Nákup osobního automobilu Škoda Octavia Combi s ručním ovládáním </text:p>
          </table:table-cell>
          <table:table-cell office:value-type="float" office:value="580000" calcext:value-type="float">
            <text:p>580000</text:p>
          </table:table-cell>
          <table:table-cell office:value-type="float" office:value="522000" calcext:value-type="float">
            <text:p>522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float" office:value="1004" calcext:value-type="float">
            <text:p>1004</text:p>
          </table:table-cell>
          <table:table-cell office:value-type="float" office:value="49629115" calcext:value-type="float">
            <text:p>49629115</text:p>
          </table:table-cell>
          <table:table-cell office:value-type="string" calcext:value-type="string">
            <text:p>Český paralympijský výbor, o.s.</text:p>
          </table:table-cell>
          <table:table-cell office:value-type="string" calcext:value-type="string">
            <text:p>Nákup a provoz speciálně upravených vozidel pro přepravu handicapovaných sportovců</text:p>
          </table:table-cell>
          <table:table-cell office:value-type="float" office:value="2458000" calcext:value-type="float">
            <text:p>2458000</text:p>
          </table:table-cell>
          <table:table-cell office:value-type="float" office:value="2121000" calcext:value-type="float">
            <text:p>2121000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04/2</text:p>
          </table:table-cell>
          <table:table-cell office:value-type="float" office:value="49629794" calcext:value-type="float">
            <text:p>49629794</text:p>
          </table:table-cell>
          <table:table-cell office:value-type="string" calcext:value-type="string">
            <text:p>Dámský házenkářský klub DHC Slavia Praha</text:p>
          </table:table-cell>
          <table:table-cell office:value-type="string" calcext:value-type="string">
            <text:p>Rekonstrukce Sportovní haly míčových sportů, Vladivostocká 1460/10</text:p>
          </table:table-cell>
          <table:table-cell office:value-type="float" office:value="1344870" calcext:value-type="float">
            <text:p>1344870</text:p>
          </table:table-cell>
          <table:table-cell office:value-type="float" office:value="1075000" calcext:value-type="float">
            <text:p>1075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6/1</text:p>
          </table:table-cell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office:value-type="string" calcext:value-type="string">
            <text:p>Rekonstrukce tréninkové plochy hřiště ragby na umělý povrch</text:p>
          </table:table-cell>
          <table:table-cell office:value-type="float" office:value="1654354" calcext:value-type="float">
            <text:p>1654354</text:p>
          </table:table-cell>
          <table:table-cell office:value-type="float" office:value="1240766" calcext:value-type="float">
            <text:p>1240766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5/1</text:p>
          </table:table-cell>
          <table:table-cell office:value-type="float" office:value="60433868" calcext:value-type="float">
            <text:p>60433868</text:p>
          </table:table-cell>
          <table:table-cell office:value-type="string" calcext:value-type="string">
            <text:p>Rugby Club Sparta Praha</text:p>
          </table:table-cell>
          <table:table-cell office:value-type="string" calcext:value-type="string">
            <text:p>Rekonstrukce povrchu hřiště rugby na hřiště s umělým trávníkem - III. etapa</text:p>
          </table:table-cell>
          <table:table-cell office:value-type="float" office:value="1567870" calcext:value-type="float">
            <text:p>1567870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33" calcext:value-type="float">
            <text:p>9033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EAGLES Praha z.s.</text:p>
          </table:table-cell>
          <table:table-cell office:value-type="string" calcext:value-type="string">
            <text:p>Havarijní stav tribuny</text:p>
          </table:table-cell>
          <table:table-cell table:number-columns-repeated="2" office:value-type="float" office:value="321530" calcext:value-type="float">
            <text:p>32153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unknown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Altron – baseball, softball</text:p>
          </table:table-cell>
          <table:table-cell office:value-type="string" calcext:value-type="string">
            <text:p>rekonstrukce tribuny baseballu</text:p>
          </table:table-cell>
          <table:table-cell office:value-type="float" office:value="5300000" calcext:value-type="float">
            <text:p>5300000</text:p>
          </table:table-cell>
          <table:table-cell table:number-columns-repeated="2"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6" calcext:value-type="float">
            <text:p>2066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baseballových a softballových hřišť areálu SK Krč Praha, Pálkařská 225</text:p>
          </table:table-cell>
          <table:table-cell office:value-type="float" office:value="4461770" calcext:value-type="float">
            <text:p>4461770</text:p>
          </table:table-cell>
          <table:table-cell office:value-type="float" office:value="3550000" calcext:value-type="float">
            <text:p>355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67" calcext:value-type="float">
            <text:p>2067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ozvučení a světelných tabulí baseballového a softballového areálu SK Krč Praha, Pálkařská 225</text:p>
          </table:table-cell>
          <table:table-cell office:value-type="float" office:value="390525" calcext:value-type="float">
            <text:p>390525</text:p>
          </table:table-cell>
          <table:table-cell office:value-type="float" office:value="300000" calcext:value-type="float">
            <text:p>30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85" calcext:value-type="float">
            <text:p>2085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urukce zázemí baseballovém a softballovém areálu SK Krč Praha, PálkaĜská ŇŇ5</text:p>
          </table:table-cell>
          <table:table-cell office:value-type="float" office:value="982750" calcext:value-type="float">
            <text:p>982750</text:p>
          </table:table-cell>
          <table:table-cell office:value-type="float" office:value="750000" calcext:value-type="float">
            <text:p>750000</text:p>
          </table:table-cell>
          <table:table-cell office:value-type="float" office:value="280000" calcext:value-type="float">
            <text:p>28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11/2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podlahy ve víceúčelové hale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4022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areálu před konáním MS v baseballu 2009 - Celoroční údržba a regenerace travnatých a antukových ploch ve sportovním areálu</text:p>
          </table:table-cell>
          <table:table-cell office:value-type="float" office:value="2465000" calcext:value-type="float">
            <text:p>2465000</text:p>
          </table:table-cell>
          <table:table-cell office:value-type="float" office:value="2324000" calcext:value-type="float">
            <text:p>2324000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41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- baseballových a softballových hřišť areálu SK Krč Praha, Pálkařská 225</text:p>
          </table:table-cell>
          <table:table-cell office:value-type="float" office:value="1392000" calcext:value-type="float">
            <text:p>1392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43/1</text:p>
          </table:table-cell>
          <table:table-cell office:value-type="float" office:value="60445190" calcext:value-type="float">
            <text:p>60445190</text:p>
          </table:table-cell>
          <table:table-cell office:value-type="string" calcext:value-type="string">
            <text:p>SK Krč Praha</text:p>
          </table:table-cell>
          <table:table-cell office:value-type="string" calcext:value-type="string">
            <text:p>Rekonstrukce baseballového a softbalového areálu pro velké mezinárodní turnaje a celoroční údržba areálu</text:p>
          </table:table-cell>
          <table:table-cell office:value-type="float" office:value="1700000" calcext:value-type="float">
            <text:p>1700000</text:p>
          </table:table-cell>
          <table:table-cell office:value-type="float" office:value="1360000" calcext:value-type="float">
            <text:p>136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69" calcext:value-type="float">
            <text:p>9069</text:p>
          </table:table-cell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eská zemědělská</text:p>
            <text:p>univerzita v Praze</text:p>
          </table:table-cell>
          <table:table-cell office:value-type="string" calcext:value-type="string">
            <text:p>Havarijní stav filtračního a změkčovacího zařízení pro úpravu studniční vody pro plavecký bazén</text:p>
          </table:table-cell>
          <table:table-cell table:number-columns-repeated="2" office:value-type="float" office:value="1685000" calcext:value-type="float">
            <text:p>1685000</text:p>
          </table:table-cell>
          <table:table-cell office:value-type="float" office:value="1600000" calcext:value-type="float">
            <text:p>16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4001" calcext:value-type="float">
            <text:p>4001</text:p>
          </table:table-cell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office:value-type="string" calcext:value-type="string">
            <text:p>Úsporné opatření ve spotřebě vody - sprchy a WC v šatnách</text:p>
          </table:table-cell>
          <table:table-cell office:value-type="float" office:value="573239" calcext:value-type="float">
            <text:p>573239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1002/1</text:p>
          </table:table-cell>
          <table:table-cell office:value-type="float" office:value="60460709" calcext:value-type="float">
            <text:p>60460709</text:p>
          </table:table-cell>
          <table:table-cell office:value-type="string" calcext:value-type="string">
            <text:p>ČZU v Praze 6 - Suchdole</text:p>
          </table:table-cell>
          <table:table-cell office:value-type="string" calcext:value-type="string">
            <text:p>Rekonstrukce stávajícího víceúčelového hřiště, výměna umělého trávníku</text:p>
          </table:table-cell>
          <table:table-cell office:value-type="float" office:value="2896873" calcext:value-type="float">
            <text:p>2896873</text:p>
          </table:table-cell>
          <table:table-cell office:value-type="float" office:value="1350000" calcext:value-type="float">
            <text:p>13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3/2</text:p>
          </table:table-cell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Oprava střechy zimních šaten</text:p>
          </table:table-cell>
          <table:table-cell office:value-type="float" office:value="628160" calcext:value-type="float">
            <text:p>628160</text:p>
          </table:table-cell>
          <table:table-cell office:value-type="float" office:value="533936" calcext:value-type="float">
            <text:p>53393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3002/1</text:p>
          </table:table-cell>
          <table:table-cell office:value-type="float" office:value="61065439" calcext:value-type="float">
            <text:p>61065439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Rekonstrukce osvětlení, zateplení vstupní haly plaveckého stadionu</text:p>
          </table:table-cell>
          <table:table-cell office:value-type="float" office:value="1359222" calcext:value-type="float">
            <text:p>1359222</text:p>
          </table:table-cell>
          <table:table-cell office:value-type="float" office:value="1087378" calcext:value-type="float">
            <text:p>1087378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1001/1</text:p>
          </table:table-cell>
          <table:table-cell office:value-type="float" office:value="61379310" calcext:value-type="float">
            <text:p>61379310</text:p>
          </table:table-cell>
          <table:table-cell office:value-type="string" calcext:value-type="string">
            <text:p>Církevní MŠ Studánka, Ke Kamýku 686</text:p>
          </table:table-cell>
          <table:table-cell office:value-type="string" calcext:value-type="string">
            <text:p>Rekonstrukce školního sportoviště na zahradě</text:p>
          </table:table-cell>
          <table:table-cell office:value-type="float" office:value="87000" calcext:value-type="float">
            <text:p>87000</text:p>
          </table:table-cell>
          <table:table-cell office:value-type="float" office:value="60030" calcext:value-type="float">
            <text:p>60030</text:p>
          </table:table-cell>
          <table:table-cell office:value-type="float" office:value="30000" calcext:value-type="float">
            <text:p>3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2/A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"Sportovní Klub SLAVIA PRAHA - POZEMNÍ HOKEJ"</text:p>
          </table:table-cell>
          <table:table-cell office:value-type="string" calcext:value-type="string">
            <text:p>Rekonstrukce šaten a sociálního vybavení objektu - SK Slavia Praha - pozemní hokej, Vladivostocká 1460/2, Praha 10</text:p>
          </table:table-cell>
          <table:table-cell office:value-type="float" office:value="1211742" calcext:value-type="float">
            <text:p>1211742</text:p>
          </table:table-cell>
          <table:table-cell office:value-type="float" office:value="960000" calcext:value-type="float">
            <text:p>96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05" calcext:value-type="float">
            <text:p>2005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stĜechy objektu a šaten SK Slavia Praha - pozemní hokej</text:p>
          </table:table-cell>
          <table:table-cell office:value-type="float" office:value="767285" calcext:value-type="float">
            <text:p>767285</text:p>
          </table:table-cell>
          <table:table-cell office:value-type="float" office:value="613828" calcext:value-type="float">
            <text:p>613828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7" calcext:value-type="float">
            <text:p>2007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stávajícího osvětlení na hřišti SK Slavia Praha - pozemní hokej, Vladivostocká 1460/2</text:p>
          </table:table-cell>
          <table:table-cell office:value-type="float" office:value="647736.98" calcext:value-type="float">
            <text:p>647736,98</text:p>
          </table:table-cell>
          <table:table-cell office:value-type="float" office:value="518189.58" calcext:value-type="float">
            <text:p>518189,58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09" calcext:value-type="float">
            <text:p>2009</text:p>
          </table:table-cell>
          <table:table-cell office:value-type="float" office:value="61379417" calcext:value-type="float">
            <text:p>61379417</text:p>
          </table:table-cell>
          <table:table-cell office:value-type="string" calcext:value-type="string">
            <text:p>Sportovní Klub SLAVIA PRAHA - POZEMNÍ HOKEJ</text:p>
          </table:table-cell>
          <table:table-cell office:value-type="string" calcext:value-type="string">
            <text:p>Rekonstrukce vytápění SK Slavia Praha - pozemní hokej, Vladivostocká 1460/2</text:p>
          </table:table-cell>
          <table:table-cell office:value-type="float" office:value="1087036" calcext:value-type="float">
            <text:p>1087036</text:p>
          </table:table-cell>
          <table:table-cell office:value-type="float" office:value="869628.8" calcext:value-type="float">
            <text:p>869628,8</text:p>
          </table:table-cell>
          <table:table-cell office:value-type="float" office:value="600000" calcext:value-type="float">
            <text:p>6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124/A/2</text:p>
          </table:table-cell>
          <table:table-cell office:value-type="float" office:value="61381616" calcext:value-type="float">
            <text:p>61381616</text:p>
          </table:table-cell>
          <table:table-cell office:value-type="string" calcext:value-type="string">
            <text:p>TJ Sokol Stodůlky</text:p>
          </table:table-cell>
          <table:table-cell office:value-type="string" calcext:value-type="string">
            <text:p>Tělocvična TJ Sokol Stodůlky, K Vidouli 710, Praha 13 - 2. závěrečná etapa rekonstrukce střechy tělocvičny</text:p>
          </table:table-cell>
          <table:table-cell office:value-type="float" office:value="496348" calcext:value-type="float">
            <text:p>496348</text:p>
          </table:table-cell>
          <table:table-cell office:value-type="float" office:value="380000" calcext:value-type="float">
            <text:p>38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9/1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rní Měcholupy</text:p>
          </table:table-cell>
          <table:table-cell office:value-type="string" calcext:value-type="string">
            <text:p>Výměna umělého povrchu hřiště ve sportovním areálu</text:p>
          </table:table-cell>
          <table:table-cell office:value-type="float" office:value="5698677" calcext:value-type="float">
            <text:p>5698677</text:p>
          </table:table-cell>
          <table:table-cell office:value-type="float" office:value="4558942" calcext:value-type="float">
            <text:p>455894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0" calcext:value-type="float">
            <text:p>2030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stivař</text:p>
          </table:table-cell>
          <table:table-cell office:value-type="string" calcext:value-type="string">
            <text:p>Rekonstrukce zázemí a šaten sportovního areálu</text:p>
          </table:table-cell>
          <table:table-cell office:value-type="float" office:value="2370930" calcext:value-type="float">
            <text:p>2370930</text:p>
          </table:table-cell>
          <table:table-cell office:value-type="float" office:value="1896744" calcext:value-type="float">
            <text:p>189674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7/1</text:p>
          </table:table-cell>
          <table:table-cell office:value-type="float" office:value="61381756" calcext:value-type="float">
            <text:p>61381756</text:p>
          </table:table-cell>
          <table:table-cell office:value-type="string" calcext:value-type="string">
            <text:p>SK Hostivař</text:p>
          </table:table-cell>
          <table:table-cell office:value-type="string" calcext:value-type="string">
            <text:p>Rek. hřiště - na umělou trávu III. generace, areál Na Groši</text:p>
          </table:table-cell>
          <table:table-cell office:value-type="float" office:value="12326000" calcext:value-type="float">
            <text:p>12326000</text:p>
          </table:table-cell>
          <table:table-cell office:value-type="float" office:value="9860000" calcext:value-type="float">
            <text:p>98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102" calcext:value-type="float">
            <text:p>9102</text:p>
          </table:table-cell>
          <table:table-cell office:value-type="float" office:value="61383163" calcext:value-type="float">
            <text:p>61383163</text:p>
          </table:table-cell>
          <table:table-cell office:value-type="string" calcext:value-type="string">
            <text:p>FOTBALOVÝ KLUB TJ</text:p>
            <text:p>HÁJE JIŽNÍ MĚSTO</text:p>
          </table:table-cell>
          <table:table-cell office:value-type="string" calcext:value-type="string">
            <text:p>Rekonstrukce zázemí ve sportovním areálu K<text:span text:style-name="T1"> </text:span><text:span text:style-name="T2">jezeru - oprava střechy, položení PVC, zednické opravy</text:span></text:p>
          </table:table-cell>
          <table:table-cell table:number-columns-repeated="2" office:value-type="float" office:value="1154175" calcext:value-type="float">
            <text:p>1154175</text:p>
          </table:table-cell>
          <table:table-cell office:value-type="float" office:value="1100000" calcext:value-type="float">
            <text:p>11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4/1</text:p>
          </table:table-cell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11"/>P</text:p>
          </table:table-cell>
          <table:table-cell office:value-type="string" calcext:value-type="string">
            <text:p>Havárie antukového kurtu, volej. <text:s text:c="2"/></text:p>
          </table:table-cell>
          <table:table-cell office:value-type="float" office:value="172515" calcext:value-type="float">
            <text:p>172515</text:p>
          </table:table-cell>
          <table:table-cell office:value-type="float" office:value="137515" calcext:value-type="float">
            <text:p>137515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1/1</text:p>
          </table:table-cell>
          <table:table-cell office:value-type="float" office:value="61387789" calcext:value-type="float">
            <text:p>61387789</text:p>
          </table:table-cell>
          <table:table-cell office:value-type="string" calcext:value-type="string">
            <text:p>Vodácký Klub Slavoj <text:s text:c="4"/>P</text:p>
          </table:table-cell>
          <table:table-cell office:value-type="string" calcext:value-type="string">
            <text:p>Rek. volejbal. travnatého kurtu</text:p>
          </table:table-cell>
          <table:table-cell office:value-type="float" office:value="184065" calcext:value-type="float">
            <text:p>184065</text:p>
          </table:table-cell>
          <table:table-cell office:value-type="float" office:value="139065" calcext:value-type="float">
            <text:p>139065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8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Rekonstrukce osvětlení víceúčelového hřiště s umělým povrchem při SOUS Zelený Pruh</text:p>
          </table:table-cell>
          <table:table-cell office:value-type="float" office:value="1422463" calcext:value-type="float">
            <text:p>1422463</text:p>
          </table:table-cell>
          <table:table-cell office:value-type="float" office:value="1137971" calcext:value-type="float">
            <text:p>1137971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9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Rekonstrukce tribun pro diváky na víceúčelovém hřišti s umělým povrchem</text:p>
          </table:table-cell>
          <table:table-cell office:value-type="float" office:value="1397947" calcext:value-type="float">
            <text:p>1397947</text:p>
          </table:table-cell>
          <table:table-cell office:value-type="float" office:value="1118357" calcext:value-type="float">
            <text:p>111835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0/1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</text:p>
          </table:table-cell>
          <table:table-cell office:value-type="string" calcext:value-type="string">
            <text:p>Oprava podloží - nový asfalt. koberec, <text:s/>výměna povrchu - umělé trávy pískové</text:p>
          </table:table-cell>
          <table:table-cell office:value-type="float" office:value="10592346" calcext:value-type="float">
            <text:p>10592346</text:p>
          </table:table-cell>
          <table:table-cell office:value-type="float" office:value="8473877" calcext:value-type="float">
            <text:p>8473877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12" calcext:value-type="float">
            <text:p>2012</text:p>
          </table:table-cell>
          <table:table-cell office:value-type="float" office:value="61389919" calcext:value-type="float">
            <text:p>61389919</text:p>
          </table:table-cell>
          <table:table-cell office:value-type="string" calcext:value-type="string">
            <text:p>Hockey club 1946 Praga o.s.</text:p>
          </table:table-cell>
          <table:table-cell office:value-type="string" calcext:value-type="string">
            <text:p>Rekonstrukce tribun pro diváky na hřišti pozemního hokeje</text:p>
          </table:table-cell>
          <table:table-cell office:value-type="float" office:value="1397947" calcext:value-type="float">
            <text:p>1397947</text:p>
          </table:table-cell>
          <table:table-cell office:value-type="float" office:value="1118357" calcext:value-type="float">
            <text:p>1118357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100/A</text:p>
          </table:table-cell>
          <table:table-cell office:value-type="float" office:value="61466921" calcext:value-type="float">
            <text:p>61466921</text:p>
          </table:table-cell>
          <table:table-cell office:value-type="string" calcext:value-type="string">
            <text:p>Tradeco - Praha s.r.o.</text:p>
          </table:table-cell>
          <table:table-cell office:value-type="string" calcext:value-type="string">
            <text:p>Výstavba dětského sportovně rekreačního lanového parku s fitness prvky - Dětský sportovně rekreační lanový park, K Sádkám 158, Praha 5</text:p>
          </table:table-cell>
          <table:table-cell office:value-type="float" office:value="1788380" calcext:value-type="float">
            <text:p>1788380</text:p>
          </table:table-cell>
          <table:table-cell office:value-type="float" office:value="1430704" calcext:value-type="float">
            <text:p>1430704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0" calcext:value-type="float">
            <text:p>2040</text:p>
          </table:table-cell>
          <table:table-cell office:value-type="float" office:value="61501352" calcext:value-type="float">
            <text:p>61501352</text:p>
          </table:table-cell>
          <table:table-cell office:value-type="string" calcext:value-type="string">
            <text:p>Squashcentrum Strahov s.r.o.</text:p>
          </table:table-cell>
          <table:table-cell office:value-type="string" calcext:value-type="string">
            <text:p>Rekonstrukce squashových dvorců</text:p>
          </table:table-cell>
          <table:table-cell office:value-type="float" office:value="504000" calcext:value-type="float">
            <text:p>504000</text:p>
          </table:table-cell>
          <table:table-cell office:value-type="float" office:value="403200" calcext:value-type="float">
            <text:p>4032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1" calcext:value-type="float">
            <text:p>2041</text:p>
          </table:table-cell>
          <table:table-cell office:value-type="float" office:value="61501352" calcext:value-type="float">
            <text:p>61501352</text:p>
          </table:table-cell>
          <table:table-cell office:value-type="string" calcext:value-type="string">
            <text:p>Squashcentrum Strahov s.r.o.</text:p>
          </table:table-cell>
          <table:table-cell office:value-type="string" calcext:value-type="string">
            <text:p>Rekonstrukce sociálního zázemí squash centra</text:p>
          </table:table-cell>
          <table:table-cell office:value-type="float" office:value="473031" calcext:value-type="float">
            <text:p>473031</text:p>
          </table:table-cell>
          <table:table-cell office:value-type="float" office:value="378425" calcext:value-type="float">
            <text:p>37842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1/1</text:p>
          </table:table-cell>
          <table:table-cell office:value-type="float" office:value="61860875" calcext:value-type="float">
            <text:p>61860875</text:p>
          </table:table-cell>
          <table:table-cell office:value-type="string" calcext:value-type="string">
            <text:p>HC Sparta Praha - hokej o.s.</text:p>
          </table:table-cell>
          <table:table-cell office:value-type="string" calcext:value-type="string">
            <text:p>Výměna hrazení v T- Mobile areně okolo ledové plochy</text:p>
          </table:table-cell>
          <table:table-cell office:value-type="float" office:value="1980000" calcext:value-type="float">
            <text:p>1980000</text:p>
          </table:table-cell>
          <table:table-cell office:value-type="float" office:value="1584000" calcext:value-type="float">
            <text:p>1584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34/2</text:p>
          </table:table-cell>
          <table:table-cell office:value-type="float" office:value="62899341" calcext:value-type="float">
            <text:p>62899341</text:p>
          </table:table-cell>
          <table:table-cell office:value-type="string" calcext:value-type="string">
            <text:p>Urban Tomáš</text:p>
          </table:table-cell>
          <table:table-cell office:value-type="string" calcext:value-type="string">
            <text:p>Rekonstrukce 5 squashových kurtů - Squashpoint</text:p>
          </table:table-cell>
          <table:table-cell office:value-type="float" office:value="276000" calcext:value-type="float">
            <text:p>276000</text:p>
          </table:table-cell>
          <table:table-cell office:value-type="float" office:value="220800" calcext:value-type="float">
            <text:p>220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7/1</text:p>
          </table:table-cell>
          <table:table-cell office:value-type="float" office:value="62908898" calcext:value-type="float">
            <text:p>62908898</text:p>
          </table:table-cell>
          <table:table-cell office:value-type="string" calcext:value-type="string">
            <text:p>Sportcentrum Horní Počernice</text:p>
          </table:table-cell>
          <table:table-cell office:value-type="string" calcext:value-type="string">
            <text:p>Odstr. havárie šatny,WC,kabiny</text:p>
          </table:table-cell>
          <table:table-cell office:value-type="float" office:value="2078811" calcext:value-type="float">
            <text:p>207881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4022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Výstavba hřiště - umělá tráva 3.generace</text:p>
          </table:table-cell>
          <table:table-cell office:value-type="float" office:value="8622293" calcext:value-type="float">
            <text:p>8622293</text:p>
          </table:table-cell>
          <table:table-cell office:value-type="float" office:value="6897833" calcext:value-type="float">
            <text:p>6897833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5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Rekonstrukce hřiště s umělým povrchem - dostavba hřiště s UMT povrchem</text:p>
          </table:table-cell>
          <table:table-cell office:value-type="float" office:value="9060070" calcext:value-type="float">
            <text:p>9060070</text:p>
          </table:table-cell>
          <table:table-cell office:value-type="float" office:value="5310071" calcext:value-type="float">
            <text:p>53100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</text:p>
          </table:table-cell>
          <table:table-cell office:value-type="string" calcext:value-type="string">
            <text:p>Vybudování fotbalového hřiště s umělým povrchem </text:p>
          </table:table-cell>
          <table:table-cell office:value-type="float" office:value="9060071" calcext:value-type="float">
            <text:p>9060071</text:p>
          </table:table-cell>
          <table:table-cell office:value-type="float" office:value="5310071" calcext:value-type="float">
            <text:p>5310071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1/A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office:value-type="string" calcext:value-type="string">
            <text:p>Dostavba fotbalového hřiště s umělým povrchem, výstavba oplocení hřiště - Sportovní areál SK Třeboradice, Schoellerova 231, Praha-Čakovice</text:p>
          </table:table-cell>
          <table:table-cell office:value-type="float" office:value="3681102" calcext:value-type="float">
            <text:p>3681102</text:p>
          </table:table-cell>
          <table:table-cell office:value-type="float" office:value="2940000" calcext:value-type="float">
            <text:p>294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45/1</text:p>
          </table:table-cell>
          <table:table-cell office:value-type="float" office:value="62934252" calcext:value-type="float">
            <text:p>62934252</text:p>
          </table:table-cell>
          <table:table-cell office:value-type="string" calcext:value-type="string">
            <text:p>SK Třeboradice-Praha 9</text:p>
          </table:table-cell>
          <table:table-cell office:value-type="string" calcext:value-type="string">
            <text:p>Dostavba sportovního areálu Třeboradice, Schoellerova 231</text:p>
          </table:table-cell>
          <table:table-cell office:value-type="float" office:value="6181107.6" calcext:value-type="float">
            <text:p>6181107,6</text:p>
          </table:table-cell>
          <table:table-cell office:value-type="float" office:value="4940000" calcext:value-type="float">
            <text:p>4940000</text:p>
          </table:table-cell>
          <table:table-cell office:value-type="float" office:value="2900000" calcext:value-type="float">
            <text:p>29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77/1</text:p>
          </table:table-cell>
          <table:table-cell office:value-type="float" office:value="62938045" calcext:value-type="float">
            <text:p>62938045</text:p>
          </table:table-cell>
          <table:table-cell office:value-type="string" calcext:value-type="string">
            <text:p>TJ HÁJE-JIŽNÍ MĚSTO,HANDBALLCLUB</text:p>
          </table:table-cell>
          <table:table-cell office:value-type="string" calcext:value-type="string">
            <text:p>Pořízení nového povrchu na venkovním hřišti HC Háje</text:p>
          </table:table-cell>
          <table:table-cell office:value-type="float" office:value="2054448" calcext:value-type="float">
            <text:p>2054448</text:p>
          </table:table-cell>
          <table:table-cell office:value-type="float" office:value="1640000" calcext:value-type="float">
            <text:p>164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18/A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Výstavba víceúčelového hřiště (3. etapa) - areál FK Klánovice, o.s., V Jehličině 391, Praha-Klánovice</text:p>
          </table:table-cell>
          <table:table-cell office:value-type="float" office:value="2818450" calcext:value-type="float">
            <text:p>2818450</text:p>
          </table:table-cell>
          <table:table-cell office:value-type="float" office:value="2254760" calcext:value-type="float">
            <text:p>225476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19/1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Výstavba víceúčelového hřiště s umělým povrchem v areálu FK Klánovice, o.s., V Jehličině 391</text:p>
          </table:table-cell>
          <table:table-cell office:value-type="float" office:value="5960000" calcext:value-type="float">
            <text:p>5960000</text:p>
          </table:table-cell>
          <table:table-cell office:value-type="float" office:value="4768000" calcext:value-type="float">
            <text:p>4768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25/1</text:p>
          </table:table-cell>
          <table:table-cell office:value-type="float" office:value="62941241" calcext:value-type="float">
            <text:p>62941241</text:p>
          </table:table-cell>
          <table:table-cell office:value-type="string" calcext:value-type="string">
            <text:p>FK Klánovice, o.s.</text:p>
          </table:table-cell>
          <table:table-cell office:value-type="string" calcext:value-type="string">
            <text:p>Rekonstrukce fotbalového areálu, dokončení - dostavba</text:p>
            <text:p>hĜištČ s umČlým povrchem FK Klánovice, o.s., V JehličinČ ňř1</text:p>
          </table:table-cell>
          <table:table-cell office:value-type="float" office:value="4158063" calcext:value-type="float">
            <text:p>4158063</text:p>
          </table:table-cell>
          <table:table-cell office:value-type="float" office:value="3326450" calcext:value-type="float">
            <text:p>332645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5" calcext:value-type="float">
            <text:p>2025</text:p>
          </table:table-cell>
          <table:table-cell office:value-type="float" office:value="63075482" calcext:value-type="float">
            <text:p>63075482</text:p>
          </table:table-cell>
          <table:table-cell office:value-type="string" calcext:value-type="string">
            <text:p>MYSTIC SKATES, spol. s r.o.</text:p>
          </table:table-cell>
          <table:table-cell office:value-type="string" calcext:value-type="string">
            <text:p>Rekonstrukce skateparku Štvanice</text:p>
          </table:table-cell>
          <table:table-cell office:value-type="float" office:value="1495200" calcext:value-type="float">
            <text:p>1495200</text:p>
          </table:table-cell>
          <table:table-cell office:value-type="float" office:value="1196160" calcext:value-type="float">
            <text:p>119616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59/A</text:p>
          </table:table-cell>
          <table:table-cell office:value-type="float" office:value="63108798" calcext:value-type="float">
            <text:p>63108798</text:p>
          </table:table-cell>
          <table:table-cell office:value-type="string" calcext:value-type="string">
            <text:p>Tělocvičná jednota Sokol Čimice</text:p>
          </table:table-cell>
          <table:table-cell office:value-type="string" calcext:value-type="string">
            <text:p>Rekonstrukce šaten a sociálního zařízení - sokolovna TJ Sokol Čimice, Na Průhonu 229/20, Praha 8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980000" calcext:value-type="float">
            <text:p>98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9" calcext:value-type="float">
            <text:p>2059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vstupního schodiště a balkónu sokolovny</text:p>
          </table:table-cell>
          <table:table-cell office:value-type="float" office:value="434567" calcext:value-type="float">
            <text:p>434567</text:p>
          </table:table-cell>
          <table:table-cell office:value-type="float" office:value="347000" calcext:value-type="float">
            <text:p>34700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9/A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sokolovny TJ Sokol Žižkov II, Na Balkáně 812/21, Praha 3</text:p>
          </table:table-cell>
          <table:table-cell office:value-type="float" office:value="16952591" calcext:value-type="float">
            <text:p>16952591</text:p>
          </table:table-cell>
          <table:table-cell office:value-type="float" office:value="5250000" calcext:value-type="float">
            <text:p>5250000</text:p>
          </table:table-cell>
          <table:table-cell office:value-type="float" office:value="4250000" calcext:value-type="float">
            <text:p>425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5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ělocvičná jednota Sokol Žižkov II.</text:p>
          </table:table-cell>
          <table:table-cell office:value-type="string" calcext:value-type="string">
            <text:p>Rekonstrukce gymnastické podlahy na akrobacii v sokolovně</text:p>
          </table:table-cell>
          <table:table-cell office:value-type="float" office:value="120000" calcext:value-type="float">
            <text:p>12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2/1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onstrukce stropu tělocvičny v sokolovně Na Balkáně</text:p>
          </table:table-cell>
          <table:table-cell office:value-type="float" office:value="1310820" calcext:value-type="float">
            <text:p>1310820</text:p>
          </table:table-cell>
          <table:table-cell office:value-type="float" office:value="1048656" calcext:value-type="float">
            <text:p>1048656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3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. povrchu v zrcadlovém sále - umělý povrchu <text:s/>a úprava podkladu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3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Koupě a výměna tatami v úpolové tělocvičně - judo, aikido a jiu-jitsu</text:p>
          </table:table-cell>
          <table:table-cell office:value-type="float" office:value="125000" calcext:value-type="float">
            <text:p>125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4/2</text:p>
          </table:table-cell>
          <table:table-cell office:value-type="float" office:value="63830272" calcext:value-type="float">
            <text:p>63830272</text:p>
          </table:table-cell>
          <table:table-cell office:value-type="string" calcext:value-type="string">
            <text:p>TJ Sokol Žižkov II</text:p>
          </table:table-cell>
          <table:table-cell office:value-type="string" calcext:value-type="string">
            <text:p>Rekonstrukce podlahy gymnastické tělocvičny</text:p>
          </table:table-cell>
          <table:table-cell office:value-type="float" office:value="120000" calcext:value-type="float">
            <text:p>120000</text:p>
          </table:table-cell>
          <table:table-cell office:value-type="float" office:value="96000" calcext:value-type="float">
            <text:p>96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077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</text:p>
            <text:p>TOPOLKA</text:p>
          </table:table-cell>
          <table:table-cell office:value-type="string" calcext:value-type="string">
            <text:p>VýmČna umČlého povrchu tenisového dvorce TK Start Praha -</text:p>
            <text:p>Topolka, Na Topolce 1350/1</text:p>
          </table:table-cell>
          <table:table-cell office:value-type="float" office:value="803440" calcext:value-type="float">
            <text:p>803440</text:p>
          </table:table-cell>
          <table:table-cell office:value-type="float" office:value="390000" calcext:value-type="float">
            <text:p>390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9" calcext:value-type="float">
            <text:p>2069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 TOPOLKA</text:p>
          </table:table-cell>
          <table:table-cell office:value-type="string" calcext:value-type="string">
            <text:p>Rekonstrukce šaten pro ženy v tenisovém areálu</text:p>
          </table:table-cell>
          <table:table-cell office:value-type="float" office:value="288000" calcext:value-type="float">
            <text:p>288000</text:p>
          </table:table-cell>
          <table:table-cell office:value-type="float" office:value="230400" calcext:value-type="float">
            <text:p>230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71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 PRAHA - TOPOLKA</text:p>
          </table:table-cell>
          <table:table-cell office:value-type="string" calcext:value-type="string">
            <text:p>Rekonstrukce umělého povrchu tenisového kurtu v areálu TK Start Praha - Topolka , Na Topolce 1/1</text:p>
          </table:table-cell>
          <table:table-cell office:value-type="float" office:value="742872" calcext:value-type="float">
            <text:p>742872</text:p>
          </table:table-cell>
          <table:table-cell office:value-type="float" office:value="445000" calcext:value-type="float">
            <text:p>445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24" calcext:value-type="float">
            <text:p>9024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enisový klub START<text:span text:style-name="T1"> </text:span><text:span text:style-name="T2">PRAHA - TOPOLKA, z. s.</text:span></text:p>
          </table:table-cell>
          <table:table-cell office:value-type="string" calcext:value-type="string">
            <text:p>Rekonstrukce sociálního zařízení vstupní chodby</text:p>
          </table:table-cell>
          <table:table-cell office:value-type="float" office:value="772750" calcext:value-type="float">
            <text:p>772750</text:p>
          </table:table-cell>
          <table:table-cell table:number-columns-repeated="2"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5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K Start Praha - Topolka</text:p>
          </table:table-cell>
          <table:table-cell office:value-type="string" calcext:value-type="string">
            <text:p>Rek. umělého povrchu tenisového kurtu, v létě využíván pro tenisovou školu mládeže, v zimně překryt halou - pro tréniky mládeže</text:p>
          </table:table-cell>
          <table:table-cell office:value-type="float" office:value="139313" calcext:value-type="float">
            <text:p>139313</text:p>
          </table:table-cell>
          <table:table-cell office:value-type="float" office:value="83586" calcext:value-type="float">
            <text:p>83586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4/1</text:p>
          </table:table-cell>
          <table:table-cell office:value-type="float" office:value="63831619" calcext:value-type="float">
            <text:p>63831619</text:p>
          </table:table-cell>
          <table:table-cell office:value-type="string" calcext:value-type="string">
            <text:p>TK Start Praha - Topolka</text:p>
          </table:table-cell>
          <table:table-cell office:value-type="string" calcext:value-type="string">
            <text:p>Rekonstrukce povrchu antukových tenisových dvorců</text:p>
          </table:table-cell>
          <table:table-cell office:value-type="float" office:value="172699" calcext:value-type="float">
            <text:p>172699</text:p>
          </table:table-cell>
          <table:table-cell office:value-type="float" office:value="138135" calcext:value-type="float">
            <text:p>13813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1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</text:p>
          </table:table-cell>
          <table:table-cell office:value-type="string" calcext:value-type="string">
            <text:p>Zkvalitnění povrchu víceúčelového hřiště na kopanou, tenis a nohejbal - umělý trávník</text:p>
          </table:table-cell>
          <table:table-cell office:value-type="float" office:value="3900000" calcext:value-type="float">
            <text:p>3900000</text:p>
          </table:table-cell>
          <table:table-cell office:value-type="float" office:value="3100000" calcext:value-type="float">
            <text:p>31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6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</text:p>
          </table:table-cell>
          <table:table-cell office:value-type="string" calcext:value-type="string">
            <text:p>Rekonstrukce beach volejbalových kurtů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4/1</text:p>
          </table:table-cell>
          <table:table-cell office:value-type="float" office:value="63833263" calcext:value-type="float">
            <text:p>63833263</text:p>
          </table:table-cell>
          <table:table-cell office:value-type="string" calcext:value-type="string">
            <text:p>TJ Solidarita Praha</text:p>
          </table:table-cell>
          <table:table-cell office:value-type="string" calcext:value-type="string">
            <text:p>Vybudování 2 kurtů na tenis</text:p>
          </table:table-cell>
          <table:table-cell office:value-type="float" office:value="650000" calcext:value-type="float">
            <text:p>65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9/1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. klub Konstruktiva Praha</text:p>
          </table:table-cell>
          <table:table-cell office:value-type="string" calcext:value-type="string">
            <text:p>Oprava střechy budovy sport. areálu</text:p>
          </table:table-cell>
          <table:table-cell office:value-type="float" office:value="287000" calcext:value-type="float">
            <text:p>287000</text:p>
          </table:table-cell>
          <table:table-cell office:value-type="float" office:value="243000" calcext:value-type="float">
            <text:p>243000</text:p>
          </table:table-cell>
          <table:table-cell office:value-type="float" office:value="240000" calcext:value-type="float">
            <text:p>24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2/2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ský klub Konstruktiva</text:p>
          </table:table-cell>
          <table:table-cell office:value-type="string" calcext:value-type="string">
            <text:p>Oprava hracího povrchu kuželny</text:p>
          </table:table-cell>
          <table:table-cell office:value-type="float" office:value="78000" calcext:value-type="float">
            <text:p>78000</text:p>
          </table:table-cell>
          <table:table-cell office:value-type="float" office:value="62400" calcext:value-type="float">
            <text:p>62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9/2</text:p>
          </table:table-cell>
          <table:table-cell office:value-type="float" office:value="63833867" calcext:value-type="float">
            <text:p>63833867</text:p>
          </table:table-cell>
          <table:table-cell office:value-type="string" calcext:value-type="string">
            <text:p>Kuželkářský klub Konstruktiva Praha </text:p>
          </table:table-cell>
          <table:table-cell office:value-type="string" calcext:value-type="string">
            <text:p>Odstranění poruchy zdiva a podlah v zázemí klubu</text:p>
          </table:table-cell>
          <table:table-cell office:value-type="float" office:value="916615" calcext:value-type="float">
            <text:p>916615</text:p>
          </table:table-cell>
          <table:table-cell office:value-type="float" office:value="779000" calcext:value-type="float">
            <text:p>779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7/1</text:p>
          </table:table-cell>
          <table:table-cell office:value-type="float" office:value="63834014" calcext:value-type="float">
            <text:p>63834014</text:p>
          </table:table-cell>
          <table:table-cell office:value-type="string" calcext:value-type="string">
            <text:p>Tenisový klub Konstruktiva</text:p>
          </table:table-cell>
          <table:table-cell office:value-type="string" calcext:value-type="string">
            <text:p>Rekonstrukce povrchu antukových tenisových kurtů</text:p>
          </table:table-cell>
          <table:table-cell office:value-type="float" office:value="500000" calcext:value-type="float">
            <text:p>5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121" calcext:value-type="float">
            <text:p>2121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Člocvičná jednota Sokol HostivaĜ</text:p>
          </table:table-cell>
          <table:table-cell office:value-type="string" calcext:value-type="string">
            <text:p>Rekonstrukce omítek, zateplení budovy a výmČna oken sokolovny, Sokol HostivaĜ, U Branek 674/7</text:p>
          </table:table-cell>
          <table:table-cell office:value-type="float" office:value="950000" calcext:value-type="float">
            <text:p>950000</text:p>
          </table:table-cell>
          <table:table-cell office:value-type="float" office:value="720000" calcext:value-type="float">
            <text:p>720000</text:p>
          </table:table-cell>
          <table:table-cell office:value-type="float" office:value="360000" calcext:value-type="float">
            <text:p>36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5" calcext:value-type="float">
            <text:p>2045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office:value-type="string" calcext:value-type="string">
            <text:p>Rekonstrukce Švehlovy sokolovny - západní a severní část - okenní, dveřní výplně a zateplení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440000" calcext:value-type="float">
            <text:p>144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5" calcext:value-type="float">
            <text:p>2055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office:value-type="string" calcext:value-type="string">
            <text:p>Rekonstrukce Švehlovy sokolovny - 3.etapa - rekonstrukce západního křídla sokolovny</text:p>
          </table:table-cell>
          <table:table-cell office:value-type="float" office:value="1065000" calcext:value-type="float">
            <text:p>1065000</text:p>
          </table:table-cell>
          <table:table-cell office:value-type="float" office:value="852000" calcext:value-type="float">
            <text:p>852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43" calcext:value-type="float">
            <text:p>9043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ělocvičná jednota Sokol Hostivař</text:p>
          </table:table-cell>
          <table:table-cell office:value-type="string" calcext:value-type="string">
            <text:p>Rekonstrukce střešní desky a dláždění chodníku</text:p>
            <text:p>sokolovny</text:p>
          </table:table-cell>
          <table:table-cell table:number-columns-repeated="2" office:value-type="float" office:value="811752" calcext:value-type="float">
            <text:p>811752</text:p>
          </table:table-cell>
          <table:table-cell office:value-type="float" office:value="750000" calcext:value-type="float">
            <text:p>7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2/1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J Sokol Hostivař</text:p>
          </table:table-cell>
          <table:table-cell office:value-type="string" calcext:value-type="string">
            <text:p>Rekonstrukce fasády Švehlovy sokolovny - pokračování II. etapy - severní část</text:p>
          </table:table-cell>
          <table:table-cell office:value-type="float" office:value="750000" calcext:value-type="float">
            <text:p>75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3/2</text:p>
          </table:table-cell>
          <table:table-cell office:value-type="float" office:value="63838419" calcext:value-type="float">
            <text:p>63838419</text:p>
          </table:table-cell>
          <table:table-cell office:value-type="string" calcext:value-type="string">
            <text:p>TJ Sokol Hostivař</text:p>
          </table:table-cell>
          <table:table-cell office:value-type="string" calcext:value-type="string">
            <text:p>Odstranění havarijního stavu vstupu na hřiště z šaten sokolovny</text:p>
          </table:table-cell>
          <table:table-cell office:value-type="float" office:value="160000" calcext:value-type="float">
            <text:p>160000</text:p>
          </table:table-cell>
          <table:table-cell office:value-type="float" office:value="136000" calcext:value-type="float">
            <text:p>136000</text:p>
          </table:table-cell>
          <table:table-cell office:value-type="float" office:value="120000" calcext:value-type="float">
            <text:p>12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19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šaten a sociálního zařízení na atletickém stadionu</text:p>
          </table:table-cell>
          <table:table-cell office:value-type="float" office:value="207200" calcext:value-type="float">
            <text:p>207200</text:p>
          </table:table-cell>
          <table:table-cell office:value-type="float" office:value="165760" calcext:value-type="float">
            <text:p>16576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21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arijního stavu nástupní plochy před plaveckým stadionem a sportovní halou</text:p>
          </table:table-cell>
          <table:table-cell office:value-type="float" office:value="980000" calcext:value-type="float">
            <text:p>980000</text:p>
          </table:table-cell>
          <table:table-cell office:value-type="float" office:value="764000" calcext:value-type="float">
            <text:p>76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2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šaten mládeže a soc. zařízení ledního hokeje v budově ZS - výměna rozvodů vody a ústředního vytápění, oprava omítek včetně malby, výměna baterií, umyvadel, WC</text:p>
          </table:table-cell>
          <table:table-cell office:value-type="float" office:value="260000" calcext:value-type="float">
            <text:p>260000</text:p>
          </table:table-cell>
          <table:table-cell office:value-type="float" office:value="208000" calcext:value-type="float">
            <text:p>208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2022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arijní stav vodovodní přípojky do areálu SK Slavia Praha </text:p>
          </table:table-cell>
          <table:table-cell office:value-type="float" office:value="1169855" calcext:value-type="float">
            <text:p>1169855</text:p>
          </table:table-cell>
          <table:table-cell office:value-type="float" office:value="935884" calcext:value-type="float">
            <text:p>93588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3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arijního stavu vodovodní přípojky starého zimního stadionu vč. vodovodní šachty a letní vody v areálu</text:p>
          </table:table-cell>
          <table:table-cell office:value-type="float" office:value="212500" calcext:value-type="float">
            <text:p>2125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4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vstupní plochy plaveckého stadionu vč. zhotovení bezbarierového přístupu na komunikaci</text:p>
          </table:table-cell>
          <table:table-cell office:value-type="float" office:value="308000" calcext:value-type="float">
            <text:p>308000</text:p>
          </table:table-cell>
          <table:table-cell office:value-type="float" office:value="246400" calcext:value-type="float">
            <text:p>2464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25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Výměna kompresoru ve strojovně chlazení zimního stadionu</text:p>
          </table:table-cell>
          <table:table-cell office:value-type="float" office:value="2382450" calcext:value-type="float">
            <text:p>2382450</text:p>
          </table:table-cell>
          <table:table-cell office:value-type="float" office:value="1905960" calcext:value-type="float">
            <text:p>190596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0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oplocení házenkářského hřiště v areálu SK Slavia Praha</text:p>
          </table:table-cell>
          <table:table-cell office:value-type="float" office:value="140000" calcext:value-type="float">
            <text:p>140000</text:p>
          </table:table-cell>
          <table:table-cell office:value-type="float" office:value="98000" calcext:value-type="float">
            <text:p>98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31/2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dstranění havárie teplovodní přípojky mezi atletickým stadionem a budovou pozemního hokeje</text:p>
          </table:table-cell>
          <table:table-cell office:value-type="float" office:value="297500" calcext:value-type="float">
            <text:p>297500</text:p>
          </table:table-cell>
          <table:table-cell office:value-type="float" office:value="208250" calcext:value-type="float">
            <text:p>208250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3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Havárie nástup. plochy před PB</text:p>
          </table:table-cell>
          <table:table-cell office:value-type="float" office:value="308000" calcext:value-type="float">
            <text:p>308000</text:p>
          </table:table-cell>
          <table:table-cell office:value-type="float" office:value="261800" calcext:value-type="float">
            <text:p>2618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4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. topného kanálu ZS, šatna mládeže</text:p>
          </table:table-cell>
          <table:table-cell office:value-type="float" office:value="384000" calcext:value-type="float">
            <text:p>384000</text:p>
          </table:table-cell>
          <table:table-cell office:value-type="float" office:value="255000" calcext:value-type="float">
            <text:p>255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2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Osvětlení hřiště na házenou v areálu - dodávka a instalace svítidel, stožárů</text:p>
          </table:table-cell>
          <table:table-cell office:value-type="float" office:value="510000" calcext:value-type="float">
            <text:p>51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2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. antuk. hř. na uměl. víceúčel. hř.</text:p>
          </table:table-cell>
          <table:table-cell office:value-type="float" office:value="3345000" calcext:value-type="float">
            <text:p>3345000</text:p>
          </table:table-cell>
          <table:table-cell office:value-type="float" office:value="2196000" calcext:value-type="float">
            <text:p>2196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3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. tréninkového fotbal. hřiště - na umělou trávu III. generace</text:p>
          </table:table-cell>
          <table:table-cell office:value-type="float" office:value="4500000" calcext:value-type="float">
            <text:p>4500000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4" calcext:value-type="float">
            <text:p>2004</text:p>
          </table:table-cell>
          <table:table-cell office:value-type="string" calcext:value-type="string">
            <text:p>4026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</text:p>
          </table:table-cell>
          <table:table-cell office:value-type="string" calcext:value-type="string">
            <text:p>Rekonstrukce hř. házené na víceúčelové hř. s umělým povrchem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1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 - fotbal</text:p>
          </table:table-cell>
          <table:table-cell office:value-type="string" calcext:value-type="string">
            <text:p>Rek. travnatých hřišť pro kopanou v areálu - drenáže, vegetač. vrstva, zapískování, založení trávníku</text:p>
          </table:table-cell>
          <table:table-cell office:value-type="float" office:value="1442460" calcext:value-type="float">
            <text:p>1442460</text:p>
          </table:table-cell>
          <table:table-cell office:value-type="float" office:value="1153970" calcext:value-type="float">
            <text:p>115397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2009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Havárie oplocení házenkářského hřiště v areálu SK Slavia Praha - výstavba nového oplocení</text:p>
          </table:table-cell>
          <table:table-cell office:value-type="float" office:value="140000" calcext:value-type="float">
            <text:p>14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6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Vybudování osvětlení hřiště na házenou</text:p>
          </table:table-cell>
          <table:table-cell office:value-type="float" office:value="510000" calcext:value-type="float">
            <text:p>510000</text:p>
          </table:table-cell>
          <table:table-cell office:value-type="float" office:value="357000" calcext:value-type="float">
            <text:p>357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7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Rekonstrukce atletické dráhy</text:p>
          </table:table-cell>
          <table:table-cell office:value-type="float" office:value="17809699" calcext:value-type="float">
            <text:p>17809699</text:p>
          </table:table-cell>
          <table:table-cell table:number-columns-repeated="2" office:value-type="float" office:value="2500000" calcext:value-type="float">
            <text:p>2500000</text:p>
          </table:table-cell>
          <table:table-cell table:number-columns-repeated="1012"/>
        </table:table-row>
        <table:table-row table:style-name="ro2">
          <table:table-cell office:value-type="float" office:value="2005" calcext:value-type="float">
            <text:p>2005</text:p>
          </table:table-cell>
          <table:table-cell office:value-type="string" calcext:value-type="string">
            <text:p>4028/1</text:p>
          </table:table-cell>
          <table:table-cell office:value-type="float" office:value="63999609" calcext:value-type="float">
            <text:p>63999609</text:p>
          </table:table-cell>
          <table:table-cell office:value-type="string" calcext:value-type="string">
            <text:p>SK Slavia Praha, P-10</text:p>
          </table:table-cell>
          <table:table-cell office:value-type="string" calcext:value-type="string">
            <text:p>Rozšíření výběhů fotbal. hř. s umělým trávníkem 3. generace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0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office:value-type="string" calcext:value-type="string">
            <text:p>Výstavba šaten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2073600" calcext:value-type="float">
            <text:p>20736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21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</text:p>
          </table:table-cell>
          <table:table-cell office:value-type="string" calcext:value-type="string">
            <text:p>Kropení na hř. s umělou trávou</text:p>
          </table:table-cell>
          <table:table-cell office:value-type="float" office:value="268800" calcext:value-type="float">
            <text:p>268800</text:p>
          </table:table-cell>
          <table:table-cell office:value-type="float" office:value="215040" calcext:value-type="float">
            <text:p>21504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string" calcext:value-type="string">
            <text:p>4028/1</text:p>
          </table:table-cell>
          <table:table-cell office:value-type="float" office:value="65398076" calcext:value-type="float">
            <text:p>65398076</text:p>
          </table:table-cell>
          <table:table-cell office:value-type="string" calcext:value-type="string">
            <text:p>HOCKEY CLUB HOSTIVAŘ, o.s.</text:p>
          </table:table-cell>
          <table:table-cell office:value-type="string" calcext:value-type="string">
            <text:p>Revitalizace opuštěného Skateparku na mini hřiště pro pozemní hokej, HOCKEY CLUB HOSTIVAŘ, Švehlova 1362/36</text:p>
          </table:table-cell>
          <table:table-cell office:value-type="float" office:value="1040412" calcext:value-type="float">
            <text:p>1040412</text:p>
          </table:table-cell>
          <table:table-cell office:value-type="float" office:value="832300" calcext:value-type="float">
            <text:p>8323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7/1</text:p>
          </table:table-cell>
          <table:table-cell office:value-type="float" office:value="65400071" calcext:value-type="float">
            <text:p>65400071</text:p>
          </table:table-cell>
          <table:table-cell office:value-type="string" calcext:value-type="string">
            <text:p>TJ Sokol Cholupice</text:p>
          </table:table-cell>
          <table:table-cell office:value-type="string" calcext:value-type="string">
            <text:p>Vybudování závlahového systému na fotbalovém hřišti - dodávka zavlažovacího zařízení, instalace, zprovoznění a montáž čerpadel</text:p>
          </table:table-cell>
          <table:table-cell office:value-type="float" office:value="528650" calcext:value-type="float">
            <text:p>528650</text:p>
          </table:table-cell>
          <table:table-cell office:value-type="float" office:value="398650" calcext:value-type="float">
            <text:p>39865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31/2</text:p>
          </table:table-cell>
          <table:table-cell office:value-type="float" office:value="65995074" calcext:value-type="float">
            <text:p>65995074</text:p>
          </table:table-cell>
          <table:table-cell office:value-type="string" calcext:value-type="string">
            <text:p>Tenisový klub Neridé</text:p>
          </table:table-cell>
          <table:table-cell office:value-type="string" calcext:value-type="string">
            <text:p>Rekonstrukce tenisového areálu -oplocení a dva kurty</text:p>
          </table:table-cell>
          <table:table-cell office:value-type="float" office:value="578216" calcext:value-type="float">
            <text:p>578216</text:p>
          </table:table-cell>
          <table:table-cell office:value-type="float" office:value="404740" calcext:value-type="float">
            <text:p>40474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33" calcext:value-type="float">
            <text:p>2033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Rekonstrukce šaten a zázemí ve fotbalovém areálu</text:p>
          </table:table-cell>
          <table:table-cell office:value-type="float" office:value="4717313" calcext:value-type="float">
            <text:p>4717313</text:p>
          </table:table-cell>
          <table:table-cell office:value-type="float" office:value="3773850" calcext:value-type="float">
            <text:p>37738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7" calcext:value-type="float">
            <text:p>2077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Rekonstrukce hráčských šaten včetně zázemí - zbourání původních šaten, které jsou v havarijním stavu a vybudování nových šaten, SK Dolní Měcholupy, Na Paloučku 223/11</text:p>
          </table:table-cell>
          <table:table-cell office:value-type="float" office:value="4693555.2" calcext:value-type="float">
            <text:p>4693555,2</text:p>
          </table:table-cell>
          <table:table-cell office:value-type="float" office:value="3754842" calcext:value-type="float">
            <text:p>3754842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46/A</text:p>
          </table:table-cell>
          <table:table-cell office:value-type="float" office:value="65995864" calcext:value-type="float">
            <text:p>65995864</text:p>
          </table:table-cell>
          <table:table-cell office:value-type="string" calcext:value-type="string">
            <text:p>Sportovní klub Dolní Měcholupy,o.s.</text:p>
          </table:table-cell>
          <table:table-cell office:value-type="string" calcext:value-type="string">
            <text:p>Dostavba šaten (2. etapa), Sportovní klub Dolní Měcholupy o.s., Na Paloučku 223/11, Praha-Dolní Měcholupy</text:p>
          </table:table-cell>
          <table:table-cell office:value-type="float" office:value="1588267" calcext:value-type="float">
            <text:p>1588267</text:p>
          </table:table-cell>
          <table:table-cell office:value-type="float" office:value="1269614" calcext:value-type="float">
            <text:p>126961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49" calcext:value-type="float">
            <text:p>2049</text:p>
          </table:table-cell>
          <table:table-cell office:value-type="float" office:value="66004021" calcext:value-type="float">
            <text:p>66004021</text:p>
          </table:table-cell>
          <table:table-cell office:value-type="string" calcext:value-type="string">
            <text:p>Tělocvičná jednota Sokol Petrovice I. /začleněna do ČOS/</text:p>
          </table:table-cell>
          <table:table-cell office:value-type="string" calcext:value-type="string">
            <text:p>Rekonstrukce kotelny a vzduchotechniky sokolovny</text:p>
          </table:table-cell>
          <table:table-cell office:value-type="float" office:value="1480887" calcext:value-type="float">
            <text:p>1480887</text:p>
          </table:table-cell>
          <table:table-cell office:value-type="float" office:value="1184710" calcext:value-type="float">
            <text:p>118471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57" calcext:value-type="float">
            <text:p>9057</text:p>
          </table:table-cell>
          <table:table-cell office:value-type="float" office:value="66004021" calcext:value-type="float">
            <text:p>66004021</text:p>
          </table:table-cell>
          <table:table-cell office:value-type="string" calcext:value-type="string">
            <text:p>Tělocvičná jednota Sokol Petrovice I. /začleněna do ČOS/</text:p>
          </table:table-cell>
          <table:table-cell office:value-type="string" calcext:value-type="string">
            <text:p>Havarijní stav střechy, konstrukcí a oplocení Tělocvičná jednota Sokol Petrovice I.</text:p>
          </table:table-cell>
          <table:table-cell table:number-columns-repeated="2" office:value-type="float" office:value="350000" calcext:value-type="float">
            <text:p>35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55/1</text:p>
          </table:table-cell>
          <table:table-cell office:value-type="float" office:value="67365370" calcext:value-type="float">
            <text:p>67365370</text:p>
          </table:table-cell>
          <table:table-cell office:value-type="string" calcext:value-type="string">
            <text:p>Sportovní klub Spectrum Praha o.s.</text:p>
          </table:table-cell>
          <table:table-cell office:value-type="string" calcext:value-type="string">
            <text:p>Rekonstrukce softballového hřiště a dostavba drobných staveb a zařízení nutných pro provozování hřiště</text:p>
          </table:table-cell>
          <table:table-cell office:value-type="float" office:value="3088420" calcext:value-type="float">
            <text:p>3088420</text:p>
          </table:table-cell>
          <table:table-cell office:value-type="float" office:value="2470736" calcext:value-type="float">
            <text:p>2470736</text:p>
          </table:table-cell>
          <table:table-cell office:value-type="float" office:value="1800000" calcext:value-type="float">
            <text:p>18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72" calcext:value-type="float">
            <text:p>2072</text:p>
          </table:table-cell>
          <table:table-cell office:value-type="float" office:value="67365582" calcext:value-type="float">
            <text:p>67365582</text:p>
          </table:table-cell>
          <table:table-cell office:value-type="string" calcext:value-type="string">
            <text:p>Softballový klub Joudrs Praha</text:p>
          </table:table-cell>
          <table:table-cell office:value-type="string" calcext:value-type="string">
            <text:p>Rekonstrukce a modernizace sportoviště pro Mistrovství Evropy žen v softballu v areálu ZŠ a MŠ Dolákova, Dolákova 555/1</text:p>
          </table:table-cell>
          <table:table-cell office:value-type="float" office:value="1605775" calcext:value-type="float">
            <text:p>1605775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00000" calcext:value-type="float">
            <text:p>9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43" calcext:value-type="float">
            <text:p>2043</text:p>
          </table:table-cell>
          <table:table-cell office:value-type="float" office:value="67981399" calcext:value-type="float">
            <text:p>67981399</text:p>
          </table:table-cell>
          <table:table-cell office:value-type="string" calcext:value-type="string">
            <text:p>Tenisový klub Praga - Vysočany</text:p>
          </table:table-cell>
          <table:table-cell office:value-type="string" calcext:value-type="string">
            <text:p>Rekonstrukce elektroinstalace a rozvodů v tenisové klubovně</text:p>
          </table:table-cell>
          <table:table-cell office:value-type="float" office:value="98679" calcext:value-type="float">
            <text:p>98679</text:p>
          </table:table-cell>
          <table:table-cell office:value-type="float" office:value="78000" calcext:value-type="float">
            <text:p>78000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0/1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office:value-type="string" calcext:value-type="string">
            <text:p>Rekonstrukce travnatého fotbalového hřiště - III. etapa - regenerace travnatého hřiště včetně závlahy</text:p>
          </table:table-cell>
          <table:table-cell office:value-type="float" office:value="12079638" calcext:value-type="float">
            <text:p>12079638</text:p>
          </table:table-cell>
          <table:table-cell office:value-type="float" office:value="2557544" calcext:value-type="float">
            <text:p>2557544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K Dukla Praha</text:p>
          </table:table-cell>
          <table:table-cell office:value-type="string" calcext:value-type="string">
            <text:p>Rekonstrukce povrchu tréninkového hřiště s umělým povrchem</text:p>
          </table:table-cell>
          <table:table-cell office:value-type="float" office:value="14000000" calcext:value-type="float">
            <text:p>14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4500000" calcext:value-type="float">
            <text:p>45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7" calcext:value-type="float">
            <text:p>2007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příjezdové cesty a položení zámkové dlažby - zpevnění cest a vybudování diváckého zázemív tréninkovém centru Dukla-Ruzyně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1040000" calcext:value-type="float">
            <text:p>1040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19" calcext:value-type="float">
            <text:p>2019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oplocení areálu, instalace ochranné záchytné sítě a dokončení příjezdové cesty pokládkou dlažby v tréninkovém centru Ruzyně</text:p>
          </table:table-cell>
          <table:table-cell office:value-type="float" office:value="1783522" calcext:value-type="float">
            <text:p>1783522</text:p>
          </table:table-cell>
          <table:table-cell office:value-type="float" office:value="1486268" calcext:value-type="float">
            <text:p>1486268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20" calcext:value-type="float">
            <text:p>2020</text:p>
          </table:table-cell>
          <table:table-cell office:value-type="float" office:value="67984142" calcext:value-type="float">
            <text:p>67984142</text:p>
          </table:table-cell>
          <table:table-cell office:value-type="string" calcext:value-type="string">
            <text:p>Fotbalový klub DUKLA Praha</text:p>
          </table:table-cell>
          <table:table-cell office:value-type="string" calcext:value-type="string">
            <text:p>Rekonstrukce zázemí pro správce fotbalového areálu Dukla-Ruzyně</text:p>
          </table:table-cell>
          <table:table-cell office:value-type="float" office:value="980000" calcext:value-type="float">
            <text:p>980000</text:p>
          </table:table-cell>
          <table:table-cell office:value-type="float" office:value="784000" calcext:value-type="float">
            <text:p>784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052" calcext:value-type="float">
            <text:p>905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</text:p>
            <text:p>Žižkov I</text:p>
          </table:table-cell>
          <table:table-cell office:value-type="string" calcext:value-type="string">
            <text:p>Oprava atiky budovy sokolovny</text:p>
          </table:table-cell>
          <table:table-cell table:number-columns-repeated="2" office:value-type="float" office:value="268629" calcext:value-type="float">
            <text:p>268629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63" calcext:value-type="float">
            <text:p>2063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vytápění sokolovny - plynofikace</text:p>
          </table:table-cell>
          <table:table-cell office:value-type="float" office:value="9447114" calcext:value-type="float">
            <text:p>9447114</text:p>
          </table:table-cell>
          <table:table-cell office:value-type="float" office:value="1417000" calcext:value-type="float">
            <text:p>1417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119" calcext:value-type="float">
            <text:p>2119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kanalizačního potrubí a odpadů na volejbalových kurtech, v šatnách a soc. zařízení sportovního areálu na vrchu Vítkově, Koněvova 929/19</text:p>
          </table:table-cell>
          <table:table-cell office:value-type="float" office:value="351837" calcext:value-type="float">
            <text:p>351837</text:p>
          </table:table-cell>
          <table:table-cell office:value-type="float" office:value="235000" calcext:value-type="float">
            <text:p>235000</text:p>
          </table:table-cell>
          <table:table-cell office:value-type="float" office:value="230000" calcext:value-type="float">
            <text:p>23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68/A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novace podlahy v šatnách sokolovny (2. etapa) - sokolovna TJ Sokol Zižkov I, Koněvova 929/19, Praha 3</text:p>
          </table:table-cell>
          <table:table-cell office:value-type="float" office:value="411312" calcext:value-type="float">
            <text:p>411312</text:p>
          </table:table-cell>
          <table:table-cell table:number-columns-repeated="2"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89/A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Žižkovská sokolovna - Starý sál, Koněvova 929/19, Praha 3 - Rekonstrukce podlahy ve Starém sále žižkovské sokolovny</text:p>
          </table:table-cell>
          <table:table-cell office:value-type="float" office:value="2403204" calcext:value-type="float">
            <text:p>2403204</text:p>
          </table:table-cell>
          <table:table-cell office:value-type="float" office:value="1800000" calcext:value-type="float">
            <text:p>1800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20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podlah tělocvičen v sokolovně</text:p>
          </table:table-cell>
          <table:table-cell office:value-type="float" office:value="509880" calcext:value-type="float">
            <text:p>509880</text:p>
          </table:table-cell>
          <table:table-cell office:value-type="float" office:value="356900" calcext:value-type="float">
            <text:p>3569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string" calcext:value-type="string">
            <text:p>4023/2</text:p>
          </table:table-cell>
          <table:table-cell office:value-type="float" office:value="68405685" calcext:value-type="float">
            <text:p>68405685</text:p>
          </table:table-cell>
          <table:table-cell office:value-type="string" calcext:value-type="string">
            <text:p>Tělocvičná jednota Sokol Žižkov I</text:p>
          </table:table-cell>
          <table:table-cell office:value-type="string" calcext:value-type="string">
            <text:p>Rekonstrukce parketové podlahy tělocvičny</text:p>
          </table:table-cell>
          <table:table-cell office:value-type="float" office:value="172500" calcext:value-type="float">
            <text:p>172500</text:p>
          </table:table-cell>
          <table:table-cell office:value-type="float" office:value="103500" calcext:value-type="float">
            <text:p>103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9/2</text:p>
          </table:table-cell>
          <table:table-cell office:value-type="float" office:value="69060177" calcext:value-type="float">
            <text:p>69060177</text:p>
          </table:table-cell>
          <table:table-cell office:value-type="string" calcext:value-type="string">
            <text:p>TJ Sokol Suchdol - Sedlec</text:p>
          </table:table-cell>
          <table:table-cell office:value-type="string" calcext:value-type="string">
            <text:p>Celková rekonstrukce sokolovny č.p. 440 <text:s/>- II.etapa - výměna oken a dveří</text:p>
          </table:table-cell>
          <table:table-cell office:value-type="float" office:value="1817793" calcext:value-type="float">
            <text:p>1817793</text:p>
          </table:table-cell>
          <table:table-cell office:value-type="float" office:value="1545124" calcext:value-type="float">
            <text:p>15451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22" calcext:value-type="float">
            <text:p>202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Čkanka o.s.</text:p>
          </table:table-cell>
          <table:table-cell office:value-type="string" calcext:value-type="string">
            <text:p>Rekonstrukce oken, stĜechy, rozvodů vody, plynu a tepla ve sportovní hale DČkanka, DČkanská vinice I. řŘ7/5 , 1. etapa</text:p>
          </table:table-cell>
          <table:table-cell office:value-type="float" office:value="2443706" calcext:value-type="float">
            <text:p>2443706</text:p>
          </table:table-cell>
          <table:table-cell office:value-type="float" office:value="1900000" calcext:value-type="float">
            <text:p>1900000</text:p>
          </table:table-cell>
          <table:table-cell office:value-type="float" office:value="1700000" calcext:value-type="float">
            <text:p>17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float" office:value="1001" calcext:value-type="float">
            <text:p>100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</text:p>
          </table:table-cell>
          <table:table-cell office:value-type="string" calcext:value-type="string">
            <text:p>Bezbariérový přístup do sportovní haly Děkanka a bezbariérové toalety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1300000" calcext:value-type="float">
            <text:p>13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1/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</text:p>
          </table:table-cell>
          <table:table-cell office:value-type="string" calcext:value-type="string">
            <text:p>Rekonstrukce WC a bezbariérový přístup ve sportovní hale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09" calcext:value-type="float">
            <text:p>2009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 o.s.</text:p>
          </table:table-cell>
          <table:table-cell office:value-type="string" calcext:value-type="string">
            <text:p>Rekonstrukce okenních výplní jihozápadní fasády sportovní haly Děkanka</text:p>
          </table:table-cell>
          <table:table-cell office:value-type="float" office:value="308223" calcext:value-type="float">
            <text:p>308223</text:p>
          </table:table-cell>
          <table:table-cell office:value-type="float" office:value="215000" calcext:value-type="float">
            <text:p>215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15" calcext:value-type="float">
            <text:p>2015</text:p>
          </table:table-cell>
          <table:table-cell office:value-type="string" calcext:value-type="string">
            <text:p>2005/A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 o.s.</text:p>
          </table:table-cell>
          <table:table-cell office:value-type="string" calcext:value-type="string">
            <text:p>Výměna oken a zateplení objektu, 2. etapa rekonstrukce haly - Sportovní hala Děkanka, Děkanská vinice I. 987/5, Praha 4</text:p>
          </table:table-cell>
          <table:table-cell office:value-type="float" office:value="4184189" calcext:value-type="float">
            <text:p>4184189</text:p>
          </table:table-cell>
          <table:table-cell office:value-type="float" office:value="3300000" calcext:value-type="float">
            <text:p>3300000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01" calcext:value-type="float">
            <text:p>2001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sociálního zařízení a bezbariérový přístup ve sportovní hale</text:p>
          </table:table-cell>
          <table:table-cell office:value-type="float" office:value="1690000" calcext:value-type="float">
            <text:p>1690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1/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mantinelů ve sportovní hale</text:p>
          </table:table-cell>
          <table:table-cell office:value-type="float" office:value="136000" calcext:value-type="float">
            <text:p>136000</text:p>
          </table:table-cell>
          <table:table-cell office:value-type="float" office:value="106000" calcext:value-type="float">
            <text:p>106000</text:p>
          </table:table-cell>
          <table:table-cell office:value-type="float" office:value="70000" calcext:value-type="float">
            <text:p>7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02/2</text:p>
          </table:table-cell>
          <table:table-cell office:value-type="float" office:value="69060461" calcext:value-type="float">
            <text:p>69060461</text:p>
          </table:table-cell>
          <table:table-cell office:value-type="string" calcext:value-type="string">
            <text:p>1. HFK Děkanka, o.s.</text:p>
          </table:table-cell>
          <table:table-cell office:value-type="string" calcext:value-type="string">
            <text:p>Rekonstrukce povrchu sportovní haly - umělý povrch</text:p>
          </table:table-cell>
          <table:table-cell office:value-type="float" office:value="1450000" calcext:value-type="float">
            <text:p>1450000</text:p>
          </table:table-cell>
          <table:table-cell office:value-type="float" office:value="1160000" calcext:value-type="float">
            <text:p>1160000</text:p>
          </table:table-cell>
          <table:table-cell office:value-type="float" office:value="800000" calcext:value-type="float">
            <text:p>8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52/A/2</text:p>
          </table:table-cell>
          <table:table-cell office:value-type="float" office:value="69346721" calcext:value-type="float">
            <text:p>69346721</text:p>
          </table:table-cell>
          <table:table-cell office:value-type="string" calcext:value-type="string">
            <text:p>SK BOXING Praha</text:p>
          </table:table-cell>
          <table:table-cell office:value-type="string" calcext:value-type="string">
            <text:p>SK Boxing Praha, Mařákova 280/6, Praha 6 - Rekonstrukce tělocvičny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1600000" calcext:value-type="float">
            <text:p>16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69347379" calcext:value-type="float">
            <text:p>69347379</text:p>
          </table:table-cell>
          <table:table-cell office:value-type="string" calcext:value-type="string">
            <text:p>SSK Future</text:p>
          </table:table-cell>
          <table:table-cell office:value-type="string" calcext:value-type="string">
            <text:p>Sportovní hala Barrandov - <text:s/>instalace přetlakové haly včetně výstavby základové desky,mobilních buněk,zázemí a instalace umělého povrchu hřiště</text:p>
          </table:table-cell>
          <table:table-cell office:value-type="float" office:value="11600000" calcext:value-type="float">
            <text:p>11600000</text:p>
          </table:table-cell>
          <table:table-cell table:number-columns-repeated="2" office:value-type="float" office:value="4000000" calcext:value-type="float">
            <text:p>40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5/1</text:p>
          </table:table-cell>
          <table:table-cell office:value-type="float" office:value="69781460" calcext:value-type="float">
            <text:p>69781460</text:p>
          </table:table-cell>
          <table:table-cell office:value-type="string" calcext:value-type="string">
            <text:p>SK Spectrum Praga</text:p>
          </table:table-cell>
          <table:table-cell office:value-type="string" calcext:value-type="string">
            <text:p>Oprava hř. na hokejbal,vč. zázemí</text:p>
          </table:table-cell>
          <table:table-cell office:value-type="float" office:value="1536118" calcext:value-type="float">
            <text:p>1536118</text:p>
          </table:table-cell>
          <table:table-cell office:value-type="float" office:value="921671" calcext:value-type="float">
            <text:p>921671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8/1</text:p>
          </table:table-cell>
          <table:table-cell office:value-type="float" office:value="70104565" calcext:value-type="float">
            <text:p>70104565</text:p>
          </table:table-cell>
          <table:table-cell office:value-type="string" calcext:value-type="string">
            <text:p>Yacht club CERE <text:s text:c="16"/>P</text:p>
          </table:table-cell>
          <table:table-cell office:value-type="string" calcext:value-type="string">
            <text:p>Havárie loděnice - budova</text:p>
          </table:table-cell>
          <table:table-cell office:value-type="float" office:value="950000" calcext:value-type="float">
            <text:p>950000</text:p>
          </table:table-cell>
          <table:table-cell office:value-type="float" office:value="790000" calcext:value-type="float">
            <text:p>7900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9" calcext:value-type="float">
            <text:p>2009</text:p>
          </table:table-cell>
          <table:table-cell office:value-type="string" calcext:value-type="string">
            <text:p>unknown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</text:p>
          </table:table-cell>
          <table:table-cell office:value-type="string" calcext:value-type="string">
            <text:p>Rekonstrukce fotbalového hřiště Vítkov </text:p>
          </table:table-cell>
          <table:table-cell table:number-columns-repeated="2" office:value-type="float" office:value="2000000" calcext:value-type="float">
            <text:p>2000000</text:p>
          </table:table-cell>
          <table:table-cell office:value-type="float" office:value="1400000" calcext:value-type="float">
            <text:p>14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</text:p>
          </table:table-cell>
          <table:table-cell office:value-type="string" calcext:value-type="string">
            <text:p>Rekonstrukce stávajícího škvárového hřiště ve sportovním areálu Spartak Hrdlořezy Praha <text:s/>9 <text:s/>na moderní sportoviště s travnatým povrchem </text:p>
          </table:table-cell>
          <table:table-cell office:value-type="float" office:value="2082045" calcext:value-type="float">
            <text:p>2082045</text:p>
          </table:table-cell>
          <table:table-cell table:number-columns-repeated="2"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26" calcext:value-type="float">
            <text:p>2026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šaten a sociálního zabezpečení Stadion CU Bohemins Praha, o.s., Lopuchová 1518/1</text:p>
          </table:table-cell>
          <table:table-cell office:value-type="float" office:value="1855000" calcext:value-type="float">
            <text:p>1855000</text:p>
          </table:table-cell>
          <table:table-cell office:value-type="float" office:value="1455000" calcext:value-type="float">
            <text:p>14550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034" calcext:value-type="float">
            <text:p>2034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objektu šaten - hĜištČ stadionu AFK Olympia Šeberov, K HrnčíĜům 174</text:p>
          </table:table-cell>
          <table:table-cell office:value-type="float" office:value="590000" calcext:value-type="float">
            <text:p>59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300000" calcext:value-type="float">
            <text:p>3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string" calcext:value-type="string">
            <text:p>4011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-občanské sdružení</text:p>
          </table:table-cell>
          <table:table-cell office:value-type="string" calcext:value-type="string">
            <text:p>Rekonstrukce povrchu fotbalového hřiště</text:p>
          </table:table-cell>
          <table:table-cell office:value-type="float" office:value="751985" calcext:value-type="float">
            <text:p>751985</text:p>
          </table:table-cell>
          <table:table-cell office:value-type="float" office:value="504100" calcext:value-type="float">
            <text:p>504100</text:p>
          </table:table-cell>
          <table:table-cell office:value-type="float" office:value="400000" calcext:value-type="float">
            <text:p>4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4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Dokončení rek. hřiště v areálu AFK Olympia Šeberov - umělé osvětlení</text:p>
          </table:table-cell>
          <table:table-cell office:value-type="float" office:value="17000000" calcext:value-type="float">
            <text:p>17000000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6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Regenerace travnaté plochy fotbalového hřiště Vítkov</text:p>
          </table:table-cell>
          <table:table-cell office:value-type="float" office:value="751985" calcext:value-type="float">
            <text:p>751985</text:p>
          </table:table-cell>
          <table:table-cell office:value-type="float" office:value="600736" calcext:value-type="float">
            <text:p>600736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7/1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občanské sdružení</text:p>
          </table:table-cell>
          <table:table-cell office:value-type="string" calcext:value-type="string">
            <text:p>Regenerace travnatého fotbalového hřiště TJ Lokomotiva Vršovice</text:p>
          </table:table-cell>
          <table:table-cell office:value-type="float" office:value="751985" calcext:value-type="float">
            <text:p>751985</text:p>
          </table:table-cell>
          <table:table-cell office:value-type="float" office:value="600736" calcext:value-type="float">
            <text:p>60073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15/A/2</text:p>
          </table:table-cell>
          <table:table-cell office:value-type="float" office:value="70804222" calcext:value-type="float">
            <text:p>70804222</text:p>
          </table:table-cell>
          <table:table-cell office:value-type="string" calcext:value-type="string">
            <text:p>CU Bohemians Praha, z.s.</text:p>
          </table:table-cell>
          <table:table-cell office:value-type="string" calcext:value-type="string">
            <text:p>Fotbalové hřiště CU Bohemians Praha, občanské sdružení - Loko Vršovice, Lopuchová 1518/1, Praha 10, kompletní rekonstrukce hřiště</text:p>
          </table:table-cell>
          <table:table-cell office:value-type="float" office:value="2509564" calcext:value-type="float">
            <text:p>2509564</text:p>
          </table:table-cell>
          <table:table-cell office:value-type="float" office:value="1985000" calcext:value-type="float">
            <text:p>1985000</text:p>
          </table:table-cell>
          <table:table-cell office:value-type="float" office:value="1905000" calcext:value-type="float">
            <text:p>1905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0/A/1</text:p>
          </table:table-cell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office:value-type="string" calcext:value-type="string">
            <text:p>Písková tréninková plocha, Vaničková 2464, Praha 6 - Vybudování pískové tréninková plochy pro fotbal</text:p>
          </table:table-cell>
          <table:table-cell office:value-type="float" office:value="1229119" calcext:value-type="float">
            <text:p>1229119</text:p>
          </table:table-cell>
          <table:table-cell office:value-type="float" office:value="983295" calcext:value-type="float">
            <text:p>983295</text:p>
          </table:table-cell>
          <table:table-cell office:value-type="float" office:value="950000" calcext:value-type="float">
            <text:p>9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9/A/2</text:p>
          </table:table-cell>
          <table:table-cell office:value-type="float" office:value="70827095" calcext:value-type="float">
            <text:p>70827095</text:p>
          </table:table-cell>
          <table:table-cell office:value-type="string" calcext:value-type="string">
            <text:p>Sdružení fotbalového klubu AC SPARTA PRAHA, zapsaný spolek</text:p>
          </table:table-cell>
          <table:table-cell office:value-type="string" calcext:value-type="string">
            <text:p>Nafukovací hala, Vaníčkova 2464, Praha 6 - Nafukovací hala</text:p>
          </table:table-cell>
          <table:table-cell office:value-type="float" office:value="5902531" calcext:value-type="float">
            <text:p>5902531</text:p>
          </table:table-cell>
          <table:table-cell office:value-type="float" office:value="4131772" calcext:value-type="float">
            <text:p>4131772</text:p>
          </table:table-cell>
          <table:table-cell office:value-type="float" office:value="2000000" calcext:value-type="float">
            <text:p>20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21/A/2</text:p>
          </table:table-cell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office:value-type="string" calcext:value-type="string">
            <text:p>DTJ Jinonice , Butovická 837/41, Praha 5 - Pokládka umělého povrchu</text:p>
          </table:table-cell>
          <table:table-cell office:value-type="float" office:value="1487934" calcext:value-type="float">
            <text:p>1487934</text:p>
          </table:table-cell>
          <table:table-cell office:value-type="float" office:value="1190347" calcext:value-type="float">
            <text:p>1190347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office:value-type="string" calcext:value-type="string">
            <text:p>unknown</text:p>
          </table:table-cell>
          <table:table-cell office:value-type="float" office:value="70833907" calcext:value-type="float">
            <text:p>70833907</text:p>
          </table:table-cell>
          <table:table-cell office:value-type="string" calcext:value-type="string">
            <text:p>DTJ Jinonice</text:p>
          </table:table-cell>
          <table:table-cell office:value-type="string" calcext:value-type="string">
            <text:p>Výstavba budovy zázemí klubu -šatny, toalety, sprchy, klubovna, parkoviště, dětské hřiště</text:p>
          </table:table-cell>
          <table:table-cell office:value-type="float" office:value="16200000" calcext:value-type="float">
            <text:p>16200000</text:p>
          </table:table-cell>
          <table:table-cell office:value-type="float" office:value="4550000" calcext:value-type="float">
            <text:p>4550000</text:p>
          </table:table-cell>
          <table:table-cell office:value-type="float" office:value="3000000" calcext:value-type="float">
            <text:p>3000000</text:p>
          </table:table-cell>
          <table:table-cell table:number-columns-repeated="1012"/>
        </table:table-row>
        <table:table-row table:style-name="ro2">
          <table:table-cell office:value-type="float" office:value="2011" calcext:value-type="float">
            <text:p>2011</text:p>
          </table:table-cell>
          <table:table-cell office:value-type="float" office:value="2059" calcext:value-type="float">
            <text:p>2059</text:p>
          </table:table-cell>
          <table:table-cell office:value-type="float" office:value="70851204" calcext:value-type="float">
            <text:p>70851204</text:p>
          </table:table-cell>
          <table:table-cell office:value-type="string" calcext:value-type="string">
            <text:p>Tělocvičná jednota SOKOL Praha - Strašnice</text:p>
          </table:table-cell>
          <table:table-cell office:value-type="string" calcext:value-type="string">
            <text:p>Rekonstrukce sprch a sociálního zázemí v sokolovně</text:p>
          </table:table-cell>
          <table:table-cell office:value-type="float" office:value="495000" calcext:value-type="float">
            <text:p>495000</text:p>
          </table:table-cell>
          <table:table-cell office:value-type="float" office:value="368000" calcext:value-type="float">
            <text:p>368000</text:p>
          </table:table-cell>
          <table:table-cell office:value-type="float" office:value="250000" calcext:value-type="float">
            <text:p>25000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0/1</text:p>
          </table:table-cell>
          <table:table-cell office:value-type="float" office:value="70951225" calcext:value-type="float">
            <text:p>70951225</text:p>
          </table:table-cell>
          <table:table-cell office:value-type="string" calcext:value-type="string">
            <text:p>Pražský veslařský svaz <text:s text:c="9"/>P</text:p>
          </table:table-cell>
          <table:table-cell office:value-type="string" calcext:value-type="string">
            <text:p>Obnovení zařízení veslařské dráhy na Vltavě</text:p>
          </table:table-cell>
          <table:table-cell office:value-type="float" office:value="1077000" calcext:value-type="float">
            <text:p>1077000</text:p>
          </table:table-cell>
          <table:table-cell office:value-type="float" office:value="906100" calcext:value-type="float">
            <text:p>906100</text:p>
          </table:table-cell>
          <table:table-cell office:value-type="float" office:value="500000" calcext:value-type="float">
            <text:p>500000</text:p>
          </table:table-cell>
          <table:table-cell table:number-columns-repeated="1012"/>
        </table:table-row>
        <table:table-row table:style-name="ro2">
          <table:table-cell office:value-type="float" office:value="2012" calcext:value-type="float">
            <text:p>2012</text:p>
          </table:table-cell>
          <table:table-cell office:value-type="float" office:value="2056" calcext:value-type="float">
            <text:p>2056</text:p>
          </table:table-cell>
          <table:table-cell office:value-type="float" office:value="71201181" calcext:value-type="float">
            <text:p>71201181</text:p>
          </table:table-cell>
          <table:table-cell office:value-type="string" calcext:value-type="string">
            <text:p>Tělocvičná jednota Sokol Řeporyje</text:p>
          </table:table-cell>
          <table:table-cell office:value-type="string" calcext:value-type="string">
            <text:p>Rekonstrukce střešní krytiny tělocvičny</text:p>
          </table:table-cell>
          <table:table-cell office:value-type="float" office:value="4200000" calcext:value-type="float">
            <text:p>4200000</text:p>
          </table:table-cell>
          <table:table-cell office:value-type="float" office:value="3360000" calcext:value-type="float">
            <text:p>33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101" calcext:value-type="float">
            <text:p>9101</text:p>
          </table:table-cell>
          <table:table-cell office:value-type="float" office:value="71201181" calcext:value-type="float">
            <text:p>71201181</text:p>
          </table:table-cell>
          <table:table-cell office:value-type="string" calcext:value-type="string">
            <text:p>Tělocvičná jednota Sokol Řeporyje</text:p>
          </table:table-cell>
          <table:table-cell office:value-type="string" calcext:value-type="string">
            <text:p>Havarijní stav střechy sokolovny TJ Sokol Řeporyje</text:p>
          </table:table-cell>
          <table:table-cell table:number-columns-repeated="2" office:value-type="float" office:value="4015796" calcext:value-type="float">
            <text:p>4015796</text:p>
          </table:table-cell>
          <table:table-cell office:value-type="float" office:value="3800000" calcext:value-type="float">
            <text:p>38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57/1</text:p>
          </table:table-cell>
          <table:table-cell office:value-type="float" office:value="71575006" calcext:value-type="float">
            <text:p>71575006</text:p>
          </table:table-cell>
          <table:table-cell office:value-type="string" calcext:value-type="string">
            <text:p>VK Blesk</text:p>
          </table:table-cell>
          <table:table-cell office:value-type="string" calcext:value-type="string">
            <text:p>Rekonstrukce kanalizace v loděnici</text:p>
          </table:table-cell>
          <table:table-cell office:value-type="float" office:value="1113030" calcext:value-type="float">
            <text:p>1113030</text:p>
          </table:table-cell>
          <table:table-cell office:value-type="float" office:value="890424" calcext:value-type="float">
            <text:p>890424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string" calcext:value-type="string">
            <text:p>2043/A/2</text:p>
          </table:table-cell>
          <table:table-cell office:value-type="float" office:value="72042265" calcext:value-type="float">
            <text:p>72042265</text:p>
          </table:table-cell>
          <table:table-cell office:value-type="string" calcext:value-type="string">
            <text:p>Orel jednota Praha - Balkán</text:p>
          </table:table-cell>
          <table:table-cell office:value-type="string" calcext:value-type="string">
            <text:p>Tenisový areál Na Balkáně , Na Balkáně 812/21a, Praha 3 - komplexní realizace výkopu studně pro areál tenisových kurtů</text:p>
          </table:table-cell>
          <table:table-cell office:value-type="float" office:value="542722" calcext:value-type="float">
            <text:p>542722</text:p>
          </table:table-cell>
          <table:table-cell table:number-columns-repeated="2" office:value-type="float" office:value="350000" calcext:value-type="float">
            <text:p>350000</text:p>
          </table:table-cell>
          <table:table-cell table:number-columns-repeated="1012"/>
        </table:table-row>
        <table:table-row table:style-name="ro2">
          <table:table-cell office:value-type="float" office:value="2016" calcext:value-type="float">
            <text:p>2016</text:p>
          </table:table-cell>
          <table:table-cell office:value-type="float" office:value="9031" calcext:value-type="float">
            <text:p>9031</text:p>
          </table:table-cell>
          <table:table-cell office:value-type="float" office:value="72042265" calcext:value-type="float">
            <text:p>72042265</text:p>
          </table:table-cell>
          <table:table-cell office:value-type="string" calcext:value-type="string">
            <text:p>Orel jednota Praha - Balkán</text:p>
          </table:table-cell>
          <table:table-cell office:value-type="string" calcext:value-type="string">
            <text:p>Havarijní stav opláštění přetlakové tenisové haly</text:p>
          </table:table-cell>
          <table:table-cell table:number-columns-repeated="2" office:value-type="float" office:value="726000" calcext:value-type="float">
            <text:p>726000</text:p>
          </table:table-cell>
          <table:table-cell office:value-type="float" office:value="700000" calcext:value-type="float">
            <text:p>7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1/1</text:p>
          </table:table-cell>
          <table:table-cell office:value-type="float" office:value="75012502" calcext:value-type="float">
            <text:p>75012502</text:p>
          </table:table-cell>
          <table:table-cell office:value-type="string" calcext:value-type="string">
            <text:p>TJ Sokol Modřany</text:p>
          </table:table-cell>
          <table:table-cell office:value-type="string" calcext:value-type="string">
            <text:p>Rekonstrukce volejbalových kurtů</text:p>
          </table:table-cell>
          <table:table-cell office:value-type="float" office:value="321900" calcext:value-type="float">
            <text:p>321900</text:p>
          </table:table-cell>
          <table:table-cell office:value-type="float" office:value="257520" calcext:value-type="float">
            <text:p>257520</text:p>
          </table:table-cell>
          <table:table-cell office:value-type="float" office:value="150000" calcext:value-type="float">
            <text:p>150000</text:p>
          </table:table-cell>
          <table:table-cell table:number-columns-repeated="1012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053" calcext:value-type="float">
            <text:p>2053</text:p>
          </table:table-cell>
          <table:table-cell office:value-type="float" office:value="75294681" calcext:value-type="float">
            <text:p>75294681</text:p>
          </table:table-cell>
          <table:table-cell office:value-type="string" calcext:value-type="string">
            <text:p>Milan Štěpán</text:p>
          </table:table-cell>
          <table:table-cell office:value-type="string" calcext:value-type="string">
            <text:p>Rekonstrukce - rozšíření a přístavba sportovního sálu ve sportovním centru Běchovice, Richtrova 536</text:p>
          </table:table-cell>
          <table:table-cell office:value-type="float" office:value="2330051" calcext:value-type="float">
            <text:p>2330051</text:p>
          </table:table-cell>
          <table:table-cell office:value-type="float" office:value="1850000" calcext:value-type="float">
            <text:p>1850000</text:p>
          </table:table-cell>
          <table:table-cell office:value-type="float" office:value="1500000" calcext:value-type="float">
            <text:p>15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2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Blatský Jiří</text:p>
          </table:table-cell>
          <table:table-cell office:value-type="string" calcext:value-type="string">
            <text:p>Rekonstrukce sportovního povrchu ve fitness centru</text:p>
          </table:table-cell>
          <table:table-cell office:value-type="float" office:value="1313020" calcext:value-type="float">
            <text:p>1313020</text:p>
          </table:table-cell>
          <table:table-cell office:value-type="float" office:value="1050416" calcext:value-type="float">
            <text:p>105041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6" calcext:value-type="float">
            <text:p>2006</text:p>
          </table:table-cell>
          <table:table-cell office:value-type="string" calcext:value-type="string">
            <text:p>200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ČSTV </text:p>
          </table:table-cell>
          <table:table-cell office:value-type="string" calcext:value-type="string">
            <text:p>Odstranění havárie ohřevu teplé užitkové vody pro PS Podolí</text:p>
          </table:table-cell>
          <table:table-cell office:value-type="float" office:value="3150000" calcext:value-type="float">
            <text:p>3150000</text:p>
          </table:table-cell>
          <table:table-cell office:value-type="float" office:value="2677500" calcext:value-type="float">
            <text:p>2677500</text:p>
          </table:table-cell>
          <table:table-cell office:value-type="float" office:value="1000000" calcext:value-type="float">
            <text:p>10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DTJ Slatiny</text:p>
          </table:table-cell>
          <table:table-cell office:value-type="string" calcext:value-type="string">
            <text:p>Zkvalitnění povrchu pro venkovní sportoviště - umělý trávník</text:p>
          </table:table-cell>
          <table:table-cell office:value-type="float" office:value="1088612" calcext:value-type="float">
            <text:p>1088612</text:p>
          </table:table-cell>
          <table:table-cell office:value-type="float" office:value="860000" calcext:value-type="float">
            <text:p>86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0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Přední Kopanina</text:p>
          </table:table-cell>
          <table:table-cell office:value-type="string" calcext:value-type="string">
            <text:p>Rekonstrukce šaten a sprch z důvodu zvýšení kapacity a naplnění hygienických norem - výstavba nového šatnového zázemí</text:p>
          </table:table-cell>
          <table:table-cell office:value-type="float" office:value="5591316" calcext:value-type="float">
            <text:p>5591316</text:p>
          </table:table-cell>
          <table:table-cell office:value-type="float" office:value="4473053" calcext:value-type="float">
            <text:p>4473053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Přední Kopanina</text:p>
          </table:table-cell>
          <table:table-cell office:value-type="string" calcext:value-type="string">
            <text:p>Rekonstrukce sportovní plochy - vybudování fotbalového minihřiště s umělým povrchem</text:p>
          </table:table-cell>
          <table:table-cell office:value-type="float" office:value="4003244" calcext:value-type="float">
            <text:p>4003244</text:p>
          </table:table-cell>
          <table:table-cell office:value-type="float" office:value="3202595" calcext:value-type="float">
            <text:p>320259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FC TJ Háje Jižní Město</text:p>
          </table:table-cell>
          <table:table-cell office:value-type="string" calcext:value-type="string">
            <text:p><text:s/>Víceúč. hř.s umělým pov. Schulhoffova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1200000" calcext:value-type="float">
            <text:p>12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Golf club Praha</text:p>
          </table:table-cell>
          <table:table-cell office:value-type="string" calcext:value-type="string">
            <text:p>Oprava jamkoviště</text:p>
          </table:table-cell>
          <table:table-cell office:value-type="float" office:value="581365" calcext:value-type="float">
            <text:p>581365</text:p>
          </table:table-cell>
          <table:table-cell office:value-type="float" office:value="465092" calcext:value-type="float">
            <text:p>465092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7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alové sporty Slavia Praha s. s r.o.</text:p>
          </table:table-cell>
          <table:table-cell office:value-type="string" calcext:value-type="string">
            <text:p>Rekonstrukce střech teras budovy Halových sportů Slavia Praha z důvodů zatékání srážkové vody - havarijní stav šaten a předsálí sportovní haly</text:p>
          </table:table-cell>
          <table:table-cell office:value-type="float" office:value="429500" calcext:value-type="float">
            <text:p>429500</text:p>
          </table:table-cell>
          <table:table-cell office:value-type="float" office:value="365075" calcext:value-type="float">
            <text:p>36507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Apex, o.s <text:s text:c="21"/>P</text:p>
          </table:table-cell>
          <table:table-cell office:value-type="string" calcext:value-type="string">
            <text:p>Havárie trafostanice </text:p>
          </table:table-cell>
          <table:table-cell office:value-type="float" office:value="2415000" calcext:value-type="float">
            <text:p>2415000</text:p>
          </table:table-cell>
          <table:table-cell office:value-type="float" office:value="1690500" calcext:value-type="float">
            <text:p>16905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Hostivař</text:p>
          </table:table-cell>
          <table:table-cell office:value-type="string" calcext:value-type="string">
            <text:p>Oprava plotu po větrné smršti</text:p>
          </table:table-cell>
          <table:table-cell office:value-type="float" office:value="108000" calcext:value-type="float">
            <text:p>108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HC Kobra Praha</text:p>
          </table:table-cell>
          <table:table-cell office:value-type="string" calcext:value-type="string">
            <text:p>Odstr. havárie střechy ZS</text:p>
          </table:table-cell>
          <table:table-cell office:value-type="float" office:value="4731000" calcext:value-type="float">
            <text:p>4731000</text:p>
          </table:table-cell>
          <table:table-cell office:value-type="float" office:value="4021350" calcext:value-type="float">
            <text:p>402135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3001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Ice Czech Letňany a.s.</text:p>
          </table:table-cell>
          <table:table-cell office:value-type="string" calcext:value-type="string">
            <text:p>Instalace technologického zařízení na rekuperaci tepla pro zimní stadion ICE ARENA Letňany</text:p>
          </table:table-cell>
          <table:table-cell office:value-type="float" office:value="889720" calcext:value-type="float">
            <text:p>889720</text:p>
          </table:table-cell>
          <table:table-cell office:value-type="float" office:value="711776" calcext:value-type="float">
            <text:p>711776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Jezdecký klub Výzkum. ústavu živ. výroby</text:p>
          </table:table-cell>
          <table:table-cell office:value-type="string" calcext:value-type="string">
            <text:p>Zkvalitnění povrchu jízdárny a doplnění překážkového materiálu</text:p>
          </table:table-cell>
          <table:table-cell office:value-type="float" office:value="40000" calcext:value-type="float">
            <text:p>4000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Křtěn Petr</text:p>
          </table:table-cell>
          <table:table-cell office:value-type="string" calcext:value-type="string">
            <text:p>Výměna opláštění přetlakové tenisové haly</text:p>
          </table:table-cell>
          <table:table-cell office:value-type="float" office:value="516500" calcext:value-type="float">
            <text:p>516500</text:p>
          </table:table-cell>
          <table:table-cell office:value-type="float" office:value="413300" calcext:value-type="float">
            <text:p>4133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akrosový klub Flamingo Slavia Praha</text:p>
          </table:table-cell>
          <table:table-cell office:value-type="string" calcext:value-type="string">
            <text:p>Rekonstrukce lakrosového hřiště</text:p>
          </table:table-cell>
          <table:table-cell office:value-type="float" office:value="3132649" calcext:value-type="float">
            <text:p>3132649</text:p>
          </table:table-cell>
          <table:table-cell office:value-type="float" office:value="2506119" calcext:value-type="float">
            <text:p>2506119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Letňany Lagoon s.r.o.</text:p>
          </table:table-cell>
          <table:table-cell office:value-type="string" calcext:value-type="string">
            <text:p>Rekonstrukce ocelového schodiště k tobogánu v plaveckém bazénu Letňany</text:p>
          </table:table-cell>
          <table:table-cell office:value-type="float" office:value="2500000" calcext:value-type="float">
            <text:p>25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2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ísecký Jan</text:p>
          </table:table-cell>
          <table:table-cell office:value-type="string" calcext:value-type="string">
            <text:p>Zabezpečení svahu proti sesutí ve sportovním areálu V Stráni 11, Praha 5 - Tenis Cibulka</text:p>
          </table:table-cell>
          <table:table-cell office:value-type="float" office:value="208000" calcext:value-type="float">
            <text:p>208000</text:p>
          </table:table-cell>
          <table:table-cell office:value-type="float" office:value="158000" calcext:value-type="float">
            <text:p>158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Plavecké sporty Slavia Praha s.r.o.</text:p>
          </table:table-cell>
          <table:table-cell office:value-type="string" calcext:value-type="string">
            <text:p>Celková rekonstrukce střešního pláště</text:p>
          </table:table-cell>
          <table:table-cell office:value-type="float" office:value="1343323" calcext:value-type="float">
            <text:p>1343323</text:p>
          </table:table-cell>
          <table:table-cell office:value-type="float" office:value="1141824" calcext:value-type="float">
            <text:p>114182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Řeka - klub pro vodní sporty</text:p>
          </table:table-cell>
          <table:table-cell office:value-type="string" calcext:value-type="string">
            <text:p>Rekonstrukce západní fasády objektu loděnice </text:p>
          </table:table-cell>
          <table:table-cell office:value-type="float" office:value="523314" calcext:value-type="float">
            <text:p>523314</text:p>
          </table:table-cell>
          <table:table-cell office:value-type="float" office:value="444814" calcext:value-type="float">
            <text:p>444814</text:p>
          </table:table-cell>
          <table:table-cell office:value-type="float" office:value="200000" calcext:value-type="float">
            <text:p>200000</text:p>
          </table:table-cell>
          <table:table-cell table:number-columns-repeated="1012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alesiánské středisko mládeže, o.p.s.</text:p>
          </table:table-cell>
          <table:table-cell office:value-type="string" calcext:value-type="string">
            <text:p>Rekonstrukce povrchu víceúčelového hřiště</text:p>
          </table:table-cell>
          <table:table-cell office:value-type="float" office:value="1804735" calcext:value-type="float">
            <text:p>1804735</text:p>
          </table:table-cell>
          <table:table-cell office:value-type="float" office:value="1263315" calcext:value-type="float">
            <text:p>1263315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bojových umění Hostivař</text:p>
          </table:table-cell>
          <table:table-cell office:value-type="string" calcext:value-type="string">
            <text:p>Přeměna posilovny na menší tělocvičnu</text:p>
          </table:table-cell>
          <table:table-cell office:value-type="float" office:value="140000" calcext:value-type="float">
            <text:p>140000</text:p>
          </table:table-cell>
          <table:table-cell office:value-type="float" office:value="112000" calcext:value-type="float">
            <text:p>112000</text:p>
          </table:table-cell>
          <table:table-cell office:value-type="float" office:value="100000" calcext:value-type="float">
            <text:p>100000</text:p>
          </table:table-cell>
          <table:table-cell table:number-columns-repeated="1012"/>
        </table:table-row>
        <table:table-row table:style-name="ro2">
          <table:table-cell office:value-type="float" office:value="2008" calcext:value-type="float">
            <text:p>2008</text:p>
          </table:table-cell>
          <table:table-cell table:number-columns-repeated="2" office:value-type="string" calcext:value-type="string">
            <text:p>unknown</text:p>
          </table:table-cell>
          <table:table-cell office:value-type="string" calcext:value-type="string">
            <text:p>SK Bojových umění Hostivař</text:p>
          </table:table-cell>
          <table:table-cell office:value-type="string" calcext:value-type="string">
            <text:p>Vybudování opěrné zdi jako statické opatření při rekonstrukci hřiště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1000000" calcext:value-type="float">
            <text:p>10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Čechie Smíchov</text:p>
          </table:table-cell>
          <table:table-cell office:value-type="string" calcext:value-type="string">
            <text:p>Přestavba škvárového hřiště</text:p>
          </table:table-cell>
          <table:table-cell office:value-type="float" office:value="552000" calcext:value-type="float">
            <text:p>552000</text:p>
          </table:table-cell>
          <table:table-cell office:value-type="float" office:value="412000" calcext:value-type="float">
            <text:p>412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Čechoslovan Chuchle <text:s text:c="2"/>P</text:p>
          </table:table-cell>
          <table:table-cell office:value-type="string" calcext:value-type="string">
            <text:p>Rekonstrukce fotbal.hř. a zázemí</text:p>
          </table:table-cell>
          <table:table-cell office:value-type="float" office:value="2200000" calcext:value-type="float">
            <text:p>2200000</text:p>
          </table:table-cell>
          <table:table-cell office:value-type="float" office:value="1870000" calcext:value-type="float">
            <text:p>1870000</text:p>
          </table:table-cell>
          <table:table-cell office:value-type="string" calcext:value-type="string">
            <text:p>usn.RHMP *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1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Odstranění havárie ponorného čerpadla umělého zavlažování travnatých ploch</text:p>
          </table:table-cell>
          <table:table-cell office:value-type="float" office:value="74588" calcext:value-type="float">
            <text:p>74588</text:p>
          </table:table-cell>
          <table:table-cell office:value-type="float" office:value="60000" calcext:value-type="float">
            <text:p>60000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Mety, nadhaz. stroj, svět. tabule</text:p>
          </table:table-cell>
          <table:table-cell office:value-type="float" office:value="143000" calcext:value-type="float">
            <text:p>143000</text:p>
          </table:table-cell>
          <table:table-cell office:value-type="float" office:value="85800" calcext:value-type="float">
            <text:p>858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9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Krč Altron</text:p>
          </table:table-cell>
          <table:table-cell office:value-type="string" calcext:value-type="string">
            <text:p>Vybudování pálkařských tunelů - 4 ks ocelových konstrukcí</text:p>
          </table:table-cell>
          <table:table-cell office:value-type="float" office:value="165000" calcext:value-type="float">
            <text:p>165000</text:p>
          </table:table-cell>
          <table:table-cell office:value-type="float" office:value="115000" calcext:value-type="float">
            <text:p>115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1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Meteor Praha</text:p>
          </table:table-cell>
          <table:table-cell office:value-type="string" calcext:value-type="string">
            <text:p>Rekonstrukce budovy kuželníku</text:p>
          </table:table-cell>
          <table:table-cell office:value-type="float" office:value="997994" calcext:value-type="float">
            <text:p>997994</text:p>
          </table:table-cell>
          <table:table-cell office:value-type="float" office:value="798395" calcext:value-type="float">
            <text:p>79839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Meteor Praha</text:p>
          </table:table-cell>
          <table:table-cell office:value-type="string" calcext:value-type="string">
            <text:p>Oprava havarijního stavu oplocení</text:p>
          </table:table-cell>
          <table:table-cell office:value-type="float" office:value="370172" calcext:value-type="float">
            <text:p>370172</text:p>
          </table:table-cell>
          <table:table-cell office:value-type="float" office:value="314000" calcext:value-type="float">
            <text:p>314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K Újezd Praha 4, o. s.</text:p>
          </table:table-cell>
          <table:table-cell office:value-type="string" calcext:value-type="string">
            <text:p>Stavba tribuny k fotbalovému hřišti</text:p>
          </table:table-cell>
          <table:table-cell office:value-type="float" office:value="1250000" calcext:value-type="float">
            <text:p>1250000</text:p>
          </table:table-cell>
          <table:table-cell office:value-type="float" office:value="950000" calcext:value-type="float">
            <text:p>950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3" calcext:value-type="float">
            <text:p>6003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portovní klub Smíchov</text:p>
          </table:table-cell>
          <table:table-cell office:value-type="string" calcext:value-type="string">
            <text:p>Instalace nafukovací přetlakové víceúčelové haly </text:p>
          </table:table-cell>
          <table:table-cell office:value-type="float" office:value="2760000" calcext:value-type="float">
            <text:p>2760000</text:p>
          </table:table-cell>
          <table:table-cell office:value-type="float" office:value="1936000" calcext:value-type="float">
            <text:p>1936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Sportovní klub Smíchov</text:p>
          </table:table-cell>
          <table:table-cell office:value-type="string" calcext:value-type="string">
            <text:p>Zkvalitnění povrchu víceúčelového venkovního sportoviště - umělý povrch</text:p>
          </table:table-cell>
          <table:table-cell office:value-type="float" office:value="2900000" calcext:value-type="float">
            <text:p>2900000</text:p>
          </table:table-cell>
          <table:table-cell office:value-type="float" office:value="2320000" calcext:value-type="float">
            <text:p>2320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.J. Sokol I. Smíchov</text:p>
          </table:table-cell>
          <table:table-cell office:value-type="string" calcext:value-type="string">
            <text:p>Rekonstrukce Vstupní brány borců - původní sokolská brána - rekonstrukce</text:p>
          </table:table-cell>
          <table:table-cell office:value-type="float" office:value="699218" calcext:value-type="float">
            <text:p>699218</text:p>
          </table:table-cell>
          <table:table-cell office:value-type="float" office:value="100000" calcext:value-type="float">
            <text:p>100000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8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.J. Sokol Pražský</text:p>
          </table:table-cell>
          <table:table-cell office:value-type="string" calcext:value-type="string">
            <text:p>Nové vyznačení hřišť pro basketbal v tělocvičnách</text:p>
          </table:table-cell>
          <table:table-cell office:value-type="float" office:value="325930" calcext:value-type="float">
            <text:p>325930</text:p>
          </table:table-cell>
          <table:table-cell office:value-type="float" office:value="260744" calcext:value-type="float">
            <text:p>260744</text:p>
          </table:table-cell>
          <table:table-cell office:value-type="float" office:value="200000" calcext:value-type="float">
            <text:p>2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09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C PRAHA, spol. s r.o.</text:p>
          </table:table-cell>
          <table:table-cell office:value-type="string" calcext:value-type="string">
            <text:p>Rekonstrukce povrchu tenisového kurtu s umělým povrchem - nový umělý povrch</text:p>
          </table:table-cell>
          <table:table-cell office:value-type="float" office:value="1420769" calcext:value-type="float">
            <text:p>1420769</text:p>
          </table:table-cell>
          <table:table-cell office:value-type="float" office:value="1136615" calcext:value-type="float">
            <text:p>1136615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cvičná jednota Sokol Libuš</text:p>
          </table:table-cell>
          <table:table-cell office:value-type="string" calcext:value-type="string">
            <text:p>Rekonstrukce letního cvičiště - oprava oplocení, podezdívek a opěrek, rozšíření a úprava hřišť, dodávka drobného vybavení sportovišť</text:p>
          </table:table-cell>
          <table:table-cell office:value-type="float" office:value="1733707" calcext:value-type="float">
            <text:p>1733707</text:p>
          </table:table-cell>
          <table:table-cell office:value-type="float" office:value="1386966" calcext:value-type="float">
            <text:p>138696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3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cvičná jednota Sokol Praha Dejvice I.</text:p>
          </table:table-cell>
          <table:table-cell office:value-type="string" calcext:value-type="string">
            <text:p>Rekonstrukce tenisové tréninkové stěny</text:p>
          </table:table-cell>
          <table:table-cell office:value-type="float" office:value="365351" calcext:value-type="float">
            <text:p>365351</text:p>
          </table:table-cell>
          <table:table-cell office:value-type="float" office:value="270000" calcext:value-type="float">
            <text:p>270000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3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ělovýchovná jednota - sportovní klub Lanna Gym</text:p>
          </table:table-cell>
          <table:table-cell office:value-type="string" calcext:value-type="string">
            <text:p>Rek. podlahy sálu na box a úpolové sporty, plochy ringu a obnova tělocvičného nářadí</text:p>
          </table:table-cell>
          <table:table-cell office:value-type="float" office:value="569620" calcext:value-type="float">
            <text:p>569620</text:p>
          </table:table-cell>
          <table:table-cell office:value-type="float" office:value="422596" calcext:value-type="float">
            <text:p>42259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nis Fénix s.r.o.</text:p>
          </table:table-cell>
          <table:table-cell office:value-type="string" calcext:value-type="string">
            <text:p>Rekonstrukce tenisových antukových kurtů</text:p>
          </table:table-cell>
          <table:table-cell office:value-type="float" office:value="2291952" calcext:value-type="float">
            <text:p>2291952</text:p>
          </table:table-cell>
          <table:table-cell office:value-type="float" office:value="1833562" calcext:value-type="float">
            <text:p>183356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3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enisový klub Vysoké školy Praha</text:p>
          </table:table-cell>
          <table:table-cell office:value-type="string" calcext:value-type="string">
            <text:p>Rekonstrukce povrchu tenisových kurtů - nový umělý povrch</text:p>
          </table:table-cell>
          <table:table-cell office:value-type="float" office:value="1947888" calcext:value-type="float">
            <text:p>1947888</text:p>
          </table:table-cell>
          <table:table-cell office:value-type="float" office:value="1558310" calcext:value-type="float">
            <text:p>155831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float" office:value="6004" calcext:value-type="float">
            <text:p>6004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Astra Zahradní Město</text:p>
          </table:table-cell>
          <table:table-cell office:value-type="string" calcext:value-type="string">
            <text:p>Instalace víceúčelové přetlakové haly s ocelovou kostrukcí pro celoroční využití</text:p>
          </table:table-cell>
          <table:table-cell office:value-type="float" office:value="4796125" calcext:value-type="float">
            <text:p>4796125</text:p>
          </table:table-cell>
          <table:table-cell office:value-type="float" office:value="3357000" calcext:value-type="float">
            <text:p>3357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ČZU v Praze </text:p>
          </table:table-cell>
          <table:table-cell office:value-type="string" calcext:value-type="string">
            <text:p>Výměna palubkové podlahy v tělocvičnách</text:p>
          </table:table-cell>
          <table:table-cell office:value-type="float" office:value="1523970" calcext:value-type="float">
            <text:p>1523970</text:p>
          </table:table-cell>
          <table:table-cell office:value-type="float" office:value="723970" calcext:value-type="float">
            <text:p>72397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48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Dubeč</text:p>
          </table:table-cell>
          <table:table-cell office:value-type="string" calcext:value-type="string">
            <text:p>Havárie elektroinstalace v tribuně <text:s/>fotbal. areálu</text:p>
          </table:table-cell>
          <table:table-cell office:value-type="float" office:value="93938" calcext:value-type="float">
            <text:p>93938</text:p>
          </table:table-cell>
          <table:table-cell office:value-type="float" office:value="79847" calcext:value-type="float">
            <text:p>79847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Kovo Praha</text:p>
          </table:table-cell>
          <table:table-cell office:value-type="string" calcext:value-type="string">
            <text:p>Bezpečnostní a tréninkový chodník cyklistické dráhy - nájezdový bezpečnostní pruh vně cyklistické dráhy</text:p>
          </table:table-cell>
          <table:table-cell office:value-type="float" office:value="4050000" calcext:value-type="float">
            <text:p>4050000</text:p>
          </table:table-cell>
          <table:table-cell office:value-type="float" office:value="2835000" calcext:value-type="float">
            <text:p>2835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2040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Pankrác</text:p>
          </table:table-cell>
          <table:table-cell office:value-type="string" calcext:value-type="string">
            <text:p>Rekonstrukce střech objektu sportovní haly</text:p>
          </table:table-cell>
          <table:table-cell office:value-type="float" office:value="1907386" calcext:value-type="float">
            <text:p>1907386</text:p>
          </table:table-cell>
          <table:table-cell office:value-type="float" office:value="1335170" calcext:value-type="float">
            <text:p>133517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6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Pankrác</text:p>
          </table:table-cell>
          <table:table-cell office:value-type="string" calcext:value-type="string">
            <text:p>Rekonstrukce osvětlení v obou tělocvičnách sportovní haly</text:p>
          </table:table-cell>
          <table:table-cell office:value-type="float" office:value="1095891" calcext:value-type="float">
            <text:p>1095891</text:p>
          </table:table-cell>
          <table:table-cell office:value-type="float" office:value="876713" calcext:value-type="float">
            <text:p>876713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2040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Ruzyně</text:p>
          </table:table-cell>
          <table:table-cell office:value-type="string" calcext:value-type="string">
            <text:p>Rekonstrukce elektroinstalace, oplocení, hlavního vchodu, ochranných sítí sportovního areálu</text:p>
          </table:table-cell>
          <table:table-cell office:value-type="float" office:value="1074034" calcext:value-type="float">
            <text:p>1074034</text:p>
          </table:table-cell>
          <table:table-cell office:value-type="float" office:value="859227" calcext:value-type="float">
            <text:p>859227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05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Ruzyně</text:p>
          </table:table-cell>
          <table:table-cell office:value-type="string" calcext:value-type="string">
            <text:p>Rek. povrchu sportovní haly - demontáž a provedení nové palubkové podlahy</text:p>
          </table:table-cell>
          <table:table-cell office:value-type="float" office:value="1120000" calcext:value-type="float">
            <text:p>112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500000" calcext:value-type="float">
            <text:p>5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4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lovan Bohnice Praha 8</text:p>
          </table:table-cell>
          <table:table-cell office:value-type="string" calcext:value-type="string">
            <text:p>Rekonstrukce povrchu dráhy na BMX</text:p>
          </table:table-cell>
          <table:table-cell office:value-type="float" office:value="249821" calcext:value-type="float">
            <text:p>249821</text:p>
          </table:table-cell>
          <table:table-cell office:value-type="float" office:value="174874" calcext:value-type="float">
            <text:p>174874</text:p>
          </table:table-cell>
          <table:table-cell office:value-type="float" office:value="150000" calcext:value-type="float">
            <text:p>15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3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lovan Kunratice</text:p>
          </table:table-cell>
          <table:table-cell office:value-type="string" calcext:value-type="string">
            <text:p>Rek. fotbalového hřiště na hřiště s umělou trávou III. generace</text:p>
          </table:table-cell>
          <table:table-cell office:value-type="float" office:value="8853861" calcext:value-type="float">
            <text:p>8853861</text:p>
          </table:table-cell>
          <table:table-cell office:value-type="float" office:value="7083088" calcext:value-type="float">
            <text:p>7083088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2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Dejvice II.</text:p>
          </table:table-cell>
          <table:table-cell office:value-type="string" calcext:value-type="string">
            <text:p>Rekonstrukce el. rozvodů v sokolovně</text:p>
          </table:table-cell>
          <table:table-cell office:value-type="float" office:value="679000" calcext:value-type="float">
            <text:p>679000</text:p>
          </table:table-cell>
          <table:table-cell office:value-type="float" office:value="575000" calcext:value-type="float">
            <text:p>575000</text:p>
          </table:table-cell>
          <table:table-cell office:value-type="float" office:value="400000" calcext:value-type="float">
            <text:p>4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Dolní Chabry</text:p>
          </table:table-cell>
          <table:table-cell office:value-type="string" calcext:value-type="string">
            <text:p>Dostavba cvičné plochy u tenis. hř.</text:p>
          </table:table-cell>
          <table:table-cell office:value-type="float" office:value="137000" calcext:value-type="float">
            <text:p>137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19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Nusle Praha</text:p>
          </table:table-cell>
          <table:table-cell office:value-type="string" calcext:value-type="string">
            <text:p>Rekonstrukce povrchu tělocvičny - broušení, tmelení, lakování, přelajnování</text:p>
          </table:table-cell>
          <table:table-cell office:value-type="float" office:value="185966" calcext:value-type="float">
            <text:p>185966</text:p>
          </table:table-cell>
          <table:table-cell office:value-type="float" office:value="148773" calcext:value-type="float">
            <text:p>148773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1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Praha Krč</text:p>
          </table:table-cell>
          <table:table-cell office:value-type="string" calcext:value-type="string">
            <text:p>Havárie podlahy tělocvičny</text:p>
          </table:table-cell>
          <table:table-cell office:value-type="float" office:value="297248" calcext:value-type="float">
            <text:p>297248</text:p>
          </table:table-cell>
          <table:table-cell office:value-type="float" office:value="200000" calcext:value-type="float">
            <text:p>200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05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Žižkov <text:s text:c="18"/>P</text:p>
          </table:table-cell>
          <table:table-cell office:value-type="string" calcext:value-type="string">
            <text:p>Pořízení 2x UNIMO buněk jako objekt loděnice</text:p>
          </table:table-cell>
          <table:table-cell office:value-type="float" office:value="264210" calcext:value-type="float">
            <text:p>264210</text:p>
          </table:table-cell>
          <table:table-cell office:value-type="float" office:value="114200" calcext:value-type="float">
            <text:p>114200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01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okol Žižkov I.</text:p>
          </table:table-cell>
          <table:table-cell office:value-type="string" calcext:value-type="string">
            <text:p>renovace <text:s/>parket v tělocvičnách</text:p>
          </table:table-cell>
          <table:table-cell office:value-type="float" office:value="581100" calcext:value-type="float">
            <text:p>581100</text:p>
          </table:table-cell>
          <table:table-cell office:value-type="float" office:value="464880" calcext:value-type="float">
            <text:p>46488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59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 Střížkov</text:p>
          </table:table-cell>
          <table:table-cell office:value-type="string" calcext:value-type="string">
            <text:p>Rekonstrukce multifunkčního antukového kurtu</text:p>
          </table:table-cell>
          <table:table-cell office:value-type="float" office:value="399608" calcext:value-type="float">
            <text:p>399608</text:p>
          </table:table-cell>
          <table:table-cell office:value-type="float" office:value="299706" calcext:value-type="float">
            <text:p>299706</text:p>
          </table:table-cell>
          <table:table-cell office:value-type="float" office:value="200000" calcext:value-type="float">
            <text:p>2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4012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Obnova písku na jízdárnách</text:p>
          </table:table-cell>
          <table:table-cell office:value-type="float" office:value="164211" calcext:value-type="float">
            <text:p>164211</text:p>
          </table:table-cell>
          <table:table-cell office:value-type="float" office:value="131369" calcext:value-type="float">
            <text:p>131369</text:p>
          </table:table-cell>
          <table:table-cell office:value-type="float" office:value="80000" calcext:value-type="float">
            <text:p>8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14/2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Úprava povrchu jezdecké haly, obnova ochranné dřevěné stěny</text:p>
          </table:table-cell>
          <table:table-cell office:value-type="float" office:value="173703" calcext:value-type="float">
            <text:p>173703</text:p>
          </table:table-cell>
          <table:table-cell office:value-type="float" office:value="138963" calcext:value-type="float">
            <text:p>138963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Zkvalitnění povrchu závodiště, školní jízdárny, obnova budek pro rozhodčí</text:p>
          </table:table-cell>
          <table:table-cell office:value-type="float" office:value="160000" calcext:value-type="float">
            <text:p>160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10" calcext:value-type="float">
            <text:p>2010</text:p>
          </table:table-cell>
          <table:table-cell office:value-type="string" calcext:value-type="string">
            <text:p>4063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JJ Přední Kopanina</text:p>
          </table:table-cell>
          <table:table-cell office:value-type="string" calcext:value-type="string">
            <text:p>Rekonstrukce povrchu jízdárny, výměna sedaček a dřevěného zábradlí</text:p>
          </table:table-cell>
          <table:table-cell office:value-type="float" office:value="142000" calcext:value-type="float">
            <text:p>142000</text:p>
          </table:table-cell>
          <table:table-cell office:value-type="float" office:value="113600" calcext:value-type="float">
            <text:p>113600</text:p>
          </table:table-cell>
          <table:table-cell office:value-type="float" office:value="50000" calcext:value-type="float">
            <text:p>5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34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TK Slavia Praha</text:p>
          </table:table-cell>
          <table:table-cell office:value-type="string" calcext:value-type="string">
            <text:p>Havárie výměníkové stanice, Letenské sady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7500" calcext:value-type="float">
            <text:p>1275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3" calcext:value-type="float">
            <text:p>2003</text:p>
          </table:table-cell>
          <table:table-cell office:value-type="string" calcext:value-type="string">
            <text:p>2051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USK - ZS Hasa</text:p>
          </table:table-cell>
          <table:table-cell office:value-type="string" calcext:value-type="string">
            <text:p>Havárie čpavkového čerpadla</text:p>
          </table:table-cell>
          <table:table-cell office:value-type="float" office:value="168000" calcext:value-type="float">
            <text:p>168000</text:p>
          </table:table-cell>
          <table:table-cell office:value-type="float" office:value="143000" calcext:value-type="float">
            <text:p>143000</text:p>
          </table:table-cell>
          <table:table-cell office:value-type="float" office:value="100000" calcext:value-type="float">
            <text:p>100000</text:p>
          </table:table-cell>
          <table:table-cell table:style-name="Default" table:number-columns-repeated="3"/>
          <table:table-cell table:number-columns-repeated="1009"/>
        </table:table-row>
        <table:table-row table:style-name="ro2">
          <table:table-cell office:value-type="float" office:value="2007" calcext:value-type="float">
            <text:p>2007</text:p>
          </table:table-cell>
          <table:table-cell office:value-type="string" calcext:value-type="string">
            <text:p>4046/1</text:p>
          </table:table-cell>
          <table:table-cell office:value-type="string" calcext:value-type="string">
            <text:p>unknown</text:p>
          </table:table-cell>
          <table:table-cell office:value-type="string" calcext:value-type="string">
            <text:p>VOSS´99 s.r.o.</text:p>
          </table:table-cell>
          <table:table-cell office:value-type="string" calcext:value-type="string">
            <text:p>Rek. volejbal. kurtů na víceúčelové hřiště s uměl. povrchem</text:p>
          </table:table-cell>
          <table:table-cell office:value-type="float" office:value="670587" calcext:value-type="float">
            <text:p>670587</text:p>
          </table:table-cell>
          <table:table-cell office:value-type="float" office:value="537000" calcext:value-type="float">
            <text:p>537000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09"/>
        </table:table-row>
      </table:table>
      <table:table table:name="souhrn" table:style-name="ta1">
        <table:table-column table:style-name="co9" table:default-cell-style-name="ce10"/>
        <table:table-column table:style-name="co10" table:default-cell-style-name="ce11"/>
        <table:table-column table:style-name="co9" table:default-cell-style-name="ce14"/>
        <table:table-column table:style-name="co9" table:number-columns-repeated="12" table:default-cell-style-name="ce19"/>
        <table:table-column table:style-name="co9" table:default-cell-style-name="ce23"/>
        <table:table-column table:style-name="co9" table:default-cell-style-name="ce28"/>
        <table:table-row table:style-name="ro2">
          <table:table-cell table:style-name="ce8" office:value-type="string" calcext:value-type="string">
            <text:p>IČO</text:p>
          </table:table-cell>
          <table:table-cell table:style-name="ce8" office:value-type="string" calcext:value-type="string">
            <text:p>Název</text:p>
          </table:table-cell>
          <table:table-cell table:style-name="ce12" office:value-type="float" office:value="2003" calcext:value-type="float">
            <text:p>2003</text:p>
          </table:table-cell>
          <table:table-cell table:style-name="ce17" office:value-type="float" office:value="2004" calcext:value-type="float">
            <text:p>2004</text:p>
          </table:table-cell>
          <table:table-cell table:style-name="ce17" office:value-type="float" office:value="2005" calcext:value-type="float">
            <text:p>2005</text:p>
          </table:table-cell>
          <table:table-cell table:style-name="ce17" office:value-type="float" office:value="2006" calcext:value-type="float">
            <text:p>2006</text:p>
          </table:table-cell>
          <table:table-cell table:style-name="ce17" office:value-type="float" office:value="2007" calcext:value-type="float">
            <text:p>2007</text:p>
          </table:table-cell>
          <table:table-cell table:style-name="ce17" office:value-type="float" office:value="2008" calcext:value-type="float">
            <text:p>2008</text:p>
          </table:table-cell>
          <table:table-cell table:style-name="ce17" office:value-type="float" office:value="2009" calcext:value-type="float">
            <text:p>2009</text:p>
          </table:table-cell>
          <table:table-cell table:style-name="ce17" office:value-type="float" office:value="2010" calcext:value-type="float">
            <text:p>2010</text:p>
          </table:table-cell>
          <table:table-cell table:style-name="ce17" office:value-type="float" office:value="2011" calcext:value-type="float">
            <text:p>2011</text:p>
          </table:table-cell>
          <table:table-cell table:style-name="ce17" office:value-type="float" office:value="2012" calcext:value-type="float">
            <text:p>2012</text:p>
          </table:table-cell>
          <table:table-cell table:style-name="ce17" office:value-type="float" office:value="2013" calcext:value-type="float">
            <text:p>2013</text:p>
          </table:table-cell>
          <table:table-cell table:style-name="ce17" office:value-type="float" office:value="2014" calcext:value-type="float">
            <text:p>2014</text:p>
          </table:table-cell>
          <table:table-cell table:style-name="ce17" office:value-type="float" office:value="2015" calcext:value-type="float">
            <text:p>2015</text:p>
          </table:table-cell>
          <table:table-cell table:style-name="ce17" office:value-type="float" office:value="2016" calcext:value-type="float">
            <text:p>2016</text:p>
          </table:table-cell>
          <table:table-cell table:style-name="ce26" office:value-type="string" calcext:value-type="string">
            <text:p>Total Result</text:p>
          </table:table-cell>
        </table:table-row>
        <table:table-row table:style-name="ro2">
          <table:table-cell table:style-name="ce9" office:value-type="string" calcext:value-type="string">
            <text:p>Total Result</text:p>
          </table:table-cell>
          <table:table-cell table:style-name="ce9"/>
          <table:table-cell table:style-name="ce13" office:value-type="float" office:value="23320000" calcext:value-type="float">
            <text:p>23 320 000</text:p>
          </table:table-cell>
          <table:table-cell table:style-name="ce18" office:value-type="float" office:value="19300000" calcext:value-type="float">
            <text:p>19 300 000</text:p>
          </table:table-cell>
          <table:table-cell table:style-name="ce18" office:value-type="float" office:value="16450000" calcext:value-type="float">
            <text:p>16 450 000</text:p>
          </table:table-cell>
          <table:table-cell table:style-name="ce18" office:value-type="float" office:value="20430000" calcext:value-type="float">
            <text:p>20 430 000</text:p>
          </table:table-cell>
          <table:table-cell table:style-name="ce18" office:value-type="float" office:value="33070000" calcext:value-type="float">
            <text:p>33 070 000</text:p>
          </table:table-cell>
          <table:table-cell table:style-name="ce18" office:value-type="float" office:value="50150000" calcext:value-type="float">
            <text:p>50 150 000</text:p>
          </table:table-cell>
          <table:table-cell table:style-name="ce18" office:value-type="float" office:value="34700000" calcext:value-type="float">
            <text:p>34 700 000</text:p>
          </table:table-cell>
          <table:table-cell table:style-name="ce18" office:value-type="float" office:value="29350000" calcext:value-type="float">
            <text:p>29 350 000</text:p>
          </table:table-cell>
          <table:table-cell table:style-name="ce18" office:value-type="float" office:value="37050000" calcext:value-type="float">
            <text:p>37 050 000</text:p>
          </table:table-cell>
          <table:table-cell table:style-name="ce18" office:value-type="float" office:value="38490000" calcext:value-type="float">
            <text:p>38 490 000</text:p>
          </table:table-cell>
          <table:table-cell table:style-name="ce18" office:value-type="float" office:value="62140000" calcext:value-type="float">
            <text:p>62 140 000</text:p>
          </table:table-cell>
          <table:table-cell table:style-name="ce18" office:value-type="float" office:value="47650000" calcext:value-type="float">
            <text:p>47 650 000</text:p>
          </table:table-cell>
          <table:table-cell table:style-name="ce18" office:value-type="float" office:value="54734000" calcext:value-type="float">
            <text:p>54 734 000</text:p>
          </table:table-cell>
          <table:table-cell table:style-name="ce22" office:value-type="float" office:value="197105000" calcext:value-type="float">
            <text:p>197 105 000</text:p>
          </table:table-cell>
          <table:table-cell table:style-name="ce27" office:value-type="float" office:value="663939000" calcext:value-type="float">
            <text:p>663 939 000</text:p>
          </table:table-cell>
        </table:table-row>
        <table:table-row table:style-name="ro2">
          <table:table-cell office:value-type="float" office:value="538663" calcext:value-type="float">
            <text:p>538663</text:p>
          </table:table-cell>
          <table:table-cell table:formula="of:=VLOOKUP([.A3];[seznam.C$2:.D$957];2;0)" office:value-type="string" office:string-value="SK Motorlet Praha" calcext:value-type="string">
            <text:p>SK Motorlet Praha</text:p>
          </table:table-cell>
          <table:table-cell/>
          <table:table-cell office:value-type="float" office:value="2500000" calcext:value-type="float">
            <text:p>2 500 000</text:p>
          </table:table-cell>
          <table:table-cell office:value-type="float" office:value="2800000" calcext:value-type="float">
            <text:p>2 800 000</text:p>
          </table:table-cell>
          <table:table-cell office:value-type="float" office:value="4500000" calcext:value-type="float">
            <text:p>4 500 000</text:p>
          </table:table-cell>
          <table:table-cell office:value-type="float" office:value="1500000" calcext:value-type="float">
            <text:p>1 500 000</text:p>
          </table:table-cell>
          <table:table-cell office:value-type="float" office:value="2550000" calcext:value-type="float">
            <text:p>2 550 000</text:p>
          </table:table-cell>
          <table:table-cell office:value-type="float" office:value="6600000" calcext:value-type="float">
            <text:p>6 600 000</text:p>
          </table:table-cell>
          <table:table-cell office:value-type="float" office:value="1000000" calcext:value-type="float">
            <text:p>1 000 000</text:p>
          </table:table-cell>
          <table:table-cell office:value-type="float" office:value="2000000" calcext:value-type="float">
            <text:p>2 000 000</text:p>
          </table:table-cell>
          <table:table-cell table:number-columns-repeated="2" office:value-type="float" office:value="1300000" calcext:value-type="float">
            <text:p>1 300 000</text:p>
          </table:table-cell>
          <table:table-cell office:value-type="float" office:value="1500000" calcext:value-type="float">
            <text:p>1 500 000</text:p>
          </table:table-cell>
          <table:table-cell office:value-type="float" office:value="4000000" calcext:value-type="float">
            <text:p>4 000 000</text:p>
          </table:table-cell>
          <table:table-cell office:value-type="float" office:value="3500000" calcext:value-type="float">
            <text:p>3 500 000</text:p>
          </table:table-cell>
          <table:table-cell office:value-type="float" office:value="35050000" calcext:value-type="float">
            <text:p>35 050 000</text:p>
          </table:table-cell>
        </table:table-row>
        <table:table-row table:style-name="ro2">
          <table:table-cell office:value-type="float" office:value="26547970" calcext:value-type="float">
            <text:p>26547970</text:p>
          </table:table-cell>
          <table:table-cell table:formula="of:=VLOOKUP([.A4];[seznam.C$2:.D$957];2;0)" office:value-type="string" office:string-value="SK Hala Lužiny" calcext:value-type="string">
            <text:p>SK Hala Lužiny</text:p>
          </table:table-cell>
          <table:table-cell table:number-columns-repeated="4"/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000000" calcext:value-type="float">
            <text:p>3 000 000</text:p>
          </table:table-cell>
          <table:table-cell office:value-type="float" office:value="15000000" calcext:value-type="float">
            <text:p>15 000 000</text:p>
          </table:table-cell>
          <table:table-cell office:value-type="float" office:value="18400000" calcext:value-type="float">
            <text:p>18 400 000</text:p>
          </table:table-cell>
        </table:table-row>
        <table:table-row table:style-name="ro2">
          <table:table-cell office:value-type="float" office:value="49197045" calcext:value-type="float">
            <text:p>49197045</text:p>
          </table:table-cell>
          <table:table-cell table:formula="of:=VLOOKUP([.A5];[seznam.C$2:.D$957];2;0)" office:value-type="string" office:string-value="FK Slavoj Vyšehrad" calcext:value-type="string">
            <text:p>FK Slavoj Vyšehrad</text:p>
          </table:table-cell>
          <table:table-cell/>
          <table:table-cell table:number-columns-repeated="2" office:value-type="float" office:value="3500000" calcext:value-type="float">
            <text:p>3 500 000</text:p>
          </table:table-cell>
          <table:table-cell/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500000" calcext:value-type="float">
            <text:p>2 5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/>
          <table:table-cell office:value-type="float" office:value="3000000" calcext:value-type="float">
            <text:p>3 000 000</text:p>
          </table:table-cell>
          <table:table-cell office:value-type="float" office:value="18300000" calcext:value-type="float">
            <text:p>18 300 000</text:p>
          </table:table-cell>
        </table:table-row>
        <table:table-row table:style-name="ro2">
          <table:table-cell office:value-type="float" office:value="550311" calcext:value-type="float">
            <text:p>550311</text:p>
          </table:table-cell>
          <table:table-cell table:formula="of:=VLOOKUP([.A6];[seznam.C$2:.D$957];2;0)" office:value-type="string" office:string-value="TČlovýchovná jednota TEMPO PRAHA" calcext:value-type="string">
            <text:p>TČlovýchovná jednota TEMPO PRAH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0000" calcext:value-type="float">
            <text:p>150 000</text:p>
          </table:table-cell>
          <table:table-cell table:number-columns-repeated="2"/>
          <table:table-cell office:value-type="float" office:value="1000000" calcext:value-type="float">
            <text:p>1 000 000</text:p>
          </table:table-cell>
          <table:table-cell office:value-type="float" office:value="950000" calcext:value-type="float">
            <text:p>950 000</text:p>
          </table:table-cell>
          <table:table-cell office:value-type="float" office:value="1600000" calcext:value-type="float">
            <text:p>1 600 000</text:p>
          </table:table-cell>
          <table:table-cell office:value-type="float" office:value="650000" calcext:value-type="float">
            <text:p>650 000</text:p>
          </table:table-cell>
          <table:table-cell office:value-type="float" office:value="1800000" calcext:value-type="float">
            <text:p>1 800 000</text:p>
          </table:table-cell>
          <table:table-cell/>
          <table:table-cell office:value-type="float" office:value="9000000" calcext:value-type="float">
            <text:p>9 000 000</text:p>
          </table:table-cell>
          <table:table-cell office:value-type="float" office:value="15150000" calcext:value-type="float">
            <text:p>15 150 000</text:p>
          </table:table-cell>
        </table:table-row>
        <table:table-row table:style-name="ro2">
          <table:table-cell office:value-type="float" office:value="537799" calcext:value-type="float">
            <text:p>537799</text:p>
          </table:table-cell>
          <table:table-cell table:formula="of:=VLOOKUP([.A7];[seznam.C$2:.D$957];2;0)" office:value-type="string" office:string-value="Tělocvičná jednota Sokol Kobylisy" calcext:value-type="string">
            <text:p>Tělocvičná jednota Sokol Kobylisy</text:p>
          </table:table-cell>
          <table:table-cell office:value-type="float" office:value="60000" calcext:value-type="float">
            <text:p>60 00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/>
          <table:table-cell office:value-type="float" office:value="700000" calcext:value-type="float">
            <text:p>700 000</text:p>
          </table:table-cell>
          <table:table-cell table:number-columns-repeated="3"/>
          <table:table-cell office:value-type="float" office:value="12000000" calcext:value-type="float">
            <text:p>12 000 000</text:p>
          </table:table-cell>
          <table:table-cell office:value-type="float" office:value="12760000" calcext:value-type="float">
            <text:p>12 760 000</text:p>
          </table:table-cell>
        </table:table-row>
        <table:table-row table:style-name="ro2">
          <table:table-cell office:value-type="float" office:value="539015" calcext:value-type="float">
            <text:p>539015</text:p>
          </table:table-cell>
          <table:table-cell table:formula="of:=VLOOKUP([.A8];[seznam.C$2:.D$957];2;0)" office:value-type="string" office:string-value="Tělovýchovná jednota Tatran Střešovice, o. s." calcext:value-type="string">
            <text:p>Tělovýchovná jednota Tatran Střešovice, o. s.</text:p>
          </table:table-cell>
          <table:table-cell table:number-columns-repeated="4"/>
          <table:table-cell office:value-type="float" office:value="1100000" calcext:value-type="float">
            <text:p>1 100 000</text:p>
          </table:table-cell>
          <table:table-cell/>
          <table:table-cell office:value-type="float" office:value="4000000" calcext:value-type="float">
            <text:p>4 000 000</text:p>
          </table:table-cell>
          <table:table-cell/>
          <table:table-cell office:value-type="float" office:value="300000" calcext:value-type="float">
            <text:p>300 000</text:p>
          </table:table-cell>
          <table:table-cell office:value-type="float" office:value="1500000" calcext:value-type="float">
            <text:p>1 500 000</text:p>
          </table:table-cell>
          <table:table-cell table:number-columns-repeated="3"/>
          <table:table-cell office:value-type="float" office:value="5750000" calcext:value-type="float">
            <text:p>5 750 000</text:p>
          </table:table-cell>
          <table:table-cell office:value-type="float" office:value="12650000" calcext:value-type="float">
            <text:p>12 650 000</text:p>
          </table:table-cell>
        </table:table-row>
        <table:table-row table:style-name="ro2">
          <table:table-cell office:value-type="float" office:value="198773" calcext:value-type="float">
            <text:p>198773</text:p>
          </table:table-cell>
          <table:table-cell table:formula="of:=VLOOKUP([.A9];[seznam.C$2:.D$957];2;0)" office:value-type="string" office:string-value="TJ ABC Braník" calcext:value-type="string">
            <text:p>TJ ABC Braník</text:p>
          </table:table-cell>
          <table:table-cell table:number-columns-repeated="5"/>
          <table:table-cell office:value-type="float" office:value="3000000" calcext:value-type="float">
            <text:p>3 000 000</text:p>
          </table:table-cell>
          <table:table-cell office:value-type="float" office:value="2500000" calcext:value-type="float">
            <text:p>2 500 00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250000" calcext:value-type="float">
            <text:p>250 000</text:p>
          </table:table-cell>
          <table:table-cell table:number-columns-repeated="4"/>
          <table:table-cell office:value-type="float" office:value="5900000" calcext:value-type="float">
            <text:p>5 900 000</text:p>
          </table:table-cell>
          <table:table-cell office:value-type="float" office:value="12150000" calcext:value-type="float">
            <text:p>12 150 000</text:p>
          </table:table-cell>
        </table:table-row>
        <table:table-row table:style-name="ro2">
          <table:table-cell office:value-type="float" office:value="43002609" calcext:value-type="float">
            <text:p>43002609</text:p>
          </table:table-cell>
          <table:table-cell table:formula="of:=VLOOKUP([.A10];[seznam.C$2:.D$957];2;0)" office:value-type="string" office:string-value="SK Aritma Praha" calcext:value-type="string">
            <text:p>SK Aritma Praha</text:p>
          </table:table-cell>
          <table:table-cell/>
          <table:table-cell office:value-type="float" office:value="3500000" calcext:value-type="float">
            <text:p>3 500 000</text:p>
          </table:table-cell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  <table:table-cell office:value-type="float" office:value="4000000" calcext:value-type="float">
            <text:p>4 000 000</text:p>
          </table:table-cell>
          <table:table-cell table:number-columns-repeated="2"/>
          <table:table-cell office:value-type="float" office:value="750000" calcext:value-type="float">
            <text:p>750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800000" calcext:value-type="float">
            <text:p>800 000</text:p>
          </table:table-cell>
          <table:table-cell/>
          <table:table-cell office:value-type="float" office:value="600000" calcext:value-type="float">
            <text:p>600 000</text:p>
          </table:table-cell>
          <table:table-cell office:value-type="float" office:value="11900000" calcext:value-type="float">
            <text:p>11 900 000</text:p>
          </table:table-cell>
        </table:table-row>
        <table:table-row table:style-name="ro2">
          <table:table-cell office:value-type="float" office:value="393495" calcext:value-type="float">
            <text:p>393495</text:p>
          </table:table-cell>
          <table:table-cell table:formula="of:=VLOOKUP([.A11];[seznam.C$2:.D$957];2;0)" office:value-type="string" office:string-value="Univerzitní sportovní klub Praha" calcext:value-type="string">
            <text:p>Univerzitní sportovní klub Praha</text:p>
          </table:table-cell>
          <table:table-cell office:value-type="float" office:value="1000000" calcext:value-type="float">
            <text:p>1 000 000</text:p>
          </table:table-cell>
          <table:table-cell office:value-type="float" office:value="1400000" calcext:value-type="float">
            <text:p>1 400 000</text:p>
          </table:table-cell>
          <table:table-cell/>
          <table:table-cell office:value-type="float" office:value="900000" calcext:value-type="float">
            <text:p>900 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000000" calcext:value-type="float">
            <text:p>4 000 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11800000" calcext:value-type="float">
            <text:p>11 800 000</text:p>
          </table:table-cell>
        </table:table-row>
        <table:table-row table:style-name="ro2">
          <table:table-cell office:value-type="float" office:value="18626696" calcext:value-type="float">
            <text:p>18626696</text:p>
          </table:table-cell>
          <table:table-cell table:formula="of:=VLOOKUP([.A12];[seznam.C$2:.D$957];2;0)" office:value-type="string" office:string-value="SK Střešovice 1911" calcext:value-type="string">
            <text:p>SK Střešovice 1911</text:p>
          </table:table-cell>
          <table:table-cell table:number-columns-repeated="4"/>
          <table:table-cell office:value-type="float" office:value="1700000" calcext:value-type="float">
            <text:p>1 700 000</text:p>
          </table:table-cell>
          <table:table-cell office:value-type="float" office:value="4000000" calcext:value-type="float">
            <text:p>4 000 000</text:p>
          </table:table-cell>
          <table:table-cell/>
          <table:table-cell office:value-type="float" office:value="200000" calcext:value-type="float">
            <text:p>2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00000" calcext:value-type="float">
            <text:p>5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11700000" calcext:value-type="float">
            <text:p>11 700 000</text:p>
          </table:table-cell>
        </table:table-row>
        <table:table-row table:style-name="ro2">
          <table:table-cell office:value-type="float" office:value="43005802" calcext:value-type="float">
            <text:p>43005802</text:p>
          </table:table-cell>
          <table:table-cell table:formula="of:=VLOOKUP([.A13];[seznam.C$2:.D$957];2;0)" office:value-type="string" office:string-value="AC Sparta Praha" calcext:value-type="string">
            <text:p>AC Sparta Praha</text:p>
          </table:table-cell>
          <table:table-cell table:number-columns-repeated="4"/>
          <table:table-cell office:value-type="float" office:value="1800000" calcext:value-type="float">
            <text:p>1 800 000</text:p>
          </table:table-cell>
          <table:table-cell office:value-type="float" office:value="2000000" calcext:value-type="float">
            <text:p>2 000 000</text:p>
          </table:table-cell>
          <table:table-cell office:value-type="float" office:value="2500000" calcext:value-type="float">
            <text:p>2 500 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50000" calcext:value-type="float">
            <text:p>1 050 000</text:p>
          </table:table-cell>
          <table:table-cell office:value-type="float" office:value="1100000" calcext:value-type="float">
            <text:p>1 100 000</text:p>
          </table:table-cell>
          <table:table-cell office:value-type="float" office:value="1200000" calcext:value-type="float">
            <text:p>1 2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 office:value-type="float" office:value="11150000" calcext:value-type="float">
            <text:p>11 150 000</text:p>
          </table:table-cell>
        </table:table-row>
        <table:table-row table:style-name="ro2">
          <table:table-cell office:value-type="float" office:value="548693" calcext:value-type="float">
            <text:p>548693</text:p>
          </table:table-cell>
          <table:table-cell table:formula="of:=VLOOKUP([.A14];[seznam.C$2:.D$957];2;0)" office:value-type="string" office:string-value="&quot;SPORTOVNÍ KLUB SLAVIA PRAHA&quot;" calcext:value-type="string">
            <text:p>"SPORTOVNÍ KLUB SLAVIA PRAHA"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2950000" calcext:value-type="float">
            <text:p>2 950 000</text:p>
          </table:table-cell>
          <table:table-cell office:value-type="float" office:value="1440000" calcext:value-type="float">
            <text:p>1 44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3000000" calcext:value-type="float">
            <text:p>3 000 000</text:p>
          </table:table-cell>
          <table:table-cell office:value-type="float" office:value="2350000" calcext:value-type="float">
            <text:p>2 350 000</text:p>
          </table:table-cell>
          <table:table-cell office:value-type="float" office:value="10890000" calcext:value-type="float">
            <text:p>10 890 000</text:p>
          </table:table-cell>
        </table:table-row>
        <table:table-row table:style-name="ro2">
          <table:table-cell office:value-type="float" office:value="25083261" calcext:value-type="float">
            <text:p>25083261</text:p>
          </table:table-cell>
          <table:table-cell table:formula="of:=VLOOKUP([.A15];[seznam.C$2:.D$957];2;0)" office:value-type="string" office:string-value="HAMR - Sport a.s." calcext:value-type="string">
            <text:p>HAMR - Sport a.s.</text:p>
          </table:table-cell>
          <table:table-cell table:number-columns-repeated="10"/>
          <table:table-cell office:value-type="float" office:value="1850000" calcext:value-type="float">
            <text:p>1 850 000</text:p>
          </table:table-cell>
          <table:table-cell office:value-type="float" office:value="4000000" calcext:value-type="float">
            <text:p>4 0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10850000" calcext:value-type="float">
            <text:p>10 850 000</text:p>
          </table:table-cell>
        </table:table-row>
        <table:table-row table:style-name="ro3">
          <table:table-cell office:value-type="float" office:value="15887456" calcext:value-type="float">
            <text:p>15887456</text:p>
          </table:table-cell>
          <table:table-cell table:formula="of:=VLOOKUP([.A16];[seznam.C$2:.D$957];2;0)" office:value-type="string" office:string-value="Tělovýchovná jednota&#10;Bohemians Praha" calcext:value-type="string">
            <text:p>Tělovýchovná jednota</text:p>
            <text:p>Bohemians Prah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950000" calcext:value-type="float">
            <text:p>950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900000" calcext:value-type="float">
            <text:p>900 000</text:p>
          </table:table-cell>
          <table:table-cell/>
          <table:table-cell office:value-type="float" office:value="1100000" calcext:value-type="float">
            <text:p>1 1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1350000" calcext:value-type="float">
            <text:p>1 350 000</text:p>
          </table:table-cell>
          <table:table-cell office:value-type="float" office:value="3700000" calcext:value-type="float">
            <text:p>3 700 000</text:p>
          </table:table-cell>
          <table:table-cell office:value-type="float" office:value="10600000" calcext:value-type="float">
            <text:p>10 600 000</text:p>
          </table:table-cell>
        </table:table-row>
        <table:table-row table:style-name="ro2">
          <table:table-cell office:value-type="float" office:value="406741" calcext:value-type="float">
            <text:p>406741</text:p>
          </table:table-cell>
          <table:table-cell table:formula="of:=VLOOKUP([.A17];[seznam.C$2:.D$957];2;0)" office:value-type="string" office:string-value="Fotbalová asociace České republiky" calcext:value-type="string">
            <text:p>Fotbalová asociace České republiky</text:p>
          </table:table-cell>
          <table:table-cell table:number-columns-repeated="13"/>
          <table:table-cell table:number-columns-repeated="2" office:value-type="float" office:value="10000000" calcext:value-type="float">
            <text:p>10 000 000</text:p>
          </table:table-cell>
        </table:table-row>
        <table:table-row table:style-name="ro2">
          <table:table-cell office:value-type="float" office:value="548707" calcext:value-type="float">
            <text:p>548707</text:p>
          </table:table-cell>
          <table:table-cell table:formula="of:=VLOOKUP([.A18];[seznam.C$2:.D$957];2;0)" office:value-type="string" office:string-value="TJ Lokomotiva Praha" calcext:value-type="string">
            <text:p>TJ Lokomotiva Praha</text:p>
          </table:table-cell>
          <table:table-cell office:value-type="float" office:value="250000" calcext:value-type="float">
            <text:p>250 000</text:p>
          </table:table-cell>
          <table:table-cell/>
          <table:table-cell office:value-type="float" office:value="2500000" calcext:value-type="float">
            <text:p>2 500 0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300000" calcext:value-type="float">
            <text:p>6 30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400000" calcext:value-type="float">
            <text:p>4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office:value-type="float" office:value="9750000" calcext:value-type="float">
            <text:p>9 750 000</text:p>
          </table:table-cell>
        </table:table-row>
        <table:table-row table:style-name="ro2">
          <table:table-cell office:value-type="float" office:value="47607122" calcext:value-type="float">
            <text:p>47607122</text:p>
          </table:table-cell>
          <table:table-cell table:formula="of:=VLOOKUP([.A19];[seznam.C$2:.D$957];2;0)" office:value-type="string" office:string-value="FK Admira Praha" calcext:value-type="string">
            <text:p>FK Admira Praha</text:p>
          </table:table-cell>
          <table:table-cell table:number-columns-repeated="2"/>
          <table:table-cell office:value-type="float" office:value="3500000" calcext:value-type="float">
            <text:p>3 500 000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float" office:value="1460000" calcext:value-type="float">
            <text:p>1 460 000</text:p>
          </table:table-cell>
          <table:table-cell office:value-type="float" office:value="4500000" calcext:value-type="float">
            <text:p>4 500 000</text:p>
          </table:table-cell>
          <table:table-cell office:value-type="float" office:value="9460000" calcext:value-type="float">
            <text:p>9 460 000</text:p>
          </table:table-cell>
        </table:table-row>
        <table:table-row table:style-name="ro2">
          <table:table-cell office:value-type="float" office:value="70804222" calcext:value-type="float">
            <text:p>70804222</text:p>
          </table:table-cell>
          <table:table-cell table:formula="of:=VLOOKUP([.A20];[seznam.C$2:.D$957];2;0)" office:value-type="string" office:string-value="CU Bohemians" calcext:value-type="string">
            <text:p>CU Bohemians</text:p>
          </table:table-cell>
          <table:table-cell table:number-columns-repeated="4"/>
          <table:table-cell office:value-type="float" office:value="1500000" calcext:value-type="float">
            <text:p>1 500 000</text:p>
          </table:table-cell>
          <table:table-cell office:value-type="float" office:value="2000000" calcext:value-type="float">
            <text:p>2 000 000</text:p>
          </table:table-cell>
          <table:table-cell office:value-type="float" office:value="1400000" calcext:value-type="float">
            <text:p>1 400 00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400000" calcext:value-type="float">
            <text:p>400 000</text:p>
          </table:table-cell>
          <table:table-cell/>
          <table:table-cell office:value-type="float" office:value="1000000" calcext:value-type="float">
            <text:p>1 000 000</text:p>
          </table:table-cell>
          <table:table-cell office:value-type="float" office:value="300000" calcext:value-type="float">
            <text:p>300 000</text:p>
          </table:table-cell>
          <table:table-cell/>
          <table:table-cell office:value-type="float" office:value="1905000" calcext:value-type="float">
            <text:p>1 905 000</text:p>
          </table:table-cell>
          <table:table-cell office:value-type="float" office:value="9005000" calcext:value-type="float">
            <text:p>9 005 000</text:p>
          </table:table-cell>
        </table:table-row>
        <table:table-row table:style-name="ro2">
          <table:table-cell office:value-type="float" office:value="45246491" calcext:value-type="float">
            <text:p>45246491</text:p>
          </table:table-cell>
          <table:table-cell table:formula="of:=VLOOKUP([.A21];[seznam.C$2:.D$957];2;0)" office:value-type="string" office:string-value="TČlocvičná jednota Sokol Vyšehrad" calcext:value-type="string">
            <text:p>TČlocvičná jednota Sokol Vyšehrad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650000" calcext:value-type="float">
            <text:p>65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1360000" calcext:value-type="float">
            <text:p>1 360 000</text:p>
          </table:table-cell>
          <table:table-cell office:value-type="float" office:value="600000" calcext:value-type="float">
            <text:p>600 000</text:p>
          </table:table-cell>
          <table:table-cell office:value-type="float" office:value="4850000" calcext:value-type="float">
            <text:p>4 850 000</text:p>
          </table:table-cell>
          <table:table-cell office:value-type="float" office:value="8960000" calcext:value-type="float">
            <text:p>8 960 000</text:p>
          </table:table-cell>
        </table:table-row>
        <table:table-row table:style-name="ro2">
          <table:table-cell office:value-type="float" office:value="47610875" calcext:value-type="float">
            <text:p>47610875</text:p>
          </table:table-cell>
          <table:table-cell table:formula="of:=VLOOKUP([.A22];[seznam.C$2:.D$957];2;0)" office:value-type="string" office:string-value="HC HVċZDA PRAHA" calcext:value-type="string">
            <text:p>HC HVċZDA PRAHA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  <table:table-cell table:number-columns-repeated="3"/>
          <table:table-cell office:value-type="float" office:value="500000" calcext:value-type="float">
            <text:p>500 000</text:p>
          </table:table-cell>
          <table:table-cell office:value-type="float" office:value="550000" calcext:value-type="float">
            <text:p>550 000</text:p>
          </table:table-cell>
          <table:table-cell office:value-type="float" office:value="400000" calcext:value-type="float">
            <text:p>400 000</text:p>
          </table:table-cell>
          <table:table-cell office:value-type="float" office:value="1600000" calcext:value-type="float">
            <text:p>1 600 000</text:p>
          </table:table-cell>
          <table:table-cell office:value-type="float" office:value="1700000" calcext:value-type="float">
            <text:p>1 700 000</text:p>
          </table:table-cell>
          <table:table-cell/>
          <table:table-cell office:value-type="float" office:value="2600000" calcext:value-type="float">
            <text:p>2 600 000</text:p>
          </table:table-cell>
          <table:table-cell office:value-type="float" office:value="8850000" calcext:value-type="float">
            <text:p>8 850 000</text:p>
          </table:table-cell>
        </table:table-row>
        <table:table-row table:style-name="ro2">
          <table:table-cell office:value-type="float" office:value="26644746" calcext:value-type="float">
            <text:p>26644746</text:p>
          </table:table-cell>
          <table:table-cell table:formula="of:=VLOOKUP([.A23];[seznam.C$2:.D$957];2;0)" office:value-type="string" office:string-value="SC Radotín z.s." calcext:value-type="string">
            <text:p>SC Radotín z.s.</text:p>
          </table:table-cell>
          <table:table-cell table:number-columns-repeated="4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1750000" calcext:value-type="float">
            <text:p>1 750 000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5000000" calcext:value-type="float">
            <text:p>5 000 000</text:p>
          </table:table-cell>
          <table:table-cell office:value-type="float" office:value="8550000" calcext:value-type="float">
            <text:p>8 550 000</text:p>
          </table:table-cell>
        </table:table-row>
        <table:table-row table:style-name="ro2">
          <table:table-cell office:value-type="float" office:value="542041" calcext:value-type="float">
            <text:p>542041</text:p>
          </table:table-cell>
          <table:table-cell table:formula="of:=VLOOKUP([.A24];[seznam.C$2:.D$957];2;0)" office:value-type="string" office:string-value="SK Praha 4" calcext:value-type="string">
            <text:p>SK Praha 4</text:p>
          </table:table-cell>
          <table:table-cell office:value-type="float" office:value="1700000" calcext:value-type="float">
            <text:p>1 7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400000" calcext:value-type="float">
            <text:p>400 000</text:p>
          </table:table-cell>
          <table:table-cell office:value-type="float" office:value="1040000" calcext:value-type="float">
            <text:p>1 040 000</text:p>
          </table:table-cell>
          <table:table-cell office:value-type="float" office:value="1450000" calcext:value-type="float">
            <text:p>1 450 000</text:p>
          </table:table-cell>
          <table:table-cell office:value-type="float" office:value="400000" calcext:value-type="float">
            <text:p>400 000</text:p>
          </table:table-cell>
          <table:table-cell/>
          <table:table-cell office:value-type="float" office:value="2500000" calcext:value-type="float">
            <text:p>2 500 00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8290000" calcext:value-type="float">
            <text:p>8 290 000</text:p>
          </table:table-cell>
        </table:table-row>
        <table:table-row table:style-name="ro2">
          <table:table-cell office:value-type="float" office:value="200191" calcext:value-type="float">
            <text:p>200191</text:p>
          </table:table-cell>
          <table:table-cell table:formula="of:=VLOOKUP([.A25];[seznam.C$2:.D$957];2;0)" office:value-type="string" office:string-value="TČlocvičná jednota Sokol Praha Královské Vinohrady" calcext:value-type="string">
            <text:p>TČlocvičná jednota Sokol Praha Královské Vinohrady</text:p>
          </table:table-cell>
          <table:table-cell table:number-columns-repeated="8"/>
          <table:table-cell office:value-type="float" office:value="1000000" calcext:value-type="float">
            <text:p>1 000 000</text:p>
          </table:table-cell>
          <table:table-cell office:value-type="float" office:value="600000" calcext:value-type="float">
            <text:p>600 000</text:p>
          </table:table-cell>
          <table:table-cell office:value-type="float" office:value="1200000" calcext:value-type="float">
            <text:p>1 200 000</text:p>
          </table:table-cell>
          <table:table-cell office:value-type="float" office:value="450000" calcext:value-type="float">
            <text:p>45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8250000" calcext:value-type="float">
            <text:p>8 250 000</text:p>
          </table:table-cell>
        </table:table-row>
        <table:table-row table:style-name="ro2">
          <table:table-cell office:value-type="float" office:value="539601" calcext:value-type="float">
            <text:p>539601</text:p>
          </table:table-cell>
          <table:table-cell table:formula="of:=VLOOKUP([.A26];[seznam.C$2:.D$957];2;0)" office:value-type="string" office:string-value="SK PROSEK PRAHA" calcext:value-type="string">
            <text:p>SK PROSEK PRAHA</text:p>
          </table:table-cell>
          <table:table-cell table:number-columns-repeated="10"/>
          <table:table-cell office:value-type="float" office:value="5000000" calcext:value-type="float">
            <text:p>5 000 000</text:p>
          </table:table-cell>
          <table:table-cell office:value-type="float" office:value="3000000" calcext:value-type="float">
            <text:p>3 000 000</text:p>
          </table:table-cell>
          <table:table-cell table:number-columns-repeated="2"/>
          <table:table-cell office:value-type="float" office:value="8000000" calcext:value-type="float">
            <text:p>8 000 000</text:p>
          </table:table-cell>
        </table:table-row>
        <table:table-row table:style-name="ro2">
          <table:table-cell office:value-type="float" office:value="15268551" calcext:value-type="float">
            <text:p>15268551</text:p>
          </table:table-cell>
          <table:table-cell table:formula="of:=VLOOKUP([.A27];[seznam.C$2:.D$957];2;0)" office:value-type="string" office:string-value="SK Čechie Uhříněves, z.s." calcext:value-type="string">
            <text:p>SK Čechie Uhříněves, z.s.</text:p>
          </table:table-cell>
          <table:table-cell table:number-columns-repeated="10"/>
          <table:table-cell office:value-type="float" office:value="2000000" calcext:value-type="float">
            <text:p>2 000 000</text:p>
          </table:table-cell>
          <table:table-cell office:value-type="float" office:value="1000000" calcext:value-type="float">
            <text:p>1 000 000</text:p>
          </table:table-cell>
          <table:table-cell/>
          <table:table-cell office:value-type="float" office:value="5000000" calcext:value-type="float">
            <text:p>5 000 000</text:p>
          </table:table-cell>
          <table:table-cell office:value-type="float" office:value="8000000" calcext:value-type="float">
            <text:p>8 000 000</text:p>
          </table:table-cell>
        </table:table-row>
        <table:table-row table:style-name="ro2">
          <table:table-cell office:value-type="float" office:value="49626183" calcext:value-type="float">
            <text:p>49626183</text:p>
          </table:table-cell>
          <table:table-cell table:formula="of:=VLOOKUP([.A28];[seznam.C$2:.D$957];2;0)" office:value-type="string" office:string-value="FK Meteor Praha VIII" calcext:value-type="string">
            <text:p>FK Meteor Praha VIII</text:p>
          </table:table-cell>
          <table:table-cell office:value-type="float" office:value="1300000" calcext:value-type="float">
            <text:p>1 300 000</text:p>
          </table:table-cell>
          <table:table-cell table:number-columns-repeated="3"/>
          <table:table-cell office:value-type="float" office:value="700000" calcext:value-type="float">
            <text:p>700 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100000" calcext:value-type="float">
            <text:p>1 100 000</text:p>
          </table:table-cell>
          <table:table-cell office:value-type="float" office:value="3600000" calcext:value-type="float">
            <text:p>3 600 000</text:p>
          </table:table-cell>
          <table:table-cell office:value-type="float" office:value="950000" calcext:value-type="float">
            <text:p>950 000</text:p>
          </table:table-cell>
          <table:table-cell table:number-columns-repeated="2"/>
          <table:table-cell office:value-type="float" office:value="7650000" calcext:value-type="float">
            <text:p>7 650 000</text:p>
          </table:table-cell>
        </table:table-row>
        <table:table-row table:style-name="ro2">
          <table:table-cell office:value-type="float" office:value="62934252" calcext:value-type="float">
            <text:p>62934252</text:p>
          </table:table-cell>
          <table:table-cell table:formula="of:=VLOOKUP([.A29];[seznam.C$2:.D$957];2;0)" office:value-type="string" office:string-value="SK Třeboradice" calcext:value-type="string">
            <text:p>SK Třeboradice</text:p>
          </table:table-cell>
          <table:table-cell table:number-columns-repeated="5"/>
          <table:table-cell office:value-type="float" office:value="3000000" calcext:value-type="float">
            <text:p>3 000 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float" office:value="2900000" calcext:value-type="float">
            <text:p>2 9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/>
          <table:table-cell office:value-type="float" office:value="7400000" calcext:value-type="float">
            <text:p>7 400 000</text:p>
          </table:table-cell>
        </table:table-row>
        <table:table-row table:style-name="ro2">
          <table:table-cell office:value-type="float" office:value="49281771" calcext:value-type="float">
            <text:p>49281771</text:p>
          </table:table-cell>
          <table:table-cell table:formula="of:=VLOOKUP([.A30];[seznam.C$2:.D$957];2;0)" office:value-type="string" office:string-value="Tělocvičná jednota Sokol Vinoř" calcext:value-type="string">
            <text:p>Tělocvičná jednota Sokol Vinoř</text:p>
          </table:table-cell>
          <table:table-cell table:number-columns-repeated="12"/>
          <table:table-cell office:value-type="float" office:value="550000" calcext:value-type="float">
            <text:p>550 000</text:p>
          </table:table-cell>
          <table:table-cell office:value-type="float" office:value="6800000" calcext:value-type="float">
            <text:p>6 800 000</text:p>
          </table:table-cell>
          <table:table-cell office:value-type="float" office:value="7350000" calcext:value-type="float">
            <text:p>7 350 000</text:p>
          </table:table-cell>
        </table:table-row>
        <table:table-row table:style-name="ro2">
          <table:table-cell office:value-type="float" office:value="63999609" calcext:value-type="float">
            <text:p>63999609</text:p>
          </table:table-cell>
          <table:table-cell table:formula="of:=VLOOKUP([.A31];[seznam.C$2:.D$957];2;0)" office:value-type="string" office:string-value="SK Slavia Praha" calcext:value-type="string">
            <text:p>SK Slavia Praha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2850000" calcext:value-type="float">
            <text:p>2 850 000</text:p>
          </table:table-cell>
          <table:table-cell office:value-type="float" office:value="2700000" calcext:value-type="float">
            <text:p>2 7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 table:number-columns-repeated="9"/>
          <table:table-cell office:value-type="float" office:value="7300000" calcext:value-type="float">
            <text:p>7 300 000</text:p>
          </table:table-cell>
        </table:table-row>
        <table:table-row table:style-name="ro2">
          <table:table-cell office:value-type="float" office:value="60445190" calcext:value-type="float">
            <text:p>60445190</text:p>
          </table:table-cell>
          <table:table-cell table:formula="of:=VLOOKUP([.A32];[seznam.C$2:.D$957];2;0)" office:value-type="string" office:string-value="EAGLES Praha z.s." calcext:value-type="string">
            <text:p>EAGLES Praha z.s.</text:p>
          </table:table-cell>
          <table:table-cell/>
          <table:table-cell office:value-type="float" office:value="1000000" calcext:value-type="float">
            <text:p>1 000 000</text:p>
          </table:table-cell>
          <table:table-cell table:number-columns-repeated="4"/>
          <table:table-cell office:value-type="float" office:value="1800000" calcext:value-type="float">
            <text:p>1 800 000</text:p>
          </table:table-cell>
          <table:table-cell table:number-columns-repeated="2"/>
          <table:table-cell office:value-type="float" office:value="1700000" calcext:value-type="float">
            <text:p>1 700 000</text:p>
          </table:table-cell>
          <table:table-cell office:value-type="float" office:value="2150000" calcext:value-type="float">
            <text:p>2 150 000</text:p>
          </table:table-cell>
          <table:table-cell office:value-type="float" office:value="280000" calcext:value-type="float">
            <text:p>280 000</text:p>
          </table:table-cell>
          <table:table-cell/>
          <table:table-cell office:value-type="float" office:value="300000" calcext:value-type="float">
            <text:p>300 000</text:p>
          </table:table-cell>
          <table:table-cell office:value-type="float" office:value="7230000" calcext:value-type="float">
            <text:p>7 230 000</text:p>
          </table:table-cell>
        </table:table-row>
        <table:table-row table:style-name="ro2">
          <table:table-cell office:value-type="float" office:value="67984142" calcext:value-type="float">
            <text:p>67984142</text:p>
          </table:table-cell>
          <table:table-cell table:formula="of:=VLOOKUP([.A33];[seznam.C$2:.D$957];2;0)" office:value-type="string" office:string-value="FK Dukla Praha" calcext:value-type="string">
            <text:p>FK Dukla Praha</text:p>
          </table:table-cell>
          <table:table-cell table:number-columns-repeated="5"/>
          <table:table-cell office:value-type="float" office:value="4500000" calcext:value-type="float">
            <text:p>4 500 000</text:p>
          </table:table-cell>
          <table:table-cell/>
          <table:table-cell office:value-type="float" office:value="1000000" calcext:value-type="float">
            <text:p>1 000 000</text:p>
          </table:table-cell>
          <table:table-cell table:number-columns-repeated="2" office:value-type="float" office:value="700000" calcext:value-type="float">
            <text:p>700 000</text:p>
          </table:table-cell>
          <table:table-cell table:number-columns-repeated="4"/>
          <table:table-cell office:value-type="float" office:value="6900000" calcext:value-type="float">
            <text:p>6 900 000</text:p>
          </table:table-cell>
        </table:table-row>
        <table:table-row table:style-name="ro2">
          <table:table-cell office:value-type="float" office:value="45243077" calcext:value-type="float">
            <text:p>45243077</text:p>
          </table:table-cell>
          <table:table-cell table:formula="of:=VLOOKUP([.A34];[seznam.C$2:.D$957];2;0)" office:value-type="string" office:string-value="I. Český Lawn - Tennis Klub Praha" calcext:value-type="string">
            <text:p>I. Český Lawn - Tennis Klub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float" office:value="800000" calcext:value-type="float">
            <text:p>80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2000000" calcext:value-type="float">
            <text:p>2 000 000</text:p>
          </table:table-cell>
          <table:table-cell office:value-type="float" office:value="3150000" calcext:value-type="float">
            <text:p>3 150 000</text:p>
          </table:table-cell>
          <table:table-cell office:value-type="float" office:value="6850000" calcext:value-type="float">
            <text:p>6 850 000</text:p>
          </table:table-cell>
        </table:table-row>
        <table:table-row table:style-name="ro2">
          <table:table-cell office:value-type="float" office:value="389838" calcext:value-type="float">
            <text:p>389838</text:p>
          </table:table-cell>
          <table:table-cell table:formula="of:=VLOOKUP([.A35];[seznam.C$2:.D$957];2;0)" office:value-type="string" office:string-value="HC Kobra Praha" calcext:value-type="string">
            <text:p>HC Kobra Praha</text:p>
          </table:table-cell>
          <table:table-cell table:number-columns-repeated="7"/>
          <table:table-cell office:value-type="float" office:value="1500000" calcext:value-type="float">
            <text:p>1 500 000</text:p>
          </table:table-cell>
          <table:table-cell office:value-type="float" office:value="700000" calcext:value-type="float">
            <text:p>70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1200000" calcext:value-type="float">
            <text:p>1 200 000</text:p>
          </table:table-cell>
          <table:table-cell office:value-type="float" office:value="1500000" calcext:value-type="float">
            <text:p>1 500 000</text:p>
          </table:table-cell>
          <table:table-cell/>
          <table:table-cell office:value-type="float" office:value="800000" calcext:value-type="float">
            <text:p>800 000</text:p>
          </table:table-cell>
          <table:table-cell office:value-type="float" office:value="6600000" calcext:value-type="float">
            <text:p>6 600 000</text:p>
          </table:table-cell>
        </table:table-row>
        <table:table-row table:style-name="ro2">
          <table:table-cell office:value-type="float" office:value="536288" calcext:value-type="float">
            <text:p>536288</text:p>
          </table:table-cell>
          <table:table-cell table:formula="of:=VLOOKUP([.A36];[seznam.C$2:.D$957];2;0)" office:value-type="string" office:string-value="FC Tempo Praha" calcext:value-type="string">
            <text:p>FC Tempo Praha</text:p>
          </table:table-cell>
          <table:table-cell/>
          <table:table-cell office:value-type="float" office:value="150000" calcext:value-type="float">
            <text:p>150 000</text:p>
          </table:table-cell>
          <table:table-cell table:number-columns-repeated="2"/>
          <table:table-cell office:value-type="float" office:value="250000" calcext:value-type="float">
            <text:p>250 000</text:p>
          </table:table-cell>
          <table:table-cell/>
          <table:table-cell office:value-type="float" office:value="1800000" calcext:value-type="float">
            <text:p>1 80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000" calcext:value-type="float">
            <text:p>100 000</text:p>
          </table:table-cell>
          <table:table-cell table:number-columns-repeated="2"/>
          <table:table-cell office:value-type="float" office:value="4000000" calcext:value-type="float">
            <text:p>4 000 000</text:p>
          </table:table-cell>
          <table:table-cell/>
          <table:table-cell office:value-type="float" office:value="6300000" calcext:value-type="float">
            <text:p>6 300 000</text:p>
          </table:table-cell>
        </table:table-row>
        <table:table-row table:style-name="ro3">
          <table:table-cell office:value-type="float" office:value="552941" calcext:value-type="float">
            <text:p>552941</text:p>
          </table:table-cell>
          <table:table-cell table:formula="of:=VLOOKUP([.A37];[seznam.C$2:.D$957];2;0)" office:value-type="string" office:string-value="Tělocvičná jednota Sokol&#10;Praha Vršovice" calcext:value-type="string">
            <text:p>Tělocvičná jednota Sokol</text:p>
            <text:p>Praha Vršovice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680000" calcext:value-type="float">
            <text:p>1 680 000</text:p>
          </table:table-cell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450000" calcext:value-type="float">
            <text:p>450 000</text:p>
          </table:table-cell>
          <table:table-cell office:value-type="float" office:value="1500000" calcext:value-type="float">
            <text:p>1 500 000</text:p>
          </table:table-cell>
          <table:table-cell office:value-type="float" office:value="0" calcext:value-type="float">
            <text:p>0</text:p>
          </table:table-cell>
          <table:table-cell office:value-type="float" office:value="700000" calcext:value-type="float">
            <text:p>700 000</text:p>
          </table:table-cell>
          <table:table-cell/>
          <table:table-cell office:value-type="float" office:value="704000" calcext:value-type="float">
            <text:p>704 000</text:p>
          </table:table-cell>
          <table:table-cell office:value-type="float" office:value="700000" calcext:value-type="float">
            <text:p>700 000</text:p>
          </table:table-cell>
          <table:table-cell office:value-type="float" office:value="6234000" calcext:value-type="float">
            <text:p>6 234 000</text:p>
          </table:table-cell>
        </table:table-row>
        <table:table-row table:style-name="ro2">
          <table:table-cell office:value-type="float" office:value="63830272" calcext:value-type="float">
            <text:p>63830272</text:p>
          </table:table-cell>
          <table:table-cell table:formula="of:=VLOOKUP([.A38];[seznam.C$2:.D$957];2;0)" office:value-type="string" office:string-value="Tělocvičná jednota Sokol Žižkov II." calcext:value-type="string">
            <text:p>Tělocvičná jednota Sokol Žižkov II.</text:p>
          </table:table-cell>
          <table:table-cell table:number-columns-repeated="4"/>
          <table:table-cell office:value-type="float" office:value="100000" calcext:value-type="float">
            <text:p>100 000</text:p>
          </table:table-cell>
          <table:table-cell table:number-columns-repeated="2"/>
          <table:table-cell office:value-type="float" office:value="1100000" calcext:value-type="float">
            <text:p>1 100 000</text:p>
          </table:table-cell>
          <table:table-cell/>
          <table:table-cell office:value-type="float" office:value="250000" calcext:value-type="float">
            <text:p>250 000</text:p>
          </table:table-cell>
          <table:table-cell table:number-columns-repeated="2"/>
          <table:table-cell office:value-type="float" office:value="4250000" calcext:value-type="float">
            <text:p>4 250 000</text:p>
          </table:table-cell>
          <table:table-cell/>
          <table:table-cell office:value-type="float" office:value="5700000" calcext:value-type="float">
            <text:p>5 700 000</text:p>
          </table:table-cell>
        </table:table-row>
        <table:table-row table:style-name="ro2">
          <table:table-cell office:value-type="float" office:value="537829" calcext:value-type="float">
            <text:p>537829</text:p>
          </table:table-cell>
          <table:table-cell table:formula="of:=VLOOKUP([.A39];[seznam.C$2:.D$957];2;0)" office:value-type="string" office:string-value="Tělovýchovná jednota Jižní Město Chodov,o.s." calcext:value-type="string">
            <text:p>Tělovýchovná jednota Jižní Město Chodov,o.s.</text:p>
          </table:table-cell>
          <table:table-cell office:value-type="float" office:value="2000000" calcext:value-type="float">
            <text:p>2 000 000</text:p>
          </table:table-cell>
          <table:table-cell table:number-columns-repeated="2"/>
          <table:table-cell office:value-type="float" office:value="1500000" calcext:value-type="float">
            <text:p>1 500 000</text:p>
          </table:table-cell>
          <table:table-cell office:value-type="float" office:value="400000" calcext:value-type="float">
            <text:p>400 000</text:p>
          </table:table-cell>
          <table:table-cell table:number-columns-repeated="2"/>
          <table:table-cell office:value-type="float" office:value="50000" calcext:value-type="float">
            <text:p>5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  <table:table-cell office:value-type="float" office:value="5450000" calcext:value-type="float">
            <text:p>5 450 000</text:p>
          </table:table-cell>
        </table:table-row>
        <table:table-row table:style-name="ro2">
          <table:table-cell office:value-type="float" office:value="14888327" calcext:value-type="float">
            <text:p>14888327</text:p>
          </table:table-cell>
          <table:table-cell table:formula="of:=VLOOKUP([.A40];[seznam.C$2:.D$957];2;0)" office:value-type="string" office:string-value="TJ Žižka Praha" calcext:value-type="string">
            <text:p>TJ Žižka Prah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150000" calcext:value-type="float">
            <text:p>5 150 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0" calcext:value-type="float">
            <text:p>50 000</text:p>
          </table:table-cell>
          <table:table-cell table:number-columns-repeated="6"/>
          <table:table-cell office:value-type="float" office:value="5200000" calcext:value-type="float">
            <text:p>5 200 000</text:p>
          </table:table-cell>
        </table:table-row>
        <table:table-row table:style-name="ro2">
          <table:table-cell office:value-type="float" office:value="69060461" calcext:value-type="float">
            <text:p>69060461</text:p>
          </table:table-cell>
          <table:table-cell table:formula="of:=VLOOKUP([.A41];[seznam.C$2:.D$957];2;0)" office:value-type="string" office:string-value="1. HFK DČkanka o.s." calcext:value-type="string">
            <text:p>1. HFK DČkanka o.s.</text:p>
          </table:table-cell>
          <table:table-cell table:number-columns-repeated="7"/>
          <table:table-cell office:value-type="float" office:value="100000" calcext:value-type="float">
            <text:p>100 000</text:p>
          </table:table-cell>
          <table:table-cell office:value-type="float" office:value="1270000" calcext:value-type="float">
            <text:p>1 270 000</text:p>
          </table:table-cell>
          <table:table-cell office:value-type="float" office:value="100000" calcext:value-type="float">
            <text:p>100 000</text:p>
          </table:table-cell>
          <table:table-cell/>
          <table:table-cell office:value-type="float" office:value="1700000" calcext:value-type="float">
            <text:p>1 700 000</text:p>
          </table:table-cell>
          <table:table-cell office:value-type="float" office:value="2000000" calcext:value-type="float">
            <text:p>2 000 000</text:p>
          </table:table-cell>
          <table:table-cell/>
          <table:table-cell office:value-type="float" office:value="5170000" calcext:value-type="float">
            <text:p>5 170 000</text:p>
          </table:table-cell>
        </table:table-row>
        <table:table-row table:style-name="ro2">
          <table:table-cell office:value-type="float" office:value="22846662" calcext:value-type="float">
            <text:p>22846662</text:p>
          </table:table-cell>
          <table:table-cell table:formula="of:=VLOOKUP([.A42];[seznam.C$2:.D$957];2;0)" office:value-type="string" office:string-value="SK HAMR, o.s." calcext:value-type="string">
            <text:p>SK HAMR, o.s.</text:p>
          </table:table-cell>
          <table:table-cell table:number-columns-repeated="9"/>
          <table:table-cell office:value-type="float" office:value="2500000" calcext:value-type="float">
            <text:p>2 500 000</text:p>
          </table:table-cell>
          <table:table-cell office:value-type="float" office:value="2600000" calcext:value-type="float">
            <text:p>2 600 000</text:p>
          </table:table-cell>
          <table:table-cell table:number-columns-repeated="3"/>
          <table:table-cell office:value-type="float" office:value="5100000" calcext:value-type="float">
            <text:p>5 100 000</text:p>
          </table:table-cell>
        </table:table-row>
        <table:table-row table:style-name="ro2">
          <table:table-cell office:value-type="float" office:value="27367312" calcext:value-type="float">
            <text:p>27367312</text:p>
          </table:table-cell>
          <table:table-cell table:formula="of:=VLOOKUP([.A43];[seznam.C$2:.D$957];2;0)" office:value-type="string" office:string-value="LALASA, spol. s r.o." calcext:value-type="string">
            <text:p>LALASA, spol. s r.o.</text:p>
          </table:table-cell>
          <table:table-cell table:number-columns-repeated="13"/>
          <table:table-cell table:number-columns-repeated="2" office:value-type="float" office:value="5000000" calcext:value-type="float">
            <text:p>5 000 000</text:p>
          </table:table-cell>
        </table:table-row>
        <table:table-row table:style-name="ro2">
          <table:table-cell office:value-type="float" office:value="48137715" calcext:value-type="float">
            <text:p>48137715</text:p>
          </table:table-cell>
          <table:table-cell table:formula="of:=VLOOKUP([.A44];[seznam.C$2:.D$957];2;0)" office:value-type="string" office:string-value="FK Újezd nad Lesy" calcext:value-type="string">
            <text:p>FK Újezd nad Lesy</text:p>
          </table:table-cell>
          <table:table-cell office:value-type="float" office:value="300000" calcext:value-type="float">
            <text:p>300 000</text:p>
          </table:table-cell>
          <table:table-cell table:number-columns-repeated="7"/>
          <table:table-cell office:value-type="float" office:value="1000000" calcext:value-type="float">
            <text:p>1 000 000</text:p>
          </table:table-cell>
          <table:table-cell office:value-type="float" office:value="900000" calcext:value-type="float">
            <text:p>900 000</text:p>
          </table:table-cell>
          <table:table-cell office:value-type="float" office:value="1700000" calcext:value-type="float">
            <text:p>1 700 000</text:p>
          </table:table-cell>
          <table:table-cell office:value-type="float" office:value="600000" calcext:value-type="float">
            <text:p>600 000</text:p>
          </table:table-cell>
          <table:table-cell/>
          <table:table-cell office:value-type="float" office:value="500000" calcext:value-type="float">
            <text:p>500 000</text:p>
          </table:table-cell>
          <table:table-cell office:value-type="float" office:value="5000000" calcext:value-type="float">
            <text:p>5 000 000</text:p>
          </table:table-cell>
        </table:table-row>
        <table:table-row table:style-name="ro2">
          <table:table-cell office:value-type="float" office:value="49276450" calcext:value-type="float">
            <text:p>49276450</text:p>
          </table:table-cell>
          <table:table-cell table:formula="of:=VLOOKUP([.A45];[seznam.C$2:.D$957];2;0)" office:value-type="string" office:string-value="Tělovýchovná jednota sokol Bílá Hora" calcext:value-type="string">
            <text:p>Tělovýchovná jednota sokol Bílá Hora</text:p>
          </table:table-cell>
          <table:table-cell table:number-columns-repeated="6"/>
          <table:table-cell office:value-type="float" office:value="3000000" calcext:value-type="float">
            <text:p>3 000 000</text:p>
          </table:table-cell>
          <table:table-cell office:value-type="float" office:value="2000000" calcext:value-type="float">
            <text:p>2 00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000000" calcext:value-type="float">
            <text:p>5 000 000</text:p>
          </table:table-cell>
        </table:table-row>
        <table:table-row table:style-name="ro2">
          <table:table-cell office:value-type="float" office:value="27010325" calcext:value-type="float">
            <text:p>27010325</text:p>
          </table:table-cell>
          <table:table-cell table:formula="of:=VLOOKUP([.A46];[seznam.C$2:.D$957];2;0)" office:value-type="string" office:string-value="Hockey Club Slavia Praha" calcext:value-type="string">
            <text:p>Hockey Club Slavia Praha</text:p>
          </table:table-cell>
          <table:table-cell table:number-columns-repeated="11"/>
          <table:table-cell office:value-type="float" office:value="700000" calcext:value-type="float">
            <text:p>700 000</text:p>
          </table:table-cell>
          <table:table-cell office:value-type="float" office:value="3000000" calcext:value-type="float">
            <text:p>3 000 000</text:p>
          </table:table-cell>
          <table:table-cell office:value-type="float" office:value="1000000" calcext:value-type="float">
            <text:p>1 000 000</text:p>
          </table:table-cell>
          <table:table-cell office:value-type="float" office:value="4700000" calcext:value-type="float">
            <text:p>4 700 000</text:p>
          </table:table-cell>
        </table:table-row>
        <table:table-row table:style-name="ro2">
          <table:table-cell office:value-type="string" calcext:value-type="string">
            <text:p>unknown</text:p>
          </table:table-cell>
          <table:table-cell office:value-type="string" calcext:value-type="string">
            <text:p>různé</text:p>
          </table:table-cell>
          <table:table-cell table:style-name="ce15" office:value-type="float" office:value="830000" calcext:value-type="float">
            <text:p>830 000</text:p>
          </table:table-cell>
          <table:table-cell table:style-name="ce20" table:number-columns-repeated="2"/>
          <table:table-cell table:style-name="ce20" office:value-type="float" office:value="1000000" calcext:value-type="float">
            <text:p>1 000 000</text:p>
          </table:table-cell>
          <table:table-cell table:style-name="ce20" office:value-type="float" office:value="950000" calcext:value-type="float">
            <text:p>950 000</text:p>
          </table:table-cell>
          <table:table-cell table:style-name="ce20" office:value-type="float" office:value="1000000" calcext:value-type="float">
            <text:p>1 000 000</text:p>
          </table:table-cell>
          <table:table-cell table:style-name="ce20"/>
          <table:table-cell table:style-name="ce20" office:value-type="float" office:value="850000" calcext:value-type="float">
            <text:p>850 000</text:p>
          </table:table-cell>
          <table:table-cell table:style-name="ce20" table:number-columns-repeated="5"/>
          <table:table-cell table:style-name="ce24"/>
          <table:table-cell table:style-name="ce29" office:value-type="float" office:value="4630000" calcext:value-type="float">
            <text:p>4 630 000</text:p>
          </table:table-cell>
        </table:table-row>
        <table:table-row table:style-name="ro2">
          <table:table-cell office:value-type="float" office:value="22735135" calcext:value-type="float">
            <text:p>22735135</text:p>
          </table:table-cell>
          <table:table-cell table:formula="of:=VLOOKUP([.A48];[seznam.C$2:.D$957];2;0)" office:value-type="string" office:string-value="Beachklub Ládví o.s." calcext:value-type="string">
            <text:p>Beachklub Ládví o.s.</text:p>
          </table:table-cell>
          <table:table-cell table:number-columns-repeated="8"/>
          <table:table-cell office:value-type="float" office:value="500000" calcext:value-type="float">
            <text:p>500 000</text:p>
          </table:table-cell>
          <table:table-cell/>
          <table:table-cell office:value-type="float" office:value="400000" calcext:value-type="float">
            <text:p>400 000</text:p>
          </table:table-cell>
          <table:table-cell office:value-type="float" office:value="500000" calcext:value-type="float">
            <text:p>500 000</text:p>
          </table:table-cell>
          <table:table-cell/>
          <table:table-cell office:value-type="float" office:value="3100000" calcext:value-type="float">
            <text:p>3 100 000</text:p>
          </table:table-cell>
          <table:table-cell office:value-type="float" office:value="4500000" calcext:value-type="float">
            <text:p>4 500 000</text:p>
          </table:table-cell>
        </table:table-row>
        <table:table-row table:style-name="ro2">
          <table:table-cell office:value-type="float" office:value="22888993" calcext:value-type="float">
            <text:p>22888993</text:p>
          </table:table-cell>
          <table:table-cell table:formula="of:=VLOOKUP([.A49];[seznam.C$2:.D$957];2;0)" office:value-type="string" office:string-value="TJ Praga" calcext:value-type="string">
            <text:p>TJ Praga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 300 000</text:p>
          </table:table-cell>
          <table:table-cell table:number-columns-repeated="8"/>
          <table:table-cell office:value-type="float" office:value="4300000" calcext:value-type="float">
            <text:p>4 300 000</text:p>
          </table:table-cell>
        </table:table-row>
        <table:table-row table:style-name="ro2">
          <table:table-cell office:value-type="float" office:value="47606169" calcext:value-type="float">
            <text:p>47606169</text:p>
          </table:table-cell>
          <table:table-cell table:formula="of:=VLOOKUP([.A50];[seznam.C$2:.D$957];2;0)" office:value-type="string" office:string-value="Tělocvičná jednota Sokol Kbely" calcext:value-type="string">
            <text:p>Tělocvičná jednota Sokol Kbely</text:p>
          </table:table-cell>
          <table:table-cell table:number-columns-repeated="4"/>
          <table:table-cell office:value-type="float" office:value="4000000" calcext:value-type="float">
            <text:p>4 0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 300 000</text:p>
          </table:table-cell>
        </table:table-row>
        <table:table-row table:style-name="ro2">
          <table:table-cell office:value-type="float" office:value="49281020" calcext:value-type="float">
            <text:p>49281020</text:p>
          </table:table-cell>
          <table:table-cell table:formula="of:=VLOOKUP([.A51];[seznam.C$2:.D$957];2;0)" office:value-type="string" office:string-value="Sportovní klub Dolní Chabry" calcext:value-type="string">
            <text:p>Sportovní klub Dolní Chabry</text:p>
          </table:table-cell>
          <table:table-cell table:number-columns-repeated="10"/>
          <table:table-cell office:value-type="float" office:value="250000" calcext:value-type="float">
            <text:p>250 000</text:p>
          </table:table-cell>
          <table:table-cell/>
          <table:table-cell office:value-type="float" office:value="4000000" calcext:value-type="float">
            <text:p>4 000 000</text:p>
          </table:table-cell>
          <table:table-cell/>
          <table:table-cell office:value-type="float" office:value="4250000" calcext:value-type="float">
            <text:p>4 250 000</text:p>
          </table:table-cell>
        </table:table-row>
        <table:table-row table:style-name="ro2">
          <table:table-cell office:value-type="float" office:value="26669277" calcext:value-type="float">
            <text:p>26669277</text:p>
          </table:table-cell>
          <table:table-cell table:formula="of:=VLOOKUP([.A52];[seznam.C$2:.D$957];2;0)" office:value-type="string" office:string-value="Kotlářka Praha" calcext:value-type="string">
            <text:p>Kotlářka Praha</text:p>
          </table:table-cell>
          <table:table-cell table:number-columns-repeated="7"/>
          <table:table-cell office:value-type="float" office:value="700000" calcext:value-type="float">
            <text:p>700 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1500000" calcext:value-type="float">
            <text:p>1 500 000</text:p>
          </table:table-cell>
          <table:table-cell table:number-columns-repeated="2"/>
          <table:table-cell office:value-type="float" office:value="1500000" calcext:value-type="float">
            <text:p>1 500 000</text:p>
          </table:table-cell>
          <table:table-cell office:value-type="float" office:value="4200000" calcext:value-type="float">
            <text:p>4 200 000</text:p>
          </table:table-cell>
        </table:table-row>
        <table:table-row table:style-name="ro2">
          <table:table-cell office:value-type="float" office:value="15890112" calcext:value-type="float">
            <text:p>15890112</text:p>
          </table:table-cell>
          <table:table-cell table:formula="of:=VLOOKUP([.A53];[seznam.C$2:.D$957];2;0)" office:value-type="string" office:string-value="TĚLOVÝCHOVNÁ JEDNOTA AC PRAHA 1890" calcext:value-type="string">
            <text:p>TĚLOVÝCHOVNÁ JEDNOTA AC PRAHA 189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50000" calcext:value-type="float">
            <text:p>55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100000" calcext:value-type="float">
            <text:p>100 000</text:p>
          </table:table-cell>
          <table:table-cell table:number-columns-repeated="3"/>
          <table:table-cell office:value-type="float" office:value="3200000" calcext:value-type="float">
            <text:p>3 200 000</text:p>
          </table:table-cell>
          <table:table-cell office:value-type="float" office:value="4100000" calcext:value-type="float">
            <text:p>4 100 000</text:p>
          </table:table-cell>
        </table:table-row>
        <table:table-row table:style-name="ro2">
          <table:table-cell office:value-type="float" office:value="409537" calcext:value-type="float">
            <text:p>409537</text:p>
          </table:table-cell>
          <table:table-cell table:formula="of:=VLOOKUP([.A54];[seznam.C$2:.D$957];2;0)" office:value-type="string" office:string-value="Česká obec sokolská" calcext:value-type="string">
            <text:p>Česká obec sokolská</text:p>
          </table:table-cell>
          <table:table-cell table:number-columns-repeated="8"/>
          <table:table-cell office:value-type="float" office:value="1150000" calcext:value-type="float">
            <text:p>1 150 000</text:p>
          </table:table-cell>
          <table:table-cell office:value-type="float" office:value="600000" calcext:value-type="float">
            <text:p>600 000</text:p>
          </table:table-cell>
          <table:table-cell office:value-type="float" office:value="1800000" calcext:value-type="float">
            <text:p>1 800 000</text:p>
          </table:table-cell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4050000" calcext:value-type="float">
            <text:p>4 050 000</text:p>
          </table:table-cell>
        </table:table-row>
        <table:table-row table:style-name="ro2">
          <table:table-cell office:value-type="float" office:value="69347379" calcext:value-type="float">
            <text:p>69347379</text:p>
          </table:table-cell>
          <table:table-cell table:formula="of:=VLOOKUP([.A55];[seznam.C$2:.D$957];2;0)" office:value-type="string" office:string-value="SSK Future" calcext:value-type="string">
            <text:p>SSK Future</text:p>
          </table:table-cell>
          <table:table-cell table:number-columns-repeated="5"/>
          <table:table-cell office:value-type="float" office:value="4000000" calcext:value-type="float">
            <text:p>4 000 000</text:p>
          </table:table-cell>
          <table:table-cell table:number-columns-repeated="8"/>
          <table:table-cell office:value-type="float" office:value="4000000" calcext:value-type="float">
            <text:p>4 000 000</text:p>
          </table:table-cell>
        </table:table-row>
        <table:table-row table:style-name="ro2">
          <table:table-cell office:value-type="float" office:value="26570076" calcext:value-type="float">
            <text:p>26570076</text:p>
          </table:table-cell>
          <table:table-cell table:formula="of:=VLOOKUP([.A56];[seznam.C$2:.D$957];2;0)" office:value-type="string" office:string-value="BLK Slavia Praha" calcext:value-type="string">
            <text:p>BLK Slavia Praha</text:p>
          </table:table-cell>
          <table:table-cell table:number-columns-repeated="12"/>
          <table:table-cell office:value-type="float" office:value="3000000" calcext:value-type="float">
            <text:p>3 000 000</text:p>
          </table:table-cell>
          <table:table-cell office:value-type="float" office:value="800000" calcext:value-type="float">
            <text:p>800 000</text:p>
          </table:table-cell>
          <table:table-cell office:value-type="float" office:value="3800000" calcext:value-type="float">
            <text:p>3 800 000</text:p>
          </table:table-cell>
        </table:table-row>
        <table:table-row table:style-name="ro2">
          <table:table-cell office:value-type="float" office:value="71201181" calcext:value-type="float">
            <text:p>71201181</text:p>
          </table:table-cell>
          <table:table-cell table:formula="of:=VLOOKUP([.A57];[seznam.C$2:.D$957];2;0)" office:value-type="string" office:string-value="Tělocvičná jednota Sokol Řeporyje" calcext:value-type="string">
            <text:p>Tělocvičná jednota Sokol Řeporyje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3800000" calcext:value-type="float">
            <text:p>3 800 000</text:p>
          </table:table-cell>
        </table:table-row>
        <table:table-row table:style-name="ro2">
          <table:table-cell office:value-type="float" office:value="26541262" calcext:value-type="float">
            <text:p>26541262</text:p>
          </table:table-cell>
          <table:table-cell table:formula="of:=VLOOKUP([.A58];[seznam.C$2:.D$957];2;0)" office:value-type="string" office:string-value="Veslařský klub Smíchov" calcext:value-type="string">
            <text:p>Veslařský klub Smíchov</text:p>
          </table:table-cell>
          <table:table-cell office:value-type="float" office:value="1200000" calcext:value-type="float">
            <text:p>1 200 000</text:p>
          </table:table-cell>
          <table:table-cell table:number-columns-repeated="11"/>
          <table:table-cell office:value-type="float" office:value="2500000" calcext:value-type="float">
            <text:p>2 500 000</text:p>
          </table:table-cell>
          <table:table-cell/>
          <table:table-cell office:value-type="float" office:value="3700000" calcext:value-type="float">
            <text:p>3 700 000</text:p>
          </table:table-cell>
        </table:table-row>
        <table:table-row table:style-name="ro2">
          <table:table-cell office:value-type="float" office:value="538388" calcext:value-type="float">
            <text:p>538388</text:p>
          </table:table-cell>
          <table:table-cell table:formula="of:=VLOOKUP([.A59];[seznam.C$2:.D$957];2;0)" office:value-type="string" office:string-value="Český tenisový svaz o.s." calcext:value-type="string">
            <text:p>Český tenisový svaz o.s.</text:p>
          </table:table-cell>
          <table:table-cell table:number-columns-repeated="13"/>
          <table:table-cell table:number-columns-repeated="2" office:value-type="float" office:value="3500000" calcext:value-type="float">
            <text:p>3 500 000</text:p>
          </table:table-cell>
        </table:table-row>
        <table:table-row table:style-name="ro2">
          <table:table-cell office:value-type="float" office:value="62941241" calcext:value-type="float">
            <text:p>62941241</text:p>
          </table:table-cell>
          <table:table-cell table:formula="of:=VLOOKUP([.A60];[seznam.C$2:.D$957];2;0)" office:value-type="string" office:string-value="FK Klánovice, o.s." calcext:value-type="string">
            <text:p>FK Klánovice, o.s.</text:p>
          </table:table-cell>
          <table:table-cell table:number-columns-repeated="10"/>
          <table:table-cell table:number-columns-repeated="2" office:value-type="float" office:value="1000000" calcext:value-type="float">
            <text:p>1 000 000</text:p>
          </table:table-cell>
          <table:table-cell office:value-type="float" office:value="1500000" calcext:value-type="float">
            <text:p>1 500 000</text:p>
          </table:table-cell>
          <table:table-cell/>
          <table:table-cell office:value-type="float" office:value="3500000" calcext:value-type="float">
            <text:p>3 500 000</text:p>
          </table:table-cell>
        </table:table-row>
        <table:table-row table:style-name="ro2">
          <table:table-cell office:value-type="float" office:value="70833907" calcext:value-type="float">
            <text:p>70833907</text:p>
          </table:table-cell>
          <table:table-cell table:formula="of:=VLOOKUP([.A61];[seznam.C$2:.D$957];2;0)" office:value-type="string" office:string-value="DTJ Jinonice" calcext:value-type="string">
            <text:p>DTJ Jinonice</text:p>
          </table:table-cell>
          <table:table-cell table:number-columns-repeated="5"/>
          <table:table-cell office:value-type="float" office:value="3000000" calcext:value-type="float">
            <text:p>3 000 000</text:p>
          </table:table-cell>
          <table:table-cell table:number-columns-repeated="7"/>
          <table:table-cell office:value-type="float" office:value="500000" calcext:value-type="float">
            <text:p>500 000</text:p>
          </table:table-cell>
          <table:table-cell office:value-type="float" office:value="3500000" calcext:value-type="float">
            <text:p>3 500 000</text:p>
          </table:table-cell>
        </table:table-row>
        <table:table-row table:style-name="ro2">
          <table:table-cell office:value-type="float" office:value="22888195" calcext:value-type="float">
            <text:p>22888195</text:p>
          </table:table-cell>
          <table:table-cell table:formula="of:=VLOOKUP([.A62];[seznam.C$2:.D$957];2;0)" office:value-type="string" office:string-value="AFK SLAVIA MALEŠICE" calcext:value-type="string">
            <text:p>AFK SLAVIA MALEŠICE</text:p>
          </table:table-cell>
          <table:table-cell table:number-columns-repeated="11"/>
          <table:table-cell office:value-type="float" office:value="700000" calcext:value-type="float">
            <text:p>700 000</text:p>
          </table:table-cell>
          <table:table-cell/>
          <table:table-cell office:value-type="float" office:value="2650000" calcext:value-type="float">
            <text:p>2 650 000</text:p>
          </table:table-cell>
          <table:table-cell office:value-type="float" office:value="3350000" calcext:value-type="float">
            <text:p>3 350 000</text:p>
          </table:table-cell>
        </table:table-row>
        <table:table-row table:style-name="ro2">
          <table:table-cell office:value-type="float" office:value="550574" calcext:value-type="float">
            <text:p>550574</text:p>
          </table:table-cell>
          <table:table-cell table:formula="of:=VLOOKUP([.A63];[seznam.C$2:.D$957];2;0)" office:value-type="string" office:string-value="SK Ďáblice z.s." calcext:value-type="string">
            <text:p>SK Ďáblice z.s.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1000000" calcext:value-type="float">
            <text:p>1 000 000</text:p>
          </table:table-cell>
          <table:table-cell office:value-type="float" office:value="1400000" calcext:value-type="float">
            <text:p>1 400 000</text:p>
          </table:table-cell>
          <table:table-cell office:value-type="float" office:value="420000" calcext:value-type="float">
            <text:p>420 000</text:p>
          </table:table-cell>
          <table:table-cell office:value-type="float" office:value="400000" calcext:value-type="float">
            <text:p>400 000</text:p>
          </table:table-cell>
          <table:table-cell office:value-type="float" office:value="3220000" calcext:value-type="float">
            <text:p>3 220 000</text:p>
          </table:table-cell>
        </table:table-row>
        <table:table-row table:style-name="ro2">
          <table:table-cell office:value-type="float" office:value="674346" calcext:value-type="float">
            <text:p>674346</text:p>
          </table:table-cell>
          <table:table-cell table:formula="of:=VLOOKUP([.A64];[seznam.C$2:.D$957];2;0)" office:value-type="string" office:string-value="ČESKÁ OBEC SOKOLSKÁ, TĚLOCVIČNÁ JEDNOTA SOKOL RADOTÍN" calcext:value-type="string">
            <text:p>ČESKÁ OBEC SOKOLSKÁ, TĚLOCVIČNÁ JEDNOTA SOKOL RADOTÍN</text:p>
          </table:table-cell>
          <table:table-cell table:number-columns-repeated="4"/>
          <table:table-cell office:value-type="float" office:value="1000000" calcext:value-type="float">
            <text:p>1 000 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000000" calcext:value-type="float">
            <text:p>1 000 000</text:p>
          </table:table-cell>
          <table:table-cell table:number-columns-repeated="2"/>
          <table:table-cell office:value-type="float" office:value="1200000" calcext:value-type="float">
            <text:p>1 200 000</text:p>
          </table:table-cell>
          <table:table-cell office:value-type="float" office:value="3200000" calcext:value-type="float">
            <text:p>3 200 000</text:p>
          </table:table-cell>
        </table:table-row>
        <table:table-row table:style-name="ro2">
          <table:table-cell office:value-type="float" office:value="569496" calcext:value-type="float">
            <text:p>569496</text:p>
          </table:table-cell>
          <table:table-cell table:formula="of:=VLOOKUP([.A65];[seznam.C$2:.D$957];2;0)" office:value-type="string" office:string-value="TČlocvičná jednota Sokol Vysočany" calcext:value-type="string">
            <text:p>TČlocvičná jednota Sokol Vysočany</text:p>
          </table:table-cell>
          <table:table-cell table:number-columns-repeated="3"/>
          <table:table-cell office:value-type="float" office:value="1900000" calcext:value-type="float">
            <text:p>1 90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40000" calcext:value-type="float">
            <text:p>940 000</text:p>
          </table:table-cell>
          <table:table-cell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3140000" calcext:value-type="float">
            <text:p>3 140 000</text:p>
          </table:table-cell>
        </table:table-row>
        <table:table-row table:style-name="ro2">
          <table:table-cell office:value-type="float" office:value="26670828" calcext:value-type="float">
            <text:p>26670828</text:p>
          </table:table-cell>
          <table:table-cell table:formula="of:=VLOOKUP([.A66];[seznam.C$2:.D$957];2;0)" office:value-type="string" office:string-value="Beachclub Strahov" calcext:value-type="string">
            <text:p>Beachclub Strahov</text:p>
          </table:table-cell>
          <table:table-cell table:number-columns-repeated="7"/>
          <table:table-cell office:value-type="float" office:value="200000" calcext:value-type="float">
            <text:p>200 000</text:p>
          </table:table-cell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2500000" calcext:value-type="float">
            <text:p>2 500 000</text:p>
          </table:table-cell>
          <table:table-cell/>
          <table:table-cell office:value-type="float" office:value="3100000" calcext:value-type="float">
            <text:p>3 100 000</text:p>
          </table:table-cell>
        </table:table-row>
        <table:table-row table:style-name="ro3">
          <table:table-cell office:value-type="float" office:value="68405685" calcext:value-type="float">
            <text:p>68405685</text:p>
          </table:table-cell>
          <table:table-cell table:formula="of:=VLOOKUP([.A67];[seznam.C$2:.D$957];2;0)" office:value-type="string" office:string-value="Tělocvičná jednota Sokol&#10;Žižkov I" calcext:value-type="string">
            <text:p>Tělocvičná jednota Sokol</text:p>
            <text:p>Žižkov I</text:p>
          </table:table-cell>
          <table:table-cell table:number-columns-repeated="8"/>
          <table:table-cell office:value-type="float" office:value="1300000" calcext:value-type="float">
            <text:p>1 300 000</text:p>
          </table:table-cell>
          <table:table-cell office:value-type="float" office:value="0" calcext:value-type="float">
            <text:p>0</text:p>
          </table:table-cell>
          <table:table-cell office:value-type="float" office:value="230000" calcext:value-type="float">
            <text:p>230 000</text:p>
          </table:table-cell>
          <table:table-cell/>
          <table:table-cell office:value-type="float" office:value="300000" calcext:value-type="float">
            <text:p>300 000</text:p>
          </table:table-cell>
          <table:table-cell office:value-type="float" office:value="1250000" calcext:value-type="float">
            <text:p>1 250 000</text:p>
          </table:table-cell>
          <table:table-cell office:value-type="float" office:value="3080000" calcext:value-type="float">
            <text:p>3 080 000</text:p>
          </table:table-cell>
        </table:table-row>
        <table:table-row table:style-name="ro3">
          <table:table-cell office:value-type="float" office:value="551066" calcext:value-type="float">
            <text:p>551066</text:p>
          </table:table-cell>
          <table:table-cell table:formula="of:=VLOOKUP([.A68];[seznam.C$2:.D$957];2;0)" office:value-type="string" office:string-value="Tělocvičná jednota Sokol&#10;Praha VII" calcext:value-type="string">
            <text:p>Tělocvičná jednota Sokol</text:p>
            <text:p>Praha VII</text:p>
          </table:table-cell>
          <table:table-cell table:number-columns-repeated="7"/>
          <table:table-cell office:value-type="float" office:value="800000" calcext:value-type="float">
            <text:p>8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600000" calcext:value-type="float">
            <text:p>600 000</text:p>
          </table:table-cell>
          <table:table-cell table:number-columns-repeated="3"/>
          <table:table-cell office:value-type="float" office:value="1200000" calcext:value-type="float">
            <text:p>1 200 000</text:p>
          </table:table-cell>
          <table:table-cell office:value-type="float" office:value="3050000" calcext:value-type="float">
            <text:p>3 050 000</text:p>
          </table:table-cell>
        </table:table-row>
        <table:table-row table:style-name="ro2">
          <table:table-cell office:value-type="float" office:value="26537443" calcext:value-type="float">
            <text:p>26537443</text:p>
          </table:table-cell>
          <table:table-cell table:formula="of:=VLOOKUP([.A69];[seznam.C$2:.D$957];2;0)" office:value-type="string" office:string-value="SK Horní Měcholupy" calcext:value-type="string">
            <text:p>SK Horní Měcholup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000000" calcext:value-type="float">
            <text:p>3 000 000</text:p>
          </table:table-cell>
          <table:table-cell table:number-columns-repeated="7"/>
          <table:table-cell office:value-type="float" office:value="3000000" calcext:value-type="float">
            <text:p>3 000 000</text:p>
          </table:table-cell>
        </table:table-row>
        <table:table-row table:style-name="ro2">
          <table:table-cell office:value-type="float" office:value="40763421" calcext:value-type="float">
            <text:p>40763421</text:p>
          </table:table-cell>
          <table:table-cell table:formula="of:=VLOOKUP([.A70];[seznam.C$2:.D$957];2;0)" office:value-type="string" office:string-value="Tělovýchovná jednota JUNIOR PRAHA" calcext:value-type="string">
            <text:p>Tělovýchovná jednota JUNIOR PRAHA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2000000" calcext:value-type="float">
            <text:p>2 000 000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00000" calcext:value-type="float">
            <text:p>500 000</text:p>
          </table:table-cell>
          <table:table-cell table:number-columns-repeated="3"/>
          <table:table-cell office:value-type="float" office:value="3000000" calcext:value-type="float">
            <text:p>3 000 000</text:p>
          </table:table-cell>
        </table:table-row>
        <table:table-row table:style-name="ro2">
          <table:table-cell office:value-type="float" office:value="70827095" calcext:value-type="float">
            <text:p>70827095</text:p>
          </table:table-cell>
          <table:table-cell table:formula="of:=VLOOKUP([.A71];[seznam.C$2:.D$957];2;0)" office:value-type="string" office:string-value="Sdružení fotbalového klubu AC SPARTA PRAHA, zapsaný spolek" calcext:value-type="string">
            <text:p>Sdružení fotbalového klubu AC SPARTA PRAHA, zapsaný spolek</text:p>
          </table:table-cell>
          <table:table-cell table:number-columns-repeated="13"/>
          <table:table-cell table:number-columns-repeated="2" office:value-type="float" office:value="2950000" calcext:value-type="float">
            <text:p>2 950 000</text:p>
          </table:table-cell>
        </table:table-row>
        <table:table-row table:style-name="ro2">
          <table:table-cell office:value-type="float" office:value="15270351" calcext:value-type="float">
            <text:p>15270351</text:p>
          </table:table-cell>
          <table:table-cell table:formula="of:=VLOOKUP([.A72];[seznam.C$2:.D$957];2;0)" office:value-type="string" office:string-value="FSC Libuš" calcext:value-type="string">
            <text:p>FSC Libuš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00000" calcext:value-type="float">
            <text:p>1 000 000</text:p>
          </table:table-cell>
          <table:table-cell/>
          <table:table-cell office:value-type="float" office:value="1400000" calcext:value-type="float">
            <text:p>1 400 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900000" calcext:value-type="float">
            <text:p>2 900 000</text:p>
          </table:table-cell>
        </table:table-row>
        <table:table-row table:style-name="ro2">
          <table:table-cell office:value-type="float" office:value="40764907" calcext:value-type="float">
            <text:p>40764907</text:p>
          </table:table-cell>
          <table:table-cell table:formula="of:=VLOOKUP([.A73];[seznam.C$2:.D$957];2;0)" office:value-type="string" office:string-value="HC SPARTA PRAHA" calcext:value-type="string">
            <text:p>HC SPARTA PRAH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/>
          <table:table-cell office:value-type="float" office:value="700000" calcext:value-type="float">
            <text:p>700 000</text:p>
          </table:table-cell>
          <table:table-cell office:value-type="float" office:value="2200000" calcext:value-type="float">
            <text:p>2 200 000</text:p>
          </table:table-cell>
          <table:table-cell table:number-columns-repeated="2"/>
          <table:table-cell office:value-type="float" office:value="2900000" calcext:value-type="float">
            <text:p>2 900 000</text:p>
          </table:table-cell>
        </table:table-row>
        <table:table-row table:style-name="ro2">
          <table:table-cell office:value-type="float" office:value="48133183" calcext:value-type="float">
            <text:p>48133183</text:p>
          </table:table-cell>
          <table:table-cell table:formula="of:=VLOOKUP([.A74];[seznam.C$2:.D$957];2;0)" office:value-type="string" office:string-value="SaBaT Praha " calcext:value-type="string">
            <text:p>SaBaT Praha 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50000" calcext:value-type="float">
            <text:p>850 000</text:p>
          </table:table-cell>
          <table:table-cell table:number-columns-repeated="2"/>
          <table:table-cell office:value-type="float" office:value="1200000" calcext:value-type="float">
            <text:p>1 200 000</text:p>
          </table:table-cell>
          <table:table-cell office:value-type="float" office:value="2850000" calcext:value-type="float">
            <text:p>2 850 000</text:p>
          </table:table-cell>
        </table:table-row>
        <table:table-row table:style-name="ro2">
          <table:table-cell office:value-type="float" office:value="539724" calcext:value-type="float">
            <text:p>539724</text:p>
          </table:table-cell>
          <table:table-cell table:formula="of:=VLOOKUP([.A75];[seznam.C$2:.D$957];2;0)" office:value-type="string" office:string-value="Sportovní klub LTC Modřany 2005 z.s." calcext:value-type="string">
            <text:p>Sportovní klub LTC Modřany 2005 z.s.</text:p>
          </table:table-cell>
          <table:table-cell table:number-columns-repeated="13"/>
          <table:table-cell table:number-columns-repeated="2" office:value-type="float" office:value="2800000" calcext:value-type="float">
            <text:p>2 800 000</text:p>
          </table:table-cell>
        </table:table-row>
        <table:table-row table:style-name="ro2">
          <table:table-cell office:value-type="float" office:value="550396" calcext:value-type="float">
            <text:p>550396</text:p>
          </table:table-cell>
          <table:table-cell table:formula="of:=VLOOKUP([.A76];[seznam.C$2:.D$957];2;0)" office:value-type="string" office:string-value="TJ LETOV LETŇANY" calcext:value-type="string">
            <text:p>TJ LETOV LETŇANY</text:p>
          </table:table-cell>
          <table:table-cell table:number-columns-repeated="8"/>
          <table:table-cell office:value-type="float" office:value="500000" calcext:value-type="float">
            <text:p>500 000</text:p>
          </table:table-cell>
          <table:table-cell office:value-type="float" office:value="2250000" calcext:value-type="float">
            <text:p>2 250 000</text:p>
          </table:table-cell>
          <table:table-cell table:number-columns-repeated="4"/>
          <table:table-cell office:value-type="float" office:value="2750000" calcext:value-type="float">
            <text:p>2 750 000</text:p>
          </table:table-cell>
        </table:table-row>
        <table:table-row table:style-name="ro2">
          <table:table-cell office:value-type="float" office:value="14891085" calcext:value-type="float">
            <text:p>14891085</text:p>
          </table:table-cell>
          <table:table-cell table:formula="of:=VLOOKUP([.A77];[seznam.C$2:.D$957];2;0)" office:value-type="string" office:string-value="Sportovní klub Hradčany" calcext:value-type="string">
            <text:p>Sportovní klub Hradčany</text:p>
          </table:table-cell>
          <table:table-cell table:number-columns-repeated="11"/>
          <table:table-cell office:value-type="float" office:value="300000" calcext:value-type="float">
            <text:p>300 000</text:p>
          </table:table-cell>
          <table:table-cell/>
          <table:table-cell office:value-type="float" office:value="2450000" calcext:value-type="float">
            <text:p>2 450 000</text:p>
          </table:table-cell>
          <table:table-cell office:value-type="float" office:value="2750000" calcext:value-type="float">
            <text:p>2 750 000</text:p>
          </table:table-cell>
        </table:table-row>
        <table:table-row table:style-name="ro2">
          <table:table-cell office:value-type="float" office:value="25728113" calcext:value-type="float">
            <text:p>25728113</text:p>
          </table:table-cell>
          <table:table-cell table:formula="of:=VLOOKUP([.A78];[seznam.C$2:.D$957];2;0)" office:value-type="string" office:string-value="AFK Slavoj Podolí Praha s.r.o." calcext:value-type="string">
            <text:p>AFK Slavoj Podolí Praha s.r.o.</text:p>
          </table:table-cell>
          <table:table-cell table:number-columns-repeated="13"/>
          <table:table-cell table:number-columns-repeated="2" office:value-type="float" office:value="2700000" calcext:value-type="float">
            <text:p>2 700 000</text:p>
          </table:table-cell>
        </table:table-row>
        <table:table-row table:style-name="ro2">
          <table:table-cell office:value-type="float" office:value="538647" calcext:value-type="float">
            <text:p>538647</text:p>
          </table:table-cell>
          <table:table-cell table:formula="of:=VLOOKUP([.A79];[seznam.C$2:.D$957];2;0)" office:value-type="string" office:string-value="Tělovýchovná jednota Sokol Horní Počernice" calcext:value-type="string">
            <text:p>Tělovýchovná jednota Sokol Horní Počernice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3"/>
          <table:table-cell office:value-type="float" office:value="800000" calcext:value-type="float">
            <text:p>800 000</text:p>
          </table:table-cell>
          <table:table-cell office:value-type="float" office:value="700000" calcext:value-type="float">
            <text:p>700 000</text:p>
          </table:table-cell>
          <table:table-cell table:number-columns-repeated="2"/>
          <table:table-cell office:value-type="float" office:value="500000" calcext:value-type="float">
            <text:p>5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2650000" calcext:value-type="float">
            <text:p>2 650 000</text:p>
          </table:table-cell>
        </table:table-row>
        <table:table-row table:style-name="ro2">
          <table:table-cell office:value-type="float" office:value="540960" calcext:value-type="float">
            <text:p>540960</text:p>
          </table:table-cell>
          <table:table-cell table:formula="of:=VLOOKUP([.A80];[seznam.C$2:.D$957];2;0)" office:value-type="string" office:string-value="TJ Sokol Kolovraty" calcext:value-type="string">
            <text:p>TJ Sokol Kolovraty</text:p>
          </table:table-cell>
          <table:table-cell table:number-columns-repeated="5"/>
          <table:table-cell office:value-type="float" office:value="2500000" calcext:value-type="float">
            <text:p>2 500 000</text:p>
          </table:table-cell>
          <table:table-cell table:number-columns-repeated="8"/>
          <table:table-cell office:value-type="float" office:value="2500000" calcext:value-type="float">
            <text:p>2 500 000</text:p>
          </table:table-cell>
        </table:table-row>
        <table:table-row table:style-name="ro2">
          <table:table-cell office:value-type="float" office:value="43872921" calcext:value-type="float">
            <text:p>43872921</text:p>
          </table:table-cell>
          <table:table-cell table:formula="of:=VLOOKUP([.A81];[seznam.C$2:.D$957];2;0)" office:value-type="string" office:string-value="NIKO Praha a. s." calcext:value-type="string">
            <text:p>NIKO Praha a. s.</text:p>
          </table:table-cell>
          <table:table-cell table:number-columns-repeated="7"/>
          <table:table-cell office:value-type="float" office:value="1000000" calcext:value-type="float">
            <text:p>1 000 000</text:p>
          </table:table-cell>
          <table:table-cell office:value-type="float" office:value="700000" calcext:value-type="float">
            <text:p>700 000</text:p>
          </table:table-cell>
          <table:table-cell table:number-columns-repeated="4"/>
          <table:table-cell office:value-type="float" office:value="600000" calcext:value-type="float">
            <text:p>600 000</text:p>
          </table:table-cell>
          <table:table-cell office:value-type="float" office:value="2300000" calcext:value-type="float">
            <text:p>2 300 000</text:p>
          </table:table-cell>
        </table:table-row>
        <table:table-row table:style-name="ro2">
          <table:table-cell office:value-type="float" office:value="45246921" calcext:value-type="float">
            <text:p>45246921</text:p>
          </table:table-cell>
          <table:table-cell table:formula="of:=VLOOKUP([.A82];[seznam.C$2:.D$957];2;0)" office:value-type="string" office:string-value="Rugby klub Petrovice" calcext:value-type="string">
            <text:p>Rugby klub Petrovice</text:p>
          </table:table-cell>
          <table:table-cell/>
          <table:table-cell office:value-type="float" office:value="1900000" calcext:value-type="float">
            <text:p>1 9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300000" calcext:value-type="float">
            <text:p>2 300 000</text:p>
          </table:table-cell>
        </table:table-row>
        <table:table-row table:style-name="ro2">
          <table:table-cell office:value-type="float" office:value="45251291" calcext:value-type="float">
            <text:p>45251291</text:p>
          </table:table-cell>
          <table:table-cell table:formula="of:=VLOOKUP([.A83];[seznam.C$2:.D$957];2;0)" office:value-type="string" office:string-value="Radotínský SK" calcext:value-type="string">
            <text:p>Radotínský SK</text:p>
          </table:table-cell>
          <table:table-cell office:value-type="float" office:value="100000" calcext:value-type="float">
            <text:p>100 000</text:p>
          </table:table-cell>
          <table:table-cell table:number-columns-repeated="3"/>
          <table:table-cell office:value-type="float" office:value="1400000" calcext:value-type="float">
            <text:p>1 400 000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office:value-type="float" office:value="450000" calcext:value-type="float">
            <text:p>450 000</text:p>
          </table:table-cell>
          <table:table-cell office:value-type="float" office:value="2250000" calcext:value-type="float">
            <text:p>2 250 000</text:p>
          </table:table-cell>
        </table:table-row>
        <table:table-row table:style-name="ro2">
          <table:table-cell office:value-type="float" office:value="63838419" calcext:value-type="float">
            <text:p>63838419</text:p>
          </table:table-cell>
          <table:table-cell table:formula="of:=VLOOKUP([.A84];[seznam.C$2:.D$957];2;0)" office:value-type="string" office:string-value="TČlocvičná jednota Sokol HostivaĜ" calcext:value-type="string">
            <text:p>TČlocvičná jednota Sokol HostivaĜ</text:p>
          </table:table-cell>
          <table:table-cell table:number-columns-repeated="4"/>
          <table:table-cell office:value-type="float" office:value="120000" calcext:value-type="float">
            <text:p>120 000</text:p>
          </table:table-cell>
          <table:table-cell table:number-columns-repeated="2"/>
          <table:table-cell table:number-columns-repeated="2" office:value-type="float" office:value="500000" calcext:value-type="float">
            <text:p>50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60000" calcext:value-type="float">
            <text:p>360 000</text:p>
          </table:table-cell>
          <table:table-cell/>
          <table:table-cell office:value-type="float" office:value="750000" calcext:value-type="float">
            <text:p>750 000</text:p>
          </table:table-cell>
          <table:table-cell office:value-type="float" office:value="2230000" calcext:value-type="float">
            <text:p>2 230 000</text:p>
          </table:table-cell>
        </table:table-row>
        <table:table-row table:style-name="ro2">
          <table:table-cell office:value-type="float" office:value="48547913" calcext:value-type="float">
            <text:p>48547913</text:p>
          </table:table-cell>
          <table:table-cell table:formula="of:=VLOOKUP([.A85];[seznam.C$2:.D$957];2;0)" office:value-type="string" office:string-value="LAWN TENNIS CLUB ZBRASLAV" calcext:value-type="string">
            <text:p>LAWN TENNIS CLUB ZBRASLAV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2"/>
          <table:table-cell office:value-type="float" office:value="1500000" calcext:value-type="float">
            <text:p>1 500 000</text:p>
          </table:table-cell>
          <table:table-cell office:value-type="float" office:value="500000" calcext:value-type="float">
            <text:p>500 000</text:p>
          </table:table-cell>
          <table:table-cell table:number-columns-repeated="5"/>
          <table:table-cell office:value-type="float" office:value="2200000" calcext:value-type="float">
            <text:p>2 200 000</text:p>
          </table:table-cell>
        </table:table-row>
        <table:table-row table:style-name="ro2">
          <table:table-cell office:value-type="float" office:value="26183111" calcext:value-type="float">
            <text:p>26183111</text:p>
          </table:table-cell>
          <table:table-cell table:formula="of:=VLOOKUP([.A86];[seznam.C$2:.D$957];2;0)" office:value-type="string" office:string-value="LETŇANY LAGOON, s.r.o." calcext:value-type="string">
            <text:p>LETŇANY LAGOON, s.r.o.</text:p>
          </table:table-cell>
          <table:table-cell table:number-columns-repeated="8"/>
          <table:table-cell office:value-type="float" office:value="600000" calcext:value-type="float">
            <text:p>6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700000" calcext:value-type="float">
            <text:p>700 000</text:p>
          </table:table-cell>
          <table:table-cell table:number-columns-repeated="2"/>
          <table:table-cell office:value-type="float" office:value="500000" calcext:value-type="float">
            <text:p>500 000</text:p>
          </table:table-cell>
          <table:table-cell office:value-type="float" office:value="2100000" calcext:value-type="float">
            <text:p>2 100 000</text:p>
          </table:table-cell>
        </table:table-row>
        <table:table-row table:style-name="ro2">
          <table:table-cell office:value-type="float" office:value="45250413" calcext:value-type="float">
            <text:p>45250413</text:p>
          </table:table-cell>
          <table:table-cell table:formula="of:=VLOOKUP([.A87];[seznam.C$2:.D$957];2;0)" office:value-type="string" office:string-value="Tenisový klub Sparta Praha o.s." calcext:value-type="string">
            <text:p>Tenisový klub Sparta Praha o.s.</text:p>
          </table:table-cell>
          <table:table-cell table:number-columns-repeated="11"/>
          <table:table-cell office:value-type="float" office:value="600000" calcext:value-type="float">
            <text:p>600 000</text:p>
          </table:table-cell>
          <table:table-cell/>
          <table:table-cell office:value-type="float" office:value="1500000" calcext:value-type="float">
            <text:p>1 500 000</text:p>
          </table:table-cell>
          <table:table-cell office:value-type="float" office:value="2100000" calcext:value-type="float">
            <text:p>2 100 000</text:p>
          </table:table-cell>
        </table:table-row>
        <table:table-row table:style-name="ro2">
          <table:table-cell office:value-type="float" office:value="45313351" calcext:value-type="float">
            <text:p>45313351</text:p>
          </table:table-cell>
          <table:table-cell table:formula="of:=VLOOKUP([.A88];[seznam.C$2:.D$957];2;0)" office:value-type="string" office:string-value="FK Újezd nad Lesy" calcext:value-type="string">
            <text:p>FK Újezd nad Lesy</text:p>
          </table:table-cell>
          <table:table-cell office:value-type="float" office:value="1800000" calcext:value-type="float">
            <text:p>1 800 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2100000" calcext:value-type="float">
            <text:p>2 100 000</text:p>
          </table:table-cell>
        </table:table-row>
        <table:table-row table:style-name="ro2">
          <table:table-cell office:value-type="float" office:value="61379417" calcext:value-type="float">
            <text:p>61379417</text:p>
          </table:table-cell>
          <table:table-cell table:formula="of:=VLOOKUP([.A89];[seznam.C$2:.D$957];2;0)" office:value-type="string" office:string-value="&quot;Sportovní Klub SLAVIA PRAHA - POZEMNÍ HOKEJ&quot;" calcext:value-type="string">
            <text:p>"Sportovní Klub SLAVIA PRAHA - POZEMNÍ HOKEJ"</text:p>
          </table:table-cell>
          <table:table-cell table:number-columns-repeated="10"/>
          <table:table-cell office:value-type="float" office:value="1000000" calcext:value-type="float">
            <text:p>1 0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800000" calcext:value-type="float">
            <text:p>800 000</text:p>
          </table:table-cell>
          <table:table-cell/>
          <table:table-cell office:value-type="float" office:value="2100000" calcext:value-type="float">
            <text:p>2 100 000</text:p>
          </table:table-cell>
        </table:table-row>
        <table:table-row table:style-name="ro2">
          <table:table-cell office:value-type="float" office:value="549525" calcext:value-type="float">
            <text:p>549525</text:p>
          </table:table-cell>
          <table:table-cell table:formula="of:=VLOOKUP([.A90];[seznam.C$2:.D$957];2;0)" office:value-type="string" office:string-value="TENIS KLÁNOVICE" calcext:value-type="string">
            <text:p>TENIS KLÁNOVICE</text:p>
          </table:table-cell>
          <table:table-cell table:number-columns-repeated="10"/>
          <table:table-cell office:value-type="float" office:value="1150000" calcext:value-type="float">
            <text:p>1 150 000</text:p>
          </table:table-cell>
          <table:table-cell office:value-type="float" office:value="800000" calcext:value-type="float">
            <text:p>800 000</text:p>
          </table:table-cell>
          <table:table-cell table:number-columns-repeated="2"/>
          <table:table-cell office:value-type="float" office:value="1950000" calcext:value-type="float">
            <text:p>1 950 000</text:p>
          </table:table-cell>
        </table:table-row>
        <table:table-row table:style-name="ro2">
          <table:table-cell office:value-type="float" office:value="49626311" calcext:value-type="float">
            <text:p>49626311</text:p>
          </table:table-cell>
          <table:table-cell table:formula="of:=VLOOKUP([.A91];[seznam.C$2:.D$957];2;0)" office:value-type="string" office:string-value="Spartak Hrdlořezy, z.s." calcext:value-type="string">
            <text:p>Spartak Hrdlořezy, z.s.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600000" calcext:value-type="float">
            <text:p>600 000</text:p>
          </table:table-cell>
          <table:table-cell office:value-type="float" office:value="350000" calcext:value-type="float">
            <text:p>350 000</text:p>
          </table:table-cell>
          <table:table-cell/>
          <table:table-cell office:value-type="float" office:value="850000" calcext:value-type="float">
            <text:p>850 000</text:p>
          </table:table-cell>
          <table:table-cell office:value-type="float" office:value="1950000" calcext:value-type="float">
            <text:p>1 950 000</text:p>
          </table:table-cell>
        </table:table-row>
        <table:table-row table:style-name="ro2">
          <table:table-cell office:value-type="float" office:value="551660" calcext:value-type="float">
            <text:p>551660</text:p>
          </table:table-cell>
          <table:table-cell table:formula="of:=VLOOKUP([.A92];[seznam.C$2:.D$957];2;0)" office:value-type="string" office:string-value="T.J. Sokol Troja" calcext:value-type="string">
            <text:p>T.J. Sokol Troja</text:p>
          </table:table-cell>
          <table:table-cell office:value-type="float" office:value="400000" calcext:value-type="float">
            <text:p>400 00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600000" calcext:value-type="float">
            <text:p>600 000</text:p>
          </table:table-cell>
          <table:table-cell table:number-columns-repeated="2"/>
          <table:table-cell office:value-type="float" office:value="900000" calcext:value-type="float">
            <text:p>900 000</text:p>
          </table:table-cell>
          <table:table-cell office:value-type="float" office:value="1900000" calcext:value-type="float">
            <text:p>1 900 000</text:p>
          </table:table-cell>
        </table:table-row>
        <table:table-row table:style-name="ro2">
          <table:table-cell office:value-type="float" office:value="15268829" calcext:value-type="float">
            <text:p>15268829</text:p>
          </table:table-cell>
          <table:table-cell table:formula="of:=VLOOKUP([.A93];[seznam.C$2:.D$957];2;0)" office:value-type="string" office:string-value="Sokol Chodov" calcext:value-type="string">
            <text:p>Sokol Chodov</text:p>
          </table:table-cell>
          <table:table-cell table:number-columns-repeated="13"/>
          <table:table-cell table:number-columns-repeated="2" office:value-type="float" office:value="1900000" calcext:value-type="float">
            <text:p>1 900 000</text:p>
          </table:table-cell>
        </table:table-row>
        <table:table-row table:style-name="ro3">
          <table:table-cell office:value-type="float" office:value="60460709" calcext:value-type="float">
            <text:p>60460709</text:p>
          </table:table-cell>
          <table:table-cell table:formula="of:=VLOOKUP([.A94];[seznam.C$2:.D$957];2;0)" office:value-type="string" office:string-value="Česká zemědělská&#10;univerzita v Praze" calcext:value-type="string">
            <text:p>Česká zemědělská</text:p>
            <text:p>univerzita v Praze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table:number-columns-repeated="5"/>
          <table:table-cell office:value-type="float" office:value="1600000" calcext:value-type="float">
            <text:p>1 600 000</text:p>
          </table:table-cell>
          <table:table-cell office:value-type="float" office:value="1900000" calcext:value-type="float">
            <text:p>1 900 000</text:p>
          </table:table-cell>
        </table:table-row>
        <table:table-row table:style-name="ro2">
          <table:table-cell office:value-type="float" office:value="65995864" calcext:value-type="float">
            <text:p>65995864</text:p>
          </table:table-cell>
          <table:table-cell table:formula="of:=VLOOKUP([.A95];[seznam.C$2:.D$957];2;0)" office:value-type="string" office:string-value="Sportovní klub Dolní Měcholupy,o.s." calcext:value-type="string">
            <text:p>Sportovní klub Dolní Měcholupy,o.s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900000" calcext:value-type="float">
            <text:p>900 000</text:p>
          </table:table-cell>
          <table:table-cell/>
          <table:table-cell office:value-type="float" office:value="1000000" calcext:value-type="float">
            <text:p>1 000 000</text:p>
          </table:table-cell>
          <table:table-cell/>
          <table:table-cell office:value-type="float" office:value="1900000" calcext:value-type="float">
            <text:p>1 900 000</text:p>
          </table:table-cell>
        </table:table-row>
        <table:table-row table:style-name="ro2">
          <table:table-cell office:value-type="float" office:value="22814175" calcext:value-type="float">
            <text:p>22814175</text:p>
          </table:table-cell>
          <table:table-cell table:formula="of:=VLOOKUP([.A96];[seznam.C$2:.D$957];2;0)" office:value-type="string" office:string-value="Prague Panthers, občanské sdružení" calcext:value-type="string">
            <text:p>Prague Panthers, občanské sdružení</text:p>
          </table:table-cell>
          <table:table-cell table:number-columns-repeated="4"/>
          <table:table-cell office:value-type="float" office:value="1850000" calcext:value-type="float">
            <text:p>1 850 000</text:p>
          </table:table-cell>
          <table:table-cell table:number-columns-repeated="9"/>
          <table:table-cell office:value-type="float" office:value="1850000" calcext:value-type="float">
            <text:p>1 850 000</text:p>
          </table:table-cell>
        </table:table-row>
        <table:table-row table:style-name="ro2">
          <table:table-cell office:value-type="float" office:value="17046122" calcext:value-type="float">
            <text:p>17046122</text:p>
          </table:table-cell>
          <table:table-cell table:formula="of:=VLOOKUP([.A97];[seznam.C$2:.D$957];2;0)" office:value-type="string" office:string-value="TċLOCVIČNÁ JEDNOTA SOKOL PRAHA - PODOLÍ" calcext:value-type="string">
            <text:p>TċLOCVIČNÁ JEDNOTA SOKOL PRAHA - PODOLÍ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/>
          <table:table-cell office:value-type="float" office:value="1800000" calcext:value-type="float">
            <text:p>1 800 000</text:p>
          </table:table-cell>
          <table:table-cell table:number-columns-repeated="2"/>
          <table:table-cell office:value-type="float" office:value="1800000" calcext:value-type="float">
            <text:p>1 800 000</text:p>
          </table:table-cell>
        </table:table-row>
        <table:table-row table:style-name="ro2">
          <table:table-cell office:value-type="float" office:value="45251649" calcext:value-type="float">
            <text:p>45251649</text:p>
          </table:table-cell>
          <table:table-cell table:formula="of:=VLOOKUP([.A98];[seznam.C$2:.D$957];2;0)" office:value-type="string" office:string-value="SK Union Vršovice" calcext:value-type="string">
            <text:p>SK Union Vršovice</text:p>
          </table:table-cell>
          <table:table-cell table:number-columns-repeated="4"/>
          <table:table-cell office:value-type="float" office:value="700000" calcext:value-type="float">
            <text:p>700 000</text:p>
          </table:table-cell>
          <table:table-cell table:number-columns-repeated="3"/>
          <table:table-cell office:value-type="float" office:value="1100000" calcext:value-type="float">
            <text:p>1 100 000</text:p>
          </table:table-cell>
          <table:table-cell table:number-columns-repeated="5"/>
          <table:table-cell office:value-type="float" office:value="1800000" calcext:value-type="float">
            <text:p>1 800 000</text:p>
          </table:table-cell>
        </table:table-row>
        <table:table-row table:style-name="ro2">
          <table:table-cell office:value-type="float" office:value="67365370" calcext:value-type="float">
            <text:p>67365370</text:p>
          </table:table-cell>
          <table:table-cell table:formula="of:=VLOOKUP([.A99];[seznam.C$2:.D$957];2;0)" office:value-type="string" office:string-value="Sportovní klub Spectrum Praha o.s." calcext:value-type="string">
            <text:p>Sportovní klub Spectrum Praha o.s.</text:p>
          </table:table-cell>
          <table:table-cell table:number-columns-repeated="9"/>
          <table:table-cell office:value-type="float" office:value="1800000" calcext:value-type="float">
            <text:p>1 800 000</text:p>
          </table:table-cell>
          <table:table-cell table:number-columns-repeated="4"/>
          <table:table-cell office:value-type="float" office:value="1800000" calcext:value-type="float">
            <text:p>1 800 000</text:p>
          </table:table-cell>
        </table:table-row>
        <table:table-row table:style-name="ro2">
          <table:table-cell office:value-type="float" office:value="15891542" calcext:value-type="float">
            <text:p>15891542</text:p>
          </table:table-cell>
          <table:table-cell table:formula="of:=VLOOKUP([.A100];[seznam.C$2:.D$957];2;0)" office:value-type="string" office:string-value="Tělovýchovná jednota Březiněves" calcext:value-type="string">
            <text:p>Tělovýchovná jednota Březiněves</text:p>
          </table:table-cell>
          <table:table-cell table:number-columns-repeated="7"/>
          <table:table-cell table:number-columns-repeated="2" office:value-type="float" office:value="400000" calcext:value-type="float">
            <text:p>40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550000" calcext:value-type="float">
            <text:p>550 000</text:p>
          </table:table-cell>
          <table:table-cell table:number-columns-repeated="3"/>
          <table:table-cell office:value-type="float" office:value="1700000" calcext:value-type="float">
            <text:p>1 700 000</text:p>
          </table:table-cell>
        </table:table-row>
        <table:table-row table:style-name="ro2">
          <table:table-cell office:value-type="float" office:value="48132179" calcext:value-type="float">
            <text:p>48132179</text:p>
          </table:table-cell>
          <table:table-cell table:formula="of:=VLOOKUP([.A101];[seznam.C$2:.D$957];2;0)" office:value-type="string" office:string-value="TČlovýchovná jednota Lokomotiva Vršovice" calcext:value-type="string">
            <text:p>TČlovýchovná jednota Lokomotiva Vršovi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  <table:table-cell/>
          <table:table-cell office:value-type="float" office:value="350000" calcext:value-type="float">
            <text:p>350 000</text:p>
          </table:table-cell>
          <table:table-cell office:value-type="float" office:value="1650000" calcext:value-type="float">
            <text:p>1 650 000</text:p>
          </table:table-cell>
        </table:table-row>
        <table:table-row table:style-name="ro2">
          <table:table-cell office:value-type="float" office:value="541991" calcext:value-type="float">
            <text:p>541991</text:p>
          </table:table-cell>
          <table:table-cell table:formula="of:=VLOOKUP([.A102];[seznam.C$2:.D$957];2;0)" office:value-type="string" office:string-value="TĚLOVÝCHOVNÁ JEDNOTA SPOJE PRAHA" calcext:value-type="string">
            <text:p>TĚLOVÝCHOVNÁ JEDNOTA SPOJE PRAHA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office:value-type="float" office:value="200000" calcext:value-type="float">
            <text:p>200 000</text:p>
          </table:table-cell>
          <table:table-cell/>
          <table:table-cell office:value-type="float" office:value="1050000" calcext:value-type="float">
            <text:p>1 050 000</text:p>
          </table:table-cell>
          <table:table-cell table:number-columns-repeated="3"/>
          <table:table-cell office:value-type="float" office:value="1550000" calcext:value-type="float">
            <text:p>1 550 000</text:p>
          </table:table-cell>
        </table:table-row>
        <table:table-row table:style-name="ro2">
          <table:table-cell office:value-type="float" office:value="14888203" calcext:value-type="float">
            <text:p>14888203</text:p>
          </table:table-cell>
          <table:table-cell table:formula="of:=VLOOKUP([.A103];[seznam.C$2:.D$957];2;0)" office:value-type="string" office:string-value="Tělovýchovná jednota Sokol Královice" calcext:value-type="string">
            <text:p>Tělovýchovná jednota Sokol Královice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office:value-type="float" office:value="0" calcext:value-type="float">
            <text:p>0</text:p>
          </table:table-cell>
          <table:table-cell office:value-type="float" office:value="350000" calcext:value-type="float">
            <text:p>350 000</text:p>
          </table:table-cell>
          <table:table-cell/>
          <table:table-cell office:value-type="float" office:value="700000" calcext:value-type="float">
            <text:p>700 000</text:p>
          </table:table-cell>
          <table:table-cell/>
          <table:table-cell office:value-type="float" office:value="1550000" calcext:value-type="float">
            <text:p>1 550 000</text:p>
          </table:table-cell>
        </table:table-row>
        <table:table-row table:style-name="ro2">
          <table:table-cell office:value-type="float" office:value="17049911" calcext:value-type="float">
            <text:p>17049911</text:p>
          </table:table-cell>
          <table:table-cell table:formula="of:=VLOOKUP([.A104];[seznam.C$2:.D$957];2;0)" office:value-type="string" office:string-value="Fotbalový klub FC Zličín" calcext:value-type="string">
            <text:p>Fotbalový klub FC Zličín</text:p>
          </table:table-cell>
          <table:table-cell table:number-columns-repeated="4"/>
          <table:table-cell office:value-type="float" office:value="1500000" calcext:value-type="float">
            <text:p>1 500 000</text:p>
          </table:table-cell>
          <table:table-cell table:number-columns-repeated="9"/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25164449" calcext:value-type="float">
            <text:p>25164449</text:p>
          </table:table-cell>
          <table:table-cell table:formula="of:=VLOOKUP([.A105];[seznam.C$2:.D$957];2;0)" office:value-type="string" office:string-value="TMM s.r.o." calcext:value-type="string">
            <text:p>TMM s.r.o.</text:p>
          </table:table-cell>
          <table:table-cell table:number-columns-repeated="9"/>
          <table:table-cell office:value-type="float" office:value="700000" calcext:value-type="float">
            <text:p>700 000</text:p>
          </table:table-cell>
          <table:table-cell table:number-columns-repeated="3"/>
          <table:table-cell office:value-type="float" office:value="800000" calcext:value-type="float">
            <text:p>800 000</text:p>
          </table:table-cell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26675012" calcext:value-type="float">
            <text:p>26675012</text:p>
          </table:table-cell>
          <table:table-cell table:formula="of:=VLOOKUP([.A106];[seznam.C$2:.D$957];2;0)" office:value-type="string" office:string-value="Auto klub Markéta při PSK Olymp Praha" calcext:value-type="string">
            <text:p>Auto klub Markéta při PSK Olymp Praha</text:p>
          </table:table-cell>
          <table:table-cell table:number-columns-repeated="6"/>
          <table:table-cell office:value-type="float" office:value="1000000" calcext:value-type="float">
            <text:p>1 000 000</text:p>
          </table:table-cell>
          <table:table-cell office:value-type="float" office:value="500000" calcext:value-type="float">
            <text:p>500 000</text:p>
          </table:table-cell>
          <table:table-cell table:number-columns-repeated="6"/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26999111" calcext:value-type="float">
            <text:p>26999111</text:p>
          </table:table-cell>
          <table:table-cell table:formula="of:=VLOOKUP([.A107];[seznam.C$2:.D$957];2;0)" office:value-type="string" office:string-value="SPORTOVNÍ AREÁL PRAHA, spolek" calcext:value-type="string">
            <text:p>SPORTOVNÍ AREÁL PRAHA, spolek</text:p>
          </table:table-cell>
          <table:table-cell table:number-columns-repeated="13"/>
          <table:table-cell table:number-columns-repeated="2"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41186532" calcext:value-type="float">
            <text:p>41186532</text:p>
          </table:table-cell>
          <table:table-cell table:formula="of:=VLOOKUP([.A108];[seznam.C$2:.D$957];2;0)" office:value-type="string" office:string-value="Jockey Club České republiky" calcext:value-type="string">
            <text:p>Jockey Club České republiky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  <table:table-cell table:number-columns-repeated="10"/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43001165" calcext:value-type="float">
            <text:p>43001165</text:p>
          </table:table-cell>
          <table:table-cell table:formula="of:=VLOOKUP([.A109];[seznam.C$2:.D$957];2;0)" office:value-type="string" office:string-value="TJ Spartak Modřany" calcext:value-type="string">
            <text:p>TJ Spartak Modřany</text:p>
          </table:table-cell>
          <table:table-cell table:number-columns-repeated="7"/>
          <table:table-cell office:value-type="float" office:value="1500000" calcext:value-type="float">
            <text:p>1 500 000</text:p>
          </table:table-cell>
          <table:table-cell table:number-columns-repeated="6"/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45251304" calcext:value-type="float">
            <text:p>45251304</text:p>
          </table:table-cell>
          <table:table-cell table:formula="of:=VLOOKUP([.A110];[seznam.C$2:.D$957];2;0)" office:value-type="string" office:string-value="TTC ELIZZA Praha" calcext:value-type="string">
            <text:p>TTC ELIZZA Praha</text:p>
          </table:table-cell>
          <table:table-cell office:value-type="float" office:value="1500000" calcext:value-type="float">
            <text:p>1 500 000</text:p>
          </table:table-cell>
          <table:table-cell table:number-columns-repeated="13"/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45773050" calcext:value-type="float">
            <text:p>45773050</text:p>
          </table:table-cell>
          <table:table-cell table:formula="of:=VLOOKUP([.A111];[seznam.C$2:.D$957];2;0)" office:value-type="string" office:string-value="Tělovýchovná jednota sokol" calcext:value-type="string">
            <text:p>Tělovýchovná jednota sokol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 office:value-type="float" office:value="150000" calcext:value-type="float">
            <text:p>15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69346721" calcext:value-type="float">
            <text:p>69346721</text:p>
          </table:table-cell>
          <table:table-cell table:formula="of:=VLOOKUP([.A112];[seznam.C$2:.D$957];2;0)" office:value-type="string" office:string-value="SK BOXING Praha" calcext:value-type="string">
            <text:p>SK BOXING Praha</text:p>
          </table:table-cell>
          <table:table-cell table:number-columns-repeated="13"/>
          <table:table-cell table:number-columns-repeated="2"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75294681" calcext:value-type="float">
            <text:p>75294681</text:p>
          </table:table-cell>
          <table:table-cell table:formula="of:=VLOOKUP([.A113];[seznam.C$2:.D$957];2;0)" office:value-type="string" office:string-value="Milan Štěpán" calcext:value-type="string">
            <text:p>Milan Štěpán</text:p>
          </table:table-cell>
          <table:table-cell table:number-columns-repeated="10"/>
          <table:table-cell office:value-type="float" office:value="1500000" calcext:value-type="float">
            <text:p>1 500 000</text:p>
          </table:table-cell>
          <table:table-cell table:number-columns-repeated="3"/>
          <table:table-cell office:value-type="float" office:value="1500000" calcext:value-type="float">
            <text:p>1 500 000</text:p>
          </table:table-cell>
        </table:table-row>
        <table:table-row table:style-name="ro2">
          <table:table-cell office:value-type="float" office:value="49626566" calcext:value-type="float">
            <text:p>49626566</text:p>
          </table:table-cell>
          <table:table-cell table:formula="of:=VLOOKUP([.A114];[seznam.C$2:.D$957];2;0)" office:value-type="string" office:string-value="Atletický sportovní klub Slavia Praha" calcext:value-type="string">
            <text:p>Atletický sportovní klub Slavia Praha</text:p>
          </table:table-cell>
          <table:table-cell table:number-columns-repeated="8"/>
          <table:table-cell office:value-type="float" office:value="800000" calcext:value-type="float">
            <text:p>800 000</text:p>
          </table:table-cell>
          <table:table-cell office:value-type="float" office:value="220000" calcext:value-type="float">
            <text:p>220 000</text:p>
          </table:table-cell>
          <table:table-cell table:number-columns-repeated="3"/>
          <table:table-cell office:value-type="float" office:value="450000" calcext:value-type="float">
            <text:p>450 000</text:p>
          </table:table-cell>
          <table:table-cell office:value-type="float" office:value="1470000" calcext:value-type="float">
            <text:p>1 470 000</text:p>
          </table:table-cell>
        </table:table-row>
        <table:table-row table:style-name="ro2">
          <table:table-cell office:value-type="float" office:value="48548201" calcext:value-type="float">
            <text:p>48548201</text:p>
          </table:table-cell>
          <table:table-cell table:formula="of:=VLOOKUP([.A115];[seznam.C$2:.D$957];2;0)" office:value-type="string" office:string-value="BIKROSCLUB ěEPY" calcext:value-type="string">
            <text:p>BIKROSCLUB ěEPY</text:p>
          </table:table-cell>
          <table:table-cell table:number-columns-repeated="8"/>
          <table:table-cell office:value-type="float" office:value="200000" calcext:value-type="float">
            <text:p>200 000</text:p>
          </table:table-cell>
          <table:table-cell table:number-columns-repeated="3" office:value-type="float" office:value="250000" calcext:value-type="float">
            <text:p>250 000</text:p>
          </table:table-cell>
          <table:table-cell/>
          <table:table-cell office:value-type="float" office:value="500000" calcext:value-type="float">
            <text:p>500 000</text:p>
          </table:table-cell>
          <table:table-cell office:value-type="float" office:value="1450000" calcext:value-type="float">
            <text:p>1 450 000</text:p>
          </table:table-cell>
        </table:table-row>
        <table:table-row table:style-name="ro2">
          <table:table-cell office:value-type="float" office:value="538116" calcext:value-type="float">
            <text:p>538116</text:p>
          </table:table-cell>
          <table:table-cell table:formula="of:=VLOOKUP([.A116];[seznam.C$2:.D$957];2;0)" office:value-type="string" office:string-value="TČlovýchovná jednota RuzynČ" calcext:value-type="string">
            <text:p>TČlovýchovná jednota RuzynČ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 000</text:p>
          </table:table-cell>
          <table:table-cell office:value-type="float" office:value="350000" calcext:value-type="float">
            <text:p>350 000</text:p>
          </table:table-cell>
          <table:table-cell office:value-type="float" office:value="950000" calcext:value-type="float">
            <text:p>950 000</text:p>
          </table:table-cell>
          <table:table-cell table:number-columns-repeated="2"/>
          <table:table-cell office:value-type="float" office:value="1400000" calcext:value-type="float">
            <text:p>1 400 000</text:p>
          </table:table-cell>
        </table:table-row>
        <table:table-row table:style-name="ro2">
          <table:table-cell office:value-type="float" office:value="61389919" calcext:value-type="float">
            <text:p>61389919</text:p>
          </table:table-cell>
          <table:table-cell table:formula="of:=VLOOKUP([.A117];[seznam.C$2:.D$957];2;0)" office:value-type="string" office:string-value="Hockey Club 1946 Praga" calcext:value-type="string">
            <text:p>Hockey Club 1946 Prag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0000" calcext:value-type="float">
            <text:p>800 000</text:p>
          </table:table-cell>
          <table:table-cell office:value-type="float" office:value="500000" calcext:value-type="float">
            <text:p>500 000</text:p>
          </table:table-cell>
          <table:table-cell table:number-columns-repeated="5"/>
          <table:table-cell office:value-type="float" office:value="1300000" calcext:value-type="float">
            <text:p>1 300 000</text:p>
          </table:table-cell>
        </table:table-row>
        <table:table-row table:style-name="ro2">
          <table:table-cell office:value-type="float" office:value="505714" calcext:value-type="float">
            <text:p>505714</text:p>
          </table:table-cell>
          <table:table-cell table:formula="of:=VLOOKUP([.A118];[seznam.C$2:.D$957];2;0)" office:value-type="string" office:string-value="Tělocvičná jednota Sokol Pražský" calcext:value-type="string">
            <text:p>Tělocvičná jednota Sokol Pražský</text:p>
          </table:table-cell>
          <table:table-cell table:number-columns-repeated="8"/>
          <table:table-cell office:value-type="float" office:value="250000" calcext:value-type="float">
            <text:p>250 000</text:p>
          </table:table-cell>
          <table:table-cell table:number-columns-repeated="4"/>
          <table:table-cell office:value-type="float" office:value="1000000" calcext:value-type="float">
            <text:p>1 000 000</text:p>
          </table:table-cell>
          <table:table-cell office:value-type="float" office:value="1250000" calcext:value-type="float">
            <text:p>1 250 000</text:p>
          </table:table-cell>
        </table:table-row>
        <table:table-row table:style-name="ro2">
          <table:table-cell office:value-type="float" office:value="549908" calcext:value-type="float">
            <text:p>549908</text:p>
          </table:table-cell>
          <table:table-cell table:formula="of:=VLOOKUP([.A119];[seznam.C$2:.D$957];2;0)" office:value-type="string" office:string-value="Tělocvičná jednota Sokol Praha - Hanspaulka, reg.č. 31060309" calcext:value-type="string">
            <text:p>Tělocvičná jednota Sokol Praha - Hanspaulka, reg.č. 31060309</text:p>
          </table:table-cell>
          <table:table-cell table:number-columns-repeated="7"/>
          <table:table-cell office:value-type="float" office:value="250000" calcext:value-type="float">
            <text:p>250 000</text:p>
          </table:table-cell>
          <table:table-cell office:value-type="float" office:value="80000" calcext:value-type="float">
            <text:p>80 000</text:p>
          </table:table-cell>
          <table:table-cell office:value-type="float" office:value="120000" calcext:value-type="float">
            <text:p>120 000</text:p>
          </table:table-cell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1250000" calcext:value-type="float">
            <text:p>1 250 000</text:p>
          </table:table-cell>
        </table:table-row>
        <table:table-row table:style-name="ro2">
          <table:table-cell office:value-type="float" office:value="27457125" calcext:value-type="float">
            <text:p>27457125</text:p>
          </table:table-cell>
          <table:table-cell table:formula="of:=VLOOKUP([.A120];[seznam.C$2:.D$957];2;0)" office:value-type="string" office:string-value="AquaDream a.s." calcext:value-type="string">
            <text:p>AquaDream a.s.</text:p>
          </table:table-cell>
          <table:table-cell table:number-columns-repeated="8"/>
          <table:table-cell office:value-type="float" office:value="500000" calcext:value-type="float">
            <text:p>500 000</text:p>
          </table:table-cell>
          <table:table-cell office:value-type="float" office:value="200000" calcext:value-type="float">
            <text:p>200 000</text:p>
          </table:table-cell>
          <table:table-cell office:value-type="float" office:value="300000" calcext:value-type="float">
            <text:p>300 000</text:p>
          </table:table-cell>
          <table:table-cell office:value-type="float" office:value="250000" calcext:value-type="float">
            <text:p>250 000</text:p>
          </table:table-cell>
          <table:table-cell table:number-columns-repeated="2"/>
          <table:table-cell office:value-type="float" office:value="1250000" calcext:value-type="float">
            <text:p>1 250 000</text:p>
          </table:table-cell>
        </table:table-row>
        <table:table-row table:style-name="ro2">
          <table:table-cell office:value-type="float" office:value="537381" calcext:value-type="float">
            <text:p>537381</text:p>
          </table:table-cell>
          <table:table-cell table:formula="of:=VLOOKUP([.A121];[seznam.C$2:.D$957];2;0)" office:value-type="string" office:string-value="Sportovní klub Start Praha z.s." calcext:value-type="string">
            <text:p>Sportovní klub Start Praha z.s.</text:p>
          </table:table-cell>
          <table:table-cell table:number-columns-repeated="13"/>
          <table:table-cell table:number-columns-repeated="2" office:value-type="float" office:value="1200000" calcext:value-type="float">
            <text:p>1 200 000</text:p>
          </table:table-cell>
        </table:table-row>
        <table:table-row table:style-name="ro3">
          <table:table-cell office:value-type="float" office:value="45249776" calcext:value-type="float">
            <text:p>45249776</text:p>
          </table:table-cell>
          <table:table-cell table:formula="of:=VLOOKUP([.A122];[seznam.C$2:.D$957];2;0)" office:value-type="string" office:string-value="Tělovýchovná jednota Kyje&#10;Praha 14" calcext:value-type="string">
            <text:p>Tělovýchovná jednota Kyje</text:p>
            <text:p>Praha 14</text:p>
          </table:table-cell>
          <table:table-cell table:number-columns-repeated="4"/>
          <table:table-cell office:value-type="float" office:value="300000" calcext:value-type="float">
            <text:p>300 00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00000" calcext:value-type="float">
            <text:p>900 000</text:p>
          </table:table-cell>
          <table:table-cell office:value-type="float" office:value="1200000" calcext:value-type="float">
            <text:p>1 200 000</text:p>
          </table:table-cell>
        </table:table-row>
        <table:table-row table:style-name="ro2">
          <table:table-cell office:value-type="float" office:value="49278924" calcext:value-type="float">
            <text:p>49278924</text:p>
          </table:table-cell>
          <table:table-cell table:formula="of:=VLOOKUP([.A123];[seznam.C$2:.D$957];2;0)" office:value-type="string" office:string-value="Tělovýchovná jednota Slavoj Tesla Hloubětín" calcext:value-type="string">
            <text:p>Tělovýchovná jednota Slavoj Tesla Hloubětín</text:p>
          </table:table-cell>
          <table:table-cell office:value-type="float" office:value="400000" calcext:value-type="float">
            <text:p>400 000</text:p>
          </table:table-cell>
          <table:table-cell table:number-columns-repeated="6"/>
          <table:table-cell office:value-type="float" office:value="800000" calcext:value-type="float">
            <text:p>8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200000" calcext:value-type="float">
            <text:p>1 200 000</text:p>
          </table:table-cell>
        </table:table-row>
        <table:table-row table:style-name="ro2">
          <table:table-cell office:value-type="float" office:value="26561166" calcext:value-type="float">
            <text:p>26561166</text:p>
          </table:table-cell>
          <table:table-cell table:formula="of:=VLOOKUP([.A124];[seznam.C$2:.D$957];2;0)" office:value-type="string" office:string-value="SK Slavia Praha - fotbal mládež" calcext:value-type="string">
            <text:p>SK Slavia Praha - fotbal mládež</text:p>
          </table:table-cell>
          <table:table-cell table:number-columns-repeated="10"/>
          <table:table-cell office:value-type="float" office:value="500000" calcext:value-type="float">
            <text:p>500 000</text:p>
          </table:table-cell>
          <table:table-cell office:value-type="float" office:value="650000" calcext:value-type="float">
            <text:p>650 000</text:p>
          </table:table-cell>
          <table:table-cell table:number-columns-repeated="2"/>
          <table:table-cell office:value-type="float" office:value="1150000" calcext:value-type="float">
            <text:p>1 150 000</text:p>
          </table:table-cell>
        </table:table-row>
        <table:table-row table:style-name="ro2">
          <table:table-cell office:value-type="float" office:value="18627391" calcext:value-type="float">
            <text:p>18627391</text:p>
          </table:table-cell>
          <table:table-cell table:formula="of:=VLOOKUP([.A125];[seznam.C$2:.D$957];2;0)" office:value-type="string" office:string-value="TJ Sokol Vysočany" calcext:value-type="string">
            <text:p>TJ Sokol Vysočany</text:p>
          </table:table-cell>
          <table:table-cell office:value-type="float" office:value="1130000" calcext:value-type="float">
            <text:p>1 130 000</text:p>
          </table:table-cell>
          <table:table-cell table:number-columns-repeated="13"/>
          <table:table-cell office:value-type="float" office:value="1130000" calcext:value-type="float">
            <text:p>1 130 000</text:p>
          </table:table-cell>
        </table:table-row>
        <table:table-row table:style-name="ro2">
          <table:table-cell office:value-type="float" office:value="22721649" calcext:value-type="float">
            <text:p>22721649</text:p>
          </table:table-cell>
          <table:table-cell table:formula="of:=VLOOKUP([.A126];[seznam.C$2:.D$957];2;0)" office:value-type="string" office:string-value="Time 4 sport" calcext:value-type="string">
            <text:p>Time 4 sport</text:p>
          </table:table-cell>
          <table:table-cell table:number-columns-repeated="8"/>
          <table:table-cell office:value-type="float" office:value="1100000" calcext:value-type="float">
            <text:p>1 10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00000" calcext:value-type="float">
            <text:p>1 100 000</text:p>
          </table:table-cell>
        </table:table-row>
        <table:table-row table:style-name="ro2">
          <table:table-cell office:value-type="float" office:value="49629115" calcext:value-type="float">
            <text:p>49629115</text:p>
          </table:table-cell>
          <table:table-cell table:formula="of:=VLOOKUP([.A127];[seznam.C$2:.D$957];2;0)" office:value-type="string" office:string-value="Český paralympijský výbor, o. s." calcext:value-type="string">
            <text:p>Český paralympijský výbor, o. s.</text:p>
          </table:table-cell>
          <table:table-cell table:number-columns-repeated="6"/>
          <table:table-cell office:value-type="float" office:value="600000" calcext:value-type="float">
            <text:p>600 000</text:p>
          </table:table-cell>
          <table:table-cell office:value-type="float" office:value="500000" calcext:value-type="float">
            <text:p>500 000</text:p>
          </table:table-cell>
          <table:table-cell table:number-columns-repeated="6"/>
          <table:table-cell office:value-type="float" office:value="1100000" calcext:value-type="float">
            <text:p>1 100 000</text:p>
          </table:table-cell>
        </table:table-row>
        <table:table-row table:style-name="ro3">
          <table:table-cell office:value-type="float" office:value="61383163" calcext:value-type="float">
            <text:p>61383163</text:p>
          </table:table-cell>
          <table:table-cell table:formula="of:=VLOOKUP([.A128];[seznam.C$2:.D$957];2;0)" office:value-type="string" office:string-value="FOTBALOVÝ KLUB TJ&#10;HÁJE JIŽNÍ MĚSTO" calcext:value-type="string">
            <text:p>FOTBALOVÝ KLUB TJ</text:p>
            <text:p>HÁJE JIŽNÍ MĚSTO</text:p>
          </table:table-cell>
          <table:table-cell table:number-columns-repeated="13"/>
          <table:table-cell table:number-columns-repeated="2" office:value-type="float" office:value="1100000" calcext:value-type="float">
            <text:p>1 100 000</text:p>
          </table:table-cell>
        </table:table-row>
        <table:table-row table:style-name="ro3">
          <table:table-cell office:value-type="float" office:value="675750" calcext:value-type="float">
            <text:p>675750</text:p>
          </table:table-cell>
          <table:table-cell table:formula="of:=VLOOKUP([.A129];[seznam.C$2:.D$957];2;0)" office:value-type="string" office:string-value="Tělocvičnná jednota Sokol&#10;Malá Strana" calcext:value-type="string">
            <text:p>Tělocvičnná jednota Sokol</text:p>
            <text:p>Malá Strana</text:p>
          </table:table-cell>
          <table:table-cell table:number-columns-repeated="13"/>
          <table:table-cell table:number-columns-repeated="2" office:value-type="float" office:value="1050000" calcext:value-type="float">
            <text:p>1 050 000</text:p>
          </table:table-cell>
        </table:table-row>
        <table:table-row table:style-name="ro2">
          <table:table-cell office:value-type="float" office:value="72042265" calcext:value-type="float">
            <text:p>72042265</text:p>
          </table:table-cell>
          <table:table-cell table:formula="of:=VLOOKUP([.A130];[seznam.C$2:.D$957];2;0)" office:value-type="string" office:string-value="Orel jednota Praha - Balkán" calcext:value-type="string">
            <text:p>Orel jednota Praha - Balkán</text:p>
          </table:table-cell>
          <table:table-cell table:number-columns-repeated="13"/>
          <table:table-cell table:number-columns-repeated="2" office:value-type="float" office:value="1050000" calcext:value-type="float">
            <text:p>1 050 000</text:p>
          </table:table-cell>
        </table:table-row>
        <table:table-row table:style-name="ro2">
          <table:table-cell office:value-type="float" office:value="539791" calcext:value-type="float">
            <text:p>539791</text:p>
          </table:table-cell>
          <table:table-cell table:formula="of:=VLOOKUP([.A131];[seznam.C$2:.D$957];2;0)" office:value-type="string" office:string-value="TJ Sokol Hodkovičky           P" calcext:value-type="string">
            <text:p>TJ Sokol Hodkovičky <text:s text:c="10"/>P</text:p>
          </table:table-cell>
          <table:table-cell office:value-type="float" office:value="1000000" calcext:value-type="float">
            <text:p>1 000 000</text:p>
          </table:table-cell>
          <table:table-cell table:number-columns-repeated="13"/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553361" calcext:value-type="float">
            <text:p>553361</text:p>
          </table:table-cell>
          <table:table-cell table:formula="of:=VLOOKUP([.A132];[seznam.C$2:.D$957];2;0)" office:value-type="string" office:string-value="SK Čechoslovan Chuchle" calcext:value-type="string">
            <text:p>SK Čechoslovan Chuchle</text:p>
          </table:table-cell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565784" calcext:value-type="float">
            <text:p>565784</text:p>
          </table:table-cell>
          <table:table-cell table:formula="of:=VLOOKUP([.A133];[seznam.C$2:.D$957];2;0)" office:value-type="string" office:string-value="Tenisový klub Vysoké školy Praha" calcext:value-type="string">
            <text:p>Tenisový klub Vysoké školy Praha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15889327" calcext:value-type="float">
            <text:p>15889327</text:p>
          </table:table-cell>
          <table:table-cell table:formula="of:=VLOOKUP([.A134];[seznam.C$2:.D$957];2;0)" office:value-type="string" office:string-value="TJ AFK Slivenec" calcext:value-type="string">
            <text:p>TJ AFK Slivenec</text:p>
          </table:table-cell>
          <table:table-cell table:number-columns-repeated="13"/>
          <table:table-cell table:number-columns-repeated="2"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22832530" calcext:value-type="float">
            <text:p>22832530</text:p>
          </table:table-cell>
          <table:table-cell table:formula="of:=VLOOKUP([.A135];[seznam.C$2:.D$957];2;0)" office:value-type="string" office:string-value="&quot;Tenisový klub Horní Měcholupy&quot;" calcext:value-type="string">
            <text:p>"Tenisový klub Horní Měcholupy"</text:p>
          </table:table-cell>
          <table:table-cell table:number-columns-repeated="12"/>
          <table:table-cell office:value-type="float" office:value="1000000" calcext:value-type="float">
            <text:p>1 000 000</text:p>
          </table:table-cell>
          <table:table-cell/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22852247" calcext:value-type="float">
            <text:p>22852247</text:p>
          </table:table-cell>
          <table:table-cell table:formula="of:=VLOOKUP([.A136];[seznam.C$2:.D$957];2;0)" office:value-type="string" office:string-value="SK Tiebreak Praha" calcext:value-type="string">
            <text:p>SK Tiebreak Praha</text:p>
          </table:table-cell>
          <table:table-cell table:number-columns-repeated="10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26604850" calcext:value-type="float">
            <text:p>26604850</text:p>
          </table:table-cell>
          <table:table-cell table:formula="of:=VLOOKUP([.A137];[seznam.C$2:.D$957];2;0)" office:value-type="string" office:string-value="Občanské sdružení - SC XAVEROV HORNÍ POČERNICE" calcext:value-type="string">
            <text:p>Občanské sdružení - SC XAVEROV HORNÍ POČERNICE</text:p>
          </table:table-cell>
          <table:table-cell table:number-columns-repeated="10"/>
          <table:table-cell office:value-type="float" office:value="1000000" calcext:value-type="float">
            <text:p>1 000 000</text:p>
          </table:table-cell>
          <table:table-cell table:number-columns-repeated="3"/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49625110" calcext:value-type="float">
            <text:p>49625110</text:p>
          </table:table-cell>
          <table:table-cell table:formula="of:=VLOOKUP([.A138];[seznam.C$2:.D$957];2;0)" office:value-type="string" office:string-value="Klub kanoistů Slavia Pha   P" calcext:value-type="string">
            <text:p>Klub kanoistů Slavia Pha <text:s text:c="2"/>P</text:p>
          </table:table-cell>
          <table:table-cell office:value-type="float" office:value="1000000" calcext:value-type="float">
            <text:p>1 000 000</text:p>
          </table:table-cell>
          <table:table-cell table:number-columns-repeated="13"/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49629018" calcext:value-type="float">
            <text:p>49629018</text:p>
          </table:table-cell>
          <table:table-cell table:formula="of:=VLOOKUP([.A139];[seznam.C$2:.D$957];2;0)" office:value-type="string" office:string-value="Rugby Club Tatra Smíchov, z.s." calcext:value-type="string">
            <text:p>Rugby Club Tatra Smíchov, z.s.</text:p>
          </table:table-cell>
          <table:table-cell table:number-columns-repeated="13"/>
          <table:table-cell table:number-columns-repeated="2"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60433868" calcext:value-type="float">
            <text:p>60433868</text:p>
          </table:table-cell>
          <table:table-cell table:formula="of:=VLOOKUP([.A140];[seznam.C$2:.D$957];2;0)" office:value-type="string" office:string-value="Rugby club Sparta Praha" calcext:value-type="string">
            <text:p>Rugby club Sparta Praha</text:p>
          </table:table-cell>
          <table:table-cell table:number-columns-repeated="7"/>
          <table:table-cell office:value-type="float" office:value="1000000" calcext:value-type="float">
            <text:p>1 0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000000" calcext:value-type="float">
            <text:p>1 000 000</text:p>
          </table:table-cell>
        </table:table-row>
        <table:table-row table:style-name="ro3">
          <table:table-cell office:value-type="float" office:value="63831619" calcext:value-type="float">
            <text:p>63831619</text:p>
          </table:table-cell>
          <table:table-cell table:formula="of:=VLOOKUP([.A141];[seznam.C$2:.D$957];2;0)" office:value-type="string" office:string-value="Tenisový klub START PRAHA -&#10;TOPOLKA" calcext:value-type="string">
            <text:p>Tenisový klub START PRAHA -</text:p>
            <text:p>TOPOLKA</text:p>
          </table:table-cell>
          <table:table-cell table:number-columns-repeated="4"/>
          <table:table-cell office:value-type="float" office:value="50000" calcext:value-type="float">
            <text:p>50 000</text:p>
          </table:table-cell>
          <table:table-cell table:number-columns-repeated="2"/>
          <table:table-cell office:value-type="float" office:value="50000" calcext:value-type="float">
            <text:p>50 0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250000" calcext:value-type="float">
            <text:p>250 000</text:p>
          </table:table-cell>
          <table:table-cell/>
          <table:table-cell office:value-type="float" office:value="400000" calcext:value-type="float">
            <text:p>400 000</text:p>
          </table:table-cell>
          <table:table-cell office:value-type="float" office:value="1000000" calcext:value-type="float">
            <text:p>1 000 000</text:p>
          </table:table-cell>
        </table:table-row>
        <table:table-row table:style-name="ro2">
          <table:table-cell office:value-type="float" office:value="537781" calcext:value-type="float">
            <text:p>537781</text:p>
          </table:table-cell>
          <table:table-cell table:formula="of:=VLOOKUP([.A142];[seznam.C$2:.D$957];2;0)" office:value-type="string" office:string-value="TĚLOVÝCHOVNÁ JEZDECKÁ JEDNOTA" calcext:value-type="string">
            <text:p>TĚLOVÝCHOVNÁ JEZDECKÁ JEDNOTA</text:p>
          </table:table-cell>
          <table:table-cell table:number-columns-repeated="8"/>
          <table:table-cell office:value-type="float" office:value="40000" calcext:value-type="float">
            <text:p>40 000</text:p>
          </table:table-cell>
          <table:table-cell office:value-type="float" office:value="170000" calcext:value-type="float">
            <text:p>170 000</text:p>
          </table:table-cell>
          <table:table-cell table:number-columns-repeated="3"/>
          <table:table-cell office:value-type="float" office:value="700000" calcext:value-type="float">
            <text:p>700 000</text:p>
          </table:table-cell>
          <table:table-cell office:value-type="float" office:value="910000" calcext:value-type="float">
            <text:p>910 000</text:p>
          </table:table-cell>
        </table:table-row>
        <table:table-row table:style-name="ro2">
          <table:table-cell office:value-type="float" office:value="26636824" calcext:value-type="float">
            <text:p>26636824</text:p>
          </table:table-cell>
          <table:table-cell table:formula="of:=VLOOKUP([.A143];[seznam.C$2:.D$957];2;0)" office:value-type="string" office:string-value="LANNA GYM, o.s." calcext:value-type="string">
            <text:p>LANNA GYM, o.s.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900000" calcext:value-type="float">
            <text:p>900 000</text:p>
          </table:table-cell>
        </table:table-row>
        <table:table-row table:style-name="ro2">
          <table:table-cell office:value-type="float" office:value="40766837" calcext:value-type="float">
            <text:p>40766837</text:p>
          </table:table-cell>
          <table:table-cell table:formula="of:=VLOOKUP([.A144];[seznam.C$2:.D$957];2;0)" office:value-type="string" office:string-value="volleyball.cz ČZU Praha" calcext:value-type="string">
            <text:p>volleyball.cz ČZU Praha</text:p>
          </table:table-cell>
          <table:table-cell table:number-columns-repeated="11"/>
          <table:table-cell office:value-type="float" office:value="900000" calcext:value-type="float">
            <text:p>900 000</text:p>
          </table:table-cell>
          <table:table-cell table:number-columns-repeated="2"/>
          <table:table-cell office:value-type="float" office:value="900000" calcext:value-type="float">
            <text:p>900 000</text:p>
          </table:table-cell>
        </table:table-row>
        <table:table-row table:style-name="ro2">
          <table:table-cell office:value-type="float" office:value="67365582" calcext:value-type="float">
            <text:p>67365582</text:p>
          </table:table-cell>
          <table:table-cell table:formula="of:=VLOOKUP([.A145];[seznam.C$2:.D$957];2;0)" office:value-type="string" office:string-value="Softballový klub Joudrs Praha" calcext:value-type="string">
            <text:p>Softballový klub Joudrs Praha</text:p>
          </table:table-cell>
          <table:table-cell table:number-columns-repeated="10"/>
          <table:table-cell office:value-type="float" office:value="900000" calcext:value-type="float">
            <text:p>900 000</text:p>
          </table:table-cell>
          <table:table-cell table:number-columns-repeated="3"/>
          <table:table-cell office:value-type="float" office:value="900000" calcext:value-type="float">
            <text:p>900 000</text:p>
          </table:table-cell>
        </table:table-row>
        <table:table-row table:style-name="ro2">
          <table:table-cell office:value-type="float" office:value="48137499" calcext:value-type="float">
            <text:p>48137499</text:p>
          </table:table-cell>
          <table:table-cell table:formula="of:=VLOOKUP([.A146];[seznam.C$2:.D$957];2;0)" office:value-type="string" office:string-value="T.J. Čechie Dubeč" calcext:value-type="string">
            <text:p>T.J. Čechie Dubeč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50000" calcext:value-type="float">
            <text:p>250 0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00000" calcext:value-type="float">
            <text:p>600 000</text:p>
          </table:table-cell>
          <table:table-cell table:number-columns-repeated="2"/>
          <table:table-cell office:value-type="float" office:value="850000" calcext:value-type="float">
            <text:p>850 000</text:p>
          </table:table-cell>
        </table:table-row>
        <table:table-row table:style-name="ro3">
          <table:table-cell office:value-type="float" office:value="203823" calcext:value-type="float">
            <text:p>203823</text:p>
          </table:table-cell>
          <table:table-cell table:formula="of:=VLOOKUP([.A147];[seznam.C$2:.D$957];2;0)" office:value-type="string" office:string-value="Tělocvičná jednota Sokol&#10;Prosek" calcext:value-type="string">
            <text:p>Tělocvičná jednota Sokol</text:p>
            <text:p>Prosek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5"/>
          <table:table-cell table:number-columns-repeated="2"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536318" calcext:value-type="float">
            <text:p>536318</text:p>
          </table:table-cell>
          <table:table-cell table:formula="of:=VLOOKUP([.A148];[seznam.C$2:.D$957];2;0)" office:value-type="string" office:string-value="TJ Břevnov" calcext:value-type="string">
            <text:p>TJ Břevnov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537004" calcext:value-type="float">
            <text:p>537004</text:p>
          </table:table-cell>
          <table:table-cell table:formula="of:=VLOOKUP([.A149];[seznam.C$2:.D$957];2;0)" office:value-type="string" office:string-value="Česká klusácká asociace      P" calcext:value-type="string">
            <text:p>Česká klusácká asociace <text:s text:c="5"/>P</text:p>
          </table:table-cell>
          <table:table-cell office:value-type="float" office:value="800000" calcext:value-type="float">
            <text:p>800 000</text:p>
          </table:table-cell>
          <table:table-cell table:number-columns-repeated="13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26551365" calcext:value-type="float">
            <text:p>26551365</text:p>
          </table:table-cell>
          <table:table-cell table:formula="of:=VLOOKUP([.A150];[seznam.C$2:.D$957];2;0)" office:value-type="string" office:string-value="Tenisový klub SPORT AKTIV" calcext:value-type="string">
            <text:p>Tenisový klub SPORT AKTIV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800000" calcext:value-type="float">
            <text:p>8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26675010" calcext:value-type="float">
            <text:p>26675010</text:p>
          </table:table-cell>
          <table:table-cell table:formula="of:=VLOOKUP([.A151];[seznam.C$2:.D$957];2;0)" office:value-type="string" office:string-value="Auto klub Markéta při PSK Olymp Praha" calcext:value-type="string">
            <text:p>Auto klub Markéta při PSK Olymp Praha</text:p>
          </table:table-cell>
          <table:table-cell table:number-columns-repeated="4"/>
          <table:table-cell office:value-type="float" office:value="800000" calcext:value-type="float">
            <text:p>800 000</text:p>
          </table:table-cell>
          <table:table-cell table:number-columns-repeated="9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44849699" calcext:value-type="float">
            <text:p>44849699</text:p>
          </table:table-cell>
          <table:table-cell table:formula="of:=VLOOKUP([.A152];[seznam.C$2:.D$957];2;0)" office:value-type="string" office:string-value="LTC RADOTÍN - TENISOVÝ a BASKETBALOVÝ KLUB" calcext:value-type="string">
            <text:p>LTC RADOTÍN - TENISOVÝ a BASKETBALOVÝ KLUB</text:p>
          </table:table-cell>
          <table:table-cell table:number-columns-repeated="8"/>
          <table:table-cell office:value-type="float" office:value="300000" calcext:value-type="float">
            <text:p>300 000</text:p>
          </table:table-cell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49629794" calcext:value-type="float">
            <text:p>49629794</text:p>
          </table:table-cell>
          <table:table-cell table:formula="of:=VLOOKUP([.A153];[seznam.C$2:.D$957];2;0)" office:value-type="string" office:string-value="Dámský házenkářský klub DHC Slavia Praha" calcext:value-type="string">
            <text:p>Dámský házenkářský klub DHC Slavia Praha</text:p>
          </table:table-cell>
          <table:table-cell table:number-columns-repeated="10"/>
          <table:table-cell office:value-type="float" office:value="800000" calcext:value-type="float">
            <text:p>800 000</text:p>
          </table:table-cell>
          <table:table-cell table:number-columns-repeated="3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61065439" calcext:value-type="float">
            <text:p>61065439</text:p>
          </table:table-cell>
          <table:table-cell table:formula="of:=VLOOKUP([.A154];[seznam.C$2:.D$957];2;0)" office:value-type="string" office:string-value="Plavecké sporty Slavia Praha s.r.o." calcext:value-type="string">
            <text:p>Plavecké sporty Slavia Praha s.r.o.</text:p>
          </table:table-cell>
          <table:table-cell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  <table:table-cell table:number-columns-repeated="9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office:value-type="float" office:value="62908898" calcext:value-type="float">
            <text:p>62908898</text:p>
          </table:table-cell>
          <table:table-cell table:formula="of:=VLOOKUP([.A155];[seznam.C$2:.D$957];2;0)" office:value-type="string" office:string-value="Sportcentrum Horní Počernice" calcext:value-type="string">
            <text:p>Sportcentrum Horní Počernice</text:p>
          </table:table-cell>
          <table:table-cell office:value-type="float" office:value="800000" calcext:value-type="float">
            <text:p>800 000</text:p>
          </table:table-cell>
          <table:table-cell table:number-columns-repeated="13"/>
          <table:table-cell office:value-type="float" office:value="800000" calcext:value-type="float">
            <text:p>800 000</text:p>
          </table:table-cell>
        </table:table-row>
        <table:table-row table:style-name="ro2">
          <table:table-cell table:style-name="ce11" office:value-type="float" office:value="197386" calcext:value-type="float">
            <text:p>197386</text:p>
          </table:table-cell>
          <table:table-cell table:formula="of:=VLOOKUP([.A156];[seznam.C$2:.D$957];2;0)" office:value-type="string" office:string-value="Tělocvičná jednota Sokol Michle" calcext:value-type="string">
            <text:p>Tělocvičná jednota Sokol Michle</text:p>
          </table:table-cell>
          <table:table-cell table:style-name="ce16"/>
          <table:table-cell table:style-name="ce21" table:number-columns-repeated="3"/>
          <table:table-cell table:style-name="ce21" office:value-type="float" office:value="400000" calcext:value-type="float">
            <text:p>400 000</text:p>
          </table:table-cell>
          <table:table-cell table:style-name="ce21" table:number-columns-repeated="7"/>
          <table:table-cell table:style-name="ce21" office:value-type="float" office:value="300000" calcext:value-type="float">
            <text:p>300 000</text:p>
          </table:table-cell>
          <table:table-cell table:style-name="ce25"/>
          <table:table-cell table:style-name="ce30" office:value-type="float" office:value="700000" calcext:value-type="float">
            <text:p>700 000</text:p>
          </table:table-cell>
        </table:table-row>
        <table:table-row table:style-name="ro2">
          <table:table-cell office:value-type="float" office:value="536628" calcext:value-type="float">
            <text:p>536628</text:p>
          </table:table-cell>
          <table:table-cell table:formula="of:=VLOOKUP([.A157];[seznam.C$2:.D$957];2;0)" office:value-type="string" office:string-value="Tělocvičná jednota Sokol Libeň" calcext:value-type="string">
            <text:p>Tělocvičná jednota Sokol Libeň</text:p>
          </table:table-cell>
          <table:table-cell table:number-columns-repeated="8"/>
          <table:table-cell office:value-type="float" office:value="700000" calcext:value-type="float">
            <text:p>700 000</text:p>
          </table:table-cell>
          <table:table-cell table:number-columns-repeated="5"/>
          <table:table-cell office:value-type="float" office:value="700000" calcext:value-type="float">
            <text:p>700 000</text:p>
          </table:table-cell>
        </table:table-row>
        <table:table-row table:style-name="ro2">
          <table:table-cell office:value-type="float" office:value="537667" calcext:value-type="float">
            <text:p>537667</text:p>
          </table:table-cell>
          <table:table-cell table:formula="of:=VLOOKUP([.A158];[seznam.C$2:.D$957];2;0)" office:value-type="string" office:string-value="SPORTOVNÍ KLUB ČECHIE SMÍCHOV" calcext:value-type="string">
            <text:p>SPORTOVNÍ KLUB ČECHIE SMÍCHOV</text:p>
          </table:table-cell>
          <table:table-cell table:number-columns-repeated="9"/>
          <table:table-cell office:value-type="float" office:value="700000" calcext:value-type="float">
            <text:p>700 000</text:p>
          </table:table-cell>
          <table:table-cell table:number-columns-repeated="4"/>
          <table:table-cell office:value-type="float" office:value="700000" calcext:value-type="float">
            <text:p>700 000</text:p>
          </table:table-cell>
        </table:table-row>
        <table:table-row table:style-name="ro2">
          <table:table-cell office:value-type="float" office:value="538817" calcext:value-type="float">
            <text:p>538817</text:p>
          </table:table-cell>
          <table:table-cell table:formula="of:=VLOOKUP([.A159];[seznam.C$2:.D$957];2;0)" office:value-type="string" office:string-value="SK Oaza Praha" calcext:value-type="string">
            <text:p>SK Oaza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 000</text:p>
          </table:table-cell>
          <table:table-cell table:number-columns-repeated="3"/>
          <table:table-cell office:value-type="float" office:value="600000" calcext:value-type="float">
            <text:p>600 000</text:p>
          </table:table-cell>
          <table:table-cell office:value-type="float" office:value="700000" calcext:value-type="float">
            <text:p>700 000</text:p>
          </table:table-cell>
        </table:table-row>
        <table:table-row table:style-name="ro2">
          <table:table-cell office:value-type="float" office:value="540145" calcext:value-type="float">
            <text:p>540145</text:p>
          </table:table-cell>
          <table:table-cell table:formula="of:=VLOOKUP([.A160];[seznam.C$2:.D$957];2;0)" office:value-type="string" office:string-value="Veslařský klub Blesk              P" calcext:value-type="string">
            <text:p>Veslařský klub Blesk <text:s text:c="13"/>P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float" office:value="700000" calcext:value-type="float">
            <text:p>700 000</text:p>
          </table:table-cell>
          <table:table-cell table:number-columns-repeated="4"/>
          <table:table-cell office:value-type="float" office:value="700000" calcext:value-type="float">
            <text:p>700 000</text:p>
          </table:table-cell>
        </table:table-row>
        <table:table-row table:style-name="ro2">
          <table:table-cell office:value-type="float" office:value="541664" calcext:value-type="float">
            <text:p>541664</text:p>
          </table:table-cell>
          <table:table-cell table:formula="of:=VLOOKUP([.A161];[seznam.C$2:.D$957];2;0)" office:value-type="string" office:string-value="Tělovýchovná jednota Malešice" calcext:value-type="string">
            <text:p>Tělovýchovná jednota Maleši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700000" calcext:value-type="float">
            <text:p>700 000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700000" calcext:value-type="float">
            <text:p>700 000</text:p>
          </table:table-cell>
        </table:table-row>
        <table:table-row table:style-name="ro2">
          <table:table-cell office:value-type="float" office:value="71575006" calcext:value-type="float">
            <text:p>71575006</text:p>
          </table:table-cell>
          <table:table-cell table:formula="of:=VLOOKUP([.A162];[seznam.C$2:.D$957];2;0)" office:value-type="string" office:string-value="VK Blesk" calcext:value-type="string">
            <text:p>VK Blesk</text:p>
          </table:table-cell>
          <table:table-cell table:number-columns-repeated="7"/>
          <table:table-cell office:value-type="float" office:value="700000" calcext:value-type="float">
            <text:p>700 000</text:p>
          </table:table-cell>
          <table:table-cell table:number-columns-repeated="6"/>
          <table:table-cell office:value-type="float" office:value="700000" calcext:value-type="float">
            <text:p>700 000</text:p>
          </table:table-cell>
        </table:table-row>
        <table:table-row table:style-name="ro2">
          <table:table-cell office:value-type="float" office:value="26675013" calcext:value-type="float">
            <text:p>26675013</text:p>
          </table:table-cell>
          <table:table-cell table:formula="of:=VLOOKUP([.A163];[seznam.C$2:.D$957];2;0)" office:value-type="string" office:string-value="Auto klub Markéta při PSK Olymp Praha" calcext:value-type="string">
            <text:p>Auto klub Markéta při PSK Olymp Praha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office:value-type="float" office:value="660000" calcext:value-type="float">
            <text:p>660 000</text:p>
          </table:table-cell>
          <table:table-cell table:number-columns-repeated="3"/>
          <table:table-cell office:value-type="float" office:value="660000" calcext:value-type="float">
            <text:p>660 000</text:p>
          </table:table-cell>
        </table:table-row>
        <table:table-row table:style-name="ro2">
          <table:table-cell office:value-type="float" office:value="499498" calcext:value-type="float">
            <text:p>499498</text:p>
          </table:table-cell>
          <table:table-cell table:formula="of:=VLOOKUP([.A164];[seznam.C$2:.D$957];2;0)" office:value-type="string" office:string-value="YMCA v České republice" calcext:value-type="string">
            <text:p>YMCA v České republice</text:p>
          </table:table-cell>
          <table:table-cell table:number-columns-repeated="10"/>
          <table:table-cell office:value-type="float" office:value="650000" calcext:value-type="float">
            <text:p>650 000</text:p>
          </table:table-cell>
          <table:table-cell table:number-columns-repeated="3"/>
          <table:table-cell office:value-type="float" office:value="650000" calcext:value-type="float">
            <text:p>650 000</text:p>
          </table:table-cell>
        </table:table-row>
        <table:table-row table:style-name="ro2">
          <table:table-cell office:value-type="float" office:value="27904989" calcext:value-type="float">
            <text:p>27904989</text:p>
          </table:table-cell>
          <table:table-cell table:formula="of:=VLOOKUP([.A165];[seznam.C$2:.D$957];2;0)" office:value-type="string" office:string-value="Infinit s.r.o." calcext:value-type="string">
            <text:p>Infinit s.r.o.</text:p>
          </table:table-cell>
          <table:table-cell table:number-columns-repeated="13"/>
          <table:table-cell table:number-columns-repeated="2" office:value-type="float" office:value="600000" calcext:value-type="float">
            <text:p>600 000</text:p>
          </table:table-cell>
        </table:table-row>
        <table:table-row table:style-name="ro2">
          <table:table-cell office:value-type="float" office:value="44266715" calcext:value-type="float">
            <text:p>44266715</text:p>
          </table:table-cell>
          <table:table-cell table:formula="of:=VLOOKUP([.A166];[seznam.C$2:.D$957];2;0)" office:value-type="string" office:string-value="TĚLOCVIČNÁ JEDNOTA SOKOL SPOŘILOV-ROZTYLY" calcext:value-type="string">
            <text:p>TĚLOCVIČNÁ JEDNOTA SOKOL SPOŘILOV-ROZTYLY</text:p>
          </table:table-cell>
          <table:table-cell table:number-columns-repeated="8"/>
          <table:table-cell office:value-type="float" office:value="600000" calcext:value-type="float">
            <text:p>600 000</text:p>
          </table:table-cell>
          <table:table-cell table:number-columns-repeated="5"/>
          <table:table-cell office:value-type="float" office:value="600000" calcext:value-type="float">
            <text:p>600 000</text:p>
          </table:table-cell>
        </table:table-row>
        <table:table-row table:style-name="ro2">
          <table:table-cell office:value-type="float" office:value="45246009" calcext:value-type="float">
            <text:p>45246009</text:p>
          </table:table-cell>
          <table:table-cell table:formula="of:=VLOOKUP([.A167];[seznam.C$2:.D$957];2;0)" office:value-type="string" office:string-value="Tělocvičná jednota Sokol Praha - Břevnov" calcext:value-type="string">
            <text:p>Tělocvičná jednota Sokol Praha - Břevnov</text:p>
          </table:table-cell>
          <table:table-cell table:number-columns-repeated="13"/>
          <table:table-cell table:number-columns-repeated="2" office:value-type="float" office:value="600000" calcext:value-type="float">
            <text:p>600 000</text:p>
          </table:table-cell>
        </table:table-row>
        <table:table-row table:style-name="ro2">
          <table:table-cell office:value-type="float" office:value="45248656" calcext:value-type="float">
            <text:p>45248656</text:p>
          </table:table-cell>
          <table:table-cell table:formula="of:=VLOOKUP([.A168];[seznam.C$2:.D$957];2;0)" office:value-type="string" office:string-value="Tělocvičná jednota Sokol Kunratice" calcext:value-type="string">
            <text:p>Tělocvičná jednota Sokol Kunratice</text:p>
          </table:table-cell>
          <table:table-cell table:number-columns-repeated="9"/>
          <table:table-cell office:value-type="float" office:value="600000" calcext:value-type="float">
            <text:p>600 000</text:p>
          </table:table-cell>
          <table:table-cell table:number-columns-repeated="4"/>
          <table:table-cell office:value-type="float" office:value="600000" calcext:value-type="float">
            <text:p>600 000</text:p>
          </table:table-cell>
        </table:table-row>
        <table:table-row table:style-name="ro2">
          <table:table-cell office:value-type="float" office:value="49626281" calcext:value-type="float">
            <text:p>49626281</text:p>
          </table:table-cell>
          <table:table-cell table:formula="of:=VLOOKUP([.A169];[seznam.C$2:.D$957];2;0)" office:value-type="string" office:string-value="ČESKÝ SVAZ CYKLISTIKY" calcext:value-type="string">
            <text:p>ČESKÝ SVAZ CYKLISTIKY</text:p>
          </table:table-cell>
          <table:table-cell table:number-columns-repeated="11"/>
          <table:table-cell office:value-type="float" office:value="600000" calcext:value-type="float">
            <text:p>600 000</text:p>
          </table:table-cell>
          <table:table-cell table:number-columns-repeated="2"/>
          <table:table-cell office:value-type="float" office:value="600000" calcext:value-type="float">
            <text:p>600 000</text:p>
          </table:table-cell>
        </table:table-row>
        <table:table-row table:style-name="ro2">
          <table:table-cell office:value-type="float" office:value="66004021" calcext:value-type="float">
            <text:p>66004021</text:p>
          </table:table-cell>
          <table:table-cell table:formula="of:=VLOOKUP([.A170];[seznam.C$2:.D$957];2;0)" office:value-type="string" office:string-value="Tělocvičná jednota Sokol Petrovice I. /začleněna do ČOS/" calcext:value-type="string">
            <text:p>Tělocvičná jednota Sokol Petrovice I. /začleněna do ČOS/</text:p>
          </table:table-cell>
          <table:table-cell table:number-columns-repeated="9"/>
          <table:table-cell office:value-type="float" office:value="300000" calcext:value-type="float">
            <text:p>3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  <table:table-cell office:value-type="float" office:value="600000" calcext:value-type="float">
            <text:p>600 000</text:p>
          </table:table-cell>
        </table:table-row>
        <table:table-row table:style-name="ro2">
          <table:table-cell office:value-type="float" office:value="569488" calcext:value-type="float">
            <text:p>569488</text:p>
          </table:table-cell>
          <table:table-cell table:formula="of:=VLOOKUP([.A171];[seznam.C$2:.D$957];2;0)" office:value-type="string" office:string-value="Tělocvičná jednota Sokol Nusle Praha, reg.č.31040518" calcext:value-type="string">
            <text:p>Tělocvičná jednota Sokol Nusle Praha, reg.č.31040518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 office:value-type="float" office:value="250000" calcext:value-type="float">
            <text:p>25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550000" calcext:value-type="float">
            <text:p>550 000</text:p>
          </table:table-cell>
        </table:table-row>
        <table:table-row table:style-name="ro2">
          <table:table-cell office:value-type="float" office:value="216208" calcext:value-type="float">
            <text:p>216208</text:p>
          </table:table-cell>
          <table:table-cell table:formula="of:=VLOOKUP([.A172];[seznam.C$2:.D$957];2;0)" office:value-type="string" office:string-value="Univerzita Karlova v Praze" calcext:value-type="string">
            <text:p>Univerzita Karlova v Praze</text:p>
          </table:table-cell>
          <table:table-cell table:number-columns-repeated="12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539104" calcext:value-type="float">
            <text:p>539104</text:p>
          </table:table-cell>
          <table:table-cell table:formula="of:=VLOOKUP([.A173];[seznam.C$2:.D$957];2;0)" office:value-type="string" office:string-value="Tělovýchovná jednota Pankrác" calcext:value-type="string">
            <text:p>Tělovýchovná jednota Pankrác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549517" calcext:value-type="float">
            <text:p>549517</text:p>
          </table:table-cell>
          <table:table-cell table:formula="of:=VLOOKUP([.A174];[seznam.C$2:.D$957];2;0)" office:value-type="string" office:string-value="TJ Sokol Zbraslav" calcext:value-type="string">
            <text:p>TJ Sokol Zbraslav</text:p>
          </table:table-cell>
          <table:table-cell table:number-columns-repeated="7"/>
          <table:table-cell office:value-type="float" office:value="500000" calcext:value-type="float">
            <text:p>500 000</text:p>
          </table:table-cell>
          <table:table-cell table:number-columns-repeated="6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674842" calcext:value-type="float">
            <text:p>674842</text:p>
          </table:table-cell>
          <table:table-cell table:formula="of:=VLOOKUP([.A175];[seznam.C$2:.D$957];2;0)" office:value-type="string" office:string-value="Tělovýchovná jednota Slovan Bohnice - Praha 8 o.s." calcext:value-type="string">
            <text:p>Tělovýchovná jednota Slovan Bohnice - Praha 8 o.s.</text:p>
          </table:table-cell>
          <table:table-cell table:number-columns-repeated="9"/>
          <table:table-cell office:value-type="float" office:value="100000" calcext:value-type="float">
            <text:p>100 000</text:p>
          </table:table-cell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14888335" calcext:value-type="float">
            <text:p>14888335</text:p>
          </table:table-cell>
          <table:table-cell table:formula="of:=VLOOKUP([.A176];[seznam.C$2:.D$957];2;0)" office:value-type="string" office:string-value="Sdruž. hokejbal. mužstev Pha" calcext:value-type="string">
            <text:p>Sdruž. hokejbal. mužstev Pha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22755594" calcext:value-type="float">
            <text:p>22755594</text:p>
          </table:table-cell>
          <table:table-cell table:formula="of:=VLOOKUP([.A177];[seznam.C$2:.D$957];2;0)" office:value-type="string" office:string-value="Sportovní klub Kbely" calcext:value-type="string">
            <text:p>Sportovní klub Kbely</text:p>
          </table:table-cell>
          <table:table-cell table:number-columns-repeated="12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26649225" calcext:value-type="float">
            <text:p>26649225</text:p>
          </table:table-cell>
          <table:table-cell table:formula="of:=VLOOKUP([.A178];[seznam.C$2:.D$957];2;0)" office:value-type="string" office:string-value="Jezdecký klub KolodČje" calcext:value-type="string">
            <text:p>Jezdecký klub KolodČje</text:p>
          </table:table-cell>
          <table:table-cell table:number-columns-repeated="11"/>
          <table:table-cell office:value-type="float" office:value="500000" calcext:value-type="float">
            <text:p>500 000</text:p>
          </table:table-cell>
          <table:table-cell table:number-columns-repeated="2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27903125" calcext:value-type="float">
            <text:p>27903125</text:p>
          </table:table-cell>
          <table:table-cell table:formula="of:=VLOOKUP([.A179];[seznam.C$2:.D$957];2;0)" office:value-type="string" office:string-value="Sportareál Praha - Satalice, s.r.o." calcext:value-type="string">
            <text:p>Sportareál Praha - Satalice, s.r.o.</text:p>
          </table:table-cell>
          <table:table-cell table:number-columns-repeated="13"/>
          <table:table-cell table:number-columns-repeated="2"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45771588" calcext:value-type="float">
            <text:p>45771588</text:p>
          </table:table-cell>
          <table:table-cell table:formula="of:=VLOOKUP([.A180];[seznam.C$2:.D$957];2;0)" office:value-type="string" office:string-value="A.F.K. Olympia Šeberov" calcext:value-type="string">
            <text:p>A.F.K. Olympia Šeberov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 000</text:p>
          </table:table-cell>
          <table:table-cell table:number-columns-repeated="5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61466921" calcext:value-type="float">
            <text:p>61466921</text:p>
          </table:table-cell>
          <table:table-cell table:formula="of:=VLOOKUP([.A181];[seznam.C$2:.D$957];2;0)" office:value-type="string" office:string-value="Tradeco - Praha s.r.o." calcext:value-type="string">
            <text:p>Tradeco - Praha s.r.o.</text:p>
          </table:table-cell>
          <table:table-cell table:number-columns-repeated="12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61860875" calcext:value-type="float">
            <text:p>61860875</text:p>
          </table:table-cell>
          <table:table-cell table:formula="of:=VLOOKUP([.A182];[seznam.C$2:.D$957];2;0)" office:value-type="string" office:string-value="HC Sparta Praha - hokej o.s." calcext:value-type="string">
            <text:p>HC Sparta Praha - hokej o.s.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63075482" calcext:value-type="float">
            <text:p>63075482</text:p>
          </table:table-cell>
          <table:table-cell table:formula="of:=VLOOKUP([.A183];[seznam.C$2:.D$957];2;0)" office:value-type="string" office:string-value="MYSTIC SKATES, spol. s r.o." calcext:value-type="string">
            <text:p>MYSTIC SKATES, spol. s r.o.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  <table:table-cell table:number-columns-repeated="4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63108798" calcext:value-type="float">
            <text:p>63108798</text:p>
          </table:table-cell>
          <table:table-cell table:formula="of:=VLOOKUP([.A184];[seznam.C$2:.D$957];2;0)" office:value-type="string" office:string-value="Tělocvičná jednota Sokol Čimice" calcext:value-type="string">
            <text:p>Tělocvičná jednota Sokol Čimice</text:p>
          </table:table-cell>
          <table:table-cell table:number-columns-repeated="12"/>
          <table:table-cell office:value-type="float" office:value="500000" calcext:value-type="float">
            <text:p>500 000</text:p>
          </table:table-cell>
          <table:table-cell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65398076" calcext:value-type="float">
            <text:p>65398076</text:p>
          </table:table-cell>
          <table:table-cell table:formula="of:=VLOOKUP([.A185];[seznam.C$2:.D$957];2;0)" office:value-type="string" office:string-value="Hockey club Hostivař" calcext:value-type="string">
            <text:p>Hockey club Hostivař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500000" calcext:value-type="float">
            <text:p>500 000</text:p>
          </table:table-cell>
          <table:table-cell table:number-columns-repeated="3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69781460" calcext:value-type="float">
            <text:p>69781460</text:p>
          </table:table-cell>
          <table:table-cell table:formula="of:=VLOOKUP([.A186];[seznam.C$2:.D$957];2;0)" office:value-type="string" office:string-value="SK Spectrum Praga" calcext:value-type="string">
            <text:p>SK Spectrum Praga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70104565" calcext:value-type="float">
            <text:p>70104565</text:p>
          </table:table-cell>
          <table:table-cell table:formula="of:=VLOOKUP([.A187];[seznam.C$2:.D$957];2;0)" office:value-type="string" office:string-value="Yacht club CERE                 P" calcext:value-type="string">
            <text:p>Yacht club CERE <text:s text:c="16"/>P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</table:table-row>
        <table:table-row table:style-name="ro2">
          <table:table-cell office:value-type="float" office:value="70951225" calcext:value-type="float">
            <text:p>70951225</text:p>
          </table:table-cell>
          <table:table-cell table:formula="of:=VLOOKUP([.A188];[seznam.C$2:.D$957];2;0)" office:value-type="string" office:string-value="Pražský veslařský svaz          P" calcext:value-type="string">
            <text:p>Pražský veslařský svaz <text:s text:c="9"/>P</text:p>
          </table:table-cell>
          <table:table-cell office:value-type="float" office:value="500000" calcext:value-type="float">
            <text:p>500 000</text:p>
          </table:table-cell>
          <table:table-cell table:number-columns-repeated="13"/>
          <table:table-cell office:value-type="float" office:value="500000" calcext:value-type="float">
            <text:p>500 000</text:p>
          </table:table-cell>
        </table:table-row>
        <table:table-row table:style-name="ro3">
          <table:table-cell office:value-type="float" office:value="537462" calcext:value-type="float">
            <text:p>537462</text:p>
          </table:table-cell>
          <table:table-cell table:formula="of:=VLOOKUP([.A189];[seznam.C$2:.D$957];2;0)" office:value-type="string" office:string-value="Tělovýchovná jednota Kotva&#10;Braník" calcext:value-type="string">
            <text:p>Tělovýchovná jednota Kotva</text:p>
            <text:p>Braník</text:p>
          </table:table-cell>
          <table:table-cell table:number-columns-repeated="13"/>
          <table:table-cell table:number-columns-repeated="2" office:value-type="float" office:value="400000" calcext:value-type="float">
            <text:p>400 000</text:p>
          </table:table-cell>
        </table:table-row>
        <table:table-row table:style-name="ro2">
          <table:table-cell office:value-type="float" office:value="26651718" calcext:value-type="float">
            <text:p>26651718</text:p>
          </table:table-cell>
          <table:table-cell table:formula="of:=VLOOKUP([.A190];[seznam.C$2:.D$957];2;0)" office:value-type="string" office:string-value="Tenis Cibulka" calcext:value-type="string">
            <text:p>Tenis Cibulka</text:p>
          </table:table-cell>
          <table:table-cell table:number-columns-repeated="11"/>
          <table:table-cell office:value-type="float" office:value="400000" calcext:value-type="float">
            <text:p>400 000</text:p>
          </table:table-cell>
          <table:table-cell table:number-columns-repeated="2"/>
          <table:table-cell office:value-type="float" office:value="400000" calcext:value-type="float">
            <text:p>400 000</text:p>
          </table:table-cell>
        </table:table-row>
        <table:table-row table:style-name="ro2">
          <table:table-cell office:value-type="float" office:value="62938045" calcext:value-type="float">
            <text:p>62938045</text:p>
          </table:table-cell>
          <table:table-cell table:formula="of:=VLOOKUP([.A191];[seznam.C$2:.D$957];2;0)" office:value-type="string" office:string-value="TJ HÁJE-JIŽNÍ MĚSTO,HANDBALLCLUB" calcext:value-type="string">
            <text:p>TJ HÁJE-JIŽNÍ MĚSTO,HANDBALLCLUB</text:p>
          </table:table-cell>
          <table:table-cell table:number-columns-repeated="10"/>
          <table:table-cell office:value-type="float" office:value="400000" calcext:value-type="float">
            <text:p>400 000</text:p>
          </table:table-cell>
          <table:table-cell table:number-columns-repeated="3"/>
          <table:table-cell office:value-type="float" office:value="400000" calcext:value-type="float">
            <text:p>400 000</text:p>
          </table:table-cell>
        </table:table-row>
        <table:table-row table:style-name="ro2">
          <table:table-cell office:value-type="float" office:value="65995074" calcext:value-type="float">
            <text:p>65995074</text:p>
          </table:table-cell>
          <table:table-cell table:formula="of:=VLOOKUP([.A192];[seznam.C$2:.D$957];2;0)" office:value-type="string" office:string-value="Tenisový klub Neridé" calcext:value-type="string">
            <text:p>Tenisový klub Neridé</text:p>
          </table:table-cell>
          <table:table-cell table:number-columns-repeated="4"/>
          <table:table-cell office:value-type="float" office:value="400000" calcext:value-type="float">
            <text:p>400 000</text:p>
          </table:table-cell>
          <table:table-cell table:number-columns-repeated="9"/>
          <table:table-cell office:value-type="float" office:value="400000" calcext:value-type="float">
            <text:p>400 000</text:p>
          </table:table-cell>
        </table:table-row>
        <table:table-row table:style-name="ro2">
          <table:table-cell office:value-type="float" office:value="43874533" calcext:value-type="float">
            <text:p>43874533</text:p>
          </table:table-cell>
          <table:table-cell table:formula="of:=VLOOKUP([.A193];[seznam.C$2:.D$957];2;0)" office:value-type="string" office:string-value="TĚLOCVIČNÁ JEDNOTA SOKOL PRAHA STŘEŠOVICE, ČOS" calcext:value-type="string">
            <text:p>TĚLOCVIČNÁ JEDNOTA SOKOL PRAHA STŘEŠOVICE, ČOS</text:p>
          </table:table-cell>
          <table:table-cell table:number-columns-repeated="8"/>
          <table:table-cell office:value-type="float" office:value="390000" calcext:value-type="float">
            <text:p>390 000</text:p>
          </table:table-cell>
          <table:table-cell table:number-columns-repeated="5"/>
          <table:table-cell office:value-type="float" office:value="390000" calcext:value-type="float">
            <text:p>390 000</text:p>
          </table:table-cell>
        </table:table-row>
        <table:table-row table:style-name="ro2">
          <table:table-cell office:value-type="float" office:value="45249504" calcext:value-type="float">
            <text:p>45249504</text:p>
          </table:table-cell>
          <table:table-cell table:formula="of:=VLOOKUP([.A194];[seznam.C$2:.D$957];2;0)" office:value-type="string" office:string-value="TJ Sokol Dolní Počernice" calcext:value-type="string">
            <text:p>TJ Sokol Dolní Počernic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350000" calcext:value-type="float">
            <text:p>350 000</text:p>
          </table:table-cell>
          <table:table-cell table:number-columns-repeated="2"/>
          <table:table-cell office:value-type="float" office:value="350000" calcext:value-type="float">
            <text:p>350 000</text:p>
          </table:table-cell>
        </table:table-row>
        <table:table-row table:style-name="ro2">
          <table:table-cell office:value-type="float" office:value="537730" calcext:value-type="float">
            <text:p>537730</text:p>
          </table:table-cell>
          <table:table-cell table:formula="of:=VLOOKUP([.A195];[seznam.C$2:.D$957];2;0)" office:value-type="string" office:string-value="Český svaz kanoistů" calcext:value-type="string">
            <text:p>Český svaz kanoistů</text:p>
          </table:table-cell>
          <table:table-cell table:number-columns-repeated="10"/>
          <table:table-cell office:value-type="float" office:value="300000" calcext:value-type="float">
            <text:p>3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549673" calcext:value-type="float">
            <text:p>549673</text:p>
          </table:table-cell>
          <table:table-cell table:formula="of:=VLOOKUP([.A196];[seznam.C$2:.D$957];2;0)" office:value-type="string" office:string-value="T.J. Sokol Liboc" calcext:value-type="string">
            <text:p>T.J. Sokol Liboc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3"/>
          <table:table-cell table:number-columns-repeated="2"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2278120" calcext:value-type="float">
            <text:p>2278120</text:p>
          </table:table-cell>
          <table:table-cell table:formula="of:=VLOOKUP([.A197];[seznam.C$2:.D$957];2;0)" office:value-type="string" office:string-value="TSM SOKOL VYSOČANY" calcext:value-type="string">
            <text:p>TSM SOKOL VYSOČANY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26479974" calcext:value-type="float">
            <text:p>26479974</text:p>
          </table:table-cell>
          <table:table-cell table:formula="of:=VLOOKUP([.A198];[seznam.C$2:.D$957];2;0)" office:value-type="string" office:string-value="Relax Sport Centrum Zbraslav, a.s." calcext:value-type="string">
            <text:p>Relax Sport Centrum Zbraslav, a.s.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26993074" calcext:value-type="float">
            <text:p>26993074</text:p>
          </table:table-cell>
          <table:table-cell table:formula="of:=VLOOKUP([.A199];[seznam.C$2:.D$957];2;0)" office:value-type="string" office:string-value="Českomoravský Kriketový Svaz" calcext:value-type="string">
            <text:p>Českomoravský Kriketový Svaz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27000273" calcext:value-type="float">
            <text:p>27000273</text:p>
          </table:table-cell>
          <table:table-cell table:formula="of:=VLOOKUP([.A200];[seznam.C$2:.D$957];2;0)" office:value-type="string" office:string-value="HBC Hostivař" calcext:value-type="string">
            <text:p>HBC Hostivař</text:p>
          </table:table-cell>
          <table:table-cell table:number-columns-repeated="10"/>
          <table:table-cell office:value-type="float" office:value="300000" calcext:value-type="float">
            <text:p>300 000</text:p>
          </table:table-cell>
          <table:table-cell table:number-columns-repeated="3"/>
          <table:table-cell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41195892" calcext:value-type="float">
            <text:p>41195892</text:p>
          </table:table-cell>
          <table:table-cell table:formula="of:=VLOOKUP([.A201];[seznam.C$2:.D$957];2;0)" office:value-type="string" office:string-value="TJ Sokol Lipence" calcext:value-type="string">
            <text:p>TJ Sokol Lipence</text:p>
          </table:table-cell>
          <table:table-cell table:number-columns-repeated="4"/>
          <table:table-cell office:value-type="float" office:value="300000" calcext:value-type="float">
            <text:p>300 000</text:p>
          </table:table-cell>
          <table:table-cell table:number-columns-repeated="9"/>
          <table:table-cell office:value-type="float" office:value="300000" calcext:value-type="float">
            <text:p>300 000</text:p>
          </table:table-cell>
        </table:table-row>
        <table:table-row table:style-name="ro3">
          <table:table-cell office:value-type="float" office:value="45247421" calcext:value-type="float">
            <text:p>45247421</text:p>
          </table:table-cell>
          <table:table-cell table:formula="of:=VLOOKUP([.A202];[seznam.C$2:.D$957];2;0)" office:value-type="string" office:string-value="SC PRAHA-CENTRUM&#10;SPORTOVNÍHO ŠERMU o.s." calcext:value-type="string">
            <text:p>SC PRAHA-CENTRUM</text:p>
            <text:p>SPORTOVNÍHO ŠERMU o.s.</text:p>
          </table:table-cell>
          <table:table-cell table:number-columns-repeated="11"/>
          <table:table-cell office:value-type="float" office:value="300000" calcext:value-type="float">
            <text:p>300 000</text:p>
          </table:table-cell>
          <table:table-cell table:number-columns-repeated="2"/>
          <table:table-cell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48037826" calcext:value-type="float">
            <text:p>48037826</text:p>
          </table:table-cell>
          <table:table-cell table:formula="of:=VLOOKUP([.A203];[seznam.C$2:.D$957];2;0)" office:value-type="string" office:string-value="FK Admira Slavoj" calcext:value-type="string">
            <text:p>FK Admira Slavoj</text:p>
          </table:table-cell>
          <table:table-cell office:value-type="float" office:value="300000" calcext:value-type="float">
            <text:p>300 000</text:p>
          </table:table-cell>
          <table:table-cell table:number-columns-repeated="13"/>
          <table:table-cell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61381616" calcext:value-type="float">
            <text:p>61381616</text:p>
          </table:table-cell>
          <table:table-cell table:formula="of:=VLOOKUP([.A204];[seznam.C$2:.D$957];2;0)" office:value-type="string" office:string-value="TJ Sokol Stodůlky" calcext:value-type="string">
            <text:p>TJ Sokol Stodůlky</text:p>
          </table:table-cell>
          <table:table-cell table:number-columns-repeated="13"/>
          <table:table-cell table:number-columns-repeated="2"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63834014" calcext:value-type="float">
            <text:p>63834014</text:p>
          </table:table-cell>
          <table:table-cell table:formula="of:=VLOOKUP([.A205];[seznam.C$2:.D$957];2;0)" office:value-type="string" office:string-value="Tenisový klub Konstruktiva" calcext:value-type="string">
            <text:p>Tenisový klub Konstruktiva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65400071" calcext:value-type="float">
            <text:p>65400071</text:p>
          </table:table-cell>
          <table:table-cell table:formula="of:=VLOOKUP([.A206];[seznam.C$2:.D$957];2;0)" office:value-type="string" office:string-value="TJ Sokol Cholupice" calcext:value-type="string">
            <text:p>TJ Sokol Cholupice</text:p>
          </table:table-cell>
          <table:table-cell table:number-columns-repeated="7"/>
          <table:table-cell office:value-type="float" office:value="300000" calcext:value-type="float">
            <text:p>300 000</text:p>
          </table:table-cell>
          <table:table-cell table:number-columns-repeated="6"/>
          <table:table-cell office:value-type="float" office:value="300000" calcext:value-type="float">
            <text:p>300 000</text:p>
          </table:table-cell>
        </table:table-row>
        <table:table-row table:style-name="ro2">
          <table:table-cell office:value-type="float" office:value="231151" calcext:value-type="float">
            <text:p>231151</text:p>
          </table:table-cell>
          <table:table-cell table:formula="of:=VLOOKUP([.A207];[seznam.C$2:.D$957];2;0)" office:value-type="string" office:string-value="FK Tempo Praha" calcext:value-type="string">
            <text:p>FK Tempo Praha</text:p>
          </table:table-cell>
          <table:table-cell office:value-type="float" office:value="250000" calcext:value-type="float">
            <text:p>250 000</text:p>
          </table:table-cell>
          <table:table-cell table:number-columns-repeated="13"/>
          <table:table-cell office:value-type="float" office:value="250000" calcext:value-type="float">
            <text:p>250 000</text:p>
          </table:table-cell>
        </table:table-row>
        <table:table-row table:style-name="ro2">
          <table:table-cell office:value-type="float" office:value="26613298" calcext:value-type="float">
            <text:p>26613298</text:p>
          </table:table-cell>
          <table:table-cell table:formula="of:=VLOOKUP([.A208];[seznam.C$2:.D$957];2;0)" office:value-type="string" office:string-value="Jezdecký Klub Cholupice" calcext:value-type="string">
            <text:p>Jezdecký Klub Cholupice</text:p>
          </table:table-cell>
          <table:table-cell table:number-columns-repeated="10"/>
          <table:table-cell office:value-type="float" office:value="250000" calcext:value-type="float">
            <text:p>250 000</text:p>
          </table:table-cell>
          <table:table-cell table:number-columns-repeated="3"/>
          <table:table-cell office:value-type="float" office:value="250000" calcext:value-type="float">
            <text:p>250 000</text:p>
          </table:table-cell>
        </table:table-row>
        <table:table-row table:style-name="ro2">
          <table:table-cell office:value-type="float" office:value="27050394" calcext:value-type="float">
            <text:p>27050394</text:p>
          </table:table-cell>
          <table:table-cell table:formula="of:=VLOOKUP([.A209];[seznam.C$2:.D$957];2;0)" office:value-type="string" office:string-value="Aikido Karlín, o.s." calcext:value-type="string">
            <text:p>Aikido Karlín, o.s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office:value-type="float" office:value="250000" calcext:value-type="float">
            <text:p>250 000</text:p>
          </table:table-cell>
          <table:table-cell table:number-columns-repeated="3"/>
          <table:table-cell office:value-type="float" office:value="250000" calcext:value-type="float">
            <text:p>250 000</text:p>
          </table:table-cell>
        </table:table-row>
        <table:table-row table:style-name="ro2">
          <table:table-cell office:value-type="float" office:value="40767086" calcext:value-type="float">
            <text:p>40767086</text:p>
          </table:table-cell>
          <table:table-cell table:formula="of:=VLOOKUP([.A210];[seznam.C$2:.D$957];2;0)" office:value-type="string" office:string-value="Školní sportovní klub pĜi základní škole" calcext:value-type="string">
            <text:p>Školní sportovní klub pĜi základní škole</text:p>
          </table:table-cell>
          <table:table-cell table:number-columns-repeated="11"/>
          <table:table-cell office:value-type="float" office:value="250000" calcext:value-type="float">
            <text:p>250 000</text:p>
          </table:table-cell>
          <table:table-cell table:number-columns-repeated="2"/>
          <table:table-cell office:value-type="float" office:value="250000" calcext:value-type="float">
            <text:p>250 000</text:p>
          </table:table-cell>
        </table:table-row>
        <table:table-row table:style-name="ro2">
          <table:table-cell office:value-type="float" office:value="49626565" calcext:value-type="float">
            <text:p>49626565</text:p>
          </table:table-cell>
          <table:table-cell table:formula="of:=VLOOKUP([.A211];[seznam.C$2:.D$957];2;0)" office:value-type="string" office:string-value="Atletický sportovní klub Slavia Praha" calcext:value-type="string">
            <text:p>Atletický sportovní klub Slavia Praha</text:p>
          </table:table-cell>
          <table:table-cell table:number-columns-repeated="4"/>
          <table:table-cell office:value-type="float" office:value="150000" calcext:value-type="float">
            <text:p>150 000</text:p>
          </table:table-cell>
          <table:table-cell table:number-columns-repeated="2"/>
          <table:table-cell office:value-type="float" office:value="100000" calcext:value-type="float">
            <text:p>100 000</text:p>
          </table:table-cell>
          <table:table-cell table:number-columns-repeated="6"/>
          <table:table-cell office:value-type="float" office:value="250000" calcext:value-type="float">
            <text:p>250 000</text:p>
          </table:table-cell>
        </table:table-row>
        <table:table-row table:style-name="ro2">
          <table:table-cell office:value-type="float" office:value="61501352" calcext:value-type="float">
            <text:p>61501352</text:p>
          </table:table-cell>
          <table:table-cell table:formula="of:=VLOOKUP([.A212];[seznam.C$2:.D$957];2;0)" office:value-type="string" office:string-value="Squashcentrum Strahov s.r.o." calcext:value-type="string">
            <text:p>Squashcentrum Strahov s.r.o.</text:p>
          </table:table-cell>
          <table:table-cell table:number-columns-repeated="8"/>
          <table:table-cell office:value-type="float" office:value="250000" calcext:value-type="float">
            <text:p>250 00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50000" calcext:value-type="float">
            <text:p>250 000</text:p>
          </table:table-cell>
        </table:table-row>
        <table:table-row table:style-name="ro2">
          <table:table-cell office:value-type="float" office:value="70851204" calcext:value-type="float">
            <text:p>70851204</text:p>
          </table:table-cell>
          <table:table-cell table:formula="of:=VLOOKUP([.A213];[seznam.C$2:.D$957];2;0)" office:value-type="string" office:string-value="Tělocvičná jednota SOKOL Praha - Strašnice" calcext:value-type="string">
            <text:p>Tělocvičná jednota SOKOL Praha - Strašnice</text:p>
          </table:table-cell>
          <table:table-cell table:number-columns-repeated="8"/>
          <table:table-cell office:value-type="float" office:value="250000" calcext:value-type="float">
            <text:p>250 000</text:p>
          </table:table-cell>
          <table:table-cell table:number-columns-repeated="5"/>
          <table:table-cell office:value-type="float" office:value="250000" calcext:value-type="float">
            <text:p>250 000</text:p>
          </table:table-cell>
        </table:table-row>
        <table:table-row table:style-name="ro2">
          <table:table-cell office:value-type="float" office:value="63833867" calcext:value-type="float">
            <text:p>63833867</text:p>
          </table:table-cell>
          <table:table-cell table:formula="of:=VLOOKUP([.A214];[seznam.C$2:.D$957];2;0)" office:value-type="string" office:string-value="Kuželkář. klub Konstruktiva Praha" calcext:value-type="string">
            <text:p>Kuželkář. klub Konstruktiva Praha</text:p>
          </table:table-cell>
          <table:table-cell office:value-type="float" office:value="240000" calcext:value-type="float">
            <text:p>240 0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240000" calcext:value-type="float">
            <text:p>240 000</text:p>
          </table:table-cell>
        </table:table-row>
        <table:table-row table:style-name="ro2">
          <table:table-cell office:value-type="float" office:value="15269086" calcext:value-type="float">
            <text:p>15269086</text:p>
          </table:table-cell>
          <table:table-cell table:formula="of:=VLOOKUP([.A215];[seznam.C$2:.D$957];2;0)" office:value-type="string" office:string-value="Tělovýchovná jednota Praha-Podolí" calcext:value-type="string">
            <text:p>Tělovýchovná jednota Praha-Podolí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float" office:value="200000" calcext:value-type="float">
            <text:p>200 000</text:p>
          </table:table-cell>
          <table:table-cell table:number-columns-repeated="4"/>
          <table:table-cell office:value-type="float" office:value="200000" calcext:value-type="float">
            <text:p>200 000</text:p>
          </table:table-cell>
        </table:table-row>
        <table:table-row table:style-name="ro2">
          <table:table-cell office:value-type="float" office:value="16191579" calcext:value-type="float">
            <text:p>16191579</text:p>
          </table:table-cell>
          <table:table-cell table:formula="of:=VLOOKUP([.A216];[seznam.C$2:.D$957];2;0)" office:value-type="string" office:string-value="SK Uhelné sklady Praha" calcext:value-type="string">
            <text:p>SK Uhelné sklady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00000" calcext:value-type="float">
            <text:p>200 000</text:p>
          </table:table-cell>
          <table:table-cell table:number-columns-repeated="5"/>
          <table:table-cell office:value-type="float" office:value="200000" calcext:value-type="float">
            <text:p>200 000</text:p>
          </table:table-cell>
        </table:table-row>
        <table:table-row table:style-name="ro2">
          <table:table-cell office:value-type="float" office:value="61387789" calcext:value-type="float">
            <text:p>61387789</text:p>
          </table:table-cell>
          <table:table-cell table:formula="of:=VLOOKUP([.A217];[seznam.C$2:.D$957];2;0)" office:value-type="string" office:string-value="Vodácký klub Slavoj            P" calcext:value-type="string">
            <text:p>Vodácký klub Slavoj <text:s text:c="11"/>P</text:p>
          </table:table-cell>
          <table:table-cell office:value-type="float" office:value="200000" calcext:value-type="float">
            <text:p>200 000</text:p>
          </table:table-cell>
          <table:table-cell table:number-columns-repeated="13"/>
          <table:table-cell office:value-type="float" office:value="200000" calcext:value-type="float">
            <text:p>200 000</text:p>
          </table:table-cell>
        </table:table-row>
        <table:table-row table:style-name="ro2">
          <table:table-cell office:value-type="float" office:value="550353" calcext:value-type="float">
            <text:p>550353</text:p>
          </table:table-cell>
          <table:table-cell table:formula="of:=VLOOKUP([.A218];[seznam.C$2:.D$957];2;0)" office:value-type="string" office:string-value="Pražský jezdecký klub Gabrielka" calcext:value-type="string">
            <text:p>Pražský jezdecký klub Gabrielka</text:p>
          </table:table-cell>
          <table:table-cell table:number-columns-repeated="4"/>
          <table:table-cell office:value-type="float" office:value="150000" calcext:value-type="float">
            <text:p>150 0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office:value-type="float" office:value="150000" calcext:value-type="float">
            <text:p>150 000</text:p>
          </table:table-cell>
        </table:table-row>
        <table:table-row table:style-name="ro2">
          <table:table-cell office:value-type="float" office:value="14893835" calcext:value-type="float">
            <text:p>14893835</text:p>
          </table:table-cell>
          <table:table-cell table:formula="of:=VLOOKUP([.A219];[seznam.C$2:.D$957];2;0)" office:value-type="string" office:string-value="TJ Sokol Jinonice" calcext:value-type="string">
            <text:p>TJ Sokol Jinonice</text:p>
          </table:table-cell>
          <table:table-cell office:value-type="float" office:value="150000" calcext:value-type="float">
            <text:p>150 000</text:p>
          </table:table-cell>
          <table:table-cell table:number-columns-repeated="13"/>
          <table:table-cell office:value-type="float" office:value="150000" calcext:value-type="float">
            <text:p>150 000</text:p>
          </table:table-cell>
        </table:table-row>
        <table:table-row table:style-name="ro2">
          <table:table-cell office:value-type="float" office:value="75012502" calcext:value-type="float">
            <text:p>75012502</text:p>
          </table:table-cell>
          <table:table-cell table:formula="of:=VLOOKUP([.A220];[seznam.C$2:.D$957];2;0)" office:value-type="string" office:string-value="TJ Sokol Modřany" calcext:value-type="string">
            <text:p>TJ Sokol Modřany</text:p>
          </table:table-cell>
          <table:table-cell table:number-columns-repeated="7"/>
          <table:table-cell office:value-type="float" office:value="150000" calcext:value-type="float">
            <text:p>150 000</text:p>
          </table:table-cell>
          <table:table-cell table:number-columns-repeated="6"/>
          <table:table-cell office:value-type="float" office:value="150000" calcext:value-type="float">
            <text:p>150 000</text:p>
          </table:table-cell>
        </table:table-row>
        <table:table-row table:style-name="ro2">
          <table:table-cell office:value-type="float" office:value="22735134" calcext:value-type="float">
            <text:p>22735134</text:p>
          </table:table-cell>
          <table:table-cell table:formula="of:=VLOOKUP([.A221];[seznam.C$2:.D$957];2;0)" office:value-type="string" office:string-value="Beachklub Ládví o.s." calcext:value-type="string">
            <text:p>Beachklub Ládví o.s.</text:p>
          </table:table-cell>
          <table:table-cell table:number-columns-repeated="7"/>
          <table:table-cell office:value-type="float" office:value="100000" calcext:value-type="float">
            <text:p>100 000</text:p>
          </table:table-cell>
          <table:table-cell table:number-columns-repeated="6"/>
          <table:table-cell office:value-type="float" office:value="100000" calcext:value-type="float">
            <text:p>100 000</text:p>
          </table:table-cell>
        </table:table-row>
        <table:table-row table:style-name="ro2">
          <table:table-cell office:value-type="float" office:value="541915" calcext:value-type="float">
            <text:p>541915</text:p>
          </table:table-cell>
          <table:table-cell table:formula="of:=VLOOKUP([.A222];[seznam.C$2:.D$957];2;0)" office:value-type="string" office:string-value="SK Sport Zbraslav" calcext:value-type="string">
            <text:p>SK Sport Zbraslav</text:p>
          </table:table-cell>
          <table:table-cell office:value-type="float" office:value="60000" calcext:value-type="float">
            <text:p>60 000</text:p>
          </table:table-cell>
          <table:table-cell table:number-columns-repeated="13"/>
          <table:table-cell office:value-type="float" office:value="60000" calcext:value-type="float">
            <text:p>60 000</text:p>
          </table:table-cell>
        </table:table-row>
        <table:table-row table:style-name="ro2">
          <table:table-cell office:value-type="float" office:value="564435" calcext:value-type="float">
            <text:p>564435</text:p>
          </table:table-cell>
          <table:table-cell table:formula="of:=VLOOKUP([.A223];[seznam.C$2:.D$957];2;0)" office:value-type="string" office:string-value="T.J. Blaník Praha" calcext:value-type="string">
            <text:p>T.J. Blaník Praha</text:p>
          </table:table-cell>
          <table:table-cell table:number-columns-repeated="8"/>
          <table:table-cell office:value-type="float" office:value="50000" calcext:value-type="float">
            <text:p>50 000</text:p>
          </table:table-cell>
          <table:table-cell table:number-columns-repeated="5"/>
          <table:table-cell office:value-type="float" office:value="50000" calcext:value-type="float">
            <text:p>50 000</text:p>
          </table:table-cell>
        </table:table-row>
        <table:table-row table:style-name="ro2">
          <table:table-cell office:value-type="float" office:value="67981399" calcext:value-type="float">
            <text:p>67981399</text:p>
          </table:table-cell>
          <table:table-cell table:formula="of:=VLOOKUP([.A224];[seznam.C$2:.D$957];2;0)" office:value-type="string" office:string-value="Tenisový klub Praga - Vysočany" calcext:value-type="string">
            <text:p>Tenisový klub Praga - Vysočany</text:p>
          </table:table-cell>
          <table:table-cell table:number-columns-repeated="8"/>
          <table:table-cell office:value-type="float" office:value="50000" calcext:value-type="float">
            <text:p>50 000</text:p>
          </table:table-cell>
          <table:table-cell table:number-columns-repeated="5"/>
          <table:table-cell office:value-type="float" office:value="50000" calcext:value-type="float">
            <text:p>50 000</text:p>
          </table:table-cell>
        </table:table-row>
        <table:table-row table:style-name="ro2">
          <table:table-cell office:value-type="float" office:value="61379310" calcext:value-type="float">
            <text:p>61379310</text:p>
          </table:table-cell>
          <table:table-cell table:formula="of:=VLOOKUP([.A225];[seznam.C$2:.D$957];2;0)" office:value-type="string" office:string-value="Církevní MŠ Studánka, Ke Kamýku 686" calcext:value-type="string">
            <text:p>Církevní MŠ Studánka, Ke Kamýku 686</text:p>
          </table:table-cell>
          <table:table-cell table:number-columns-repeated="8"/>
          <table:table-cell office:value-type="float" office:value="30000" calcext:value-type="float">
            <text:p>30 000</text:p>
          </table:table-cell>
          <table:table-cell table:number-columns-repeated="5"/>
          <table:table-cell office:value-type="float" office:value="30000" calcext:value-type="float">
            <text:p>30 000</text:p>
          </table:table-cell>
        </table:table-row>
        <table:table-row table:style-name="ro2">
          <table:table-cell office:value-type="float" office:value="537870" calcext:value-type="float">
            <text:p>537870</text:p>
          </table:table-cell>
          <table:table-cell table:formula="of:=VLOOKUP([.A226];[seznam.C$2:.D$957];2;0)" office:value-type="string" office:string-value="TJ Tatran Praha 7" calcext:value-type="string">
            <text:p>TJ Tatran Praha 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469" calcext:value-type="float">
            <text:p>538469</text:p>
          </table:table-cell>
          <table:table-cell table:formula="of:=VLOOKUP([.A227];[seznam.C$2:.D$957];2;0)" office:value-type="string" office:string-value="SPORTOVNÍ KLUB METEOR PRAHA" calcext:value-type="string">
            <text:p>SPORTOVNÍ KLUB METEOR PRAHA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477" calcext:value-type="float">
            <text:p>538477</text:p>
          </table:table-cell>
          <table:table-cell table:formula="of:=VLOOKUP([.A228];[seznam.C$2:.D$957];2;0)" office:value-type="string" office:string-value="Tělovýchovná jednota ASTRA Zahradní město" calcext:value-type="string">
            <text:p>Tělovýchovná jednota ASTRA Zahradní město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129" calcext:value-type="float">
            <text:p>540129</text:p>
          </table:table-cell>
          <table:table-cell table:formula="of:=VLOOKUP([.A229];[seznam.C$2:.D$957];2;0)" office:value-type="string" office:string-value="Český Yacht Klub" calcext:value-type="string">
            <text:p>Český Yacht Klub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045" calcext:value-type="float">
            <text:p>549045</text:p>
          </table:table-cell>
          <table:table-cell table:formula="of:=VLOOKUP([.A230];[seznam.C$2:.D$957];2;0)" office:value-type="string" office:string-value="TJ PEDAGOG MODŘANY" calcext:value-type="string">
            <text:p>TJ PEDAGOG MODŘANY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69534" calcext:value-type="float">
            <text:p>569534</text:p>
          </table:table-cell>
          <table:table-cell table:formula="of:=VLOOKUP([.A231];[seznam.C$2:.D$957];2;0)" office:value-type="string" office:string-value="TJ Slavoj Koloděje" calcext:value-type="string">
            <text:p>TJ Slavoj Koloděj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273482" calcext:value-type="float">
            <text:p>15273482</text:p>
          </table:table-cell>
          <table:table-cell table:formula="of:=VLOOKUP([.A232];[seznam.C$2:.D$957];2;0)" office:value-type="string" office:string-value="TJ Karlín Tesla" calcext:value-type="string">
            <text:p>TJ Karlín Tesla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530830" calcext:value-type="float">
            <text:p>26530830</text:p>
          </table:table-cell>
          <table:table-cell table:formula="of:=VLOOKUP([.A233];[seznam.C$2:.D$957];2;0)" office:value-type="string" office:string-value="RELAX SPORT CLUB ZBRASLAV" calcext:value-type="string">
            <text:p>RELAX SPORT CLUB ZBRASLAV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75011" calcext:value-type="float">
            <text:p>26675011</text:p>
          </table:table-cell>
          <table:table-cell table:formula="of:=VLOOKUP([.A234];[seznam.C$2:.D$957];2;0)" office:value-type="string" office:string-value="Auto klub Markéta při PSK Olymp Praha" calcext:value-type="string">
            <text:p>Auto klub Markéta při PSK Olymp Praha</text:p>
          </table:table-cell>
          <table:table-cell table:number-columns-repeated="6"/>
          <table:table-cell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08614" calcext:value-type="float">
            <text:p>27008614</text:p>
          </table:table-cell>
          <table:table-cell table:formula="of:=VLOOKUP([.A235];[seznam.C$2:.D$957];2;0)" office:value-type="string" office:string-value="DRUHÁ ŠANCE - sport pro všechny" calcext:value-type="string">
            <text:p>DRUHÁ ŠANCE - sport pro všechny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27724" calcext:value-type="float">
            <text:p>27027724</text:p>
          </table:table-cell>
          <table:table-cell table:formula="of:=VLOOKUP([.A236];[seznam.C$2:.D$957];2;0)" office:value-type="string" office:string-value="SK LOKOMOTIVA BRANÍK" calcext:value-type="string">
            <text:p>SK LOKOMOTIVA BRANÍK</text:p>
          </table:table-cell>
          <table:table-cell table:number-columns-repeated="8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51480" calcext:value-type="float">
            <text:p>27051480</text:p>
          </table:table-cell>
          <table:table-cell table:formula="of:=VLOOKUP([.A237];[seznam.C$2:.D$957];2;0)" office:value-type="string" office:string-value="SANG, o.s." calcext:value-type="string">
            <text:p>SANG, o.s.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894258" calcext:value-type="float">
            <text:p>27894258</text:p>
          </table:table-cell>
          <table:table-cell table:formula="of:=VLOOKUP([.A238];[seznam.C$2:.D$957];2;0)" office:value-type="string" office:string-value="VRŠA - SPORT s.r.o." calcext:value-type="string">
            <text:p>VRŠA - SPORT s.r.o.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614964" calcext:value-type="float">
            <text:p>40614964</text:p>
          </table:table-cell>
          <table:table-cell table:formula="of:=VLOOKUP([.A239];[seznam.C$2:.D$957];2;0)" office:value-type="string" office:string-value="AFK Záběhlice" calcext:value-type="string">
            <text:p>AFK Záběhlic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767353" calcext:value-type="float">
            <text:p>40767353</text:p>
          </table:table-cell>
          <table:table-cell table:formula="of:=VLOOKUP([.A240];[seznam.C$2:.D$957];2;0)" office:value-type="string" office:string-value="Radotínský turistický klub" calcext:value-type="string">
            <text:p>Radotínský turistický klub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135682" calcext:value-type="float">
            <text:p>48135682</text:p>
          </table:table-cell>
          <table:table-cell table:formula="of:=VLOOKUP([.A241];[seznam.C$2:.D$957];2;0)" office:value-type="string" office:string-value="Tělovýchovná jednota ORION PRAHA" calcext:value-type="string">
            <text:p>Tělovýchovná jednota ORION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6564" calcext:value-type="float">
            <text:p>49626564</text:p>
          </table:table-cell>
          <table:table-cell table:formula="of:=VLOOKUP([.A242];[seznam.C$2:.D$957];2;0)" office:value-type="string" office:string-value="Atletický sportovní klub Slavia Praha" calcext:value-type="string">
            <text:p>Atletický sportovní klub Slavia Prah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8313" calcext:value-type="float">
            <text:p>49628313</text:p>
          </table:table-cell>
          <table:table-cell table:formula="of:=VLOOKUP([.A243];[seznam.C$2:.D$957];2;0)" office:value-type="string" office:string-value="TJ Sokol Řeporyje" calcext:value-type="string">
            <text:p>TJ Sokol Řeporyje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381756" calcext:value-type="float">
            <text:p>61381756</text:p>
          </table:table-cell>
          <table:table-cell table:formula="of:=VLOOKUP([.A244];[seznam.C$2:.D$957];2;0)" office:value-type="string" office:string-value="SK Horní Měcholupy" calcext:value-type="string">
            <text:p>SK Horní Měcholupy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899341" calcext:value-type="float">
            <text:p>62899341</text:p>
          </table:table-cell>
          <table:table-cell table:formula="of:=VLOOKUP([.A245];[seznam.C$2:.D$957];2;0)" office:value-type="string" office:string-value="Urban Tomáš" calcext:value-type="string">
            <text:p>Urban Tomáš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33263" calcext:value-type="float">
            <text:p>63833263</text:p>
          </table:table-cell>
          <table:table-cell table:formula="of:=VLOOKUP([.A246];[seznam.C$2:.D$957];2;0)" office:value-type="string" office:string-value="TJ Solidarita" calcext:value-type="string">
            <text:p>TJ Solidarit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060177" calcext:value-type="float">
            <text:p>69060177</text:p>
          </table:table-cell>
          <table:table-cell table:formula="of:=VLOOKUP([.A247];[seznam.C$2:.D$957];2;0)" office:value-type="string" office:string-value="TJ Sokol Suchdol - Sedlec" calcext:value-type="string">
            <text:p>TJ Sokol Suchdol - Sedlec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</table:table>
      <table:table table:name="kontingencka" table:style-name="ta1">
        <table:table-column table:style-name="co9" table:default-cell-style-name="ce10"/>
        <table:table-column table:style-name="co9" table:default-cell-style-name="ce36"/>
        <table:table-column table:style-name="co9" table:number-columns-repeated="12" table:default-cell-style-name="Pivot_20_Table_20_Value"/>
        <table:table-column table:style-name="co9" table:default-cell-style-name="ce50"/>
        <table:table-column table:style-name="co9" table:default-cell-style-name="ce56"/>
        <table:table-row table:style-name="ro2">
          <table:table-cell table:style-name="ce31" office:value-type="string" calcext:value-type="string">
            <text:p>Sum - Přiděleno</text:p>
          </table:table-cell>
          <table:table-cell table:style-name="ce33" office:value-type="string" calcext:value-type="string">
            <text:p>Data</text:p>
          </table:table-cell>
          <table:table-cell table:style-name="ce40" table:number-columns-repeated="13"/>
          <table:table-cell table:style-name="ce53"/>
        </table:table-row>
        <table:table-row table:style-name="ro2">
          <table:table-cell table:style-name="ce32" office:value-type="string" calcext:value-type="string">
            <text:p>IČO</text:p>
          </table:table-cell>
          <table:table-cell table:style-name="ce34" office:value-type="float" office:value="2003" calcext:value-type="float">
            <text:p>2003</text:p>
          </table:table-cell>
          <table:table-cell table:style-name="ce41" office:value-type="float" office:value="2004" calcext:value-type="float">
            <text:p>2004</text:p>
          </table:table-cell>
          <table:table-cell table:style-name="ce41" office:value-type="float" office:value="2005" calcext:value-type="float">
            <text:p>2005</text:p>
          </table:table-cell>
          <table:table-cell table:style-name="ce41" office:value-type="float" office:value="2006" calcext:value-type="float">
            <text:p>2006</text:p>
          </table:table-cell>
          <table:table-cell table:style-name="ce41" office:value-type="float" office:value="2007" calcext:value-type="float">
            <text:p>2007</text:p>
          </table:table-cell>
          <table:table-cell table:style-name="ce41" office:value-type="float" office:value="2008" calcext:value-type="float">
            <text:p>2008</text:p>
          </table:table-cell>
          <table:table-cell table:style-name="ce41" office:value-type="float" office:value="2009" calcext:value-type="float">
            <text:p>2009</text:p>
          </table:table-cell>
          <table:table-cell table:style-name="ce41" office:value-type="float" office:value="2010" calcext:value-type="float">
            <text:p>2010</text:p>
          </table:table-cell>
          <table:table-cell table:style-name="ce41" office:value-type="float" office:value="2011" calcext:value-type="float">
            <text:p>2011</text:p>
          </table:table-cell>
          <table:table-cell table:style-name="ce41" office:value-type="float" office:value="2012" calcext:value-type="float">
            <text:p>2012</text:p>
          </table:table-cell>
          <table:table-cell table:style-name="ce41" office:value-type="float" office:value="2013" calcext:value-type="float">
            <text:p>2013</text:p>
          </table:table-cell>
          <table:table-cell table:style-name="ce41" office:value-type="float" office:value="2014" calcext:value-type="float">
            <text:p>2014</text:p>
          </table:table-cell>
          <table:table-cell table:style-name="ce41" office:value-type="float" office:value="2015" calcext:value-type="float">
            <text:p>2015</text:p>
          </table:table-cell>
          <table:table-cell table:style-name="ce41" office:value-type="float" office:value="2016" calcext:value-type="float">
            <text:p>2016</text:p>
          </table:table-cell>
          <table:table-cell table:style-name="ce54" office:value-type="string" calcext:value-type="string">
            <text:p>Total Result</text:p>
          </table:table-cell>
        </table:table-row>
        <table:table-row table:style-name="ro2">
          <table:table-cell table:style-name="ce11" office:value-type="float" office:value="197386" calcext:value-type="float">
            <text:p>197386</text:p>
          </table:table-cell>
          <table:table-cell table:style-name="ce35"/>
          <table:table-cell table:style-name="ce42" table:number-columns-repeated="3"/>
          <table:table-cell table:style-name="ce47" office:value-type="float" office:value="400000" calcext:value-type="float">
            <text:p>400000</text:p>
          </table:table-cell>
          <table:table-cell table:style-name="ce42" table:number-columns-repeated="7"/>
          <table:table-cell table:style-name="ce47" office:value-type="float" office:value="300000" calcext:value-type="float">
            <text:p>300000</text:p>
          </table:table-cell>
          <table:table-cell table:style-name="ce48"/>
          <table:table-cell table:style-name="ce55"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198773" calcext:value-type="float">
            <text:p>198773</text:p>
          </table:table-cell>
          <table:table-cell table:number-columns-repeated="5"/>
          <table:table-cell table:style-name="ce43" office:value-type="float" office:value="3000000" calcext:value-type="float">
            <text:p>3000000</text:p>
          </table:table-cell>
          <table:table-cell table:style-name="ce43" office:value-type="float" office:value="2500000" calcext:value-type="float">
            <text:p>2500000</text:p>
          </table:table-cell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250000" calcext:value-type="float">
            <text:p>250000</text:p>
          </table:table-cell>
          <table:table-cell table:number-columns-repeated="4"/>
          <table:table-cell table:style-name="ce49" office:value-type="float" office:value="5900000" calcext:value-type="float">
            <text:p>5900000</text:p>
          </table:table-cell>
          <table:table-cell office:value-type="float" office:value="12150000" calcext:value-type="float">
            <text:p>12150000</text:p>
          </table:table-cell>
        </table:table-row>
        <table:table-row table:style-name="ro2">
          <table:table-cell office:value-type="float" office:value="200191" calcext:value-type="float">
            <text:p>200191</text:p>
          </table:table-cell>
          <table:table-cell table:number-columns-repeated="8"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600000" calcext:value-type="float">
            <text:p>600000</text:p>
          </table:table-cell>
          <table:table-cell table:style-name="ce43" office:value-type="float" office:value="1200000" calcext:value-type="float">
            <text:p>1200000</text:p>
          </table:table-cell>
          <table:table-cell table:style-name="ce43" office:value-type="float" office:value="450000" calcext:value-type="float">
            <text:p>450000</text:p>
          </table:table-cell>
          <table:table-cell/>
          <table:table-cell table:style-name="ce49" office:value-type="float" office:value="5000000" calcext:value-type="float">
            <text:p>5000000</text:p>
          </table:table-cell>
          <table:table-cell office:value-type="float" office:value="8250000" calcext:value-type="float">
            <text:p>8250000</text:p>
          </table:table-cell>
        </table:table-row>
        <table:table-row table:style-name="ro2">
          <table:table-cell office:value-type="float" office:value="203823" calcext:value-type="float">
            <text:p>20382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6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table:style-name="ce49" office:value-type="float" office:value="800000" calcext:value-type="float">
            <text:p>800000</text:p>
          </table:table-cell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216208" calcext:value-type="float">
            <text:p>216208</text:p>
          </table:table-cell>
          <table:table-cell table:number-columns-repeated="12"/>
          <table:table-cell table:style-name="ce43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31151" calcext:value-type="float">
            <text:p>231151</text:p>
          </table:table-cell>
          <table:table-cell table:style-name="ce37" office:value-type="float" office:value="250000" calcext:value-type="float">
            <text:p>250000</text:p>
          </table:table-cell>
          <table:table-cell table:number-columns-repeated="1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389838" calcext:value-type="float">
            <text:p>389838</text:p>
          </table:table-cell>
          <table:table-cell table:number-columns-repeated="7"/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700000" calcext:value-type="float">
            <text:p>700000</text:p>
          </table:table-cell>
          <table:table-cell table:style-name="ce43" office:value-type="float" office:value="900000" calcext:value-type="float">
            <text:p>900000</text:p>
          </table:table-cell>
          <table:table-cell table:style-name="ce43" office:value-type="float" office:value="1200000" calcext:value-type="float">
            <text:p>1200000</text:p>
          </table:table-cell>
          <table:table-cell table:style-name="ce43" office:value-type="float" office:value="1500000" calcext:value-type="float">
            <text:p>1500000</text:p>
          </table:table-cell>
          <table:table-cell/>
          <table:table-cell table:style-name="ce49" office:value-type="float" office:value="800000" calcext:value-type="float">
            <text:p>800000</text:p>
          </table:table-cell>
          <table:table-cell office:value-type="float" office:value="6600000" calcext:value-type="float">
            <text:p>6600000</text:p>
          </table:table-cell>
        </table:table-row>
        <table:table-row table:style-name="ro2">
          <table:table-cell office:value-type="float" office:value="393495" calcext:value-type="float">
            <text:p>393495</text:p>
          </table:table-cell>
          <table:table-cell table:style-name="ce37" office:value-type="float" office:value="1000000" calcext:value-type="float">
            <text:p>1000000</text:p>
          </table:table-cell>
          <table:table-cell table:style-name="ce43" office:value-type="float" office:value="1400000" calcext:value-type="float">
            <text:p>1400000</text:p>
          </table:table-cell>
          <table:table-cell/>
          <table:table-cell table:style-name="ce43" office:value-type="float" office:value="900000" calcext:value-type="float">
            <text:p>9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float" office:value="4000000" calcext:value-type="float">
            <text:p>400000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4"/>
          <table:table-cell office:value-type="float" office:value="11800000" calcext:value-type="float">
            <text:p>11800000</text:p>
          </table:table-cell>
        </table:table-row>
        <table:table-row table:style-name="ro2">
          <table:table-cell office:value-type="float" office:value="406741" calcext:value-type="float">
            <text:p>406741</text:p>
          </table:table-cell>
          <table:table-cell table:number-columns-repeated="13"/>
          <table:table-cell table:style-name="ce49" office:value-type="float" office:value="10000000" calcext:value-type="float">
            <text:p>10000000</text:p>
          </table:table-cell>
          <table:table-cell office:value-type="float" office:value="10000000" calcext:value-type="float">
            <text:p>10000000</text:p>
          </table:table-cell>
        </table:table-row>
        <table:table-row table:style-name="ro2">
          <table:table-cell office:value-type="float" office:value="409537" calcext:value-type="float">
            <text:p>409537</text:p>
          </table:table-cell>
          <table:table-cell table:number-columns-repeated="8"/>
          <table:table-cell table:style-name="ce43" office:value-type="float" office:value="1150000" calcext:value-type="float">
            <text:p>1150000</text:p>
          </table:table-cell>
          <table:table-cell table:style-name="ce43" office:value-type="float" office:value="600000" calcext:value-type="float">
            <text:p>600000</text:p>
          </table:table-cell>
          <table:table-cell table:style-name="ce43" office:value-type="float" office:value="1800000" calcext:value-type="float">
            <text:p>180000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2"/>
          <table:table-cell office:value-type="float" office:value="4050000" calcext:value-type="float">
            <text:p>4050000</text:p>
          </table:table-cell>
        </table:table-row>
        <table:table-row table:style-name="ro2">
          <table:table-cell office:value-type="float" office:value="499498" calcext:value-type="float">
            <text:p>499498</text:p>
          </table:table-cell>
          <table:table-cell table:number-columns-repeated="10"/>
          <table:table-cell table:style-name="ce43" office:value-type="float" office:value="650000" calcext:value-type="float">
            <text:p>650000</text:p>
          </table:table-cell>
          <table:table-cell table:number-columns-repeated="3"/>
          <table:table-cell office:value-type="float" office:value="650000" calcext:value-type="float">
            <text:p>650000</text:p>
          </table:table-cell>
        </table:table-row>
        <table:table-row table:style-name="ro2">
          <table:table-cell office:value-type="float" office:value="505714" calcext:value-type="float">
            <text:p>505714</text:p>
          </table:table-cell>
          <table:table-cell table:number-columns-repeated="8"/>
          <table:table-cell table:style-name="ce43" office:value-type="float" office:value="250000" calcext:value-type="float">
            <text:p>250000</text:p>
          </table:table-cell>
          <table:table-cell table:number-columns-repeated="4"/>
          <table:table-cell table:style-name="ce49" office:value-type="float" office:value="1000000" calcext:value-type="float">
            <text:p>1000000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536288" calcext:value-type="float">
            <text:p>536288</text:p>
          </table:table-cell>
          <table:table-cell/>
          <table:table-cell table:style-name="ce43" office:value-type="float" office:value="150000" calcext:value-type="float">
            <text:p>150000</text:p>
          </table:table-cell>
          <table:table-cell table:number-columns-repeated="2"/>
          <table:table-cell table:style-name="ce43" office:value-type="float" office:value="250000" calcext:value-type="float">
            <text:p>250000</text:p>
          </table:table-cell>
          <table:table-cell/>
          <table:table-cell table:style-name="ce43" office:value-type="float" office:value="1800000" calcext:value-type="float">
            <text:p>18000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100000" calcext:value-type="float">
            <text:p>100000</text:p>
          </table:table-cell>
          <table:table-cell table:number-columns-repeated="2"/>
          <table:table-cell table:style-name="ce43" office:value-type="float" office:value="4000000" calcext:value-type="float">
            <text:p>4000000</text:p>
          </table:table-cell>
          <table:table-cell/>
          <table:table-cell office:value-type="float" office:value="6300000" calcext:value-type="float">
            <text:p>6300000</text:p>
          </table:table-cell>
        </table:table-row>
        <table:table-row table:style-name="ro2">
          <table:table-cell office:value-type="float" office:value="536318" calcext:value-type="float">
            <text:p>536318</text:p>
          </table:table-cell>
          <table:table-cell table:number-columns-repeated="4"/>
          <table:table-cell table:style-name="ce43" office:value-type="float" office:value="500000" calcext:value-type="float">
            <text:p>500000</text:p>
          </table:table-cell>
          <table:table-cell table:number-columns-repeated="2"/>
          <table:table-cell table:style-name="ce43" office:value-type="float" office:value="300000" calcext:value-type="float">
            <text:p>300000</text:p>
          </table:table-cell>
          <table:table-cell table:number-columns-repeated="6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536628" calcext:value-type="float">
            <text:p>536628</text:p>
          </table:table-cell>
          <table:table-cell table:number-columns-repeated="8"/>
          <table:table-cell table:style-name="ce43" office:value-type="float" office:value="700000" calcext:value-type="float">
            <text:p>70000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37004" calcext:value-type="float">
            <text:p>537004</text:p>
          </table:table-cell>
          <table:table-cell table:style-name="ce37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537381" calcext:value-type="float">
            <text:p>537381</text:p>
          </table:table-cell>
          <table:table-cell table:number-columns-repeated="13"/>
          <table:table-cell table:style-name="ce49" office:value-type="float" office:value="1200000" calcext:value-type="float">
            <text:p>12000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float" office:value="537462" calcext:value-type="float">
            <text:p>537462</text:p>
          </table:table-cell>
          <table:table-cell table:number-columns-repeated="13"/>
          <table:table-cell table:style-name="ce49" office:value-type="float" office:value="400000" calcext:value-type="float">
            <text:p>400000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537667" calcext:value-type="float">
            <text:p>537667</text:p>
          </table:table-cell>
          <table:table-cell table:number-columns-repeated="9"/>
          <table:table-cell table:style-name="ce43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37730" calcext:value-type="float">
            <text:p>537730</text:p>
          </table:table-cell>
          <table:table-cell table:number-columns-repeated="10"/>
          <table:table-cell table:style-name="ce43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537781" calcext:value-type="float">
            <text:p>537781</text:p>
          </table:table-cell>
          <table:table-cell table:number-columns-repeated="8"/>
          <table:table-cell table:style-name="ce43" office:value-type="float" office:value="40000" calcext:value-type="float">
            <text:p>40000</text:p>
          </table:table-cell>
          <table:table-cell table:style-name="ce43" office:value-type="float" office:value="170000" calcext:value-type="float">
            <text:p>170000</text:p>
          </table:table-cell>
          <table:table-cell table:number-columns-repeated="3"/>
          <table:table-cell table:style-name="ce49" office:value-type="float" office:value="700000" calcext:value-type="float">
            <text:p>700000</text:p>
          </table:table-cell>
          <table:table-cell office:value-type="float" office:value="910000" calcext:value-type="float">
            <text:p>910000</text:p>
          </table:table-cell>
        </table:table-row>
        <table:table-row table:style-name="ro2">
          <table:table-cell office:value-type="float" office:value="537799" calcext:value-type="float">
            <text:p>537799</text:p>
          </table:table-cell>
          <table:table-cell table:style-name="ce37" office:value-type="float" office:value="60000" calcext:value-type="float">
            <text:p>60000</text:p>
          </table:table-cell>
          <table:table-cell table:number-columns-repeated="6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700000" calcext:value-type="float">
            <text:p>700000</text:p>
          </table:table-cell>
          <table:table-cell table:number-columns-repeated="3"/>
          <table:table-cell table:style-name="ce49" office:value-type="float" office:value="12000000" calcext:value-type="float">
            <text:p>12000000</text:p>
          </table:table-cell>
          <table:table-cell office:value-type="float" office:value="12760000" calcext:value-type="float">
            <text:p>12760000</text:p>
          </table:table-cell>
        </table:table-row>
        <table:table-row table:style-name="ro2">
          <table:table-cell office:value-type="float" office:value="537829" calcext:value-type="float">
            <text:p>537829</text:p>
          </table:table-cell>
          <table:table-cell table:style-name="ce37" office:value-type="float" office:value="2000000" calcext:value-type="float">
            <text:p>2000000</text:p>
          </table:table-cell>
          <table:table-cell table:number-columns-repeated="2"/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400000" calcext:value-type="float">
            <text:p>400000</text:p>
          </table:table-cell>
          <table:table-cell table:number-columns-repeated="2"/>
          <table:table-cell table:style-name="ce43" office:value-type="float" office:value="50000" calcext:value-type="float">
            <text:p>5000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9" office:value-type="float" office:value="1500000" calcext:value-type="float">
            <text:p>1500000</text:p>
          </table:table-cell>
          <table:table-cell office:value-type="float" office:value="5450000" calcext:value-type="float">
            <text:p>5450000</text:p>
          </table:table-cell>
        </table:table-row>
        <table:table-row table:style-name="ro2">
          <table:table-cell office:value-type="float" office:value="537870" calcext:value-type="float">
            <text:p>537870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116" calcext:value-type="float">
            <text:p>538116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0000" calcext:value-type="float">
            <text:p>100000</text:p>
          </table:table-cell>
          <table:table-cell table:style-name="ce43" office:value-type="float" office:value="350000" calcext:value-type="float">
            <text:p>350000</text:p>
          </table:table-cell>
          <table:table-cell table:style-name="ce43" office:value-type="float" office:value="950000" calcext:value-type="float">
            <text:p>950000</text:p>
          </table:table-cell>
          <table:table-cell table:number-columns-repeated="2"/>
          <table:table-cell office:value-type="float" office:value="1400000" calcext:value-type="float">
            <text:p>1400000</text:p>
          </table:table-cell>
        </table:table-row>
        <table:table-row table:style-name="ro2">
          <table:table-cell office:value-type="float" office:value="538388" calcext:value-type="float">
            <text:p>538388</text:p>
          </table:table-cell>
          <table:table-cell table:number-columns-repeated="13"/>
          <table:table-cell table:style-name="ce49" office:value-type="float" office:value="3500000" calcext:value-type="float">
            <text:p>3500000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float" office:value="538469" calcext:value-type="float">
            <text:p>538469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477" calcext:value-type="float">
            <text:p>538477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38647" calcext:value-type="float">
            <text:p>538647</text:p>
          </table:table-cell>
          <table:table-cell table:number-columns-repeated="4"/>
          <table:table-cell table:style-name="ce43" office:value-type="float" office:value="200000" calcext:value-type="float">
            <text:p>200000</text:p>
          </table:table-cell>
          <table:table-cell table:number-columns-repeated="3"/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700000" calcext:value-type="float">
            <text:p>700000</text:p>
          </table:table-cell>
          <table:table-cell table:number-columns-repeated="2"/>
          <table:table-cell table:style-name="ce43" office:value-type="float" office:value="500000" calcext:value-type="float">
            <text:p>500000</text:p>
          </table:table-cell>
          <table:table-cell table:style-name="ce49" office:value-type="float" office:value="450000" calcext:value-type="float">
            <text:p>450000</text:p>
          </table:table-cell>
          <table:table-cell office:value-type="float" office:value="2650000" calcext:value-type="float">
            <text:p>2650000</text:p>
          </table:table-cell>
        </table:table-row>
        <table:table-row table:style-name="ro2">
          <table:table-cell office:value-type="float" office:value="538663" calcext:value-type="float">
            <text:p>538663</text:p>
          </table:table-cell>
          <table:table-cell/>
          <table:table-cell table:style-name="ce43" office:value-type="float" office:value="2500000" calcext:value-type="float">
            <text:p>2500000</text:p>
          </table:table-cell>
          <table:table-cell table:style-name="ce43" office:value-type="float" office:value="2800000" calcext:value-type="float">
            <text:p>2800000</text:p>
          </table:table-cell>
          <table:table-cell table:style-name="ce43" office:value-type="float" office:value="4500000" calcext:value-type="float">
            <text:p>4500000</text:p>
          </table:table-cell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2550000" calcext:value-type="float">
            <text:p>2550000</text:p>
          </table:table-cell>
          <table:table-cell table:style-name="ce43" office:value-type="float" office:value="6600000" calcext:value-type="float">
            <text:p>6600000</text:p>
          </table:table-cell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2000000" calcext:value-type="float">
            <text:p>2000000</text:p>
          </table:table-cell>
          <table:table-cell table:number-columns-repeated="2" table:style-name="ce43" office:value-type="float" office:value="1300000" calcext:value-type="float">
            <text:p>1300000</text:p>
          </table:table-cell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4000000" calcext:value-type="float">
            <text:p>4000000</text:p>
          </table:table-cell>
          <table:table-cell table:style-name="ce49" office:value-type="float" office:value="3500000" calcext:value-type="float">
            <text:p>3500000</text:p>
          </table:table-cell>
          <table:table-cell office:value-type="float" office:value="35050000" calcext:value-type="float">
            <text:p>35050000</text:p>
          </table:table-cell>
        </table:table-row>
        <table:table-row table:style-name="ro2">
          <table:table-cell office:value-type="float" office:value="538817" calcext:value-type="float">
            <text:p>538817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0000" calcext:value-type="float">
            <text:p>100000</text:p>
          </table:table-cell>
          <table:table-cell table:number-columns-repeated="3"/>
          <table:table-cell table:style-name="ce49" office:value-type="float" office:value="600000" calcext:value-type="float">
            <text:p>600000</text:p>
          </table:table-cell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39015" calcext:value-type="float">
            <text:p>539015</text:p>
          </table:table-cell>
          <table:table-cell table:number-columns-repeated="4"/>
          <table:table-cell table:style-name="ce43" office:value-type="float" office:value="1100000" calcext:value-type="float">
            <text:p>1100000</text:p>
          </table:table-cell>
          <table:table-cell/>
          <table:table-cell table:style-name="ce43" office:value-type="float" office:value="4000000" calcext:value-type="float">
            <text:p>4000000</text:p>
          </table:table-cell>
          <table:table-cell/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1500000" calcext:value-type="float">
            <text:p>1500000</text:p>
          </table:table-cell>
          <table:table-cell table:number-columns-repeated="3"/>
          <table:table-cell table:style-name="ce49" office:value-type="float" office:value="5750000" calcext:value-type="float">
            <text:p>5750000</text:p>
          </table:table-cell>
          <table:table-cell office:value-type="float" office:value="12650000" calcext:value-type="float">
            <text:p>12650000</text:p>
          </table:table-cell>
        </table:table-row>
        <table:table-row table:style-name="ro2">
          <table:table-cell office:value-type="float" office:value="539104" calcext:value-type="float">
            <text:p>539104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539601" calcext:value-type="float">
            <text:p>539601</text:p>
          </table:table-cell>
          <table:table-cell table:number-columns-repeated="10"/>
          <table:table-cell table:style-name="ce43" office:value-type="float" office:value="5000000" calcext:value-type="float">
            <text:p>5000000</text:p>
          </table:table-cell>
          <table:table-cell table:style-name="ce43" office:value-type="float" office:value="3000000" calcext:value-type="float">
            <text:p>3000000</text:p>
          </table:table-cell>
          <table:table-cell table:number-columns-repeated="2"/>
          <table:table-cell office:value-type="float" office:value="8000000" calcext:value-type="float">
            <text:p>8000000</text:p>
          </table:table-cell>
        </table:table-row>
        <table:table-row table:style-name="ro2">
          <table:table-cell office:value-type="float" office:value="539724" calcext:value-type="float">
            <text:p>539724</text:p>
          </table:table-cell>
          <table:table-cell table:number-columns-repeated="13"/>
          <table:table-cell table:style-name="ce49" office:value-type="float" office:value="2800000" calcext:value-type="float">
            <text:p>2800000</text:p>
          </table:table-cell>
          <table:table-cell office:value-type="float" office:value="2800000" calcext:value-type="float">
            <text:p>2800000</text:p>
          </table:table-cell>
        </table:table-row>
        <table:table-row table:style-name="ro2">
          <table:table-cell office:value-type="float" office:value="539791" calcext:value-type="float">
            <text:p>539791</text:p>
          </table:table-cell>
          <table:table-cell table:style-name="ce37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40129" calcext:value-type="float">
            <text:p>540129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0145" calcext:value-type="float">
            <text:p>540145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8"/>
          <table:table-cell table:style-name="ce43" office:value-type="float" office:value="700000" calcext:value-type="float">
            <text:p>700000</text:p>
          </table:table-cell>
          <table:table-cell table:number-columns-repeated="4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40960" calcext:value-type="float">
            <text:p>540960</text:p>
          </table:table-cell>
          <table:table-cell table:number-columns-repeated="5"/>
          <table:table-cell table:style-name="ce43" office:value-type="float" office:value="2500000" calcext:value-type="float">
            <text:p>2500000</text:p>
          </table:table-cell>
          <table:table-cell table:number-columns-repeated="8"/>
          <table:table-cell office:value-type="float" office:value="2500000" calcext:value-type="float">
            <text:p>2500000</text:p>
          </table:table-cell>
        </table:table-row>
        <table:table-row table:style-name="ro2">
          <table:table-cell office:value-type="float" office:value="541664" calcext:value-type="float">
            <text:p>541664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700000" calcext:value-type="float">
            <text:p>7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541915" calcext:value-type="float">
            <text:p>541915</text:p>
          </table:table-cell>
          <table:table-cell table:style-name="ce37" office:value-type="float" office:value="60000" calcext:value-type="float">
            <text:p>60000</text:p>
          </table:table-cell>
          <table:table-cell table:number-columns-repeated="13"/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float" office:value="541991" calcext:value-type="float">
            <text:p>541991</text:p>
          </table:table-cell>
          <table:table-cell table:number-columns-repeated="7"/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200000" calcext:value-type="float">
            <text:p>200000</text:p>
          </table:table-cell>
          <table:table-cell/>
          <table:table-cell table:style-name="ce43" office:value-type="float" office:value="1050000" calcext:value-type="float">
            <text:p>1050000</text:p>
          </table:table-cell>
          <table:table-cell table:number-columns-repeated="3"/>
          <table:table-cell office:value-type="float" office:value="1550000" calcext:value-type="float">
            <text:p>1550000</text:p>
          </table:table-cell>
        </table:table-row>
        <table:table-row table:style-name="ro2">
          <table:table-cell office:value-type="float" office:value="542041" calcext:value-type="float">
            <text:p>542041</text:p>
          </table:table-cell>
          <table:table-cell table:style-name="ce37" office:value-type="float" office:value="1700000" calcext:value-type="float">
            <text:p>1700000</text:p>
          </table:table-cell>
          <table:table-cell table:number-columns-repeated="3"/>
          <table:table-cell table:style-name="ce43" office:value-type="float" office:value="300000" calcext:value-type="float">
            <text:p>300000</text:p>
          </table:table-cell>
          <table:table-cell table:number-columns-repeated="2"/>
          <table:table-cell table:style-name="ce43" office:value-type="float" office:value="400000" calcext:value-type="float">
            <text:p>400000</text:p>
          </table:table-cell>
          <table:table-cell table:style-name="ce43" office:value-type="float" office:value="1040000" calcext:value-type="float">
            <text:p>1040000</text:p>
          </table:table-cell>
          <table:table-cell table:style-name="ce43" office:value-type="float" office:value="1450000" calcext:value-type="float">
            <text:p>1450000</text:p>
          </table:table-cell>
          <table:table-cell table:style-name="ce43" office:value-type="float" office:value="400000" calcext:value-type="float">
            <text:p>400000</text:p>
          </table:table-cell>
          <table:table-cell/>
          <table:table-cell table:style-name="ce43" office:value-type="float" office:value="2500000" calcext:value-type="float">
            <text:p>2500000</text:p>
          </table:table-cell>
          <table:table-cell table:style-name="ce49" office:value-type="float" office:value="500000" calcext:value-type="float">
            <text:p>500000</text:p>
          </table:table-cell>
          <table:table-cell office:value-type="float" office:value="8290000" calcext:value-type="float">
            <text:p>8290000</text:p>
          </table:table-cell>
        </table:table-row>
        <table:table-row table:style-name="ro2">
          <table:table-cell office:value-type="float" office:value="548693" calcext:value-type="float">
            <text:p>548693</text:p>
          </table:table-cell>
          <table:table-cell table:number-columns-repeated="7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950000" calcext:value-type="float">
            <text:p>2950000</text:p>
          </table:table-cell>
          <table:table-cell table:style-name="ce43" office:value-type="float" office:value="1440000" calcext:value-type="float">
            <text:p>1440000</text:p>
          </table:table-cell>
          <table:table-cell table:style-name="ce43" office:value-type="float" office:value="900000" calcext:value-type="float">
            <text:p>900000</text:p>
          </table:table-cell>
          <table:table-cell table:style-name="ce43" office:value-type="float" office:value="250000" calcext:value-type="float">
            <text:p>250000</text:p>
          </table:table-cell>
          <table:table-cell table:style-name="ce43" office:value-type="float" office:value="3000000" calcext:value-type="float">
            <text:p>3000000</text:p>
          </table:table-cell>
          <table:table-cell table:style-name="ce49" office:value-type="float" office:value="2350000" calcext:value-type="float">
            <text:p>2350000</text:p>
          </table:table-cell>
          <table:table-cell office:value-type="float" office:value="10890000" calcext:value-type="float">
            <text:p>10890000</text:p>
          </table:table-cell>
        </table:table-row>
        <table:table-row table:style-name="ro2">
          <table:table-cell office:value-type="float" office:value="548707" calcext:value-type="float">
            <text:p>548707</text:p>
          </table:table-cell>
          <table:table-cell table:style-name="ce37" office:value-type="float" office:value="250000" calcext:value-type="float">
            <text:p>250000</text:p>
          </table:table-cell>
          <table:table-cell/>
          <table:table-cell table:style-name="ce43" office:value-type="float" office:value="2500000" calcext:value-type="float">
            <text:p>250000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style-name="ce43" office:value-type="float" office:value="6300000" calcext:value-type="float">
            <text:p>630000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400000" calcext:value-type="float">
            <text:p>400000</text:p>
          </table:table-cell>
          <table:table-cell table:number-columns-repeated="2"/>
          <table:table-cell table:style-name="ce49" office:value-type="float" office:value="300000" calcext:value-type="float">
            <text:p>300000</text:p>
          </table:table-cell>
          <table:table-cell office:value-type="float" office:value="9750000" calcext:value-type="float">
            <text:p>9750000</text:p>
          </table:table-cell>
        </table:table-row>
        <table:table-row table:style-name="ro2">
          <table:table-cell office:value-type="float" office:value="549045" calcext:value-type="float">
            <text:p>549045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49517" calcext:value-type="float">
            <text:p>549517</text:p>
          </table:table-cell>
          <table:table-cell table:number-columns-repeated="7"/>
          <table:table-cell table:style-name="ce43" office:value-type="float" office:value="500000" calcext:value-type="float">
            <text:p>500000</text:p>
          </table:table-cell>
          <table:table-cell table:number-columns-repeated="6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549525" calcext:value-type="float">
            <text:p>549525</text:p>
          </table:table-cell>
          <table:table-cell table:number-columns-repeated="10"/>
          <table:table-cell table:style-name="ce43" office:value-type="float" office:value="1150000" calcext:value-type="float">
            <text:p>1150000</text:p>
          </table:table-cell>
          <table:table-cell table:style-name="ce43" office:value-type="float" office:value="800000" calcext:value-type="float">
            <text:p>800000</text:p>
          </table:table-cell>
          <table:table-cell table:number-columns-repeated="2"/>
          <table:table-cell office:value-type="float" office:value="1950000" calcext:value-type="float">
            <text:p>1950000</text:p>
          </table:table-cell>
        </table:table-row>
        <table:table-row table:style-name="ro2">
          <table:table-cell office:value-type="float" office:value="549673" calcext:value-type="float">
            <text:p>549673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9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549908" calcext:value-type="float">
            <text:p>549908</text:p>
          </table:table-cell>
          <table:table-cell table:number-columns-repeated="7"/>
          <table:table-cell table:style-name="ce43" office:value-type="float" office:value="250000" calcext:value-type="float">
            <text:p>250000</text:p>
          </table:table-cell>
          <table:table-cell table:style-name="ce43" office:value-type="float" office:value="80000" calcext:value-type="float">
            <text:p>80000</text:p>
          </table:table-cell>
          <table:table-cell table:style-name="ce43" office:value-type="float" office:value="120000" calcext:value-type="float">
            <text:p>120000</text:p>
          </table:table-cell>
          <table:table-cell table:style-name="ce43" office:value-type="float" office:value="800000" calcext:value-type="float">
            <text:p>800000</text:p>
          </table:table-cell>
          <table:table-cell table:number-columns-repeated="3"/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550311" calcext:value-type="float">
            <text:p>55031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150000" calcext:value-type="float">
            <text:p>150000</text:p>
          </table:table-cell>
          <table:table-cell table:number-columns-repeated="2"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950000" calcext:value-type="float">
            <text:p>950000</text:p>
          </table:table-cell>
          <table:table-cell table:style-name="ce43" office:value-type="float" office:value="1600000" calcext:value-type="float">
            <text:p>1600000</text:p>
          </table:table-cell>
          <table:table-cell table:style-name="ce43" office:value-type="float" office:value="650000" calcext:value-type="float">
            <text:p>650000</text:p>
          </table:table-cell>
          <table:table-cell table:style-name="ce43" office:value-type="float" office:value="1800000" calcext:value-type="float">
            <text:p>1800000</text:p>
          </table:table-cell>
          <table:table-cell/>
          <table:table-cell table:style-name="ce49" office:value-type="float" office:value="9000000" calcext:value-type="float">
            <text:p>9000000</text:p>
          </table:table-cell>
          <table:table-cell office:value-type="float" office:value="15150000" calcext:value-type="float">
            <text:p>15150000</text:p>
          </table:table-cell>
        </table:table-row>
        <table:table-row table:style-name="ro2">
          <table:table-cell office:value-type="float" office:value="550353" calcext:value-type="float">
            <text:p>550353</text:p>
          </table:table-cell>
          <table:table-cell table:number-columns-repeated="4"/>
          <table:table-cell table:style-name="ce43" office:value-type="float" office:value="150000" calcext:value-type="float">
            <text:p>150000</text:p>
          </table:table-cell>
          <table:table-cell table:number-columns-repeated="2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550396" calcext:value-type="float">
            <text:p>550396</text:p>
          </table:table-cell>
          <table:table-cell table:number-columns-repeated="8"/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2250000" calcext:value-type="float">
            <text:p>2250000</text:p>
          </table:table-cell>
          <table:table-cell table:number-columns-repeated="4"/>
          <table:table-cell office:value-type="float" office:value="2750000" calcext:value-type="float">
            <text:p>2750000</text:p>
          </table:table-cell>
        </table:table-row>
        <table:table-row table:style-name="ro2">
          <table:table-cell office:value-type="float" office:value="550574" calcext:value-type="float">
            <text:p>550574</text:p>
          </table:table-cell>
          <table:table-cell table:number-columns-repeated="6"/>
          <table:table-cell table:number-columns-repeated="3" table:style-name="ce43" office:value-type="float" office:value="0" calcext:value-type="float">
            <text:p>0</text:p>
          </table:table-cell>
          <table:table-cell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1400000" calcext:value-type="float">
            <text:p>1400000</text:p>
          </table:table-cell>
          <table:table-cell table:style-name="ce43" office:value-type="float" office:value="420000" calcext:value-type="float">
            <text:p>420000</text:p>
          </table:table-cell>
          <table:table-cell table:style-name="ce49" office:value-type="float" office:value="400000" calcext:value-type="float">
            <text:p>400000</text:p>
          </table:table-cell>
          <table:table-cell office:value-type="float" office:value="3220000" calcext:value-type="float">
            <text:p>3220000</text:p>
          </table:table-cell>
        </table:table-row>
        <table:table-row table:style-name="ro2">
          <table:table-cell office:value-type="float" office:value="551066" calcext:value-type="float">
            <text:p>551066</text:p>
          </table:table-cell>
          <table:table-cell table:number-columns-repeated="7"/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450000" calcext:value-type="float">
            <text:p>450000</text:p>
          </table:table-cell>
          <table:table-cell table:style-name="ce43" office:value-type="float" office:value="600000" calcext:value-type="float">
            <text:p>600000</text:p>
          </table:table-cell>
          <table:table-cell table:number-columns-repeated="3"/>
          <table:table-cell table:style-name="ce49" office:value-type="float" office:value="1200000" calcext:value-type="float">
            <text:p>1200000</text:p>
          </table:table-cell>
          <table:table-cell office:value-type="float" office:value="3050000" calcext:value-type="float">
            <text:p>3050000</text:p>
          </table:table-cell>
        </table:table-row>
        <table:table-row table:style-name="ro2">
          <table:table-cell office:value-type="float" office:value="551660" calcext:value-type="float">
            <text:p>551660</text:p>
          </table:table-cell>
          <table:table-cell table:style-name="ce37" office:value-type="float" office:value="400000" calcext:value-type="float">
            <text:p>400000</text:p>
          </table:table-cell>
          <table:table-cell table:number-columns-repeated="7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600000" calcext:value-type="float">
            <text:p>600000</text:p>
          </table:table-cell>
          <table:table-cell table:number-columns-repeated="2"/>
          <table:table-cell table:style-name="ce49" office:value-type="float" office:value="900000" calcext:value-type="float">
            <text:p>9000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2">
          <table:table-cell office:value-type="float" office:value="552941" calcext:value-type="float">
            <text:p>55294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1680000" calcext:value-type="float">
            <text:p>168000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2"/>
          <table:table-cell table:style-name="ce43" office:value-type="float" office:value="450000" calcext:value-type="float">
            <text:p>450000</text:p>
          </table:table-cell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00000" calcext:value-type="float">
            <text:p>700000</text:p>
          </table:table-cell>
          <table:table-cell/>
          <table:table-cell table:style-name="ce43" office:value-type="float" office:value="704000" calcext:value-type="float">
            <text:p>704000</text:p>
          </table:table-cell>
          <table:table-cell table:style-name="ce49" office:value-type="float" office:value="700000" calcext:value-type="float">
            <text:p>700000</text:p>
          </table:table-cell>
          <table:table-cell office:value-type="float" office:value="6234000" calcext:value-type="float">
            <text:p>6234000</text:p>
          </table:table-cell>
        </table:table-row>
        <table:table-row table:style-name="ro2">
          <table:table-cell office:value-type="float" office:value="553361" calcext:value-type="float">
            <text:p>553361</text:p>
          </table:table-cell>
          <table:table-cell table:style-name="ce37" office:value-type="float" office:value="1000000" calcext:value-type="float">
            <text:p>100000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9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64435" calcext:value-type="float">
            <text:p>564435</text:p>
          </table:table-cell>
          <table:table-cell table:number-columns-repeated="8"/>
          <table:table-cell table:style-name="ce43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565784" calcext:value-type="float">
            <text:p>565784</text:p>
          </table:table-cell>
          <table:table-cell table:number-columns-repeated="9"/>
          <table:table-cell table:style-name="ce43" office:value-type="float" office:value="500000" calcext:value-type="float">
            <text:p>500000</text:p>
          </table:table-cell>
          <table:table-cell/>
          <table:table-cell table:style-name="ce43" office:value-type="float" office:value="500000" calcext:value-type="float">
            <text:p>5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569488" calcext:value-type="float">
            <text:p>569488</text:p>
          </table:table-cell>
          <table:table-cell table:number-columns-repeated="4"/>
          <table:table-cell table:style-name="ce43" office:value-type="float" office:value="200000" calcext:value-type="float">
            <text:p>200000</text:p>
          </table:table-cell>
          <table:table-cell table:number-columns-repeated="2"/>
          <table:table-cell table:style-name="ce43" office:value-type="float" office:value="100000" calcext:value-type="float">
            <text:p>100000</text:p>
          </table:table-cell>
          <table:table-cell table:style-name="ce43" office:value-type="float" office:value="250000" calcext:value-type="float">
            <text:p>25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550000" calcext:value-type="float">
            <text:p>550000</text:p>
          </table:table-cell>
        </table:table-row>
        <table:table-row table:style-name="ro2">
          <table:table-cell office:value-type="float" office:value="569496" calcext:value-type="float">
            <text:p>569496</text:p>
          </table:table-cell>
          <table:table-cell table:number-columns-repeated="3"/>
          <table:table-cell table:style-name="ce43" office:value-type="float" office:value="1900000" calcext:value-type="float">
            <text:p>19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/>
          <table:table-cell table:style-name="ce43" office:value-type="float" office:value="940000" calcext:value-type="float">
            <text:p>940000</text:p>
          </table:table-cell>
          <table:table-cell/>
          <table:table-cell table:style-name="ce43" office:value-type="float" office:value="300000" calcext:value-type="float">
            <text:p>300000</text:p>
          </table:table-cell>
          <table:table-cell table:number-columns-repeated="2"/>
          <table:table-cell office:value-type="float" office:value="3140000" calcext:value-type="float">
            <text:p>3140000</text:p>
          </table:table-cell>
        </table:table-row>
        <table:table-row table:style-name="ro2">
          <table:table-cell office:value-type="float" office:value="569534" calcext:value-type="float">
            <text:p>569534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7"/>
          <table:table-cell table:style-name="ce4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74346" calcext:value-type="float">
            <text:p>674346</text:p>
          </table:table-cell>
          <table:table-cell table:number-columns-repeated="4"/>
          <table:table-cell table:style-name="ce43" office:value-type="float" office:value="1000000" calcext:value-type="float">
            <text:p>1000000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000000" calcext:value-type="float">
            <text:p>1000000</text:p>
          </table:table-cell>
          <table:table-cell table:number-columns-repeated="2"/>
          <table:table-cell table:style-name="ce49" office:value-type="float" office:value="1200000" calcext:value-type="float">
            <text:p>1200000</text:p>
          </table:table-cell>
          <table:table-cell office:value-type="float" office:value="3200000" calcext:value-type="float">
            <text:p>3200000</text:p>
          </table:table-cell>
        </table:table-row>
        <table:table-row table:style-name="ro2">
          <table:table-cell office:value-type="float" office:value="674842" calcext:value-type="float">
            <text:p>674842</text:p>
          </table:table-cell>
          <table:table-cell table:number-columns-repeated="9"/>
          <table:table-cell table:style-name="ce43" office:value-type="float" office:value="100000" calcext:value-type="float">
            <text:p>100000</text:p>
          </table:table-cell>
          <table:table-cell table:style-name="ce43" office:value-type="float" office:value="400000" calcext:value-type="float">
            <text:p>4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75750" calcext:value-type="float">
            <text:p>675750</text:p>
          </table:table-cell>
          <table:table-cell table:number-columns-repeated="13"/>
          <table:table-cell table:style-name="ce49" office:value-type="float" office:value="1050000" calcext:value-type="float">
            <text:p>1050000</text:p>
          </table:table-cell>
          <table:table-cell office:value-type="float" office:value="1050000" calcext:value-type="float">
            <text:p>1050000</text:p>
          </table:table-cell>
        </table:table-row>
        <table:table-row table:style-name="ro2">
          <table:table-cell office:value-type="float" office:value="2278120" calcext:value-type="float">
            <text:p>2278120</text:p>
          </table:table-cell>
          <table:table-cell table:number-columns-repeated="13"/>
          <table:table-cell table:style-name="ce49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14888203" calcext:value-type="float">
            <text:p>14888203</text:p>
          </table:table-cell>
          <table:table-cell table:number-columns-repeated="7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50000" calcext:value-type="float">
            <text:p>350000</text:p>
          </table:table-cell>
          <table:table-cell/>
          <table:table-cell table:style-name="ce43" office:value-type="float" office:value="700000" calcext:value-type="float">
            <text:p>700000</text:p>
          </table:table-cell>
          <table:table-cell/>
          <table:table-cell office:value-type="float" office:value="1550000" calcext:value-type="float">
            <text:p>1550000</text:p>
          </table:table-cell>
        </table:table-row>
        <table:table-row table:style-name="ro2">
          <table:table-cell office:value-type="float" office:value="14888327" calcext:value-type="float">
            <text:p>14888327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5150000" calcext:value-type="float">
            <text:p>515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50000" calcext:value-type="float">
            <text:p>50000</text:p>
          </table:table-cell>
          <table:table-cell table:number-columns-repeated="6"/>
          <table:table-cell office:value-type="float" office:value="5200000" calcext:value-type="float">
            <text:p>5200000</text:p>
          </table:table-cell>
        </table:table-row>
        <table:table-row table:style-name="ro2">
          <table:table-cell office:value-type="float" office:value="14888335" calcext:value-type="float">
            <text:p>14888335</text:p>
          </table:table-cell>
          <table:table-cell table:style-name="ce37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14891085" calcext:value-type="float">
            <text:p>14891085</text:p>
          </table:table-cell>
          <table:table-cell table:number-columns-repeated="11"/>
          <table:table-cell table:style-name="ce43" office:value-type="float" office:value="300000" calcext:value-type="float">
            <text:p>300000</text:p>
          </table:table-cell>
          <table:table-cell/>
          <table:table-cell table:style-name="ce49" office:value-type="float" office:value="2450000" calcext:value-type="float">
            <text:p>2450000</text:p>
          </table:table-cell>
          <table:table-cell office:value-type="float" office:value="2750000" calcext:value-type="float">
            <text:p>2750000</text:p>
          </table:table-cell>
        </table:table-row>
        <table:table-row table:style-name="ro2">
          <table:table-cell office:value-type="float" office:value="14893835" calcext:value-type="float">
            <text:p>14893835</text:p>
          </table:table-cell>
          <table:table-cell table:style-name="ce37" office:value-type="float" office:value="150000" calcext:value-type="float">
            <text:p>150000</text:p>
          </table:table-cell>
          <table:table-cell table:number-columns-repeated="13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15268551" calcext:value-type="float">
            <text:p>15268551</text:p>
          </table:table-cell>
          <table:table-cell table:number-columns-repeated="10"/>
          <table:table-cell table:style-name="ce43" office:value-type="float" office:value="2000000" calcext:value-type="float">
            <text:p>2000000</text:p>
          </table:table-cell>
          <table:table-cell table:style-name="ce43" office:value-type="float" office:value="1000000" calcext:value-type="float">
            <text:p>1000000</text:p>
          </table:table-cell>
          <table:table-cell/>
          <table:table-cell table:style-name="ce49" office:value-type="float" office:value="5000000" calcext:value-type="float">
            <text:p>5000000</text:p>
          </table:table-cell>
          <table:table-cell office:value-type="float" office:value="8000000" calcext:value-type="float">
            <text:p>8000000</text:p>
          </table:table-cell>
        </table:table-row>
        <table:table-row table:style-name="ro2">
          <table:table-cell office:value-type="float" office:value="15268829" calcext:value-type="float">
            <text:p>15268829</text:p>
          </table:table-cell>
          <table:table-cell table:number-columns-repeated="13"/>
          <table:table-cell table:style-name="ce49" office:value-type="float" office:value="1900000" calcext:value-type="float">
            <text:p>19000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2">
          <table:table-cell office:value-type="float" office:value="15269086" calcext:value-type="float">
            <text:p>15269086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00000" calcext:value-type="float">
            <text:p>200000</text:p>
          </table:table-cell>
          <table:table-cell table:number-columns-repeated="4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15270351" calcext:value-type="float">
            <text:p>15270351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1000000" calcext:value-type="float">
            <text:p>1000000</text:p>
          </table:table-cell>
          <table:table-cell/>
          <table:table-cell table:style-name="ce43" office:value-type="float" office:value="1400000" calcext:value-type="float">
            <text:p>140000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2900000" calcext:value-type="float">
            <text:p>2900000</text:p>
          </table:table-cell>
        </table:table-row>
        <table:table-row table:style-name="ro2">
          <table:table-cell office:value-type="float" office:value="15273482" calcext:value-type="float">
            <text:p>15273482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15887456" calcext:value-type="float">
            <text:p>15887456</text:p>
          </table:table-cell>
          <table:table-cell table:style-name="ce37" office:value-type="float" office:value="0" calcext:value-type="float">
            <text:p>0</text:p>
          </table:table-cell>
          <table:table-cell/>
          <table:table-cell table:style-name="ce43" office:value-type="float" office:value="950000" calcext:value-type="float">
            <text:p>950000</text:p>
          </table:table-cell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900000" calcext:value-type="float">
            <text:p>900000</text:p>
          </table:table-cell>
          <table:table-cell/>
          <table:table-cell table:style-name="ce43" office:value-type="float" office:value="1100000" calcext:value-type="float">
            <text:p>1100000</text:p>
          </table:table-cell>
          <table:table-cell/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300000" calcext:value-type="float">
            <text:p>300000</text:p>
          </table:table-cell>
          <table:table-cell table:number-columns-repeated="2"/>
          <table:table-cell table:style-name="ce43" office:value-type="float" office:value="1350000" calcext:value-type="float">
            <text:p>1350000</text:p>
          </table:table-cell>
          <table:table-cell table:style-name="ce49" office:value-type="float" office:value="3700000" calcext:value-type="float">
            <text:p>3700000</text:p>
          </table:table-cell>
          <table:table-cell office:value-type="float" office:value="10600000" calcext:value-type="float">
            <text:p>10600000</text:p>
          </table:table-cell>
        </table:table-row>
        <table:table-row table:style-name="ro2">
          <table:table-cell office:value-type="float" office:value="15889327" calcext:value-type="float">
            <text:p>15889327</text:p>
          </table:table-cell>
          <table:table-cell table:number-columns-repeated="13"/>
          <table:table-cell table:style-name="ce49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15890112" calcext:value-type="float">
            <text:p>15890112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550000" calcext:value-type="float">
            <text:p>550000</text:p>
          </table:table-cell>
          <table:table-cell table:style-name="ce43" office:value-type="float" office:value="250000" calcext:value-type="float">
            <text:p>250000</text:p>
          </table:table-cell>
          <table:table-cell table:style-name="ce43" office:value-type="float" office:value="100000" calcext:value-type="float">
            <text:p>100000</text:p>
          </table:table-cell>
          <table:table-cell table:number-columns-repeated="3"/>
          <table:table-cell table:style-name="ce49" office:value-type="float" office:value="3200000" calcext:value-type="float">
            <text:p>3200000</text:p>
          </table:table-cell>
          <table:table-cell office:value-type="float" office:value="4100000" calcext:value-type="float">
            <text:p>4100000</text:p>
          </table:table-cell>
        </table:table-row>
        <table:table-row table:style-name="ro2">
          <table:table-cell office:value-type="float" office:value="15891542" calcext:value-type="float">
            <text:p>15891542</text:p>
          </table:table-cell>
          <table:table-cell table:number-columns-repeated="7"/>
          <table:table-cell table:number-columns-repeated="2" table:style-name="ce43" office:value-type="float" office:value="400000" calcext:value-type="float">
            <text:p>400000</text:p>
          </table:table-cell>
          <table:table-cell table:style-name="ce43" office:value-type="float" office:value="350000" calcext:value-type="float">
            <text:p>350000</text:p>
          </table:table-cell>
          <table:table-cell table:style-name="ce43" office:value-type="float" office:value="550000" calcext:value-type="float">
            <text:p>550000</text:p>
          </table:table-cell>
          <table:table-cell table:number-columns-repeated="3"/>
          <table:table-cell office:value-type="float" office:value="1700000" calcext:value-type="float">
            <text:p>1700000</text:p>
          </table:table-cell>
        </table:table-row>
        <table:table-row table:style-name="ro2">
          <table:table-cell office:value-type="float" office:value="16191579" calcext:value-type="float">
            <text:p>16191579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200000" calcext:value-type="float">
            <text:p>200000</text:p>
          </table:table-cell>
          <table:table-cell table:number-columns-repeated="5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17046122" calcext:value-type="float">
            <text:p>17046122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1800000" calcext:value-type="float">
            <text:p>1800000</text:p>
          </table:table-cell>
          <table:table-cell table:number-columns-repeated="2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17049911" calcext:value-type="float">
            <text:p>17049911</text:p>
          </table:table-cell>
          <table:table-cell table:number-columns-repeated="4"/>
          <table:table-cell table:style-name="ce43" office:value-type="float" office:value="1500000" calcext:value-type="float">
            <text:p>1500000</text:p>
          </table:table-cell>
          <table:table-cell table:number-columns-repeated="9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18626696" calcext:value-type="float">
            <text:p>18626696</text:p>
          </table:table-cell>
          <table:table-cell table:number-columns-repeated="4"/>
          <table:table-cell table:style-name="ce43" office:value-type="float" office:value="1700000" calcext:value-type="float">
            <text:p>1700000</text:p>
          </table:table-cell>
          <table:table-cell table:style-name="ce43" office:value-type="float" office:value="4000000" calcext:value-type="float">
            <text:p>4000000</text:p>
          </table:table-cell>
          <table:table-cell/>
          <table:table-cell table:style-name="ce43" office:value-type="float" office:value="200000" calcext:value-type="float">
            <text:p>200000</text:p>
          </table:table-cell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500000" calcext:value-type="float">
            <text:p>500000</text:p>
          </table:table-cell>
          <table:table-cell/>
          <table:table-cell table:style-name="ce49" office:value-type="float" office:value="5000000" calcext:value-type="float">
            <text:p>5000000</text:p>
          </table:table-cell>
          <table:table-cell office:value-type="float" office:value="11700000" calcext:value-type="float">
            <text:p>11700000</text:p>
          </table:table-cell>
        </table:table-row>
        <table:table-row table:style-name="ro2">
          <table:table-cell office:value-type="float" office:value="18627391" calcext:value-type="float">
            <text:p>18627391</text:p>
          </table:table-cell>
          <table:table-cell table:style-name="ce37" office:value-type="float" office:value="1130000" calcext:value-type="float">
            <text:p>1130000</text:p>
          </table:table-cell>
          <table:table-cell table:number-columns-repeated="13"/>
          <table:table-cell office:value-type="float" office:value="1130000" calcext:value-type="float">
            <text:p>1130000</text:p>
          </table:table-cell>
        </table:table-row>
        <table:table-row table:style-name="ro2">
          <table:table-cell office:value-type="float" office:value="22721649" calcext:value-type="float">
            <text:p>22721649</text:p>
          </table:table-cell>
          <table:table-cell table:number-columns-repeated="8"/>
          <table:table-cell table:style-name="ce43" office:value-type="float" office:value="1100000" calcext:value-type="float">
            <text:p>11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22735134" calcext:value-type="float">
            <text:p>22735134</text:p>
          </table:table-cell>
          <table:table-cell table:number-columns-repeated="7"/>
          <table:table-cell table:style-name="ce43" office:value-type="float" office:value="100000" calcext:value-type="float">
            <text:p>100000</text:p>
          </table:table-cell>
          <table:table-cell table:number-columns-repeated="6"/>
          <table:table-cell office:value-type="float" office:value="100000" calcext:value-type="float">
            <text:p>100000</text:p>
          </table:table-cell>
        </table:table-row>
        <table:table-row table:style-name="ro2">
          <table:table-cell office:value-type="float" office:value="22735135" calcext:value-type="float">
            <text:p>22735135</text:p>
          </table:table-cell>
          <table:table-cell table:number-columns-repeated="8"/>
          <table:table-cell table:style-name="ce43" office:value-type="float" office:value="500000" calcext:value-type="float">
            <text:p>500000</text:p>
          </table:table-cell>
          <table:table-cell/>
          <table:table-cell table:style-name="ce43" office:value-type="float" office:value="400000" calcext:value-type="float">
            <text:p>400000</text:p>
          </table:table-cell>
          <table:table-cell table:style-name="ce43" office:value-type="float" office:value="500000" calcext:value-type="float">
            <text:p>500000</text:p>
          </table:table-cell>
          <table:table-cell/>
          <table:table-cell table:style-name="ce49" office:value-type="float" office:value="3100000" calcext:value-type="float">
            <text:p>3100000</text:p>
          </table:table-cell>
          <table:table-cell office:value-type="float" office:value="4500000" calcext:value-type="float">
            <text:p>4500000</text:p>
          </table:table-cell>
        </table:table-row>
        <table:table-row table:style-name="ro2">
          <table:table-cell office:value-type="float" office:value="22755594" calcext:value-type="float">
            <text:p>22755594</text:p>
          </table:table-cell>
          <table:table-cell table:number-columns-repeated="12"/>
          <table:table-cell table:style-name="ce43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2814175" calcext:value-type="float">
            <text:p>22814175</text:p>
          </table:table-cell>
          <table:table-cell table:number-columns-repeated="4"/>
          <table:table-cell table:style-name="ce43" office:value-type="float" office:value="1850000" calcext:value-type="float">
            <text:p>1850000</text:p>
          </table:table-cell>
          <table:table-cell table:number-columns-repeated="9"/>
          <table:table-cell office:value-type="float" office:value="1850000" calcext:value-type="float">
            <text:p>1850000</text:p>
          </table:table-cell>
        </table:table-row>
        <table:table-row table:style-name="ro2">
          <table:table-cell office:value-type="float" office:value="22832530" calcext:value-type="float">
            <text:p>22832530</text:p>
          </table:table-cell>
          <table:table-cell table:number-columns-repeated="12"/>
          <table:table-cell table:style-name="ce43" office:value-type="float" office:value="1000000" calcext:value-type="float">
            <text:p>1000000</text:p>
          </table:table-cell>
          <table:table-cell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2846662" calcext:value-type="float">
            <text:p>22846662</text:p>
          </table:table-cell>
          <table:table-cell table:number-columns-repeated="9"/>
          <table:table-cell table:style-name="ce43" office:value-type="float" office:value="2500000" calcext:value-type="float">
            <text:p>2500000</text:p>
          </table:table-cell>
          <table:table-cell table:style-name="ce43" office:value-type="float" office:value="2600000" calcext:value-type="float">
            <text:p>2600000</text:p>
          </table:table-cell>
          <table:table-cell table:number-columns-repeated="3"/>
          <table:table-cell office:value-type="float" office:value="5100000" calcext:value-type="float">
            <text:p>5100000</text:p>
          </table:table-cell>
        </table:table-row>
        <table:table-row table:style-name="ro2">
          <table:table-cell office:value-type="float" office:value="22852247" calcext:value-type="float">
            <text:p>22852247</text:p>
          </table:table-cell>
          <table:table-cell table:number-columns-repeated="10"/>
          <table:table-cell table:style-name="ce43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2888195" calcext:value-type="float">
            <text:p>22888195</text:p>
          </table:table-cell>
          <table:table-cell table:number-columns-repeated="11"/>
          <table:table-cell table:style-name="ce43" office:value-type="float" office:value="700000" calcext:value-type="float">
            <text:p>700000</text:p>
          </table:table-cell>
          <table:table-cell/>
          <table:table-cell table:style-name="ce49" office:value-type="float" office:value="2650000" calcext:value-type="float">
            <text:p>2650000</text:p>
          </table:table-cell>
          <table:table-cell office:value-type="float" office:value="3350000" calcext:value-type="float">
            <text:p>3350000</text:p>
          </table:table-cell>
        </table:table-row>
        <table:table-row table:style-name="ro2">
          <table:table-cell office:value-type="float" office:value="22888993" calcext:value-type="float">
            <text:p>2288899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4"/>
          <table:table-cell table:style-name="ce43" office:value-type="float" office:value="4300000" calcext:value-type="float">
            <text:p>4300000</text:p>
          </table:table-cell>
          <table:table-cell table:number-columns-repeated="8"/>
          <table:table-cell office:value-type="float" office:value="4300000" calcext:value-type="float">
            <text:p>4300000</text:p>
          </table:table-cell>
        </table:table-row>
        <table:table-row table:style-name="ro2">
          <table:table-cell office:value-type="float" office:value="25083261" calcext:value-type="float">
            <text:p>25083261</text:p>
          </table:table-cell>
          <table:table-cell table:number-columns-repeated="10"/>
          <table:table-cell table:style-name="ce43" office:value-type="float" office:value="1850000" calcext:value-type="float">
            <text:p>1850000</text:p>
          </table:table-cell>
          <table:table-cell table:style-name="ce43" office:value-type="float" office:value="4000000" calcext:value-type="float">
            <text:p>4000000</text:p>
          </table:table-cell>
          <table:table-cell/>
          <table:table-cell table:style-name="ce49" office:value-type="float" office:value="5000000" calcext:value-type="float">
            <text:p>5000000</text:p>
          </table:table-cell>
          <table:table-cell office:value-type="float" office:value="10850000" calcext:value-type="float">
            <text:p>10850000</text:p>
          </table:table-cell>
        </table:table-row>
        <table:table-row table:style-name="ro2">
          <table:table-cell office:value-type="float" office:value="25164449" calcext:value-type="float">
            <text:p>25164449</text:p>
          </table:table-cell>
          <table:table-cell table:number-columns-repeated="9"/>
          <table:table-cell table:style-name="ce43" office:value-type="float" office:value="700000" calcext:value-type="float">
            <text:p>700000</text:p>
          </table:table-cell>
          <table:table-cell table:number-columns-repeated="3"/>
          <table:table-cell table:style-name="ce49" office:value-type="float" office:value="800000" calcext:value-type="float">
            <text:p>8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25728113" calcext:value-type="float">
            <text:p>25728113</text:p>
          </table:table-cell>
          <table:table-cell table:number-columns-repeated="13"/>
          <table:table-cell table:style-name="ce49" office:value-type="float" office:value="2700000" calcext:value-type="float">
            <text:p>2700000</text:p>
          </table:table-cell>
          <table:table-cell office:value-type="float" office:value="2700000" calcext:value-type="float">
            <text:p>2700000</text:p>
          </table:table-cell>
        </table:table-row>
        <table:table-row table:style-name="ro2">
          <table:table-cell office:value-type="float" office:value="26183111" calcext:value-type="float">
            <text:p>26183111</text:p>
          </table:table-cell>
          <table:table-cell table:number-columns-repeated="8"/>
          <table:table-cell table:style-name="ce43" office:value-type="float" office:value="600000" calcext:value-type="float">
            <text:p>600000</text:p>
          </table:table-cell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700000" calcext:value-type="float">
            <text:p>700000</text:p>
          </table:table-cell>
          <table:table-cell table:number-columns-repeated="2"/>
          <table:table-cell table:style-name="ce49" office:value-type="float" office:value="500000" calcext:value-type="float">
            <text:p>5000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26479974" calcext:value-type="float">
            <text:p>26479974</text:p>
          </table:table-cell>
          <table:table-cell table:number-columns-repeated="13"/>
          <table:table-cell table:style-name="ce49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6530830" calcext:value-type="float">
            <text:p>26530830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537443" calcext:value-type="float">
            <text:p>26537443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3000000" calcext:value-type="float">
            <text:p>3000000</text:p>
          </table:table-cell>
          <table:table-cell table:number-columns-repeated="7"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26541262" calcext:value-type="float">
            <text:p>26541262</text:p>
          </table:table-cell>
          <table:table-cell table:style-name="ce37" office:value-type="float" office:value="1200000" calcext:value-type="float">
            <text:p>1200000</text:p>
          </table:table-cell>
          <table:table-cell table:number-columns-repeated="11"/>
          <table:table-cell table:style-name="ce43" office:value-type="float" office:value="2500000" calcext:value-type="float">
            <text:p>2500000</text:p>
          </table:table-cell>
          <table:table-cell/>
          <table:table-cell office:value-type="float" office:value="3700000" calcext:value-type="float">
            <text:p>3700000</text:p>
          </table:table-cell>
        </table:table-row>
        <table:table-row table:style-name="ro2">
          <table:table-cell office:value-type="float" office:value="26547970" calcext:value-type="float">
            <text:p>26547970</text:p>
          </table:table-cell>
          <table:table-cell table:number-columns-repeated="4"/>
          <table:table-cell table:style-name="ce43" office:value-type="float" office:value="400000" calcext:value-type="float">
            <text:p>40000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3000000" calcext:value-type="float">
            <text:p>3000000</text:p>
          </table:table-cell>
          <table:table-cell table:style-name="ce49" office:value-type="float" office:value="15000000" calcext:value-type="float">
            <text:p>15000000</text:p>
          </table:table-cell>
          <table:table-cell office:value-type="float" office:value="18400000" calcext:value-type="float">
            <text:p>18400000</text:p>
          </table:table-cell>
        </table:table-row>
        <table:table-row table:style-name="ro2">
          <table:table-cell office:value-type="float" office:value="26551365" calcext:value-type="float">
            <text:p>26551365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26561166" calcext:value-type="float">
            <text:p>26561166</text:p>
          </table:table-cell>
          <table:table-cell table:number-columns-repeated="10"/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650000" calcext:value-type="float">
            <text:p>650000</text:p>
          </table:table-cell>
          <table:table-cell table:number-columns-repeated="2"/>
          <table:table-cell office:value-type="float" office:value="1150000" calcext:value-type="float">
            <text:p>1150000</text:p>
          </table:table-cell>
        </table:table-row>
        <table:table-row table:style-name="ro2">
          <table:table-cell office:value-type="float" office:value="26570076" calcext:value-type="float">
            <text:p>26570076</text:p>
          </table:table-cell>
          <table:table-cell table:number-columns-repeated="12"/>
          <table:table-cell table:style-name="ce43" office:value-type="float" office:value="3000000" calcext:value-type="float">
            <text:p>3000000</text:p>
          </table:table-cell>
          <table:table-cell table:style-name="ce49" office:value-type="float" office:value="800000" calcext:value-type="float">
            <text:p>800000</text:p>
          </table:table-cell>
          <table:table-cell office:value-type="float" office:value="3800000" calcext:value-type="float">
            <text:p>3800000</text:p>
          </table:table-cell>
        </table:table-row>
        <table:table-row table:style-name="ro2">
          <table:table-cell office:value-type="float" office:value="26604850" calcext:value-type="float">
            <text:p>26604850</text:p>
          </table:table-cell>
          <table:table-cell table:number-columns-repeated="10"/>
          <table:table-cell table:style-name="ce43" office:value-type="float" office:value="1000000" calcext:value-type="float">
            <text:p>1000000</text:p>
          </table:table-cell>
          <table:table-cell table:number-columns-repeated="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26613298" calcext:value-type="float">
            <text:p>26613298</text:p>
          </table:table-cell>
          <table:table-cell table:number-columns-repeated="10"/>
          <table:table-cell table:style-name="ce43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26636824" calcext:value-type="float">
            <text:p>26636824</text:p>
          </table:table-cell>
          <table:table-cell table:number-columns-repeated="8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  <table:table-cell table:style-name="ce49" office:value-type="float" office:value="900000" calcext:value-type="float">
            <text:p>900000</text:p>
          </table:table-cell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26644746" calcext:value-type="float">
            <text:p>26644746</text:p>
          </table:table-cell>
          <table:table-cell table:number-columns-repeated="4"/>
          <table:table-cell table:style-name="ce43" office:value-type="float" office:value="1000000" calcext:value-type="float">
            <text:p>1000000</text:p>
          </table:table-cell>
          <table:table-cell table:number-columns-repeated="3"/>
          <table:table-cell table:style-name="ce43" office:value-type="float" office:value="1750000" calcext:value-type="float">
            <text:p>1750000</text:p>
          </table:table-cell>
          <table:table-cell table:style-name="ce43" office:value-type="float" office:value="800000" calcext:value-type="float">
            <text:p>800000</text:p>
          </table:table-cell>
          <table:table-cell table:number-columns-repeated="3"/>
          <table:table-cell table:style-name="ce49" office:value-type="float" office:value="5000000" calcext:value-type="float">
            <text:p>5000000</text:p>
          </table:table-cell>
          <table:table-cell office:value-type="float" office:value="8550000" calcext:value-type="float">
            <text:p>8550000</text:p>
          </table:table-cell>
        </table:table-row>
        <table:table-row table:style-name="ro2">
          <table:table-cell office:value-type="float" office:value="26649225" calcext:value-type="float">
            <text:p>26649225</text:p>
          </table:table-cell>
          <table:table-cell table:number-columns-repeated="11"/>
          <table:table-cell table:style-name="ce43" office:value-type="float" office:value="500000" calcext:value-type="float">
            <text:p>500000</text:p>
          </table:table-cell>
          <table:table-cell table:number-columns-repeated="2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6651718" calcext:value-type="float">
            <text:p>26651718</text:p>
          </table:table-cell>
          <table:table-cell table:number-columns-repeated="11"/>
          <table:table-cell table:style-name="ce43" office:value-type="float" office:value="400000" calcext:value-type="float">
            <text:p>400000</text:p>
          </table:table-cell>
          <table:table-cell table:number-columns-repeated="2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26669277" calcext:value-type="float">
            <text:p>26669277</text:p>
          </table:table-cell>
          <table:table-cell table:number-columns-repeated="7"/>
          <table:table-cell table:style-name="ce43" office:value-type="float" office:value="700000" calcext:value-type="float">
            <text:p>70000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1500000" calcext:value-type="float">
            <text:p>1500000</text:p>
          </table:table-cell>
          <table:table-cell table:number-columns-repeated="2"/>
          <table:table-cell table:style-name="ce49" office:value-type="float" office:value="1500000" calcext:value-type="float">
            <text:p>1500000</text:p>
          </table:table-cell>
          <table:table-cell office:value-type="float" office:value="4200000" calcext:value-type="float">
            <text:p>4200000</text:p>
          </table:table-cell>
        </table:table-row>
        <table:table-row table:style-name="ro2">
          <table:table-cell office:value-type="float" office:value="26670828" calcext:value-type="float">
            <text:p>26670828</text:p>
          </table:table-cell>
          <table:table-cell table:number-columns-repeated="7"/>
          <table:table-cell table:style-name="ce43" office:value-type="float" office:value="200000" calcext:value-type="float">
            <text:p>200000</text:p>
          </table:table-cell>
          <table:table-cell table:style-name="ce43" office:value-type="float" office:value="400000" calcext:value-type="float">
            <text:p>400000</text:p>
          </table:table-cell>
          <table:table-cell table:number-columns-repeated="3"/>
          <table:table-cell table:style-name="ce43" office:value-type="float" office:value="2500000" calcext:value-type="float">
            <text:p>2500000</text:p>
          </table:table-cell>
          <table:table-cell/>
          <table:table-cell office:value-type="float" office:value="3100000" calcext:value-type="float">
            <text:p>3100000</text:p>
          </table:table-cell>
        </table:table-row>
        <table:table-row table:style-name="ro2">
          <table:table-cell office:value-type="float" office:value="26675010" calcext:value-type="float">
            <text:p>26675010</text:p>
          </table:table-cell>
          <table:table-cell table:number-columns-repeated="4"/>
          <table:table-cell table:style-name="ce43" office:value-type="float" office:value="800000" calcext:value-type="float">
            <text:p>8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26675011" calcext:value-type="float">
            <text:p>26675011</text:p>
          </table:table-cell>
          <table:table-cell table:number-columns-repeated="6"/>
          <table:table-cell table:style-name="ce43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6675012" calcext:value-type="float">
            <text:p>26675012</text:p>
          </table:table-cell>
          <table:table-cell table:number-columns-repeated="6"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26675013" calcext:value-type="float">
            <text:p>26675013</text:p>
          </table:table-cell>
          <table:table-cell table:number-columns-repeated="8"/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660000" calcext:value-type="float">
            <text:p>660000</text:p>
          </table:table-cell>
          <table:table-cell table:number-columns-repeated="3"/>
          <table:table-cell office:value-type="float" office:value="660000" calcext:value-type="float">
            <text:p>660000</text:p>
          </table:table-cell>
        </table:table-row>
        <table:table-row table:style-name="ro2">
          <table:table-cell office:value-type="float" office:value="26993074" calcext:value-type="float">
            <text:p>26993074</text:p>
          </table:table-cell>
          <table:table-cell table:number-columns-repeated="13"/>
          <table:table-cell table:style-name="ce49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6999111" calcext:value-type="float">
            <text:p>26999111</text:p>
          </table:table-cell>
          <table:table-cell table:number-columns-repeated="13"/>
          <table:table-cell table:style-name="ce49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27000273" calcext:value-type="float">
            <text:p>27000273</text:p>
          </table:table-cell>
          <table:table-cell table:number-columns-repeated="10"/>
          <table:table-cell table:style-name="ce43" office:value-type="float" office:value="300000" calcext:value-type="float">
            <text:p>300000</text:p>
          </table:table-cell>
          <table:table-cell table:number-columns-repeated="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27008614" calcext:value-type="float">
            <text:p>27008614</text:p>
          </table:table-cell>
          <table:table-cell table:number-columns-repeated="8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10325" calcext:value-type="float">
            <text:p>27010325</text:p>
          </table:table-cell>
          <table:table-cell table:number-columns-repeated="11"/>
          <table:table-cell table:style-name="ce43" office:value-type="float" office:value="700000" calcext:value-type="float">
            <text:p>700000</text:p>
          </table:table-cell>
          <table:table-cell table:style-name="ce43" office:value-type="float" office:value="3000000" calcext:value-type="float">
            <text:p>3000000</text:p>
          </table:table-cell>
          <table:table-cell table:style-name="ce49" office:value-type="float" office:value="1000000" calcext:value-type="float">
            <text:p>1000000</text:p>
          </table:table-cell>
          <table:table-cell office:value-type="float" office:value="4700000" calcext:value-type="float">
            <text:p>4700000</text:p>
          </table:table-cell>
        </table:table-row>
        <table:table-row table:style-name="ro2">
          <table:table-cell office:value-type="float" office:value="27027724" calcext:value-type="float">
            <text:p>27027724</text:p>
          </table:table-cell>
          <table:table-cell table:number-columns-repeated="8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050394" calcext:value-type="float">
            <text:p>27050394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50000" calcext:value-type="float">
            <text:p>250000</text:p>
          </table:table-cell>
          <table:table-cell table:number-columns-repeated="3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27051480" calcext:value-type="float">
            <text:p>27051480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367312" calcext:value-type="float">
            <text:p>27367312</text:p>
          </table:table-cell>
          <table:table-cell table:number-columns-repeated="13"/>
          <table:table-cell table:style-name="ce49" office:value-type="float" office:value="5000000" calcext:value-type="float">
            <text:p>50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27457125" calcext:value-type="float">
            <text:p>27457125</text:p>
          </table:table-cell>
          <table:table-cell table:number-columns-repeated="8"/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200000" calcext:value-type="float">
            <text:p>200000</text:p>
          </table:table-cell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250000" calcext:value-type="float">
            <text:p>250000</text:p>
          </table:table-cell>
          <table:table-cell table:number-columns-repeated="2"/>
          <table:table-cell office:value-type="float" office:value="1250000" calcext:value-type="float">
            <text:p>1250000</text:p>
          </table:table-cell>
        </table:table-row>
        <table:table-row table:style-name="ro2">
          <table:table-cell office:value-type="float" office:value="27894258" calcext:value-type="float">
            <text:p>27894258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27903125" calcext:value-type="float">
            <text:p>27903125</text:p>
          </table:table-cell>
          <table:table-cell table:number-columns-repeated="13"/>
          <table:table-cell table:style-name="ce49" office:value-type="float" office:value="500000" calcext:value-type="float">
            <text:p>500000</text:p>
          </table:table-cell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27904989" calcext:value-type="float">
            <text:p>27904989</text:p>
          </table:table-cell>
          <table:table-cell table:number-columns-repeated="13"/>
          <table:table-cell table:style-name="ce49" office:value-type="float" office:value="600000" calcext:value-type="float">
            <text:p>6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0614964" calcext:value-type="float">
            <text:p>40614964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0763421" calcext:value-type="float">
            <text:p>40763421</text:p>
          </table:table-cell>
          <table:table-cell table:style-name="ce37" office:value-type="float" office:value="500000" calcext:value-type="float">
            <text:p>500000</text:p>
          </table:table-cell>
          <table:table-cell table:style-name="ce43" office:value-type="float" office:value="2000000" calcext:value-type="float">
            <text:p>200000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500000" calcext:value-type="float">
            <text:p>500000</text:p>
          </table:table-cell>
          <table:table-cell table:number-columns-repeated="3"/>
          <table:table-cell office:value-type="float" office:value="3000000" calcext:value-type="float">
            <text:p>3000000</text:p>
          </table:table-cell>
        </table:table-row>
        <table:table-row table:style-name="ro2">
          <table:table-cell office:value-type="float" office:value="40764907" calcext:value-type="float">
            <text:p>40764907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700000" calcext:value-type="float">
            <text:p>700000</text:p>
          </table:table-cell>
          <table:table-cell table:style-name="ce43" office:value-type="float" office:value="2200000" calcext:value-type="float">
            <text:p>2200000</text:p>
          </table:table-cell>
          <table:table-cell table:number-columns-repeated="2"/>
          <table:table-cell office:value-type="float" office:value="2900000" calcext:value-type="float">
            <text:p>2900000</text:p>
          </table:table-cell>
        </table:table-row>
        <table:table-row table:style-name="ro2">
          <table:table-cell office:value-type="float" office:value="40766837" calcext:value-type="float">
            <text:p>40766837</text:p>
          </table:table-cell>
          <table:table-cell table:number-columns-repeated="11"/>
          <table:table-cell table:style-name="ce43" office:value-type="float" office:value="900000" calcext:value-type="float">
            <text:p>900000</text:p>
          </table:table-cell>
          <table:table-cell table:number-columns-repeated="2"/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40767086" calcext:value-type="float">
            <text:p>40767086</text:p>
          </table:table-cell>
          <table:table-cell table:number-columns-repeated="11"/>
          <table:table-cell table:style-name="ce43" office:value-type="float" office:value="250000" calcext:value-type="float">
            <text:p>250000</text:p>
          </table:table-cell>
          <table:table-cell table:number-columns-repeated="2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40767353" calcext:value-type="float">
            <text:p>40767353</text:p>
          </table:table-cell>
          <table:table-cell table:number-columns-repeated="8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1186532" calcext:value-type="float">
            <text:p>41186532</text:p>
          </table:table-cell>
          <table:table-cell table:number-columns-repeated="3"/>
          <table:table-cell table:style-name="ce43" office:value-type="float" office:value="1500000" calcext:value-type="float">
            <text:p>1500000</text:p>
          </table:table-cell>
          <table:table-cell table:number-columns-repeated="10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1195892" calcext:value-type="float">
            <text:p>41195892</text:p>
          </table:table-cell>
          <table:table-cell table:number-columns-repeated="4"/>
          <table:table-cell table:style-name="ce43" office:value-type="float" office:value="300000" calcext:value-type="float">
            <text:p>300000</text:p>
          </table:table-cell>
          <table:table-cell table:number-columns-repeated="9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3001165" calcext:value-type="float">
            <text:p>43001165</text:p>
          </table:table-cell>
          <table:table-cell table:number-columns-repeated="7"/>
          <table:table-cell table:style-name="ce43" office:value-type="float" office:value="1500000" calcext:value-type="float">
            <text:p>1500000</text:p>
          </table:table-cell>
          <table:table-cell table:number-columns-repeated="6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3002609" calcext:value-type="float">
            <text:p>43002609</text:p>
          </table:table-cell>
          <table:table-cell/>
          <table:table-cell table:style-name="ce43" office:value-type="float" office:value="3500000" calcext:value-type="float">
            <text:p>3500000</text:p>
          </table:table-cell>
          <table:table-cell table:style-name="ce43" office:value-type="float" office:value="500000" calcext:value-type="float">
            <text:p>500000</text:p>
          </table:table-cell>
          <table:table-cell/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4000000" calcext:value-type="float">
            <text:p>4000000</text:p>
          </table:table-cell>
          <table:table-cell table:number-columns-repeated="2"/>
          <table:table-cell table:style-name="ce43" office:value-type="float" office:value="750000" calcext:value-type="float">
            <text:p>750000</text:p>
          </table:table-cell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450000" calcext:value-type="float">
            <text:p>450000</text:p>
          </table:table-cell>
          <table:table-cell table:style-name="ce43" office:value-type="float" office:value="800000" calcext:value-type="float">
            <text:p>800000</text:p>
          </table:table-cell>
          <table:table-cell/>
          <table:table-cell table:style-name="ce49" office:value-type="float" office:value="600000" calcext:value-type="float">
            <text:p>600000</text:p>
          </table:table-cell>
          <table:table-cell office:value-type="float" office:value="11900000" calcext:value-type="float">
            <text:p>11900000</text:p>
          </table:table-cell>
        </table:table-row>
        <table:table-row table:style-name="ro2">
          <table:table-cell office:value-type="float" office:value="43005802" calcext:value-type="float">
            <text:p>43005802</text:p>
          </table:table-cell>
          <table:table-cell table:number-columns-repeated="4"/>
          <table:table-cell table:style-name="ce43" office:value-type="float" office:value="1800000" calcext:value-type="float">
            <text:p>1800000</text:p>
          </table:table-cell>
          <table:table-cell table:style-name="ce43" office:value-type="float" office:value="2000000" calcext:value-type="float">
            <text:p>2000000</text:p>
          </table:table-cell>
          <table:table-cell table:style-name="ce43" office:value-type="float" office:value="2500000" calcext:value-type="float">
            <text:p>25000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050000" calcext:value-type="float">
            <text:p>1050000</text:p>
          </table:table-cell>
          <table:table-cell table:style-name="ce43" office:value-type="float" office:value="1100000" calcext:value-type="float">
            <text:p>1100000</text:p>
          </table:table-cell>
          <table:table-cell table:style-name="ce43" office:value-type="float" office:value="1200000" calcext:value-type="float">
            <text:p>1200000</text:p>
          </table:table-cell>
          <table:table-cell/>
          <table:table-cell table:style-name="ce49" office:value-type="float" office:value="1500000" calcext:value-type="float">
            <text:p>1500000</text:p>
          </table:table-cell>
          <table:table-cell office:value-type="float" office:value="11150000" calcext:value-type="float">
            <text:p>11150000</text:p>
          </table:table-cell>
        </table:table-row>
        <table:table-row table:style-name="ro2">
          <table:table-cell office:value-type="float" office:value="43872921" calcext:value-type="float">
            <text:p>43872921</text:p>
          </table:table-cell>
          <table:table-cell table:number-columns-repeated="7"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700000" calcext:value-type="float">
            <text:p>700000</text:p>
          </table:table-cell>
          <table:table-cell table:number-columns-repeated="4"/>
          <table:table-cell table:style-name="ce49" office:value-type="float" office:value="600000" calcext:value-type="float">
            <text:p>600000</text:p>
          </table:table-cell>
          <table:table-cell office:value-type="float" office:value="2300000" calcext:value-type="float">
            <text:p>2300000</text:p>
          </table:table-cell>
        </table:table-row>
        <table:table-row table:style-name="ro2">
          <table:table-cell office:value-type="float" office:value="43874533" calcext:value-type="float">
            <text:p>43874533</text:p>
          </table:table-cell>
          <table:table-cell table:number-columns-repeated="8"/>
          <table:table-cell table:style-name="ce43" office:value-type="float" office:value="390000" calcext:value-type="float">
            <text:p>390000</text:p>
          </table:table-cell>
          <table:table-cell table:number-columns-repeated="5"/>
          <table:table-cell office:value-type="float" office:value="390000" calcext:value-type="float">
            <text:p>390000</text:p>
          </table:table-cell>
        </table:table-row>
        <table:table-row table:style-name="ro2">
          <table:table-cell office:value-type="float" office:value="44266715" calcext:value-type="float">
            <text:p>44266715</text:p>
          </table:table-cell>
          <table:table-cell table:number-columns-repeated="8"/>
          <table:table-cell table:style-name="ce43" office:value-type="float" office:value="600000" calcext:value-type="float">
            <text:p>600000</text:p>
          </table:table-cell>
          <table:table-cell table:number-columns-repeated="5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4849699" calcext:value-type="float">
            <text:p>44849699</text:p>
          </table:table-cell>
          <table:table-cell table:number-columns-repeated="8"/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4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45243077" calcext:value-type="float">
            <text:p>45243077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900000" calcext:value-type="float">
            <text:p>900000</text:p>
          </table:table-cell>
          <table:table-cell table:style-name="ce43" office:value-type="float" office:value="2000000" calcext:value-type="float">
            <text:p>2000000</text:p>
          </table:table-cell>
          <table:table-cell table:style-name="ce49" office:value-type="float" office:value="3150000" calcext:value-type="float">
            <text:p>3150000</text:p>
          </table:table-cell>
          <table:table-cell office:value-type="float" office:value="6850000" calcext:value-type="float">
            <text:p>6850000</text:p>
          </table:table-cell>
        </table:table-row>
        <table:table-row table:style-name="ro2">
          <table:table-cell office:value-type="float" office:value="45246009" calcext:value-type="float">
            <text:p>45246009</text:p>
          </table:table-cell>
          <table:table-cell table:number-columns-repeated="13"/>
          <table:table-cell table:style-name="ce49" office:value-type="float" office:value="600000" calcext:value-type="float">
            <text:p>6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5246491" calcext:value-type="float">
            <text:p>45246491</text:p>
          </table:table-cell>
          <table:table-cell table:number-columns-repeated="4"/>
          <table:table-cell table:style-name="ce43" office:value-type="float" office:value="500000" calcext:value-type="float">
            <text:p>500000</text:p>
          </table:table-cell>
          <table:table-cell table:number-columns-repeated="2"/>
          <table:table-cell table:style-name="ce43" office:value-type="float" office:value="650000" calcext:value-type="float">
            <text:p>650000</text:p>
          </table:table-cell>
          <table:table-cell table:style-name="ce43" office:value-type="float" office:value="350000" calcext:value-type="float">
            <text:p>350000</text:p>
          </table:table-cell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350000" calcext:value-type="float">
            <text:p>350000</text:p>
          </table:table-cell>
          <table:table-cell table:style-name="ce43" office:value-type="float" office:value="1360000" calcext:value-type="float">
            <text:p>1360000</text:p>
          </table:table-cell>
          <table:table-cell table:style-name="ce43" office:value-type="float" office:value="600000" calcext:value-type="float">
            <text:p>600000</text:p>
          </table:table-cell>
          <table:table-cell table:style-name="ce49" office:value-type="float" office:value="4850000" calcext:value-type="float">
            <text:p>4850000</text:p>
          </table:table-cell>
          <table:table-cell office:value-type="float" office:value="8960000" calcext:value-type="float">
            <text:p>8960000</text:p>
          </table:table-cell>
        </table:table-row>
        <table:table-row table:style-name="ro2">
          <table:table-cell office:value-type="float" office:value="45246921" calcext:value-type="float">
            <text:p>45246921</text:p>
          </table:table-cell>
          <table:table-cell/>
          <table:table-cell table:style-name="ce43" office:value-type="float" office:value="1900000" calcext:value-type="float">
            <text:p>1900000</text:p>
          </table:table-cell>
          <table:table-cell table:number-columns-repeated="2"/>
          <table:table-cell table:style-name="ce43" office:value-type="float" office:value="300000" calcext:value-type="float">
            <text:p>300000</text:p>
          </table:table-cell>
          <table:table-cell table:number-columns-repeated="2"/>
          <table:table-cell table:style-name="ce43" office:value-type="float" office:value="100000" calcext:value-type="float">
            <text:p>10000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2300000" calcext:value-type="float">
            <text:p>2300000</text:p>
          </table:table-cell>
        </table:table-row>
        <table:table-row table:style-name="ro2">
          <table:table-cell office:value-type="float" office:value="45247421" calcext:value-type="float">
            <text:p>45247421</text:p>
          </table:table-cell>
          <table:table-cell table:number-columns-repeated="11"/>
          <table:table-cell table:style-name="ce43" office:value-type="float" office:value="300000" calcext:value-type="float">
            <text:p>300000</text:p>
          </table:table-cell>
          <table:table-cell table:number-columns-repeated="2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5248656" calcext:value-type="float">
            <text:p>45248656</text:p>
          </table:table-cell>
          <table:table-cell table:number-columns-repeated="9"/>
          <table:table-cell table:style-name="ce43" office:value-type="float" office:value="600000" calcext:value-type="float">
            <text:p>600000</text:p>
          </table:table-cell>
          <table:table-cell table:number-columns-repeated="4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5249504" calcext:value-type="float">
            <text:p>45249504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6"/>
          <table:table-cell table:style-name="ce43" office:value-type="float" office:value="350000" calcext:value-type="float">
            <text:p>350000</text:p>
          </table:table-cell>
          <table:table-cell table:number-columns-repeated="2"/>
          <table:table-cell office:value-type="float" office:value="350000" calcext:value-type="float">
            <text:p>350000</text:p>
          </table:table-cell>
        </table:table-row>
        <table:table-row table:style-name="ro2">
          <table:table-cell office:value-type="float" office:value="45249776" calcext:value-type="float">
            <text:p>45249776</text:p>
          </table:table-cell>
          <table:table-cell table:number-columns-repeated="4"/>
          <table:table-cell table:style-name="ce43" office:value-type="float" office:value="300000" calcext:value-type="float">
            <text:p>300000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9" office:value-type="float" office:value="900000" calcext:value-type="float">
            <text:p>900000</text:p>
          </table:table-cell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float" office:value="45250413" calcext:value-type="float">
            <text:p>45250413</text:p>
          </table:table-cell>
          <table:table-cell table:number-columns-repeated="11"/>
          <table:table-cell table:style-name="ce43" office:value-type="float" office:value="600000" calcext:value-type="float">
            <text:p>600000</text:p>
          </table:table-cell>
          <table:table-cell/>
          <table:table-cell table:style-name="ce49" office:value-type="float" office:value="1500000" calcext:value-type="float">
            <text:p>1500000</text:p>
          </table:table-cell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5251291" calcext:value-type="float">
            <text:p>45251291</text:p>
          </table:table-cell>
          <table:table-cell table:style-name="ce37" office:value-type="float" office:value="100000" calcext:value-type="float">
            <text:p>100000</text:p>
          </table:table-cell>
          <table:table-cell table:number-columns-repeated="3"/>
          <table:table-cell table:style-name="ce43" office:value-type="float" office:value="1400000" calcext:value-type="float">
            <text:p>1400000</text:p>
          </table:table-cell>
          <table:table-cell table:number-columns-repeated="7"/>
          <table:table-cell table:style-name="ce43" office:value-type="float" office:value="300000" calcext:value-type="float">
            <text:p>300000</text:p>
          </table:table-cell>
          <table:table-cell table:style-name="ce49" office:value-type="float" office:value="450000" calcext:value-type="float">
            <text:p>450000</text:p>
          </table:table-cell>
          <table:table-cell office:value-type="float" office:value="2250000" calcext:value-type="float">
            <text:p>2250000</text:p>
          </table:table-cell>
        </table:table-row>
        <table:table-row table:style-name="ro2">
          <table:table-cell office:value-type="float" office:value="45251304" calcext:value-type="float">
            <text:p>45251304</text:p>
          </table:table-cell>
          <table:table-cell table:style-name="ce37" office:value-type="float" office:value="1500000" calcext:value-type="float">
            <text:p>1500000</text:p>
          </table:table-cell>
          <table:table-cell table:number-columns-repeated="1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5251649" calcext:value-type="float">
            <text:p>45251649</text:p>
          </table:table-cell>
          <table:table-cell table:number-columns-repeated="4"/>
          <table:table-cell table:style-name="ce43" office:value-type="float" office:value="700000" calcext:value-type="float">
            <text:p>700000</text:p>
          </table:table-cell>
          <table:table-cell table:number-columns-repeated="3"/>
          <table:table-cell table:style-name="ce43" office:value-type="float" office:value="1100000" calcext:value-type="float">
            <text:p>1100000</text:p>
          </table:table-cell>
          <table:table-cell table:number-columns-repeated="5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45313351" calcext:value-type="float">
            <text:p>45313351</text:p>
          </table:table-cell>
          <table:table-cell table:style-name="ce37" office:value-type="float" office:value="1800000" calcext:value-type="float">
            <text:p>1800000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300000" calcext:value-type="float">
            <text:p>300000</text:p>
          </table:table-cell>
          <table:table-cell table:number-columns-repeated="6"/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45771588" calcext:value-type="float">
            <text:p>45771588</text:p>
          </table:table-cell>
          <table:table-cell table:number-columns-repeated="7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5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45773050" calcext:value-type="float">
            <text:p>45773050</text:p>
          </table:table-cell>
          <table:table-cell table:number-columns-repeated="4"/>
          <table:table-cell table:style-name="ce43" office:value-type="float" office:value="200000" calcext:value-type="float">
            <text:p>200000</text:p>
          </table:table-cell>
          <table:table-cell table:number-columns-repeated="2"/>
          <table:table-cell table:style-name="ce43" office:value-type="float" office:value="100000" calcext:value-type="float">
            <text:p>100000</text:p>
          </table:table-cell>
          <table:table-cell table:style-name="ce43" office:value-type="float" office:value="150000" calcext:value-type="float">
            <text:p>150000</text:p>
          </table:table-cell>
          <table:table-cell table:style-name="ce43" office:value-type="float" office:value="250000" calcext:value-type="float">
            <text:p>250000</text:p>
          </table:table-cell>
          <table:table-cell table:style-name="ce43" office:value-type="float" office:value="800000" calcext:value-type="float">
            <text:p>8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47606169" calcext:value-type="float">
            <text:p>47606169</text:p>
          </table:table-cell>
          <table:table-cell table:number-columns-repeated="4"/>
          <table:table-cell table:style-name="ce43" office:value-type="float" office:value="4000000" calcext:value-type="float">
            <text:p>4000000</text:p>
          </table:table-cell>
          <table:table-cell table:number-columns-repeated="2"/>
          <table:table-cell table:style-name="ce43" office:value-type="float" office:value="300000" calcext:value-type="float">
            <text:p>3000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4300000" calcext:value-type="float">
            <text:p>4300000</text:p>
          </table:table-cell>
        </table:table-row>
        <table:table-row table:style-name="ro2">
          <table:table-cell office:value-type="float" office:value="47607122" calcext:value-type="float">
            <text:p>47607122</text:p>
          </table:table-cell>
          <table:table-cell table:number-columns-repeated="2"/>
          <table:table-cell table:style-name="ce43" office:value-type="float" office:value="3500000" calcext:value-type="float">
            <text:p>3500000</text:p>
          </table:table-cell>
          <table:table-cell table:number-columns-repeated="4"/>
          <table:table-cell table:number-columns-repeated="2"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1460000" calcext:value-type="float">
            <text:p>1460000</text:p>
          </table:table-cell>
          <table:table-cell table:style-name="ce49" office:value-type="float" office:value="4500000" calcext:value-type="float">
            <text:p>4500000</text:p>
          </table:table-cell>
          <table:table-cell office:value-type="float" office:value="9460000" calcext:value-type="float">
            <text:p>9460000</text:p>
          </table:table-cell>
        </table:table-row>
        <table:table-row table:style-name="ro2">
          <table:table-cell office:value-type="float" office:value="47610875" calcext:value-type="float">
            <text:p>47610875</text:p>
          </table:table-cell>
          <table:table-cell table:number-columns-repeated="3"/>
          <table:table-cell table:style-name="ce43" office:value-type="float" office:value="1500000" calcext:value-type="float">
            <text:p>1500000</text:p>
          </table:table-cell>
          <table:table-cell table:number-columns-repeated="3"/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550000" calcext:value-type="float">
            <text:p>550000</text:p>
          </table:table-cell>
          <table:table-cell table:style-name="ce43" office:value-type="float" office:value="400000" calcext:value-type="float">
            <text:p>400000</text:p>
          </table:table-cell>
          <table:table-cell table:style-name="ce43" office:value-type="float" office:value="1600000" calcext:value-type="float">
            <text:p>1600000</text:p>
          </table:table-cell>
          <table:table-cell table:style-name="ce43" office:value-type="float" office:value="1700000" calcext:value-type="float">
            <text:p>1700000</text:p>
          </table:table-cell>
          <table:table-cell/>
          <table:table-cell table:style-name="ce49" office:value-type="float" office:value="2600000" calcext:value-type="float">
            <text:p>2600000</text:p>
          </table:table-cell>
          <table:table-cell office:value-type="float" office:value="8850000" calcext:value-type="float">
            <text:p>8850000</text:p>
          </table:table-cell>
        </table:table-row>
        <table:table-row table:style-name="ro2">
          <table:table-cell office:value-type="float" office:value="48037826" calcext:value-type="float">
            <text:p>48037826</text:p>
          </table:table-cell>
          <table:table-cell table:style-name="ce37" office:value-type="float" office:value="300000" calcext:value-type="float">
            <text:p>300000</text:p>
          </table:table-cell>
          <table:table-cell table:number-columns-repeated="13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48132179" calcext:value-type="float">
            <text:p>48132179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1000000" calcext:value-type="float">
            <text:p>1000000</text:p>
          </table:table-cell>
          <table:table-cell table:number-columns-repeated="3"/>
          <table:table-cell table:style-name="ce43" office:value-type="float" office:value="300000" calcext:value-type="float">
            <text:p>300000</text:p>
          </table:table-cell>
          <table:table-cell/>
          <table:table-cell table:style-name="ce49" office:value-type="float" office:value="350000" calcext:value-type="float">
            <text:p>350000</text:p>
          </table:table-cell>
          <table:table-cell office:value-type="float" office:value="1650000" calcext:value-type="float">
            <text:p>1650000</text:p>
          </table:table-cell>
        </table:table-row>
        <table:table-row table:style-name="ro2">
          <table:table-cell office:value-type="float" office:value="48133183" calcext:value-type="float">
            <text:p>48133183</text:p>
          </table:table-cell>
          <table:table-cell table:style-name="ce37" office:value-type="float" office:value="800000" calcext:value-type="float">
            <text:p>80000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850000" calcext:value-type="float">
            <text:p>850000</text:p>
          </table:table-cell>
          <table:table-cell table:number-columns-repeated="2"/>
          <table:table-cell table:style-name="ce49" office:value-type="float" office:value="1200000" calcext:value-type="float">
            <text:p>1200000</text:p>
          </table:table-cell>
          <table:table-cell office:value-type="float" office:value="2850000" calcext:value-type="float">
            <text:p>2850000</text:p>
          </table:table-cell>
        </table:table-row>
        <table:table-row table:style-name="ro2">
          <table:table-cell office:value-type="float" office:value="48135682" calcext:value-type="float">
            <text:p>48135682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8137499" calcext:value-type="float">
            <text:p>48137499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250000" calcext:value-type="float">
            <text:p>2500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600000" calcext:value-type="float">
            <text:p>600000</text:p>
          </table:table-cell>
          <table:table-cell table:number-columns-repeated="2"/>
          <table:table-cell office:value-type="float" office:value="850000" calcext:value-type="float">
            <text:p>850000</text:p>
          </table:table-cell>
        </table:table-row>
        <table:table-row table:style-name="ro2">
          <table:table-cell office:value-type="float" office:value="48137715" calcext:value-type="float">
            <text:p>48137715</text:p>
          </table:table-cell>
          <table:table-cell table:style-name="ce37" office:value-type="float" office:value="300000" calcext:value-type="float">
            <text:p>300000</text:p>
          </table:table-cell>
          <table:table-cell table:number-columns-repeated="7"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900000" calcext:value-type="float">
            <text:p>900000</text:p>
          </table:table-cell>
          <table:table-cell table:style-name="ce43" office:value-type="float" office:value="1700000" calcext:value-type="float">
            <text:p>1700000</text:p>
          </table:table-cell>
          <table:table-cell table:style-name="ce43" office:value-type="float" office:value="600000" calcext:value-type="float">
            <text:p>600000</text:p>
          </table:table-cell>
          <table:table-cell/>
          <table:table-cell table:style-name="ce49" office:value-type="float" office:value="500000" calcext:value-type="float">
            <text:p>500000</text:p>
          </table:table-cell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48547913" calcext:value-type="float">
            <text:p>48547913</text:p>
          </table:table-cell>
          <table:table-cell table:number-columns-repeated="4"/>
          <table:table-cell table:style-name="ce43" office:value-type="float" office:value="200000" calcext:value-type="float">
            <text:p>200000</text:p>
          </table:table-cell>
          <table:table-cell table:number-columns-repeated="2"/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5"/>
          <table:table-cell office:value-type="float" office:value="2200000" calcext:value-type="float">
            <text:p>2200000</text:p>
          </table:table-cell>
        </table:table-row>
        <table:table-row table:style-name="ro2">
          <table:table-cell office:value-type="float" office:value="48548201" calcext:value-type="float">
            <text:p>48548201</text:p>
          </table:table-cell>
          <table:table-cell table:number-columns-repeated="8"/>
          <table:table-cell table:style-name="ce43" office:value-type="float" office:value="200000" calcext:value-type="float">
            <text:p>200000</text:p>
          </table:table-cell>
          <table:table-cell table:number-columns-repeated="3" table:style-name="ce43" office:value-type="float" office:value="250000" calcext:value-type="float">
            <text:p>250000</text:p>
          </table:table-cell>
          <table:table-cell/>
          <table:table-cell table:style-name="ce49" office:value-type="float" office:value="500000" calcext:value-type="float">
            <text:p>500000</text:p>
          </table:table-cell>
          <table:table-cell office:value-type="float" office:value="1450000" calcext:value-type="float">
            <text:p>1450000</text:p>
          </table:table-cell>
        </table:table-row>
        <table:table-row table:style-name="ro2">
          <table:table-cell office:value-type="float" office:value="49197045" calcext:value-type="float">
            <text:p>49197045</text:p>
          </table:table-cell>
          <table:table-cell/>
          <table:table-cell table:number-columns-repeated="2" table:style-name="ce43" office:value-type="float" office:value="3500000" calcext:value-type="float">
            <text:p>3500000</text:p>
          </table:table-cell>
          <table:table-cell/>
          <table:table-cell table:style-name="ce43" office:value-type="float" office:value="800000" calcext:value-type="float">
            <text:p>80000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2500000" calcext:value-type="float">
            <text:p>2500000</text:p>
          </table:table-cell>
          <table:table-cell/>
          <table:table-cell table:style-name="ce43" office:value-type="float" office:value="5000000" calcext:value-type="float">
            <text:p>5000000</text:p>
          </table:table-cell>
          <table:table-cell/>
          <table:table-cell table:style-name="ce49" office:value-type="float" office:value="3000000" calcext:value-type="float">
            <text:p>3000000</text:p>
          </table:table-cell>
          <table:table-cell office:value-type="float" office:value="18300000" calcext:value-type="float">
            <text:p>18300000</text:p>
          </table:table-cell>
        </table:table-row>
        <table:table-row table:style-name="ro2">
          <table:table-cell office:value-type="float" office:value="49276450" calcext:value-type="float">
            <text:p>49276450</text:p>
          </table:table-cell>
          <table:table-cell table:number-columns-repeated="6"/>
          <table:table-cell table:style-name="ce43" office:value-type="float" office:value="3000000" calcext:value-type="float">
            <text:p>3000000</text:p>
          </table:table-cell>
          <table:table-cell table:style-name="ce43" office:value-type="float" office:value="2000000" calcext:value-type="float">
            <text:p>200000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5000000" calcext:value-type="float">
            <text:p>5000000</text:p>
          </table:table-cell>
        </table:table-row>
        <table:table-row table:style-name="ro2">
          <table:table-cell office:value-type="float" office:value="49278924" calcext:value-type="float">
            <text:p>49278924</text:p>
          </table:table-cell>
          <table:table-cell table:style-name="ce37" office:value-type="float" office:value="400000" calcext:value-type="float">
            <text:p>400000</text:p>
          </table:table-cell>
          <table:table-cell table:number-columns-repeated="6"/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1200000" calcext:value-type="float">
            <text:p>1200000</text:p>
          </table:table-cell>
        </table:table-row>
        <table:table-row table:style-name="ro2">
          <table:table-cell office:value-type="float" office:value="49281020" calcext:value-type="float">
            <text:p>49281020</text:p>
          </table:table-cell>
          <table:table-cell table:number-columns-repeated="10"/>
          <table:table-cell table:style-name="ce43" office:value-type="float" office:value="250000" calcext:value-type="float">
            <text:p>250000</text:p>
          </table:table-cell>
          <table:table-cell/>
          <table:table-cell table:style-name="ce43" office:value-type="float" office:value="4000000" calcext:value-type="float">
            <text:p>4000000</text:p>
          </table:table-cell>
          <table:table-cell/>
          <table:table-cell office:value-type="float" office:value="4250000" calcext:value-type="float">
            <text:p>4250000</text:p>
          </table:table-cell>
        </table:table-row>
        <table:table-row table:style-name="ro2">
          <table:table-cell office:value-type="float" office:value="49281771" calcext:value-type="float">
            <text:p>49281771</text:p>
          </table:table-cell>
          <table:table-cell table:number-columns-repeated="12"/>
          <table:table-cell table:style-name="ce43" office:value-type="float" office:value="550000" calcext:value-type="float">
            <text:p>550000</text:p>
          </table:table-cell>
          <table:table-cell table:style-name="ce49" office:value-type="float" office:value="6800000" calcext:value-type="float">
            <text:p>6800000</text:p>
          </table:table-cell>
          <table:table-cell office:value-type="float" office:value="7350000" calcext:value-type="float">
            <text:p>7350000</text:p>
          </table:table-cell>
        </table:table-row>
        <table:table-row table:style-name="ro2">
          <table:table-cell office:value-type="float" office:value="49625110" calcext:value-type="float">
            <text:p>49625110</text:p>
          </table:table-cell>
          <table:table-cell table:style-name="ce37" office:value-type="float" office:value="1000000" calcext:value-type="float">
            <text:p>1000000</text:p>
          </table:table-cell>
          <table:table-cell table:number-columns-repeated="13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49626183" calcext:value-type="float">
            <text:p>49626183</text:p>
          </table:table-cell>
          <table:table-cell table:style-name="ce37" office:value-type="float" office:value="1300000" calcext:value-type="float">
            <text:p>1300000</text:p>
          </table:table-cell>
          <table:table-cell table:number-columns-repeated="3"/>
          <table:table-cell table:style-name="ce43" office:value-type="float" office:value="700000" calcext:value-type="float">
            <text:p>700000</text:p>
          </table:table-cell>
          <table:table-cell table:number-columns-repeated="2"/>
          <table:table-cell table:number-columns-repeated="2" table:style-name="ce43" office:value-type="float" office:value="0" calcext:value-type="float">
            <text:p>0</text:p>
          </table:table-cell>
          <table:table-cell table:style-name="ce43" office:value-type="float" office:value="1100000" calcext:value-type="float">
            <text:p>1100000</text:p>
          </table:table-cell>
          <table:table-cell table:style-name="ce43" office:value-type="float" office:value="3600000" calcext:value-type="float">
            <text:p>3600000</text:p>
          </table:table-cell>
          <table:table-cell table:style-name="ce43" office:value-type="float" office:value="950000" calcext:value-type="float">
            <text:p>950000</text:p>
          </table:table-cell>
          <table:table-cell table:number-columns-repeated="2"/>
          <table:table-cell office:value-type="float" office:value="7650000" calcext:value-type="float">
            <text:p>7650000</text:p>
          </table:table-cell>
        </table:table-row>
        <table:table-row table:style-name="ro2">
          <table:table-cell office:value-type="float" office:value="49626281" calcext:value-type="float">
            <text:p>49626281</text:p>
          </table:table-cell>
          <table:table-cell table:number-columns-repeated="11"/>
          <table:table-cell table:style-name="ce43" office:value-type="float" office:value="600000" calcext:value-type="float">
            <text:p>600000</text:p>
          </table:table-cell>
          <table:table-cell table:number-columns-repeated="2"/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49626311" calcext:value-type="float">
            <text:p>49626311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150000" calcext:value-type="float">
            <text:p>150000</text:p>
          </table:table-cell>
          <table:table-cell table:style-name="ce43" office:value-type="float" office:value="600000" calcext:value-type="float">
            <text:p>600000</text:p>
          </table:table-cell>
          <table:table-cell table:style-name="ce43" office:value-type="float" office:value="350000" calcext:value-type="float">
            <text:p>350000</text:p>
          </table:table-cell>
          <table:table-cell/>
          <table:table-cell table:style-name="ce49" office:value-type="float" office:value="850000" calcext:value-type="float">
            <text:p>850000</text:p>
          </table:table-cell>
          <table:table-cell office:value-type="float" office:value="1950000" calcext:value-type="float">
            <text:p>1950000</text:p>
          </table:table-cell>
        </table:table-row>
        <table:table-row table:style-name="ro2">
          <table:table-cell office:value-type="float" office:value="49626564" calcext:value-type="float">
            <text:p>49626564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6565" calcext:value-type="float">
            <text:p>49626565</text:p>
          </table:table-cell>
          <table:table-cell table:number-columns-repeated="4"/>
          <table:table-cell table:style-name="ce43" office:value-type="float" office:value="150000" calcext:value-type="float">
            <text:p>150000</text:p>
          </table:table-cell>
          <table:table-cell table:number-columns-repeated="2"/>
          <table:table-cell table:style-name="ce43" office:value-type="float" office:value="100000" calcext:value-type="float">
            <text:p>100000</text:p>
          </table:table-cell>
          <table:table-cell table:number-columns-repeated="6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49626566" calcext:value-type="float">
            <text:p>49626566</text:p>
          </table:table-cell>
          <table:table-cell table:number-columns-repeated="8"/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220000" calcext:value-type="float">
            <text:p>220000</text:p>
          </table:table-cell>
          <table:table-cell table:number-columns-repeated="3"/>
          <table:table-cell table:style-name="ce49" office:value-type="float" office:value="450000" calcext:value-type="float">
            <text:p>450000</text:p>
          </table:table-cell>
          <table:table-cell office:value-type="float" office:value="1470000" calcext:value-type="float">
            <text:p>1470000</text:p>
          </table:table-cell>
        </table:table-row>
        <table:table-row table:style-name="ro2">
          <table:table-cell office:value-type="float" office:value="49628313" calcext:value-type="float">
            <text:p>49628313</text:p>
          </table:table-cell>
          <table:table-cell table:number-columns-repeated="7"/>
          <table:table-cell table:style-name="ce4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49629018" calcext:value-type="float">
            <text:p>49629018</text:p>
          </table:table-cell>
          <table:table-cell table:number-columns-repeated="13"/>
          <table:table-cell table:style-name="ce49" office:value-type="float" office:value="1000000" calcext:value-type="float">
            <text:p>10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49629115" calcext:value-type="float">
            <text:p>49629115</text:p>
          </table:table-cell>
          <table:table-cell table:number-columns-repeated="6"/>
          <table:table-cell table:style-name="ce43" office:value-type="float" office:value="600000" calcext:value-type="float">
            <text:p>60000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6"/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49629794" calcext:value-type="float">
            <text:p>49629794</text:p>
          </table:table-cell>
          <table:table-cell table:number-columns-repeated="10"/>
          <table:table-cell table:style-name="ce43" office:value-type="float" office:value="800000" calcext:value-type="float">
            <text:p>800000</text:p>
          </table:table-cell>
          <table:table-cell table:number-columns-repeated="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0433868" calcext:value-type="float">
            <text:p>60433868</text:p>
          </table:table-cell>
          <table:table-cell table:number-columns-repeated="7"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5"/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60445190" calcext:value-type="float">
            <text:p>60445190</text:p>
          </table:table-cell>
          <table:table-cell/>
          <table:table-cell table:style-name="ce43" office:value-type="float" office:value="1000000" calcext:value-type="float">
            <text:p>1000000</text:p>
          </table:table-cell>
          <table:table-cell table:number-columns-repeated="4"/>
          <table:table-cell table:style-name="ce43" office:value-type="float" office:value="1800000" calcext:value-type="float">
            <text:p>1800000</text:p>
          </table:table-cell>
          <table:table-cell table:number-columns-repeated="2"/>
          <table:table-cell table:style-name="ce43" office:value-type="float" office:value="1700000" calcext:value-type="float">
            <text:p>1700000</text:p>
          </table:table-cell>
          <table:table-cell table:style-name="ce43" office:value-type="float" office:value="2150000" calcext:value-type="float">
            <text:p>2150000</text:p>
          </table:table-cell>
          <table:table-cell table:style-name="ce43" office:value-type="float" office:value="280000" calcext:value-type="float">
            <text:p>280000</text:p>
          </table:table-cell>
          <table:table-cell/>
          <table:table-cell table:style-name="ce49" office:value-type="float" office:value="300000" calcext:value-type="float">
            <text:p>300000</text:p>
          </table:table-cell>
          <table:table-cell office:value-type="float" office:value="7230000" calcext:value-type="float">
            <text:p>7230000</text:p>
          </table:table-cell>
        </table:table-row>
        <table:table-row table:style-name="ro2">
          <table:table-cell office:value-type="float" office:value="60460709" calcext:value-type="float">
            <text:p>60460709</text:p>
          </table:table-cell>
          <table:table-cell table:number-columns-repeated="7"/>
          <table:table-cell table:style-name="ce43" office:value-type="float" office:value="300000" calcext:value-type="float">
            <text:p>300000</text:p>
          </table:table-cell>
          <table:table-cell table:number-columns-repeated="5"/>
          <table:table-cell table:style-name="ce49" office:value-type="float" office:value="1600000" calcext:value-type="float">
            <text:p>1600000</text:p>
          </table:table-cell>
          <table:table-cell office:value-type="float" office:value="1900000" calcext:value-type="float">
            <text:p>1900000</text:p>
          </table:table-cell>
        </table:table-row>
        <table:table-row table:style-name="ro2">
          <table:table-cell office:value-type="float" office:value="61065439" calcext:value-type="float">
            <text:p>61065439</text:p>
          </table:table-cell>
          <table:table-cell/>
          <table:table-cell table:style-name="ce43" office:value-type="float" office:value="500000" calcext:value-type="float">
            <text:p>500000</text:p>
          </table:table-cell>
          <table:table-cell table:number-columns-repeated="2"/>
          <table:table-cell table:style-name="ce43" office:value-type="float" office:value="300000" calcext:value-type="float">
            <text:p>300000</text:p>
          </table:table-cell>
          <table:table-cell table:number-columns-repeated="9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1379310" calcext:value-type="float">
            <text:p>61379310</text:p>
          </table:table-cell>
          <table:table-cell table:number-columns-repeated="8"/>
          <table:table-cell table:style-name="ce43" office:value-type="float" office:value="30000" calcext:value-type="float">
            <text:p>30000</text:p>
          </table:table-cell>
          <table:table-cell table:number-columns-repeated="5"/>
          <table:table-cell office:value-type="float" office:value="30000" calcext:value-type="float">
            <text:p>30000</text:p>
          </table:table-cell>
        </table:table-row>
        <table:table-row table:style-name="ro2">
          <table:table-cell office:value-type="float" office:value="61379417" calcext:value-type="float">
            <text:p>61379417</text:p>
          </table:table-cell>
          <table:table-cell table:number-columns-repeated="10"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300000" calcext:value-type="float">
            <text:p>300000</text:p>
          </table:table-cell>
          <table:table-cell table:style-name="ce43" office:value-type="float" office:value="800000" calcext:value-type="float">
            <text:p>800000</text:p>
          </table:table-cell>
          <table:table-cell/>
          <table:table-cell office:value-type="float" office:value="2100000" calcext:value-type="float">
            <text:p>2100000</text:p>
          </table:table-cell>
        </table:table-row>
        <table:table-row table:style-name="ro2">
          <table:table-cell office:value-type="float" office:value="61381616" calcext:value-type="float">
            <text:p>61381616</text:p>
          </table:table-cell>
          <table:table-cell table:number-columns-repeated="13"/>
          <table:table-cell table:style-name="ce49" office:value-type="float" office:value="300000" calcext:value-type="float">
            <text:p>300000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1381756" calcext:value-type="float">
            <text:p>61381756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1383163" calcext:value-type="float">
            <text:p>61383163</text:p>
          </table:table-cell>
          <table:table-cell table:number-columns-repeated="13"/>
          <table:table-cell table:style-name="ce49" office:value-type="float" office:value="1100000" calcext:value-type="float">
            <text:p>1100000</text:p>
          </table:table-cell>
          <table:table-cell office:value-type="float" office:value="1100000" calcext:value-type="float">
            <text:p>1100000</text:p>
          </table:table-cell>
        </table:table-row>
        <table:table-row table:style-name="ro2">
          <table:table-cell office:value-type="float" office:value="61387789" calcext:value-type="float">
            <text:p>61387789</text:p>
          </table:table-cell>
          <table:table-cell table:style-name="ce37" office:value-type="float" office:value="200000" calcext:value-type="float">
            <text:p>200000</text:p>
          </table:table-cell>
          <table:table-cell table:number-columns-repeated="13"/>
          <table:table-cell office:value-type="float" office:value="200000" calcext:value-type="float">
            <text:p>200000</text:p>
          </table:table-cell>
        </table:table-row>
        <table:table-row table:style-name="ro2">
          <table:table-cell office:value-type="float" office:value="61389919" calcext:value-type="float">
            <text:p>61389919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800000" calcext:value-type="float">
            <text:p>800000</text:p>
          </table:table-cell>
          <table:table-cell table:style-name="ce43" office:value-type="float" office:value="500000" calcext:value-type="float">
            <text:p>500000</text:p>
          </table:table-cell>
          <table:table-cell table:number-columns-repeated="5"/>
          <table:table-cell office:value-type="float" office:value="1300000" calcext:value-type="float">
            <text:p>1300000</text:p>
          </table:table-cell>
        </table:table-row>
        <table:table-row table:style-name="ro2">
          <table:table-cell office:value-type="float" office:value="61466921" calcext:value-type="float">
            <text:p>61466921</text:p>
          </table:table-cell>
          <table:table-cell table:number-columns-repeated="12"/>
          <table:table-cell table:style-name="ce43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1501352" calcext:value-type="float">
            <text:p>61501352</text:p>
          </table:table-cell>
          <table:table-cell table:number-columns-repeated="8"/>
          <table:table-cell table:style-name="ce43" office:value-type="float" office:value="250000" calcext:value-type="float">
            <text:p>250000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61860875" calcext:value-type="float">
            <text:p>61860875</text:p>
          </table:table-cell>
          <table:table-cell table:number-columns-repeated="4"/>
          <table:table-cell table:style-name="ce43" office:value-type="float" office:value="500000" calcext:value-type="float">
            <text:p>500000</text:p>
          </table:table-cell>
          <table:table-cell table:number-columns-repeated="9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2899341" calcext:value-type="float">
            <text:p>62899341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2908898" calcext:value-type="float">
            <text:p>62908898</text:p>
          </table:table-cell>
          <table:table-cell table:style-name="ce37" office:value-type="float" office:value="800000" calcext:value-type="float">
            <text:p>800000</text:p>
          </table:table-cell>
          <table:table-cell table:number-columns-repeated="13"/>
          <table:table-cell office:value-type="float" office:value="800000" calcext:value-type="float">
            <text:p>800000</text:p>
          </table:table-cell>
        </table:table-row>
        <table:table-row table:style-name="ro2">
          <table:table-cell office:value-type="float" office:value="62934252" calcext:value-type="float">
            <text:p>62934252</text:p>
          </table:table-cell>
          <table:table-cell table:number-columns-repeated="5"/>
          <table:table-cell table:style-name="ce43" office:value-type="float" office:value="3000000" calcext:value-type="float">
            <text:p>3000000</text:p>
          </table:table-cell>
          <table:table-cell table:number-columns-repeated="2"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2900000" calcext:value-type="float">
            <text:p>2900000</text:p>
          </table:table-cell>
          <table:table-cell/>
          <table:table-cell table:style-name="ce43" office:value-type="float" office:value="1500000" calcext:value-type="float">
            <text:p>1500000</text:p>
          </table:table-cell>
          <table:table-cell/>
          <table:table-cell office:value-type="float" office:value="7400000" calcext:value-type="float">
            <text:p>7400000</text:p>
          </table:table-cell>
        </table:table-row>
        <table:table-row table:style-name="ro2">
          <table:table-cell office:value-type="float" office:value="62938045" calcext:value-type="float">
            <text:p>62938045</text:p>
          </table:table-cell>
          <table:table-cell table:number-columns-repeated="10"/>
          <table:table-cell table:style-name="ce43" office:value-type="float" office:value="400000" calcext:value-type="float">
            <text:p>400000</text:p>
          </table:table-cell>
          <table:table-cell table:number-columns-repeated="3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62941241" calcext:value-type="float">
            <text:p>62941241</text:p>
          </table:table-cell>
          <table:table-cell table:number-columns-repeated="10"/>
          <table:table-cell table:number-columns-repeated="2" table:style-name="ce43" office:value-type="float" office:value="1000000" calcext:value-type="float">
            <text:p>1000000</text:p>
          </table:table-cell>
          <table:table-cell table:style-name="ce43" office:value-type="float" office:value="1500000" calcext:value-type="float">
            <text:p>1500000</text:p>
          </table:table-cell>
          <table:table-cell/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float" office:value="63075482" calcext:value-type="float">
            <text:p>63075482</text:p>
          </table:table-cell>
          <table:table-cell table:number-columns-repeated="9"/>
          <table:table-cell table:style-name="ce43" office:value-type="float" office:value="500000" calcext:value-type="float">
            <text:p>500000</text:p>
          </table:table-cell>
          <table:table-cell table:number-columns-repeated="4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3108798" calcext:value-type="float">
            <text:p>63108798</text:p>
          </table:table-cell>
          <table:table-cell table:number-columns-repeated="12"/>
          <table:table-cell table:style-name="ce43" office:value-type="float" office:value="500000" calcext:value-type="float">
            <text:p>500000</text:p>
          </table:table-cell>
          <table:table-cell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3830272" calcext:value-type="float">
            <text:p>63830272</text:p>
          </table:table-cell>
          <table:table-cell table:number-columns-repeated="4"/>
          <table:table-cell table:style-name="ce43" office:value-type="float" office:value="100000" calcext:value-type="float">
            <text:p>100000</text:p>
          </table:table-cell>
          <table:table-cell table:number-columns-repeated="2"/>
          <table:table-cell table:style-name="ce43" office:value-type="float" office:value="1100000" calcext:value-type="float">
            <text:p>1100000</text:p>
          </table:table-cell>
          <table:table-cell/>
          <table:table-cell table:style-name="ce43" office:value-type="float" office:value="250000" calcext:value-type="float">
            <text:p>250000</text:p>
          </table:table-cell>
          <table:table-cell table:number-columns-repeated="2"/>
          <table:table-cell table:style-name="ce43" office:value-type="float" office:value="4250000" calcext:value-type="float">
            <text:p>4250000</text:p>
          </table:table-cell>
          <table:table-cell/>
          <table:table-cell office:value-type="float" office:value="5700000" calcext:value-type="float">
            <text:p>5700000</text:p>
          </table:table-cell>
        </table:table-row>
        <table:table-row table:style-name="ro2">
          <table:table-cell office:value-type="float" office:value="63831619" calcext:value-type="float">
            <text:p>63831619</text:p>
          </table:table-cell>
          <table:table-cell table:number-columns-repeated="4"/>
          <table:table-cell table:style-name="ce43" office:value-type="float" office:value="50000" calcext:value-type="float">
            <text:p>50000</text:p>
          </table:table-cell>
          <table:table-cell table:number-columns-repeated="2"/>
          <table:table-cell table:style-name="ce43" office:value-type="float" office:value="50000" calcext:value-type="float">
            <text:p>500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number-columns-repeated="2" table:style-name="ce43" office:value-type="float" office:value="250000" calcext:value-type="float">
            <text:p>250000</text:p>
          </table:table-cell>
          <table:table-cell/>
          <table:table-cell table:style-name="ce49" office:value-type="float" office:value="400000" calcext:value-type="float">
            <text:p>400000</text:p>
          </table:table-cell>
          <table:table-cell office:value-type="float" office:value="1000000" calcext:value-type="float">
            <text:p>1000000</text:p>
          </table:table-cell>
        </table:table-row>
        <table:table-row table:style-name="ro2">
          <table:table-cell office:value-type="float" office:value="63833263" calcext:value-type="float">
            <text:p>63833263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2"/>
          <table:table-cell table:style-name="ce43" office:value-type="float" office:value="0" calcext:value-type="float">
            <text:p>0</text:p>
          </table:table-cell>
          <table:table-cell table:number-columns-repeated="6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3833867" calcext:value-type="float">
            <text:p>63833867</text:p>
          </table:table-cell>
          <table:table-cell table:style-name="ce37" office:value-type="float" office:value="240000" calcext:value-type="float">
            <text:p>240000</text:p>
          </table:table-cell>
          <table:table-cell table:number-columns-repeated="3"/>
          <table:table-cell table:style-name="ce43" office:value-type="float" office:value="0" calcext:value-type="float">
            <text:p>0</text:p>
          </table:table-cell>
          <table:table-cell table:number-columns-repeated="9"/>
          <table:table-cell office:value-type="float" office:value="240000" calcext:value-type="float">
            <text:p>240000</text:p>
          </table:table-cell>
        </table:table-row>
        <table:table-row table:style-name="ro2">
          <table:table-cell office:value-type="float" office:value="63834014" calcext:value-type="float">
            <text:p>63834014</text:p>
          </table:table-cell>
          <table:table-cell table:number-columns-repeated="7"/>
          <table:table-cell table:style-name="ce43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3838419" calcext:value-type="float">
            <text:p>63838419</text:p>
          </table:table-cell>
          <table:table-cell table:number-columns-repeated="4"/>
          <table:table-cell table:style-name="ce43" office:value-type="float" office:value="120000" calcext:value-type="float">
            <text:p>120000</text:p>
          </table:table-cell>
          <table:table-cell table:number-columns-repeated="2"/>
          <table:table-cell table:number-columns-repeated="2" table:style-name="ce43" office:value-type="float" office:value="500000" calcext:value-type="float">
            <text:p>500000</text:p>
          </table:table-cell>
          <table:table-cell table:style-name="ce43" office:value-type="float" office:value="0" calcext:value-type="float">
            <text:p>0</text:p>
          </table:table-cell>
          <table:table-cell/>
          <table:table-cell table:style-name="ce43" office:value-type="float" office:value="360000" calcext:value-type="float">
            <text:p>360000</text:p>
          </table:table-cell>
          <table:table-cell/>
          <table:table-cell table:style-name="ce49" office:value-type="float" office:value="750000" calcext:value-type="float">
            <text:p>750000</text:p>
          </table:table-cell>
          <table:table-cell office:value-type="float" office:value="2230000" calcext:value-type="float">
            <text:p>2230000</text:p>
          </table:table-cell>
        </table:table-row>
        <table:table-row table:style-name="ro2">
          <table:table-cell office:value-type="float" office:value="63999609" calcext:value-type="float">
            <text:p>63999609</text:p>
          </table:table-cell>
          <table:table-cell table:style-name="ce37" office:value-type="float" office:value="250000" calcext:value-type="float">
            <text:p>250000</text:p>
          </table:table-cell>
          <table:table-cell table:style-name="ce43" office:value-type="float" office:value="2850000" calcext:value-type="float">
            <text:p>2850000</text:p>
          </table:table-cell>
          <table:table-cell table:style-name="ce43" office:value-type="float" office:value="2700000" calcext:value-type="float">
            <text:p>2700000</text:p>
          </table:table-cell>
          <table:table-cell/>
          <table:table-cell table:style-name="ce43" office:value-type="float" office:value="1500000" calcext:value-type="float">
            <text:p>1500000</text:p>
          </table:table-cell>
          <table:table-cell table:number-columns-repeated="9"/>
          <table:table-cell office:value-type="float" office:value="7300000" calcext:value-type="float">
            <text:p>7300000</text:p>
          </table:table-cell>
        </table:table-row>
        <table:table-row table:style-name="ro2">
          <table:table-cell office:value-type="float" office:value="65398076" calcext:value-type="float">
            <text:p>65398076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9"/>
          <table:table-cell table:style-name="ce43" office:value-type="float" office:value="500000" calcext:value-type="float">
            <text:p>500000</text:p>
          </table:table-cell>
          <table:table-cell table:number-columns-repeated="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65400071" calcext:value-type="float">
            <text:p>65400071</text:p>
          </table:table-cell>
          <table:table-cell table:number-columns-repeated="7"/>
          <table:table-cell table:style-name="ce43" office:value-type="float" office:value="300000" calcext:value-type="float">
            <text:p>300000</text:p>
          </table:table-cell>
          <table:table-cell table:number-columns-repeated="6"/>
          <table:table-cell office:value-type="float" office:value="300000" calcext:value-type="float">
            <text:p>300000</text:p>
          </table:table-cell>
        </table:table-row>
        <table:table-row table:style-name="ro2">
          <table:table-cell office:value-type="float" office:value="65995074" calcext:value-type="float">
            <text:p>65995074</text:p>
          </table:table-cell>
          <table:table-cell table:number-columns-repeated="4"/>
          <table:table-cell table:style-name="ce43" office:value-type="float" office:value="400000" calcext:value-type="float">
            <text:p>400000</text:p>
          </table:table-cell>
          <table:table-cell table:number-columns-repeated="9"/>
          <table:table-cell office:value-type="float" office:value="400000" calcext:value-type="float">
            <text:p>400000</text:p>
          </table:table-cell>
        </table:table-row>
        <table:table-row table:style-name="ro2">
          <table:table-cell office:value-type="float" office:value="65995864" calcext:value-type="float">
            <text:p>65995864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style-name="ce43" office:value-type="float" office:value="900000" calcext:value-type="float">
            <text:p>900000</text:p>
          </table:table-cell>
          <table:table-cell/>
          <table:table-cell table:style-name="ce43" office:value-type="float" office:value="1000000" calcext:value-type="float">
            <text:p>1000000</text:p>
          </table:table-cell>
          <table:table-cell/>
          <table:table-cell office:value-type="float" office:value="1900000" calcext:value-type="float">
            <text:p>1900000</text:p>
          </table:table-cell>
        </table:table-row>
        <table:table-row table:style-name="ro2">
          <table:table-cell office:value-type="float" office:value="66004021" calcext:value-type="float">
            <text:p>66004021</text:p>
          </table:table-cell>
          <table:table-cell table:number-columns-repeated="9"/>
          <table:table-cell table:style-name="ce43" office:value-type="float" office:value="300000" calcext:value-type="float">
            <text:p>300000</text:p>
          </table:table-cell>
          <table:table-cell table:number-columns-repeated="3"/>
          <table:table-cell table:style-name="ce49" office:value-type="float" office:value="300000" calcext:value-type="float">
            <text:p>300000</text:p>
          </table:table-cell>
          <table:table-cell office:value-type="float" office:value="600000" calcext:value-type="float">
            <text:p>600000</text:p>
          </table:table-cell>
        </table:table-row>
        <table:table-row table:style-name="ro2">
          <table:table-cell office:value-type="float" office:value="67365370" calcext:value-type="float">
            <text:p>67365370</text:p>
          </table:table-cell>
          <table:table-cell table:number-columns-repeated="9"/>
          <table:table-cell table:style-name="ce43" office:value-type="float" office:value="1800000" calcext:value-type="float">
            <text:p>1800000</text:p>
          </table:table-cell>
          <table:table-cell table:number-columns-repeated="4"/>
          <table:table-cell office:value-type="float" office:value="1800000" calcext:value-type="float">
            <text:p>1800000</text:p>
          </table:table-cell>
        </table:table-row>
        <table:table-row table:style-name="ro2">
          <table:table-cell office:value-type="float" office:value="67365582" calcext:value-type="float">
            <text:p>67365582</text:p>
          </table:table-cell>
          <table:table-cell table:number-columns-repeated="10"/>
          <table:table-cell table:style-name="ce43" office:value-type="float" office:value="900000" calcext:value-type="float">
            <text:p>900000</text:p>
          </table:table-cell>
          <table:table-cell table:number-columns-repeated="3"/>
          <table:table-cell office:value-type="float" office:value="900000" calcext:value-type="float">
            <text:p>900000</text:p>
          </table:table-cell>
        </table:table-row>
        <table:table-row table:style-name="ro2">
          <table:table-cell office:value-type="float" office:value="67981399" calcext:value-type="float">
            <text:p>67981399</text:p>
          </table:table-cell>
          <table:table-cell table:number-columns-repeated="8"/>
          <table:table-cell table:style-name="ce43" office:value-type="float" office:value="50000" calcext:value-type="float">
            <text:p>50000</text:p>
          </table:table-cell>
          <table:table-cell table:number-columns-repeated="5"/>
          <table:table-cell office:value-type="float" office:value="50000" calcext:value-type="float">
            <text:p>50000</text:p>
          </table:table-cell>
        </table:table-row>
        <table:table-row table:style-name="ro2">
          <table:table-cell office:value-type="float" office:value="67984142" calcext:value-type="float">
            <text:p>67984142</text:p>
          </table:table-cell>
          <table:table-cell table:number-columns-repeated="5"/>
          <table:table-cell table:style-name="ce43" office:value-type="float" office:value="4500000" calcext:value-type="float">
            <text:p>4500000</text:p>
          </table:table-cell>
          <table:table-cell/>
          <table:table-cell table:style-name="ce43" office:value-type="float" office:value="1000000" calcext:value-type="float">
            <text:p>1000000</text:p>
          </table:table-cell>
          <table:table-cell table:number-columns-repeated="2" table:style-name="ce43" office:value-type="float" office:value="700000" calcext:value-type="float">
            <text:p>700000</text:p>
          </table:table-cell>
          <table:table-cell table:number-columns-repeated="4"/>
          <table:table-cell office:value-type="float" office:value="6900000" calcext:value-type="float">
            <text:p>6900000</text:p>
          </table:table-cell>
        </table:table-row>
        <table:table-row table:style-name="ro2">
          <table:table-cell office:value-type="float" office:value="68405685" calcext:value-type="float">
            <text:p>68405685</text:p>
          </table:table-cell>
          <table:table-cell table:number-columns-repeated="8"/>
          <table:table-cell table:style-name="ce43" office:value-type="float" office:value="1300000" calcext:value-type="float">
            <text:p>1300000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30000" calcext:value-type="float">
            <text:p>230000</text:p>
          </table:table-cell>
          <table:table-cell/>
          <table:table-cell table:style-name="ce43" office:value-type="float" office:value="300000" calcext:value-type="float">
            <text:p>300000</text:p>
          </table:table-cell>
          <table:table-cell table:style-name="ce49" office:value-type="float" office:value="1250000" calcext:value-type="float">
            <text:p>1250000</text:p>
          </table:table-cell>
          <table:table-cell office:value-type="float" office:value="3080000" calcext:value-type="float">
            <text:p>3080000</text:p>
          </table:table-cell>
        </table:table-row>
        <table:table-row table:style-name="ro2">
          <table:table-cell office:value-type="float" office:value="69060177" calcext:value-type="float">
            <text:p>69060177</text:p>
          </table:table-cell>
          <table:table-cell table:number-columns-repeated="4"/>
          <table:table-cell table:style-name="ce43" office:value-type="float" office:value="0" calcext:value-type="float">
            <text:p>0</text:p>
          </table:table-cell>
          <table:table-cell table:number-columns-repeated="9"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69060461" calcext:value-type="float">
            <text:p>69060461</text:p>
          </table:table-cell>
          <table:table-cell table:number-columns-repeated="7"/>
          <table:table-cell table:style-name="ce43" office:value-type="float" office:value="100000" calcext:value-type="float">
            <text:p>100000</text:p>
          </table:table-cell>
          <table:table-cell table:style-name="ce43" office:value-type="float" office:value="1270000" calcext:value-type="float">
            <text:p>1270000</text:p>
          </table:table-cell>
          <table:table-cell table:style-name="ce43" office:value-type="float" office:value="100000" calcext:value-type="float">
            <text:p>100000</text:p>
          </table:table-cell>
          <table:table-cell/>
          <table:table-cell table:style-name="ce43" office:value-type="float" office:value="1700000" calcext:value-type="float">
            <text:p>1700000</text:p>
          </table:table-cell>
          <table:table-cell table:style-name="ce43" office:value-type="float" office:value="2000000" calcext:value-type="float">
            <text:p>2000000</text:p>
          </table:table-cell>
          <table:table-cell/>
          <table:table-cell office:value-type="float" office:value="5170000" calcext:value-type="float">
            <text:p>5170000</text:p>
          </table:table-cell>
        </table:table-row>
        <table:table-row table:style-name="ro2">
          <table:table-cell office:value-type="float" office:value="69346721" calcext:value-type="float">
            <text:p>69346721</text:p>
          </table:table-cell>
          <table:table-cell table:number-columns-repeated="13"/>
          <table:table-cell table:style-name="ce49" office:value-type="float" office:value="1500000" calcext:value-type="float">
            <text:p>1500000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float" office:value="69347379" calcext:value-type="float">
            <text:p>69347379</text:p>
          </table:table-cell>
          <table:table-cell table:number-columns-repeated="5"/>
          <table:table-cell table:style-name="ce43" office:value-type="float" office:value="4000000" calcext:value-type="float">
            <text:p>4000000</text:p>
          </table:table-cell>
          <table:table-cell table:number-columns-repeated="8"/>
          <table:table-cell office:value-type="float" office:value="4000000" calcext:value-type="float">
            <text:p>4000000</text:p>
          </table:table-cell>
        </table:table-row>
        <table:table-row table:style-name="ro2">
          <table:table-cell office:value-type="float" office:value="69781460" calcext:value-type="float">
            <text:p>69781460</text:p>
          </table:table-cell>
          <table:table-cell table:style-name="ce37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0104565" calcext:value-type="float">
            <text:p>70104565</text:p>
          </table:table-cell>
          <table:table-cell table:style-name="ce37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0804222" calcext:value-type="float">
            <text:p>70804222</text:p>
          </table:table-cell>
          <table:table-cell table:number-columns-repeated="4"/>
          <table:table-cell table:style-name="ce43" office:value-type="float" office:value="1500000" calcext:value-type="float">
            <text:p>1500000</text:p>
          </table:table-cell>
          <table:table-cell table:style-name="ce43" office:value-type="float" office:value="2000000" calcext:value-type="float">
            <text:p>2000000</text:p>
          </table:table-cell>
          <table:table-cell table:style-name="ce43" office:value-type="float" office:value="1400000" calcext:value-type="float">
            <text:p>1400000</text:p>
          </table:table-cell>
          <table:table-cell table:style-name="ce43" office:value-type="float" office:value="500000" calcext:value-type="float">
            <text:p>500000</text:p>
          </table:table-cell>
          <table:table-cell table:style-name="ce43" office:value-type="float" office:value="400000" calcext:value-type="float">
            <text:p>400000</text:p>
          </table:table-cell>
          <table:table-cell/>
          <table:table-cell table:style-name="ce43" office:value-type="float" office:value="1000000" calcext:value-type="float">
            <text:p>1000000</text:p>
          </table:table-cell>
          <table:table-cell table:style-name="ce43" office:value-type="float" office:value="300000" calcext:value-type="float">
            <text:p>300000</text:p>
          </table:table-cell>
          <table:table-cell/>
          <table:table-cell table:style-name="ce49" office:value-type="float" office:value="1905000" calcext:value-type="float">
            <text:p>1905000</text:p>
          </table:table-cell>
          <table:table-cell office:value-type="float" office:value="9005000" calcext:value-type="float">
            <text:p>9005000</text:p>
          </table:table-cell>
        </table:table-row>
        <table:table-row table:style-name="ro2">
          <table:table-cell office:value-type="float" office:value="70827095" calcext:value-type="float">
            <text:p>70827095</text:p>
          </table:table-cell>
          <table:table-cell table:number-columns-repeated="13"/>
          <table:table-cell table:style-name="ce49" office:value-type="float" office:value="2950000" calcext:value-type="float">
            <text:p>2950000</text:p>
          </table:table-cell>
          <table:table-cell office:value-type="float" office:value="2950000" calcext:value-type="float">
            <text:p>2950000</text:p>
          </table:table-cell>
        </table:table-row>
        <table:table-row table:style-name="ro2">
          <table:table-cell office:value-type="float" office:value="70833907" calcext:value-type="float">
            <text:p>70833907</text:p>
          </table:table-cell>
          <table:table-cell table:number-columns-repeated="5"/>
          <table:table-cell table:style-name="ce43" office:value-type="float" office:value="3000000" calcext:value-type="float">
            <text:p>3000000</text:p>
          </table:table-cell>
          <table:table-cell table:number-columns-repeated="7"/>
          <table:table-cell table:style-name="ce49" office:value-type="float" office:value="500000" calcext:value-type="float">
            <text:p>500000</text:p>
          </table:table-cell>
          <table:table-cell office:value-type="float" office:value="3500000" calcext:value-type="float">
            <text:p>3500000</text:p>
          </table:table-cell>
        </table:table-row>
        <table:table-row table:style-name="ro2">
          <table:table-cell office:value-type="float" office:value="70851204" calcext:value-type="float">
            <text:p>70851204</text:p>
          </table:table-cell>
          <table:table-cell table:number-columns-repeated="8"/>
          <table:table-cell table:style-name="ce43" office:value-type="float" office:value="250000" calcext:value-type="float">
            <text:p>250000</text:p>
          </table:table-cell>
          <table:table-cell table:number-columns-repeated="5"/>
          <table:table-cell office:value-type="float" office:value="250000" calcext:value-type="float">
            <text:p>250000</text:p>
          </table:table-cell>
        </table:table-row>
        <table:table-row table:style-name="ro2">
          <table:table-cell office:value-type="float" office:value="70951225" calcext:value-type="float">
            <text:p>70951225</text:p>
          </table:table-cell>
          <table:table-cell table:style-name="ce37" office:value-type="float" office:value="500000" calcext:value-type="float">
            <text:p>500000</text:p>
          </table:table-cell>
          <table:table-cell table:number-columns-repeated="13"/>
          <table:table-cell office:value-type="float" office:value="500000" calcext:value-type="float">
            <text:p>500000</text:p>
          </table:table-cell>
        </table:table-row>
        <table:table-row table:style-name="ro2">
          <table:table-cell office:value-type="float" office:value="71201181" calcext:value-type="float">
            <text:p>71201181</text:p>
          </table:table-cell>
          <table:table-cell table:number-columns-repeated="9"/>
          <table:table-cell table:style-name="ce43" office:value-type="float" office:value="0" calcext:value-type="float">
            <text:p>0</text:p>
          </table:table-cell>
          <table:table-cell table:number-columns-repeated="3"/>
          <table:table-cell table:style-name="ce49" office:value-type="float" office:value="3800000" calcext:value-type="float">
            <text:p>3800000</text:p>
          </table:table-cell>
          <table:table-cell office:value-type="float" office:value="3800000" calcext:value-type="float">
            <text:p>3800000</text:p>
          </table:table-cell>
        </table:table-row>
        <table:table-row table:style-name="ro2">
          <table:table-cell office:value-type="float" office:value="71575006" calcext:value-type="float">
            <text:p>71575006</text:p>
          </table:table-cell>
          <table:table-cell table:number-columns-repeated="7"/>
          <table:table-cell table:style-name="ce43" office:value-type="float" office:value="700000" calcext:value-type="float">
            <text:p>700000</text:p>
          </table:table-cell>
          <table:table-cell table:number-columns-repeated="6"/>
          <table:table-cell office:value-type="float" office:value="700000" calcext:value-type="float">
            <text:p>700000</text:p>
          </table:table-cell>
        </table:table-row>
        <table:table-row table:style-name="ro2">
          <table:table-cell office:value-type="float" office:value="72042265" calcext:value-type="float">
            <text:p>72042265</text:p>
          </table:table-cell>
          <table:table-cell table:number-columns-repeated="13"/>
          <table:table-cell table:style-name="ce49" office:value-type="float" office:value="1050000" calcext:value-type="float">
            <text:p>1050000</text:p>
          </table:table-cell>
          <table:table-cell office:value-type="float" office:value="1050000" calcext:value-type="float">
            <text:p>1050000</text:p>
          </table:table-cell>
        </table:table-row>
        <table:table-row table:style-name="ro2">
          <table:table-cell office:value-type="float" office:value="75012502" calcext:value-type="float">
            <text:p>75012502</text:p>
          </table:table-cell>
          <table:table-cell table:number-columns-repeated="7"/>
          <table:table-cell table:style-name="ce43" office:value-type="float" office:value="150000" calcext:value-type="float">
            <text:p>150000</text:p>
          </table:table-cell>
          <table:table-cell table:number-columns-repeated="6"/>
          <table:table-cell office:value-type="float" office:value="150000" calcext:value-type="float">
            <text:p>150000</text:p>
          </table:table-cell>
        </table:table-row>
        <table:table-row table:style-name="ro2">
          <table:table-cell office:value-type="float" office:value="75294681" calcext:value-type="float">
            <text:p>75294681</text:p>
          </table:table-cell>
          <table:table-cell table:number-columns-repeated="10"/>
          <table:table-cell table:style-name="ce43" office:value-type="float" office:value="1500000" calcext:value-type="float">
            <text:p>1500000</text:p>
          </table:table-cell>
          <table:table-cell table:number-columns-repeated="3"/>
          <table:table-cell office:value-type="float" office:value="1500000" calcext:value-type="float">
            <text:p>1500000</text:p>
          </table:table-cell>
        </table:table-row>
        <table:table-row table:style-name="ro2">
          <table:table-cell office:value-type="string" calcext:value-type="string">
            <text:p>unknown</text:p>
          </table:table-cell>
          <table:table-cell table:style-name="ce38" office:value-type="float" office:value="830000" calcext:value-type="float">
            <text:p>830000</text:p>
          </table:table-cell>
          <table:table-cell table:style-name="ce44" table:number-columns-repeated="2"/>
          <table:table-cell table:style-name="ce46" office:value-type="float" office:value="1000000" calcext:value-type="float">
            <text:p>1000000</text:p>
          </table:table-cell>
          <table:table-cell table:style-name="ce46" office:value-type="float" office:value="950000" calcext:value-type="float">
            <text:p>950000</text:p>
          </table:table-cell>
          <table:table-cell table:style-name="ce46" office:value-type="float" office:value="1000000" calcext:value-type="float">
            <text:p>1000000</text:p>
          </table:table-cell>
          <table:table-cell table:style-name="ce44"/>
          <table:table-cell table:style-name="ce46" office:value-type="float" office:value="850000" calcext:value-type="float">
            <text:p>850000</text:p>
          </table:table-cell>
          <table:table-cell table:style-name="ce44" table:number-columns-repeated="5"/>
          <table:table-cell table:style-name="ce51"/>
          <table:table-cell table:style-name="ce57" office:value-type="float" office:value="4630000" calcext:value-type="float">
            <text:p>4630000</text:p>
          </table:table-cell>
        </table:table-row>
        <table:table-row table:style-name="ro2">
          <table:table-cell table:style-name="ce9" office:value-type="string" calcext:value-type="string">
            <text:p>Total Result</text:p>
          </table:table-cell>
          <table:table-cell table:style-name="ce39" office:value-type="float" office:value="23320000" calcext:value-type="float">
            <text:p>23320000</text:p>
          </table:table-cell>
          <table:table-cell table:style-name="ce45" office:value-type="float" office:value="19300000" calcext:value-type="float">
            <text:p>19300000</text:p>
          </table:table-cell>
          <table:table-cell table:style-name="ce45" office:value-type="float" office:value="16450000" calcext:value-type="float">
            <text:p>16450000</text:p>
          </table:table-cell>
          <table:table-cell table:style-name="ce45" office:value-type="float" office:value="20430000" calcext:value-type="float">
            <text:p>20430000</text:p>
          </table:table-cell>
          <table:table-cell table:style-name="ce45" office:value-type="float" office:value="33070000" calcext:value-type="float">
            <text:p>33070000</text:p>
          </table:table-cell>
          <table:table-cell table:style-name="ce45" office:value-type="float" office:value="50150000" calcext:value-type="float">
            <text:p>50150000</text:p>
          </table:table-cell>
          <table:table-cell table:style-name="ce45" office:value-type="float" office:value="34700000" calcext:value-type="float">
            <text:p>34700000</text:p>
          </table:table-cell>
          <table:table-cell table:style-name="ce45" office:value-type="float" office:value="29350000" calcext:value-type="float">
            <text:p>29350000</text:p>
          </table:table-cell>
          <table:table-cell table:style-name="ce45" office:value-type="float" office:value="37050000" calcext:value-type="float">
            <text:p>37050000</text:p>
          </table:table-cell>
          <table:table-cell table:style-name="ce45" office:value-type="float" office:value="38490000" calcext:value-type="float">
            <text:p>38490000</text:p>
          </table:table-cell>
          <table:table-cell table:style-name="ce45" office:value-type="float" office:value="62140000" calcext:value-type="float">
            <text:p>62140000</text:p>
          </table:table-cell>
          <table:table-cell table:style-name="ce45" office:value-type="float" office:value="47650000" calcext:value-type="float">
            <text:p>47650000</text:p>
          </table:table-cell>
          <table:table-cell table:style-name="ce45" office:value-type="float" office:value="54734000" calcext:value-type="float">
            <text:p>54734000</text:p>
          </table:table-cell>
          <table:table-cell table:style-name="ce52" office:value-type="float" office:value="197105000" calcext:value-type="float">
            <text:p>197105000</text:p>
          </table:table-cell>
          <table:table-cell table:style-name="ce58" office:value-type="float" office:value="663939000" calcext:value-type="float">
            <text:p>663939000</text:p>
          </table:table-cell>
        </table:table-row>
      </table:table>
      <table:named-expressions/>
      <table:database-ranges>
        <table:database-range table:name="__Anonymous_Sheet_DB__0" table:target-range-address="seznam.A1:seznam.H957" table:display-filter-buttons="true">
          <table:sort>
            <table:sort-by table:field-number="2" table:data-type="automatic"/>
          </table:sort>
        </table:database-range>
        <table:database-range table:name="__Anonymous_Sheet_DB__1" table:target-range-address="souhrn.A1:souhrn.Q247" table:display-filter-buttons="true">
          <table:sort>
            <table:sort-by table:field-number="16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kontingencka.A1:kontingencka.P248" table:buttons="kontingencka.A2 kontingencka.B1" table:show-filter-button="false" table:drill-down-on-double-click="false">
          <table:source-cell-range table:cell-range-address="seznam.A1:seznam.H957"/>
          <table:data-pilot-field table:source-field-name="Data" table:orientation="column" table:used-hierarchy="0" table:function="auto">
            <table:data-pilot-level table:show-empty="false" calcext:repeat-item-labels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Rok" table:orientation="column" table:used-hierarchy="0" table:function="auto">
            <table:data-pilot-level table:show-empty="false" calcext:repeat-item-labels="false">
              <table:data-pilot-members>
                <table:data-pilot-member table:name="2003" table:display="true" table:show-details="true"/>
                <table:data-pilot-member table:name="2004" table:display="true" table:show-details="true"/>
                <table:data-pilot-member table:name="2005" table:display="true" table:show-details="true"/>
                <table:data-pilot-member table:name="2006" table:display="true" table:show-details="true"/>
                <table:data-pilot-member table:name="2007" table:display="true" table:show-details="true"/>
                <table:data-pilot-member table:name="2008" table:display="true" table:show-details="true"/>
                <table:data-pilot-member table:name="2009" table:display="true" table:show-details="true"/>
                <table:data-pilot-member table:name="2010" table:display="true" table:show-details="true"/>
                <table:data-pilot-member table:name="2011" table:display="true" table:show-details="true"/>
                <table:data-pilot-member table:name="2012" table:display="true" table:show-details="true"/>
                <table:data-pilot-member table:name="2013" table:display="true" table:show-details="true"/>
                <table:data-pilot-member table:name="2014" table:display="true" table:show-details="true"/>
                <table:data-pilot-member table:name="2015" table:display="true" table:show-details="true"/>
                <table:data-pilot-member table:name="20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ČO" table:orientation="row" table:used-hierarchy="0" table:function="auto">
            <table:data-pilot-level table:show-empty="false" calcext:repeat-item-labels="false">
              <table:data-pilot-members>
                <table:data-pilot-member table:name="197386" table:display="true" table:show-details="true"/>
                <table:data-pilot-member table:name="198773" table:display="true" table:show-details="true"/>
                <table:data-pilot-member table:name="200191" table:display="true" table:show-details="true"/>
                <table:data-pilot-member table:name="203823" table:display="true" table:show-details="true"/>
                <table:data-pilot-member table:name="216208" table:display="true" table:show-details="true"/>
                <table:data-pilot-member table:name="231151" table:display="true" table:show-details="true"/>
                <table:data-pilot-member table:name="389838" table:display="true" table:show-details="true"/>
                <table:data-pilot-member table:name="393495" table:display="true" table:show-details="true"/>
                <table:data-pilot-member table:name="406741" table:display="true" table:show-details="true"/>
                <table:data-pilot-member table:name="409537" table:display="true" table:show-details="true"/>
                <table:data-pilot-member table:name="499498" table:display="true" table:show-details="true"/>
                <table:data-pilot-member table:name="505714" table:display="true" table:show-details="true"/>
                <table:data-pilot-member table:name="536288" table:display="true" table:show-details="true"/>
                <table:data-pilot-member table:name="536318" table:display="true" table:show-details="true"/>
                <table:data-pilot-member table:name="536628" table:display="true" table:show-details="true"/>
                <table:data-pilot-member table:name="537004" table:display="true" table:show-details="true"/>
                <table:data-pilot-member table:name="537381" table:display="true" table:show-details="true"/>
                <table:data-pilot-member table:name="537462" table:display="true" table:show-details="true"/>
                <table:data-pilot-member table:name="537667" table:display="true" table:show-details="true"/>
                <table:data-pilot-member table:name="537730" table:display="true" table:show-details="true"/>
                <table:data-pilot-member table:name="537781" table:display="true" table:show-details="true"/>
                <table:data-pilot-member table:name="537799" table:display="true" table:show-details="true"/>
                <table:data-pilot-member table:name="537829" table:display="true" table:show-details="true"/>
                <table:data-pilot-member table:name="537870" table:display="true" table:show-details="true"/>
                <table:data-pilot-member table:name="538116" table:display="true" table:show-details="true"/>
                <table:data-pilot-member table:name="538388" table:display="true" table:show-details="true"/>
                <table:data-pilot-member table:name="538469" table:display="true" table:show-details="true"/>
                <table:data-pilot-member table:name="538477" table:display="true" table:show-details="true"/>
                <table:data-pilot-member table:name="538647" table:display="true" table:show-details="true"/>
                <table:data-pilot-member table:name="538663" table:display="true" table:show-details="true"/>
                <table:data-pilot-member table:name="538817" table:display="true" table:show-details="true"/>
                <table:data-pilot-member table:name="539015" table:display="true" table:show-details="true"/>
                <table:data-pilot-member table:name="539104" table:display="true" table:show-details="true"/>
                <table:data-pilot-member table:name="539601" table:display="true" table:show-details="true"/>
                <table:data-pilot-member table:name="539724" table:display="true" table:show-details="true"/>
                <table:data-pilot-member table:name="539791" table:display="true" table:show-details="true"/>
                <table:data-pilot-member table:name="540129" table:display="true" table:show-details="true"/>
                <table:data-pilot-member table:name="540145" table:display="true" table:show-details="true"/>
                <table:data-pilot-member table:name="540960" table:display="true" table:show-details="true"/>
                <table:data-pilot-member table:name="541664" table:display="true" table:show-details="true"/>
                <table:data-pilot-member table:name="541915" table:display="true" table:show-details="true"/>
                <table:data-pilot-member table:name="541991" table:display="true" table:show-details="true"/>
                <table:data-pilot-member table:name="542041" table:display="true" table:show-details="true"/>
                <table:data-pilot-member table:name="548693" table:display="true" table:show-details="true"/>
                <table:data-pilot-member table:name="548707" table:display="true" table:show-details="true"/>
                <table:data-pilot-member table:name="549045" table:display="true" table:show-details="true"/>
                <table:data-pilot-member table:name="549517" table:display="true" table:show-details="true"/>
                <table:data-pilot-member table:name="549525" table:display="true" table:show-details="true"/>
                <table:data-pilot-member table:name="549673" table:display="true" table:show-details="true"/>
                <table:data-pilot-member table:name="549908" table:display="true" table:show-details="true"/>
                <table:data-pilot-member table:name="550311" table:display="true" table:show-details="true"/>
                <table:data-pilot-member table:name="550353" table:display="true" table:show-details="true"/>
                <table:data-pilot-member table:name="550396" table:display="true" table:show-details="true"/>
                <table:data-pilot-member table:name="550574" table:display="true" table:show-details="true"/>
                <table:data-pilot-member table:name="551066" table:display="true" table:show-details="true"/>
                <table:data-pilot-member table:name="551660" table:display="true" table:show-details="true"/>
                <table:data-pilot-member table:name="552941" table:display="true" table:show-details="true"/>
                <table:data-pilot-member table:name="553361" table:display="true" table:show-details="true"/>
                <table:data-pilot-member table:name="564435" table:display="true" table:show-details="true"/>
                <table:data-pilot-member table:name="565784" table:display="true" table:show-details="true"/>
                <table:data-pilot-member table:name="569488" table:display="true" table:show-details="true"/>
                <table:data-pilot-member table:name="569496" table:display="true" table:show-details="true"/>
                <table:data-pilot-member table:name="569534" table:display="true" table:show-details="true"/>
                <table:data-pilot-member table:name="674346" table:display="true" table:show-details="true"/>
                <table:data-pilot-member table:name="674842" table:display="true" table:show-details="true"/>
                <table:data-pilot-member table:name="675750" table:display="true" table:show-details="true"/>
                <table:data-pilot-member table:name="2278120" table:display="true" table:show-details="true"/>
                <table:data-pilot-member table:name="14888203" table:display="true" table:show-details="true"/>
                <table:data-pilot-member table:name="14888327" table:display="true" table:show-details="true"/>
                <table:data-pilot-member table:name="14888335" table:display="true" table:show-details="true"/>
                <table:data-pilot-member table:name="14891085" table:display="true" table:show-details="true"/>
                <table:data-pilot-member table:name="14893835" table:display="true" table:show-details="true"/>
                <table:data-pilot-member table:name="15268551" table:display="true" table:show-details="true"/>
                <table:data-pilot-member table:name="15268829" table:display="true" table:show-details="true"/>
                <table:data-pilot-member table:name="15269086" table:display="true" table:show-details="true"/>
                <table:data-pilot-member table:name="15270351" table:display="true" table:show-details="true"/>
                <table:data-pilot-member table:name="15273482" table:display="true" table:show-details="true"/>
                <table:data-pilot-member table:name="15887456" table:display="true" table:show-details="true"/>
                <table:data-pilot-member table:name="15889327" table:display="true" table:show-details="true"/>
                <table:data-pilot-member table:name="15890112" table:display="true" table:show-details="true"/>
                <table:data-pilot-member table:name="15891542" table:display="true" table:show-details="true"/>
                <table:data-pilot-member table:name="16191579" table:display="true" table:show-details="true"/>
                <table:data-pilot-member table:name="17046122" table:display="true" table:show-details="true"/>
                <table:data-pilot-member table:name="17049911" table:display="true" table:show-details="true"/>
                <table:data-pilot-member table:name="18626696" table:display="true" table:show-details="true"/>
                <table:data-pilot-member table:name="18627391" table:display="true" table:show-details="true"/>
                <table:data-pilot-member table:name="22721649" table:display="true" table:show-details="true"/>
                <table:data-pilot-member table:name="22735134" table:display="true" table:show-details="true"/>
                <table:data-pilot-member table:name="22735135" table:display="true" table:show-details="true"/>
                <table:data-pilot-member table:name="22755594" table:display="true" table:show-details="true"/>
                <table:data-pilot-member table:name="22814175" table:display="true" table:show-details="true"/>
                <table:data-pilot-member table:name="22832530" table:display="true" table:show-details="true"/>
                <table:data-pilot-member table:name="22846662" table:display="true" table:show-details="true"/>
                <table:data-pilot-member table:name="22852247" table:display="true" table:show-details="true"/>
                <table:data-pilot-member table:name="22888195" table:display="true" table:show-details="true"/>
                <table:data-pilot-member table:name="22888993" table:display="true" table:show-details="true"/>
                <table:data-pilot-member table:name="25083261" table:display="true" table:show-details="true"/>
                <table:data-pilot-member table:name="25164449" table:display="true" table:show-details="true"/>
                <table:data-pilot-member table:name="25728113" table:display="true" table:show-details="true"/>
                <table:data-pilot-member table:name="26183111" table:display="true" table:show-details="true"/>
                <table:data-pilot-member table:name="26479974" table:display="true" table:show-details="true"/>
                <table:data-pilot-member table:name="26530830" table:display="true" table:show-details="true"/>
                <table:data-pilot-member table:name="26537443" table:display="true" table:show-details="true"/>
                <table:data-pilot-member table:name="26541262" table:display="true" table:show-details="true"/>
                <table:data-pilot-member table:name="26547970" table:display="true" table:show-details="true"/>
                <table:data-pilot-member table:name="26551365" table:display="true" table:show-details="true"/>
                <table:data-pilot-member table:name="26561166" table:display="true" table:show-details="true"/>
                <table:data-pilot-member table:name="26570076" table:display="true" table:show-details="true"/>
                <table:data-pilot-member table:name="26604850" table:display="true" table:show-details="true"/>
                <table:data-pilot-member table:name="26613298" table:display="true" table:show-details="true"/>
                <table:data-pilot-member table:name="26636824" table:display="true" table:show-details="true"/>
                <table:data-pilot-member table:name="26644746" table:display="true" table:show-details="true"/>
                <table:data-pilot-member table:name="26649225" table:display="true" table:show-details="true"/>
                <table:data-pilot-member table:name="26651718" table:display="true" table:show-details="true"/>
                <table:data-pilot-member table:name="26669277" table:display="true" table:show-details="true"/>
                <table:data-pilot-member table:name="26670828" table:display="true" table:show-details="true"/>
                <table:data-pilot-member table:name="26675010" table:display="true" table:show-details="true"/>
                <table:data-pilot-member table:name="26675011" table:display="true" table:show-details="true"/>
                <table:data-pilot-member table:name="26675012" table:display="true" table:show-details="true"/>
                <table:data-pilot-member table:name="26675013" table:display="true" table:show-details="true"/>
                <table:data-pilot-member table:name="26993074" table:display="true" table:show-details="true"/>
                <table:data-pilot-member table:name="26999111" table:display="true" table:show-details="true"/>
                <table:data-pilot-member table:name="27000273" table:display="true" table:show-details="true"/>
                <table:data-pilot-member table:name="27008614" table:display="true" table:show-details="true"/>
                <table:data-pilot-member table:name="27010325" table:display="true" table:show-details="true"/>
                <table:data-pilot-member table:name="27027724" table:display="true" table:show-details="true"/>
                <table:data-pilot-member table:name="27050394" table:display="true" table:show-details="true"/>
                <table:data-pilot-member table:name="27051480" table:display="true" table:show-details="true"/>
                <table:data-pilot-member table:name="27367312" table:display="true" table:show-details="true"/>
                <table:data-pilot-member table:name="27457125" table:display="true" table:show-details="true"/>
                <table:data-pilot-member table:name="27894258" table:display="true" table:show-details="true"/>
                <table:data-pilot-member table:name="27903125" table:display="true" table:show-details="true"/>
                <table:data-pilot-member table:name="27904989" table:display="true" table:show-details="true"/>
                <table:data-pilot-member table:name="40614964" table:display="true" table:show-details="true"/>
                <table:data-pilot-member table:name="40763421" table:display="true" table:show-details="true"/>
                <table:data-pilot-member table:name="40764907" table:display="true" table:show-details="true"/>
                <table:data-pilot-member table:name="40766837" table:display="true" table:show-details="true"/>
                <table:data-pilot-member table:name="40767086" table:display="true" table:show-details="true"/>
                <table:data-pilot-member table:name="40767353" table:display="true" table:show-details="true"/>
                <table:data-pilot-member table:name="41186532" table:display="true" table:show-details="true"/>
                <table:data-pilot-member table:name="41195892" table:display="true" table:show-details="true"/>
                <table:data-pilot-member table:name="43001165" table:display="true" table:show-details="true"/>
                <table:data-pilot-member table:name="43002609" table:display="true" table:show-details="true"/>
                <table:data-pilot-member table:name="43005802" table:display="true" table:show-details="true"/>
                <table:data-pilot-member table:name="43872921" table:display="true" table:show-details="true"/>
                <table:data-pilot-member table:name="43874533" table:display="true" table:show-details="true"/>
                <table:data-pilot-member table:name="44266715" table:display="true" table:show-details="true"/>
                <table:data-pilot-member table:name="44849699" table:display="true" table:show-details="true"/>
                <table:data-pilot-member table:name="45243077" table:display="true" table:show-details="true"/>
                <table:data-pilot-member table:name="45246009" table:display="true" table:show-details="true"/>
                <table:data-pilot-member table:name="45246491" table:display="true" table:show-details="true"/>
                <table:data-pilot-member table:name="45246921" table:display="true" table:show-details="true"/>
                <table:data-pilot-member table:name="45247421" table:display="true" table:show-details="true"/>
                <table:data-pilot-member table:name="45248656" table:display="true" table:show-details="true"/>
                <table:data-pilot-member table:name="45249504" table:display="true" table:show-details="true"/>
                <table:data-pilot-member table:name="45249776" table:display="true" table:show-details="true"/>
                <table:data-pilot-member table:name="45250413" table:display="true" table:show-details="true"/>
                <table:data-pilot-member table:name="45251291" table:display="true" table:show-details="true"/>
                <table:data-pilot-member table:name="45251304" table:display="true" table:show-details="true"/>
                <table:data-pilot-member table:name="45251649" table:display="true" table:show-details="true"/>
                <table:data-pilot-member table:name="45313351" table:display="true" table:show-details="true"/>
                <table:data-pilot-member table:name="45771588" table:display="true" table:show-details="true"/>
                <table:data-pilot-member table:name="45773050" table:display="true" table:show-details="true"/>
                <table:data-pilot-member table:name="47606169" table:display="true" table:show-details="true"/>
                <table:data-pilot-member table:name="47607122" table:display="true" table:show-details="true"/>
                <table:data-pilot-member table:name="47610875" table:display="true" table:show-details="true"/>
                <table:data-pilot-member table:name="48037826" table:display="true" table:show-details="true"/>
                <table:data-pilot-member table:name="48132179" table:display="true" table:show-details="true"/>
                <table:data-pilot-member table:name="48133183" table:display="true" table:show-details="true"/>
                <table:data-pilot-member table:name="48135682" table:display="true" table:show-details="true"/>
                <table:data-pilot-member table:name="48137499" table:display="true" table:show-details="true"/>
                <table:data-pilot-member table:name="48137715" table:display="true" table:show-details="true"/>
                <table:data-pilot-member table:name="48547913" table:display="true" table:show-details="true"/>
                <table:data-pilot-member table:name="48548201" table:display="true" table:show-details="true"/>
                <table:data-pilot-member table:name="49197045" table:display="true" table:show-details="true"/>
                <table:data-pilot-member table:name="49276450" table:display="true" table:show-details="true"/>
                <table:data-pilot-member table:name="49278924" table:display="true" table:show-details="true"/>
                <table:data-pilot-member table:name="49281020" table:display="true" table:show-details="true"/>
                <table:data-pilot-member table:name="49281771" table:display="true" table:show-details="true"/>
                <table:data-pilot-member table:name="49625110" table:display="true" table:show-details="true"/>
                <table:data-pilot-member table:name="49626183" table:display="true" table:show-details="true"/>
                <table:data-pilot-member table:name="49626281" table:display="true" table:show-details="true"/>
                <table:data-pilot-member table:name="49626311" table:display="true" table:show-details="true"/>
                <table:data-pilot-member table:name="49626564" table:display="true" table:show-details="true"/>
                <table:data-pilot-member table:name="49626565" table:display="true" table:show-details="true"/>
                <table:data-pilot-member table:name="49626566" table:display="true" table:show-details="true"/>
                <table:data-pilot-member table:name="49628313" table:display="true" table:show-details="true"/>
                <table:data-pilot-member table:name="49629018" table:display="true" table:show-details="true"/>
                <table:data-pilot-member table:name="49629115" table:display="true" table:show-details="true"/>
                <table:data-pilot-member table:name="49629794" table:display="true" table:show-details="true"/>
                <table:data-pilot-member table:name="60433868" table:display="true" table:show-details="true"/>
                <table:data-pilot-member table:name="60445190" table:display="true" table:show-details="true"/>
                <table:data-pilot-member table:name="60460709" table:display="true" table:show-details="true"/>
                <table:data-pilot-member table:name="61065439" table:display="true" table:show-details="true"/>
                <table:data-pilot-member table:name="61379310" table:display="true" table:show-details="true"/>
                <table:data-pilot-member table:name="61379417" table:display="true" table:show-details="true"/>
                <table:data-pilot-member table:name="61381616" table:display="true" table:show-details="true"/>
                <table:data-pilot-member table:name="61381756" table:display="true" table:show-details="true"/>
                <table:data-pilot-member table:name="61383163" table:display="true" table:show-details="true"/>
                <table:data-pilot-member table:name="61387789" table:display="true" table:show-details="true"/>
                <table:data-pilot-member table:name="61389919" table:display="true" table:show-details="true"/>
                <table:data-pilot-member table:name="61466921" table:display="true" table:show-details="true"/>
                <table:data-pilot-member table:name="61501352" table:display="true" table:show-details="true"/>
                <table:data-pilot-member table:name="61860875" table:display="true" table:show-details="true"/>
                <table:data-pilot-member table:name="62899341" table:display="true" table:show-details="true"/>
                <table:data-pilot-member table:name="62908898" table:display="true" table:show-details="true"/>
                <table:data-pilot-member table:name="62934252" table:display="true" table:show-details="true"/>
                <table:data-pilot-member table:name="62938045" table:display="true" table:show-details="true"/>
                <table:data-pilot-member table:name="62941241" table:display="true" table:show-details="true"/>
                <table:data-pilot-member table:name="63075482" table:display="true" table:show-details="true"/>
                <table:data-pilot-member table:name="63108798" table:display="true" table:show-details="true"/>
                <table:data-pilot-member table:name="63830272" table:display="true" table:show-details="true"/>
                <table:data-pilot-member table:name="63831619" table:display="true" table:show-details="true"/>
                <table:data-pilot-member table:name="63833263" table:display="true" table:show-details="true"/>
                <table:data-pilot-member table:name="63833867" table:display="true" table:show-details="true"/>
                <table:data-pilot-member table:name="63834014" table:display="true" table:show-details="true"/>
                <table:data-pilot-member table:name="63838419" table:display="true" table:show-details="true"/>
                <table:data-pilot-member table:name="63999609" table:display="true" table:show-details="true"/>
                <table:data-pilot-member table:name="65398076" table:display="true" table:show-details="true"/>
                <table:data-pilot-member table:name="65400071" table:display="true" table:show-details="true"/>
                <table:data-pilot-member table:name="65995074" table:display="true" table:show-details="true"/>
                <table:data-pilot-member table:name="65995864" table:display="true" table:show-details="true"/>
                <table:data-pilot-member table:name="66004021" table:display="true" table:show-details="true"/>
                <table:data-pilot-member table:name="67365370" table:display="true" table:show-details="true"/>
                <table:data-pilot-member table:name="67365582" table:display="true" table:show-details="true"/>
                <table:data-pilot-member table:name="67981399" table:display="true" table:show-details="true"/>
                <table:data-pilot-member table:name="67984142" table:display="true" table:show-details="true"/>
                <table:data-pilot-member table:name="68405685" table:display="true" table:show-details="true"/>
                <table:data-pilot-member table:name="69060177" table:display="true" table:show-details="true"/>
                <table:data-pilot-member table:name="69060461" table:display="true" table:show-details="true"/>
                <table:data-pilot-member table:name="69346721" table:display="true" table:show-details="true"/>
                <table:data-pilot-member table:name="69347379" table:display="true" table:show-details="true"/>
                <table:data-pilot-member table:name="69781460" table:display="true" table:show-details="true"/>
                <table:data-pilot-member table:name="70104565" table:display="true" table:show-details="true"/>
                <table:data-pilot-member table:name="70804222" table:display="true" table:show-details="true"/>
                <table:data-pilot-member table:name="70827095" table:display="true" table:show-details="true"/>
                <table:data-pilot-member table:name="70833907" table:display="true" table:show-details="true"/>
                <table:data-pilot-member table:name="70851204" table:display="true" table:show-details="true"/>
                <table:data-pilot-member table:name="70951225" table:display="true" table:show-details="true"/>
                <table:data-pilot-member table:name="71201181" table:display="true" table:show-details="true"/>
                <table:data-pilot-member table:name="71575006" table:display="true" table:show-details="true"/>
                <table:data-pilot-member table:name="72042265" table:display="true" table:show-details="true"/>
                <table:data-pilot-member table:name="75012502" table:display="true" table:show-details="true"/>
                <table:data-pilot-member table:name="75294681" table:display="true" table:show-details="true"/>
                <table:data-pilot-member table:name="unknown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řiděleno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20000" table:display="true" table:show-details="true"/>
                <table:data-pilot-member table:name="30000" table:display="true" table:show-details="true"/>
                <table:data-pilot-member table:name="40000" table:display="true" table:show-details="true"/>
                <table:data-pilot-member table:name="50000" table:display="true" table:show-details="true"/>
                <table:data-pilot-member table:name="60000" table:display="true" table:show-details="true"/>
                <table:data-pilot-member table:name="70000" table:display="true" table:show-details="true"/>
                <table:data-pilot-member table:name="80000" table:display="true" table:show-details="true"/>
                <table:data-pilot-member table:name="100000" table:display="true" table:show-details="true"/>
                <table:data-pilot-member table:name="120000" table:display="true" table:show-details="true"/>
                <table:data-pilot-member table:name="130000" table:display="true" table:show-details="true"/>
                <table:data-pilot-member table:name="150000" table:display="true" table:show-details="true"/>
                <table:data-pilot-member table:name="200000" table:display="true" table:show-details="true"/>
                <table:data-pilot-member table:name="204000" table:display="true" table:show-details="true"/>
                <table:data-pilot-member table:name="230000" table:display="true" table:show-details="true"/>
                <table:data-pilot-member table:name="240000" table:display="true" table:show-details="true"/>
                <table:data-pilot-member table:name="250000" table:display="true" table:show-details="true"/>
                <table:data-pilot-member table:name="280000" table:display="true" table:show-details="true"/>
                <table:data-pilot-member table:name="300000" table:display="true" table:show-details="true"/>
                <table:data-pilot-member table:name="340000" table:display="true" table:show-details="true"/>
                <table:data-pilot-member table:name="350000" table:display="true" table:show-details="true"/>
                <table:data-pilot-member table:name="360000" table:display="true" table:show-details="true"/>
                <table:data-pilot-member table:name="390000" table:display="true" table:show-details="true"/>
                <table:data-pilot-member table:name="400000" table:display="true" table:show-details="true"/>
                <table:data-pilot-member table:name="420000" table:display="true" table:show-details="true"/>
                <table:data-pilot-member table:name="450000" table:display="true" table:show-details="true"/>
                <table:data-pilot-member table:name="500000" table:display="true" table:show-details="true"/>
                <table:data-pilot-member table:name="550000" table:display="true" table:show-details="true"/>
                <table:data-pilot-member table:name="600000" table:display="true" table:show-details="true"/>
                <table:data-pilot-member table:name="650000" table:display="true" table:show-details="true"/>
                <table:data-pilot-member table:name="660000" table:display="true" table:show-details="true"/>
                <table:data-pilot-member table:name="700000" table:display="true" table:show-details="true"/>
                <table:data-pilot-member table:name="750000" table:display="true" table:show-details="true"/>
                <table:data-pilot-member table:name="800000" table:display="true" table:show-details="true"/>
                <table:data-pilot-member table:name="850000" table:display="true" table:show-details="true"/>
                <table:data-pilot-member table:name="900000" table:display="true" table:show-details="true"/>
                <table:data-pilot-member table:name="950000" table:display="true" table:show-details="true"/>
                <table:data-pilot-member table:name="1000000" table:display="true" table:show-details="true"/>
                <table:data-pilot-member table:name="1100000" table:display="true" table:show-details="true"/>
                <table:data-pilot-member table:name="1200000" table:display="true" table:show-details="true"/>
                <table:data-pilot-member table:name="1300000" table:display="true" table:show-details="true"/>
                <table:data-pilot-member table:name="1360000" table:display="true" table:show-details="true"/>
                <table:data-pilot-member table:name="1400000" table:display="true" table:show-details="true"/>
                <table:data-pilot-member table:name="1460000" table:display="true" table:show-details="true"/>
                <table:data-pilot-member table:name="1500000" table:display="true" table:show-details="true"/>
                <table:data-pilot-member table:name="1600000" table:display="true" table:show-details="true"/>
                <table:data-pilot-member table:name="1700000" table:display="true" table:show-details="true"/>
                <table:data-pilot-member table:name="1800000" table:display="true" table:show-details="true"/>
                <table:data-pilot-member table:name="1850000" table:display="true" table:show-details="true"/>
                <table:data-pilot-member table:name="1900000" table:display="true" table:show-details="true"/>
                <table:data-pilot-member table:name="1905000" table:display="true" table:show-details="true"/>
                <table:data-pilot-member table:name="2000000" table:display="true" table:show-details="true"/>
                <table:data-pilot-member table:name="2100000" table:display="true" table:show-details="true"/>
                <table:data-pilot-member table:name="2200000" table:display="true" table:show-details="true"/>
                <table:data-pilot-member table:name="2250000" table:display="true" table:show-details="true"/>
                <table:data-pilot-member table:name="2350000" table:display="true" table:show-details="true"/>
                <table:data-pilot-member table:name="2500000" table:display="true" table:show-details="true"/>
                <table:data-pilot-member table:name="2600000" table:display="true" table:show-details="true"/>
                <table:data-pilot-member table:name="2650000" table:display="true" table:show-details="true"/>
                <table:data-pilot-member table:name="2700000" table:display="true" table:show-details="true"/>
                <table:data-pilot-member table:name="2800000" table:display="true" table:show-details="true"/>
                <table:data-pilot-member table:name="2900000" table:display="true" table:show-details="true"/>
                <table:data-pilot-member table:name="3000000" table:display="true" table:show-details="true"/>
                <table:data-pilot-member table:name="3100000" table:display="true" table:show-details="true"/>
                <table:data-pilot-member table:name="3200000" table:display="true" table:show-details="true"/>
                <table:data-pilot-member table:name="3500000" table:display="true" table:show-details="true"/>
                <table:data-pilot-member table:name="3600000" table:display="true" table:show-details="true"/>
                <table:data-pilot-member table:name="3700000" table:display="true" table:show-details="true"/>
                <table:data-pilot-member table:name="3800000" table:display="true" table:show-details="true"/>
                <table:data-pilot-member table:name="4000000" table:display="true" table:show-details="true"/>
                <table:data-pilot-member table:name="4250000" table:display="true" table:show-details="true"/>
                <table:data-pilot-member table:name="4300000" table:display="true" table:show-details="true"/>
                <table:data-pilot-member table:name="4500000" table:display="true" table:show-details="true"/>
                <table:data-pilot-member table:name="5000000" table:display="true" table:show-details="true"/>
                <table:data-pilot-member table:name="6300000" table:display="true" table:show-details="true"/>
                <table:data-pilot-member table:name="9000000" table:display="true" table:show-details="true"/>
                <table:data-pilot-member table:name="10000000" table:display="true" table:show-details="true"/>
                <table:data-pilot-member table:name="12000000" table:display="true" table:show-details="true"/>
                <table:data-pilot-member table:name="15000000" table:display="true" table:show-details="true"/>
                <table:data-pilot-member table:name="staž.na vl.žádost" table:display="true" table:show-details="true"/>
                <table:data-pilot-member table:name="usn.RHMP *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 CE" svg:font-family="'Arial CE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number:number-style style:name="N112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2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1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">
      <number:number number:decimal-places="0" loext:min-decimal-places="0" number:min-integer-digits="8"/>
    </number:number-style>
    <number:number-style style:name="N118">
      <number:number number:decimal-places="0" loext:min-decimal-places="0" number:min-integer-digits="1" number:grouping="true"/>
      <number:text> Kč</number:text>
    </number:number-style>
    <number:number-style style:name="N119P0" style:volatile="true">
      <number:number number:decimal-places="0" loext:min-decimal-places="0" number:min-integer-digits="1"/>
    </number:number-style>
    <number:number-style style:name="N119">
      <number:number number:decimal-places="0" loext:min-decimal-places="0" number:min-integer-digits="1"/>
      <style:map style:condition="value()&gt;=0" style:apply-style-name="N119P0"/>
    </number:number-style>
    <number:number-style style:name="N120P0" style:volatile="true">
      <number:number number:decimal-places="0" loext:min-decimal-places="0" number:min-integer-digits="8"/>
    </number:number-style>
    <number:number-style style:name="N120">
      <number:number number:decimal-places="0" loext:min-decimal-places="0" number:min-integer-digits="8"/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number:number number:decimal-places="0" loext:min-decimal-places="0" number:min-integer-digits="1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 number:display-factor="1000"/>
      <number:text>    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number number:decimal-places="0" loext:min-decimal-places="0" number:min-integer-digits="8"/>
    </number:number-style>
    <number:number-style style:name="N123">
      <number:number number:decimal-places="0" loext:min-decimal-places="0" number:min-integer-digits="8"/>
      <style:map style:condition="value()&gt;=0" style:apply-style-name="N123P0"/>
    </number:number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44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44P0"/>
    </number:number-style>
    <number:number-style style:name="N10145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45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45P0"/>
    </number:number-style>
    <number:number-style style:name="N10146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46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46P0"/>
    </number:number-style>
    <number:number-style style:name="N10147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4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47P0"/>
    </number:number-style>
    <number:number-style style:name="N10148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48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8P0"/>
    </number:number-style>
    <number:number-style style:name="N10149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4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49P0"/>
    </number:number-style>
    <number:number-style style:name="N10150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50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50P0"/>
    </number:number-style>
    <number:number-style style:name="N10151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51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51P0"/>
    </number:number-style>
    <number:number-style style:name="N10152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52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52P2" style:volatile="true" number:language="cs" number:country="CZ">
      <loext:text> </loext:text>
      <loext:fill-character> </loext:fill-character>
      <number:text>-      </number:text>
    </number:number-style>
    <number:text-style style:name="N10152" number:language="cs" number:country="CZ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53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53P2" style:volatile="true" number:language="cs" number:country="CZ">
      <loext:text> </loext:text>
      <loext:fill-character> </loext:fill-character>
      <number:text>- Kč </number:text>
    </number:number-style>
    <number:text-style style:name="N10153" number:language="cs" number:country="CZ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4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4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54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54" number:language="cs" number:country="CZ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5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55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55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55" number:language="cs" number:country="CZ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h_20_kontingenční_20_tabulky" style:display-name="Roh kontingenční tabulky" style:family="table-cell" style:parent-style-name="Default"/>
    <style:style style:name="Hodnota_20_kontingenční_20_tabulky" style:display-name="Hodnota kontingenční tabulky" style:family="table-cell" style:parent-style-name="Default"/>
    <style:style style:name="Pole_20_kontingenční_20_tabulky" style:display-name="Pole kontingenční tabulky" style:family="table-cell" style:parent-style-name="Default"/>
    <style:style style:name="Kategorie_20_kontingenční_20_tabulky" style:display-name="Kategorie kontingenční tabulky" style:family="table-cell" style:parent-style-name="Default">
      <style:table-cell-properties style:text-align-source="fix" style:repeat-content="false"/>
      <style:paragraph-properties fo:text-align="start"/>
    </style:style>
    <style:style style:name="Nadpis_20_kontingenční_20_tabulky" style:display-name="Nadpis kontingenční tabulk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kontingenční_20_tabulky" style:display-name="Výsledek kontingenční tabulky" style:family="table-cell" style:parent-style-name="Default">
      <style:text-properties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1">00.00.0000</text:date>, <text:time style:data-style-name="N2" text:time-value="14:20:46.805993242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21T14:37:20.360113542</dc:date>
    <meta:editing-duration>PT1H3M14S</meta:editing-duration>
    <meta:editing-cycles>8</meta:editing-cycles>
    <meta:generator>LibreOffice/5.0.6.2$Linux_X86_64 LibreOffice_project/00$Build-2</meta:generator>
    <dc:creator>Zabransky Adam</dc:creator>
    <meta:document-statistic meta:table-count="3" meta:cell-count="10260" meta:object-count="0"/>
  </office:meta>
</office:document-meta>
</file>